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ptos Narrow&quot;" svg:font-family="'&quot;Aptos Narrow&quot;'"/>
    <style:font-face style:name="Arial" svg:font-family="Arial"/>
    <style:font-face style:name="Arial,sans-serif" svg:font-family="'Arial,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15pt"/>
    </style:style>
    <style:style style:name="co2" style:family="table-column">
      <style:table-column-properties fo:break-before="auto" style:column-width="82.66pt"/>
    </style:style>
    <style:style style:name="co3" style:family="table-column">
      <style:table-column-properties fo:break-before="auto" style:column-width="47.96pt"/>
    </style:style>
    <style:style style:name="co4" style:family="table-column">
      <style:table-column-properties fo:break-before="auto" style:column-width="15.99pt"/>
    </style:style>
    <style:style style:name="co5" style:family="table-column">
      <style:table-column-properties fo:break-before="auto" style:column-width="17.4pt"/>
    </style:style>
    <style:style style:name="co6" style:family="table-column">
      <style:table-column-properties fo:break-before="auto" style:column-width="30.56pt"/>
    </style:style>
    <style:style style:name="co7" style:family="table-column">
      <style:table-column-properties fo:break-before="auto" style:column-width="16.64pt"/>
    </style:style>
    <style:style style:name="co8" style:family="table-column">
      <style:table-column-properties fo:break-before="auto" style:column-width="9.04pt"/>
    </style:style>
    <style:style style:name="co9" style:family="table-column">
      <style:table-column-properties fo:break-before="auto" style:column-width="26.39pt"/>
    </style:style>
    <style:style style:name="co10"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lanting_20_Calc">
      <style:table-properties table:display="true" style:writing-mode="lr-tb"/>
    </style:style>
    <style:style style:name="ta2" style:family="table" style:master-page-name="PageStyle_5f_Crop_20_Data">
      <style:table-properties table:display="true" style:writing-mode="lr-tb"/>
    </style:style>
    <style:style style:name="ta3" style:family="table" style:master-page-name="PageStyle_5f_Planting_20_Math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66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666666"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b7b7b7"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cc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d9d9d9"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3f3f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2">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b7b7b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b7b7b7"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52b0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fo:background-color="#6b85d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1">
      <style:table-cell-properties fo:background-color="#b6d7a8" style:rotation-align="none"/>
      <style:text-properties fo:color="#cfe2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H&quot;" style:apply-style-name="ConditionalStyle_5f_1" style:base-cell-address="'Planting Calc'.G8"/>
    </style:style>
    <style:style style:name="ce19" style:family="table-cell" style:parent-style-name="Default" style:data-style-name="N1">
      <style:table-cell-properties fo:background-color="#cfe2f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c97a2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ackground-color="#b88d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1">
      <style:table-cell-properties fo:background-color="#b6d7a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H&quot;" style:apply-style-name="ConditionalStyle_5f_1" style:base-cell-address="'Planting Calc'.G8"/>
    </style:style>
    <style:style style:name="ce23" style:family="table-cell" style:parent-style-name="Default">
      <style:table-cell-properties fo:background-color="#39d9f4"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ackground-color="#78c0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b65442"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fo:background-color="#ae756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60f3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fo:background-color="#86ccb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9c3d62"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fo:background-color="#a16b7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97f3aa"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table-cell-properties fo:background-color="#9fcba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8a418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fo:background-color="#926d9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bfd36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fo:background-color="#b2bb8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7d5eb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fo:background-color="#8779a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cea83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fo:background-color="#b9a66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6b85d7"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ackground-color="#808eb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ptos Narrow&quot;" fo:font-size="11pt" fo:font-style="normal" fo:text-shadow="none" style:text-underline-style="none" fo:font-weight="normal" style:font-size-asian="11pt" style:font-style-asian="normal" style:font-weight-asian="normal" style:font-name-complex="&quot;Aptos Narrow&quot;"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quot;Aptos Narrow&quot;" fo:font-size="11pt" fo:font-style="normal" fo:text-shadow="none" style:text-underline-style="none" fo:font-weight="normal" style:font-size-asian="11pt" style:font-style-asian="normal" style:font-weight-asian="normal" style:font-name-complex="&quot;Aptos Narrow&quot;" style:font-size-complex="11pt" style:font-style-complex="normal" style:font-weight-complex="normal"/>
    </style:style>
    <style:style style:name="ce4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data-style-name="N1013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T1" style:family="text">
      <style:text-properties style:text-underline-style="none" style:text-underline-color="font-color" style:font-style-asian="normal" style:font-weight-complex="normal" style:font-weight-asian="normal" style:font-size-complex="11pt" style:font-size-asian="11pt" style:font-name-complex="Arial,sans-serif" fo:text-shadow="none" fo:font-weight="normal" style:font-name="Arial,sans-serif" fo:font-size="11pt" fo:color="#000000" style:font-style-complex="normal" style:text-position="0% 100%" style:text-outline="false" fo:font-style="normal" style:text-line-through-type="none"/>
    </style:style>
    <style:style style:name="T2" style:family="text">
      <style:text-properties style:text-underline-style="none" style:text-underline-color="font-color" style:font-style-asian="normal" style:font-size-complex="11pt" style:font-size-asian="11pt" style:font-name-complex="Arial,sans-serif" fo:text-shadow="none" style:font-name="Arial,sans-serif" fo:font-size="11pt" fo:color="#000000" style:font-style-complex="normal" style:text-position="0% 100%" style:text-outline="false" fo:font-style="normal" style:text-line-through-type="none" style:font-weight-complex="bold" style:font-weight-asian="bold" fo:font-weight="bold"/>
    </style:style>
    <style:style style:name="T3" style:family="text">
      <style:text-properties style:text-underline-style="none" style:text-underline-color="font-color" style:font-style-asian="normal" style:font-size-complex="11pt" style:font-size-asian="11pt" style:font-name-complex="Arial,sans-serif" fo:text-shadow="none" style:font-name="Arial,sans-serif" fo:font-size="11pt" fo:color="#000000" style:font-style-complex="normal" style:text-position="0% 100%" style:text-outline="false" fo:font-style="normal" style:text-line-through-type="none" style:font-weight-complex="normal" style:font-weight-asian="normal" fo:font-weight="normal"/>
    </style:style>
    <style:style style:name="T4" style:family="text">
      <style:text-properties style:text-underline-style="none" style:text-underline-color="font-color" style:font-style-asian="normal" style:font-size-complex="11pt" style:font-size-asian="11pt" style:font-name-complex="Arial,sans-serif" fo:text-shadow="none" style:font-name="Arial,sans-serif" fo:font-size="11pt" fo:color="#000000" style:font-style-complex="normal" style:text-position="0% 100%" style:text-outline="false" fo:font-style="normal" style:text-line-through-type="none" fo:font-weight="bold" style:font-weight-asian="bold" style:font-weight-complex="bold"/>
    </style:style>
    <style:style style:name="T5" style:family="text">
      <style:text-properties style:text-underline-style="none" style:text-underline-color="font-color" style:font-style-asian="normal" style:font-size-complex="11pt" style:font-size-asian="11pt" style:font-name-complex="Arial,sans-serif" fo:text-shadow="none" style:font-name="Arial,sans-serif" fo:font-size="11pt" fo:color="#000000" style:font-style-complex="normal" style:text-position="0% 100%" style:text-outline="false" fo:font-style="normal" style:text-line-through-type="none" fo:font-weight="normal" style:font-weight-complex="normal" style:font-weight-asian="normal"/>
    </style:style>
    <style:style style:name="T6" style:family="text">
      <style:text-properties style:text-underline-style="none" style:text-underline-color="font-color" style:font-style-asian="normal" style:font-size-complex="11pt" style:font-size-asian="11pt" style:font-name-complex="Arial,sans-serif" fo:text-shadow="none" style:font-name="Arial,sans-serif" fo:font-size="11pt" fo:color="#000000" style:font-style-complex="normal" style:text-position="0% 100%" style:text-outline="false" fo:font-style="normal" style:text-line-through-type="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Amaranth&quot;;&quot;Bell Pepper&quot;;&quot;Cabbage&quot;;&quot;Carrot&quot;;&quot;Cassava&quot;;&quot;Flax&quot;;&quot;Onion&quot;;&quot;Parsnip&quot;;&quot;Peanut&quot;;&quot;Pineapple&quot;;&quot;Pumpkin&quot;;&quot;Rice&quot;;&quot;Rye&quot;;&quot;Soybean&quot;;&quot;Spelt&quot;;&quot;Sunflower&quot;;&quot;Turnip&quot;)" table:allow-empty-cell="true" table:display-list="unsorted" table:base-cell-address="'Planting Calc'.B13">
          <table:error-message table:message-type="stop" table:display="true"/>
        </table:content-validation>
        <table:content-validation table:name="val2" table:condition="of:cell-content-is-in-list(&quot;Yes&quot;;&quot;No&quot;)" table:allow-empty-cell="true" table:display-list="unsorted" table:base-cell-address="'Planting Calc'.C10">
          <table:error-message table:message-type="stop" table:display="true"/>
        </table:content-validation>
      </table:content-validations>
      <table:table table:name="Planting Cal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number-columns-repeated="54" table:default-cell-style-name="Default"/>
        <table:table-column table:style-name="co7" table:default-cell-style-name="Default"/>
        <table:table-column table:style-name="co1" table:default-cell-style-name="Default"/>
        <table:table-column table:style-name="co8" table:number-columns-repeated="52" table:default-cell-style-name="Default"/>
        <table:table-column table:style-name="co9" table:default-cell-style-name="Default"/>
        <table:table-column table:style-name="co10" table:number-columns-repeated="909" table:default-cell-style-name="Default"/>
        <table:table-row table:style-name="ro1">
          <table:table-cell table:style-name="ce1" table:number-columns-repeated="3"/>
          <table:table-cell table:style-name="ce11" table:number-columns-repeated="59"/>
          <table:table-cell table:style-name="ce43" table:number-columns-repeated="53"/>
          <table:table-cell table:number-columns-repeated="909"/>
        </table:table-row>
        <table:table-row table:style-name="ro1">
          <table:table-cell table:style-name="ce1"/>
          <table:table-cell table:style-name="ce3" office:value-type="string" calcext:value-type="string" table:number-columns-spanned="60" table:number-rows-spanned="2">
            <text:p>Gneiss's Vintage Story Planting Estimator</text:p>
          </table:table-cell>
          <table:covered-table-cell table:number-columns-repeated="59"/>
          <table:table-cell table:style-name="ce11"/>
          <table:table-cell table:style-name="ce43" table:number-columns-repeated="53"/>
          <table:table-cell table:number-columns-repeated="909"/>
        </table:table-row>
        <table:table-row table:style-name="ro1">
          <table:table-cell table:style-name="ce1"/>
          <table:covered-table-cell table:number-columns-repeated="60"/>
          <table:table-cell table:style-name="ce11"/>
          <table:table-cell table:style-name="ce43" table:number-columns-repeated="53"/>
          <table:table-cell table:number-columns-repeated="909"/>
        </table:table-row>
        <table:table-row table:style-name="ro1">
          <table:table-cell table:style-name="ce1" table:number-columns-repeated="3"/>
          <table:table-cell table:style-name="ce11" table:number-columns-repeated="59"/>
          <table:table-cell table:style-name="ce43" table:number-columns-repeated="53"/>
          <table:table-cell table:number-columns-repeated="909"/>
        </table:table-row>
        <table:table-row table:style-name="ro1">
          <table:table-cell table:style-name="ce1"/>
          <table:table-cell table:style-name="ce4" office:value-type="string" calcext:value-type="string">
            <text:p>Year average</text:p>
          </table:table-cell>
          <table:table-cell table:style-name="ce7" office:value-type="float" office:value="2.7" calcext:value-type="float">
            <text:p>2.7</text:p>
          </table:table-cell>
          <table:table-cell table:style-name="ce11"/>
          <table:table-cell table:style-name="ce12" table:number-columns-repeated="57"/>
          <table:table-cell table:style-name="ce11"/>
          <table:table-cell table:style-name="ce43" table:number-columns-repeated="53"/>
          <table:table-cell table:number-columns-repeated="909"/>
        </table:table-row>
        <table:table-row table:style-name="ro1">
          <table:table-cell table:style-name="ce1"/>
          <table:table-cell table:style-name="ce4" office:value-type="string" calcext:value-type="string">
            <text:p>Latitude</text:p>
          </table:table-cell>
          <table:table-cell table:style-name="ce8" office:value-type="float" office:value="46.46" calcext:value-type="float">
            <text:p>46.46</text:p>
          </table:table-cell>
          <table:table-cell table:style-name="ce11"/>
          <table:table-cell table:style-name="ce13" table:number-columns-repeated="2"/>
          <table:table-cell table:style-name="ce16" office:value-type="string" calcext:value-type="string" table:number-columns-spanned="9" table:number-rows-spanned="1">
            <text:p>January</text:p>
          </table:table-cell>
          <table:covered-table-cell table:number-columns-repeated="8"/>
          <table:table-cell table:style-name="ce23" office:value-type="string" calcext:value-type="string" table:number-columns-spanned="9" table:number-rows-spanned="1">
            <text:p>February</text:p>
          </table:table-cell>
          <table:covered-table-cell table:number-columns-repeated="8"/>
          <table:table-cell table:style-name="ce27" office:value-type="string" calcext:value-type="string" table:number-columns-spanned="9" table:number-rows-spanned="1">
            <text:p>March</text:p>
          </table:table-cell>
          <table:covered-table-cell table:number-columns-repeated="8"/>
          <table:table-cell table:style-name="ce31" office:value-type="string" calcext:value-type="string" table:number-columns-spanned="9" table:number-rows-spanned="1">
            <text:p>April</text:p>
          </table:table-cell>
          <table:covered-table-cell table:number-columns-repeated="8"/>
          <table:table-cell table:style-name="ce35" office:value-type="string" calcext:value-type="string" table:number-columns-spanned="9" table:number-rows-spanned="1">
            <text:p>May</text:p>
          </table:table-cell>
          <table:covered-table-cell table:number-columns-repeated="8"/>
          <table:table-cell table:style-name="ce39" office:value-type="string" calcext:value-type="string" table:number-columns-spanned="9" table:number-rows-spanned="1">
            <text:p>June</text:p>
          </table:table-cell>
          <table:covered-table-cell table:number-columns-repeated="8"/>
          <table:table-cell table:style-name="ce12"/>
          <table:table-cell table:style-name="ce11"/>
          <table:table-cell table:style-name="ce43" table:number-columns-repeated="53"/>
          <table:table-cell table:number-columns-repeated="909"/>
        </table:table-row>
        <table:table-row table:style-name="ro1">
          <table:table-cell table:style-name="ce1"/>
          <table:table-cell table:style-name="ce4" office:value-type="string" calcext:value-type="string">
            <text:p>Rainfall %</text:p>
          </table:table-cell>
          <table:table-cell table:style-name="ce7" office:value-type="float" office:value="0.64" calcext:value-type="float">
            <text:p>0.64</text:p>
          </table:table-cell>
          <table:table-cell table:style-name="ce11"/>
          <table:table-cell table:style-name="ce14" table:number-columns-repeated="2"/>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24" office:value-type="float" office:value="5" calcext:value-type="float">
            <text:p>5</text:p>
          </table:table-cell>
          <table:table-cell table:style-name="ce24" office:value-type="float" office:value="6" calcext:value-type="float">
            <text:p>6</text:p>
          </table:table-cell>
          <table:table-cell table:style-name="ce24" office:value-type="float" office:value="7" calcext:value-type="float">
            <text:p>7</text:p>
          </table:table-cell>
          <table:table-cell table:style-name="ce24" office:value-type="float" office:value="8" calcext:value-type="float">
            <text:p>8</text:p>
          </table:table-cell>
          <table:table-cell table:style-name="ce24" office:value-type="float" office:value="9" calcext:value-type="float">
            <text:p>9</text:p>
          </table:table-cell>
          <table:table-cell table:style-name="ce28" office:value-type="float" office:value="1" calcext:value-type="float">
            <text:p>1</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28" office:value-type="float" office:value="4" calcext:value-type="float">
            <text:p>4</text:p>
          </table:table-cell>
          <table:table-cell table:style-name="ce28" office:value-type="float" office:value="5" calcext:value-type="float">
            <text:p>5</text:p>
          </table:table-cell>
          <table:table-cell table:style-name="ce28" office:value-type="float" office:value="6" calcext:value-type="float">
            <text:p>6</text:p>
          </table:table-cell>
          <table:table-cell table:style-name="ce28" office:value-type="float" office:value="7" calcext:value-type="float">
            <text:p>7</text:p>
          </table:table-cell>
          <table:table-cell table:style-name="ce28" office:value-type="float" office:value="8" calcext:value-type="float">
            <text:p>8</text:p>
          </table:table-cell>
          <table:table-cell table:style-name="ce28" office:value-type="float" office:value="9" calcext:value-type="float">
            <text:p>9</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2" office:value-type="float" office:value="7" calcext:value-type="float">
            <text:p>7</text:p>
          </table:table-cell>
          <table:table-cell table:style-name="ce32" office:value-type="float" office:value="8" calcext:value-type="float">
            <text:p>8</text:p>
          </table:table-cell>
          <table:table-cell table:style-name="ce32" office:value-type="float" office:value="9" calcext:value-type="float">
            <text:p>9</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36" office:value-type="float" office:value="6" calcext:value-type="float">
            <text:p>6</text:p>
          </table:table-cell>
          <table:table-cell table:style-name="ce36" office:value-type="float" office:value="7" calcext:value-type="float">
            <text:p>7</text:p>
          </table:table-cell>
          <table:table-cell table:style-name="ce36" office:value-type="float" office:value="8" calcext:value-type="float">
            <text:p>8</text:p>
          </table:table-cell>
          <table:table-cell table:style-name="ce36" office:value-type="float" office:value="9" calcext:value-type="float">
            <text:p>9</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office:value-type="float" office:value="3" calcext:value-type="float">
            <text:p>3</text:p>
          </table:table-cell>
          <table:table-cell table:style-name="ce40" office:value-type="float" office:value="4" calcext:value-type="float">
            <text:p>4</text:p>
          </table:table-cell>
          <table:table-cell table:style-name="ce40" office:value-type="float" office:value="5" calcext:value-type="float">
            <text:p>5</text:p>
          </table:table-cell>
          <table:table-cell table:style-name="ce40" office:value-type="float" office:value="6" calcext:value-type="float">
            <text:p>6</text:p>
          </table:table-cell>
          <table:table-cell table:style-name="ce40" office:value-type="float" office:value="7" calcext:value-type="float">
            <text:p>7</text:p>
          </table:table-cell>
          <table:table-cell table:style-name="ce40" office:value-type="float" office:value="8" calcext:value-type="float">
            <text:p>8</text:p>
          </table:table-cell>
          <table:table-cell table:style-name="ce40" office:value-type="float" office:value="9" calcext:value-type="float">
            <text:p>9</text:p>
          </table:table-cell>
          <table:table-cell table:style-name="ce12"/>
          <table:table-cell table:style-name="ce11"/>
          <table:table-cell table:style-name="ce43" table:number-columns-repeated="53"/>
          <table:table-cell table:number-columns-repeated="909"/>
        </table:table-row>
        <table:table-row table:style-name="ro1">
          <table:table-cell table:style-name="ce1"/>
          <table:table-cell table:style-name="ce4" office:value-type="string" calcext:value-type="string">
            <text:p>Growth Speed</text:p>
          </table:table-cell>
          <table:table-cell table:style-name="ce7" office:value-type="float" office:value="0.98" calcext:value-type="float">
            <text:p>0.98</text:p>
          </table:table-cell>
          <table:table-cell table:style-name="ce11"/>
          <table:table-cell table:style-name="ce14" table:number-columns-repeated="2"/>
          <table:table-cell table:style-name="ce18" table:formula="of:=ifs([.G9]&gt;[.$C14];&quot;H&quot;;[.G10]&lt;[.$C15];&quot;C&quot;;[.$C14]&lt;[.G9]&amp;[.$C15]&gt;[.G10];&quot;&quot;)" office:value-type="string" office:string-value="" calcext:value-type="error">
            <text:p>#NAME?</text:p>
          </table:table-cell>
          <table:table-cell table:style-name="ce18" table:formula="of:=ifs([.H9]&gt;[.$C14];&quot;H&quot;;[.H10]&lt;[.$C15];&quot;C&quot;;[.$C14]&lt;[.H9]&amp;[.$C15]&gt;[.H10];&quot;&quot;)" office:value-type="string" office:string-value="" calcext:value-type="error">
            <text:p>#NAME?</text:p>
          </table:table-cell>
          <table:table-cell table:style-name="ce18" table:formula="of:=ifs([.I9]&gt;[.$C14];&quot;H&quot;;[.I10]&lt;[.$C15];&quot;C&quot;;[.$C14]&lt;[.I9]&amp;[.$C15]&gt;[.I10];&quot;&quot;)" office:value-type="string" office:string-value="" calcext:value-type="error">
            <text:p>#NAME?</text:p>
          </table:table-cell>
          <table:table-cell table:style-name="ce18" table:formula="of:=ifs([.J9]&gt;[.$C14];&quot;H&quot;;[.J10]&lt;[.$C15];&quot;C&quot;;[.$C14]&lt;[.J9]&amp;[.$C15]&gt;[.J10];&quot;&quot;)" office:value-type="string" office:string-value="" calcext:value-type="error">
            <text:p>#NAME?</text:p>
          </table:table-cell>
          <table:table-cell table:style-name="ce18" table:formula="of:=ifs([.K9]&gt;[.$C14];&quot;H&quot;;[.K10]&lt;[.$C15];&quot;C&quot;;[.$C14]&lt;[.K9]&amp;[.$C15]&gt;[.K10];&quot;&quot;)" office:value-type="string" office:string-value="" calcext:value-type="error">
            <text:p>#NAME?</text:p>
          </table:table-cell>
          <table:table-cell table:style-name="ce18" table:formula="of:=ifs([.L9]&gt;[.$C14];&quot;H&quot;;[.L10]&lt;[.$C15];&quot;C&quot;;[.$C14]&lt;[.L9]&amp;[.$C15]&gt;[.L10];&quot;&quot;)" office:value-type="string" office:string-value="" calcext:value-type="error">
            <text:p>#NAME?</text:p>
          </table:table-cell>
          <table:table-cell table:style-name="ce18" table:formula="of:=ifs([.M9]&gt;[.$C14];&quot;H&quot;;[.M10]&lt;[.$C15];&quot;C&quot;;[.$C14]&lt;[.M9]&amp;[.$C15]&gt;[.M10];&quot;&quot;)" office:value-type="string" office:string-value="" calcext:value-type="error">
            <text:p>#NAME?</text:p>
          </table:table-cell>
          <table:table-cell table:style-name="ce18" table:formula="of:=ifs([.N9]&gt;[.$C14];&quot;H&quot;;[.N10]&lt;[.$C15];&quot;C&quot;;[.$C14]&lt;[.N9]&amp;[.$C15]&gt;[.N10];&quot;&quot;)" office:value-type="string" office:string-value="" calcext:value-type="error">
            <text:p>#NAME?</text:p>
          </table:table-cell>
          <table:table-cell table:style-name="ce18" table:formula="of:=ifs([.O9]&gt;[.$C14];&quot;H&quot;;[.O10]&lt;[.$C15];&quot;C&quot;;[.$C14]&lt;[.O9]&amp;[.$C15]&gt;[.O10];&quot;&quot;)" office:value-type="string" office:string-value="" calcext:value-type="error">
            <text:p>#NAME?</text:p>
          </table:table-cell>
          <table:table-cell table:style-name="ce18" table:formula="of:=ifs([.P9]&gt;[.$C14];&quot;H&quot;;[.P10]&lt;[.$C15];&quot;C&quot;;[.$C14]&lt;[.P9]&amp;[.$C15]&gt;[.P10];&quot;&quot;)" office:value-type="string" office:string-value="" calcext:value-type="error">
            <text:p>#NAME?</text:p>
          </table:table-cell>
          <table:table-cell table:style-name="ce18" table:formula="of:=ifs([.Q9]&gt;[.$C14];&quot;H&quot;;[.Q10]&lt;[.$C15];&quot;C&quot;;[.$C14]&lt;[.Q9]&amp;[.$C15]&gt;[.Q10];&quot;&quot;)" office:value-type="string" office:string-value="" calcext:value-type="error">
            <text:p>#NAME?</text:p>
          </table:table-cell>
          <table:table-cell table:style-name="ce18" table:formula="of:=ifs([.R9]&gt;[.$C14];&quot;H&quot;;[.R10]&lt;[.$C15];&quot;C&quot;;[.$C14]&lt;[.R9]&amp;[.$C15]&gt;[.R10];&quot;&quot;)" office:value-type="string" office:string-value="" calcext:value-type="error">
            <text:p>#NAME?</text:p>
          </table:table-cell>
          <table:table-cell table:style-name="ce18" table:formula="of:=ifs([.S9]&gt;[.$C14];&quot;H&quot;;[.S10]&lt;[.$C15];&quot;C&quot;;[.$C14]&lt;[.S9]&amp;[.$C15]&gt;[.S10];&quot;&quot;)" office:value-type="string" office:string-value="" calcext:value-type="error">
            <text:p>#NAME?</text:p>
          </table:table-cell>
          <table:table-cell table:style-name="ce18" table:formula="of:=ifs([.T9]&gt;[.$C14];&quot;H&quot;;[.T10]&lt;[.$C15];&quot;C&quot;;[.$C14]&lt;[.T9]&amp;[.$C15]&gt;[.T10];&quot;&quot;)" office:value-type="string" office:string-value="" calcext:value-type="error">
            <text:p>#NAME?</text:p>
          </table:table-cell>
          <table:table-cell table:style-name="ce18" table:formula="of:=ifs([.U9]&gt;[.$C14];&quot;H&quot;;[.U10]&lt;[.$C15];&quot;C&quot;;[.$C14]&lt;[.U9]&amp;[.$C15]&gt;[.U10];&quot;&quot;)" office:value-type="string" office:string-value="" calcext:value-type="error">
            <text:p>#NAME?</text:p>
          </table:table-cell>
          <table:table-cell table:style-name="ce18" table:formula="of:=ifs([.V9]&gt;[.$C14];&quot;H&quot;;[.V10]&lt;[.$C15];&quot;C&quot;;[.$C14]&lt;[.V9]&amp;[.$C15]&gt;[.V10];&quot;&quot;)" office:value-type="string" office:string-value="" calcext:value-type="error">
            <text:p>#NAME?</text:p>
          </table:table-cell>
          <table:table-cell table:style-name="ce18" table:formula="of:=ifs([.W9]&gt;[.$C14];&quot;H&quot;;[.W10]&lt;[.$C15];&quot;C&quot;;[.$C14]&lt;[.W9]&amp;[.$C15]&gt;[.W10];&quot;&quot;)" office:value-type="string" office:string-value="" calcext:value-type="error">
            <text:p>#NAME?</text:p>
          </table:table-cell>
          <table:table-cell table:style-name="ce18" table:formula="of:=ifs([.X9]&gt;[.$C14];&quot;H&quot;;[.X10]&lt;[.$C15];&quot;C&quot;;[.$C14]&lt;[.X9]&amp;[.$C15]&gt;[.X10];&quot;&quot;)" office:value-type="string" office:string-value="" calcext:value-type="error">
            <text:p>#NAME?</text:p>
          </table:table-cell>
          <table:table-cell table:style-name="ce18" table:formula="of:=ifs([.Y9]&gt;[.$C14];&quot;H&quot;;[.Y10]&lt;[.$C15];&quot;C&quot;;[.$C14]&lt;[.Y9]&amp;[.$C15]&gt;[.Y10];&quot;&quot;)" office:value-type="string" office:string-value="" calcext:value-type="error">
            <text:p>#NAME?</text:p>
          </table:table-cell>
          <table:table-cell table:style-name="ce18" table:formula="of:=ifs([.Z9]&gt;[.$C14];&quot;H&quot;;[.Z10]&lt;[.$C15];&quot;C&quot;;[.$C14]&lt;[.Z9]&amp;[.$C15]&gt;[.Z10];&quot;&quot;)" office:value-type="string" office:string-value="" calcext:value-type="error">
            <text:p>#NAME?</text:p>
          </table:table-cell>
          <table:table-cell table:style-name="ce18" table:formula="of:=ifs([.AA9]&gt;[.$C14];&quot;H&quot;;[.AA10]&lt;[.$C15];&quot;C&quot;;[.$C14]&lt;[.AA9]&amp;[.$C15]&gt;[.AA10];&quot;&quot;)" office:value-type="string" office:string-value="" calcext:value-type="error">
            <text:p>#NAME?</text:p>
          </table:table-cell>
          <table:table-cell table:style-name="ce18" table:formula="of:=ifs([.AB9]&gt;[.$C14];&quot;H&quot;;[.AB10]&lt;[.$C15];&quot;C&quot;;[.$C14]&lt;[.AB9]&amp;[.$C15]&gt;[.AB10];&quot;&quot;)" office:value-type="string" office:string-value="" calcext:value-type="error">
            <text:p>#NAME?</text:p>
          </table:table-cell>
          <table:table-cell table:style-name="ce18" table:formula="of:=ifs([.AC9]&gt;[.$C14];&quot;H&quot;;[.AC10]&lt;[.$C15];&quot;C&quot;;[.$C14]&lt;[.AC9]&amp;[.$C15]&gt;[.AC10];&quot;&quot;)" office:value-type="string" office:string-value="" calcext:value-type="error">
            <text:p>#NAME?</text:p>
          </table:table-cell>
          <table:table-cell table:style-name="ce18" table:formula="of:=ifs([.AD9]&gt;[.$C14];&quot;H&quot;;[.AD10]&lt;[.$C15];&quot;C&quot;;[.$C14]&lt;[.AD9]&amp;[.$C15]&gt;[.AD10];&quot;&quot;)" office:value-type="string" office:string-value="" calcext:value-type="error">
            <text:p>#NAME?</text:p>
          </table:table-cell>
          <table:table-cell table:style-name="ce18" table:formula="of:=ifs([.AE9]&gt;[.$C14];&quot;H&quot;;[.AE10]&lt;[.$C15];&quot;C&quot;;[.$C14]&lt;[.AE9]&amp;[.$C15]&gt;[.AE10];&quot;&quot;)" office:value-type="string" office:string-value="" calcext:value-type="error">
            <text:p>#NAME?</text:p>
          </table:table-cell>
          <table:table-cell table:style-name="ce18" table:formula="of:=ifs([.AF9]&gt;[.$C14];&quot;H&quot;;[.AF10]&lt;[.$C15];&quot;C&quot;;[.$C14]&lt;[.AF9]&amp;[.$C15]&gt;[.AF10];&quot;&quot;)" office:value-type="string" office:string-value="" calcext:value-type="error">
            <text:p>#NAME?</text:p>
          </table:table-cell>
          <table:table-cell table:style-name="ce18" table:formula="of:=ifs([.AG9]&gt;[.$C14];&quot;H&quot;;[.AG10]&lt;[.$C15];&quot;C&quot;;[.$C14]&lt;[.AG9]&amp;[.$C15]&gt;[.AG10];&quot;&quot;)" office:value-type="string" office:string-value="" calcext:value-type="error">
            <text:p>#NAME?</text:p>
          </table:table-cell>
          <table:table-cell table:style-name="ce18" table:formula="of:=ifs([.AH9]&gt;[.$C14];&quot;H&quot;;[.AH10]&lt;[.$C15];&quot;C&quot;;[.$C14]&lt;[.AH9]&amp;[.$C15]&gt;[.AH10];&quot;&quot;)" office:value-type="string" office:string-value="" calcext:value-type="error">
            <text:p>#NAME?</text:p>
          </table:table-cell>
          <table:table-cell table:style-name="ce18" table:formula="of:=ifs([.AI9]&gt;[.$C14];&quot;H&quot;;[.AI10]&lt;[.$C15];&quot;C&quot;;[.$C14]&lt;[.AI9]&amp;[.$C15]&gt;[.AI10];&quot;&quot;)" office:value-type="string" office:string-value="" calcext:value-type="error">
            <text:p>#NAME?</text:p>
          </table:table-cell>
          <table:table-cell table:style-name="ce18" table:formula="of:=ifs([.AJ9]&gt;[.$C14];&quot;H&quot;;[.AJ10]&lt;[.$C15];&quot;C&quot;;[.$C14]&lt;[.AJ9]&amp;[.$C15]&gt;[.AJ10];&quot;&quot;)" office:value-type="string" office:string-value="" calcext:value-type="error">
            <text:p>#NAME?</text:p>
          </table:table-cell>
          <table:table-cell table:style-name="ce18" table:formula="of:=ifs([.AK9]&gt;[.$C14];&quot;H&quot;;[.AK10]&lt;[.$C15];&quot;C&quot;;[.$C14]&lt;[.AK9]&amp;[.$C15]&gt;[.AK10];&quot;&quot;)" office:value-type="string" office:string-value="" calcext:value-type="error">
            <text:p>#NAME?</text:p>
          </table:table-cell>
          <table:table-cell table:style-name="ce18" table:formula="of:=ifs([.AL9]&gt;[.$C14];&quot;H&quot;;[.AL10]&lt;[.$C15];&quot;C&quot;;[.$C14]&lt;[.AL9]&amp;[.$C15]&gt;[.AL10];&quot;&quot;)" office:value-type="string" office:string-value="" calcext:value-type="error">
            <text:p>#NAME?</text:p>
          </table:table-cell>
          <table:table-cell table:style-name="ce18" table:formula="of:=ifs([.AM9]&gt;[.$C14];&quot;H&quot;;[.AM10]&lt;[.$C15];&quot;C&quot;;[.$C14]&lt;[.AM9]&amp;[.$C15]&gt;[.AM10];&quot;&quot;)" office:value-type="string" office:string-value="" calcext:value-type="error">
            <text:p>#NAME?</text:p>
          </table:table-cell>
          <table:table-cell table:style-name="ce18" table:formula="of:=ifs([.AN9]&gt;[.$C14];&quot;H&quot;;[.AN10]&lt;[.$C15];&quot;C&quot;;[.$C14]&lt;[.AN9]&amp;[.$C15]&gt;[.AN10];&quot;&quot;)" office:value-type="string" office:string-value="" calcext:value-type="error">
            <text:p>#NAME?</text:p>
          </table:table-cell>
          <table:table-cell table:style-name="ce18" table:formula="of:=ifs([.AO9]&gt;[.$C14];&quot;H&quot;;[.AO10]&lt;[.$C15];&quot;C&quot;;[.$C14]&lt;[.AO9]&amp;[.$C15]&gt;[.AO10];&quot;&quot;)" office:value-type="string" office:string-value="" calcext:value-type="error">
            <text:p>#NAME?</text:p>
          </table:table-cell>
          <table:table-cell table:style-name="ce18" table:formula="of:=ifs([.AP9]&gt;[.$C14];&quot;H&quot;;[.AP10]&lt;[.$C15];&quot;C&quot;;[.$C14]&lt;[.AP9]&amp;[.$C15]&gt;[.AP10];&quot;&quot;)" office:value-type="string" office:string-value="" calcext:value-type="error">
            <text:p>#NAME?</text:p>
          </table:table-cell>
          <table:table-cell table:style-name="ce18" table:formula="of:=ifs([.AQ9]&gt;[.$C14];&quot;H&quot;;[.AQ10]&lt;[.$C15];&quot;C&quot;;[.$C14]&lt;[.AQ9]&amp;[.$C15]&gt;[.AQ10];&quot;&quot;)" office:value-type="string" office:string-value="" calcext:value-type="error">
            <text:p>#NAME?</text:p>
          </table:table-cell>
          <table:table-cell table:style-name="ce18" table:formula="of:=ifs([.AR9]&gt;[.$C14];&quot;H&quot;;[.AR10]&lt;[.$C15];&quot;C&quot;;[.$C14]&lt;[.AR9]&amp;[.$C15]&gt;[.AR10];&quot;&quot;)" office:value-type="string" office:string-value="" calcext:value-type="error">
            <text:p>#NAME?</text:p>
          </table:table-cell>
          <table:table-cell table:style-name="ce18" table:formula="of:=ifs([.AS9]&gt;[.$C14];&quot;H&quot;;[.AS10]&lt;[.$C15];&quot;C&quot;;[.$C14]&lt;[.AS9]&amp;[.$C15]&gt;[.AS10];&quot;&quot;)" office:value-type="string" office:string-value="" calcext:value-type="error">
            <text:p>#NAME?</text:p>
          </table:table-cell>
          <table:table-cell table:style-name="ce18" table:formula="of:=ifs([.AT9]&gt;[.$C14];&quot;H&quot;;[.AT10]&lt;[.$C15];&quot;C&quot;;[.$C14]&lt;[.AT9]&amp;[.$C15]&gt;[.AT10];&quot;&quot;)" office:value-type="string" office:string-value="" calcext:value-type="error">
            <text:p>#NAME?</text:p>
          </table:table-cell>
          <table:table-cell table:style-name="ce18" table:formula="of:=ifs([.AU9]&gt;[.$C14];&quot;H&quot;;[.AU10]&lt;[.$C15];&quot;C&quot;;[.$C14]&lt;[.AU9]&amp;[.$C15]&gt;[.AU10];&quot;&quot;)" office:value-type="string" office:string-value="" calcext:value-type="error">
            <text:p>#NAME?</text:p>
          </table:table-cell>
          <table:table-cell table:style-name="ce18" table:formula="of:=ifs([.AV9]&gt;[.$C14];&quot;H&quot;;[.AV10]&lt;[.$C15];&quot;C&quot;;[.$C14]&lt;[.AV9]&amp;[.$C15]&gt;[.AV10];&quot;&quot;)" office:value-type="string" office:string-value="" calcext:value-type="error">
            <text:p>#NAME?</text:p>
          </table:table-cell>
          <table:table-cell table:style-name="ce18" table:formula="of:=ifs([.AW9]&gt;[.$C14];&quot;H&quot;;[.AW10]&lt;[.$C15];&quot;C&quot;;[.$C14]&lt;[.AW9]&amp;[.$C15]&gt;[.AW10];&quot;&quot;)" office:value-type="string" office:string-value="" calcext:value-type="error">
            <text:p>#NAME?</text:p>
          </table:table-cell>
          <table:table-cell table:style-name="ce18" table:formula="of:=ifs([.AX9]&gt;[.$C14];&quot;H&quot;;[.AX10]&lt;[.$C15];&quot;C&quot;;[.$C14]&lt;[.AX9]&amp;[.$C15]&gt;[.AX10];&quot;&quot;)" office:value-type="string" office:string-value="" calcext:value-type="error">
            <text:p>#NAME?</text:p>
          </table:table-cell>
          <table:table-cell table:style-name="ce18" table:formula="of:=ifs([.AY9]&gt;[.$C14];&quot;H&quot;;[.AY10]&lt;[.$C15];&quot;C&quot;;[.$C14]&lt;[.AY9]&amp;[.$C15]&gt;[.AY10];&quot;&quot;)" office:value-type="string" office:string-value="" calcext:value-type="error">
            <text:p>#NAME?</text:p>
          </table:table-cell>
          <table:table-cell table:style-name="ce18" table:formula="of:=ifs([.AZ9]&gt;[.$C14];&quot;H&quot;;[.AZ10]&lt;[.$C15];&quot;C&quot;;[.$C14]&lt;[.AZ9]&amp;[.$C15]&gt;[.AZ10];&quot;&quot;)" office:value-type="string" office:string-value="" calcext:value-type="error">
            <text:p>#NAME?</text:p>
          </table:table-cell>
          <table:table-cell table:style-name="ce18" table:formula="of:=ifs([.BA9]&gt;[.$C14];&quot;H&quot;;[.BA10]&lt;[.$C15];&quot;C&quot;;[.$C14]&lt;[.BA9]&amp;[.$C15]&gt;[.BA10];&quot;&quot;)" office:value-type="string" office:string-value="" calcext:value-type="error">
            <text:p>#NAME?</text:p>
          </table:table-cell>
          <table:table-cell table:style-name="ce18" table:formula="of:=ifs([.BB9]&gt;[.$C14];&quot;H&quot;;[.BB10]&lt;[.$C15];&quot;C&quot;;[.$C14]&lt;[.BB9]&amp;[.$C15]&gt;[.BB10];&quot;&quot;)" office:value-type="string" office:string-value="" calcext:value-type="error">
            <text:p>#NAME?</text:p>
          </table:table-cell>
          <table:table-cell table:style-name="ce18" table:formula="of:=ifs([.BC9]&gt;[.$C14];&quot;H&quot;;[.BC10]&lt;[.$C15];&quot;C&quot;;[.$C14]&lt;[.BC9]&amp;[.$C15]&gt;[.BC10];&quot;&quot;)" office:value-type="string" office:string-value="" calcext:value-type="error">
            <text:p>#NAME?</text:p>
          </table:table-cell>
          <table:table-cell table:style-name="ce18" table:formula="of:=ifs([.BD9]&gt;[.$C14];&quot;H&quot;;[.BD10]&lt;[.$C15];&quot;C&quot;;[.$C14]&lt;[.BD9]&amp;[.$C15]&gt;[.BD10];&quot;&quot;)" office:value-type="string" office:string-value="" calcext:value-type="error">
            <text:p>#NAME?</text:p>
          </table:table-cell>
          <table:table-cell table:style-name="ce18" table:formula="of:=ifs([.BE9]&gt;[.$C14];&quot;H&quot;;[.BE10]&lt;[.$C15];&quot;C&quot;;[.$C14]&lt;[.BE9]&amp;[.$C15]&gt;[.BE10];&quot;&quot;)" office:value-type="string" office:string-value="" calcext:value-type="error">
            <text:p>#NAME?</text:p>
          </table:table-cell>
          <table:table-cell table:style-name="ce18" table:formula="of:=ifs([.BF9]&gt;[.$C14];&quot;H&quot;;[.BF10]&lt;[.$C15];&quot;C&quot;;[.$C14]&lt;[.BF9]&amp;[.$C15]&gt;[.BF10];&quot;&quot;)" office:value-type="string" office:string-value="" calcext:value-type="error">
            <text:p>#NAME?</text:p>
          </table:table-cell>
          <table:table-cell table:style-name="ce18" table:formula="of:=ifs([.BG9]&gt;[.$C14];&quot;H&quot;;[.BG10]&lt;[.$C15];&quot;C&quot;;[.$C14]&lt;[.BG9]&amp;[.$C15]&gt;[.BG10];&quot;&quot;)" office:value-type="string" office:string-value="" calcext:value-type="error">
            <text:p>#NAME?</text:p>
          </table:table-cell>
          <table:table-cell table:style-name="ce18" table:formula="of:=ifs([.BH9]&gt;[.$C14];&quot;H&quot;;[.BH10]&lt;[.$C15];&quot;C&quot;;[.$C14]&lt;[.BH9]&amp;[.$C15]&gt;[.BH10];&quot;&quot;)" office:value-type="string" office:string-value="" calcext:value-type="error">
            <text:p>#NAME?</text:p>
          </table:table-cell>
          <table:table-cell table:style-name="ce12"/>
          <table:table-cell table:style-name="ce11"/>
          <table:table-cell table:style-name="ce43" table:number-columns-repeated="53"/>
          <table:table-cell table:number-columns-repeated="909"/>
        </table:table-row>
        <table:table-row table:style-name="ro1">
          <table:table-cell table:style-name="ce2"/>
          <table:table-cell table:style-name="ce4" office:value-type="string" calcext:value-type="string">
            <text:p>Noise Adjust</text:p>
          </table:table-cell>
          <table:table-cell table:style-name="ce7" office:value-type="float" office:value="0" calcext:value-type="float">
            <text:p>0</text:p>
          </table:table-cell>
          <table:table-cell table:style-name="ce2"/>
          <table:table-cell table:style-name="ce14"/>
          <table:table-cell table:style-name="ce15" office:value-type="string" calcext:value-type="string">
            <text:p>High</text:p>
          </table:table-cell>
          <table:table-cell table:style-name="ce19" table:formula="of:=[$'Planting Maths'.B133]" office:value-type="float" office:value="-4.154510962" calcext:value-type="float">
            <text:p>-4</text:p>
          </table:table-cell>
          <table:table-cell table:style-name="ce19" table:formula="of:=[$'Planting Maths'.C133]" office:value-type="float" office:value="-4.206195859" calcext:value-type="float">
            <text:p>-4</text:p>
          </table:table-cell>
          <table:table-cell table:style-name="ce19" table:formula="of:=[$'Planting Maths'.D133]" office:value-type="float" office:value="-4.230326672" calcext:value-type="float">
            <text:p>-4</text:p>
          </table:table-cell>
          <table:table-cell table:style-name="ce19" table:formula="of:=[$'Planting Maths'.E133]" office:value-type="float" office:value="-4.236959542" calcext:value-type="float">
            <text:p>-4</text:p>
          </table:table-cell>
          <table:table-cell table:style-name="ce19" table:formula="of:=[$'Planting Maths'.F133]" office:value-type="float" office:value="-4.236959542" calcext:value-type="float">
            <text:p>-4</text:p>
          </table:table-cell>
          <table:table-cell table:style-name="ce19" table:formula="of:=[$'Planting Maths'.G133]" office:value-type="float" office:value="-4.230326672" calcext:value-type="float">
            <text:p>-4</text:p>
          </table:table-cell>
          <table:table-cell table:style-name="ce19" table:formula="of:=[$'Planting Maths'.H133]" office:value-type="float" office:value="-4.206195859" calcext:value-type="float">
            <text:p>-4</text:p>
          </table:table-cell>
          <table:table-cell table:style-name="ce19" table:formula="of:=[$'Planting Maths'.I133]" office:value-type="float" office:value="-4.154510962" calcext:value-type="float">
            <text:p>-4</text:p>
          </table:table-cell>
          <table:table-cell table:style-name="ce19" table:formula="of:=[$'Planting Maths'.J133]" office:value-type="float" office:value="-4.066504924" calcext:value-type="float">
            <text:p>-4</text:p>
          </table:table-cell>
          <table:table-cell table:style-name="ce19" table:formula="of:=[$'Planting Maths'.K133]" office:value-type="float" office:value="-3.934647151" calcext:value-type="float">
            <text:p>-4</text:p>
          </table:table-cell>
          <table:table-cell table:style-name="ce19" table:formula="of:=[$'Planting Maths'.L133]" office:value-type="float" office:value="-3.752590896" calcext:value-type="float">
            <text:p>-4</text:p>
          </table:table-cell>
          <table:table-cell table:style-name="ce19" table:formula="of:=[$'Planting Maths'.M133]" office:value-type="float" office:value="-3.515120649" calcext:value-type="float">
            <text:p>-4</text:p>
          </table:table-cell>
          <table:table-cell table:style-name="ce19" table:formula="of:=[$'Planting Maths'.N133]" office:value-type="float" office:value="-3.218099514" calcext:value-type="float">
            <text:p>-3</text:p>
          </table:table-cell>
          <table:table-cell table:style-name="ce19" table:formula="of:=[$'Planting Maths'.O133]" office:value-type="float" office:value="-2.8584166" calcext:value-type="float">
            <text:p>-3</text:p>
          </table:table-cell>
          <table:table-cell table:style-name="ce19" table:formula="of:=[$'Planting Maths'.P133]" office:value-type="float" office:value="-2.433934402" calcext:value-type="float">
            <text:p>-2</text:p>
          </table:table-cell>
          <table:table-cell table:style-name="ce19" table:formula="of:=[$'Planting Maths'.Q133]" office:value-type="float" office:value="-1.943436187" calcext:value-type="float">
            <text:p>-2</text:p>
          </table:table-cell>
          <table:table-cell table:style-name="ce19" table:formula="of:=[$'Planting Maths'.R133]" office:value-type="float" office:value="-1.386573377" calcext:value-type="float">
            <text:p>-1</text:p>
          </table:table-cell>
          <table:table-cell table:style-name="ce19" table:formula="of:=[$'Planting Maths'.S133]" office:value-type="float" office:value="-0.763812934" calcext:value-type="float">
            <text:p>-1</text:p>
          </table:table-cell>
          <table:table-cell table:style-name="ce19" table:formula="of:=[$'Planting Maths'.T133]" office:value-type="float" office:value="-0.07638474594" calcext:value-type="float">
            <text:p>0</text:p>
          </table:table-cell>
          <table:table-cell table:style-name="ce19" table:formula="of:=[$'Planting Maths'.U133]" office:value-type="float" office:value="0.6737709905" calcext:value-type="float">
            <text:p>1</text:p>
          </table:table-cell>
          <table:table-cell table:style-name="ce19" table:formula="of:=[$'Planting Maths'.V133]" office:value-type="float" office:value="1.484056385" calcext:value-type="float">
            <text:p>1</text:p>
          </table:table-cell>
          <table:table-cell table:style-name="ce19" table:formula="of:=[$'Planting Maths'.W133]" office:value-type="float" office:value="2.351268468" calcext:value-type="float">
            <text:p>2</text:p>
          </table:table-cell>
          <table:table-cell table:style-name="ce19" table:formula="of:=[$'Planting Maths'.X133]" office:value-type="float" office:value="3.271651808" calcext:value-type="float">
            <text:p>3</text:p>
          </table:table-cell>
          <table:table-cell table:style-name="ce19" table:formula="of:=[$'Planting Maths'.Y133]" office:value-type="float" office:value="4.240951126" calcext:value-type="float">
            <text:p>4</text:p>
          </table:table-cell>
          <table:table-cell table:style-name="ce19" table:formula="of:=[$'Planting Maths'.Z133]" office:value-type="float" office:value="5.254463912" calcext:value-type="float">
            <text:p>5</text:p>
          </table:table-cell>
          <table:table-cell table:style-name="ce19" table:formula="of:=[$'Planting Maths'.AA133]" office:value-type="float" office:value="6.307093037" calcext:value-type="float">
            <text:p>6</text:p>
          </table:table-cell>
          <table:table-cell table:style-name="ce19" table:formula="of:=[$'Planting Maths'.AB133]" office:value-type="float" office:value="7.393399375" calcext:value-type="float">
            <text:p>7</text:p>
          </table:table-cell>
          <table:table-cell table:style-name="ce19" table:formula="of:=[$'Planting Maths'.AC133]" office:value-type="float" office:value="8.507654412" calcext:value-type="float">
            <text:p>9</text:p>
          </table:table-cell>
          <table:table-cell table:style-name="ce19" table:formula="of:=[$'Planting Maths'.AD133]" office:value-type="float" office:value="9.643892865" calcext:value-type="float">
            <text:p>10</text:p>
          </table:table-cell>
          <table:table-cell table:style-name="ce19" table:formula="of:=[$'Planting Maths'.AE133]" office:value-type="float" office:value="10.7959653" calcext:value-type="float">
            <text:p>11</text:p>
          </table:table-cell>
          <table:table-cell table:style-name="ce19" table:formula="of:=[$'Planting Maths'.AF133]" office:value-type="float" office:value="11.95759073" calcext:value-type="float">
            <text:p>12</text:p>
          </table:table-cell>
          <table:table-cell table:style-name="ce19" table:formula="of:=[$'Planting Maths'.AG133]" office:value-type="float" office:value="13.12240927" calcext:value-type="float">
            <text:p>13</text:p>
          </table:table-cell>
          <table:table-cell table:style-name="ce19" table:formula="of:=[$'Planting Maths'.AH133]" office:value-type="float" office:value="14.2840347" calcext:value-type="float">
            <text:p>14</text:p>
          </table:table-cell>
          <table:table-cell table:style-name="ce19" table:formula="of:=[$'Planting Maths'.AI133]" office:value-type="float" office:value="15.43610714" calcext:value-type="float">
            <text:p>15</text:p>
          </table:table-cell>
          <table:table-cell table:style-name="ce19" table:formula="of:=[$'Planting Maths'.AJ133]" office:value-type="float" office:value="16.57234559" calcext:value-type="float">
            <text:p>17</text:p>
          </table:table-cell>
          <table:table-cell table:style-name="ce19" table:formula="of:=[$'Planting Maths'.AK133]" office:value-type="float" office:value="17.68660062" calcext:value-type="float">
            <text:p>18</text:p>
          </table:table-cell>
          <table:table-cell table:style-name="ce19" table:formula="of:=[$'Planting Maths'.AL133]" office:value-type="float" office:value="18.77290696" calcext:value-type="float">
            <text:p>19</text:p>
          </table:table-cell>
          <table:table-cell table:style-name="ce19" table:formula="of:=[$'Planting Maths'.AM133]" office:value-type="float" office:value="19.82553609" calcext:value-type="float">
            <text:p>20</text:p>
          </table:table-cell>
          <table:table-cell table:style-name="ce19" table:formula="of:=[$'Planting Maths'.AN133]" office:value-type="float" office:value="20.83904887" calcext:value-type="float">
            <text:p>21</text:p>
          </table:table-cell>
          <table:table-cell table:style-name="ce19" table:formula="of:=[$'Planting Maths'.AO133]" office:value-type="float" office:value="21.80834819" calcext:value-type="float">
            <text:p>22</text:p>
          </table:table-cell>
          <table:table-cell table:style-name="ce19" table:formula="of:=[$'Planting Maths'.AP133]" office:value-type="float" office:value="22.72873153" calcext:value-type="float">
            <text:p>23</text:p>
          </table:table-cell>
          <table:table-cell table:style-name="ce19" table:formula="of:=[$'Planting Maths'.AQ133]" office:value-type="float" office:value="23.59594362" calcext:value-type="float">
            <text:p>24</text:p>
          </table:table-cell>
          <table:table-cell table:style-name="ce19" table:formula="of:=[$'Planting Maths'.AR133]" office:value-type="float" office:value="24.40622901" calcext:value-type="float">
            <text:p>24</text:p>
          </table:table-cell>
          <table:table-cell table:style-name="ce19" table:formula="of:=[$'Planting Maths'.AS133]" office:value-type="float" office:value="25.15638475" calcext:value-type="float">
            <text:p>25</text:p>
          </table:table-cell>
          <table:table-cell table:style-name="ce19" table:formula="of:=[$'Planting Maths'.AT133]" office:value-type="float" office:value="25.84381293" calcext:value-type="float">
            <text:p>26</text:p>
          </table:table-cell>
          <table:table-cell table:style-name="ce19" table:formula="of:=[$'Planting Maths'.AU133]" office:value-type="float" office:value="26.46657338" calcext:value-type="float">
            <text:p>26</text:p>
          </table:table-cell>
          <table:table-cell table:style-name="ce19" table:formula="of:=[$'Planting Maths'.AV133]" office:value-type="float" office:value="27.02343619" calcext:value-type="float">
            <text:p>27</text:p>
          </table:table-cell>
          <table:table-cell table:style-name="ce19" table:formula="of:=[$'Planting Maths'.AW133]" office:value-type="float" office:value="27.5139344" calcext:value-type="float">
            <text:p>28</text:p>
          </table:table-cell>
          <table:table-cell table:style-name="ce19" table:formula="of:=[$'Planting Maths'.AX133]" office:value-type="float" office:value="27.9384166" calcext:value-type="float">
            <text:p>28</text:p>
          </table:table-cell>
          <table:table-cell table:style-name="ce19" table:formula="of:=[$'Planting Maths'.AY133]" office:value-type="float" office:value="28.29809951" calcext:value-type="float">
            <text:p>28</text:p>
          </table:table-cell>
          <table:table-cell table:style-name="ce19" table:formula="of:=[$'Planting Maths'.AZ133]" office:value-type="float" office:value="28.59512065" calcext:value-type="float">
            <text:p>29</text:p>
          </table:table-cell>
          <table:table-cell table:style-name="ce19" table:formula="of:=[$'Planting Maths'.BA133]" office:value-type="float" office:value="28.8325909" calcext:value-type="float">
            <text:p>29</text:p>
          </table:table-cell>
          <table:table-cell table:style-name="ce19" table:formula="of:=[$'Planting Maths'.BB133]" office:value-type="float" office:value="29.01464715" calcext:value-type="float">
            <text:p>29</text:p>
          </table:table-cell>
          <table:table-cell table:style-name="ce19" table:formula="of:=[$'Planting Maths'.BC133]" office:value-type="float" office:value="29.14650492" calcext:value-type="float">
            <text:p>29</text:p>
          </table:table-cell>
          <table:table-cell table:style-name="ce12"/>
          <table:table-cell table:style-name="ce11"/>
          <table:table-cell table:style-name="ce43" table:number-columns-repeated="53"/>
          <table:table-cell table:number-columns-repeated="909"/>
        </table:table-row>
        <table:table-row table:style-name="ro1">
          <table:table-cell table:style-name="ce2"/>
          <table:table-cell table:style-name="ce4" office:value-type="string" calcext:value-type="string">
            <text:p>Greenhouse+</text:p>
          </table:table-cell>
          <table:table-cell table:style-name="ce7" table:content-validation-name="val2" office:value-type="string" calcext:value-type="string">
            <text:p>Yes</text:p>
          </table:table-cell>
          <table:table-cell table:style-name="ce2"/>
          <table:table-cell table:style-name="ce13"/>
          <table:table-cell table:style-name="ce15" office:value-type="string" calcext:value-type="string">
            <text:p>Low</text:p>
          </table:table-cell>
          <table:table-cell table:style-name="ce19" table:formula="of:=[$'Planting Maths'.B132]" office:value-type="float" office:value="-13.83451096" calcext:value-type="float">
            <text:p>-14</text:p>
          </table:table-cell>
          <table:table-cell table:style-name="ce19" table:formula="of:=[$'Planting Maths'.C132]" office:value-type="float" office:value="-13.88619586" calcext:value-type="float">
            <text:p>-14</text:p>
          </table:table-cell>
          <table:table-cell table:style-name="ce19" table:formula="of:=[$'Planting Maths'.D132]" office:value-type="float" office:value="-13.91032667" calcext:value-type="float">
            <text:p>-14</text:p>
          </table:table-cell>
          <table:table-cell table:style-name="ce19" table:formula="of:=[$'Planting Maths'.E132]" office:value-type="float" office:value="-13.91695954" calcext:value-type="float">
            <text:p>-14</text:p>
          </table:table-cell>
          <table:table-cell table:style-name="ce19" table:formula="of:=[$'Planting Maths'.F132]" office:value-type="float" office:value="-13.91695954" calcext:value-type="float">
            <text:p>-14</text:p>
          </table:table-cell>
          <table:table-cell table:style-name="ce19" table:formula="of:=[$'Planting Maths'.G132]" office:value-type="float" office:value="-13.91032667" calcext:value-type="float">
            <text:p>-14</text:p>
          </table:table-cell>
          <table:table-cell table:style-name="ce19" table:formula="of:=[$'Planting Maths'.H132]" office:value-type="float" office:value="-13.88619586" calcext:value-type="float">
            <text:p>-14</text:p>
          </table:table-cell>
          <table:table-cell table:style-name="ce19" table:formula="of:=[$'Planting Maths'.I132]" office:value-type="float" office:value="-13.83451096" calcext:value-type="float">
            <text:p>-14</text:p>
          </table:table-cell>
          <table:table-cell table:style-name="ce19" table:formula="of:=[$'Planting Maths'.J132]" office:value-type="float" office:value="-13.74650492" calcext:value-type="float">
            <text:p>-14</text:p>
          </table:table-cell>
          <table:table-cell table:style-name="ce19" table:formula="of:=[$'Planting Maths'.K132]" office:value-type="float" office:value="-13.61464715" calcext:value-type="float">
            <text:p>-14</text:p>
          </table:table-cell>
          <table:table-cell table:style-name="ce19" table:formula="of:=[$'Planting Maths'.L132]" office:value-type="float" office:value="-13.4325909" calcext:value-type="float">
            <text:p>-13</text:p>
          </table:table-cell>
          <table:table-cell table:style-name="ce19" table:formula="of:=[$'Planting Maths'.M132]" office:value-type="float" office:value="-13.19512065" calcext:value-type="float">
            <text:p>-13</text:p>
          </table:table-cell>
          <table:table-cell table:style-name="ce19" table:formula="of:=[$'Planting Maths'.N132]" office:value-type="float" office:value="-12.89809951" calcext:value-type="float">
            <text:p>-13</text:p>
          </table:table-cell>
          <table:table-cell table:style-name="ce19" table:formula="of:=[$'Planting Maths'.O132]" office:value-type="float" office:value="-12.5384166" calcext:value-type="float">
            <text:p>-13</text:p>
          </table:table-cell>
          <table:table-cell table:style-name="ce19" table:formula="of:=[$'Planting Maths'.P132]" office:value-type="float" office:value="-12.1139344" calcext:value-type="float">
            <text:p>-12</text:p>
          </table:table-cell>
          <table:table-cell table:style-name="ce19" table:formula="of:=[$'Planting Maths'.Q132]" office:value-type="float" office:value="-11.62343619" calcext:value-type="float">
            <text:p>-12</text:p>
          </table:table-cell>
          <table:table-cell table:style-name="ce19" table:formula="of:=[$'Planting Maths'.R132]" office:value-type="float" office:value="-11.06657338" calcext:value-type="float">
            <text:p>-11</text:p>
          </table:table-cell>
          <table:table-cell table:style-name="ce19" table:formula="of:=[$'Planting Maths'.S132]" office:value-type="float" office:value="-10.44381293" calcext:value-type="float">
            <text:p>-10</text:p>
          </table:table-cell>
          <table:table-cell table:style-name="ce19" table:formula="of:=[$'Planting Maths'.T132]" office:value-type="float" office:value="-9.756384746" calcext:value-type="float">
            <text:p>-10</text:p>
          </table:table-cell>
          <table:table-cell table:style-name="ce19" table:formula="of:=[$'Planting Maths'.U132]" office:value-type="float" office:value="-9.006229009" calcext:value-type="float">
            <text:p>-9</text:p>
          </table:table-cell>
          <table:table-cell table:style-name="ce19" table:formula="of:=[$'Planting Maths'.V132]" office:value-type="float" office:value="-8.195943615" calcext:value-type="float">
            <text:p>-8</text:p>
          </table:table-cell>
          <table:table-cell table:style-name="ce19" table:formula="of:=[$'Planting Maths'.W132]" office:value-type="float" office:value="-7.328731532" calcext:value-type="float">
            <text:p>-7</text:p>
          </table:table-cell>
          <table:table-cell table:style-name="ce19" table:formula="of:=[$'Planting Maths'.X132]" office:value-type="float" office:value="-6.408348192" calcext:value-type="float">
            <text:p>-6</text:p>
          </table:table-cell>
          <table:table-cell table:style-name="ce19" table:formula="of:=[$'Planting Maths'.Y132]" office:value-type="float" office:value="-5.439048874" calcext:value-type="float">
            <text:p>-5</text:p>
          </table:table-cell>
          <table:table-cell table:style-name="ce19" table:formula="of:=[$'Planting Maths'.Z132]" office:value-type="float" office:value="-4.425536088" calcext:value-type="float">
            <text:p>-4</text:p>
          </table:table-cell>
          <table:table-cell table:style-name="ce19" table:formula="of:=[$'Planting Maths'.AA132]" office:value-type="float" office:value="-3.372906963" calcext:value-type="float">
            <text:p>-3</text:p>
          </table:table-cell>
          <table:table-cell table:style-name="ce19" table:formula="of:=[$'Planting Maths'.AB132]" office:value-type="float" office:value="-2.286600625" calcext:value-type="float">
            <text:p>-2</text:p>
          </table:table-cell>
          <table:table-cell table:style-name="ce19" table:formula="of:=[$'Planting Maths'.AC132]" office:value-type="float" office:value="-1.172345588" calcext:value-type="float">
            <text:p>-1</text:p>
          </table:table-cell>
          <table:table-cell table:style-name="ce19" table:formula="of:=[$'Planting Maths'.AD132]" office:value-type="float" office:value="-0.03610713507" calcext:value-type="float">
            <text:p>0</text:p>
          </table:table-cell>
          <table:table-cell table:style-name="ce19" table:formula="of:=[$'Planting Maths'.AE132]" office:value-type="float" office:value="1.115965297" calcext:value-type="float">
            <text:p>1</text:p>
          </table:table-cell>
          <table:table-cell table:style-name="ce19" table:formula="of:=[$'Planting Maths'.AF132]" office:value-type="float" office:value="2.277590731" calcext:value-type="float">
            <text:p>2</text:p>
          </table:table-cell>
          <table:table-cell table:style-name="ce19" table:formula="of:=[$'Planting Maths'.AG132]" office:value-type="float" office:value="3.442409269" calcext:value-type="float">
            <text:p>3</text:p>
          </table:table-cell>
          <table:table-cell table:style-name="ce19" table:formula="of:=[$'Planting Maths'.AH132]" office:value-type="float" office:value="4.604034703" calcext:value-type="float">
            <text:p>5</text:p>
          </table:table-cell>
          <table:table-cell table:style-name="ce19" table:formula="of:=[$'Planting Maths'.AI132]" office:value-type="float" office:value="5.756107135" calcext:value-type="float">
            <text:p>6</text:p>
          </table:table-cell>
          <table:table-cell table:style-name="ce19" table:formula="of:=[$'Planting Maths'.AJ132]" office:value-type="float" office:value="6.892345588" calcext:value-type="float">
            <text:p>7</text:p>
          </table:table-cell>
          <table:table-cell table:style-name="ce19" table:formula="of:=[$'Planting Maths'.AK132]" office:value-type="float" office:value="8.006600625" calcext:value-type="float">
            <text:p>8</text:p>
          </table:table-cell>
          <table:table-cell table:style-name="ce19" table:formula="of:=[$'Planting Maths'.AL132]" office:value-type="float" office:value="9.092906963" calcext:value-type="float">
            <text:p>9</text:p>
          </table:table-cell>
          <table:table-cell table:style-name="ce19" table:formula="of:=[$'Planting Maths'.AM132]" office:value-type="float" office:value="10.14553609" calcext:value-type="float">
            <text:p>10</text:p>
          </table:table-cell>
          <table:table-cell table:style-name="ce19" table:formula="of:=[$'Planting Maths'.AN132]" office:value-type="float" office:value="11.15904887" calcext:value-type="float">
            <text:p>11</text:p>
          </table:table-cell>
          <table:table-cell table:style-name="ce19" table:formula="of:=[$'Planting Maths'.AO132]" office:value-type="float" office:value="12.12834819" calcext:value-type="float">
            <text:p>12</text:p>
          </table:table-cell>
          <table:table-cell table:style-name="ce19" table:formula="of:=[$'Planting Maths'.AP132]" office:value-type="float" office:value="13.04873153" calcext:value-type="float">
            <text:p>13</text:p>
          </table:table-cell>
          <table:table-cell table:style-name="ce19" table:formula="of:=[$'Planting Maths'.AQ132]" office:value-type="float" office:value="13.91594362" calcext:value-type="float">
            <text:p>14</text:p>
          </table:table-cell>
          <table:table-cell table:style-name="ce19" table:formula="of:=[$'Planting Maths'.AR132]" office:value-type="float" office:value="14.72622901" calcext:value-type="float">
            <text:p>15</text:p>
          </table:table-cell>
          <table:table-cell table:style-name="ce19" table:formula="of:=[$'Planting Maths'.AS132]" office:value-type="float" office:value="15.47638475" calcext:value-type="float">
            <text:p>15</text:p>
          </table:table-cell>
          <table:table-cell table:style-name="ce19" table:formula="of:=[$'Planting Maths'.AT132]" office:value-type="float" office:value="16.16381293" calcext:value-type="float">
            <text:p>16</text:p>
          </table:table-cell>
          <table:table-cell table:style-name="ce19" table:formula="of:=[$'Planting Maths'.AU132]" office:value-type="float" office:value="16.78657338" calcext:value-type="float">
            <text:p>17</text:p>
          </table:table-cell>
          <table:table-cell table:style-name="ce19" table:formula="of:=[$'Planting Maths'.AV132]" office:value-type="float" office:value="17.34343619" calcext:value-type="float">
            <text:p>17</text:p>
          </table:table-cell>
          <table:table-cell table:style-name="ce19" table:formula="of:=[$'Planting Maths'.AW132]" office:value-type="float" office:value="17.8339344" calcext:value-type="float">
            <text:p>18</text:p>
          </table:table-cell>
          <table:table-cell table:style-name="ce19" table:formula="of:=[$'Planting Maths'.AX132]" office:value-type="float" office:value="18.2584166" calcext:value-type="float">
            <text:p>18</text:p>
          </table:table-cell>
          <table:table-cell table:style-name="ce19" table:formula="of:=[$'Planting Maths'.AY132]" office:value-type="float" office:value="18.61809951" calcext:value-type="float">
            <text:p>19</text:p>
          </table:table-cell>
          <table:table-cell table:style-name="ce19" table:formula="of:=[$'Planting Maths'.AZ132]" office:value-type="float" office:value="18.91512065" calcext:value-type="float">
            <text:p>19</text:p>
          </table:table-cell>
          <table:table-cell table:style-name="ce19" table:formula="of:=[$'Planting Maths'.BA132]" office:value-type="float" office:value="19.1525909" calcext:value-type="float">
            <text:p>19</text:p>
          </table:table-cell>
          <table:table-cell table:style-name="ce19" table:formula="of:=[$'Planting Maths'.BB132]" office:value-type="float" office:value="19.33464715" calcext:value-type="float">
            <text:p>19</text:p>
          </table:table-cell>
          <table:table-cell table:style-name="ce19" table:formula="of:=[$'Planting Maths'.BC132]" office:value-type="float" office:value="19.46650492" calcext:value-type="float">
            <text:p>19</text:p>
          </table:table-cell>
          <table:table-cell table:style-name="ce13"/>
          <table:table-cell table:style-name="ce2"/>
          <table:table-cell table:number-columns-repeated="962"/>
        </table:table-row>
        <table:table-row table:style-name="ro1">
          <table:table-cell table:style-name="ce2"/>
          <table:table-cell table:style-name="ce5" table:number-columns-repeated="2"/>
          <table:table-cell table:style-name="ce2"/>
          <table:table-cell table:style-name="ce13" table:number-columns-repeated="2"/>
          <table:table-cell table:style-name="ce12" table:number-columns-repeated="55"/>
          <table:table-cell table:style-name="ce2"/>
          <table:table-cell table:number-columns-repeated="962"/>
        </table:table-row>
        <table:table-row table:style-name="ro1">
          <table:table-cell table:style-name="ce1"/>
          <table:table-cell table:style-name="ce4" office:value-type="string" calcext:value-type="string">
            <text:p>Crop</text:p>
          </table:table-cell>
          <table:table-cell table:style-name="ce5"/>
          <table:table-cell table:style-name="ce1"/>
          <table:table-cell table:style-name="ce13" table:number-columns-repeated="2"/>
          <table:table-cell table:style-name="ce20" office:value-type="string" calcext:value-type="string" table:number-columns-spanned="9" table:number-rows-spanned="1">
            <text:p>July</text:p>
          </table:table-cell>
          <table:covered-table-cell table:number-columns-repeated="8"/>
          <table:table-cell table:style-name="ce25" office:value-type="string" calcext:value-type="string" table:number-columns-spanned="9" table:number-rows-spanned="1">
            <text:p>August</text:p>
          </table:table-cell>
          <table:covered-table-cell table:number-columns-repeated="8"/>
          <table:table-cell table:style-name="ce29" office:value-type="string" calcext:value-type="string" table:number-columns-spanned="9" table:number-rows-spanned="1">
            <text:p>September</text:p>
          </table:table-cell>
          <table:covered-table-cell table:number-columns-repeated="8"/>
          <table:table-cell table:style-name="ce33" office:value-type="string" calcext:value-type="string" table:number-columns-spanned="9" table:number-rows-spanned="1">
            <text:p>October</text:p>
          </table:table-cell>
          <table:covered-table-cell table:number-columns-repeated="8"/>
          <table:table-cell table:style-name="ce37" office:value-type="string" calcext:value-type="string" table:number-columns-spanned="9" table:number-rows-spanned="1">
            <text:p>November</text:p>
          </table:table-cell>
          <table:covered-table-cell table:number-columns-repeated="8"/>
          <table:table-cell table:style-name="ce41" office:value-type="string" calcext:value-type="string" table:number-columns-spanned="9" table:number-rows-spanned="1">
            <text:p>December</text:p>
          </table:table-cell>
          <table:covered-table-cell table:number-columns-repeated="8"/>
          <table:table-cell table:style-name="ce12"/>
          <table:table-cell table:style-name="ce2"/>
          <table:table-cell table:number-columns-repeated="962"/>
        </table:table-row>
        <table:table-row table:style-name="ro1">
          <table:table-cell table:style-name="ce2"/>
          <table:table-cell table:style-name="ce4" table:content-validation-name="val1" office:value-type="string" calcext:value-type="string">
            <text:p>Turnip</text:p>
          </table:table-cell>
          <table:table-cell table:style-name="ce5"/>
          <table:table-cell table:style-name="ce1"/>
          <table:table-cell table:style-name="ce13" table:number-columns-repeated="2"/>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float" office:value="7" calcext:value-type="float">
            <text:p>7</text:p>
          </table:table-cell>
          <table:table-cell table:style-name="ce21" office:value-type="float" office:value="8" calcext:value-type="float">
            <text:p>8</text:p>
          </table:table-cell>
          <table:table-cell table:style-name="ce21" office:value-type="float" office:value="9" calcext:value-type="float">
            <text:p>9</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26"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30" office:value-type="float" office:value="1" calcext:value-type="float">
            <text:p>1</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30" office:value-type="float" office:value="5" calcext:value-type="float">
            <text:p>5</text:p>
          </table:table-cell>
          <table:table-cell table:style-name="ce30" office:value-type="float" office:value="6" calcext:value-type="float">
            <text:p>6</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30" office:value-type="float" office:value="9" calcext:value-type="float">
            <text:p>9</text:p>
          </table:table-cell>
          <table:table-cell table:style-name="ce34" office:value-type="float" office:value="1" calcext:value-type="float">
            <text:p>1</text:p>
          </table:table-cell>
          <table:table-cell table:style-name="ce34" office:value-type="float" office:value="2" calcext:value-type="float">
            <text:p>2</text:p>
          </table:table-cell>
          <table:table-cell table:style-name="ce34" office:value-type="float" office:value="3" calcext:value-type="float">
            <text:p>3</text:p>
          </table:table-cell>
          <table:table-cell table:style-name="ce34" office:value-type="float" office:value="4" calcext:value-type="float">
            <text:p>4</text:p>
          </table:table-cell>
          <table:table-cell table:style-name="ce34" office:value-type="float" office:value="5" calcext:value-type="float">
            <text:p>5</text:p>
          </table:table-cell>
          <table:table-cell table:style-name="ce34" office:value-type="float" office:value="6" calcext:value-type="float">
            <text:p>6</text:p>
          </table:table-cell>
          <table:table-cell table:style-name="ce34" office:value-type="float" office:value="7" calcext:value-type="float">
            <text:p>7</text:p>
          </table:table-cell>
          <table:table-cell table:style-name="ce34" office:value-type="float" office:value="8" calcext:value-type="float">
            <text:p>8</text:p>
          </table:table-cell>
          <table:table-cell table:style-name="ce34" office:value-type="float" office:value="9" calcext:value-type="float">
            <text:p>9</text:p>
          </table:table-cell>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42" office:value-type="float" office:value="1" calcext:value-type="float">
            <text:p>1</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5" calcext:value-type="float">
            <text:p>5</text:p>
          </table:table-cell>
          <table:table-cell table:style-name="ce42" office:value-type="float" office:value="6" calcext:value-type="float">
            <text:p>6</text:p>
          </table:table-cell>
          <table:table-cell table:style-name="ce42" office:value-type="float" office:value="7" calcext:value-type="float">
            <text:p>7</text:p>
          </table:table-cell>
          <table:table-cell table:style-name="ce42" office:value-type="float" office:value="8" calcext:value-type="float">
            <text:p>8</text:p>
          </table:table-cell>
          <table:table-cell table:style-name="ce42" office:value-type="float" office:value="9" calcext:value-type="float">
            <text:p>9</text:p>
          </table:table-cell>
          <table:table-cell table:style-name="ce14"/>
          <table:table-cell table:style-name="ce2"/>
          <table:table-cell table:number-columns-repeated="962"/>
        </table:table-row>
        <table:table-row table:style-name="ro1">
          <table:table-cell table:style-name="ce2"/>
          <table:table-cell table:style-name="ce4" office:value-type="string" calcext:value-type="string">
            <text:p>Crop Temo Max</text:p>
          </table:table-cell>
          <table:table-cell table:style-name="ce4" table:formula="of:=ifs([.$B$13]=[$'Crop Data'.$B$1];[$'Crop Data'.B2];[.$B$13]=[$'Crop Data'.$C$1];[$'Crop Data'.C2];[.$B$13]=[$'Crop Data'.$D$1];[$'Crop Data'.D2];[.$B$13]=[$'Crop Data'.$E$1];[$'Crop Data'.E2];[.$B$13]=[$'Crop Data'.$F$1];[$'Crop Data'.F2];[.$B$13]=[$'Crop Data'.$G$1];[$'Crop Data'.G2];[.$B$13]=[$'Crop Data'.$H$1];[$'Crop Data'.H2];[.$B$13]=[$'Crop Data'.$I$1];[$'Crop Data'.I2];[.$B$13]=[$'Crop Data'.$J$1];[$'Crop Data'.J2];[.$B$13]=[$'Crop Data'.$K$1];[$'Crop Data'.K2];[.$B$13]=[$'Crop Data'.$L$1];[$'Crop Data'.L2];[.$B$13]=[$'Crop Data'.$M$1];[$'Crop Data'.M2];[.$B$13]=[$'Crop Data'.$N$1];[$'Crop Data'.N2];[.$B$13]=[$'Crop Data'.$O$1];[$'Crop Data'.O2];[.$B$13]=[$'Crop Data'.$P$1];[$'Crop Data'.P2];[.$B$13]=[$'Crop Data'.$Q$1];[$'Crop Data'.Q2];[.$B$13]=[$'Crop Data'.$R$1];[$'Crop Data'.R2])" office:value-type="float" office:value="27" calcext:value-type="float">
            <text:p>27</text:p>
          </table:table-cell>
          <table:table-cell table:style-name="ce2"/>
          <table:table-cell table:style-name="ce14" table:number-columns-repeated="2"/>
          <table:table-cell table:style-name="ce22" table:formula="of:=ifs([.G15]&gt;[.$C14];&quot;H&quot;;[.G16]&lt;[.$C15];&quot;C&quot;;[.$C14]&lt;[.G15]&amp;[.$C15]&gt;[.G16];&quot;&quot;)" office:value-type="string" office:string-value="" calcext:value-type="error">
            <text:p>#NAME?</text:p>
          </table:table-cell>
          <table:table-cell table:style-name="ce22" table:formula="of:=ifs([.H15]&gt;[.$C14];&quot;H&quot;;[.H16]&lt;[.$C15];&quot;C&quot;;[.$C14]&lt;[.H15]&amp;[.$C15]&gt;[.H16];&quot;&quot;)" office:value-type="string" office:string-value="" calcext:value-type="error">
            <text:p>#NAME?</text:p>
          </table:table-cell>
          <table:table-cell table:style-name="ce22" table:formula="of:=ifs([.I15]&gt;[.$C14];&quot;H&quot;;[.I16]&lt;[.$C15];&quot;C&quot;;[.$C14]&lt;[.I15]&amp;[.$C15]&gt;[.I16];&quot;&quot;)" office:value-type="string" office:string-value="" calcext:value-type="error">
            <text:p>#NAME?</text:p>
          </table:table-cell>
          <table:table-cell table:style-name="ce22" table:formula="of:=ifs([.J15]&gt;[.$C14];&quot;H&quot;;[.J16]&lt;[.$C15];&quot;C&quot;;[.$C14]&lt;[.J15]&amp;[.$C15]&gt;[.J16];&quot;&quot;)" office:value-type="string" office:string-value="" calcext:value-type="error">
            <text:p>#NAME?</text:p>
          </table:table-cell>
          <table:table-cell table:style-name="ce22" table:formula="of:=ifs([.K15]&gt;[.$C14];&quot;H&quot;;[.K16]&lt;[.$C15];&quot;C&quot;;[.$C14]&lt;[.K15]&amp;[.$C15]&gt;[.K16];&quot;&quot;)" office:value-type="string" office:string-value="" calcext:value-type="error">
            <text:p>#NAME?</text:p>
          </table:table-cell>
          <table:table-cell table:style-name="ce22" table:formula="of:=ifs([.L15]&gt;[.$C14];&quot;H&quot;;[.L16]&lt;[.$C15];&quot;C&quot;;[.$C14]&lt;[.L15]&amp;[.$C15]&gt;[.L16];&quot;&quot;)" office:value-type="string" office:string-value="" calcext:value-type="error">
            <text:p>#NAME?</text:p>
          </table:table-cell>
          <table:table-cell table:style-name="ce22" table:formula="of:=ifs([.M15]&gt;[.$C14];&quot;H&quot;;[.M16]&lt;[.$C15];&quot;C&quot;;[.$C14]&lt;[.M15]&amp;[.$C15]&gt;[.M16];&quot;&quot;)" office:value-type="string" office:string-value="" calcext:value-type="error">
            <text:p>#NAME?</text:p>
          </table:table-cell>
          <table:table-cell table:style-name="ce22" table:formula="of:=ifs([.N15]&gt;[.$C14];&quot;H&quot;;[.N16]&lt;[.$C15];&quot;C&quot;;[.$C14]&lt;[.N15]&amp;[.$C15]&gt;[.N16];&quot;&quot;)" office:value-type="string" office:string-value="" calcext:value-type="error">
            <text:p>#NAME?</text:p>
          </table:table-cell>
          <table:table-cell table:style-name="ce22" table:formula="of:=ifs([.O15]&gt;[.$C14];&quot;H&quot;;[.O16]&lt;[.$C15];&quot;C&quot;;[.$C14]&lt;[.O15]&amp;[.$C15]&gt;[.O16];&quot;&quot;)" office:value-type="string" office:string-value="" calcext:value-type="error">
            <text:p>#NAME?</text:p>
          </table:table-cell>
          <table:table-cell table:style-name="ce22" table:formula="of:=ifs([.P15]&gt;[.$C14];&quot;H&quot;;[.P16]&lt;[.$C15];&quot;C&quot;;[.$C14]&lt;[.P15]&amp;[.$C15]&gt;[.P16];&quot;&quot;)" office:value-type="string" office:string-value="" calcext:value-type="error">
            <text:p>#NAME?</text:p>
          </table:table-cell>
          <table:table-cell table:style-name="ce22" table:formula="of:=ifs([.Q15]&gt;[.$C14];&quot;H&quot;;[.Q16]&lt;[.$C15];&quot;C&quot;;[.$C14]&lt;[.Q15]&amp;[.$C15]&gt;[.Q16];&quot;&quot;)" office:value-type="string" office:string-value="" calcext:value-type="error">
            <text:p>#NAME?</text:p>
          </table:table-cell>
          <table:table-cell table:style-name="ce22" table:formula="of:=ifs([.R15]&gt;[.$C14];&quot;H&quot;;[.R16]&lt;[.$C15];&quot;C&quot;;[.$C14]&lt;[.R15]&amp;[.$C15]&gt;[.R16];&quot;&quot;)" office:value-type="string" office:string-value="" calcext:value-type="error">
            <text:p>#NAME?</text:p>
          </table:table-cell>
          <table:table-cell table:style-name="ce22" table:formula="of:=ifs([.S15]&gt;[.$C14];&quot;H&quot;;[.S16]&lt;[.$C15];&quot;C&quot;;[.$C14]&lt;[.S15]&amp;[.$C15]&gt;[.S16];&quot;&quot;)" office:value-type="string" office:string-value="" calcext:value-type="error">
            <text:p>#NAME?</text:p>
          </table:table-cell>
          <table:table-cell table:style-name="ce22" table:formula="of:=ifs([.T15]&gt;[.$C14];&quot;H&quot;;[.T16]&lt;[.$C15];&quot;C&quot;;[.$C14]&lt;[.T15]&amp;[.$C15]&gt;[.T16];&quot;&quot;)" office:value-type="string" office:string-value="" calcext:value-type="error">
            <text:p>#NAME?</text:p>
          </table:table-cell>
          <table:table-cell table:style-name="ce22" table:formula="of:=ifs([.U15]&gt;[.$C14];&quot;H&quot;;[.U16]&lt;[.$C15];&quot;C&quot;;[.$C14]&lt;[.U15]&amp;[.$C15]&gt;[.U16];&quot;&quot;)" office:value-type="string" office:string-value="" calcext:value-type="error">
            <text:p>#NAME?</text:p>
          </table:table-cell>
          <table:table-cell table:style-name="ce22" table:formula="of:=ifs([.V15]&gt;[.$C14];&quot;H&quot;;[.V16]&lt;[.$C15];&quot;C&quot;;[.$C14]&lt;[.V15]&amp;[.$C15]&gt;[.V16];&quot;&quot;)" office:value-type="string" office:string-value="" calcext:value-type="error">
            <text:p>#NAME?</text:p>
          </table:table-cell>
          <table:table-cell table:style-name="ce22" table:formula="of:=ifs([.W15]&gt;[.$C14];&quot;H&quot;;[.W16]&lt;[.$C15];&quot;C&quot;;[.$C14]&lt;[.W15]&amp;[.$C15]&gt;[.W16];&quot;&quot;)" office:value-type="string" office:string-value="" calcext:value-type="error">
            <text:p>#NAME?</text:p>
          </table:table-cell>
          <table:table-cell table:style-name="ce22" table:formula="of:=ifs([.X15]&gt;[.$C14];&quot;H&quot;;[.X16]&lt;[.$C15];&quot;C&quot;;[.$C14]&lt;[.X15]&amp;[.$C15]&gt;[.X16];&quot;&quot;)" office:value-type="string" office:string-value="" calcext:value-type="error">
            <text:p>#NAME?</text:p>
          </table:table-cell>
          <table:table-cell table:style-name="ce22" table:formula="of:=ifs([.Y15]&gt;[.$C14];&quot;H&quot;;[.Y16]&lt;[.$C15];&quot;C&quot;;[.$C14]&lt;[.Y15]&amp;[.$C15]&gt;[.Y16];&quot;&quot;)" office:value-type="string" office:string-value="" calcext:value-type="error">
            <text:p>#NAME?</text:p>
          </table:table-cell>
          <table:table-cell table:style-name="ce22" table:formula="of:=ifs([.Z15]&gt;[.$C14];&quot;H&quot;;[.Z16]&lt;[.$C15];&quot;C&quot;;[.$C14]&lt;[.Z15]&amp;[.$C15]&gt;[.Z16];&quot;&quot;)" office:value-type="string" office:string-value="" calcext:value-type="error">
            <text:p>#NAME?</text:p>
          </table:table-cell>
          <table:table-cell table:style-name="ce22" table:formula="of:=ifs([.AA15]&gt;[.$C14];&quot;H&quot;;[.AA16]&lt;[.$C15];&quot;C&quot;;[.$C14]&lt;[.AA15]&amp;[.$C15]&gt;[.AA16];&quot;&quot;)" office:value-type="string" office:string-value="" calcext:value-type="error">
            <text:p>#NAME?</text:p>
          </table:table-cell>
          <table:table-cell table:style-name="ce22" table:formula="of:=ifs([.AB15]&gt;[.$C14];&quot;H&quot;;[.AB16]&lt;[.$C15];&quot;C&quot;;[.$C14]&lt;[.AB15]&amp;[.$C15]&gt;[.AB16];&quot;&quot;)" office:value-type="string" office:string-value="" calcext:value-type="error">
            <text:p>#NAME?</text:p>
          </table:table-cell>
          <table:table-cell table:style-name="ce22" table:formula="of:=ifs([.AC15]&gt;[.$C14];&quot;H&quot;;[.AC16]&lt;[.$C15];&quot;C&quot;;[.$C14]&lt;[.AC15]&amp;[.$C15]&gt;[.AC16];&quot;&quot;)" office:value-type="string" office:string-value="" calcext:value-type="error">
            <text:p>#NAME?</text:p>
          </table:table-cell>
          <table:table-cell table:style-name="ce22" table:formula="of:=ifs([.AD15]&gt;[.$C14];&quot;H&quot;;[.AD16]&lt;[.$C15];&quot;C&quot;;[.$C14]&lt;[.AD15]&amp;[.$C15]&gt;[.AD16];&quot;&quot;)" office:value-type="string" office:string-value="" calcext:value-type="error">
            <text:p>#NAME?</text:p>
          </table:table-cell>
          <table:table-cell table:style-name="ce22" table:formula="of:=ifs([.AE15]&gt;[.$C14];&quot;H&quot;;[.AE16]&lt;[.$C15];&quot;C&quot;;[.$C14]&lt;[.AE15]&amp;[.$C15]&gt;[.AE16];&quot;&quot;)" office:value-type="string" office:string-value="" calcext:value-type="error">
            <text:p>#NAME?</text:p>
          </table:table-cell>
          <table:table-cell table:style-name="ce22" table:formula="of:=ifs([.AF15]&gt;[.$C14];&quot;H&quot;;[.AF16]&lt;[.$C15];&quot;C&quot;;[.$C14]&lt;[.AF15]&amp;[.$C15]&gt;[.AF16];&quot;&quot;)" office:value-type="string" office:string-value="" calcext:value-type="error">
            <text:p>#NAME?</text:p>
          </table:table-cell>
          <table:table-cell table:style-name="ce22" table:formula="of:=ifs([.AG15]&gt;[.$C14];&quot;H&quot;;[.AG16]&lt;[.$C15];&quot;C&quot;;[.$C14]&lt;[.AG15]&amp;[.$C15]&gt;[.AG16];&quot;&quot;)" office:value-type="string" office:string-value="" calcext:value-type="error">
            <text:p>#NAME?</text:p>
          </table:table-cell>
          <table:table-cell table:style-name="ce22" table:formula="of:=ifs([.AH15]&gt;[.$C14];&quot;H&quot;;[.AH16]&lt;[.$C15];&quot;C&quot;;[.$C14]&lt;[.AH15]&amp;[.$C15]&gt;[.AH16];&quot;&quot;)" office:value-type="string" office:string-value="" calcext:value-type="error">
            <text:p>#NAME?</text:p>
          </table:table-cell>
          <table:table-cell table:style-name="ce22" table:formula="of:=ifs([.AI15]&gt;[.$C14];&quot;H&quot;;[.AI16]&lt;[.$C15];&quot;C&quot;;[.$C14]&lt;[.AI15]&amp;[.$C15]&gt;[.AI16];&quot;&quot;)" office:value-type="string" office:string-value="" calcext:value-type="error">
            <text:p>#NAME?</text:p>
          </table:table-cell>
          <table:table-cell table:style-name="ce22" table:formula="of:=ifs([.AJ15]&gt;[.$C14];&quot;H&quot;;[.AJ16]&lt;[.$C15];&quot;C&quot;;[.$C14]&lt;[.AJ15]&amp;[.$C15]&gt;[.AJ16];&quot;&quot;)" office:value-type="string" office:string-value="" calcext:value-type="error">
            <text:p>#NAME?</text:p>
          </table:table-cell>
          <table:table-cell table:style-name="ce22" table:formula="of:=ifs([.AK15]&gt;[.$C14];&quot;H&quot;;[.AK16]&lt;[.$C15];&quot;C&quot;;[.$C14]&lt;[.AK15]&amp;[.$C15]&gt;[.AK16];&quot;&quot;)" office:value-type="string" office:string-value="" calcext:value-type="error">
            <text:p>#NAME?</text:p>
          </table:table-cell>
          <table:table-cell table:style-name="ce22" table:formula="of:=ifs([.AL15]&gt;[.$C14];&quot;H&quot;;[.AL16]&lt;[.$C15];&quot;C&quot;;[.$C14]&lt;[.AL15]&amp;[.$C15]&gt;[.AL16];&quot;&quot;)" office:value-type="string" office:string-value="" calcext:value-type="error">
            <text:p>#NAME?</text:p>
          </table:table-cell>
          <table:table-cell table:style-name="ce22" table:formula="of:=ifs([.AM15]&gt;[.$C14];&quot;H&quot;;[.AM16]&lt;[.$C15];&quot;C&quot;;[.$C14]&lt;[.AM15]&amp;[.$C15]&gt;[.AM16];&quot;&quot;)" office:value-type="string" office:string-value="" calcext:value-type="error">
            <text:p>#NAME?</text:p>
          </table:table-cell>
          <table:table-cell table:style-name="ce22" table:formula="of:=ifs([.AN15]&gt;[.$C14];&quot;H&quot;;[.AN16]&lt;[.$C15];&quot;C&quot;;[.$C14]&lt;[.AN15]&amp;[.$C15]&gt;[.AN16];&quot;&quot;)" office:value-type="string" office:string-value="" calcext:value-type="error">
            <text:p>#NAME?</text:p>
          </table:table-cell>
          <table:table-cell table:style-name="ce22" table:formula="of:=ifs([.AO15]&gt;[.$C14];&quot;H&quot;;[.AO16]&lt;[.$C15];&quot;C&quot;;[.$C14]&lt;[.AO15]&amp;[.$C15]&gt;[.AO16];&quot;&quot;)" office:value-type="string" office:string-value="" calcext:value-type="error">
            <text:p>#NAME?</text:p>
          </table:table-cell>
          <table:table-cell table:style-name="ce22" table:formula="of:=ifs([.AP15]&gt;[.$C14];&quot;H&quot;;[.AP16]&lt;[.$C15];&quot;C&quot;;[.$C14]&lt;[.AP15]&amp;[.$C15]&gt;[.AP16];&quot;&quot;)" office:value-type="string" office:string-value="" calcext:value-type="error">
            <text:p>#NAME?</text:p>
          </table:table-cell>
          <table:table-cell table:style-name="ce22" table:formula="of:=ifs([.AQ15]&gt;[.$C14];&quot;H&quot;;[.AQ16]&lt;[.$C15];&quot;C&quot;;[.$C14]&lt;[.AQ15]&amp;[.$C15]&gt;[.AQ16];&quot;&quot;)" office:value-type="string" office:string-value="" calcext:value-type="error">
            <text:p>#NAME?</text:p>
          </table:table-cell>
          <table:table-cell table:style-name="ce22" table:formula="of:=ifs([.AR15]&gt;[.$C14];&quot;H&quot;;[.AR16]&lt;[.$C15];&quot;C&quot;;[.$C14]&lt;[.AR15]&amp;[.$C15]&gt;[.AR16];&quot;&quot;)" office:value-type="string" office:string-value="" calcext:value-type="error">
            <text:p>#NAME?</text:p>
          </table:table-cell>
          <table:table-cell table:style-name="ce22" table:formula="of:=ifs([.AS15]&gt;[.$C14];&quot;H&quot;;[.AS16]&lt;[.$C15];&quot;C&quot;;[.$C14]&lt;[.AS15]&amp;[.$C15]&gt;[.AS16];&quot;&quot;)" office:value-type="string" office:string-value="" calcext:value-type="error">
            <text:p>#NAME?</text:p>
          </table:table-cell>
          <table:table-cell table:style-name="ce22" table:formula="of:=ifs([.AT15]&gt;[.$C14];&quot;H&quot;;[.AT16]&lt;[.$C15];&quot;C&quot;;[.$C14]&lt;[.AT15]&amp;[.$C15]&gt;[.AT16];&quot;&quot;)" office:value-type="string" office:string-value="" calcext:value-type="error">
            <text:p>#NAME?</text:p>
          </table:table-cell>
          <table:table-cell table:style-name="ce22" table:formula="of:=ifs([.AU15]&gt;[.$C14];&quot;H&quot;;[.AU16]&lt;[.$C15];&quot;C&quot;;[.$C14]&lt;[.AU15]&amp;[.$C15]&gt;[.AU16];&quot;&quot;)" office:value-type="string" office:string-value="" calcext:value-type="error">
            <text:p>#NAME?</text:p>
          </table:table-cell>
          <table:table-cell table:style-name="ce22" table:formula="of:=ifs([.AV15]&gt;[.$C14];&quot;H&quot;;[.AV16]&lt;[.$C15];&quot;C&quot;;[.$C14]&lt;[.AV15]&amp;[.$C15]&gt;[.AV16];&quot;&quot;)" office:value-type="string" office:string-value="" calcext:value-type="error">
            <text:p>#NAME?</text:p>
          </table:table-cell>
          <table:table-cell table:style-name="ce22" table:formula="of:=ifs([.AW15]&gt;[.$C14];&quot;H&quot;;[.AW16]&lt;[.$C15];&quot;C&quot;;[.$C14]&lt;[.AW15]&amp;[.$C15]&gt;[.AW16];&quot;&quot;)" office:value-type="string" office:string-value="" calcext:value-type="error">
            <text:p>#NAME?</text:p>
          </table:table-cell>
          <table:table-cell table:style-name="ce22" table:formula="of:=ifs([.AX15]&gt;[.$C14];&quot;H&quot;;[.AX16]&lt;[.$C15];&quot;C&quot;;[.$C14]&lt;[.AX15]&amp;[.$C15]&gt;[.AX16];&quot;&quot;)" office:value-type="string" office:string-value="" calcext:value-type="error">
            <text:p>#NAME?</text:p>
          </table:table-cell>
          <table:table-cell table:style-name="ce22" table:formula="of:=ifs([.AY15]&gt;[.$C14];&quot;H&quot;;[.AY16]&lt;[.$C15];&quot;C&quot;;[.$C14]&lt;[.AY15]&amp;[.$C15]&gt;[.AY16];&quot;&quot;)" office:value-type="string" office:string-value="" calcext:value-type="error">
            <text:p>#NAME?</text:p>
          </table:table-cell>
          <table:table-cell table:style-name="ce22" table:formula="of:=ifs([.AZ15]&gt;[.$C14];&quot;H&quot;;[.AZ16]&lt;[.$C15];&quot;C&quot;;[.$C14]&lt;[.AZ15]&amp;[.$C15]&gt;[.AZ16];&quot;&quot;)" office:value-type="string" office:string-value="" calcext:value-type="error">
            <text:p>#NAME?</text:p>
          </table:table-cell>
          <table:table-cell table:style-name="ce22" table:formula="of:=ifs([.BA15]&gt;[.$C14];&quot;H&quot;;[.BA16]&lt;[.$C15];&quot;C&quot;;[.$C14]&lt;[.BA15]&amp;[.$C15]&gt;[.BA16];&quot;&quot;)" office:value-type="string" office:string-value="" calcext:value-type="error">
            <text:p>#NAME?</text:p>
          </table:table-cell>
          <table:table-cell table:style-name="ce22" table:formula="of:=ifs([.BB15]&gt;[.$C14];&quot;H&quot;;[.BB16]&lt;[.$C15];&quot;C&quot;;[.$C14]&lt;[.BB15]&amp;[.$C15]&gt;[.BB16];&quot;&quot;)" office:value-type="string" office:string-value="" calcext:value-type="error">
            <text:p>#NAME?</text:p>
          </table:table-cell>
          <table:table-cell table:style-name="ce22" table:formula="of:=ifs([.BC15]&gt;[.$C14];&quot;H&quot;;[.BC16]&lt;[.$C15];&quot;C&quot;;[.$C14]&lt;[.BC15]&amp;[.$C15]&gt;[.BC16];&quot;&quot;)" office:value-type="string" office:string-value="" calcext:value-type="error">
            <text:p>#NAME?</text:p>
          </table:table-cell>
          <table:table-cell table:style-name="ce22" table:formula="of:=ifs([.BD15]&gt;[.$C14];&quot;H&quot;;[.BD16]&lt;[.$C15];&quot;C&quot;;[.$C14]&lt;[.BD15]&amp;[.$C15]&gt;[.BD16];&quot;&quot;)" office:value-type="string" office:string-value="" calcext:value-type="error">
            <text:p>#NAME?</text:p>
          </table:table-cell>
          <table:table-cell table:style-name="ce22" table:formula="of:=ifs([.BE15]&gt;[.$C14];&quot;H&quot;;[.BE16]&lt;[.$C15];&quot;C&quot;;[.$C14]&lt;[.BE15]&amp;[.$C15]&gt;[.BE16];&quot;&quot;)" office:value-type="string" office:string-value="" calcext:value-type="error">
            <text:p>#NAME?</text:p>
          </table:table-cell>
          <table:table-cell table:style-name="ce22" table:formula="of:=ifs([.BF15]&gt;[.$C14];&quot;H&quot;;[.BF16]&lt;[.$C15];&quot;C&quot;;[.$C14]&lt;[.BF15]&amp;[.$C15]&gt;[.BF16];&quot;&quot;)" office:value-type="string" office:string-value="" calcext:value-type="error">
            <text:p>#NAME?</text:p>
          </table:table-cell>
          <table:table-cell table:style-name="ce22" table:formula="of:=ifs([.BG15]&gt;[.$C14];&quot;H&quot;;[.BG16]&lt;[.$C15];&quot;C&quot;;[.$C14]&lt;[.BG15]&amp;[.$C15]&gt;[.BG16];&quot;&quot;)" office:value-type="string" office:string-value="" calcext:value-type="error">
            <text:p>#NAME?</text:p>
          </table:table-cell>
          <table:table-cell table:style-name="ce22" table:formula="of:=ifs([.BH15]&gt;[.$C14];&quot;H&quot;;[.BH16]&lt;[.$C15];&quot;C&quot;;[.$C14]&lt;[.BH15]&amp;[.$C15]&gt;[.BH16];&quot;&quot;)" office:value-type="string" office:string-value="" calcext:value-type="error">
            <text:p>#NAME?</text:p>
          </table:table-cell>
          <table:table-cell table:style-name="ce13"/>
          <table:table-cell table:style-name="ce2"/>
          <table:table-cell table:number-columns-repeated="962"/>
        </table:table-row>
        <table:table-row table:style-name="ro1">
          <table:table-cell table:style-name="ce2"/>
          <table:table-cell table:style-name="ce4" office:value-type="string" calcext:value-type="string">
            <text:p>Crop Temp Min</text:p>
          </table:table-cell>
          <table:table-cell table:style-name="ce4" table:formula="of:=ifs([.$B$13]=[$'Crop Data'.$B$1];[$'Crop Data'.B3];[.$B$13]=[$'Crop Data'.$C$1];[$'Crop Data'.C3];[.$B$13]=[$'Crop Data'.$D$1];[$'Crop Data'.D3];[.$B$13]=[$'Crop Data'.$E$1];[$'Crop Data'.E3];[.$B$13]=[$'Crop Data'.$F$1];[$'Crop Data'.F3];[.$B$13]=[$'Crop Data'.$G$1];[$'Crop Data'.G3];[.$B$13]=[$'Crop Data'.$H$1];[$'Crop Data'.H3];[.$B$13]=[$'Crop Data'.$I$1];[$'Crop Data'.I3];[.$B$13]=[$'Crop Data'.$J$1];[$'Crop Data'.J3];[.$B$13]=[$'Crop Data'.$K$1];[$'Crop Data'.K3];[.$B$13]=[$'Crop Data'.$L$1];[$'Crop Data'.L3];[.$B$13]=[$'Crop Data'.$M$1];[$'Crop Data'.M3];[.$B$13]=[$'Crop Data'.$N$1];[$'Crop Data'.N3];[.$B$13]=[$'Crop Data'.$O$1];[$'Crop Data'.O3];[.$B$13]=[$'Crop Data'.$P$1];[$'Crop Data'.P3];[.$B$13]=[$'Crop Data'.$Q$1];[$'Crop Data'.Q3];[.$B$13]=[$'Crop Data'.$R$1];[$'Crop Data'.R3])" office:value-type="float" office:value="-5" calcext:value-type="float">
            <text:p>-5</text:p>
          </table:table-cell>
          <table:table-cell table:style-name="ce2"/>
          <table:table-cell table:style-name="ce14"/>
          <table:table-cell table:style-name="ce15" office:value-type="string" calcext:value-type="string">
            <text:p>High</text:p>
          </table:table-cell>
          <table:table-cell table:style-name="ce19" table:formula="of:=[$'Planting Maths'.BD133]" office:value-type="float" office:value="29.23451096" calcext:value-type="float">
            <text:p>29</text:p>
          </table:table-cell>
          <table:table-cell table:style-name="ce19" table:formula="of:=[$'Planting Maths'.BE133]" office:value-type="float" office:value="29.28619586" calcext:value-type="float">
            <text:p>29</text:p>
          </table:table-cell>
          <table:table-cell table:style-name="ce19" table:formula="of:=[$'Planting Maths'.BF133]" office:value-type="float" office:value="29.31032667" calcext:value-type="float">
            <text:p>29</text:p>
          </table:table-cell>
          <table:table-cell table:style-name="ce19" table:formula="of:=[$'Planting Maths'.BG133]" office:value-type="float" office:value="29.31695954" calcext:value-type="float">
            <text:p>29</text:p>
          </table:table-cell>
          <table:table-cell table:style-name="ce19" table:formula="of:=[$'Planting Maths'.BH133]" office:value-type="float" office:value="29.31695954" calcext:value-type="float">
            <text:p>29</text:p>
          </table:table-cell>
          <table:table-cell table:style-name="ce19" table:formula="of:=[$'Planting Maths'.BI133]" office:value-type="float" office:value="29.31032667" calcext:value-type="float">
            <text:p>29</text:p>
          </table:table-cell>
          <table:table-cell table:style-name="ce19" table:formula="of:=[$'Planting Maths'.BJ133]" office:value-type="float" office:value="29.28619586" calcext:value-type="float">
            <text:p>29</text:p>
          </table:table-cell>
          <table:table-cell table:style-name="ce19" table:formula="of:=[$'Planting Maths'.BK133]" office:value-type="float" office:value="29.23451096" calcext:value-type="float">
            <text:p>29</text:p>
          </table:table-cell>
          <table:table-cell table:style-name="ce19" table:formula="of:=[$'Planting Maths'.BL133]" office:value-type="float" office:value="29.14650492" calcext:value-type="float">
            <text:p>29</text:p>
          </table:table-cell>
          <table:table-cell table:style-name="ce19" table:formula="of:=[$'Planting Maths'.BM133]" office:value-type="float" office:value="29.01464715" calcext:value-type="float">
            <text:p>29</text:p>
          </table:table-cell>
          <table:table-cell table:style-name="ce19" table:formula="of:=[$'Planting Maths'.BN133]" office:value-type="float" office:value="28.8325909" calcext:value-type="float">
            <text:p>29</text:p>
          </table:table-cell>
          <table:table-cell table:style-name="ce19" table:formula="of:=[$'Planting Maths'.BO133]" office:value-type="float" office:value="28.59512065" calcext:value-type="float">
            <text:p>29</text:p>
          </table:table-cell>
          <table:table-cell table:style-name="ce19" table:formula="of:=[$'Planting Maths'.BP133]" office:value-type="float" office:value="28.29809951" calcext:value-type="float">
            <text:p>28</text:p>
          </table:table-cell>
          <table:table-cell table:style-name="ce19" table:formula="of:=[$'Planting Maths'.BQ133]" office:value-type="float" office:value="27.9384166" calcext:value-type="float">
            <text:p>28</text:p>
          </table:table-cell>
          <table:table-cell table:style-name="ce19" table:formula="of:=[$'Planting Maths'.BR133]" office:value-type="float" office:value="27.5139344" calcext:value-type="float">
            <text:p>28</text:p>
          </table:table-cell>
          <table:table-cell table:style-name="ce19" table:formula="of:=[$'Planting Maths'.BS133]" office:value-type="float" office:value="27.02343619" calcext:value-type="float">
            <text:p>27</text:p>
          </table:table-cell>
          <table:table-cell table:style-name="ce19" table:formula="of:=[$'Planting Maths'.BT133]" office:value-type="float" office:value="26.46657338" calcext:value-type="float">
            <text:p>26</text:p>
          </table:table-cell>
          <table:table-cell table:style-name="ce19" table:formula="of:=[$'Planting Maths'.BU133]" office:value-type="float" office:value="25.84381293" calcext:value-type="float">
            <text:p>26</text:p>
          </table:table-cell>
          <table:table-cell table:style-name="ce19" table:formula="of:=[$'Planting Maths'.BV133]" office:value-type="float" office:value="25.15638475" calcext:value-type="float">
            <text:p>25</text:p>
          </table:table-cell>
          <table:table-cell table:style-name="ce19" table:formula="of:=[$'Planting Maths'.BW133]" office:value-type="float" office:value="24.40622901" calcext:value-type="float">
            <text:p>24</text:p>
          </table:table-cell>
          <table:table-cell table:style-name="ce19" table:formula="of:=[$'Planting Maths'.BX133]" office:value-type="float" office:value="23.59594362" calcext:value-type="float">
            <text:p>24</text:p>
          </table:table-cell>
          <table:table-cell table:style-name="ce19" table:formula="of:=[$'Planting Maths'.BY133]" office:value-type="float" office:value="22.72873153" calcext:value-type="float">
            <text:p>23</text:p>
          </table:table-cell>
          <table:table-cell table:style-name="ce19" table:formula="of:=[$'Planting Maths'.BZ133]" office:value-type="float" office:value="21.80834819" calcext:value-type="float">
            <text:p>22</text:p>
          </table:table-cell>
          <table:table-cell table:style-name="ce19" table:formula="of:=[$'Planting Maths'.CA133]" office:value-type="float" office:value="20.83904887" calcext:value-type="float">
            <text:p>21</text:p>
          </table:table-cell>
          <table:table-cell table:style-name="ce19" table:formula="of:=[$'Planting Maths'.CB133]" office:value-type="float" office:value="19.82553609" calcext:value-type="float">
            <text:p>20</text:p>
          </table:table-cell>
          <table:table-cell table:style-name="ce19" table:formula="of:=[$'Planting Maths'.CC133]" office:value-type="float" office:value="18.77290696" calcext:value-type="float">
            <text:p>19</text:p>
          </table:table-cell>
          <table:table-cell table:style-name="ce19" table:formula="of:=[$'Planting Maths'.CD133]" office:value-type="float" office:value="17.68660062" calcext:value-type="float">
            <text:p>18</text:p>
          </table:table-cell>
          <table:table-cell table:style-name="ce19" table:formula="of:=[$'Planting Maths'.CE133]" office:value-type="float" office:value="16.57234559" calcext:value-type="float">
            <text:p>17</text:p>
          </table:table-cell>
          <table:table-cell table:style-name="ce19" table:formula="of:=[$'Planting Maths'.CF133]" office:value-type="float" office:value="15.43610714" calcext:value-type="float">
            <text:p>15</text:p>
          </table:table-cell>
          <table:table-cell table:style-name="ce19" table:formula="of:=[$'Planting Maths'.CG133]" office:value-type="float" office:value="14.2840347" calcext:value-type="float">
            <text:p>14</text:p>
          </table:table-cell>
          <table:table-cell table:style-name="ce19" table:formula="of:=[$'Planting Maths'.CH133]" office:value-type="float" office:value="13.12240927" calcext:value-type="float">
            <text:p>13</text:p>
          </table:table-cell>
          <table:table-cell table:style-name="ce19" table:formula="of:=[$'Planting Maths'.CI133]" office:value-type="float" office:value="11.95759073" calcext:value-type="float">
            <text:p>12</text:p>
          </table:table-cell>
          <table:table-cell table:style-name="ce19" table:formula="of:=[$'Planting Maths'.CJ133]" office:value-type="float" office:value="10.7959653" calcext:value-type="float">
            <text:p>11</text:p>
          </table:table-cell>
          <table:table-cell table:style-name="ce19" table:formula="of:=[$'Planting Maths'.CK133]" office:value-type="float" office:value="9.643892865" calcext:value-type="float">
            <text:p>10</text:p>
          </table:table-cell>
          <table:table-cell table:style-name="ce19" table:formula="of:=[$'Planting Maths'.CL133]" office:value-type="float" office:value="8.507654412" calcext:value-type="float">
            <text:p>9</text:p>
          </table:table-cell>
          <table:table-cell table:style-name="ce19" table:formula="of:=[$'Planting Maths'.CM133]" office:value-type="float" office:value="7.393399375" calcext:value-type="float">
            <text:p>7</text:p>
          </table:table-cell>
          <table:table-cell table:style-name="ce19" table:formula="of:=[$'Planting Maths'.CN133]" office:value-type="float" office:value="6.307093037" calcext:value-type="float">
            <text:p>6</text:p>
          </table:table-cell>
          <table:table-cell table:style-name="ce19" table:formula="of:=[$'Planting Maths'.CO133]" office:value-type="float" office:value="5.254463912" calcext:value-type="float">
            <text:p>5</text:p>
          </table:table-cell>
          <table:table-cell table:style-name="ce19" table:formula="of:=[$'Planting Maths'.CP133]" office:value-type="float" office:value="4.240951126" calcext:value-type="float">
            <text:p>4</text:p>
          </table:table-cell>
          <table:table-cell table:style-name="ce19" table:formula="of:=[$'Planting Maths'.CQ133]" office:value-type="float" office:value="3.271651808" calcext:value-type="float">
            <text:p>3</text:p>
          </table:table-cell>
          <table:table-cell table:style-name="ce19" table:formula="of:=[$'Planting Maths'.CR133]" office:value-type="float" office:value="2.351268468" calcext:value-type="float">
            <text:p>2</text:p>
          </table:table-cell>
          <table:table-cell table:style-name="ce19" table:formula="of:=[$'Planting Maths'.CS133]" office:value-type="float" office:value="1.484056385" calcext:value-type="float">
            <text:p>1</text:p>
          </table:table-cell>
          <table:table-cell table:style-name="ce19" table:formula="of:=[$'Planting Maths'.CT133]" office:value-type="float" office:value="0.6737709905" calcext:value-type="float">
            <text:p>1</text:p>
          </table:table-cell>
          <table:table-cell table:style-name="ce19" table:formula="of:=[$'Planting Maths'.CU133]" office:value-type="float" office:value="-0.07638474594" calcext:value-type="float">
            <text:p>0</text:p>
          </table:table-cell>
          <table:table-cell table:style-name="ce19" table:formula="of:=[$'Planting Maths'.CV133]" office:value-type="float" office:value="-0.763812934" calcext:value-type="float">
            <text:p>-1</text:p>
          </table:table-cell>
          <table:table-cell table:style-name="ce19" table:formula="of:=[$'Planting Maths'.CW133]" office:value-type="float" office:value="-1.386573377" calcext:value-type="float">
            <text:p>-1</text:p>
          </table:table-cell>
          <table:table-cell table:style-name="ce19" table:formula="of:=[$'Planting Maths'.CX133]" office:value-type="float" office:value="-1.943436187" calcext:value-type="float">
            <text:p>-2</text:p>
          </table:table-cell>
          <table:table-cell table:style-name="ce19" table:formula="of:=[$'Planting Maths'.CY133]" office:value-type="float" office:value="-2.433934402" calcext:value-type="float">
            <text:p>-2</text:p>
          </table:table-cell>
          <table:table-cell table:style-name="ce19" table:formula="of:=[$'Planting Maths'.CZ133]" office:value-type="float" office:value="-2.8584166" calcext:value-type="float">
            <text:p>-3</text:p>
          </table:table-cell>
          <table:table-cell table:style-name="ce19" table:formula="of:=[$'Planting Maths'.DA133]" office:value-type="float" office:value="-3.218099514" calcext:value-type="float">
            <text:p>-3</text:p>
          </table:table-cell>
          <table:table-cell table:style-name="ce19" table:formula="of:=[$'Planting Maths'.DB133]" office:value-type="float" office:value="-3.515120649" calcext:value-type="float">
            <text:p>-4</text:p>
          </table:table-cell>
          <table:table-cell table:style-name="ce19" table:formula="of:=[$'Planting Maths'.DC133]" office:value-type="float" office:value="-3.752590896" calcext:value-type="float">
            <text:p>-4</text:p>
          </table:table-cell>
          <table:table-cell table:style-name="ce19" table:formula="of:=[$'Planting Maths'.DD133]" office:value-type="float" office:value="-3.934647151" calcext:value-type="float">
            <text:p>-4</text:p>
          </table:table-cell>
          <table:table-cell table:style-name="ce19" table:formula="of:=[$'Planting Maths'.DE133]" office:value-type="float" office:value="-4.066504924" calcext:value-type="float">
            <text:p>-4</text:p>
          </table:table-cell>
          <table:table-cell table:style-name="ce13"/>
          <table:table-cell table:style-name="ce2"/>
          <table:table-cell table:number-columns-repeated="962"/>
        </table:table-row>
        <table:table-row table:style-name="ro1">
          <table:table-cell table:style-name="ce2"/>
          <table:table-cell table:style-name="ce4" office:value-type="string" calcext:value-type="string">
            <text:p>Used Nutrient</text:p>
          </table:table-cell>
          <table:table-cell table:style-name="ce9" table:formula="of:=ifs([.$B$13]=[$'Crop Data'.$B$1];[$'Crop Data'.B4];[.$B$13]=[$'Crop Data'.$C$1];[$'Crop Data'.C4];[.$B$13]=[$'Crop Data'.$D$1];[$'Crop Data'.D4];[.$B$13]=[$'Crop Data'.$E$1];[$'Crop Data'.E4];[.$B$13]=[$'Crop Data'.$F$1];[$'Crop Data'.F4];[.$B$13]=[$'Crop Data'.$G$1];[$'Crop Data'.G4];[.$B$13]=[$'Crop Data'.$H$1];[$'Crop Data'.H4];[.$B$13]=[$'Crop Data'.$I$1];[$'Crop Data'.I4];[.$B$13]=[$'Crop Data'.$J$1];[$'Crop Data'.J4];[.$B$13]=[$'Crop Data'.$K$1];[$'Crop Data'.K4];[.$B$13]=[$'Crop Data'.$L$1];[$'Crop Data'.L4];[.$B$13]=[$'Crop Data'.$M$1];[$'Crop Data'.M4];[.$B$13]=[$'Crop Data'.$N$1];[$'Crop Data'.N4];[.$B$13]=[$'Crop Data'.$O$1];[$'Crop Data'.O4];[.$B$13]=[$'Crop Data'.$P$1];[$'Crop Data'.P4];[.$B$13]=[$'Crop Data'.$Q$1];[$'Crop Data'.Q4];[.$B$13]=[$'Crop Data'.$R$1];[$'Crop Data'.R4])" office:value-type="string" office:string-value="" calcext:value-type="error">
            <text:p>#NAME?</text:p>
          </table:table-cell>
          <table:table-cell table:style-name="ce2"/>
          <table:table-cell table:style-name="ce14"/>
          <table:table-cell table:style-name="ce15" office:value-type="string" calcext:value-type="string">
            <text:p>Low</text:p>
          </table:table-cell>
          <table:table-cell table:style-name="ce19" table:formula="of:=[$'Planting Maths'.BD132]" office:value-type="float" office:value="19.55451096" calcext:value-type="float">
            <text:p>20</text:p>
          </table:table-cell>
          <table:table-cell table:style-name="ce19" table:formula="of:=[$'Planting Maths'.BE132]" office:value-type="float" office:value="19.60619586" calcext:value-type="float">
            <text:p>20</text:p>
          </table:table-cell>
          <table:table-cell table:style-name="ce19" table:formula="of:=[$'Planting Maths'.BF132]" office:value-type="float" office:value="19.63032667" calcext:value-type="float">
            <text:p>20</text:p>
          </table:table-cell>
          <table:table-cell table:style-name="ce19" table:formula="of:=[$'Planting Maths'.BG132]" office:value-type="float" office:value="19.63695954" calcext:value-type="float">
            <text:p>20</text:p>
          </table:table-cell>
          <table:table-cell table:style-name="ce19" table:formula="of:=[$'Planting Maths'.BH132]" office:value-type="float" office:value="19.63695954" calcext:value-type="float">
            <text:p>20</text:p>
          </table:table-cell>
          <table:table-cell table:style-name="ce19" table:formula="of:=[$'Planting Maths'.BI132]" office:value-type="float" office:value="19.63032667" calcext:value-type="float">
            <text:p>20</text:p>
          </table:table-cell>
          <table:table-cell table:style-name="ce19" table:formula="of:=[$'Planting Maths'.BJ132]" office:value-type="float" office:value="19.60619586" calcext:value-type="float">
            <text:p>20</text:p>
          </table:table-cell>
          <table:table-cell table:style-name="ce19" table:formula="of:=[$'Planting Maths'.BK132]" office:value-type="float" office:value="19.55451096" calcext:value-type="float">
            <text:p>20</text:p>
          </table:table-cell>
          <table:table-cell table:style-name="ce19" table:formula="of:=[$'Planting Maths'.BL132]" office:value-type="float" office:value="19.46650492" calcext:value-type="float">
            <text:p>19</text:p>
          </table:table-cell>
          <table:table-cell table:style-name="ce19" table:formula="of:=[$'Planting Maths'.BM132]" office:value-type="float" office:value="19.33464715" calcext:value-type="float">
            <text:p>19</text:p>
          </table:table-cell>
          <table:table-cell table:style-name="ce19" table:formula="of:=[$'Planting Maths'.BN132]" office:value-type="float" office:value="19.1525909" calcext:value-type="float">
            <text:p>19</text:p>
          </table:table-cell>
          <table:table-cell table:style-name="ce19" table:formula="of:=[$'Planting Maths'.BO132]" office:value-type="float" office:value="18.91512065" calcext:value-type="float">
            <text:p>19</text:p>
          </table:table-cell>
          <table:table-cell table:style-name="ce19" table:formula="of:=[$'Planting Maths'.BP132]" office:value-type="float" office:value="18.61809951" calcext:value-type="float">
            <text:p>19</text:p>
          </table:table-cell>
          <table:table-cell table:style-name="ce19" table:formula="of:=[$'Planting Maths'.BQ132]" office:value-type="float" office:value="18.2584166" calcext:value-type="float">
            <text:p>18</text:p>
          </table:table-cell>
          <table:table-cell table:style-name="ce19" table:formula="of:=[$'Planting Maths'.BR132]" office:value-type="float" office:value="17.8339344" calcext:value-type="float">
            <text:p>18</text:p>
          </table:table-cell>
          <table:table-cell table:style-name="ce19" table:formula="of:=[$'Planting Maths'.BS132]" office:value-type="float" office:value="17.34343619" calcext:value-type="float">
            <text:p>17</text:p>
          </table:table-cell>
          <table:table-cell table:style-name="ce19" table:formula="of:=[$'Planting Maths'.BT132]" office:value-type="float" office:value="16.78657338" calcext:value-type="float">
            <text:p>17</text:p>
          </table:table-cell>
          <table:table-cell table:style-name="ce19" table:formula="of:=[$'Planting Maths'.BU132]" office:value-type="float" office:value="16.16381293" calcext:value-type="float">
            <text:p>16</text:p>
          </table:table-cell>
          <table:table-cell table:style-name="ce19" table:formula="of:=[$'Planting Maths'.BV132]" office:value-type="float" office:value="15.47638475" calcext:value-type="float">
            <text:p>15</text:p>
          </table:table-cell>
          <table:table-cell table:style-name="ce19" table:formula="of:=[$'Planting Maths'.BW132]" office:value-type="float" office:value="14.72622901" calcext:value-type="float">
            <text:p>15</text:p>
          </table:table-cell>
          <table:table-cell table:style-name="ce19" table:formula="of:=[$'Planting Maths'.BX132]" office:value-type="float" office:value="13.91594362" calcext:value-type="float">
            <text:p>14</text:p>
          </table:table-cell>
          <table:table-cell table:style-name="ce19" table:formula="of:=[$'Planting Maths'.BY132]" office:value-type="float" office:value="13.04873153" calcext:value-type="float">
            <text:p>13</text:p>
          </table:table-cell>
          <table:table-cell table:style-name="ce19" table:formula="of:=[$'Planting Maths'.BZ132]" office:value-type="float" office:value="12.12834819" calcext:value-type="float">
            <text:p>12</text:p>
          </table:table-cell>
          <table:table-cell table:style-name="ce19" table:formula="of:=[$'Planting Maths'.CA132]" office:value-type="float" office:value="11.15904887" calcext:value-type="float">
            <text:p>11</text:p>
          </table:table-cell>
          <table:table-cell table:style-name="ce19" table:formula="of:=[$'Planting Maths'.CB132]" office:value-type="float" office:value="10.14553609" calcext:value-type="float">
            <text:p>10</text:p>
          </table:table-cell>
          <table:table-cell table:style-name="ce19" table:formula="of:=[$'Planting Maths'.CC132]" office:value-type="float" office:value="9.092906963" calcext:value-type="float">
            <text:p>9</text:p>
          </table:table-cell>
          <table:table-cell table:style-name="ce19" table:formula="of:=[$'Planting Maths'.CD132]" office:value-type="float" office:value="8.006600625" calcext:value-type="float">
            <text:p>8</text:p>
          </table:table-cell>
          <table:table-cell table:style-name="ce19" table:formula="of:=[$'Planting Maths'.CE132]" office:value-type="float" office:value="6.892345588" calcext:value-type="float">
            <text:p>7</text:p>
          </table:table-cell>
          <table:table-cell table:style-name="ce19" table:formula="of:=[$'Planting Maths'.CF132]" office:value-type="float" office:value="5.756107135" calcext:value-type="float">
            <text:p>6</text:p>
          </table:table-cell>
          <table:table-cell table:style-name="ce19" table:formula="of:=[$'Planting Maths'.CG132]" office:value-type="float" office:value="4.604034703" calcext:value-type="float">
            <text:p>5</text:p>
          </table:table-cell>
          <table:table-cell table:style-name="ce19" table:formula="of:=[$'Planting Maths'.CH132]" office:value-type="float" office:value="3.442409269" calcext:value-type="float">
            <text:p>3</text:p>
          </table:table-cell>
          <table:table-cell table:style-name="ce19" table:formula="of:=[$'Planting Maths'.CI132]" office:value-type="float" office:value="2.277590731" calcext:value-type="float">
            <text:p>2</text:p>
          </table:table-cell>
          <table:table-cell table:style-name="ce19" table:formula="of:=[$'Planting Maths'.CJ132]" office:value-type="float" office:value="1.115965297" calcext:value-type="float">
            <text:p>1</text:p>
          </table:table-cell>
          <table:table-cell table:style-name="ce19" table:formula="of:=[$'Planting Maths'.CK132]" office:value-type="float" office:value="-0.03610713507" calcext:value-type="float">
            <text:p>0</text:p>
          </table:table-cell>
          <table:table-cell table:style-name="ce19" table:formula="of:=[$'Planting Maths'.CL132]" office:value-type="float" office:value="-1.172345588" calcext:value-type="float">
            <text:p>-1</text:p>
          </table:table-cell>
          <table:table-cell table:style-name="ce19" table:formula="of:=[$'Planting Maths'.CM132]" office:value-type="float" office:value="-2.286600625" calcext:value-type="float">
            <text:p>-2</text:p>
          </table:table-cell>
          <table:table-cell table:style-name="ce19" table:formula="of:=[$'Planting Maths'.CN132]" office:value-type="float" office:value="-3.372906963" calcext:value-type="float">
            <text:p>-3</text:p>
          </table:table-cell>
          <table:table-cell table:style-name="ce19" table:formula="of:=[$'Planting Maths'.CO132]" office:value-type="float" office:value="-4.425536088" calcext:value-type="float">
            <text:p>-4</text:p>
          </table:table-cell>
          <table:table-cell table:style-name="ce19" table:formula="of:=[$'Planting Maths'.CP132]" office:value-type="float" office:value="-5.439048874" calcext:value-type="float">
            <text:p>-5</text:p>
          </table:table-cell>
          <table:table-cell table:style-name="ce19" table:formula="of:=[$'Planting Maths'.CQ132]" office:value-type="float" office:value="-6.408348192" calcext:value-type="float">
            <text:p>-6</text:p>
          </table:table-cell>
          <table:table-cell table:style-name="ce19" table:formula="of:=[$'Planting Maths'.CR132]" office:value-type="float" office:value="-7.328731532" calcext:value-type="float">
            <text:p>-7</text:p>
          </table:table-cell>
          <table:table-cell table:style-name="ce19" table:formula="of:=[$'Planting Maths'.CS132]" office:value-type="float" office:value="-8.195943615" calcext:value-type="float">
            <text:p>-8</text:p>
          </table:table-cell>
          <table:table-cell table:style-name="ce19" table:formula="of:=[$'Planting Maths'.CT132]" office:value-type="float" office:value="-9.006229009" calcext:value-type="float">
            <text:p>-9</text:p>
          </table:table-cell>
          <table:table-cell table:style-name="ce19" table:formula="of:=[$'Planting Maths'.CU132]" office:value-type="float" office:value="-9.756384746" calcext:value-type="float">
            <text:p>-10</text:p>
          </table:table-cell>
          <table:table-cell table:style-name="ce19" table:formula="of:=[$'Planting Maths'.CV132]" office:value-type="float" office:value="-10.44381293" calcext:value-type="float">
            <text:p>-10</text:p>
          </table:table-cell>
          <table:table-cell table:style-name="ce19" table:formula="of:=[$'Planting Maths'.CW132]" office:value-type="float" office:value="-11.06657338" calcext:value-type="float">
            <text:p>-11</text:p>
          </table:table-cell>
          <table:table-cell table:style-name="ce19" table:formula="of:=[$'Planting Maths'.CX132]" office:value-type="float" office:value="-11.62343619" calcext:value-type="float">
            <text:p>-12</text:p>
          </table:table-cell>
          <table:table-cell table:style-name="ce19" table:formula="of:=[$'Planting Maths'.CY132]" office:value-type="float" office:value="-12.1139344" calcext:value-type="float">
            <text:p>-12</text:p>
          </table:table-cell>
          <table:table-cell table:style-name="ce19" table:formula="of:=[$'Planting Maths'.CZ132]" office:value-type="float" office:value="-12.5384166" calcext:value-type="float">
            <text:p>-13</text:p>
          </table:table-cell>
          <table:table-cell table:style-name="ce19" table:formula="of:=[$'Planting Maths'.DA132]" office:value-type="float" office:value="-12.89809951" calcext:value-type="float">
            <text:p>-13</text:p>
          </table:table-cell>
          <table:table-cell table:style-name="ce19" table:formula="of:=[$'Planting Maths'.DB132]" office:value-type="float" office:value="-13.19512065" calcext:value-type="float">
            <text:p>-13</text:p>
          </table:table-cell>
          <table:table-cell table:style-name="ce19" table:formula="of:=[$'Planting Maths'.DC132]" office:value-type="float" office:value="-13.4325909" calcext:value-type="float">
            <text:p>-13</text:p>
          </table:table-cell>
          <table:table-cell table:style-name="ce19" table:formula="of:=[$'Planting Maths'.DD132]" office:value-type="float" office:value="-13.61464715" calcext:value-type="float">
            <text:p>-14</text:p>
          </table:table-cell>
          <table:table-cell table:style-name="ce19" table:formula="of:=[$'Planting Maths'.DE132]" office:value-type="float" office:value="-13.74650492" calcext:value-type="float">
            <text:p>-14</text:p>
          </table:table-cell>
          <table:table-cell table:style-name="ce13"/>
          <table:table-cell table:style-name="ce2"/>
          <table:table-cell table:number-columns-repeated="962"/>
        </table:table-row>
        <table:table-row table:style-name="ro1">
          <table:table-cell table:style-name="ce2"/>
          <table:table-cell table:style-name="ce4" office:value-type="string" calcext:value-type="string">
            <text:p>Growth Time</text:p>
          </table:table-cell>
          <table:table-cell table:style-name="ce10" table:formula="of:=ifs([.$B$13]=[$'Crop Data'.$B$1];[$'Crop Data'.B5];[.$B$13]=[$'Crop Data'.$C$1];[$'Crop Data'.C5];[.$B$13]=[$'Crop Data'.$D$1];[$'Crop Data'.D5];[.$B$13]=[$'Crop Data'.$E$1];[$'Crop Data'.E5];[.$B$13]=[$'Crop Data'.$F$1];[$'Crop Data'.F5];[.$B$13]=[$'Crop Data'.$G$1];[$'Crop Data'.G5];[.$B$13]=[$'Crop Data'.$H$1];[$'Crop Data'.H5];[.$B$13]=[$'Crop Data'.$I$1];[$'Crop Data'.I5];[.$B$13]=[$'Crop Data'.$J$1];[$'Crop Data'.J5];[.$B$13]=[$'Crop Data'.$K$1];[$'Crop Data'.K5];[.$B$13]=[$'Crop Data'.$L$1];[$'Crop Data'.L5];[.$B$13]=[$'Crop Data'.$M$1];[$'Crop Data'.M5];[.$B$13]=[$'Crop Data'.$N$1];[$'Crop Data'.N5];[.$B$13]=[$'Crop Data'.$O$1];[$'Crop Data'.O5];[.$B$13]=[$'Crop Data'.$P$1];[$'Crop Data'.P5];[.$B$13]=[$'Crop Data'.$Q$1];[$'Crop Data'.Q5];[.$B$13]=[$'Crop Data'.$R$1];[$'Crop Data'.R5])/[.C8]" office:value-type="float" office:value="9.183673469" calcext:value-type="float">
            <text:p>9.18</text:p>
          </table:table-cell>
          <table:table-cell table:style-name="ce2"/>
          <table:table-cell table:style-name="ce13" table:number-columns-repeated="57"/>
          <table:table-cell table:style-name="ce2"/>
          <table:table-cell table:number-columns-repeated="962"/>
        </table:table-row>
        <table:table-row table:style-name="ro1">
          <table:table-cell table:style-name="ce2" table:number-columns-repeated="62"/>
          <table:table-cell table:number-columns-repeated="962"/>
        </table:table-row>
        <table:table-row table:style-name="ro1">
          <table:table-cell table:style-name="ce2"/>
          <table:table-cell table:style-name="ce6" office:value-type="string" calcext:value-type="string" table:number-columns-spanned="60" table:number-rows-spanned="3">
            <text:p><text:span text:style-name="T1">Instructions: </text:span><text:span text:style-name="T2">Make a copy</text:span><text:span text:style-name="T3"> to your drive to edit and use. You will need to use the two commands </text:span><text:span text:style-name="T4">/wgen pos climate</text:span><text:span text:style-name="T5"> to get the Year avg and rainfall % then </text:span><text:span text:style-name="T4">/wgen pos latitude</text:span><text:span text:style-name="T6"> to get the latitude. These values are specific to the exact location and elevation you are standing at. Enter those values into the sheet. The growth speed only affects the displayed growth time in the below crop section. Insurance will add a buffer to the temps, there is a yearly and daily temp noise which is not accounted for here. If your crops are in a green house, select it to add +5 degrees. Dates in blue are too cold, and red are too hot for the selcted crop. Video with more instructions. </text:span><text:span text:style-name="T4">https://youtu.be/Bmj_BEn0Hy4</text:span></text:p>
          </table:table-cell>
          <table:covered-table-cell table:number-columns-repeated="59"/>
          <table:table-cell table:style-name="ce2"/>
          <table:table-cell table:number-columns-repeated="962"/>
        </table:table-row>
        <table:table-row table:style-name="ro1">
          <table:table-cell table:style-name="ce2"/>
          <table:covered-table-cell table:number-columns-repeated="60"/>
          <table:table-cell table:style-name="ce2"/>
          <table:table-cell table:number-columns-repeated="962"/>
        </table:table-row>
        <table:table-row table:style-name="ro1">
          <table:table-cell table:style-name="ce2"/>
          <table:covered-table-cell table:number-columns-repeated="60"/>
          <table:table-cell table:style-name="ce2"/>
          <table:table-cell table:number-columns-repeated="962"/>
        </table:table-row>
        <table:table-row table:style-name="ro1">
          <table:table-cell table:style-name="ce2" table:number-columns-repeated="62"/>
          <table:table-cell table:number-columns-repeated="962"/>
        </table:table-row>
        <table:table-row table:style-name="ro2" table:number-rows-repeated="1048553">
          <table:table-cell table:number-columns-repeated="1024"/>
        </table:table-row>
        <table:table-row table:style-name="ro2">
          <table:table-cell table:number-columns-repeated="1024"/>
        </table:table-row>
        <calcext:conditional-formats>
          <calcext:conditional-format calcext:target-range-address="'Planting Calc'.G8:'Planting Calc'.BH8 'Planting Calc'.G14:'Planting Calc'.BH14">
            <calcext:condition calcext:apply-style-name="ConditionalStyle_1" calcext:value="=&quot;H&quot;" calcext:base-cell-address="'Planting Calc'.G8"/>
          </calcext:conditional-format>
          <calcext:conditional-format calcext:target-range-address="'Planting Calc'.G8:'Planting Calc'.BH8 'Planting Calc'.G14:'Planting Calc'.BH14">
            <calcext:condition calcext:apply-style-name="ConditionalStyle_2" calcext:value="=&quot;C&quot;" calcext:base-cell-address="'Planting Calc'.G8"/>
          </calcext:conditional-format>
        </calcext:conditional-formats>
      </table:table>
      <table:table table:name="Crop Data" table:style-name="ta2">
        <table:table-column table:style-name="co10" table:number-columns-repeated="1024" table:default-cell-style-name="Default"/>
        <table:table-row table:style-name="ro1">
          <table:table-cell table:style-name="ce44"/>
          <table:table-cell table:style-name="ce44" office:value-type="string" calcext:value-type="string">
            <text:p>Carrot</text:p>
          </table:table-cell>
          <table:table-cell table:style-name="ce44" office:value-type="string" calcext:value-type="string">
            <text:p>Flax</text:p>
          </table:table-cell>
          <table:table-cell table:style-name="ce44" office:value-type="string" calcext:value-type="string">
            <text:p>Onion</text:p>
          </table:table-cell>
          <table:table-cell table:style-name="ce44" office:value-type="string" calcext:value-type="string">
            <text:p>Spelt</text:p>
          </table:table-cell>
          <table:table-cell table:style-name="ce44" office:value-type="string" calcext:value-type="string">
            <text:p>Turnip</text:p>
          </table:table-cell>
          <table:table-cell table:style-name="ce44" office:value-type="string" calcext:value-type="string">
            <text:p>Parsnip</text:p>
          </table:table-cell>
          <table:table-cell table:style-name="ce44" office:value-type="string" calcext:value-type="string">
            <text:p>Rye</text:p>
          </table:table-cell>
          <table:table-cell table:style-name="ce44" office:value-type="string" calcext:value-type="string">
            <text:p>Rice</text:p>
          </table:table-cell>
          <table:table-cell table:style-name="ce44" office:value-type="string" calcext:value-type="string">
            <text:p>Soybean</text:p>
          </table:table-cell>
          <table:table-cell table:style-name="ce44" office:value-type="string" calcext:value-type="string">
            <text:p>Amaranth</text:p>
          </table:table-cell>
          <table:table-cell table:style-name="ce44" office:value-type="string" calcext:value-type="string">
            <text:p>Bell Pepper</text:p>
          </table:table-cell>
          <table:table-cell table:style-name="ce44" office:value-type="string" calcext:value-type="string">
            <text:p>Cassava</text:p>
          </table:table-cell>
          <table:table-cell table:style-name="ce44" office:value-type="string" calcext:value-type="string">
            <text:p>Peanut</text:p>
          </table:table-cell>
          <table:table-cell table:style-name="ce44" office:value-type="string" calcext:value-type="string">
            <text:p>Pineapple</text:p>
          </table:table-cell>
          <table:table-cell table:style-name="ce44" office:value-type="string" calcext:value-type="string">
            <text:p>Sunflower</text:p>
          </table:table-cell>
          <table:table-cell table:style-name="ce44" office:value-type="string" calcext:value-type="string">
            <text:p>Pumpkin</text:p>
          </table:table-cell>
          <table:table-cell table:style-name="ce44" office:value-type="string" calcext:value-type="string">
            <text:p>Cabbage</text:p>
          </table:table-cell>
          <table:table-cell table:number-columns-repeated="1006"/>
        </table:table-row>
        <table:table-row table:style-name="ro1">
          <table:table-cell table:style-name="ce44" office:value-type="string" calcext:value-type="string">
            <text:p>Max</text:p>
          </table:table-cell>
          <table:table-cell table:style-name="ce44" office:value-type="float" office:value="32" calcext:value-type="float">
            <text:p>32</text:p>
          </table:table-cell>
          <table:table-cell table:number-columns-repeated="3" table:style-name="ce44" office:value-type="float" office:value="40" calcext:value-type="float">
            <text:p>40</text:p>
          </table:table-cell>
          <table:table-cell table:style-name="ce44" office:value-type="float" office:value="27" calcext:value-type="float">
            <text:p>27</text:p>
          </table:table-cell>
          <table:table-cell table:style-name="ce44" office:value-type="float" office:value="32" calcext:value-type="float">
            <text:p>32</text:p>
          </table:table-cell>
          <table:table-cell table:style-name="ce44" office:value-type="float" office:value="27" calcext:value-type="float">
            <text:p>27</text:p>
          </table:table-cell>
          <table:table-cell table:style-name="ce44" office:value-type="float" office:value="46" calcext:value-type="float">
            <text:p>46</text:p>
          </table:table-cell>
          <table:table-cell table:style-name="ce44" office:value-type="float" office:value="40" calcext:value-type="float">
            <text:p>40</text:p>
          </table:table-cell>
          <table:table-cell table:style-name="ce44" office:value-type="float" office:value="42" calcext:value-type="float">
            <text:p>42</text:p>
          </table:table-cell>
          <table:table-cell table:style-name="ce44" office:value-type="float" office:value="34" calcext:value-type="float">
            <text:p>34</text:p>
          </table:table-cell>
          <table:table-cell table:style-name="ce44" office:value-type="float" office:value="44" calcext:value-type="float">
            <text:p>44</text:p>
          </table:table-cell>
          <table:table-cell table:style-name="ce44" office:value-type="float" office:value="42" calcext:value-type="float">
            <text:p>42</text:p>
          </table:table-cell>
          <table:table-cell table:style-name="ce44" office:value-type="float" office:value="48" calcext:value-type="float">
            <text:p>48</text:p>
          </table:table-cell>
          <table:table-cell table:number-columns-repeated="2" table:style-name="ce44" office:value-type="float" office:value="40" calcext:value-type="float">
            <text:p>40</text:p>
          </table:table-cell>
          <table:table-cell table:style-name="ce44" office:value-type="float" office:value="35" calcext:value-type="float">
            <text:p>35</text:p>
          </table:table-cell>
          <table:table-cell table:number-columns-repeated="1006"/>
        </table:table-row>
        <table:table-row table:style-name="ro1">
          <table:table-cell table:style-name="ce44" office:value-type="string" calcext:value-type="string">
            <text:p>Min</text:p>
          </table:table-cell>
          <table:table-cell table:style-name="ce44" office:value-type="float" office:value="-10" calcext:value-type="float">
            <text:p>-10</text:p>
          </table:table-cell>
          <table:table-cell table:style-name="ce44" office:value-type="float" office:value="-5" calcext:value-type="float">
            <text:p>-5</text:p>
          </table:table-cell>
          <table:table-cell table:style-name="ce44" office:value-type="float" office:value="-1" calcext:value-type="float">
            <text:p>-1</text:p>
          </table:table-cell>
          <table:table-cell table:number-columns-repeated="2" table:style-name="ce44" office:value-type="float" office:value="-5" calcext:value-type="float">
            <text:p>-5</text:p>
          </table:table-cell>
          <table:table-cell table:style-name="ce44" office:value-type="float" office:value="-10" calcext:value-type="float">
            <text:p>-10</text:p>
          </table:table-cell>
          <table:table-cell table:style-name="ce44" office:value-type="float" office:value="-12" calcext:value-type="float">
            <text:p>-12</text:p>
          </table:table-cell>
          <table:table-cell table:style-name="ce44" office:value-type="float" office:value="8" calcext:value-type="float">
            <text:p>8</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8" calcext:value-type="float">
            <text:p>8</text:p>
          </table:table-cell>
          <table:table-cell table:style-name="ce44" office:value-type="float" office:value="4" calcext:value-type="float">
            <text:p>4</text:p>
          </table:table-cell>
          <table:table-cell table:style-name="ce44" office:value-type="float" office:value="10" calcext:value-type="float">
            <text:p>10</text:p>
          </table:table-cell>
          <table:table-cell table:style-name="ce44" office:value-type="float" office:value="6" calcext:value-type="float">
            <text:p>6</text:p>
          </table:table-cell>
          <table:table-cell table:number-columns-repeated="3" table:style-name="ce44" office:value-type="float" office:value="-5" calcext:value-type="float">
            <text:p>-5</text:p>
          </table:table-cell>
          <table:table-cell table:number-columns-repeated="1006"/>
        </table:table-row>
        <table:table-row table:style-name="ro1">
          <table:table-cell table:style-name="ce44" office:value-type="string" calcext:value-type="string">
            <text:p>Nutrient</text:p>
          </table:table-cell>
          <table:table-cell table:number-columns-repeated="2" table:style-name="ce45" office:value-type="string" calcext:value-type="string">
            <text:p>K</text:p>
          </table:table-cell>
          <table:table-cell table:style-name="ce45" office:value-type="string" calcext:value-type="string">
            <text:p>P</text:p>
          </table:table-cell>
          <table:table-cell table:number-columns-repeated="2" table:style-name="ce45" office:value-type="string" calcext:value-type="string">
            <text:p>N</text:p>
          </table:table-cell>
          <table:table-cell table:style-name="ce45" office:value-type="string" calcext:value-type="string">
            <text:p>P</text:p>
          </table:table-cell>
          <table:table-cell table:style-name="ce45" office:value-type="string" calcext:value-type="string">
            <text:p>N</text:p>
          </table:table-cell>
          <table:table-cell table:number-columns-repeated="2" table:style-name="ce45" office:value-type="string" calcext:value-type="string">
            <text:p>K</text:p>
          </table:table-cell>
          <table:table-cell table:number-columns-repeated="2" table:style-name="ce45" office:value-type="string" calcext:value-type="string">
            <text:p>N</text:p>
          </table:table-cell>
          <table:table-cell table:style-name="ce45" office:value-type="string" calcext:value-type="string">
            <text:p>K</text:p>
          </table:table-cell>
          <table:table-cell table:style-name="ce45" office:value-type="string" calcext:value-type="string">
            <text:p>P</text:p>
          </table:table-cell>
          <table:table-cell table:number-columns-repeated="2" table:style-name="ce45" office:value-type="string" calcext:value-type="string">
            <text:p>N</text:p>
          </table:table-cell>
          <table:table-cell table:style-name="ce45" office:value-type="string" calcext:value-type="string">
            <text:p>P</text:p>
          </table:table-cell>
          <table:table-cell table:style-name="ce45" office:value-type="string" calcext:value-type="string">
            <text:p>N</text:p>
          </table:table-cell>
          <table:table-cell table:style-name="ce45" table:number-columns-repeated="9"/>
          <table:table-cell table:number-columns-repeated="997"/>
        </table:table-row>
        <table:table-row table:style-name="ro1">
          <table:table-cell table:style-name="ce44" office:value-type="string" calcext:value-type="string">
            <text:p>Growth</text:p>
          </table:table-cell>
          <table:table-cell table:style-name="ce44" office:value-type="float" office:value="10.8" calcext:value-type="float">
            <text:p>10.8</text:p>
          </table:table-cell>
          <table:table-cell table:style-name="ce44" office:value-type="float" office:value="18" calcext:value-type="float">
            <text:p>18</text:p>
          </table:table-cell>
          <table:table-cell table:style-name="ce44" office:value-type="float" office:value="16.65" calcext:value-type="float">
            <text:p>16.65</text:p>
          </table:table-cell>
          <table:table-cell table:style-name="ce44" office:value-type="float" office:value="18" calcext:value-type="float">
            <text:p>18</text:p>
          </table:table-cell>
          <table:table-cell table:style-name="ce44" office:value-type="float" office:value="9" calcext:value-type="float">
            <text:p>9</text:p>
          </table:table-cell>
          <table:table-cell table:number-columns-repeated="2" table:style-name="ce44" office:value-type="float" office:value="18" calcext:value-type="float">
            <text:p>18</text:p>
          </table:table-cell>
          <table:table-cell table:style-name="ce44" office:value-type="float" office:value="20.25" calcext:value-type="float">
            <text:p>20.25</text:p>
          </table:table-cell>
          <table:table-cell table:style-name="ce44" office:value-type="float" office:value="11.25" calcext:value-type="float">
            <text:p>11.25</text:p>
          </table:table-cell>
          <table:table-cell table:style-name="ce44" office:value-type="float" office:value="18" calcext:value-type="float">
            <text:p>18</text:p>
          </table:table-cell>
          <table:table-cell table:style-name="ce44" office:value-type="float" office:value="19.8" calcext:value-type="float">
            <text:p>19.8</text:p>
          </table:table-cell>
          <table:table-cell table:style-name="ce44" office:value-type="float" office:value="45" calcext:value-type="float">
            <text:p>45</text:p>
          </table:table-cell>
          <table:table-cell table:style-name="ce44" office:value-type="float" office:value="22.5" calcext:value-type="float">
            <text:p>22.5</text:p>
          </table:table-cell>
          <table:table-cell table:style-name="ce44" office:value-type="float" office:value="54" calcext:value-type="float">
            <text:p>54</text:p>
          </table:table-cell>
          <table:table-cell table:style-name="ce44" office:value-type="float" office:value="16.65" calcext:value-type="float">
            <text:p>16.65</text:p>
          </table:table-cell>
          <table:table-cell table:style-name="ce44" office:value-type="float" office:value="15.3" calcext:value-type="float">
            <text:p>15.3</text:p>
          </table:table-cell>
          <table:table-cell table:style-name="ce44" office:value-type="float" office:value="13.5" calcext:value-type="float">
            <text:p>13.5</text:p>
          </table:table-cell>
          <table:table-cell table:number-columns-repeated="1006"/>
        </table:table-row>
        <table:table-row table:style-name="ro2" table:number-rows-repeated="1048570">
          <table:table-cell table:number-columns-repeated="1024"/>
        </table:table-row>
        <table:table-row table:style-name="ro2">
          <table:table-cell table:number-columns-repeated="1024"/>
        </table:table-row>
      </table:table>
      <table:table table:name="Planting Maths" table:style-name="ta3">
        <table:table-column table:style-name="co10" table:number-columns-repeated="1024" table:default-cell-style-name="Default"/>
        <table:table-row table:style-name="ro1">
          <table:table-cell table:style-name="ce45" table:formula="of:=[$'Planting Calc'.C5]" office:value-type="float" office:value="2.7" calcext:value-type="float">
            <text:p>2.7</text:p>
          </table:table-cell>
          <table:table-cell table:style-name="ce46" office:value-type="string" calcext:value-type="string">
            <text:p>WorldGenTemperature</text:p>
          </table:table-cell>
          <table:table-cell table:number-columns-repeated="2"/>
          <table:table-cell table:style-name="ce46" office:value-type="string" calcext:value-type="string">
            <text:p>heretemp</text:p>
          </table:table-cell>
          <table:table-cell table:style-name="ce50" table:formula="of:=[.A1]" office:value-type="float" office:value="2.7" calcext:value-type="float">
            <text:p>2.7</text:p>
          </table:table-cell>
          <table:table-cell table:number-columns-repeated="1018"/>
        </table:table-row>
        <table:table-row table:style-name="ro1">
          <table:table-cell table:style-name="ce45" table:formula="of:=[$'Planting Calc'.C6]" office:value-type="float" office:value="46.46" calcext:value-type="float">
            <text:p>46.46</text:p>
          </table:table-cell>
          <table:table-cell table:style-name="ce46" office:value-type="string" calcext:value-type="string">
            <text:p>latitude</text:p>
          </table:table-cell>
          <table:table-cell table:number-columns-repeated="2"/>
          <table:table-cell table:style-name="ce46"/>
          <table:table-cell table:style-name="ce50" table:formula="of:=[.A2]/90" office:value-type="float" office:value="0.5162222222" calcext:value-type="float">
            <text:p>0.5162222222</text:p>
          </table:table-cell>
          <table:table-cell table:number-columns-repeated="3"/>
          <table:table-cell table:style-name="ce44" office:value-type="string" calcext:value-type="string">
            <text:p>Crop</text:p>
          </table:table-cell>
          <table:table-cell table:style-name="ce44" office:value-type="string" calcext:value-type="string">
            <text:p>min temp</text:p>
          </table:table-cell>
          <table:table-cell table:style-name="ce44" office:value-type="string" calcext:value-type="string">
            <text:p>max temp</text:p>
          </table:table-cell>
          <table:table-cell table:style-name="ce44" office:value-type="string" calcext:value-type="string">
            <text:p>First Month</text:p>
          </table:table-cell>
          <table:table-cell table:style-name="ce44" office:value-type="string" calcext:value-type="string">
            <text:p>First Day</text:p>
          </table:table-cell>
          <table:table-cell table:style-name="ce44" office:value-type="string" calcext:value-type="string">
            <text:p>nutrient</text:p>
          </table:table-cell>
          <table:table-cell table:style-name="ce44" office:value-type="string" calcext:value-type="string">
            <text:p>moisture</text:p>
          </table:table-cell>
          <table:table-cell table:style-name="ce44" office:value-type="string" calcext:value-type="string">
            <text:p>Last Month</text:p>
          </table:table-cell>
          <table:table-cell table:style-name="ce44" office:value-type="string" calcext:value-type="string">
            <text:p>Last Day</text:p>
          </table:table-cell>
          <table:table-cell table:number-columns-repeated="1006"/>
        </table:table-row>
        <table:table-row table:style-name="ro1">
          <table:table-cell table:style-name="ce46"/>
          <table:table-cell table:style-name="ce46" office:value-type="string" calcext:value-type="string">
            <text:p>seasonalVariationAmplitude</text:p>
          </table:table-cell>
          <table:table-cell table:number-columns-repeated="2"/>
          <table:table-cell table:style-name="ce46"/>
          <table:table-cell table:style-name="ce50" table:formula="of:=ABS([.F2])*65" office:value-type="float" office:value="33.55444444" calcext:value-type="float">
            <text:p>33.55444444</text:p>
          </table:table-cell>
          <table:table-cell table:number-columns-repeated="3"/>
          <table:table-cell table:style-name="ce44" office:value-type="string" calcext:value-type="string">
            <text:p>Flax</text:p>
          </table:table-cell>
          <table:table-cell table:style-name="ce44" office:value-type="float" office:value="-5" calcext:value-type="float">
            <text:p>-5</text:p>
          </table:table-cell>
          <table:table-cell table:style-name="ce44" office:value-type="float" office:value="40" calcext:value-type="float">
            <text:p>40</text:p>
          </table:table-cell>
          <table:table-cell table:style-name="ce50" table:number-matrix-columns-spanned="1" table:number-matrix-rows-spanned="1" table:formula="of:=INDEX([.A17:.A124]; MATCH(1; [.G17:.G124] &gt; [.K3]; 0))" office:value-type="float" office:value="4" calcext:value-type="float">
            <text:p>4</text:p>
          </table:table-cell>
          <table:table-cell table:style-name="ce50" table:number-matrix-columns-spanned="1" table:number-matrix-rows-spanned="1" table:formula="of:=INDEX([.B17:.B124]; MATCH(1; [.G17:.G124] &gt; [.K3]; 0))" office:value-type="float" office:value="3" calcext:value-type="float">
            <text:p>3</text:p>
          </table:table-cell>
          <table:table-cell table:number-columns-repeated="1010"/>
        </table:table-row>
        <table:table-row table:style-name="ro1">
          <table:table-cell table:style-name="ce46" table:number-columns-repeated="2"/>
          <table:table-cell table:number-columns-repeated="2"/>
          <table:table-cell table:style-name="ce46" office:value-type="string" calcext:value-type="string">
            <text:p>heretemp</text:p>
          </table:table-cell>
          <table:table-cell table:style-name="ce50" table:formula="of:=[.F1]-[.F3]/2" office:value-type="float" office:value="-14.07722222" calcext:value-type="float">
            <text:p>-14.07722222</text:p>
          </table:table-cell>
          <table:table-cell table:number-columns-repeated="5"/>
          <table:table-cell table:style-name="ce44" office:value-type="float" office:value="4" calcext:value-type="float">
            <text:p>4</text:p>
          </table:table-cell>
          <table:table-cell table:number-columns-repeated="1012"/>
        </table:table-row>
        <table:table-row table:style-name="ro1">
          <table:table-cell table:style-name="ce46"/>
          <table:table-cell table:style-name="ce46" office:value-type="string" calcext:value-type="string">
            <text:p>distanceToJanuary</text:p>
          </table:table-cell>
          <table:table-cell table:number-columns-repeated="2"/>
          <table:table-cell table:style-name="ce46"/>
          <table:table-cell table:number-columns-repeated="5"/>
          <table:table-cell table:style-name="ce44" office:value-type="float" office:value="3" calcext:value-type="float">
            <text:p>3</text:p>
          </table:table-cell>
          <table:table-cell/>
          <table:table-cell>
            <draw:frame table:end-cell-address="'Planting Maths'.R17" table:end-x="54.2pt" table:end-y="15.7pt" draw:z-index="2" draw:name="Chart 3" draw:style-name="gr1" draw:text-style-name="P1" svg:width="342.71pt" svg:height="201.71pt" svg:x="62.25pt" svg:y="3pt">
              <draw:object draw:notify-on-update-of-ranges="'Planting Maths'.G17:'Planting Maths'.G124 'Planting Maths'.H17:'Planting Maths'.H124 'Planting Maths'.J17:'Planting Maths'.J124 'Planting Maths'.K17:'Planting Maths'.K124 'Planting Maths'.N17:'Planting Maths'.N124 'Planting Maths'.O17:'Planting Maths'.O124" xlink:href="./Object 3" xlink:type="simple" xlink:show="embed" xlink:actuate="onLoad">
                <loext:p/>
              </draw:object>
              <draw:image xlink:href="./ObjectReplacements/Object 3" xlink:type="simple" xlink:show="embed" xlink:actuate="onLoad"/>
            </draw:frame>
          </table:table-cell>
          <table:table-cell table:number-columns-repeated="6"/>
          <table:table-cell>
            <draw:frame table:end-cell-address="'Planting Maths'.AC27" table:end-x="31.63pt" table:end-y="11.23pt" draw:z-index="1" draw:name="Chart 2" draw:style-name="gr1" draw:text-style-name="P1" svg:width="602.99pt" svg:height="354.73pt" svg:x="60.01pt" svg:y="3pt">
              <draw:object draw:notify-on-update-of-ranges="'Planting Maths'.G17:'Planting Maths'.G124 'Planting Maths'.H17:'Planting Maths'.H124 'Planting Maths'.J17:'Planting Maths'.J124 'Planting Maths'.K17:'Planting Maths'.K124 'Planting Maths'.L17:'Planting Maths'.L124 'Planting Maths'.M17:'Planting Maths'.M124 'Planting Maths'.N17:'Planting Maths'.N124 'Planting Maths'.O17:'Planting Maths'.O124 'Planting Maths'.P17:'Planting Maths'.P124 'Planting Maths'.Q17:'Planting Maths'.Q124 'Planting Maths'.R17:'Planting Maths'.R124 'Planting Maths'.S17:'Planting Maths'.S124" xlink:href="./Object 2" xlink:type="simple" xlink:show="embed" xlink:actuate="onLoad">
                <loext:p/>
              </draw:object>
              <draw:image xlink:href="./ObjectReplacements/Object 2" xlink:type="simple" xlink:show="embed" xlink:actuate="onLoad"/>
            </draw:frame>
          </table:table-cell>
          <table:table-cell table:number-columns-repeated="1004"/>
        </table:table-row>
        <table:table-row table:style-name="ro1">
          <table:table-cell table:style-name="ce46"/>
          <table:table-cell table:style-name="ce46" office:value-type="string" calcext:value-type="string">
            <text:p>yearRel</text:p>
          </table:table-cell>
          <table:table-cell table:style-name="ce50" table:formula="of:=(([.A7]-1)*9+([.A8]))/108" office:value-type="float" office:value="0.009259259259" calcext:value-type="float">
            <text:p>0.009259259259</text:p>
          </table:table-cell>
          <table:table-cell/>
          <table:table-cell table:style-name="ce46"/>
          <table:table-cell table:number-columns-repeated="5"/>
          <table:table-cell table:style-name="ce44" office:value-type="float" office:value="2" calcext:value-type="float">
            <text:p>2</text:p>
          </table:table-cell>
          <table:table-cell table:number-columns-repeated="1013"/>
        </table:table-row>
        <table:table-row table:style-name="ro1">
          <table:table-cell table:style-name="ce45" office:value-type="float" office:value="1" calcext:value-type="float">
            <text:p>1</text:p>
          </table:table-cell>
          <table:table-cell table:style-name="ce46" office:value-type="string" calcext:value-type="string">
            <text:p>month</text:p>
          </table:table-cell>
          <table:table-cell table:style-name="ce50" table:formula="of:=MIN(ABS([.C6]*12-0.5);12-ABS([.C6]*12-0.5))" office:value-type="float" office:value="0.3888888889" calcext:value-type="float">
            <text:p>0.3888888889</text:p>
          </table:table-cell>
          <table:table-cell table:style-name="ce50" table:formula="of:=[.C7]/6" office:value-type="float" office:value="0.06481481481" calcext:value-type="float">
            <text:p>0.06481481481</text:p>
          </table:table-cell>
          <table:table-cell table:style-name="ce46"/>
          <table:table-cell table:number-columns-repeated="5"/>
          <table:table-cell table:style-name="ce44" office:value-type="float" office:value="1" calcext:value-type="float">
            <text:p>1</text:p>
          </table:table-cell>
          <table:table-cell table:number-columns-repeated="1013"/>
        </table:table-row>
        <table:table-row table:style-name="ro1">
          <table:table-cell table:style-name="ce47" office:value-type="float" office:value="1" calcext:value-type="float">
            <text:p>1</text:p>
          </table:table-cell>
          <table:table-cell table:style-name="ce46" office:value-type="string" calcext:value-type="string">
            <text:p>day</text:p>
          </table:table-cell>
          <table:table-cell/>
          <table:table-cell table:style-name="ce50" table:formula="of:=6*[.D7]^5-15*[.D7]^4+10*[.D7]^3" office:value-type="float" office:value="0.002464986722" calcext:value-type="float">
            <text:p>0.002464986722</text:p>
          </table:table-cell>
          <table:table-cell table:style-name="ce46"/>
          <table:table-cell table:style-name="ce50" table:formula="of:=[.D8]*[.F3]" office:value-type="float" office:value="0.08271126003" calcext:value-type="float">
            <text:p>0.08271126003</text:p>
          </table:table-cell>
          <table:table-cell table:number-columns-repeated="4"/>
          <table:table-cell table:style-name="ce44" office:value-type="float" office:value="0" calcext:value-type="float">
            <text:p>0</text:p>
          </table:table-cell>
          <table:table-cell table:number-columns-repeated="1013"/>
        </table:table-row>
        <table:table-row table:style-name="ro1">
          <table:table-cell table:style-name="ce46" table:number-columns-repeated="2"/>
          <table:table-cell table:number-columns-repeated="2"/>
          <table:table-cell table:style-name="ce46" office:value-type="string" calcext:value-type="string">
            <text:p>heretemp</text:p>
          </table:table-cell>
          <table:table-cell table:style-name="ce50" table:formula="of:=[.F4]+[.F8]" office:value-type="float" office:value="-13.99451096" calcext:value-type="float">
            <text:p>-13.99451096</text:p>
          </table:table-cell>
          <table:table-cell table:number-columns-repeated="4"/>
          <table:table-cell table:style-name="ce44" office:value-type="float" office:value="-1" calcext:value-type="float">
            <text:p>-1</text:p>
          </table:table-cell>
          <table:table-cell table:number-columns-repeated="1013"/>
        </table:table-row>
        <table:table-row table:style-name="ro1">
          <table:table-cell table:style-name="ce45" table:formula="of:=[$'Planting Calc'.C7]" office:value-type="float" office:value="0.64" calcext:value-type="float">
            <text:p>0.64</text:p>
          </table:table-cell>
          <table:table-cell table:style-name="ce46" office:value-type="string" calcext:value-type="string">
            <text:p>diurnalVariationAmplitude</text:p>
          </table:table-cell>
          <table:table-cell table:number-columns-repeated="2"/>
          <table:table-cell table:style-name="ce46"/>
          <table:table-cell table:style-name="ce50" table:formula="of:=18-([.A10]*13)" office:value-type="float" office:value="9.68" calcext:value-type="float">
            <text:p>9.68</text:p>
          </table:table-cell>
          <table:table-cell table:number-columns-repeated="4"/>
          <table:table-cell table:style-name="ce44" office:value-type="float" office:value="-2" calcext:value-type="float">
            <text:p>-2</text:p>
          </table:table-cell>
          <table:table-cell table:number-columns-repeated="1013"/>
        </table:table-row>
        <table:table-row table:style-name="ro1">
          <table:table-cell table:style-name="ce45" office:value-type="float" office:value="12" calcext:value-type="float">
            <text:p>12</text:p>
          </table:table-cell>
          <table:table-cell table:style-name="ce46" office:value-type="string" calcext:value-type="string">
            <text:p>time</text:p>
          </table:table-cell>
          <table:table-cell table:style-name="ce50" table:formula="of:=MIN(ABS(4-([.A11]));24-ABS(4-([.A11])))" office:value-type="float" office:value="8" calcext:value-type="float">
            <text:p>8</text:p>
          </table:table-cell>
          <table:table-cell table:style-name="ce50" table:formula="of:=[.C11]/12" office:value-type="float" office:value="0.6666666667" calcext:value-type="float">
            <text:p>0.6666666667</text:p>
          </table:table-cell>
          <table:table-cell table:style-name="ce46"/>
          <table:table-cell table:number-columns-repeated="5"/>
          <table:table-cell table:style-name="ce44" office:value-type="float" office:value="-3" calcext:value-type="float">
            <text:p>-3</text:p>
          </table:table-cell>
          <table:table-cell table:number-columns-repeated="1013"/>
        </table:table-row>
        <table:table-row table:style-name="ro1">
          <table:table-cell table:style-name="ce46"/>
          <table:table-cell table:style-name="ce46" office:value-type="string" calcext:value-type="string">
            <text:p>distanceTo6Am</text:p>
          </table:table-cell>
          <table:table-cell/>
          <table:table-cell table:style-name="ce50" table:formula="of:=6*[.D11]^5-15*[.D11]^4+10*[.D11]^3" office:value-type="float" office:value="0.7901234568" calcext:value-type="float">
            <text:p>0.7901234568</text:p>
          </table:table-cell>
          <table:table-cell table:style-name="ce46" office:value-type="string" calcext:value-type="string">
            <text:p>heretemp</text:p>
          </table:table-cell>
          <table:table-cell table:style-name="ce50" table:formula="of:=[.F9]+(([.D12]-0.5)*[.F10])" office:value-type="float" office:value="-11.1861159" calcext:value-type="float">
            <text:p>-11.1861159</text:p>
          </table:table-cell>
          <table:table-cell table:number-columns-repeated="5"/>
          <table:table-cell table:style-name="ce44" office:value-type="float" office:value="-4" calcext:value-type="float">
            <text:p>-4</text:p>
          </table:table-cell>
          <table:table-cell table:number-columns-repeated="1012"/>
        </table:table-row>
        <table:table-row table:style-name="ro2" table:number-rows-repeated="2">
          <table:table-cell table:number-columns-repeated="1024"/>
        </table:table-row>
        <table:table-row table:style-name="ro1">
          <table:table-cell table:number-columns-repeated="6"/>
          <table:table-cell table:style-name="ce44" office:value-type="string" calcext:value-type="string">
            <text:p>Estimated</text:p>
          </table:table-cell>
          <table:table-cell table:number-columns-repeated="2"/>
          <table:table-cell table:style-name="ce44" office:value-type="string" calcext:value-type="string">
            <text:p>Actual yea 20</text:p>
          </table:table-cell>
          <table:table-cell/>
          <table:table-cell table:style-name="ce44" table:number-columns-repeated="2"/>
          <table:table-cell table:style-name="ce44" office:value-type="string" calcext:value-type="string">
            <text:p>Export</text:p>
          </table:table-cell>
          <table:table-cell table:number-columns-repeated="8"/>
          <table:table-cell table:style-name="ce44" office:value-type="float" office:value="50" calcext:value-type="float">
            <text:p>50</text:p>
          </table:table-cell>
          <table:table-cell table:number-columns-repeated="1001"/>
        </table:table-row>
        <table:table-row table:style-name="ro1">
          <table:table-cell table:style-name="ce44" office:value-type="string" calcext:value-type="string">
            <text:p>Month</text:p>
          </table:table-cell>
          <table:table-cell table:style-name="ce44" office:value-type="string" calcext:value-type="string">
            <text:p>Day</text:p>
          </table:table-cell>
          <table:table-cell table:style-name="ce44" office:value-type="string" calcext:value-type="string">
            <text:p>yearRel</text:p>
          </table:table-cell>
          <table:table-cell table:style-name="ce44" office:value-type="string" calcext:value-type="string">
            <text:p>Dist to Jan</text:p>
          </table:table-cell>
          <table:table-cell table:style-name="ce44" office:value-type="string" calcext:value-type="string">
            <text:p>Smoothed</text:p>
          </table:table-cell>
          <table:table-cell table:style-name="ce44" office:value-type="string" calcext:value-type="string">
            <text:p>Seasonal Variation</text:p>
          </table:table-cell>
          <table:table-cell table:style-name="ce44" office:value-type="float" office:value="4" calcext:value-type="float">
            <text:p>4</text:p>
          </table:table-cell>
          <table:table-cell table:style-name="ce44" office:value-type="float" office:value="16" calcext:value-type="float">
            <text:p>16</text:p>
          </table:table-cell>
          <table:table-cell/>
          <table:table-cell table:style-name="ce44" office:value-type="float" office:value="4" calcext:value-type="float">
            <text:p>4</text:p>
          </table:table-cell>
          <table:table-cell table:style-name="ce44" office:value-type="float" office:value="16" calcext:value-type="float">
            <text:p>16</text:p>
          </table:table-cell>
          <table:table-cell table:style-name="ce44" table:number-columns-repeated="2"/>
          <table:table-cell table:style-name="ce44" office:value-type="float" office:value="4" calcext:value-type="float">
            <text:p>4</text:p>
          </table:table-cell>
          <table:table-cell table:style-name="ce44" office:value-type="float" office:value="16" calcext:value-type="float">
            <text:p>16</text:p>
          </table:table-cell>
          <table:table-cell table:number-columns-repeated="2"/>
          <table:table-cell table:style-name="ce44" office:value-type="float" office:value="4" calcext:value-type="float">
            <text:p>4</text:p>
          </table:table-cell>
          <table:table-cell table:style-name="ce44" office:value-type="float" office:value="16" calcext:value-type="float">
            <text:p>16</text:p>
          </table:table-cell>
          <table:table-cell>
            <draw:frame table:end-cell-address="'Planting Maths'.Z29" table:end-x="63.55pt" table:end-y="15.73pt" draw:z-index="0" draw:name="Chart 1" draw:style-name="gr1" draw:text-style-name="P1" svg:width="449.97pt" svg:height="218.98pt" svg:x="34.5pt" svg:y="1.5pt">
              <draw:object draw:notify-on-update-of-ranges="'Planting Maths'.G16:'Planting Maths'.G16 'Planting Maths'.G17:'Planting Maths'.G124 'Planting Maths'.H16:'Planting Maths'.H16 'Planting Maths'.H17:'Planting Maths'.H124" xlink:href="./Object 1" xlink:type="simple" xlink:show="embed" xlink:actuate="onLoad">
                <loext:p/>
              </draw:object>
              <draw:image xlink:href="./ObjectReplacements/Object 1" xlink:type="simple" xlink:show="embed" xlink:actuate="onLoad"/>
            </draw:frame>
          </table:table-cell>
          <table:table-cell table:style-name="ce44" office:value-type="string" calcext:value-type="string">
            <text:p>Month</text:p>
          </table:table-cell>
          <table:table-cell table:style-name="ce44" office:value-type="string" calcext:value-type="string">
            <text:p>Day</text:p>
          </table:table-cell>
          <table:table-cell table:style-name="ce44" office:value-type="float" office:value="4" calcext:value-type="float">
            <text:p>4</text:p>
          </table:table-cell>
          <table:table-cell table:style-name="ce44" office:value-type="float" office:value="16" calcext:value-type="float">
            <text:p>16</text:p>
          </table:table-cell>
          <table:table-cell table:number-columns-repeated="1000"/>
        </table:table-row>
        <table:table-row table:style-name="ro1">
          <table:table-cell table:number-columns-repeated="2" table:style-name="ce44" office:value-type="float" office:value="1" calcext:value-type="float">
            <text:p>1</text:p>
          </table:table-cell>
          <table:table-cell table:style-name="ce50" table:formula="of:=(([.A17]-1)*9+([.B17]))/108" office:value-type="float" office:value="0.00925925925925926" calcext:value-type="float">
            <text:p>0.009259259259259</text:p>
          </table:table-cell>
          <table:table-cell table:style-name="ce50" table:formula="of:=MIN(ABS([.C17]*12-0.5);12-ABS([.C17]*12-0.5))/6" office:value-type="float" office:value="0.0648148148148148" calcext:value-type="float">
            <text:p>0.064814814814815</text:p>
          </table:table-cell>
          <table:table-cell table:style-name="ce50" table:formula="of:=6*[.D17]^5-15*[.D17]^4+10*[.D17]^3" office:value-type="float" office:value="0.00246498672229007" calcext:value-type="float">
            <text:p>0.00246498672229</text:p>
          </table:table-cell>
          <table:table-cell table:style-name="ce50" table:formula="of:=[.E17]*[.F$3]" office:value-type="float" office:value="0.0827112600184197" calcext:value-type="float">
            <text:p>0.08271126001842</text:p>
          </table:table-cell>
          <table:table-cell table:style-name="ce50" table:formula="of:=[.$F$4]+[.F17]+(-0.5*[.$F$10])" office:value-type="float" office:value="-18.8345109599816" calcext:value-type="float">
            <text:p>-18.8345109599816</text:p>
          </table:table-cell>
          <table:table-cell table:style-name="ce50" table:formula="of:=[.$F$4]+[.F17]+(0.5*[.$F$10])" office:value-type="float" office:value="-9.15451095998158" calcext:value-type="float">
            <text:p>-9.15451095998158</text:p>
          </table:table-cell>
          <table:table-cell/>
          <table:table-cell table:style-name="ce44" office:value-type="float" office:value="-16.1" calcext:value-type="float">
            <text:p>-16.1</text:p>
          </table:table-cell>
          <table:table-cell table:style-name="ce44" office:value-type="float" office:value="-8.8" calcext:value-type="float">
            <text:p>-8.8</text:p>
          </table:table-cell>
          <table:table-cell table:style-name="ce44" table:formula="of:=[.G17]-[.J17]" office:value-type="float" office:value="-2.73451095998158" calcext:value-type="float">
            <text:p>-2.73451095998158</text:p>
          </table:table-cell>
          <table:table-cell table:style-name="ce44" table:formula="of:=[.H17]-[.K17]" office:value-type="float" office:value="-0.35451095998158" calcext:value-type="float">
            <text:p>-0.35451095998158</text:p>
          </table:table-cell>
          <table:table-cell table:style-name="ce44" office:value-type="float" office:value="-23.55502" calcext:value-type="float">
            <text:p>-23.55502</text:p>
          </table:table-cell>
          <table:table-cell table:style-name="ce44" office:value-type="float" office:value="-5.273496" calcext:value-type="float">
            <text:p>-5.273496</text:p>
          </table:table-cell>
          <table:table-cell table:style-name="ce50" table:formula="of:=[.G17]-[.N17]" office:value-type="float" office:value="4.72050904001842" calcext:value-type="float">
            <text:p>4.72050904001842</text:p>
          </table:table-cell>
          <table:table-cell table:style-name="ce50" table:formula="of:=[.H17]-[.O17]" office:value-type="float" office:value="-3.88101495998158" calcext:value-type="float">
            <text:p>-3.88101495998158</text:p>
          </table:table-cell>
          <table:table-cell table:style-name="ce50" table:formula="of:=[.J17]-[.N17]" office:value-type="float" office:value="7.45502" calcext:value-type="float">
            <text:p>7.45502</text:p>
          </table:table-cell>
          <table:table-cell table:style-name="ce50" table:formula="of:=[.K17]-[.O17]" office:value-type="float" office:value="-3.526504" calcext:value-type="float">
            <text:p>-3.526504</text:p>
          </table:table-cell>
          <table:table-cell/>
          <table:table-cell table:number-columns-repeated="2" table:style-name="ce44" office:value-type="float" office:value="1" calcext:value-type="float">
            <text:p>1</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2" calcext:value-type="float">
            <text:p>2</text:p>
          </table:table-cell>
          <table:table-cell table:style-name="ce50" table:formula="of:=(([.A18]-1)*9+([.B18]))/108" office:value-type="float" office:value="0.0185185185185185" calcext:value-type="float">
            <text:p>0.018518518518519</text:p>
          </table:table-cell>
          <table:table-cell table:style-name="ce50" table:formula="of:=MIN(ABS([.C18]*12-0.5);12-ABS([.C18]*12-0.5))/6" office:value-type="float" office:value="0.0462962962962963" calcext:value-type="float">
            <text:p>0.046296296296296</text:p>
          </table:table-cell>
          <table:table-cell table:style-name="ce50" table:formula="of:=6*[.D18]^5-15*[.D18]^4+10*[.D18]^3" office:value-type="float" office:value="0.000924657346069983" calcext:value-type="float">
            <text:p>0.00092465734607</text:p>
          </table:table-cell>
          <table:table-cell table:style-name="ce50" table:formula="of:=[.E18]*[.F$3]" office:value-type="float" office:value="0.0310263635447431" calcext:value-type="float">
            <text:p>0.031026363544743</text:p>
          </table:table-cell>
          <table:table-cell table:style-name="ce50" table:formula="of:=[.$F$4]+[.F18]+(-0.5*[.$F$10])" office:value-type="float" office:value="-18.8861958564553" calcext:value-type="float">
            <text:p>-18.8861958564553</text:p>
          </table:table-cell>
          <table:table-cell table:style-name="ce50" table:formula="of:=[.$F$4]+[.F18]+(0.5*[.$F$10])" office:value-type="float" office:value="-9.20619585645526" calcext:value-type="float">
            <text:p>-9.20619585645526</text:p>
          </table:table-cell>
          <table:table-cell/>
          <table:table-cell table:style-name="ce44" office:value-type="float" office:value="-16.2" calcext:value-type="float">
            <text:p>-16.2</text:p>
          </table:table-cell>
          <table:table-cell table:style-name="ce44" office:value-type="float" office:value="-8.5" calcext:value-type="float">
            <text:p>-8.5</text:p>
          </table:table-cell>
          <table:table-cell table:style-name="ce44" table:formula="of:=[.G18]-[.J18]" office:value-type="float" office:value="-2.68619585645526" calcext:value-type="float">
            <text:p>-2.68619585645526</text:p>
          </table:table-cell>
          <table:table-cell table:style-name="ce44" table:formula="of:=[.H18]-[.K18]" office:value-type="float" office:value="-0.706195856455256" calcext:value-type="float">
            <text:p>-0.706195856455256</text:p>
          </table:table-cell>
          <table:table-cell table:style-name="ce44" office:value-type="float" office:value="-22.688868" calcext:value-type="float">
            <text:p>-22.688868</text:p>
          </table:table-cell>
          <table:table-cell table:style-name="ce44" office:value-type="float" office:value="-6.099039" calcext:value-type="float">
            <text:p>-6.099039</text:p>
          </table:table-cell>
          <table:table-cell table:style-name="ce50" table:formula="of:=[.G18]-[.N18]" office:value-type="float" office:value="3.80267214354474" calcext:value-type="float">
            <text:p>3.80267214354474</text:p>
          </table:table-cell>
          <table:table-cell table:style-name="ce50" table:formula="of:=[.H18]-[.O18]" office:value-type="float" office:value="-3.10715685645526" calcext:value-type="float">
            <text:p>-3.10715685645526</text:p>
          </table:table-cell>
          <table:table-cell table:style-name="ce50" table:formula="of:=[.J18]-[.N18]" office:value-type="float" office:value="6.488868" calcext:value-type="float">
            <text:p>6.488868</text:p>
          </table:table-cell>
          <table:table-cell table:style-name="ce50" table:formula="of:=[.K18]-[.O18]" office:value-type="float" office:value="-2.400961" calcext:value-type="float">
            <text:p>-2.400961</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3" calcext:value-type="float">
            <text:p>3</text:p>
          </table:table-cell>
          <table:table-cell table:style-name="ce50" table:formula="of:=(([.A19]-1)*9+([.B19]))/108" office:value-type="float" office:value="0.0277777777777778" calcext:value-type="float">
            <text:p>0.027777777777778</text:p>
          </table:table-cell>
          <table:table-cell table:style-name="ce50" table:formula="of:=MIN(ABS([.C19]*12-0.5);12-ABS([.C19]*12-0.5))/6" office:value-type="float" office:value="0.0277777777777778" calcext:value-type="float">
            <text:p>0.027777777777778</text:p>
          </table:table-cell>
          <table:table-cell table:style-name="ce50" table:formula="of:=6*[.D19]^5-15*[.D19]^4+10*[.D19]^3" office:value-type="float" office:value="0.000205503321394096" calcext:value-type="float">
            <text:p>0.000205503321394</text:p>
          </table:table-cell>
          <table:table-cell table:style-name="ce50" table:formula="of:=[.E19]*[.F$3]" office:value-type="float" office:value="0.00689554977995367" calcext:value-type="float">
            <text:p>0.006895549779954</text:p>
          </table:table-cell>
          <table:table-cell table:style-name="ce50" table:formula="of:=[.$F$4]+[.F19]+(-0.5*[.$F$10])" office:value-type="float" office:value="-18.91032667022" calcext:value-type="float">
            <text:p>-18.91032667022</text:p>
          </table:table-cell>
          <table:table-cell table:style-name="ce50" table:formula="of:=[.$F$4]+[.F19]+(0.5*[.$F$10])" office:value-type="float" office:value="-9.23032667022005" calcext:value-type="float">
            <text:p>-9.23032667022005</text:p>
          </table:table-cell>
          <table:table-cell/>
          <table:table-cell table:style-name="ce44" office:value-type="float" office:value="-17.8" calcext:value-type="float">
            <text:p>-17.8</text:p>
          </table:table-cell>
          <table:table-cell table:style-name="ce44" office:value-type="float" office:value="-7.3" calcext:value-type="float">
            <text:p>-7.3</text:p>
          </table:table-cell>
          <table:table-cell table:style-name="ce44" table:formula="of:=[.G19]-[.J19]" office:value-type="float" office:value="-1.11032667022004" calcext:value-type="float">
            <text:p>-1.11032667022004</text:p>
          </table:table-cell>
          <table:table-cell table:style-name="ce44" table:formula="of:=[.H19]-[.K19]" office:value-type="float" office:value="-1.93032667022005" calcext:value-type="float">
            <text:p>-1.93032667022005</text:p>
          </table:table-cell>
          <table:table-cell table:style-name="ce44" office:value-type="float" office:value="-22.57214" calcext:value-type="float">
            <text:p>-22.57214</text:p>
          </table:table-cell>
          <table:table-cell table:style-name="ce44" office:value-type="float" office:value="-3.966759" calcext:value-type="float">
            <text:p>-3.966759</text:p>
          </table:table-cell>
          <table:table-cell table:style-name="ce50" table:formula="of:=[.G19]-[.N19]" office:value-type="float" office:value="3.66181332977996" calcext:value-type="float">
            <text:p>3.66181332977996</text:p>
          </table:table-cell>
          <table:table-cell table:style-name="ce50" table:formula="of:=[.H19]-[.O19]" office:value-type="float" office:value="-5.26356767022005" calcext:value-type="float">
            <text:p>-5.26356767022005</text:p>
          </table:table-cell>
          <table:table-cell table:style-name="ce50" table:formula="of:=[.J19]-[.N19]" office:value-type="float" office:value="4.77214" calcext:value-type="float">
            <text:p>4.77214</text:p>
          </table:table-cell>
          <table:table-cell table:style-name="ce50" table:formula="of:=[.K19]-[.O19]" office:value-type="float" office:value="-3.333241" calcext:value-type="float">
            <text:p>-3.333241</text:p>
          </table:table-cell>
          <table:table-cell/>
          <table:table-cell table:style-name="ce44" office:value-type="float" office:value="1" calcext:value-type="float">
            <text:p>1</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4" calcext:value-type="float">
            <text:p>4</text:p>
          </table:table-cell>
          <table:table-cell table:style-name="ce50" table:formula="of:=(([.A20]-1)*9+([.B20]))/108" office:value-type="float" office:value="0.037037037037037" calcext:value-type="float">
            <text:p>0.037037037037037</text:p>
          </table:table-cell>
          <table:table-cell table:style-name="ce50" table:formula="of:=MIN(ABS([.C20]*12-0.5);12-ABS([.C20]*12-0.5))/6" office:value-type="float" office:value="0.00925925925925926" calcext:value-type="float">
            <text:p>0.009259259259259</text:p>
          </table:table-cell>
          <table:table-cell table:style-name="ce50" table:formula="of:=6*[.D20]^5-15*[.D20]^4+10*[.D20]^3" office:value-type="float" office:value="0.00000782847628220046" calcext:value-type="float">
            <text:p>7.82847628220046E-06</text:p>
          </table:table-cell>
          <table:table-cell table:style-name="ce50" table:formula="of:=[.E20]*[.F$3]" office:value-type="float" office:value="0.000262680172460953" calcext:value-type="float">
            <text:p>0.000262680172461</text:p>
          </table:table-cell>
          <table:table-cell table:style-name="ce50" table:formula="of:=[.$F$4]+[.F20]+(-0.5*[.$F$10])" office:value-type="float" office:value="-18.9169595398275" calcext:value-type="float">
            <text:p>-18.9169595398275</text:p>
          </table:table-cell>
          <table:table-cell table:style-name="ce50" table:formula="of:=[.$F$4]+[.F20]+(0.5*[.$F$10])" office:value-type="float" office:value="-9.23695953982754" calcext:value-type="float">
            <text:p>-9.23695953982754</text:p>
          </table:table-cell>
          <table:table-cell/>
          <table:table-cell table:style-name="ce44" office:value-type="float" office:value="-17" calcext:value-type="float">
            <text:p>-17</text:p>
          </table:table-cell>
          <table:table-cell table:style-name="ce44" office:value-type="float" office:value="-7.6" calcext:value-type="float">
            <text:p>-7.6</text:p>
          </table:table-cell>
          <table:table-cell table:style-name="ce44" table:formula="of:=[.G20]-[.J20]" office:value-type="float" office:value="-1.91695953982754" calcext:value-type="float">
            <text:p>-1.91695953982754</text:p>
          </table:table-cell>
          <table:table-cell table:style-name="ce44" table:formula="of:=[.H20]-[.K20]" office:value-type="float" office:value="-1.63695953982754" calcext:value-type="float">
            <text:p>-1.63695953982754</text:p>
          </table:table-cell>
          <table:table-cell table:style-name="ce44" office:value-type="float" office:value="-22.45352" calcext:value-type="float">
            <text:p>-22.45352</text:p>
          </table:table-cell>
          <table:table-cell table:style-name="ce44" office:value-type="float" office:value="-5.010637" calcext:value-type="float">
            <text:p>-5.010637</text:p>
          </table:table-cell>
          <table:table-cell table:style-name="ce50" table:formula="of:=[.G20]-[.N20]" office:value-type="float" office:value="3.53656046017246" calcext:value-type="float">
            <text:p>3.53656046017246</text:p>
          </table:table-cell>
          <table:table-cell table:style-name="ce50" table:formula="of:=[.H20]-[.O20]" office:value-type="float" office:value="-4.22632253982754" calcext:value-type="float">
            <text:p>-4.22632253982754</text:p>
          </table:table-cell>
          <table:table-cell table:style-name="ce50" table:formula="of:=[.J20]-[.N20]" office:value-type="float" office:value="5.45352" calcext:value-type="float">
            <text:p>5.45352</text:p>
          </table:table-cell>
          <table:table-cell table:style-name="ce50" table:formula="of:=[.K20]-[.O20]" office:value-type="float" office:value="-2.589363" calcext:value-type="float">
            <text:p>-2.589363</text:p>
          </table:table-cell>
          <table:table-cell/>
          <table:table-cell table:style-name="ce44" office:value-type="float" office:value="1" calcext:value-type="float">
            <text:p>1</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5" calcext:value-type="float">
            <text:p>5</text:p>
          </table:table-cell>
          <table:table-cell table:style-name="ce50" table:formula="of:=(([.A21]-1)*9+([.B21]))/108" office:value-type="float" office:value="0.0462962962962963" calcext:value-type="float">
            <text:p>0.046296296296296</text:p>
          </table:table-cell>
          <table:table-cell table:style-name="ce50" table:formula="of:=MIN(ABS([.C21]*12-0.5);12-ABS([.C21]*12-0.5))/6" office:value-type="float" office:value="0.00925925925925926" calcext:value-type="float">
            <text:p>0.009259259259259</text:p>
          </table:table-cell>
          <table:table-cell table:style-name="ce50" table:formula="of:=6*[.D21]^5-15*[.D21]^4+10*[.D21]^3" office:value-type="float" office:value="0.00000782847628220046" calcext:value-type="float">
            <text:p>7.82847628220046E-06</text:p>
          </table:table-cell>
          <table:table-cell table:style-name="ce50" table:formula="of:=[.E21]*[.F$3]" office:value-type="float" office:value="0.000262680172460953" calcext:value-type="float">
            <text:p>0.000262680172461</text:p>
          </table:table-cell>
          <table:table-cell table:style-name="ce50" table:formula="of:=[.$F$4]+[.F21]+(-0.5*[.$F$10])" office:value-type="float" office:value="-18.9169595398275" calcext:value-type="float">
            <text:p>-18.9169595398275</text:p>
          </table:table-cell>
          <table:table-cell table:style-name="ce50" table:formula="of:=[.$F$4]+[.F21]+(0.5*[.$F$10])" office:value-type="float" office:value="-9.23695953982754" calcext:value-type="float">
            <text:p>-9.23695953982754</text:p>
          </table:table-cell>
          <table:table-cell/>
          <table:table-cell table:style-name="ce44" office:value-type="float" office:value="-17.5" calcext:value-type="float">
            <text:p>-17.5</text:p>
          </table:table-cell>
          <table:table-cell table:style-name="ce44" office:value-type="float" office:value="-8.7" calcext:value-type="float">
            <text:p>-8.7</text:p>
          </table:table-cell>
          <table:table-cell table:style-name="ce44" table:formula="of:=[.G21]-[.J21]" office:value-type="float" office:value="-1.41695953982754" calcext:value-type="float">
            <text:p>-1.41695953982754</text:p>
          </table:table-cell>
          <table:table-cell table:style-name="ce44" table:formula="of:=[.H21]-[.K21]" office:value-type="float" office:value="-0.536959539827539" calcext:value-type="float">
            <text:p>-0.536959539827539</text:p>
          </table:table-cell>
          <table:table-cell table:style-name="ce44" office:value-type="float" office:value="-24.627691" calcext:value-type="float">
            <text:p>-24.627691</text:p>
          </table:table-cell>
          <table:table-cell table:style-name="ce44" office:value-type="float" office:value="-4.686217" calcext:value-type="float">
            <text:p>-4.686217</text:p>
          </table:table-cell>
          <table:table-cell table:style-name="ce50" table:formula="of:=[.G21]-[.N21]" office:value-type="float" office:value="5.71073146017246" calcext:value-type="float">
            <text:p>5.71073146017246</text:p>
          </table:table-cell>
          <table:table-cell table:style-name="ce50" table:formula="of:=[.H21]-[.O21]" office:value-type="float" office:value="-4.55074253982754" calcext:value-type="float">
            <text:p>-4.55074253982754</text:p>
          </table:table-cell>
          <table:table-cell table:style-name="ce50" table:formula="of:=[.J21]-[.N21]" office:value-type="float" office:value="7.127691" calcext:value-type="float">
            <text:p>7.127691</text:p>
          </table:table-cell>
          <table:table-cell table:style-name="ce50" table:formula="of:=[.K21]-[.O21]" office:value-type="float" office:value="-4.013783" calcext:value-type="float">
            <text:p>-4.013783</text:p>
          </table:table-cell>
          <table:table-cell/>
          <table:table-cell table:style-name="ce44" office:value-type="float" office:value="1" calcext:value-type="float">
            <text:p>1</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6" calcext:value-type="float">
            <text:p>6</text:p>
          </table:table-cell>
          <table:table-cell table:style-name="ce50" table:formula="of:=(([.A22]-1)*9+([.B22]))/108" office:value-type="float" office:value="0.0555555555555556" calcext:value-type="float">
            <text:p>0.055555555555556</text:p>
          </table:table-cell>
          <table:table-cell table:style-name="ce50" table:formula="of:=MIN(ABS([.C22]*12-0.5);12-ABS([.C22]*12-0.5))/6" office:value-type="float" office:value="0.0277777777777778" calcext:value-type="float">
            <text:p>0.027777777777778</text:p>
          </table:table-cell>
          <table:table-cell table:style-name="ce50" table:formula="of:=6*[.D22]^5-15*[.D22]^4+10*[.D22]^3" office:value-type="float" office:value="0.000205503321394096" calcext:value-type="float">
            <text:p>0.000205503321394</text:p>
          </table:table-cell>
          <table:table-cell table:style-name="ce50" table:formula="of:=[.E22]*[.F$3]" office:value-type="float" office:value="0.00689554977995367" calcext:value-type="float">
            <text:p>0.006895549779954</text:p>
          </table:table-cell>
          <table:table-cell table:style-name="ce50" table:formula="of:=[.$F$4]+[.F22]+(-0.5*[.$F$10])" office:value-type="float" office:value="-18.91032667022" calcext:value-type="float">
            <text:p>-18.91032667022</text:p>
          </table:table-cell>
          <table:table-cell table:style-name="ce50" table:formula="of:=[.$F$4]+[.F22]+(0.5*[.$F$10])" office:value-type="float" office:value="-9.23032667022005" calcext:value-type="float">
            <text:p>-9.23032667022005</text:p>
          </table:table-cell>
          <table:table-cell/>
          <table:table-cell table:style-name="ce44" office:value-type="float" office:value="-16.3" calcext:value-type="float">
            <text:p>-16.3</text:p>
          </table:table-cell>
          <table:table-cell table:style-name="ce44" office:value-type="float" office:value="-8.5" calcext:value-type="float">
            <text:p>-8.5</text:p>
          </table:table-cell>
          <table:table-cell table:style-name="ce44" table:formula="of:=[.G22]-[.J22]" office:value-type="float" office:value="-2.61032667022004" calcext:value-type="float">
            <text:p>-2.61032667022004</text:p>
          </table:table-cell>
          <table:table-cell table:style-name="ce44" table:formula="of:=[.H22]-[.K22]" office:value-type="float" office:value="-0.730326670220046" calcext:value-type="float">
            <text:p>-0.730326670220046</text:p>
          </table:table-cell>
          <table:table-cell table:style-name="ce44" office:value-type="float" office:value="-23.065195" calcext:value-type="float">
            <text:p>-23.065195</text:p>
          </table:table-cell>
          <table:table-cell table:style-name="ce44" office:value-type="float" office:value="-4.5814366" calcext:value-type="float">
            <text:p>-4.5814366</text:p>
          </table:table-cell>
          <table:table-cell table:style-name="ce50" table:formula="of:=[.G22]-[.N22]" office:value-type="float" office:value="4.15486832977996" calcext:value-type="float">
            <text:p>4.15486832977996</text:p>
          </table:table-cell>
          <table:table-cell table:style-name="ce50" table:formula="of:=[.H22]-[.O22]" office:value-type="float" office:value="-4.64889007022005" calcext:value-type="float">
            <text:p>-4.64889007022005</text:p>
          </table:table-cell>
          <table:table-cell table:style-name="ce50" table:formula="of:=[.J22]-[.N22]" office:value-type="float" office:value="6.765195" calcext:value-type="float">
            <text:p>6.765195</text:p>
          </table:table-cell>
          <table:table-cell table:style-name="ce50" table:formula="of:=[.K22]-[.O22]" office:value-type="float" office:value="-3.9185634" calcext:value-type="float">
            <text:p>-3.9185634</text:p>
          </table:table-cell>
          <table:table-cell/>
          <table:table-cell table:style-name="ce44" office:value-type="float" office:value="1" calcext:value-type="float">
            <text:p>1</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7" calcext:value-type="float">
            <text:p>7</text:p>
          </table:table-cell>
          <table:table-cell table:style-name="ce50" table:formula="of:=(([.A23]-1)*9+([.B23]))/108" office:value-type="float" office:value="0.0648148148148148" calcext:value-type="float">
            <text:p>0.064814814814815</text:p>
          </table:table-cell>
          <table:table-cell table:style-name="ce50" table:formula="of:=MIN(ABS([.C23]*12-0.5);12-ABS([.C23]*12-0.5))/6" office:value-type="float" office:value="0.0462962962962963" calcext:value-type="float">
            <text:p>0.046296296296296</text:p>
          </table:table-cell>
          <table:table-cell table:style-name="ce50" table:formula="of:=6*[.D23]^5-15*[.D23]^4+10*[.D23]^3" office:value-type="float" office:value="0.000924657346069982" calcext:value-type="float">
            <text:p>0.00092465734607</text:p>
          </table:table-cell>
          <table:table-cell table:style-name="ce50" table:formula="of:=[.E23]*[.F$3]" office:value-type="float" office:value="0.0310263635447431" calcext:value-type="float">
            <text:p>0.031026363544743</text:p>
          </table:table-cell>
          <table:table-cell table:style-name="ce50" table:formula="of:=[.$F$4]+[.F23]+(-0.5*[.$F$10])" office:value-type="float" office:value="-18.8861958564553" calcext:value-type="float">
            <text:p>-18.8861958564553</text:p>
          </table:table-cell>
          <table:table-cell table:style-name="ce50" table:formula="of:=[.$F$4]+[.F23]+(0.5*[.$F$10])" office:value-type="float" office:value="-9.20619585645526" calcext:value-type="float">
            <text:p>-9.20619585645526</text:p>
          </table:table-cell>
          <table:table-cell/>
          <table:table-cell table:style-name="ce44" office:value-type="float" office:value="-17" calcext:value-type="float">
            <text:p>-17</text:p>
          </table:table-cell>
          <table:table-cell table:style-name="ce44" office:value-type="float" office:value="-8" calcext:value-type="float">
            <text:p>-8</text:p>
          </table:table-cell>
          <table:table-cell table:style-name="ce44" table:formula="of:=[.G23]-[.J23]" office:value-type="float" office:value="-1.88619585645526" calcext:value-type="float">
            <text:p>-1.88619585645526</text:p>
          </table:table-cell>
          <table:table-cell table:style-name="ce44" table:formula="of:=[.H23]-[.K23]" office:value-type="float" office:value="-1.20619585645526" calcext:value-type="float">
            <text:p>-1.20619585645526</text:p>
          </table:table-cell>
          <table:table-cell table:style-name="ce44" office:value-type="float" office:value="-23.614023" calcext:value-type="float">
            <text:p>-23.614023</text:p>
          </table:table-cell>
          <table:table-cell table:style-name="ce44" office:value-type="float" office:value="-5.150031" calcext:value-type="float">
            <text:p>-5.150031</text:p>
          </table:table-cell>
          <table:table-cell table:style-name="ce50" table:formula="of:=[.G23]-[.N23]" office:value-type="float" office:value="4.72782714354474" calcext:value-type="float">
            <text:p>4.72782714354474</text:p>
          </table:table-cell>
          <table:table-cell table:style-name="ce50" table:formula="of:=[.H23]-[.O23]" office:value-type="float" office:value="-4.05616485645526" calcext:value-type="float">
            <text:p>-4.05616485645526</text:p>
          </table:table-cell>
          <table:table-cell table:style-name="ce50" table:formula="of:=[.J23]-[.N23]" office:value-type="float" office:value="6.614023" calcext:value-type="float">
            <text:p>6.614023</text:p>
          </table:table-cell>
          <table:table-cell table:style-name="ce50" table:formula="of:=[.K23]-[.O23]" office:value-type="float" office:value="-2.849969" calcext:value-type="float">
            <text:p>-2.849969</text:p>
          </table:table-cell>
          <table:table-cell/>
          <table:table-cell table:style-name="ce44" office:value-type="float" office:value="1" calcext:value-type="float">
            <text:p>1</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8" calcext:value-type="float">
            <text:p>8</text:p>
          </table:table-cell>
          <table:table-cell table:style-name="ce50" table:formula="of:=(([.A24]-1)*9+([.B24]))/108" office:value-type="float" office:value="0.0740740740740741" calcext:value-type="float">
            <text:p>0.074074074074074</text:p>
          </table:table-cell>
          <table:table-cell table:style-name="ce50" table:formula="of:=MIN(ABS([.C24]*12-0.5);12-ABS([.C24]*12-0.5))/6" office:value-type="float" office:value="0.0648148148148148" calcext:value-type="float">
            <text:p>0.064814814814815</text:p>
          </table:table-cell>
          <table:table-cell table:style-name="ce50" table:formula="of:=6*[.D24]^5-15*[.D24]^4+10*[.D24]^3" office:value-type="float" office:value="0.00246498672229007" calcext:value-type="float">
            <text:p>0.00246498672229</text:p>
          </table:table-cell>
          <table:table-cell table:style-name="ce50" table:formula="of:=[.E24]*[.F$3]" office:value-type="float" office:value="0.0827112600184197" calcext:value-type="float">
            <text:p>0.08271126001842</text:p>
          </table:table-cell>
          <table:table-cell table:style-name="ce50" table:formula="of:=[.$F$4]+[.F24]+(-0.5*[.$F$10])" office:value-type="float" office:value="-18.8345109599816" calcext:value-type="float">
            <text:p>-18.8345109599816</text:p>
          </table:table-cell>
          <table:table-cell table:style-name="ce50" table:formula="of:=[.$F$4]+[.F24]+(0.5*[.$F$10])" office:value-type="float" office:value="-9.15451095998158" calcext:value-type="float">
            <text:p>-9.15451095998158</text:p>
          </table:table-cell>
          <table:table-cell/>
          <table:table-cell table:style-name="ce44" office:value-type="float" office:value="-16.8" calcext:value-type="float">
            <text:p>-16.8</text:p>
          </table:table-cell>
          <table:table-cell table:style-name="ce44" office:value-type="float" office:value="-7.8" calcext:value-type="float">
            <text:p>-7.8</text:p>
          </table:table-cell>
          <table:table-cell table:style-name="ce44" table:formula="of:=[.G24]-[.J24]" office:value-type="float" office:value="-2.03451095998158" calcext:value-type="float">
            <text:p>-2.03451095998158</text:p>
          </table:table-cell>
          <table:table-cell table:style-name="ce44" table:formula="of:=[.H24]-[.K24]" office:value-type="float" office:value="-1.35451095998158" calcext:value-type="float">
            <text:p>-1.35451095998158</text:p>
          </table:table-cell>
          <table:table-cell table:style-name="ce44" office:value-type="float" office:value="-23.33651" calcext:value-type="float">
            <text:p>-23.33651</text:p>
          </table:table-cell>
          <table:table-cell table:style-name="ce44" office:value-type="float" office:value="-4.3843427" calcext:value-type="float">
            <text:p>-4.3843427</text:p>
          </table:table-cell>
          <table:table-cell table:style-name="ce50" table:formula="of:=[.G24]-[.N24]" office:value-type="float" office:value="4.50199904001842" calcext:value-type="float">
            <text:p>4.50199904001842</text:p>
          </table:table-cell>
          <table:table-cell table:style-name="ce50" table:formula="of:=[.H24]-[.O24]" office:value-type="float" office:value="-4.77016825998158" calcext:value-type="float">
            <text:p>-4.77016825998158</text:p>
          </table:table-cell>
          <table:table-cell table:style-name="ce50" table:formula="of:=[.J24]-[.N24]" office:value-type="float" office:value="6.53651" calcext:value-type="float">
            <text:p>6.53651</text:p>
          </table:table-cell>
          <table:table-cell table:style-name="ce50" table:formula="of:=[.K24]-[.O24]" office:value-type="float" office:value="-3.4156573" calcext:value-type="float">
            <text:p>-3.4156573</text:p>
          </table:table-cell>
          <table:table-cell/>
          <table:table-cell table:style-name="ce44" office:value-type="float" office:value="1" calcext:value-type="float">
            <text:p>1</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9" calcext:value-type="float">
            <text:p>9</text:p>
          </table:table-cell>
          <table:table-cell table:style-name="ce50" table:formula="of:=(([.A25]-1)*9+([.B25]))/108" office:value-type="float" office:value="0.0833333333333333" calcext:value-type="float">
            <text:p>0.083333333333333</text:p>
          </table:table-cell>
          <table:table-cell table:style-name="ce50" table:formula="of:=MIN(ABS([.C25]*12-0.5);12-ABS([.C25]*12-0.5))/6" office:value-type="float" office:value="0.0833333333333333" calcext:value-type="float">
            <text:p>0.083333333333333</text:p>
          </table:table-cell>
          <table:table-cell table:style-name="ce50" table:formula="of:=6*[.D25]^5-15*[.D25]^4+10*[.D25]^3" office:value-type="float" office:value="0.00508777006172839" calcext:value-type="float">
            <text:p>0.005087770061728</text:p>
          </table:table-cell>
          <table:table-cell table:style-name="ce50" table:formula="of:=[.E25]*[.F$3]" office:value-type="float" office:value="0.170717297859761" calcext:value-type="float">
            <text:p>0.170717297859761</text:p>
          </table:table-cell>
          <table:table-cell table:style-name="ce50" table:formula="of:=[.$F$4]+[.F25]+(-0.5*[.$F$10])" office:value-type="float" office:value="-18.7465049221402" calcext:value-type="float">
            <text:p>-18.7465049221402</text:p>
          </table:table-cell>
          <table:table-cell table:style-name="ce50" table:formula="of:=[.$F$4]+[.F25]+(0.5*[.$F$10])" office:value-type="float" office:value="-9.06650492214024" calcext:value-type="float">
            <text:p>-9.06650492214024</text:p>
          </table:table-cell>
          <table:table-cell/>
          <table:table-cell table:style-name="ce44" office:value-type="float" office:value="-17" calcext:value-type="float">
            <text:p>-17</text:p>
          </table:table-cell>
          <table:table-cell table:style-name="ce44" office:value-type="float" office:value="-8.4" calcext:value-type="float">
            <text:p>-8.4</text:p>
          </table:table-cell>
          <table:table-cell table:style-name="ce44" table:formula="of:=[.G25]-[.J25]" office:value-type="float" office:value="-1.74650492214024" calcext:value-type="float">
            <text:p>-1.74650492214024</text:p>
          </table:table-cell>
          <table:table-cell table:style-name="ce44" table:formula="of:=[.H25]-[.K25]" office:value-type="float" office:value="-0.666504922140238" calcext:value-type="float">
            <text:p>-0.666504922140238</text:p>
          </table:table-cell>
          <table:table-cell table:style-name="ce44" office:value-type="float" office:value="-22.306946" calcext:value-type="float">
            <text:p>-22.306946</text:p>
          </table:table-cell>
          <table:table-cell table:style-name="ce44" office:value-type="float" office:value="-3.3574955" calcext:value-type="float">
            <text:p>-3.3574955</text:p>
          </table:table-cell>
          <table:table-cell table:style-name="ce50" table:formula="of:=[.G25]-[.N25]" office:value-type="float" office:value="3.56044107785976" calcext:value-type="float">
            <text:p>3.56044107785976</text:p>
          </table:table-cell>
          <table:table-cell table:style-name="ce50" table:formula="of:=[.H25]-[.O25]" office:value-type="float" office:value="-5.70900942214024" calcext:value-type="float">
            <text:p>-5.70900942214024</text:p>
          </table:table-cell>
          <table:table-cell table:style-name="ce50" table:formula="of:=[.J25]-[.N25]" office:value-type="float" office:value="5.306946" calcext:value-type="float">
            <text:p>5.306946</text:p>
          </table:table-cell>
          <table:table-cell table:style-name="ce50" table:formula="of:=[.K25]-[.O25]" office:value-type="float" office:value="-5.0425045" calcext:value-type="float">
            <text:p>-5.0425045</text:p>
          </table:table-cell>
          <table:table-cell/>
          <table:table-cell table:style-name="ce44" office:value-type="float" office:value="1" calcext:value-type="float">
            <text:p>1</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1" calcext:value-type="float">
            <text:p>1</text:p>
          </table:table-cell>
          <table:table-cell table:style-name="ce50" table:formula="of:=(([.A26]-1)*9+([.B26]))/108" office:value-type="float" office:value="0.0925925925925926" calcext:value-type="float">
            <text:p>0.092592592592593</text:p>
          </table:table-cell>
          <table:table-cell table:style-name="ce50" table:formula="of:=MIN(ABS([.C26]*12-0.5);12-ABS([.C26]*12-0.5))/6" office:value-type="float" office:value="0.101851851851852" calcext:value-type="float">
            <text:p>0.101851851851852</text:p>
          </table:table-cell>
          <table:table-cell table:style-name="ce50" table:formula="of:=6*[.D26]^5-15*[.D26]^4+10*[.D26]^3" office:value-type="float" office:value="0.00901743647943882" calcext:value-type="float">
            <text:p>0.009017436479439</text:p>
          </table:table-cell>
          <table:table-cell table:style-name="ce50" table:formula="of:=[.E26]*[.F$3]" office:value-type="float" office:value="0.302575071340559" calcext:value-type="float">
            <text:p>0.302575071340559</text:p>
          </table:table-cell>
          <table:table-cell table:style-name="ce50" table:formula="of:=[.$F$4]+[.F26]+(-0.5*[.$F$10])" office:value-type="float" office:value="-18.6146471486594" calcext:value-type="float">
            <text:p>-18.6146471486594</text:p>
          </table:table-cell>
          <table:table-cell table:style-name="ce50" table:formula="of:=[.$F$4]+[.F26]+(0.5*[.$F$10])" office:value-type="float" office:value="-8.93464714865944" calcext:value-type="float">
            <text:p>-8.93464714865944</text:p>
          </table:table-cell>
          <table:table-cell/>
          <table:table-cell table:style-name="ce44" office:value-type="float" office:value="-17" calcext:value-type="float">
            <text:p>-17</text:p>
          </table:table-cell>
          <table:table-cell table:style-name="ce44" office:value-type="float" office:value="-7.9" calcext:value-type="float">
            <text:p>-7.9</text:p>
          </table:table-cell>
          <table:table-cell table:style-name="ce44" table:formula="of:=[.G26]-[.J26]" office:value-type="float" office:value="-1.61464714865944" calcext:value-type="float">
            <text:p>-1.61464714865944</text:p>
          </table:table-cell>
          <table:table-cell table:style-name="ce44" table:formula="of:=[.H26]-[.K26]" office:value-type="float" office:value="-1.03464714865944" calcext:value-type="float">
            <text:p>-1.03464714865944</text:p>
          </table:table-cell>
          <table:table-cell table:style-name="ce44" office:value-type="float" office:value="-22.63052" calcext:value-type="float">
            <text:p>-22.63052</text:p>
          </table:table-cell>
          <table:table-cell table:style-name="ce44" office:value-type="float" office:value="-5.9518194" calcext:value-type="float">
            <text:p>-5.9518194</text:p>
          </table:table-cell>
          <table:table-cell table:style-name="ce50" table:formula="of:=[.G26]-[.N26]" office:value-type="float" office:value="4.01587285134056" calcext:value-type="float">
            <text:p>4.01587285134056</text:p>
          </table:table-cell>
          <table:table-cell table:style-name="ce50" table:formula="of:=[.H26]-[.O26]" office:value-type="float" office:value="-2.98282774865944" calcext:value-type="float">
            <text:p>-2.98282774865944</text:p>
          </table:table-cell>
          <table:table-cell table:style-name="ce50" table:formula="of:=[.J26]-[.N26]" office:value-type="float" office:value="5.63052" calcext:value-type="float">
            <text:p>5.63052</text:p>
          </table:table-cell>
          <table:table-cell table:style-name="ce50" table:formula="of:=[.K26]-[.O26]" office:value-type="float" office:value="-1.9481806" calcext:value-type="float">
            <text:p>-1.9481806</text:p>
          </table:table-cell>
          <table:table-cell/>
          <table:table-cell table:style-name="ce44" office:value-type="float" office:value="2" calcext:value-type="float">
            <text:p>2</text:p>
          </table:table-cell>
          <table:table-cell table:style-name="ce44" office:value-type="float" office:value="1" calcext:value-type="float">
            <text:p>1</text:p>
          </table:table-cell>
          <table:table-cell table:number-columns-repeated="1002"/>
        </table:table-row>
        <table:table-row table:style-name="ro1">
          <table:table-cell table:number-columns-repeated="2" table:style-name="ce44" office:value-type="float" office:value="2" calcext:value-type="float">
            <text:p>2</text:p>
          </table:table-cell>
          <table:table-cell table:style-name="ce50" table:formula="of:=(([.A27]-1)*9+([.B27]))/108" office:value-type="float" office:value="0.101851851851852" calcext:value-type="float">
            <text:p>0.101851851851852</text:p>
          </table:table-cell>
          <table:table-cell table:style-name="ce50" table:formula="of:=MIN(ABS([.C27]*12-0.5);12-ABS([.C27]*12-0.5))/6" office:value-type="float" office:value="0.12037037037037" calcext:value-type="float">
            <text:p>0.12037037037037</text:p>
          </table:table-cell>
          <table:table-cell table:style-name="ce50" table:formula="of:=6*[.D27]^5-15*[.D27]^4+10*[.D27]^3" office:value-type="float" office:value="0.0144431336575409" calcext:value-type="float">
            <text:p>0.014443133657541</text:p>
          </table:table-cell>
          <table:table-cell table:style-name="ce50" table:formula="of:=[.E27]*[.F$3]" office:value-type="float" office:value="0.484631325851452" calcext:value-type="float">
            <text:p>0.484631325851452</text:p>
          </table:table-cell>
          <table:table-cell table:style-name="ce50" table:formula="of:=[.$F$4]+[.F27]+(-0.5*[.$F$10])" office:value-type="float" office:value="-18.4325908941485" calcext:value-type="float">
            <text:p>-18.4325908941485</text:p>
          </table:table-cell>
          <table:table-cell table:style-name="ce50" table:formula="of:=[.$F$4]+[.F27]+(0.5*[.$F$10])" office:value-type="float" office:value="-8.75259089414855" calcext:value-type="float">
            <text:p>-8.75259089414855</text:p>
          </table:table-cell>
          <table:table-cell/>
          <table:table-cell table:style-name="ce44" office:value-type="float" office:value="-16" calcext:value-type="float">
            <text:p>-16</text:p>
          </table:table-cell>
          <table:table-cell table:style-name="ce44" office:value-type="float" office:value="-7.4" calcext:value-type="float">
            <text:p>-7.4</text:p>
          </table:table-cell>
          <table:table-cell table:style-name="ce44" table:formula="of:=[.G27]-[.J27]" office:value-type="float" office:value="-2.43259089414855" calcext:value-type="float">
            <text:p>-2.43259089414855</text:p>
          </table:table-cell>
          <table:table-cell table:style-name="ce44" table:formula="of:=[.H27]-[.K27]" office:value-type="float" office:value="-1.35259089414855" calcext:value-type="float">
            <text:p>-1.35259089414855</text:p>
          </table:table-cell>
          <table:table-cell table:style-name="ce44" office:value-type="float" office:value="-22.800684" calcext:value-type="float">
            <text:p>-22.800684</text:p>
          </table:table-cell>
          <table:table-cell table:style-name="ce44" office:value-type="float" office:value="-4.8126225" calcext:value-type="float">
            <text:p>-4.8126225</text:p>
          </table:table-cell>
          <table:table-cell table:style-name="ce50" table:formula="of:=[.G27]-[.N27]" office:value-type="float" office:value="4.36809310585145" calcext:value-type="float">
            <text:p>4.36809310585145</text:p>
          </table:table-cell>
          <table:table-cell table:style-name="ce50" table:formula="of:=[.H27]-[.O27]" office:value-type="float" office:value="-3.93996839414855" calcext:value-type="float">
            <text:p>-3.93996839414855</text:p>
          </table:table-cell>
          <table:table-cell table:style-name="ce50" table:formula="of:=[.J27]-[.N27]" office:value-type="float" office:value="6.800684" calcext:value-type="float">
            <text:p>6.800684</text:p>
          </table:table-cell>
          <table:table-cell table:style-name="ce50" table:formula="of:=[.K27]-[.O27]" office:value-type="float" office:value="-2.5873775" calcext:value-type="float">
            <text:p>-2.5873775</text:p>
          </table:table-cell>
          <table:table-cell/>
          <table:table-cell table:number-columns-repeated="2" table:style-name="ce44" office:value-type="float" office:value="2" calcext:value-type="float">
            <text:p>2</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3" calcext:value-type="float">
            <text:p>3</text:p>
          </table:table-cell>
          <table:table-cell table:style-name="ce50" table:formula="of:=(([.A28]-1)*9+([.B28]))/108" office:value-type="float" office:value="0.111111111111111" calcext:value-type="float">
            <text:p>0.111111111111111</text:p>
          </table:table-cell>
          <table:table-cell table:style-name="ce50" table:formula="of:=MIN(ABS([.C28]*12-0.5);12-ABS([.C28]*12-0.5))/6" office:value-type="float" office:value="0.138888888888889" calcext:value-type="float">
            <text:p>0.138888888888889</text:p>
          </table:table-cell>
          <table:table-cell table:style-name="ce50" table:formula="of:=6*[.D28]^5-15*[.D28]^4+10*[.D28]^3" office:value-type="float" office:value="0.0215202959089062" calcext:value-type="float">
            <text:p>0.021520295908906</text:p>
          </table:table-cell>
          <table:table-cell table:style-name="ce50" table:formula="of:=[.E28]*[.F$3]" office:value-type="float" office:value="0.722101573407751" calcext:value-type="float">
            <text:p>0.722101573407751</text:p>
          </table:table-cell>
          <table:table-cell table:style-name="ce50" table:formula="of:=[.$F$4]+[.F28]+(-0.5*[.$F$10])" office:value-type="float" office:value="-18.1951206465923" calcext:value-type="float">
            <text:p>-18.1951206465923</text:p>
          </table:table-cell>
          <table:table-cell table:style-name="ce50" table:formula="of:=[.$F$4]+[.F28]+(0.5*[.$F$10])" office:value-type="float" office:value="-8.51512064659225" calcext:value-type="float">
            <text:p>-8.51512064659225</text:p>
          </table:table-cell>
          <table:table-cell/>
          <table:table-cell table:style-name="ce44" office:value-type="float" office:value="-16.5" calcext:value-type="float">
            <text:p>-16.5</text:p>
          </table:table-cell>
          <table:table-cell table:style-name="ce44" office:value-type="float" office:value="-7.9" calcext:value-type="float">
            <text:p>-7.9</text:p>
          </table:table-cell>
          <table:table-cell table:style-name="ce44" table:formula="of:=[.G28]-[.J28]" office:value-type="float" office:value="-1.69512064659225" calcext:value-type="float">
            <text:p>-1.69512064659225</text:p>
          </table:table-cell>
          <table:table-cell table:style-name="ce44" table:formula="of:=[.H28]-[.K28]" office:value-type="float" office:value="-0.615120646592249" calcext:value-type="float">
            <text:p>-0.615120646592249</text:p>
          </table:table-cell>
          <table:table-cell table:style-name="ce44" office:value-type="float" office:value="-21.809416" calcext:value-type="float">
            <text:p>-21.809416</text:p>
          </table:table-cell>
          <table:table-cell table:style-name="ce44" office:value-type="float" office:value="-4.42865" calcext:value-type="float">
            <text:p>-4.42865</text:p>
          </table:table-cell>
          <table:table-cell table:style-name="ce50" table:formula="of:=[.G28]-[.N28]" office:value-type="float" office:value="3.61429535340775" calcext:value-type="float">
            <text:p>3.61429535340775</text:p>
          </table:table-cell>
          <table:table-cell table:style-name="ce50" table:formula="of:=[.H28]-[.O28]" office:value-type="float" office:value="-4.08647064659225" calcext:value-type="float">
            <text:p>-4.08647064659225</text:p>
          </table:table-cell>
          <table:table-cell table:style-name="ce50" table:formula="of:=[.J28]-[.N28]" office:value-type="float" office:value="5.309416" calcext:value-type="float">
            <text:p>5.309416</text:p>
          </table:table-cell>
          <table:table-cell table:style-name="ce50" table:formula="of:=[.K28]-[.O28]" office:value-type="float" office:value="-3.47135" calcext:value-type="float">
            <text:p>-3.47135</text:p>
          </table:table-cell>
          <table:table-cell/>
          <table:table-cell table:style-name="ce44" office:value-type="float" office:value="2" calcext:value-type="float">
            <text:p>2</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4" calcext:value-type="float">
            <text:p>4</text:p>
          </table:table-cell>
          <table:table-cell table:style-name="ce50" table:formula="of:=(([.A29]-1)*9+([.B29]))/108" office:value-type="float" office:value="0.12037037037037" calcext:value-type="float">
            <text:p>0.12037037037037</text:p>
          </table:table-cell>
          <table:table-cell table:style-name="ce50" table:formula="of:=MIN(ABS([.C29]*12-0.5);12-ABS([.C29]*12-0.5))/6" office:value-type="float" office:value="0.157407407407407" calcext:value-type="float">
            <text:p>0.157407407407407</text:p>
          </table:table-cell>
          <table:table-cell table:style-name="ce50" table:formula="of:=6*[.D29]^5-15*[.D29]^4+10*[.D29]^3" office:value-type="float" office:value="0.0303722122408435" calcext:value-type="float">
            <text:p>0.030372212240844</text:p>
          </table:table-cell>
          <table:table-cell table:style-name="ce50" table:formula="of:=[.E29]*[.F$3]" office:value-type="float" office:value="1.01912270815527" calcext:value-type="float">
            <text:p>1.01912270815527</text:p>
          </table:table-cell>
          <table:table-cell table:style-name="ce50" table:formula="of:=[.$F$4]+[.F29]+(-0.5*[.$F$10])" office:value-type="float" office:value="-17.8980995118447" calcext:value-type="float">
            <text:p>-17.8980995118447</text:p>
          </table:table-cell>
          <table:table-cell table:style-name="ce50" table:formula="of:=[.$F$4]+[.F29]+(0.5*[.$F$10])" office:value-type="float" office:value="-8.21809951184473" calcext:value-type="float">
            <text:p>-8.21809951184473</text:p>
          </table:table-cell>
          <table:table-cell/>
          <table:table-cell table:style-name="ce44" office:value-type="float" office:value="-16.6" calcext:value-type="float">
            <text:p>-16.6</text:p>
          </table:table-cell>
          <table:table-cell table:style-name="ce44" office:value-type="float" office:value="-6.5" calcext:value-type="float">
            <text:p>-6.5</text:p>
          </table:table-cell>
          <table:table-cell table:style-name="ce44" table:formula="of:=[.G29]-[.J29]" office:value-type="float" office:value="-1.29809951184473" calcext:value-type="float">
            <text:p>-1.29809951184473</text:p>
          </table:table-cell>
          <table:table-cell table:style-name="ce44" table:formula="of:=[.H29]-[.K29]" office:value-type="float" office:value="-1.71809951184473" calcext:value-type="float">
            <text:p>-1.71809951184473</text:p>
          </table:table-cell>
          <table:table-cell table:style-name="ce44" office:value-type="float" office:value="-21.849669" calcext:value-type="float">
            <text:p>-21.849669</text:p>
          </table:table-cell>
          <table:table-cell table:style-name="ce44" office:value-type="float" office:value="-2.8515165" calcext:value-type="float">
            <text:p>-2.8515165</text:p>
          </table:table-cell>
          <table:table-cell table:style-name="ce50" table:formula="of:=[.G29]-[.N29]" office:value-type="float" office:value="3.95156948815527" calcext:value-type="float">
            <text:p>3.95156948815527</text:p>
          </table:table-cell>
          <table:table-cell table:style-name="ce50" table:formula="of:=[.H29]-[.O29]" office:value-type="float" office:value="-5.36658301184473" calcext:value-type="float">
            <text:p>-5.36658301184473</text:p>
          </table:table-cell>
          <table:table-cell table:style-name="ce50" table:formula="of:=[.J29]-[.N29]" office:value-type="float" office:value="5.249669" calcext:value-type="float">
            <text:p>5.249669</text:p>
          </table:table-cell>
          <table:table-cell table:style-name="ce50" table:formula="of:=[.K29]-[.O29]" office:value-type="float" office:value="-3.6484835" calcext:value-type="float">
            <text:p>-3.6484835</text:p>
          </table:table-cell>
          <table:table-cell/>
          <table:table-cell table:style-name="ce44" office:value-type="float" office:value="2" calcext:value-type="float">
            <text:p>2</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5" calcext:value-type="float">
            <text:p>5</text:p>
          </table:table-cell>
          <table:table-cell table:style-name="ce50" table:formula="of:=(([.A30]-1)*9+([.B30]))/108" office:value-type="float" office:value="0.12962962962963" calcext:value-type="float">
            <text:p>0.12962962962963</text:p>
          </table:table-cell>
          <table:table-cell table:style-name="ce50" table:formula="of:=MIN(ABS([.C30]*12-0.5);12-ABS([.C30]*12-0.5))/6" office:value-type="float" office:value="0.175925925925926" calcext:value-type="float">
            <text:p>0.175925925925926</text:p>
          </table:table-cell>
          <table:table-cell table:style-name="ce50" table:formula="of:=6*[.D30]^5-15*[.D30]^4+10*[.D30]^3" office:value-type="float" office:value="0.0410915944187857" calcext:value-type="float">
            <text:p>0.041091594418786</text:p>
          </table:table-cell>
          <table:table-cell table:style-name="ce50" table:formula="of:=[.E30]*[.F$3]" office:value-type="float" office:value="1.37880562187616" calcext:value-type="float">
            <text:p>1.37880562187616</text:p>
          </table:table-cell>
          <table:table-cell table:style-name="ce50" table:formula="of:=[.$F$4]+[.F30]+(-0.5*[.$F$10])" office:value-type="float" office:value="-17.5384165981238" calcext:value-type="float">
            <text:p>-17.5384165981238</text:p>
          </table:table-cell>
          <table:table-cell table:style-name="ce50" table:formula="of:=[.$F$4]+[.F30]+(0.5*[.$F$10])" office:value-type="float" office:value="-7.85841659812384" calcext:value-type="float">
            <text:p>-7.85841659812384</text:p>
          </table:table-cell>
          <table:table-cell/>
          <table:table-cell table:style-name="ce44" office:value-type="float" office:value="-15.6" calcext:value-type="float">
            <text:p>-15.6</text:p>
          </table:table-cell>
          <table:table-cell table:style-name="ce44" office:value-type="float" office:value="-5.7" calcext:value-type="float">
            <text:p>-5.7</text:p>
          </table:table-cell>
          <table:table-cell table:style-name="ce44" table:formula="of:=[.G30]-[.J30]" office:value-type="float" office:value="-1.93841659812384" calcext:value-type="float">
            <text:p>-1.93841659812384</text:p>
          </table:table-cell>
          <table:table-cell table:style-name="ce44" table:formula="of:=[.H30]-[.K30]" office:value-type="float" office:value="-2.15841659812384" calcext:value-type="float">
            <text:p>-2.15841659812384</text:p>
          </table:table-cell>
          <table:table-cell table:style-name="ce44" office:value-type="float" office:value="-22.070263" calcext:value-type="float">
            <text:p>-22.070263</text:p>
          </table:table-cell>
          <table:table-cell table:style-name="ce44" office:value-type="float" office:value="-3.141757" calcext:value-type="float">
            <text:p>-3.141757</text:p>
          </table:table-cell>
          <table:table-cell table:style-name="ce50" table:formula="of:=[.G30]-[.N30]" office:value-type="float" office:value="4.53184640187616" calcext:value-type="float">
            <text:p>4.53184640187616</text:p>
          </table:table-cell>
          <table:table-cell table:style-name="ce50" table:formula="of:=[.H30]-[.O30]" office:value-type="float" office:value="-4.71665959812384" calcext:value-type="float">
            <text:p>-4.71665959812384</text:p>
          </table:table-cell>
          <table:table-cell table:style-name="ce50" table:formula="of:=[.J30]-[.N30]" office:value-type="float" office:value="6.470263" calcext:value-type="float">
            <text:p>6.470263</text:p>
          </table:table-cell>
          <table:table-cell table:style-name="ce50" table:formula="of:=[.K30]-[.O30]" office:value-type="float" office:value="-2.558243" calcext:value-type="float">
            <text:p>-2.558243</text:p>
          </table:table-cell>
          <table:table-cell/>
          <table:table-cell table:style-name="ce44" office:value-type="float" office:value="2" calcext:value-type="float">
            <text:p>2</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6" calcext:value-type="float">
            <text:p>6</text:p>
          </table:table-cell>
          <table:table-cell table:style-name="ce50" table:formula="of:=(([.A31]-1)*9+([.B31]))/108" office:value-type="float" office:value="0.138888888888889" calcext:value-type="float">
            <text:p>0.138888888888889</text:p>
          </table:table-cell>
          <table:table-cell table:style-name="ce50" table:formula="of:=MIN(ABS([.C31]*12-0.5);12-ABS([.C31]*12-0.5))/6" office:value-type="float" office:value="0.194444444444444" calcext:value-type="float">
            <text:p>0.194444444444444</text:p>
          </table:table-cell>
          <table:table-cell table:style-name="ce50" table:formula="of:=6*[.D31]^5-15*[.D31]^4+10*[.D31]^3" office:value-type="float" office:value="0.0537421450299751" calcext:value-type="float">
            <text:p>0.053742145029975</text:p>
          </table:table-cell>
          <table:table-cell table:style-name="ce50" table:formula="of:=[.E31]*[.F$3]" office:value-type="float" office:value="1.80328781949472" calcext:value-type="float">
            <text:p>1.80328781949472</text:p>
          </table:table-cell>
          <table:table-cell table:style-name="ce50" table:formula="of:=[.$F$4]+[.F31]+(-0.5*[.$F$10])" office:value-type="float" office:value="-17.1139344005053" calcext:value-type="float">
            <text:p>-17.1139344005053</text:p>
          </table:table-cell>
          <table:table-cell table:style-name="ce50" table:formula="of:=[.$F$4]+[.F31]+(0.5*[.$F$10])" office:value-type="float" office:value="-7.43393440050528" calcext:value-type="float">
            <text:p>-7.43393440050528</text:p>
          </table:table-cell>
          <table:table-cell/>
          <table:table-cell table:style-name="ce44" office:value-type="float" office:value="-15.5" calcext:value-type="float">
            <text:p>-15.5</text:p>
          </table:table-cell>
          <table:table-cell table:style-name="ce44" office:value-type="float" office:value="-6.8" calcext:value-type="float">
            <text:p>-6.8</text:p>
          </table:table-cell>
          <table:table-cell table:style-name="ce44" table:formula="of:=[.G31]-[.J31]" office:value-type="float" office:value="-1.61393440050528" calcext:value-type="float">
            <text:p>-1.61393440050528</text:p>
          </table:table-cell>
          <table:table-cell table:style-name="ce44" table:formula="of:=[.H31]-[.K31]" office:value-type="float" office:value="-0.633934400505278" calcext:value-type="float">
            <text:p>-0.633934400505278</text:p>
          </table:table-cell>
          <table:table-cell table:style-name="ce44" office:value-type="float" office:value="-20.707449" calcext:value-type="float">
            <text:p>-20.707449</text:p>
          </table:table-cell>
          <table:table-cell table:style-name="ce44" office:value-type="float" office:value="-3.6006567" calcext:value-type="float">
            <text:p>-3.6006567</text:p>
          </table:table-cell>
          <table:table-cell table:style-name="ce50" table:formula="of:=[.G31]-[.N31]" office:value-type="float" office:value="3.59351459949472" calcext:value-type="float">
            <text:p>3.59351459949472</text:p>
          </table:table-cell>
          <table:table-cell table:style-name="ce50" table:formula="of:=[.H31]-[.O31]" office:value-type="float" office:value="-3.83327770050528" calcext:value-type="float">
            <text:p>-3.83327770050528</text:p>
          </table:table-cell>
          <table:table-cell table:style-name="ce50" table:formula="of:=[.J31]-[.N31]" office:value-type="float" office:value="5.207449" calcext:value-type="float">
            <text:p>5.207449</text:p>
          </table:table-cell>
          <table:table-cell table:style-name="ce50" table:formula="of:=[.K31]-[.O31]" office:value-type="float" office:value="-3.1993433" calcext:value-type="float">
            <text:p>-3.1993433</text:p>
          </table:table-cell>
          <table:table-cell/>
          <table:table-cell table:style-name="ce44" office:value-type="float" office:value="2" calcext:value-type="float">
            <text:p>2</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7" calcext:value-type="float">
            <text:p>7</text:p>
          </table:table-cell>
          <table:table-cell table:style-name="ce50" table:formula="of:=(([.A32]-1)*9+([.B32]))/108" office:value-type="float" office:value="0.148148148148148" calcext:value-type="float">
            <text:p>0.148148148148148</text:p>
          </table:table-cell>
          <table:table-cell table:style-name="ce50" table:formula="of:=MIN(ABS([.C32]*12-0.5);12-ABS([.C32]*12-0.5))/6" office:value-type="float" office:value="0.212962962962963" calcext:value-type="float">
            <text:p>0.212962962962963</text:p>
          </table:table-cell>
          <table:table-cell table:style-name="ce50" table:formula="of:=6*[.D32]^5-15*[.D32]^4+10*[.D32]^3" office:value-type="float" office:value="0.0683601255471497" calcext:value-type="float">
            <text:p>0.06836012554715</text:p>
          </table:table-cell>
          <table:table-cell table:style-name="ce50" table:formula="of:=[.E32]*[.F$3]" office:value-type="float" office:value="2.29378603458326" calcext:value-type="float">
            <text:p>2.29378603458326</text:p>
          </table:table-cell>
          <table:table-cell table:style-name="ce50" table:formula="of:=[.$F$4]+[.F32]+(-0.5*[.$F$10])" office:value-type="float" office:value="-16.6234361854167" calcext:value-type="float">
            <text:p>-16.6234361854167</text:p>
          </table:table-cell>
          <table:table-cell table:style-name="ce50" table:formula="of:=[.$F$4]+[.F32]+(0.5*[.$F$10])" office:value-type="float" office:value="-6.94343618541674" calcext:value-type="float">
            <text:p>-6.94343618541674</text:p>
          </table:table-cell>
          <table:table-cell/>
          <table:table-cell table:style-name="ce44" office:value-type="float" office:value="-14.9" calcext:value-type="float">
            <text:p>-14.9</text:p>
          </table:table-cell>
          <table:table-cell table:style-name="ce44" office:value-type="float" office:value="-4.4" calcext:value-type="float">
            <text:p>-4.4</text:p>
          </table:table-cell>
          <table:table-cell table:style-name="ce44" table:formula="of:=[.G32]-[.J32]" office:value-type="float" office:value="-1.72343618541674" calcext:value-type="float">
            <text:p>-1.72343618541674</text:p>
          </table:table-cell>
          <table:table-cell table:style-name="ce44" table:formula="of:=[.H32]-[.K32]" office:value-type="float" office:value="-2.54343618541674" calcext:value-type="float">
            <text:p>-2.54343618541674</text:p>
          </table:table-cell>
          <table:table-cell table:style-name="ce44" office:value-type="float" office:value="-20.630209" calcext:value-type="float">
            <text:p>-20.630209</text:p>
          </table:table-cell>
          <table:table-cell table:style-name="ce44" office:value-type="float" office:value="-2.0451126" calcext:value-type="float">
            <text:p>-2.0451126</text:p>
          </table:table-cell>
          <table:table-cell table:style-name="ce50" table:formula="of:=[.G32]-[.N32]" office:value-type="float" office:value="4.00677281458326" calcext:value-type="float">
            <text:p>4.00677281458326</text:p>
          </table:table-cell>
          <table:table-cell table:style-name="ce50" table:formula="of:=[.H32]-[.O32]" office:value-type="float" office:value="-4.89832358541674" calcext:value-type="float">
            <text:p>-4.89832358541674</text:p>
          </table:table-cell>
          <table:table-cell table:style-name="ce50" table:formula="of:=[.J32]-[.N32]" office:value-type="float" office:value="5.730209" calcext:value-type="float">
            <text:p>5.730209</text:p>
          </table:table-cell>
          <table:table-cell table:style-name="ce50" table:formula="of:=[.K32]-[.O32]" office:value-type="float" office:value="-2.3548874" calcext:value-type="float">
            <text:p>-2.3548874</text:p>
          </table:table-cell>
          <table:table-cell/>
          <table:table-cell table:style-name="ce44" office:value-type="float" office:value="2" calcext:value-type="float">
            <text:p>2</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8" calcext:value-type="float">
            <text:p>8</text:p>
          </table:table-cell>
          <table:table-cell table:style-name="ce50" table:formula="of:=(([.A33]-1)*9+([.B33]))/108" office:value-type="float" office:value="0.157407407407407" calcext:value-type="float">
            <text:p>0.157407407407407</text:p>
          </table:table-cell>
          <table:table-cell table:style-name="ce50" table:formula="of:=MIN(ABS([.C33]*12-0.5);12-ABS([.C33]*12-0.5))/6" office:value-type="float" office:value="0.231481481481481" calcext:value-type="float">
            <text:p>0.231481481481481</text:p>
          </table:table-cell>
          <table:table-cell table:style-name="ce50" table:formula="of:=6*[.D33]^5-15*[.D33]^4+10*[.D33]^3" office:value-type="float" office:value="0.084955924392229" calcext:value-type="float">
            <text:p>0.084955924392229</text:p>
          </table:table-cell>
          <table:table-cell table:style-name="ce50" table:formula="of:=[.E33]*[.F$3]" office:value-type="float" office:value="2.85064884486789" calcext:value-type="float">
            <text:p>2.85064884486789</text:p>
          </table:table-cell>
          <table:table-cell table:style-name="ce50" table:formula="of:=[.$F$4]+[.F33]+(-0.5*[.$F$10])" office:value-type="float" office:value="-16.0665733751321" calcext:value-type="float">
            <text:p>-16.0665733751321</text:p>
          </table:table-cell>
          <table:table-cell table:style-name="ce50" table:formula="of:=[.$F$4]+[.F33]+(0.5*[.$F$10])" office:value-type="float" office:value="-6.38657337513211" calcext:value-type="float">
            <text:p>-6.38657337513211</text:p>
          </table:table-cell>
          <table:table-cell/>
          <table:table-cell table:style-name="ce44" office:value-type="float" office:value="-14.4" calcext:value-type="float">
            <text:p>-14.4</text:p>
          </table:table-cell>
          <table:table-cell table:style-name="ce44" office:value-type="float" office:value="-4.4" calcext:value-type="float">
            <text:p>-4.4</text:p>
          </table:table-cell>
          <table:table-cell table:style-name="ce44" table:formula="of:=[.G33]-[.J33]" office:value-type="float" office:value="-1.66657337513211" calcext:value-type="float">
            <text:p>-1.66657337513211</text:p>
          </table:table-cell>
          <table:table-cell table:style-name="ce44" table:formula="of:=[.H33]-[.K33]" office:value-type="float" office:value="-1.98657337513211" calcext:value-type="float">
            <text:p>-1.98657337513211</text:p>
          </table:table-cell>
          <table:table-cell table:style-name="ce44" office:value-type="float" office:value="-20.161499" calcext:value-type="float">
            <text:p>-20.161499</text:p>
          </table:table-cell>
          <table:table-cell table:style-name="ce44" office:value-type="float" office:value="-1.7971145" calcext:value-type="float">
            <text:p>-1.7971145</text:p>
          </table:table-cell>
          <table:table-cell table:style-name="ce50" table:formula="of:=[.G33]-[.N33]" office:value-type="float" office:value="4.09492562486789" calcext:value-type="float">
            <text:p>4.09492562486789</text:p>
          </table:table-cell>
          <table:table-cell table:style-name="ce50" table:formula="of:=[.H33]-[.O33]" office:value-type="float" office:value="-4.58945887513211" calcext:value-type="float">
            <text:p>-4.58945887513211</text:p>
          </table:table-cell>
          <table:table-cell table:style-name="ce50" table:formula="of:=[.J33]-[.N33]" office:value-type="float" office:value="5.761499" calcext:value-type="float">
            <text:p>5.761499</text:p>
          </table:table-cell>
          <table:table-cell table:style-name="ce50" table:formula="of:=[.K33]-[.O33]" office:value-type="float" office:value="-2.6028855" calcext:value-type="float">
            <text:p>-2.6028855</text:p>
          </table:table-cell>
          <table:table-cell/>
          <table:table-cell table:style-name="ce44" office:value-type="float" office:value="2" calcext:value-type="float">
            <text:p>2</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9" calcext:value-type="float">
            <text:p>9</text:p>
          </table:table-cell>
          <table:table-cell table:style-name="ce50" table:formula="of:=(([.A34]-1)*9+([.B34]))/108" office:value-type="float" office:value="0.166666666666667" calcext:value-type="float">
            <text:p>0.166666666666667</text:p>
          </table:table-cell>
          <table:table-cell table:style-name="ce50" table:formula="of:=MIN(ABS([.C34]*12-0.5);12-ABS([.C34]*12-0.5))/6" office:value-type="float" office:value="0.25" calcext:value-type="float">
            <text:p>0.25</text:p>
          </table:table-cell>
          <table:table-cell table:style-name="ce50" table:formula="of:=6*[.D34]^5-15*[.D34]^4+10*[.D34]^3" office:value-type="float" office:value="0.103515625" calcext:value-type="float">
            <text:p>0.103515625</text:p>
          </table:table-cell>
          <table:table-cell table:style-name="ce50" table:formula="of:=[.E34]*[.F$3]" office:value-type="float" office:value="3.47340928773437" calcext:value-type="float">
            <text:p>3.47340928773437</text:p>
          </table:table-cell>
          <table:table-cell table:style-name="ce50" table:formula="of:=[.$F$4]+[.F34]+(-0.5*[.$F$10])" office:value-type="float" office:value="-15.4438129322656" calcext:value-type="float">
            <text:p>-15.4438129322656</text:p>
          </table:table-cell>
          <table:table-cell table:style-name="ce50" table:formula="of:=[.$F$4]+[.F34]+(0.5*[.$F$10])" office:value-type="float" office:value="-5.76381293226562" calcext:value-type="float">
            <text:p>-5.76381293226562</text:p>
          </table:table-cell>
          <table:table-cell/>
          <table:table-cell table:style-name="ce44" office:value-type="float" office:value="-13.1" calcext:value-type="float">
            <text:p>-13.1</text:p>
          </table:table-cell>
          <table:table-cell table:style-name="ce44" office:value-type="float" office:value="-5.2" calcext:value-type="float">
            <text:p>-5.2</text:p>
          </table:table-cell>
          <table:table-cell table:style-name="ce44" table:formula="of:=[.G34]-[.J34]" office:value-type="float" office:value="-2.34381293226562" calcext:value-type="float">
            <text:p>-2.34381293226562</text:p>
          </table:table-cell>
          <table:table-cell table:style-name="ce44" table:formula="of:=[.H34]-[.K34]" office:value-type="float" office:value="-0.563812932265624" calcext:value-type="float">
            <text:p>-0.563812932265624</text:p>
          </table:table-cell>
          <table:table-cell table:style-name="ce44" office:value-type="float" office:value="-19.612083" calcext:value-type="float">
            <text:p>-19.612083</text:p>
          </table:table-cell>
          <table:table-cell table:style-name="ce44" office:value-type="float" office:value="-1.0622241" calcext:value-type="float">
            <text:p>-1.0622241</text:p>
          </table:table-cell>
          <table:table-cell table:style-name="ce50" table:formula="of:=[.G34]-[.N34]" office:value-type="float" office:value="4.16827006773437" calcext:value-type="float">
            <text:p>4.16827006773437</text:p>
          </table:table-cell>
          <table:table-cell table:style-name="ce50" table:formula="of:=[.H34]-[.O34]" office:value-type="float" office:value="-4.70158883226562" calcext:value-type="float">
            <text:p>-4.70158883226562</text:p>
          </table:table-cell>
          <table:table-cell table:style-name="ce50" table:formula="of:=[.J34]-[.N34]" office:value-type="float" office:value="6.512083" calcext:value-type="float">
            <text:p>6.512083</text:p>
          </table:table-cell>
          <table:table-cell table:style-name="ce50" table:formula="of:=[.K34]-[.O34]" office:value-type="float" office:value="-4.1377759" calcext:value-type="float">
            <text:p>-4.1377759</text:p>
          </table:table-cell>
          <table:table-cell/>
          <table:table-cell table:style-name="ce44" office:value-type="float" office:value="2" calcext:value-type="float">
            <text:p>2</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1" calcext:value-type="float">
            <text:p>1</text:p>
          </table:table-cell>
          <table:table-cell table:style-name="ce50" table:formula="of:=(([.A35]-1)*9+([.B35]))/108" office:value-type="float" office:value="0.175925925925926" calcext:value-type="float">
            <text:p>0.175925925925926</text:p>
          </table:table-cell>
          <table:table-cell table:style-name="ce50" table:formula="of:=MIN(ABS([.C35]*12-0.5);12-ABS([.C35]*12-0.5))/6" office:value-type="float" office:value="0.268518518518519" calcext:value-type="float">
            <text:p>0.268518518518519</text:p>
          </table:table-cell>
          <table:table-cell table:style-name="ce50" table:formula="of:=6*[.D35]^5-15*[.D35]^4+10*[.D35]^3" office:value-type="float" office:value="0.124002573881803" calcext:value-type="float">
            <text:p>0.124002573881803</text:p>
          </table:table-cell>
          <table:table-cell table:style-name="ce50" table:formula="of:=[.E35]*[.F$3]" office:value-type="float" office:value="4.16083747573397" calcext:value-type="float">
            <text:p>4.16083747573397</text:p>
          </table:table-cell>
          <table:table-cell table:style-name="ce50" table:formula="of:=[.$F$4]+[.F35]+(-0.5*[.$F$10])" office:value-type="float" office:value="-14.756384744266" calcext:value-type="float">
            <text:p>-14.756384744266</text:p>
          </table:table-cell>
          <table:table-cell table:style-name="ce50" table:formula="of:=[.$F$4]+[.F35]+(0.5*[.$F$10])" office:value-type="float" office:value="-5.07638474426603" calcext:value-type="float">
            <text:p>-5.07638474426603</text:p>
          </table:table-cell>
          <table:table-cell/>
          <table:table-cell table:style-name="ce44" office:value-type="float" office:value="-12.4" calcext:value-type="float">
            <text:p>-12.4</text:p>
          </table:table-cell>
          <table:table-cell table:style-name="ce44" office:value-type="float" office:value="-4.3" calcext:value-type="float">
            <text:p>-4.3</text:p>
          </table:table-cell>
          <table:table-cell table:style-name="ce44" table:formula="of:=[.G35]-[.J35]" office:value-type="float" office:value="-2.35638474426603" calcext:value-type="float">
            <text:p>-2.35638474426603</text:p>
          </table:table-cell>
          <table:table-cell table:style-name="ce44" table:formula="of:=[.H35]-[.K35]" office:value-type="float" office:value="-0.776384744266035" calcext:value-type="float">
            <text:p>-0.776384744266035</text:p>
          </table:table-cell>
          <table:table-cell table:style-name="ce44" office:value-type="float" office:value="-19.577929" calcext:value-type="float">
            <text:p>-19.577929</text:p>
          </table:table-cell>
          <table:table-cell table:style-name="ce44" office:value-type="float" office:value="-1.1235979" calcext:value-type="float">
            <text:p>-1.1235979</text:p>
          </table:table-cell>
          <table:table-cell table:style-name="ce50" table:formula="of:=[.G35]-[.N35]" office:value-type="float" office:value="4.82154425573397" calcext:value-type="float">
            <text:p>4.82154425573397</text:p>
          </table:table-cell>
          <table:table-cell table:style-name="ce50" table:formula="of:=[.H35]-[.O35]" office:value-type="float" office:value="-3.95278684426603" calcext:value-type="float">
            <text:p>-3.95278684426603</text:p>
          </table:table-cell>
          <table:table-cell table:style-name="ce50" table:formula="of:=[.J35]-[.N35]" office:value-type="float" office:value="7.177929" calcext:value-type="float">
            <text:p>7.177929</text:p>
          </table:table-cell>
          <table:table-cell table:style-name="ce50" table:formula="of:=[.K35]-[.O35]" office:value-type="float" office:value="-3.1764021" calcext:value-type="float">
            <text:p>-3.1764021</text:p>
          </table:table-cell>
          <table:table-cell/>
          <table:table-cell table:style-name="ce44" office:value-type="float" office:value="3" calcext:value-type="float">
            <text:p>3</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2" calcext:value-type="float">
            <text:p>2</text:p>
          </table:table-cell>
          <table:table-cell table:style-name="ce50" table:formula="of:=(([.A36]-1)*9+([.B36]))/108" office:value-type="float" office:value="0.185185185185185" calcext:value-type="float">
            <text:p>0.185185185185185</text:p>
          </table:table-cell>
          <table:table-cell table:style-name="ce50" table:formula="of:=MIN(ABS([.C36]*12-0.5);12-ABS([.C36]*12-0.5))/6" office:value-type="float" office:value="0.287037037037037" calcext:value-type="float">
            <text:p>0.287037037037037</text:p>
          </table:table-cell>
          <table:table-cell table:style-name="ce50" table:formula="of:=6*[.D36]^5-15*[.D36]^4+10*[.D36]^3" office:value-type="float" office:value="0.146358948689219" calcext:value-type="float">
            <text:p>0.146358948689219</text:p>
          </table:table-cell>
          <table:table-cell table:style-name="ce50" table:formula="of:=[.E36]*[.F$3]" office:value-type="float" office:value="4.91099321208921" calcext:value-type="float">
            <text:p>4.91099321208921</text:p>
          </table:table-cell>
          <table:table-cell table:style-name="ce50" table:formula="of:=[.$F$4]+[.F36]+(-0.5*[.$F$10])" office:value-type="float" office:value="-14.0062290079108" calcext:value-type="float">
            <text:p>-14.0062290079108</text:p>
          </table:table-cell>
          <table:table-cell table:style-name="ce50" table:formula="of:=[.$F$4]+[.F36]+(0.5*[.$F$10])" office:value-type="float" office:value="-4.32622900791079" calcext:value-type="float">
            <text:p>-4.32622900791079</text:p>
          </table:table-cell>
          <table:table-cell/>
          <table:table-cell table:style-name="ce44" office:value-type="float" office:value="-14.4" calcext:value-type="float">
            <text:p>-14.4</text:p>
          </table:table-cell>
          <table:table-cell table:style-name="ce44" office:value-type="float" office:value="-2.9" calcext:value-type="float">
            <text:p>-2.9</text:p>
          </table:table-cell>
          <table:table-cell table:style-name="ce44" table:formula="of:=[.G36]-[.J36]" office:value-type="float" office:value="0.393770992089211" calcext:value-type="float">
            <text:p>0.393770992089211</text:p>
          </table:table-cell>
          <table:table-cell table:style-name="ce44" table:formula="of:=[.H36]-[.K36]" office:value-type="float" office:value="-1.42622900791079" calcext:value-type="float">
            <text:p>-1.42622900791079</text:p>
          </table:table-cell>
          <table:table-cell table:style-name="ce44" office:value-type="float" office:value="-18.147728" calcext:value-type="float">
            <text:p>-18.147728</text:p>
          </table:table-cell>
          <table:table-cell table:style-name="ce44" office:value-type="float" office:value="0.4524167" calcext:value-type="float">
            <text:p>0.4524167</text:p>
          </table:table-cell>
          <table:table-cell table:style-name="ce50" table:formula="of:=[.G36]-[.N36]" office:value-type="float" office:value="4.14149899208921" calcext:value-type="float">
            <text:p>4.14149899208921</text:p>
          </table:table-cell>
          <table:table-cell table:style-name="ce50" table:formula="of:=[.H36]-[.O36]" office:value-type="float" office:value="-4.77864570791079" calcext:value-type="float">
            <text:p>-4.77864570791079</text:p>
          </table:table-cell>
          <table:table-cell table:style-name="ce50" table:formula="of:=[.J36]-[.N36]" office:value-type="float" office:value="3.747728" calcext:value-type="float">
            <text:p>3.747728</text:p>
          </table:table-cell>
          <table:table-cell table:style-name="ce50" table:formula="of:=[.K36]-[.O36]" office:value-type="float" office:value="-3.3524167" calcext:value-type="float">
            <text:p>-3.3524167</text:p>
          </table:table-cell>
          <table:table-cell/>
          <table:table-cell table:style-name="ce44" office:value-type="float" office:value="3" calcext:value-type="float">
            <text:p>3</text:p>
          </table:table-cell>
          <table:table-cell table:style-name="ce44" office:value-type="float" office:value="2" calcext:value-type="float">
            <text:p>2</text:p>
          </table:table-cell>
          <table:table-cell table:number-columns-repeated="1002"/>
        </table:table-row>
        <table:table-row table:style-name="ro1">
          <table:table-cell table:number-columns-repeated="2" table:style-name="ce44" office:value-type="float" office:value="3" calcext:value-type="float">
            <text:p>3</text:p>
          </table:table-cell>
          <table:table-cell table:style-name="ce50" table:formula="of:=(([.A37]-1)*9+([.B37]))/108" office:value-type="float" office:value="0.194444444444444" calcext:value-type="float">
            <text:p>0.194444444444444</text:p>
          </table:table-cell>
          <table:table-cell table:style-name="ce50" table:formula="of:=MIN(ABS([.C37]*12-0.5);12-ABS([.C37]*12-0.5))/6" office:value-type="float" office:value="0.305555555555556" calcext:value-type="float">
            <text:p>0.305555555555556</text:p>
          </table:table-cell>
          <table:table-cell table:style-name="ce50" table:formula="of:=6*[.D37]^5-15*[.D37]^4+10*[.D37]^3" office:value-type="float" office:value="0.170507326277752" calcext:value-type="float">
            <text:p>0.170507326277752</text:p>
          </table:table-cell>
          <table:table-cell table:style-name="ce50" table:formula="of:=[.E37]*[.F$3]" office:value-type="float" office:value="5.72127860619979" calcext:value-type="float">
            <text:p>5.72127860619979</text:p>
          </table:table-cell>
          <table:table-cell table:style-name="ce50" table:formula="of:=[.$F$4]+[.F37]+(-0.5*[.$F$10])" office:value-type="float" office:value="-13.1959436138002" calcext:value-type="float">
            <text:p>-13.1959436138002</text:p>
          </table:table-cell>
          <table:table-cell table:style-name="ce50" table:formula="of:=[.$F$4]+[.F37]+(0.5*[.$F$10])" office:value-type="float" office:value="-3.51594361380021" calcext:value-type="float">
            <text:p>-3.51594361380021</text:p>
          </table:table-cell>
          <table:table-cell/>
          <table:table-cell table:style-name="ce44" office:value-type="float" office:value="-12.7" calcext:value-type="float">
            <text:p>-12.7</text:p>
          </table:table-cell>
          <table:table-cell table:style-name="ce44" office:value-type="float" office:value="-2.7" calcext:value-type="float">
            <text:p>-2.7</text:p>
          </table:table-cell>
          <table:table-cell table:style-name="ce44" table:formula="of:=[.G37]-[.J37]" office:value-type="float" office:value="-0.495943613800206" calcext:value-type="float">
            <text:p>-0.495943613800206</text:p>
          </table:table-cell>
          <table:table-cell table:style-name="ce44" table:formula="of:=[.H37]-[.K37]" office:value-type="float" office:value="-0.815943613800205" calcext:value-type="float">
            <text:p>-0.815943613800205</text:p>
          </table:table-cell>
          <table:table-cell table:style-name="ce44" office:value-type="float" office:value="-17.280428" calcext:value-type="float">
            <text:p>-17.280428</text:p>
          </table:table-cell>
          <table:table-cell table:style-name="ce44" office:value-type="float" office:value="0.5398388" calcext:value-type="float">
            <text:p>0.5398388</text:p>
          </table:table-cell>
          <table:table-cell table:style-name="ce50" table:formula="of:=[.G37]-[.N37]" office:value-type="float" office:value="4.0844843861998" calcext:value-type="float">
            <text:p>4.0844843861998</text:p>
          </table:table-cell>
          <table:table-cell table:style-name="ce50" table:formula="of:=[.H37]-[.O37]" office:value-type="float" office:value="-4.05578241380021" calcext:value-type="float">
            <text:p>-4.05578241380021</text:p>
          </table:table-cell>
          <table:table-cell table:style-name="ce50" table:formula="of:=[.J37]-[.N37]" office:value-type="float" office:value="4.580428" calcext:value-type="float">
            <text:p>4.580428</text:p>
          </table:table-cell>
          <table:table-cell table:style-name="ce50" table:formula="of:=[.K37]-[.O37]" office:value-type="float" office:value="-3.2398388" calcext:value-type="float">
            <text:p>-3.2398388</text:p>
          </table:table-cell>
          <table:table-cell/>
          <table:table-cell table:number-columns-repeated="2" table:style-name="ce44" office:value-type="float" office:value="3" calcext:value-type="float">
            <text:p>3</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4" calcext:value-type="float">
            <text:p>4</text:p>
          </table:table-cell>
          <table:table-cell table:style-name="ce50" table:formula="of:=(([.A38]-1)*9+([.B38]))/108" office:value-type="float" office:value="0.203703703703704" calcext:value-type="float">
            <text:p>0.203703703703704</text:p>
          </table:table-cell>
          <table:table-cell table:style-name="ce50" table:formula="of:=MIN(ABS([.C38]*12-0.5);12-ABS([.C38]*12-0.5))/6" office:value-type="float" office:value="0.324074074074074" calcext:value-type="float">
            <text:p>0.324074074074074</text:p>
          </table:table-cell>
          <table:table-cell table:style-name="ce50" table:formula="of:=6*[.D38]^5-15*[.D38]^4+10*[.D38]^3" office:value-type="float" office:value="0.19635225077052" calcext:value-type="float">
            <text:p>0.19635225077052</text:p>
          </table:table-cell>
          <table:table-cell table:style-name="ce50" table:formula="of:=[.E38]*[.F$3]" office:value-type="float" office:value="6.58849068914837" calcext:value-type="float">
            <text:p>6.58849068914837</text:p>
          </table:table-cell>
          <table:table-cell table:style-name="ce50" table:formula="of:=[.$F$4]+[.F38]+(-0.5*[.$F$10])" office:value-type="float" office:value="-12.3287315308516" calcext:value-type="float">
            <text:p>-12.3287315308516</text:p>
          </table:table-cell>
          <table:table-cell table:style-name="ce50" table:formula="of:=[.$F$4]+[.F38]+(0.5*[.$F$10])" office:value-type="float" office:value="-2.64873153085163" calcext:value-type="float">
            <text:p>-2.64873153085163</text:p>
          </table:table-cell>
          <table:table-cell/>
          <table:table-cell table:style-name="ce44" office:value-type="float" office:value="-11.2" calcext:value-type="float">
            <text:p>-11.2</text:p>
          </table:table-cell>
          <table:table-cell table:style-name="ce44" office:value-type="float" office:value="-2.6" calcext:value-type="float">
            <text:p>-2.6</text:p>
          </table:table-cell>
          <table:table-cell table:style-name="ce44" table:formula="of:=[.G38]-[.J38]" office:value-type="float" office:value="-1.12873153085163" calcext:value-type="float">
            <text:p>-1.12873153085163</text:p>
          </table:table-cell>
          <table:table-cell table:style-name="ce44" table:formula="of:=[.H38]-[.K38]" office:value-type="float" office:value="-0.0487315308516298" calcext:value-type="float">
            <text:p>-0.04873153085163</text:p>
          </table:table-cell>
          <table:table-cell table:style-name="ce44" office:value-type="float" office:value="-18.227816" calcext:value-type="float">
            <text:p>-18.227816</text:p>
          </table:table-cell>
          <table:table-cell table:style-name="ce44" office:value-type="float" office:value="2.0664294" calcext:value-type="float">
            <text:p>2.0664294</text:p>
          </table:table-cell>
          <table:table-cell table:style-name="ce50" table:formula="of:=[.G38]-[.N38]" office:value-type="float" office:value="5.89908446914837" calcext:value-type="float">
            <text:p>5.89908446914837</text:p>
          </table:table-cell>
          <table:table-cell table:style-name="ce50" table:formula="of:=[.H38]-[.O38]" office:value-type="float" office:value="-4.71516093085163" calcext:value-type="float">
            <text:p>-4.71516093085163</text:p>
          </table:table-cell>
          <table:table-cell table:style-name="ce50" table:formula="of:=[.J38]-[.N38]" office:value-type="float" office:value="7.027816" calcext:value-type="float">
            <text:p>7.027816</text:p>
          </table:table-cell>
          <table:table-cell table:style-name="ce50" table:formula="of:=[.K38]-[.O38]" office:value-type="float" office:value="-4.6664294" calcext:value-type="float">
            <text:p>-4.6664294</text:p>
          </table:table-cell>
          <table:table-cell/>
          <table:table-cell table:style-name="ce44" office:value-type="float" office:value="3" calcext:value-type="float">
            <text:p>3</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5" calcext:value-type="float">
            <text:p>5</text:p>
          </table:table-cell>
          <table:table-cell table:style-name="ce50" table:formula="of:=(([.A39]-1)*9+([.B39]))/108" office:value-type="float" office:value="0.212962962962963" calcext:value-type="float">
            <text:p>0.212962962962963</text:p>
          </table:table-cell>
          <table:table-cell table:style-name="ce50" table:formula="of:=MIN(ABS([.C39]*12-0.5);12-ABS([.C39]*12-0.5))/6" office:value-type="float" office:value="0.342592592592593" calcext:value-type="float">
            <text:p>0.342592592592593</text:p>
          </table:table-cell>
          <table:table-cell table:style-name="ce50" table:formula="of:=6*[.D39]^5-15*[.D39]^4+10*[.D39]^3" office:value-type="float" office:value="0.223781801621937" calcext:value-type="float">
            <text:p>0.223781801621937</text:p>
          </table:table-cell>
          <table:table-cell table:style-name="ce50" table:formula="of:=[.E39]*[.F$3]" office:value-type="float" office:value="7.50887402920639" calcext:value-type="float">
            <text:p>7.50887402920639</text:p>
          </table:table-cell>
          <table:table-cell table:style-name="ce50" table:formula="of:=[.$F$4]+[.F39]+(-0.5*[.$F$10])" office:value-type="float" office:value="-11.4083481907936" calcext:value-type="float">
            <text:p>-11.4083481907936</text:p>
          </table:table-cell>
          <table:table-cell table:style-name="ce50" table:formula="of:=[.$F$4]+[.F39]+(0.5*[.$F$10])" office:value-type="float" office:value="-1.72834819079361" calcext:value-type="float">
            <text:p>-1.72834819079361</text:p>
          </table:table-cell>
          <table:table-cell/>
          <table:table-cell table:style-name="ce44" office:value-type="float" office:value="-10.7" calcext:value-type="float">
            <text:p>-10.7</text:p>
          </table:table-cell>
          <table:table-cell table:style-name="ce44" office:value-type="float" office:value="-0.2" calcext:value-type="float">
            <text:p>-0.2</text:p>
          </table:table-cell>
          <table:table-cell table:style-name="ce44" table:formula="of:=[.G39]-[.J39]" office:value-type="float" office:value="-0.708348190793611" calcext:value-type="float">
            <text:p>-0.708348190793611</text:p>
          </table:table-cell>
          <table:table-cell table:style-name="ce44" table:formula="of:=[.H39]-[.K39]" office:value-type="float" office:value="-1.52834819079361" calcext:value-type="float">
            <text:p>-1.52834819079361</text:p>
          </table:table-cell>
          <table:table-cell table:style-name="ce44" office:value-type="float" office:value="-15.8259" calcext:value-type="float">
            <text:p>-15.8259</text:p>
          </table:table-cell>
          <table:table-cell table:style-name="ce44" office:value-type="float" office:value="2.7201445" calcext:value-type="float">
            <text:p>2.7201445</text:p>
          </table:table-cell>
          <table:table-cell table:style-name="ce50" table:formula="of:=[.G39]-[.N39]" office:value-type="float" office:value="4.41755180920639" calcext:value-type="float">
            <text:p>4.41755180920639</text:p>
          </table:table-cell>
          <table:table-cell table:style-name="ce50" table:formula="of:=[.H39]-[.O39]" office:value-type="float" office:value="-4.44849269079361" calcext:value-type="float">
            <text:p>-4.44849269079361</text:p>
          </table:table-cell>
          <table:table-cell table:style-name="ce50" table:formula="of:=[.J39]-[.N39]" office:value-type="float" office:value="5.1259" calcext:value-type="float">
            <text:p>5.1259</text:p>
          </table:table-cell>
          <table:table-cell table:style-name="ce50" table:formula="of:=[.K39]-[.O39]" office:value-type="float" office:value="-2.9201445" calcext:value-type="float">
            <text:p>-2.9201445</text:p>
          </table:table-cell>
          <table:table-cell/>
          <table:table-cell table:style-name="ce44" office:value-type="float" office:value="3" calcext:value-type="float">
            <text:p>3</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6" calcext:value-type="float">
            <text:p>6</text:p>
          </table:table-cell>
          <table:table-cell table:style-name="ce50" table:formula="of:=(([.A40]-1)*9+([.B40]))/108" office:value-type="float" office:value="0.222222222222222" calcext:value-type="float">
            <text:p>0.222222222222222</text:p>
          </table:table-cell>
          <table:table-cell table:style-name="ce50" table:formula="of:=MIN(ABS([.C40]*12-0.5);12-ABS([.C40]*12-0.5))/6" office:value-type="float" office:value="0.361111111111111" calcext:value-type="float">
            <text:p>0.361111111111111</text:p>
          </table:table-cell>
          <table:table-cell table:style-name="ce50" table:formula="of:=6*[.D40]^5-15*[.D40]^4+10*[.D40]^3" office:value-type="float" office:value="0.2526691616814" calcext:value-type="float">
            <text:p>0.2526691616814</text:p>
          </table:table-cell>
          <table:table-cell table:style-name="ce50" table:formula="of:=[.E40]*[.F$3]" office:value-type="float" office:value="8.47817334733992" calcext:value-type="float">
            <text:p>8.47817334733992</text:p>
          </table:table-cell>
          <table:table-cell table:style-name="ce50" table:formula="of:=[.$F$4]+[.F40]+(-0.5*[.$F$10])" office:value-type="float" office:value="-10.4390488726601" calcext:value-type="float">
            <text:p>-10.4390488726601</text:p>
          </table:table-cell>
          <table:table-cell table:style-name="ce50" table:formula="of:=[.$F$4]+[.F40]+(0.5*[.$F$10])" office:value-type="float" office:value="-0.759048872660079" calcext:value-type="float">
            <text:p>-0.759048872660079</text:p>
          </table:table-cell>
          <table:table-cell/>
          <table:table-cell table:style-name="ce44" office:value-type="float" office:value="-8.6" calcext:value-type="float">
            <text:p>-8.6</text:p>
          </table:table-cell>
          <table:table-cell table:style-name="ce44" office:value-type="float" office:value="0.1" calcext:value-type="float">
            <text:p>0.1</text:p>
          </table:table-cell>
          <table:table-cell table:style-name="ce44" table:formula="of:=[.G40]-[.J40]" office:value-type="float" office:value="-1.83904887266008" calcext:value-type="float">
            <text:p>-1.83904887266008</text:p>
          </table:table-cell>
          <table:table-cell table:style-name="ce44" table:formula="of:=[.H40]-[.K40]" office:value-type="float" office:value="-0.859048872660079" calcext:value-type="float">
            <text:p>-0.859048872660079</text:p>
          </table:table-cell>
          <table:table-cell table:style-name="ce44" office:value-type="float" office:value="-15.126586" calcext:value-type="float">
            <text:p>-15.126586</text:p>
          </table:table-cell>
          <table:table-cell table:style-name="ce44" office:value-type="float" office:value="4.482551" calcext:value-type="float">
            <text:p>4.482551</text:p>
          </table:table-cell>
          <table:table-cell table:style-name="ce50" table:formula="of:=[.G40]-[.N40]" office:value-type="float" office:value="4.68753712733992" calcext:value-type="float">
            <text:p>4.68753712733992</text:p>
          </table:table-cell>
          <table:table-cell table:style-name="ce50" table:formula="of:=[.H40]-[.O40]" office:value-type="float" office:value="-5.24159987266008" calcext:value-type="float">
            <text:p>-5.24159987266008</text:p>
          </table:table-cell>
          <table:table-cell table:style-name="ce50" table:formula="of:=[.J40]-[.N40]" office:value-type="float" office:value="6.526586" calcext:value-type="float">
            <text:p>6.526586</text:p>
          </table:table-cell>
          <table:table-cell table:style-name="ce50" table:formula="of:=[.K40]-[.O40]" office:value-type="float" office:value="-4.382551" calcext:value-type="float">
            <text:p>-4.382551</text:p>
          </table:table-cell>
          <table:table-cell/>
          <table:table-cell table:style-name="ce44" office:value-type="float" office:value="3" calcext:value-type="float">
            <text:p>3</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7" calcext:value-type="float">
            <text:p>7</text:p>
          </table:table-cell>
          <table:table-cell table:style-name="ce50" table:formula="of:=(([.A41]-1)*9+([.B41]))/108" office:value-type="float" office:value="0.231481481481481" calcext:value-type="float">
            <text:p>0.231481481481481</text:p>
          </table:table-cell>
          <table:table-cell table:style-name="ce50" table:formula="of:=MIN(ABS([.C41]*12-0.5);12-ABS([.C41]*12-0.5))/6" office:value-type="float" office:value="0.37962962962963" calcext:value-type="float">
            <text:p>0.37962962962963</text:p>
          </table:table-cell>
          <table:table-cell table:style-name="ce50" table:formula="of:=6*[.D41]^5-15*[.D41]^4+10*[.D41]^3" office:value-type="float" office:value="0.282874185256976" calcext:value-type="float">
            <text:p>0.282874185256976</text:p>
          </table:table-cell>
          <table:table-cell table:style-name="ce50" table:formula="of:=[.E41]*[.F$3]" office:value-type="float" office:value="9.49168613271548" calcext:value-type="float">
            <text:p>9.49168613271548</text:p>
          </table:table-cell>
          <table:table-cell table:style-name="ce50" table:formula="of:=[.$F$4]+[.F41]+(-0.5*[.$F$10])" office:value-type="float" office:value="-9.42553608728452" calcext:value-type="float">
            <text:p>-9.42553608728452</text:p>
          </table:table-cell>
          <table:table-cell table:style-name="ce50" table:formula="of:=[.$F$4]+[.F41]+(0.5*[.$F$10])" office:value-type="float" office:value="0.254463912715478" calcext:value-type="float">
            <text:p>0.254463912715478</text:p>
          </table:table-cell>
          <table:table-cell/>
          <table:table-cell table:style-name="ce44" office:value-type="float" office:value="-7.1" calcext:value-type="float">
            <text:p>-7.1</text:p>
          </table:table-cell>
          <table:table-cell table:style-name="ce44" office:value-type="float" office:value="1.8" calcext:value-type="float">
            <text:p>1.8</text:p>
          </table:table-cell>
          <table:table-cell table:style-name="ce44" table:formula="of:=[.G41]-[.J41]" office:value-type="float" office:value="-2.32553608728452" calcext:value-type="float">
            <text:p>-2.32553608728452</text:p>
          </table:table-cell>
          <table:table-cell table:style-name="ce44" table:formula="of:=[.H41]-[.K41]" office:value-type="float" office:value="-1.54553608728452" calcext:value-type="float">
            <text:p>-1.54553608728452</text:p>
          </table:table-cell>
          <table:table-cell table:style-name="ce44" office:value-type="float" office:value="-13.02264" calcext:value-type="float">
            <text:p>-13.02264</text:p>
          </table:table-cell>
          <table:table-cell table:style-name="ce44" office:value-type="float" office:value="5.315191" calcext:value-type="float">
            <text:p>5.315191</text:p>
          </table:table-cell>
          <table:table-cell table:style-name="ce50" table:formula="of:=[.G41]-[.N41]" office:value-type="float" office:value="3.59710391271548" calcext:value-type="float">
            <text:p>3.59710391271548</text:p>
          </table:table-cell>
          <table:table-cell table:style-name="ce50" table:formula="of:=[.H41]-[.O41]" office:value-type="float" office:value="-5.06072708728452" calcext:value-type="float">
            <text:p>-5.06072708728452</text:p>
          </table:table-cell>
          <table:table-cell table:style-name="ce50" table:formula="of:=[.J41]-[.N41]" office:value-type="float" office:value="5.92264" calcext:value-type="float">
            <text:p>5.92264</text:p>
          </table:table-cell>
          <table:table-cell table:style-name="ce50" table:formula="of:=[.K41]-[.O41]" office:value-type="float" office:value="-3.515191" calcext:value-type="float">
            <text:p>-3.515191</text:p>
          </table:table-cell>
          <table:table-cell/>
          <table:table-cell table:style-name="ce44" office:value-type="float" office:value="3" calcext:value-type="float">
            <text:p>3</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8" calcext:value-type="float">
            <text:p>8</text:p>
          </table:table-cell>
          <table:table-cell table:style-name="ce50" table:formula="of:=(([.A42]-1)*9+([.B42]))/108" office:value-type="float" office:value="0.240740740740741" calcext:value-type="float">
            <text:p>0.240740740740741</text:p>
          </table:table-cell>
          <table:table-cell table:style-name="ce50" table:formula="of:=MIN(ABS([.C42]*12-0.5);12-ABS([.C42]*12-0.5))/6" office:value-type="float" office:value="0.398148148148148" calcext:value-type="float">
            <text:p>0.398148148148148</text:p>
          </table:table-cell>
          <table:table-cell table:style-name="ce50" table:formula="of:=6*[.D42]^5-15*[.D42]^4+10*[.D42]^3" office:value-type="float" office:value="0.314244966179088" calcext:value-type="float">
            <text:p>0.314244966179088</text:p>
          </table:table-cell>
          <table:table-cell table:style-name="ce50" table:formula="of:=[.E42]*[.F$3]" office:value-type="float" office:value="10.5443152582059" calcext:value-type="float">
            <text:p>10.5443152582059</text:p>
          </table:table-cell>
          <table:table-cell table:style-name="ce50" table:formula="of:=[.$F$4]+[.F42]+(-0.5*[.$F$10])" office:value-type="float" office:value="-8.37290696179413" calcext:value-type="float">
            <text:p>-8.37290696179413</text:p>
          </table:table-cell>
          <table:table-cell table:style-name="ce50" table:formula="of:=[.$F$4]+[.F42]+(0.5*[.$F$10])" office:value-type="float" office:value="1.30709303820587" calcext:value-type="float">
            <text:p>1.30709303820587</text:p>
          </table:table-cell>
          <table:table-cell/>
          <table:table-cell table:style-name="ce44" office:value-type="float" office:value="-8.2" calcext:value-type="float">
            <text:p>-8.2</text:p>
          </table:table-cell>
          <table:table-cell table:style-name="ce44" office:value-type="float" office:value="1.6" calcext:value-type="float">
            <text:p>1.6</text:p>
          </table:table-cell>
          <table:table-cell table:style-name="ce44" table:formula="of:=[.G42]-[.J42]" office:value-type="float" office:value="-0.172906961794126" calcext:value-type="float">
            <text:p>-0.172906961794126</text:p>
          </table:table-cell>
          <table:table-cell table:style-name="ce44" table:formula="of:=[.H42]-[.K42]" office:value-type="float" office:value="-0.292906961794126" calcext:value-type="float">
            <text:p>-0.292906961794126</text:p>
          </table:table-cell>
          <table:table-cell table:style-name="ce44" office:value-type="float" office:value="-13.004377" calcext:value-type="float">
            <text:p>-13.004377</text:p>
          </table:table-cell>
          <table:table-cell table:style-name="ce44" office:value-type="float" office:value="4.828752" calcext:value-type="float">
            <text:p>4.828752</text:p>
          </table:table-cell>
          <table:table-cell table:style-name="ce50" table:formula="of:=[.G42]-[.N42]" office:value-type="float" office:value="4.63147003820587" calcext:value-type="float">
            <text:p>4.63147003820587</text:p>
          </table:table-cell>
          <table:table-cell table:style-name="ce50" table:formula="of:=[.H42]-[.O42]" office:value-type="float" office:value="-3.52165896179413" calcext:value-type="float">
            <text:p>-3.52165896179413</text:p>
          </table:table-cell>
          <table:table-cell table:style-name="ce50" table:formula="of:=[.J42]-[.N42]" office:value-type="float" office:value="4.804377" calcext:value-type="float">
            <text:p>4.804377</text:p>
          </table:table-cell>
          <table:table-cell table:style-name="ce50" table:formula="of:=[.K42]-[.O42]" office:value-type="float" office:value="-3.228752" calcext:value-type="float">
            <text:p>-3.228752</text:p>
          </table:table-cell>
          <table:table-cell/>
          <table:table-cell table:style-name="ce44" office:value-type="float" office:value="3" calcext:value-type="float">
            <text:p>3</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9" calcext:value-type="float">
            <text:p>9</text:p>
          </table:table-cell>
          <table:table-cell table:style-name="ce50" table:formula="of:=(([.A43]-1)*9+([.B43]))/108" office:value-type="float" office:value="0.25" calcext:value-type="float">
            <text:p>0.25</text:p>
          </table:table-cell>
          <table:table-cell table:style-name="ce50" table:formula="of:=MIN(ABS([.C43]*12-0.5);12-ABS([.C43]*12-0.5))/6" office:value-type="float" office:value="0.416666666666667" calcext:value-type="float">
            <text:p>0.416666666666667</text:p>
          </table:table-cell>
          <table:table-cell table:style-name="ce50" table:formula="of:=6*[.D43]^5-15*[.D43]^4+10*[.D43]^3" office:value-type="float" office:value="0.346619405864198" calcext:value-type="float">
            <text:p>0.346619405864198</text:p>
          </table:table-cell>
          <table:table-cell table:style-name="ce50" table:formula="of:=[.E43]*[.F$3]" office:value-type="float" office:value="11.630621595896" calcext:value-type="float">
            <text:p>11.630621595896</text:p>
          </table:table-cell>
          <table:table-cell table:style-name="ce50" table:formula="of:=[.$F$4]+[.F43]+(-0.5*[.$F$10])" office:value-type="float" office:value="-7.28660062410397" calcext:value-type="float">
            <text:p>-7.28660062410397</text:p>
          </table:table-cell>
          <table:table-cell table:style-name="ce50" table:formula="of:=[.$F$4]+[.F43]+(0.5*[.$F$10])" office:value-type="float" office:value="2.39339937589603" calcext:value-type="float">
            <text:p>2.39339937589603</text:p>
          </table:table-cell>
          <table:table-cell/>
          <table:table-cell table:style-name="ce44" office:value-type="float" office:value="-6.3" calcext:value-type="float">
            <text:p>-6.3</text:p>
          </table:table-cell>
          <table:table-cell table:style-name="ce44" office:value-type="float" office:value="2.8" calcext:value-type="float">
            <text:p>2.8</text:p>
          </table:table-cell>
          <table:table-cell table:style-name="ce44" table:formula="of:=[.G43]-[.J43]" office:value-type="float" office:value="-0.986600624103972" calcext:value-type="float">
            <text:p>-0.986600624103972</text:p>
          </table:table-cell>
          <table:table-cell table:style-name="ce44" table:formula="of:=[.H43]-[.K43]" office:value-type="float" office:value="-0.406600624103972" calcext:value-type="float">
            <text:p>-0.406600624103972</text:p>
          </table:table-cell>
          <table:table-cell table:style-name="ce44" office:value-type="float" office:value="-11.7226" calcext:value-type="float">
            <text:p>-11.7226</text:p>
          </table:table-cell>
          <table:table-cell table:style-name="ce44" office:value-type="float" office:value="7.1989217" calcext:value-type="float">
            <text:p>7.1989217</text:p>
          </table:table-cell>
          <table:table-cell table:style-name="ce50" table:formula="of:=[.G43]-[.N43]" office:value-type="float" office:value="4.43599937589603" calcext:value-type="float">
            <text:p>4.43599937589603</text:p>
          </table:table-cell>
          <table:table-cell table:style-name="ce50" table:formula="of:=[.H43]-[.O43]" office:value-type="float" office:value="-4.80552232410397" calcext:value-type="float">
            <text:p>-4.80552232410397</text:p>
          </table:table-cell>
          <table:table-cell table:style-name="ce50" table:formula="of:=[.J43]-[.N43]" office:value-type="float" office:value="5.4226" calcext:value-type="float">
            <text:p>5.4226</text:p>
          </table:table-cell>
          <table:table-cell table:style-name="ce50" table:formula="of:=[.K43]-[.O43]" office:value-type="float" office:value="-4.3989217" calcext:value-type="float">
            <text:p>-4.3989217</text:p>
          </table:table-cell>
          <table:table-cell/>
          <table:table-cell table:style-name="ce44" office:value-type="float" office:value="3" calcext:value-type="float">
            <text:p>3</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1" calcext:value-type="float">
            <text:p>1</text:p>
          </table:table-cell>
          <table:table-cell table:style-name="ce50" table:formula="of:=(([.A44]-1)*9+([.B44]))/108" office:value-type="float" office:value="0.259259259259259" calcext:value-type="float">
            <text:p>0.259259259259259</text:p>
          </table:table-cell>
          <table:table-cell table:style-name="ce50" table:formula="of:=MIN(ABS([.C44]*12-0.5);12-ABS([.C44]*12-0.5))/6" office:value-type="float" office:value="0.435185185185185" calcext:value-type="float">
            <text:p>0.435185185185185</text:p>
          </table:table-cell>
          <table:table-cell table:style-name="ce50" table:formula="of:=6*[.D44]^5-15*[.D44]^4+10*[.D44]^3" office:value-type="float" office:value="0.379826781378496" calcext:value-type="float">
            <text:p>0.379826781378496</text:p>
          </table:table-cell>
          <table:table-cell table:style-name="ce50" table:formula="of:=[.E44]*[.F$3]" office:value-type="float" office:value="12.7448766325888" calcext:value-type="float">
            <text:p>12.7448766325888</text:p>
          </table:table-cell>
          <table:table-cell table:style-name="ce50" table:formula="of:=[.$F$4]+[.F44]+(-0.5*[.$F$10])" office:value-type="float" office:value="-6.17234558741122" calcext:value-type="float">
            <text:p>-6.17234558741122</text:p>
          </table:table-cell>
          <table:table-cell table:style-name="ce50" table:formula="of:=[.$F$4]+[.F44]+(0.5*[.$F$10])" office:value-type="float" office:value="3.50765441258878" calcext:value-type="float">
            <text:p>3.50765441258878</text:p>
          </table:table-cell>
          <table:table-cell/>
          <table:table-cell table:style-name="ce44" office:value-type="float" office:value="-6" calcext:value-type="float">
            <text:p>-6</text:p>
          </table:table-cell>
          <table:table-cell table:style-name="ce44" office:value-type="float" office:value="4.7" calcext:value-type="float">
            <text:p>4.7</text:p>
          </table:table-cell>
          <table:table-cell table:style-name="ce44" table:formula="of:=[.G44]-[.J44]" office:value-type="float" office:value="-0.172345587411224" calcext:value-type="float">
            <text:p>-0.172345587411224</text:p>
          </table:table-cell>
          <table:table-cell table:style-name="ce44" table:formula="of:=[.H44]-[.K44]" office:value-type="float" office:value="-1.19234558741122" calcext:value-type="float">
            <text:p>-1.19234558741122</text:p>
          </table:table-cell>
          <table:table-cell table:style-name="ce44" office:value-type="float" office:value="-10.869858" calcext:value-type="float">
            <text:p>-10.869858</text:p>
          </table:table-cell>
          <table:table-cell table:style-name="ce44" office:value-type="float" office:value="8.718765" calcext:value-type="float">
            <text:p>8.718765</text:p>
          </table:table-cell>
          <table:table-cell table:style-name="ce50" table:formula="of:=[.G44]-[.N44]" office:value-type="float" office:value="4.69751241258878" calcext:value-type="float">
            <text:p>4.69751241258878</text:p>
          </table:table-cell>
          <table:table-cell table:style-name="ce50" table:formula="of:=[.H44]-[.O44]" office:value-type="float" office:value="-5.21111058741122" calcext:value-type="float">
            <text:p>-5.21111058741122</text:p>
          </table:table-cell>
          <table:table-cell table:style-name="ce50" table:formula="of:=[.J44]-[.N44]" office:value-type="float" office:value="4.869858" calcext:value-type="float">
            <text:p>4.869858</text:p>
          </table:table-cell>
          <table:table-cell table:style-name="ce50" table:formula="of:=[.K44]-[.O44]" office:value-type="float" office:value="-4.018765" calcext:value-type="float">
            <text:p>-4.018765</text:p>
          </table:table-cell>
          <table:table-cell/>
          <table:table-cell table:style-name="ce44" office:value-type="float" office:value="4" calcext:value-type="float">
            <text:p>4</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2" calcext:value-type="float">
            <text:p>2</text:p>
          </table:table-cell>
          <table:table-cell table:style-name="ce50" table:formula="of:=(([.A45]-1)*9+([.B45]))/108" office:value-type="float" office:value="0.268518518518519" calcext:value-type="float">
            <text:p>0.268518518518519</text:p>
          </table:table-cell>
          <table:table-cell table:style-name="ce50" table:formula="of:=MIN(ABS([.C45]*12-0.5);12-ABS([.C45]*12-0.5))/6" office:value-type="float" office:value="0.453703703703704" calcext:value-type="float">
            <text:p>0.453703703703704</text:p>
          </table:table-cell>
          <table:table-cell table:style-name="ce50" table:formula="of:=6*[.D45]^5-15*[.D45]^4+10*[.D45]^3" office:value-type="float" office:value="0.413689313501588" calcext:value-type="float">
            <text:p>0.413689313501588</text:p>
          </table:table-cell>
          <table:table-cell table:style-name="ce50" table:formula="of:=[.E45]*[.F$3]" office:value-type="float" office:value="13.8811150853108" calcext:value-type="float">
            <text:p>13.8811150853108</text:p>
          </table:table-cell>
          <table:table-cell table:style-name="ce50" table:formula="of:=[.$F$4]+[.F45]+(-0.5*[.$F$10])" office:value-type="float" office:value="-5.03610713468924" calcext:value-type="float">
            <text:p>-5.03610713468924</text:p>
          </table:table-cell>
          <table:table-cell table:style-name="ce50" table:formula="of:=[.$F$4]+[.F45]+(0.5*[.$F$10])" office:value-type="float" office:value="4.64389286531076" calcext:value-type="float">
            <text:p>4.64389286531076</text:p>
          </table:table-cell>
          <table:table-cell/>
          <table:table-cell table:style-name="ce44" office:value-type="float" office:value="-4" calcext:value-type="float">
            <text:p>-4</text:p>
          </table:table-cell>
          <table:table-cell table:style-name="ce44" office:value-type="float" office:value="5.3" calcext:value-type="float">
            <text:p>5.3</text:p>
          </table:table-cell>
          <table:table-cell table:style-name="ce44" table:formula="of:=[.G45]-[.J45]" office:value-type="float" office:value="-1.03610713468924" calcext:value-type="float">
            <text:p>-1.03610713468924</text:p>
          </table:table-cell>
          <table:table-cell table:style-name="ce44" table:formula="of:=[.H45]-[.K45]" office:value-type="float" office:value="-0.656107134689235" calcext:value-type="float">
            <text:p>-0.656107134689235</text:p>
          </table:table-cell>
          <table:table-cell table:style-name="ce44" office:value-type="float" office:value="-9.880151" calcext:value-type="float">
            <text:p>-9.880151</text:p>
          </table:table-cell>
          <table:table-cell table:style-name="ce44" office:value-type="float" office:value="9.154615" calcext:value-type="float">
            <text:p>9.154615</text:p>
          </table:table-cell>
          <table:table-cell table:style-name="ce50" table:formula="of:=[.G45]-[.N45]" office:value-type="float" office:value="4.84404386531076" calcext:value-type="float">
            <text:p>4.84404386531076</text:p>
          </table:table-cell>
          <table:table-cell table:style-name="ce50" table:formula="of:=[.H45]-[.O45]" office:value-type="float" office:value="-4.51072213468924" calcext:value-type="float">
            <text:p>-4.51072213468924</text:p>
          </table:table-cell>
          <table:table-cell table:style-name="ce50" table:formula="of:=[.J45]-[.N45]" office:value-type="float" office:value="5.880151" calcext:value-type="float">
            <text:p>5.880151</text:p>
          </table:table-cell>
          <table:table-cell table:style-name="ce50" table:formula="of:=[.K45]-[.O45]" office:value-type="float" office:value="-3.854615" calcext:value-type="float">
            <text:p>-3.854615</text:p>
          </table:table-cell>
          <table:table-cell/>
          <table:table-cell table:style-name="ce44" office:value-type="float" office:value="4" calcext:value-type="float">
            <text:p>4</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3" calcext:value-type="float">
            <text:p>3</text:p>
          </table:table-cell>
          <table:table-cell table:style-name="ce50" table:formula="of:=(([.A46]-1)*9+([.B46]))/108" office:value-type="float" office:value="0.277777777777778" calcext:value-type="float">
            <text:p>0.277777777777778</text:p>
          </table:table-cell>
          <table:table-cell table:style-name="ce50" table:formula="of:=MIN(ABS([.C46]*12-0.5);12-ABS([.C46]*12-0.5))/6" office:value-type="float" office:value="0.472222222222222" calcext:value-type="float">
            <text:p>0.472222222222222</text:p>
          </table:table-cell>
          <table:table-cell table:style-name="ce50" table:formula="of:=6*[.D46]^5-15*[.D46]^4+10*[.D46]^3" office:value-type="float" office:value="0.448023734790174" calcext:value-type="float">
            <text:p>0.448023734790174</text:p>
          </table:table-cell>
          <table:table-cell table:style-name="ce50" table:formula="of:=[.E46]*[.F$3]" office:value-type="float" office:value="15.0331875168182" calcext:value-type="float">
            <text:p>15.0331875168182</text:p>
          </table:table-cell>
          <table:table-cell table:style-name="ce50" table:formula="of:=[.$F$4]+[.F46]+(-0.5*[.$F$10])" office:value-type="float" office:value="-3.8840347031818" calcext:value-type="float">
            <text:p>-3.8840347031818</text:p>
          </table:table-cell>
          <table:table-cell table:style-name="ce50" table:formula="of:=[.$F$4]+[.F46]+(0.5*[.$F$10])" office:value-type="float" office:value="5.7959652968182" calcext:value-type="float">
            <text:p>5.7959652968182</text:p>
          </table:table-cell>
          <table:table-cell/>
          <table:table-cell table:style-name="ce44" office:value-type="float" office:value="-2.4" calcext:value-type="float">
            <text:p>-2.4</text:p>
          </table:table-cell>
          <table:table-cell table:style-name="ce44" office:value-type="float" office:value="7.5" calcext:value-type="float">
            <text:p>7.5</text:p>
          </table:table-cell>
          <table:table-cell table:style-name="ce44" table:formula="of:=[.G46]-[.J46]" office:value-type="float" office:value="-1.4840347031818" calcext:value-type="float">
            <text:p>-1.4840347031818</text:p>
          </table:table-cell>
          <table:table-cell table:style-name="ce44" table:formula="of:=[.H46]-[.K46]" office:value-type="float" office:value="-1.7040347031818" calcext:value-type="float">
            <text:p>-1.7040347031818</text:p>
          </table:table-cell>
          <table:table-cell table:style-name="ce44" office:value-type="float" office:value="-7.7173734" calcext:value-type="float">
            <text:p>-7.7173734</text:p>
          </table:table-cell>
          <table:table-cell table:style-name="ce44" office:value-type="float" office:value="9.874898" calcext:value-type="float">
            <text:p>9.874898</text:p>
          </table:table-cell>
          <table:table-cell table:style-name="ce50" table:formula="of:=[.G46]-[.N46]" office:value-type="float" office:value="3.8333386968182" calcext:value-type="float">
            <text:p>3.8333386968182</text:p>
          </table:table-cell>
          <table:table-cell table:style-name="ce50" table:formula="of:=[.H46]-[.O46]" office:value-type="float" office:value="-4.0789327031818" calcext:value-type="float">
            <text:p>-4.0789327031818</text:p>
          </table:table-cell>
          <table:table-cell table:style-name="ce50" table:formula="of:=[.J46]-[.N46]" office:value-type="float" office:value="5.3173734" calcext:value-type="float">
            <text:p>5.3173734</text:p>
          </table:table-cell>
          <table:table-cell table:style-name="ce50" table:formula="of:=[.K46]-[.O46]" office:value-type="float" office:value="-2.374898" calcext:value-type="float">
            <text:p>-2.374898</text:p>
          </table:table-cell>
          <table:table-cell/>
          <table:table-cell table:style-name="ce44" office:value-type="float" office:value="4" calcext:value-type="float">
            <text:p>4</text:p>
          </table:table-cell>
          <table:table-cell table:style-name="ce44" office:value-type="float" office:value="3" calcext:value-type="float">
            <text:p>3</text:p>
          </table:table-cell>
          <table:table-cell table:number-columns-repeated="1002"/>
        </table:table-row>
        <table:table-row table:style-name="ro1">
          <table:table-cell table:number-columns-repeated="2" table:style-name="ce44" office:value-type="float" office:value="4" calcext:value-type="float">
            <text:p>4</text:p>
          </table:table-cell>
          <table:table-cell table:style-name="ce50" table:formula="of:=(([.A47]-1)*9+([.B47]))/108" office:value-type="float" office:value="0.287037037037037" calcext:value-type="float">
            <text:p>0.287037037037037</text:p>
          </table:table-cell>
          <table:table-cell table:style-name="ce50" table:formula="of:=MIN(ABS([.C47]*12-0.5);12-ABS([.C47]*12-0.5))/6" office:value-type="float" office:value="0.490740740740741" calcext:value-type="float">
            <text:p>0.490740740740741</text:p>
          </table:table-cell>
          <table:table-cell table:style-name="ce50" table:formula="of:=6*[.D47]^5-15*[.D47]^4+10*[.D47]^3" office:value-type="float" office:value="0.482642857641744" calcext:value-type="float">
            <text:p>0.482642857641744</text:p>
          </table:table-cell>
          <table:table-cell table:style-name="ce50" table:formula="of:=[.E47]*[.F$3]" office:value-type="float" office:value="16.1948129511027" calcext:value-type="float">
            <text:p>16.1948129511027</text:p>
          </table:table-cell>
          <table:table-cell table:style-name="ce50" table:formula="of:=[.$F$4]+[.F47]+(-0.5*[.$F$10])" office:value-type="float" office:value="-2.72240926889727" calcext:value-type="float">
            <text:p>-2.72240926889727</text:p>
          </table:table-cell>
          <table:table-cell table:style-name="ce50" table:formula="of:=[.$F$4]+[.F47]+(0.5*[.$F$10])" office:value-type="float" office:value="6.95759073110273" calcext:value-type="float">
            <text:p>6.95759073110273</text:p>
          </table:table-cell>
          <table:table-cell/>
          <table:table-cell table:style-name="ce44" office:value-type="float" office:value="-0.9" calcext:value-type="float">
            <text:p>-0.9</text:p>
          </table:table-cell>
          <table:table-cell table:style-name="ce44" office:value-type="float" office:value="7.1" calcext:value-type="float">
            <text:p>7.1</text:p>
          </table:table-cell>
          <table:table-cell table:style-name="ce44" table:formula="of:=[.G47]-[.J47]" office:value-type="float" office:value="-1.82240926889727" calcext:value-type="float">
            <text:p>-1.82240926889727</text:p>
          </table:table-cell>
          <table:table-cell table:style-name="ce44" table:formula="of:=[.H47]-[.K47]" office:value-type="float" office:value="-0.14240926889727" calcext:value-type="float">
            <text:p>-0.14240926889727</text:p>
          </table:table-cell>
          <table:table-cell table:style-name="ce44" office:value-type="float" office:value="-7.356467" calcext:value-type="float">
            <text:p>-7.356467</text:p>
          </table:table-cell>
          <table:table-cell table:style-name="ce44" office:value-type="float" office:value="11.853586" calcext:value-type="float">
            <text:p>11.853586</text:p>
          </table:table-cell>
          <table:table-cell table:style-name="ce50" table:formula="of:=[.G47]-[.N47]" office:value-type="float" office:value="4.63405773110273" calcext:value-type="float">
            <text:p>4.63405773110273</text:p>
          </table:table-cell>
          <table:table-cell table:style-name="ce50" table:formula="of:=[.H47]-[.O47]" office:value-type="float" office:value="-4.89599526889727" calcext:value-type="float">
            <text:p>-4.89599526889727</text:p>
          </table:table-cell>
          <table:table-cell table:style-name="ce50" table:formula="of:=[.J47]-[.N47]" office:value-type="float" office:value="6.456467" calcext:value-type="float">
            <text:p>6.456467</text:p>
          </table:table-cell>
          <table:table-cell table:style-name="ce50" table:formula="of:=[.K47]-[.O47]" office:value-type="float" office:value="-4.753586" calcext:value-type="float">
            <text:p>-4.753586</text:p>
          </table:table-cell>
          <table:table-cell/>
          <table:table-cell table:number-columns-repeated="2" table:style-name="ce44" office:value-type="float" office:value="4" calcext:value-type="float">
            <text:p>4</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5" calcext:value-type="float">
            <text:p>5</text:p>
          </table:table-cell>
          <table:table-cell table:style-name="ce50" table:formula="of:=(([.A48]-1)*9+([.B48]))/108" office:value-type="float" office:value="0.296296296296296" calcext:value-type="float">
            <text:p>0.296296296296296</text:p>
          </table:table-cell>
          <table:table-cell table:style-name="ce50" table:formula="of:=MIN(ABS([.C48]*12-0.5);12-ABS([.C48]*12-0.5))/6" office:value-type="float" office:value="0.509259259259259" calcext:value-type="float">
            <text:p>0.509259259259259</text:p>
          </table:table-cell>
          <table:table-cell table:style-name="ce50" table:formula="of:=6*[.D48]^5-15*[.D48]^4+10*[.D48]^3" office:value-type="float" office:value="0.517357142358256" calcext:value-type="float">
            <text:p>0.517357142358256</text:p>
          </table:table-cell>
          <table:table-cell table:style-name="ce50" table:formula="of:=[.E48]*[.F$3]" office:value-type="float" office:value="17.3596314888973" calcext:value-type="float">
            <text:p>17.3596314888973</text:p>
          </table:table-cell>
          <table:table-cell table:style-name="ce50" table:formula="of:=[.$F$4]+[.F48]+(-0.5*[.$F$10])" office:value-type="float" office:value="-1.55759073110274" calcext:value-type="float">
            <text:p>-1.55759073110274</text:p>
          </table:table-cell>
          <table:table-cell table:style-name="ce50" table:formula="of:=[.$F$4]+[.F48]+(0.5*[.$F$10])" office:value-type="float" office:value="8.12240926889726" calcext:value-type="float">
            <text:p>8.12240926889726</text:p>
          </table:table-cell>
          <table:table-cell/>
          <table:table-cell table:style-name="ce44" office:value-type="float" office:value="-0.3" calcext:value-type="float">
            <text:p>-0.3</text:p>
          </table:table-cell>
          <table:table-cell table:style-name="ce44" office:value-type="float" office:value="8.1" calcext:value-type="float">
            <text:p>8.1</text:p>
          </table:table-cell>
          <table:table-cell table:style-name="ce44" table:formula="of:=[.G48]-[.J48]" office:value-type="float" office:value="-1.25759073110274" calcext:value-type="float">
            <text:p>-1.25759073110274</text:p>
          </table:table-cell>
          <table:table-cell table:style-name="ce44" table:formula="of:=[.H48]-[.K48]" office:value-type="float" office:value="0.0224092688972615" calcext:value-type="float">
            <text:p>0.022409268897262</text:p>
          </table:table-cell>
          <table:table-cell table:style-name="ce44" office:value-type="float" office:value="-5.3687825" calcext:value-type="float">
            <text:p>-5.3687825</text:p>
          </table:table-cell>
          <table:table-cell table:style-name="ce44" office:value-type="float" office:value="13.492847" calcext:value-type="float">
            <text:p>13.492847</text:p>
          </table:table-cell>
          <table:table-cell table:style-name="ce50" table:formula="of:=[.G48]-[.N48]" office:value-type="float" office:value="3.81119176889726" calcext:value-type="float">
            <text:p>3.81119176889726</text:p>
          </table:table-cell>
          <table:table-cell table:style-name="ce50" table:formula="of:=[.H48]-[.O48]" office:value-type="float" office:value="-5.37043773110274" calcext:value-type="float">
            <text:p>-5.37043773110274</text:p>
          </table:table-cell>
          <table:table-cell table:style-name="ce50" table:formula="of:=[.J48]-[.N48]" office:value-type="float" office:value="5.0687825" calcext:value-type="float">
            <text:p>5.0687825</text:p>
          </table:table-cell>
          <table:table-cell table:style-name="ce50" table:formula="of:=[.K48]-[.O48]" office:value-type="float" office:value="-5.392847" calcext:value-type="float">
            <text:p>-5.392847</text:p>
          </table:table-cell>
          <table:table-cell/>
          <table:table-cell table:style-name="ce44" office:value-type="float" office:value="4" calcext:value-type="float">
            <text:p>4</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6" calcext:value-type="float">
            <text:p>6</text:p>
          </table:table-cell>
          <table:table-cell table:style-name="ce50" table:formula="of:=(([.A49]-1)*9+([.B49]))/108" office:value-type="float" office:value="0.305555555555556" calcext:value-type="float">
            <text:p>0.305555555555556</text:p>
          </table:table-cell>
          <table:table-cell table:style-name="ce50" table:formula="of:=MIN(ABS([.C49]*12-0.5);12-ABS([.C49]*12-0.5))/6" office:value-type="float" office:value="0.527777777777778" calcext:value-type="float">
            <text:p>0.527777777777778</text:p>
          </table:table-cell>
          <table:table-cell table:style-name="ce50" table:formula="of:=6*[.D49]^5-15*[.D49]^4+10*[.D49]^3" office:value-type="float" office:value="0.551976265209826" calcext:value-type="float">
            <text:p>0.551976265209826</text:p>
          </table:table-cell>
          <table:table-cell table:style-name="ce50" table:formula="of:=[.E49]*[.F$3]" office:value-type="float" office:value="18.5212569231818" calcext:value-type="float">
            <text:p>18.5212569231818</text:p>
          </table:table-cell>
          <table:table-cell table:style-name="ce50" table:formula="of:=[.$F$4]+[.F49]+(-0.5*[.$F$10])" office:value-type="float" office:value="-0.395965296818201" calcext:value-type="float">
            <text:p>-0.395965296818201</text:p>
          </table:table-cell>
          <table:table-cell table:style-name="ce50" table:formula="of:=[.$F$4]+[.F49]+(0.5*[.$F$10])" office:value-type="float" office:value="9.2840347031818" calcext:value-type="float">
            <text:p>9.2840347031818</text:p>
          </table:table-cell>
          <table:table-cell/>
          <table:table-cell table:style-name="ce44" office:value-type="float" office:value="0.6" calcext:value-type="float">
            <text:p>0.6</text:p>
          </table:table-cell>
          <table:table-cell table:style-name="ce44" office:value-type="float" office:value="9" calcext:value-type="float">
            <text:p>9</text:p>
          </table:table-cell>
          <table:table-cell table:style-name="ce44" table:formula="of:=[.G49]-[.J49]" office:value-type="float" office:value="-0.995965296818201" calcext:value-type="float">
            <text:p>-0.995965296818201</text:p>
          </table:table-cell>
          <table:table-cell table:style-name="ce44" table:formula="of:=[.H49]-[.K49]" office:value-type="float" office:value="0.284034703181799" calcext:value-type="float">
            <text:p>0.284034703181799</text:p>
          </table:table-cell>
          <table:table-cell table:style-name="ce44" office:value-type="float" office:value="-4.118557" calcext:value-type="float">
            <text:p>-4.118557</text:p>
          </table:table-cell>
          <table:table-cell table:style-name="ce44" office:value-type="float" office:value="13.321497" calcext:value-type="float">
            <text:p>13.321497</text:p>
          </table:table-cell>
          <table:table-cell table:style-name="ce50" table:formula="of:=[.G49]-[.N49]" office:value-type="float" office:value="3.7225917031818" calcext:value-type="float">
            <text:p>3.7225917031818</text:p>
          </table:table-cell>
          <table:table-cell table:style-name="ce50" table:formula="of:=[.H49]-[.O49]" office:value-type="float" office:value="-4.0374622968182" calcext:value-type="float">
            <text:p>-4.0374622968182</text:p>
          </table:table-cell>
          <table:table-cell table:style-name="ce50" table:formula="of:=[.J49]-[.N49]" office:value-type="float" office:value="4.718557" calcext:value-type="float">
            <text:p>4.718557</text:p>
          </table:table-cell>
          <table:table-cell table:style-name="ce50" table:formula="of:=[.K49]-[.O49]" office:value-type="float" office:value="-4.321497" calcext:value-type="float">
            <text:p>-4.321497</text:p>
          </table:table-cell>
          <table:table-cell/>
          <table:table-cell table:style-name="ce44" office:value-type="float" office:value="4" calcext:value-type="float">
            <text:p>4</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7" calcext:value-type="float">
            <text:p>7</text:p>
          </table:table-cell>
          <table:table-cell table:style-name="ce50" table:formula="of:=(([.A50]-1)*9+([.B50]))/108" office:value-type="float" office:value="0.314814814814815" calcext:value-type="float">
            <text:p>0.314814814814815</text:p>
          </table:table-cell>
          <table:table-cell table:style-name="ce50" table:formula="of:=MIN(ABS([.C50]*12-0.5);12-ABS([.C50]*12-0.5))/6" office:value-type="float" office:value="0.546296296296296" calcext:value-type="float">
            <text:p>0.546296296296296</text:p>
          </table:table-cell>
          <table:table-cell table:style-name="ce50" table:formula="of:=6*[.D50]^5-15*[.D50]^4+10*[.D50]^3" office:value-type="float" office:value="0.586310686498412" calcext:value-type="float">
            <text:p>0.586310686498412</text:p>
          </table:table-cell>
          <table:table-cell table:style-name="ce50" table:formula="of:=[.E50]*[.F$3]" office:value-type="float" office:value="19.6733293546892" calcext:value-type="float">
            <text:p>19.6733293546892</text:p>
          </table:table-cell>
          <table:table-cell table:style-name="ce50" table:formula="of:=[.$F$4]+[.F50]+(-0.5*[.$F$10])" office:value-type="float" office:value="0.756107134689223" calcext:value-type="float">
            <text:p>0.756107134689223</text:p>
          </table:table-cell>
          <table:table-cell table:style-name="ce50" table:formula="of:=[.$F$4]+[.F50]+(0.5*[.$F$10])" office:value-type="float" office:value="10.4361071346892" calcext:value-type="float">
            <text:p>10.4361071346892</text:p>
          </table:table-cell>
          <table:table-cell/>
          <table:table-cell table:style-name="ce44" office:value-type="float" office:value="1.5" calcext:value-type="float">
            <text:p>1.5</text:p>
          </table:table-cell>
          <table:table-cell table:style-name="ce44" office:value-type="float" office:value="10.9" calcext:value-type="float">
            <text:p>10.9</text:p>
          </table:table-cell>
          <table:table-cell table:style-name="ce44" table:formula="of:=[.G50]-[.J50]" office:value-type="float" office:value="-0.743892865310777" calcext:value-type="float">
            <text:p>-0.743892865310777</text:p>
          </table:table-cell>
          <table:table-cell table:style-name="ce44" table:formula="of:=[.H50]-[.K50]" office:value-type="float" office:value="-0.463892865310777" calcext:value-type="float">
            <text:p>-0.463892865310777</text:p>
          </table:table-cell>
          <table:table-cell table:style-name="ce44" office:value-type="float" office:value="-2.7348363" calcext:value-type="float">
            <text:p>-2.7348363</text:p>
          </table:table-cell>
          <table:table-cell table:style-name="ce44" office:value-type="float" office:value="16.63224" calcext:value-type="float">
            <text:p>16.63224</text:p>
          </table:table-cell>
          <table:table-cell table:style-name="ce50" table:formula="of:=[.G50]-[.N50]" office:value-type="float" office:value="3.49094343468922" calcext:value-type="float">
            <text:p>3.49094343468922</text:p>
          </table:table-cell>
          <table:table-cell table:style-name="ce50" table:formula="of:=[.H50]-[.O50]" office:value-type="float" office:value="-6.19613286531078" calcext:value-type="float">
            <text:p>-6.19613286531078</text:p>
          </table:table-cell>
          <table:table-cell table:style-name="ce50" table:formula="of:=[.J50]-[.N50]" office:value-type="float" office:value="4.2348363" calcext:value-type="float">
            <text:p>4.2348363</text:p>
          </table:table-cell>
          <table:table-cell table:style-name="ce50" table:formula="of:=[.K50]-[.O50]" office:value-type="float" office:value="-5.73224" calcext:value-type="float">
            <text:p>-5.73224</text:p>
          </table:table-cell>
          <table:table-cell/>
          <table:table-cell table:style-name="ce44" office:value-type="float" office:value="4" calcext:value-type="float">
            <text:p>4</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8" calcext:value-type="float">
            <text:p>8</text:p>
          </table:table-cell>
          <table:table-cell table:style-name="ce50" table:formula="of:=(([.A51]-1)*9+([.B51]))/108" office:value-type="float" office:value="0.324074074074074" calcext:value-type="float">
            <text:p>0.324074074074074</text:p>
          </table:table-cell>
          <table:table-cell table:style-name="ce50" table:formula="of:=MIN(ABS([.C51]*12-0.5);12-ABS([.C51]*12-0.5))/6" office:value-type="float" office:value="0.564814814814815" calcext:value-type="float">
            <text:p>0.564814814814815</text:p>
          </table:table-cell>
          <table:table-cell table:style-name="ce50" table:formula="of:=6*[.D51]^5-15*[.D51]^4+10*[.D51]^3" office:value-type="float" office:value="0.620173218621504" calcext:value-type="float">
            <text:p>0.620173218621504</text:p>
          </table:table-cell>
          <table:table-cell table:style-name="ce50" table:formula="of:=[.E51]*[.F$3]" office:value-type="float" office:value="20.8095678074112" calcext:value-type="float">
            <text:p>20.8095678074112</text:p>
          </table:table-cell>
          <table:table-cell table:style-name="ce50" table:formula="of:=[.$F$4]+[.F51]+(-0.5*[.$F$10])" office:value-type="float" office:value="1.89234558741122" calcext:value-type="float">
            <text:p>1.89234558741122</text:p>
          </table:table-cell>
          <table:table-cell table:style-name="ce50" table:formula="of:=[.$F$4]+[.F51]+(0.5*[.$F$10])" office:value-type="float" office:value="11.5723455874112" calcext:value-type="float">
            <text:p>11.5723455874112</text:p>
          </table:table-cell>
          <table:table-cell/>
          <table:table-cell table:style-name="ce44" office:value-type="float" office:value="2.5" calcext:value-type="float">
            <text:p>2.5</text:p>
          </table:table-cell>
          <table:table-cell table:style-name="ce44" office:value-type="float" office:value="12.5" calcext:value-type="float">
            <text:p>12.5</text:p>
          </table:table-cell>
          <table:table-cell table:style-name="ce44" table:formula="of:=[.G51]-[.J51]" office:value-type="float" office:value="-0.607654412588783" calcext:value-type="float">
            <text:p>-0.607654412588783</text:p>
          </table:table-cell>
          <table:table-cell table:style-name="ce44" table:formula="of:=[.H51]-[.K51]" office:value-type="float" office:value="-0.927654412588783" calcext:value-type="float">
            <text:p>-0.927654412588783</text:p>
          </table:table-cell>
          <table:table-cell table:style-name="ce44" office:value-type="float" office:value="-1.994472" calcext:value-type="float">
            <text:p>-1.994472</text:p>
          </table:table-cell>
          <table:table-cell table:style-name="ce44" office:value-type="float" office:value="17.31736" calcext:value-type="float">
            <text:p>17.31736</text:p>
          </table:table-cell>
          <table:table-cell table:style-name="ce50" table:formula="of:=[.G51]-[.N51]" office:value-type="float" office:value="3.88681758741122" calcext:value-type="float">
            <text:p>3.88681758741122</text:p>
          </table:table-cell>
          <table:table-cell table:style-name="ce50" table:formula="of:=[.H51]-[.O51]" office:value-type="float" office:value="-5.74501441258878" calcext:value-type="float">
            <text:p>-5.74501441258878</text:p>
          </table:table-cell>
          <table:table-cell table:style-name="ce50" table:formula="of:=[.J51]-[.N51]" office:value-type="float" office:value="4.494472" calcext:value-type="float">
            <text:p>4.494472</text:p>
          </table:table-cell>
          <table:table-cell table:style-name="ce50" table:formula="of:=[.K51]-[.O51]" office:value-type="float" office:value="-4.81736" calcext:value-type="float">
            <text:p>-4.81736</text:p>
          </table:table-cell>
          <table:table-cell/>
          <table:table-cell table:style-name="ce44" office:value-type="float" office:value="4" calcext:value-type="float">
            <text:p>4</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9" calcext:value-type="float">
            <text:p>9</text:p>
          </table:table-cell>
          <table:table-cell table:style-name="ce50" table:formula="of:=(([.A52]-1)*9+([.B52]))/108" office:value-type="float" office:value="0.333333333333333" calcext:value-type="float">
            <text:p>0.333333333333333</text:p>
          </table:table-cell>
          <table:table-cell table:style-name="ce50" table:formula="of:=MIN(ABS([.C52]*12-0.5);12-ABS([.C52]*12-0.5))/6" office:value-type="float" office:value="0.583333333333333" calcext:value-type="float">
            <text:p>0.583333333333333</text:p>
          </table:table-cell>
          <table:table-cell table:style-name="ce50" table:formula="of:=6*[.D52]^5-15*[.D52]^4+10*[.D52]^3" office:value-type="float" office:value="0.653380594135803" calcext:value-type="float">
            <text:p>0.653380594135803</text:p>
          </table:table-cell>
          <table:table-cell table:style-name="ce50" table:formula="of:=[.E52]*[.F$3]" office:value-type="float" office:value="21.923822844104" calcext:value-type="float">
            <text:p>21.923822844104</text:p>
          </table:table-cell>
          <table:table-cell table:style-name="ce50" table:formula="of:=[.$F$4]+[.F52]+(-0.5*[.$F$10])" office:value-type="float" office:value="3.00660062410398" calcext:value-type="float">
            <text:p>3.00660062410398</text:p>
          </table:table-cell>
          <table:table-cell table:style-name="ce50" table:formula="of:=[.$F$4]+[.F52]+(0.5*[.$F$10])" office:value-type="float" office:value="12.686600624104" calcext:value-type="float">
            <text:p>12.686600624104</text:p>
          </table:table-cell>
          <table:table-cell/>
          <table:table-cell table:style-name="ce44" office:value-type="float" office:value="3.3" calcext:value-type="float">
            <text:p>3.3</text:p>
          </table:table-cell>
          <table:table-cell table:style-name="ce44" office:value-type="float" office:value="14.8" calcext:value-type="float">
            <text:p>14.8</text:p>
          </table:table-cell>
          <table:table-cell table:style-name="ce44" table:formula="of:=[.G52]-[.J52]" office:value-type="float" office:value="-0.293399375896022" calcext:value-type="float">
            <text:p>-0.293399375896022</text:p>
          </table:table-cell>
          <table:table-cell table:style-name="ce44" table:formula="of:=[.H52]-[.K52]" office:value-type="float" office:value="-2.11339937589602" calcext:value-type="float">
            <text:p>-2.11339937589602</text:p>
          </table:table-cell>
          <table:table-cell table:style-name="ce44" office:value-type="float" office:value="-1.2134322" calcext:value-type="float">
            <text:p>-1.2134322</text:p>
          </table:table-cell>
          <table:table-cell table:style-name="ce44" office:value-type="float" office:value="18.356749" calcext:value-type="float">
            <text:p>18.356749</text:p>
          </table:table-cell>
          <table:table-cell table:style-name="ce50" table:formula="of:=[.G52]-[.N52]" office:value-type="float" office:value="4.22003282410398" calcext:value-type="float">
            <text:p>4.22003282410398</text:p>
          </table:table-cell>
          <table:table-cell table:style-name="ce50" table:formula="of:=[.H52]-[.O52]" office:value-type="float" office:value="-5.67014837589602" calcext:value-type="float">
            <text:p>-5.67014837589602</text:p>
          </table:table-cell>
          <table:table-cell table:style-name="ce50" table:formula="of:=[.J52]-[.N52]" office:value-type="float" office:value="4.5134322" calcext:value-type="float">
            <text:p>4.5134322</text:p>
          </table:table-cell>
          <table:table-cell table:style-name="ce50" table:formula="of:=[.K52]-[.O52]" office:value-type="float" office:value="-3.556749" calcext:value-type="float">
            <text:p>-3.556749</text:p>
          </table:table-cell>
          <table:table-cell/>
          <table:table-cell table:style-name="ce44" office:value-type="float" office:value="4" calcext:value-type="float">
            <text:p>4</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1" calcext:value-type="float">
            <text:p>1</text:p>
          </table:table-cell>
          <table:table-cell table:style-name="ce50" table:formula="of:=(([.A53]-1)*9+([.B53]))/108" office:value-type="float" office:value="0.342592592592593" calcext:value-type="float">
            <text:p>0.342592592592593</text:p>
          </table:table-cell>
          <table:table-cell table:style-name="ce50" table:formula="of:=MIN(ABS([.C53]*12-0.5);12-ABS([.C53]*12-0.5))/6" office:value-type="float" office:value="0.601851851851852" calcext:value-type="float">
            <text:p>0.601851851851852</text:p>
          </table:table-cell>
          <table:table-cell table:style-name="ce50" table:formula="of:=6*[.D53]^5-15*[.D53]^4+10*[.D53]^3" office:value-type="float" office:value="0.685755033820913" calcext:value-type="float">
            <text:p>0.685755033820913</text:p>
          </table:table-cell>
          <table:table-cell table:style-name="ce50" table:formula="of:=[.E53]*[.F$3]" office:value-type="float" office:value="23.0101291817941" calcext:value-type="float">
            <text:p>23.0101291817941</text:p>
          </table:table-cell>
          <table:table-cell table:style-name="ce50" table:formula="of:=[.$F$4]+[.F53]+(-0.5*[.$F$10])" office:value-type="float" office:value="4.09290696179413" calcext:value-type="float">
            <text:p>4.09290696179413</text:p>
          </table:table-cell>
          <table:table-cell table:style-name="ce50" table:formula="of:=[.$F$4]+[.F53]+(0.5*[.$F$10])" office:value-type="float" office:value="13.7729069617941" calcext:value-type="float">
            <text:p>13.7729069617941</text:p>
          </table:table-cell>
          <table:table-cell/>
          <table:table-cell table:style-name="ce44" office:value-type="float" office:value="5.5" calcext:value-type="float">
            <text:p>5.5</text:p>
          </table:table-cell>
          <table:table-cell table:style-name="ce44" office:value-type="float" office:value="14.4" calcext:value-type="float">
            <text:p>14.4</text:p>
          </table:table-cell>
          <table:table-cell table:style-name="ce44" table:formula="of:=[.G53]-[.J53]" office:value-type="float" office:value="-1.40709303820587" calcext:value-type="float">
            <text:p>-1.40709303820587</text:p>
          </table:table-cell>
          <table:table-cell table:style-name="ce44" table:formula="of:=[.H53]-[.K53]" office:value-type="float" office:value="-0.627093038205869" calcext:value-type="float">
            <text:p>-0.627093038205869</text:p>
          </table:table-cell>
          <table:table-cell table:style-name="ce44" office:value-type="float" office:value="0.9698309" calcext:value-type="float">
            <text:p>0.9698309</text:p>
          </table:table-cell>
          <table:table-cell table:style-name="ce44" office:value-type="float" office:value="18.469675" calcext:value-type="float">
            <text:p>18.469675</text:p>
          </table:table-cell>
          <table:table-cell table:style-name="ce50" table:formula="of:=[.G53]-[.N53]" office:value-type="float" office:value="3.12307606179413" calcext:value-type="float">
            <text:p>3.12307606179413</text:p>
          </table:table-cell>
          <table:table-cell table:style-name="ce50" table:formula="of:=[.H53]-[.O53]" office:value-type="float" office:value="-4.69676803820587" calcext:value-type="float">
            <text:p>-4.69676803820587</text:p>
          </table:table-cell>
          <table:table-cell table:style-name="ce50" table:formula="of:=[.J53]-[.N53]" office:value-type="float" office:value="4.5301691" calcext:value-type="float">
            <text:p>4.5301691</text:p>
          </table:table-cell>
          <table:table-cell table:style-name="ce50" table:formula="of:=[.K53]-[.O53]" office:value-type="float" office:value="-4.069675" calcext:value-type="float">
            <text:p>-4.069675</text:p>
          </table:table-cell>
          <table:table-cell/>
          <table:table-cell table:style-name="ce44" office:value-type="float" office:value="5" calcext:value-type="float">
            <text:p>5</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2" calcext:value-type="float">
            <text:p>2</text:p>
          </table:table-cell>
          <table:table-cell table:style-name="ce50" table:formula="of:=(([.A54]-1)*9+([.B54]))/108" office:value-type="float" office:value="0.351851851851852" calcext:value-type="float">
            <text:p>0.351851851851852</text:p>
          </table:table-cell>
          <table:table-cell table:style-name="ce50" table:formula="of:=MIN(ABS([.C54]*12-0.5);12-ABS([.C54]*12-0.5))/6" office:value-type="float" office:value="0.62037037037037" calcext:value-type="float">
            <text:p>0.62037037037037</text:p>
          </table:table-cell>
          <table:table-cell table:style-name="ce50" table:formula="of:=6*[.D54]^5-15*[.D54]^4+10*[.D54]^3" office:value-type="float" office:value="0.717125814743023" calcext:value-type="float">
            <text:p>0.717125814743023</text:p>
          </table:table-cell>
          <table:table-cell table:style-name="ce50" table:formula="of:=[.E54]*[.F$3]" office:value-type="float" office:value="24.0627583072845" calcext:value-type="float">
            <text:p>24.0627583072845</text:p>
          </table:table-cell>
          <table:table-cell table:style-name="ce50" table:formula="of:=[.$F$4]+[.F54]+(-0.5*[.$F$10])" office:value-type="float" office:value="5.1455360872845" calcext:value-type="float">
            <text:p>5.1455360872845</text:p>
          </table:table-cell>
          <table:table-cell table:style-name="ce50" table:formula="of:=[.$F$4]+[.F54]+(0.5*[.$F$10])" office:value-type="float" office:value="14.8255360872845" calcext:value-type="float">
            <text:p>14.8255360872845</text:p>
          </table:table-cell>
          <table:table-cell/>
          <table:table-cell table:style-name="ce44" office:value-type="float" office:value="4.8" calcext:value-type="float">
            <text:p>4.8</text:p>
          </table:table-cell>
          <table:table-cell table:style-name="ce44" office:value-type="float" office:value="16.6" calcext:value-type="float">
            <text:p>16.6</text:p>
          </table:table-cell>
          <table:table-cell table:style-name="ce44" table:formula="of:=[.G54]-[.J54]" office:value-type="float" office:value="0.345536087284498" calcext:value-type="float">
            <text:p>0.345536087284498</text:p>
          </table:table-cell>
          <table:table-cell table:style-name="ce44" table:formula="of:=[.H54]-[.K54]" office:value-type="float" office:value="-1.7744639127155" calcext:value-type="float">
            <text:p>-1.7744639127155</text:p>
          </table:table-cell>
          <table:table-cell table:style-name="ce44" office:value-type="float" office:value="1.8276335" calcext:value-type="float">
            <text:p>1.8276335</text:p>
          </table:table-cell>
          <table:table-cell table:style-name="ce44" office:value-type="float" office:value="19.591866" calcext:value-type="float">
            <text:p>19.591866</text:p>
          </table:table-cell>
          <table:table-cell table:style-name="ce50" table:formula="of:=[.G54]-[.N54]" office:value-type="float" office:value="3.3179025872845" calcext:value-type="float">
            <text:p>3.3179025872845</text:p>
          </table:table-cell>
          <table:table-cell table:style-name="ce50" table:formula="of:=[.H54]-[.O54]" office:value-type="float" office:value="-4.7663299127155" calcext:value-type="float">
            <text:p>-4.7663299127155</text:p>
          </table:table-cell>
          <table:table-cell table:style-name="ce50" table:formula="of:=[.J54]-[.N54]" office:value-type="float" office:value="2.9723665" calcext:value-type="float">
            <text:p>2.9723665</text:p>
          </table:table-cell>
          <table:table-cell table:style-name="ce50" table:formula="of:=[.K54]-[.O54]" office:value-type="float" office:value="-2.991866" calcext:value-type="float">
            <text:p>-2.991866</text:p>
          </table:table-cell>
          <table:table-cell/>
          <table:table-cell table:style-name="ce44" office:value-type="float" office:value="5" calcext:value-type="float">
            <text:p>5</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3" calcext:value-type="float">
            <text:p>3</text:p>
          </table:table-cell>
          <table:table-cell table:style-name="ce50" table:formula="of:=(([.A55]-1)*9+([.B55]))/108" office:value-type="float" office:value="0.361111111111111" calcext:value-type="float">
            <text:p>0.361111111111111</text:p>
          </table:table-cell>
          <table:table-cell table:style-name="ce50" table:formula="of:=MIN(ABS([.C55]*12-0.5);12-ABS([.C55]*12-0.5))/6" office:value-type="float" office:value="0.638888888888889" calcext:value-type="float">
            <text:p>0.638888888888889</text:p>
          </table:table-cell>
          <table:table-cell table:style-name="ce50" table:formula="of:=6*[.D55]^5-15*[.D55]^4+10*[.D55]^3" office:value-type="float" office:value="0.7473308383186" calcext:value-type="float">
            <text:p>0.7473308383186</text:p>
          </table:table-cell>
          <table:table-cell table:style-name="ce50" table:formula="of:=[.E55]*[.F$3]" office:value-type="float" office:value="25.0762710926601" calcext:value-type="float">
            <text:p>25.0762710926601</text:p>
          </table:table-cell>
          <table:table-cell table:style-name="ce50" table:formula="of:=[.$F$4]+[.F55]+(-0.5*[.$F$10])" office:value-type="float" office:value="6.15904887266008" calcext:value-type="float">
            <text:p>6.15904887266008</text:p>
          </table:table-cell>
          <table:table-cell table:style-name="ce50" table:formula="of:=[.$F$4]+[.F55]+(0.5*[.$F$10])" office:value-type="float" office:value="15.8390488726601" calcext:value-type="float">
            <text:p>15.8390488726601</text:p>
          </table:table-cell>
          <table:table-cell/>
          <table:table-cell table:style-name="ce44" office:value-type="float" office:value="7.8" calcext:value-type="float">
            <text:p>7.8</text:p>
          </table:table-cell>
          <table:table-cell table:style-name="ce44" office:value-type="float" office:value="17" calcext:value-type="float">
            <text:p>17</text:p>
          </table:table-cell>
          <table:table-cell table:style-name="ce44" table:formula="of:=[.G55]-[.J55]" office:value-type="float" office:value="-1.64095112733992" calcext:value-type="float">
            <text:p>-1.64095112733992</text:p>
          </table:table-cell>
          <table:table-cell table:style-name="ce44" table:formula="of:=[.H55]-[.K55]" office:value-type="float" office:value="-1.16095112733992" calcext:value-type="float">
            <text:p>-1.16095112733992</text:p>
          </table:table-cell>
          <table:table-cell table:style-name="ce44" office:value-type="float" office:value="1.5871426" calcext:value-type="float">
            <text:p>1.5871426</text:p>
          </table:table-cell>
          <table:table-cell table:style-name="ce44" office:value-type="float" office:value="20.672285" calcext:value-type="float">
            <text:p>20.672285</text:p>
          </table:table-cell>
          <table:table-cell table:style-name="ce50" table:formula="of:=[.G55]-[.N55]" office:value-type="float" office:value="4.57190627266008" calcext:value-type="float">
            <text:p>4.57190627266008</text:p>
          </table:table-cell>
          <table:table-cell table:style-name="ce50" table:formula="of:=[.H55]-[.O55]" office:value-type="float" office:value="-4.83323612733992" calcext:value-type="float">
            <text:p>-4.83323612733992</text:p>
          </table:table-cell>
          <table:table-cell table:style-name="ce50" table:formula="of:=[.J55]-[.N55]" office:value-type="float" office:value="6.2128574" calcext:value-type="float">
            <text:p>6.2128574</text:p>
          </table:table-cell>
          <table:table-cell table:style-name="ce50" table:formula="of:=[.K55]-[.O55]" office:value-type="float" office:value="-3.672285" calcext:value-type="float">
            <text:p>-3.672285</text:p>
          </table:table-cell>
          <table:table-cell/>
          <table:table-cell table:style-name="ce44" office:value-type="float" office:value="5" calcext:value-type="float">
            <text:p>5</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4" calcext:value-type="float">
            <text:p>4</text:p>
          </table:table-cell>
          <table:table-cell table:style-name="ce50" table:formula="of:=(([.A56]-1)*9+([.B56]))/108" office:value-type="float" office:value="0.37037037037037" calcext:value-type="float">
            <text:p>0.37037037037037</text:p>
          </table:table-cell>
          <table:table-cell table:style-name="ce50" table:formula="of:=MIN(ABS([.C56]*12-0.5);12-ABS([.C56]*12-0.5))/6" office:value-type="float" office:value="0.657407407407407" calcext:value-type="float">
            <text:p>0.657407407407407</text:p>
          </table:table-cell>
          <table:table-cell table:style-name="ce50" table:formula="of:=6*[.D56]^5-15*[.D56]^4+10*[.D56]^3" office:value-type="float" office:value="0.776218198378063" calcext:value-type="float">
            <text:p>0.776218198378063</text:p>
          </table:table-cell>
          <table:table-cell table:style-name="ce50" table:formula="of:=[.E56]*[.F$3]" office:value-type="float" office:value="26.0455704107936" calcext:value-type="float">
            <text:p>26.0455704107936</text:p>
          </table:table-cell>
          <table:table-cell table:style-name="ce50" table:formula="of:=[.$F$4]+[.F56]+(-0.5*[.$F$10])" office:value-type="float" office:value="7.12834819079362" calcext:value-type="float">
            <text:p>7.12834819079362</text:p>
          </table:table-cell>
          <table:table-cell table:style-name="ce50" table:formula="of:=[.$F$4]+[.F56]+(0.5*[.$F$10])" office:value-type="float" office:value="16.8083481907936" calcext:value-type="float">
            <text:p>16.8083481907936</text:p>
          </table:table-cell>
          <table:table-cell/>
          <table:table-cell table:style-name="ce44" office:value-type="float" office:value="8" calcext:value-type="float">
            <text:p>8</text:p>
          </table:table-cell>
          <table:table-cell table:style-name="ce44" office:value-type="float" office:value="18.7" calcext:value-type="float">
            <text:p>18.7</text:p>
          </table:table-cell>
          <table:table-cell table:style-name="ce44" table:formula="of:=[.G56]-[.J56]" office:value-type="float" office:value="-0.871651809206377" calcext:value-type="float">
            <text:p>-0.871651809206377</text:p>
          </table:table-cell>
          <table:table-cell table:style-name="ce44" table:formula="of:=[.H56]-[.K56]" office:value-type="float" office:value="-1.89165180920638" calcext:value-type="float">
            <text:p>-1.89165180920638</text:p>
          </table:table-cell>
          <table:table-cell table:style-name="ce44" office:value-type="float" office:value="2.603102" calcext:value-type="float">
            <text:p>2.603102</text:p>
          </table:table-cell>
          <table:table-cell table:style-name="ce44" office:value-type="float" office:value="21.747538" calcext:value-type="float">
            <text:p>21.747538</text:p>
          </table:table-cell>
          <table:table-cell table:style-name="ce50" table:formula="of:=[.G56]-[.N56]" office:value-type="float" office:value="4.52524619079362" calcext:value-type="float">
            <text:p>4.52524619079362</text:p>
          </table:table-cell>
          <table:table-cell table:style-name="ce50" table:formula="of:=[.H56]-[.O56]" office:value-type="float" office:value="-4.93918980920638" calcext:value-type="float">
            <text:p>-4.93918980920638</text:p>
          </table:table-cell>
          <table:table-cell table:style-name="ce50" table:formula="of:=[.J56]-[.N56]" office:value-type="float" office:value="5.396898" calcext:value-type="float">
            <text:p>5.396898</text:p>
          </table:table-cell>
          <table:table-cell table:style-name="ce50" table:formula="of:=[.K56]-[.O56]" office:value-type="float" office:value="-3.047538" calcext:value-type="float">
            <text:p>-3.047538</text:p>
          </table:table-cell>
          <table:table-cell/>
          <table:table-cell table:style-name="ce44" office:value-type="float" office:value="5" calcext:value-type="float">
            <text:p>5</text:p>
          </table:table-cell>
          <table:table-cell table:style-name="ce44" office:value-type="float" office:value="4" calcext:value-type="float">
            <text:p>4</text:p>
          </table:table-cell>
          <table:table-cell table:number-columns-repeated="1002"/>
        </table:table-row>
        <table:table-row table:style-name="ro1">
          <table:table-cell table:number-columns-repeated="2" table:style-name="ce44" office:value-type="float" office:value="5" calcext:value-type="float">
            <text:p>5</text:p>
          </table:table-cell>
          <table:table-cell table:style-name="ce50" table:formula="of:=(([.A57]-1)*9+([.B57]))/108" office:value-type="float" office:value="0.37962962962963" calcext:value-type="float">
            <text:p>0.37962962962963</text:p>
          </table:table-cell>
          <table:table-cell table:style-name="ce50" table:formula="of:=MIN(ABS([.C57]*12-0.5);12-ABS([.C57]*12-0.5))/6" office:value-type="float" office:value="0.675925925925926" calcext:value-type="float">
            <text:p>0.675925925925926</text:p>
          </table:table-cell>
          <table:table-cell table:style-name="ce50" table:formula="of:=6*[.D57]^5-15*[.D57]^4+10*[.D57]^3" office:value-type="float" office:value="0.80364774922948" calcext:value-type="float">
            <text:p>0.80364774922948</text:p>
          </table:table-cell>
          <table:table-cell table:style-name="ce50" table:formula="of:=[.E57]*[.F$3]" office:value-type="float" office:value="26.9659537508516" calcext:value-type="float">
            <text:p>26.9659537508516</text:p>
          </table:table-cell>
          <table:table-cell table:style-name="ce50" table:formula="of:=[.$F$4]+[.F57]+(-0.5*[.$F$10])" office:value-type="float" office:value="8.04873153085162" calcext:value-type="float">
            <text:p>8.04873153085162</text:p>
          </table:table-cell>
          <table:table-cell table:style-name="ce50" table:formula="of:=[.$F$4]+[.F57]+(0.5*[.$F$10])" office:value-type="float" office:value="17.7287315308516" calcext:value-type="float">
            <text:p>17.7287315308516</text:p>
          </table:table-cell>
          <table:table-cell/>
          <table:table-cell table:style-name="ce44" office:value-type="float" office:value="9.2" calcext:value-type="float">
            <text:p>9.2</text:p>
          </table:table-cell>
          <table:table-cell table:style-name="ce44" office:value-type="float" office:value="18.9" calcext:value-type="float">
            <text:p>18.9</text:p>
          </table:table-cell>
          <table:table-cell table:style-name="ce44" table:formula="of:=[.G57]-[.J57]" office:value-type="float" office:value="-1.15126846914838" calcext:value-type="float">
            <text:p>-1.15126846914838</text:p>
          </table:table-cell>
          <table:table-cell table:style-name="ce44" table:formula="of:=[.H57]-[.K57]" office:value-type="float" office:value="-1.17126846914838" calcext:value-type="float">
            <text:p>-1.17126846914838</text:p>
          </table:table-cell>
          <table:table-cell table:style-name="ce44" office:value-type="float" office:value="3.8399863" calcext:value-type="float">
            <text:p>3.8399863</text:p>
          </table:table-cell>
          <table:table-cell table:style-name="ce44" office:value-type="float" office:value="21.446548" calcext:value-type="float">
            <text:p>21.446548</text:p>
          </table:table-cell>
          <table:table-cell table:style-name="ce50" table:formula="of:=[.G57]-[.N57]" office:value-type="float" office:value="4.20874523085162" calcext:value-type="float">
            <text:p>4.20874523085162</text:p>
          </table:table-cell>
          <table:table-cell table:style-name="ce50" table:formula="of:=[.H57]-[.O57]" office:value-type="float" office:value="-3.71781646914838" calcext:value-type="float">
            <text:p>-3.71781646914838</text:p>
          </table:table-cell>
          <table:table-cell table:style-name="ce50" table:formula="of:=[.J57]-[.N57]" office:value-type="float" office:value="5.3600137" calcext:value-type="float">
            <text:p>5.3600137</text:p>
          </table:table-cell>
          <table:table-cell table:style-name="ce50" table:formula="of:=[.K57]-[.O57]" office:value-type="float" office:value="-2.546548" calcext:value-type="float">
            <text:p>-2.546548</text:p>
          </table:table-cell>
          <table:table-cell/>
          <table:table-cell table:number-columns-repeated="2" table:style-name="ce44" office:value-type="float" office:value="5" calcext:value-type="float">
            <text:p>5</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6" calcext:value-type="float">
            <text:p>6</text:p>
          </table:table-cell>
          <table:table-cell table:style-name="ce50" table:formula="of:=(([.A58]-1)*9+([.B58]))/108" office:value-type="float" office:value="0.388888888888889" calcext:value-type="float">
            <text:p>0.388888888888889</text:p>
          </table:table-cell>
          <table:table-cell table:style-name="ce50" table:formula="of:=MIN(ABS([.C58]*12-0.5);12-ABS([.C58]*12-0.5))/6" office:value-type="float" office:value="0.694444444444444" calcext:value-type="float">
            <text:p>0.694444444444444</text:p>
          </table:table-cell>
          <table:table-cell table:style-name="ce50" table:formula="of:=6*[.D58]^5-15*[.D58]^4+10*[.D58]^3" office:value-type="float" office:value="0.829492673722248" calcext:value-type="float">
            <text:p>0.829492673722248</text:p>
          </table:table-cell>
          <table:table-cell table:style-name="ce50" table:formula="of:=[.E58]*[.F$3]" office:value-type="float" office:value="27.8331658338002" calcext:value-type="float">
            <text:p>27.8331658338002</text:p>
          </table:table-cell>
          <table:table-cell table:style-name="ce50" table:formula="of:=[.$F$4]+[.F58]+(-0.5*[.$F$10])" office:value-type="float" office:value="8.91594361380021" calcext:value-type="float">
            <text:p>8.91594361380021</text:p>
          </table:table-cell>
          <table:table-cell table:style-name="ce50" table:formula="of:=[.$F$4]+[.F58]+(0.5*[.$F$10])" office:value-type="float" office:value="18.5959436138002" calcext:value-type="float">
            <text:p>18.5959436138002</text:p>
          </table:table-cell>
          <table:table-cell/>
          <table:table-cell table:style-name="ce44" office:value-type="float" office:value="10.8" calcext:value-type="float">
            <text:p>10.8</text:p>
          </table:table-cell>
          <table:table-cell table:style-name="ce44" office:value-type="float" office:value="19" calcext:value-type="float">
            <text:p>19</text:p>
          </table:table-cell>
          <table:table-cell table:style-name="ce44" table:formula="of:=[.G58]-[.J58]" office:value-type="float" office:value="-1.88405638619979" calcext:value-type="float">
            <text:p>-1.88405638619979</text:p>
          </table:table-cell>
          <table:table-cell table:style-name="ce44" table:formula="of:=[.H58]-[.K58]" office:value-type="float" office:value="-0.404056386199787" calcext:value-type="float">
            <text:p>-0.404056386199787</text:p>
          </table:table-cell>
          <table:table-cell table:style-name="ce44" office:value-type="float" office:value="4.9612575" calcext:value-type="float">
            <text:p>4.9612575</text:p>
          </table:table-cell>
          <table:table-cell table:style-name="ce44" office:value-type="float" office:value="24.339083" calcext:value-type="float">
            <text:p>24.339083</text:p>
          </table:table-cell>
          <table:table-cell table:style-name="ce50" table:formula="of:=[.G58]-[.N58]" office:value-type="float" office:value="3.95468611380021" calcext:value-type="float">
            <text:p>3.95468611380021</text:p>
          </table:table-cell>
          <table:table-cell table:style-name="ce50" table:formula="of:=[.H58]-[.O58]" office:value-type="float" office:value="-5.74313938619979" calcext:value-type="float">
            <text:p>-5.74313938619979</text:p>
          </table:table-cell>
          <table:table-cell table:style-name="ce50" table:formula="of:=[.J58]-[.N58]" office:value-type="float" office:value="5.8387425" calcext:value-type="float">
            <text:p>5.8387425</text:p>
          </table:table-cell>
          <table:table-cell table:style-name="ce50" table:formula="of:=[.K58]-[.O58]" office:value-type="float" office:value="-5.339083" calcext:value-type="float">
            <text:p>-5.339083</text:p>
          </table:table-cell>
          <table:table-cell/>
          <table:table-cell table:style-name="ce44" office:value-type="float" office:value="5" calcext:value-type="float">
            <text:p>5</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7" calcext:value-type="float">
            <text:p>7</text:p>
          </table:table-cell>
          <table:table-cell table:style-name="ce50" table:formula="of:=(([.A59]-1)*9+([.B59]))/108" office:value-type="float" office:value="0.398148148148148" calcext:value-type="float">
            <text:p>0.398148148148148</text:p>
          </table:table-cell>
          <table:table-cell table:style-name="ce50" table:formula="of:=MIN(ABS([.C59]*12-0.5);12-ABS([.C59]*12-0.5))/6" office:value-type="float" office:value="0.712962962962963" calcext:value-type="float">
            <text:p>0.712962962962963</text:p>
          </table:table-cell>
          <table:table-cell table:style-name="ce50" table:formula="of:=6*[.D59]^5-15*[.D59]^4+10*[.D59]^3" office:value-type="float" office:value="0.853641051310781" calcext:value-type="float">
            <text:p>0.853641051310781</text:p>
          </table:table-cell>
          <table:table-cell table:style-name="ce50" table:formula="of:=[.E59]*[.F$3]" office:value-type="float" office:value="28.6434512279108" calcext:value-type="float">
            <text:p>28.6434512279108</text:p>
          </table:table-cell>
          <table:table-cell table:style-name="ce50" table:formula="of:=[.$F$4]+[.F59]+(-0.5*[.$F$10])" office:value-type="float" office:value="9.72622900791079" calcext:value-type="float">
            <text:p>9.72622900791079</text:p>
          </table:table-cell>
          <table:table-cell table:style-name="ce50" table:formula="of:=[.$F$4]+[.F59]+(0.5*[.$F$10])" office:value-type="float" office:value="19.4062290079108" calcext:value-type="float">
            <text:p>19.4062290079108</text:p>
          </table:table-cell>
          <table:table-cell/>
          <table:table-cell table:style-name="ce44" office:value-type="float" office:value="10.7" calcext:value-type="float">
            <text:p>10.7</text:p>
          </table:table-cell>
          <table:table-cell table:style-name="ce44" office:value-type="float" office:value="21.2" calcext:value-type="float">
            <text:p>21.2</text:p>
          </table:table-cell>
          <table:table-cell table:style-name="ce44" table:formula="of:=[.G59]-[.J59]" office:value-type="float" office:value="-0.973770992089207" calcext:value-type="float">
            <text:p>-0.973770992089207</text:p>
          </table:table-cell>
          <table:table-cell table:style-name="ce44" table:formula="of:=[.H59]-[.K59]" office:value-type="float" office:value="-1.79377099208921" calcext:value-type="float">
            <text:p>-1.79377099208921</text:p>
          </table:table-cell>
          <table:table-cell table:style-name="ce44" office:value-type="float" office:value="5.439605" calcext:value-type="float">
            <text:p>5.439605</text:p>
          </table:table-cell>
          <table:table-cell table:style-name="ce44" office:value-type="float" office:value="24.346977" calcext:value-type="float">
            <text:p>24.346977</text:p>
          </table:table-cell>
          <table:table-cell table:style-name="ce50" table:formula="of:=[.G59]-[.N59]" office:value-type="float" office:value="4.28662400791079" calcext:value-type="float">
            <text:p>4.28662400791079</text:p>
          </table:table-cell>
          <table:table-cell table:style-name="ce50" table:formula="of:=[.H59]-[.O59]" office:value-type="float" office:value="-4.94074799208921" calcext:value-type="float">
            <text:p>-4.94074799208921</text:p>
          </table:table-cell>
          <table:table-cell table:style-name="ce50" table:formula="of:=[.J59]-[.N59]" office:value-type="float" office:value="5.260395" calcext:value-type="float">
            <text:p>5.260395</text:p>
          </table:table-cell>
          <table:table-cell table:style-name="ce50" table:formula="of:=[.K59]-[.O59]" office:value-type="float" office:value="-3.146977" calcext:value-type="float">
            <text:p>-3.146977</text:p>
          </table:table-cell>
          <table:table-cell/>
          <table:table-cell table:style-name="ce44" office:value-type="float" office:value="5" calcext:value-type="float">
            <text:p>5</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8" calcext:value-type="float">
            <text:p>8</text:p>
          </table:table-cell>
          <table:table-cell table:style-name="ce50" table:formula="of:=(([.A60]-1)*9+([.B60]))/108" office:value-type="float" office:value="0.407407407407407" calcext:value-type="float">
            <text:p>0.407407407407407</text:p>
          </table:table-cell>
          <table:table-cell table:style-name="ce50" table:formula="of:=MIN(ABS([.C60]*12-0.5);12-ABS([.C60]*12-0.5))/6" office:value-type="float" office:value="0.731481481481481" calcext:value-type="float">
            <text:p>0.731481481481481</text:p>
          </table:table-cell>
          <table:table-cell table:style-name="ce50" table:formula="of:=6*[.D60]^5-15*[.D60]^4+10*[.D60]^3" office:value-type="float" office:value="0.875997426118197" calcext:value-type="float">
            <text:p>0.875997426118197</text:p>
          </table:table-cell>
          <table:table-cell table:style-name="ce50" table:formula="of:=[.E60]*[.F$3]" office:value-type="float" office:value="29.393606964266" calcext:value-type="float">
            <text:p>29.393606964266</text:p>
          </table:table-cell>
          <table:table-cell table:style-name="ce50" table:formula="of:=[.$F$4]+[.F60]+(-0.5*[.$F$10])" office:value-type="float" office:value="10.476384744266" calcext:value-type="float">
            <text:p>10.476384744266</text:p>
          </table:table-cell>
          <table:table-cell table:style-name="ce50" table:formula="of:=[.$F$4]+[.F60]+(0.5*[.$F$10])" office:value-type="float" office:value="20.156384744266" calcext:value-type="float">
            <text:p>20.156384744266</text:p>
          </table:table-cell>
          <table:table-cell/>
          <table:table-cell table:style-name="ce44" office:value-type="float" office:value="12.3" calcext:value-type="float">
            <text:p>12.3</text:p>
          </table:table-cell>
          <table:table-cell table:style-name="ce44" office:value-type="float" office:value="21" calcext:value-type="float">
            <text:p>21</text:p>
          </table:table-cell>
          <table:table-cell table:style-name="ce44" table:formula="of:=[.G60]-[.J60]" office:value-type="float" office:value="-1.82361525573397" calcext:value-type="float">
            <text:p>-1.82361525573397</text:p>
          </table:table-cell>
          <table:table-cell table:style-name="ce44" table:formula="of:=[.H60]-[.K60]" office:value-type="float" office:value="-0.843615255733969" calcext:value-type="float">
            <text:p>-0.843615255733969</text:p>
          </table:table-cell>
          <table:table-cell table:style-name="ce44" office:value-type="float" office:value="7.39965" calcext:value-type="float">
            <text:p>7.39965</text:p>
          </table:table-cell>
          <table:table-cell table:style-name="ce44" office:value-type="float" office:value="25.951073" calcext:value-type="float">
            <text:p>25.951073</text:p>
          </table:table-cell>
          <table:table-cell table:style-name="ce50" table:formula="of:=[.G60]-[.N60]" office:value-type="float" office:value="3.07673474426603" calcext:value-type="float">
            <text:p>3.07673474426603</text:p>
          </table:table-cell>
          <table:table-cell table:style-name="ce50" table:formula="of:=[.H60]-[.O60]" office:value-type="float" office:value="-5.79468825573397" calcext:value-type="float">
            <text:p>-5.79468825573397</text:p>
          </table:table-cell>
          <table:table-cell table:style-name="ce50" table:formula="of:=[.J60]-[.N60]" office:value-type="float" office:value="4.90035" calcext:value-type="float">
            <text:p>4.90035</text:p>
          </table:table-cell>
          <table:table-cell table:style-name="ce50" table:formula="of:=[.K60]-[.O60]" office:value-type="float" office:value="-4.951073" calcext:value-type="float">
            <text:p>-4.951073</text:p>
          </table:table-cell>
          <table:table-cell/>
          <table:table-cell table:style-name="ce44" office:value-type="float" office:value="5" calcext:value-type="float">
            <text:p>5</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9" calcext:value-type="float">
            <text:p>9</text:p>
          </table:table-cell>
          <table:table-cell table:style-name="ce50" table:formula="of:=(([.A61]-1)*9+([.B61]))/108" office:value-type="float" office:value="0.416666666666667" calcext:value-type="float">
            <text:p>0.416666666666667</text:p>
          </table:table-cell>
          <table:table-cell table:style-name="ce50" table:formula="of:=MIN(ABS([.C61]*12-0.5);12-ABS([.C61]*12-0.5))/6" office:value-type="float" office:value="0.75" calcext:value-type="float">
            <text:p>0.75</text:p>
          </table:table-cell>
          <table:table-cell table:style-name="ce50" table:formula="of:=6*[.D61]^5-15*[.D61]^4+10*[.D61]^3" office:value-type="float" office:value="0.896484375" calcext:value-type="float">
            <text:p>0.896484375</text:p>
          </table:table-cell>
          <table:table-cell table:style-name="ce50" table:formula="of:=[.E61]*[.F$3]" office:value-type="float" office:value="30.0810351522656" calcext:value-type="float">
            <text:p>30.0810351522656</text:p>
          </table:table-cell>
          <table:table-cell table:style-name="ce50" table:formula="of:=[.$F$4]+[.F61]+(-0.5*[.$F$10])" office:value-type="float" office:value="11.1638129322656" calcext:value-type="float">
            <text:p>11.1638129322656</text:p>
          </table:table-cell>
          <table:table-cell table:style-name="ce50" table:formula="of:=[.$F$4]+[.F61]+(0.5*[.$F$10])" office:value-type="float" office:value="20.8438129322656" calcext:value-type="float">
            <text:p>20.8438129322656</text:p>
          </table:table-cell>
          <table:table-cell/>
          <table:table-cell table:style-name="ce44" office:value-type="float" office:value="13.3" calcext:value-type="float">
            <text:p>13.3</text:p>
          </table:table-cell>
          <table:table-cell table:style-name="ce44" office:value-type="float" office:value="22.3" calcext:value-type="float">
            <text:p>22.3</text:p>
          </table:table-cell>
          <table:table-cell table:style-name="ce44" table:formula="of:=[.G61]-[.J61]" office:value-type="float" office:value="-2.13618706773438" calcext:value-type="float">
            <text:p>-2.13618706773438</text:p>
          </table:table-cell>
          <table:table-cell table:style-name="ce44" table:formula="of:=[.H61]-[.K61]" office:value-type="float" office:value="-1.45618706773438" calcext:value-type="float">
            <text:p>-1.45618706773438</text:p>
          </table:table-cell>
          <table:table-cell table:style-name="ce44" office:value-type="float" office:value="7.924348" calcext:value-type="float">
            <text:p>7.924348</text:p>
          </table:table-cell>
          <table:table-cell table:style-name="ce44" office:value-type="float" office:value="26.220196" calcext:value-type="float">
            <text:p>26.220196</text:p>
          </table:table-cell>
          <table:table-cell table:style-name="ce50" table:formula="of:=[.G61]-[.N61]" office:value-type="float" office:value="3.23946493226562" calcext:value-type="float">
            <text:p>3.23946493226562</text:p>
          </table:table-cell>
          <table:table-cell table:style-name="ce50" table:formula="of:=[.H61]-[.O61]" office:value-type="float" office:value="-5.37638306773438" calcext:value-type="float">
            <text:p>-5.37638306773438</text:p>
          </table:table-cell>
          <table:table-cell table:style-name="ce50" table:formula="of:=[.J61]-[.N61]" office:value-type="float" office:value="5.375652" calcext:value-type="float">
            <text:p>5.375652</text:p>
          </table:table-cell>
          <table:table-cell table:style-name="ce50" table:formula="of:=[.K61]-[.O61]" office:value-type="float" office:value="-3.920196" calcext:value-type="float">
            <text:p>-3.920196</text:p>
          </table:table-cell>
          <table:table-cell/>
          <table:table-cell table:style-name="ce44" office:value-type="float" office:value="5" calcext:value-type="float">
            <text:p>5</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1" calcext:value-type="float">
            <text:p>1</text:p>
          </table:table-cell>
          <table:table-cell table:style-name="ce50" table:formula="of:=(([.A62]-1)*9+([.B62]))/108" office:value-type="float" office:value="0.425925925925926" calcext:value-type="float">
            <text:p>0.425925925925926</text:p>
          </table:table-cell>
          <table:table-cell table:style-name="ce50" table:formula="of:=MIN(ABS([.C62]*12-0.5);12-ABS([.C62]*12-0.5))/6" office:value-type="float" office:value="0.768518518518518" calcext:value-type="float">
            <text:p>0.768518518518518</text:p>
          </table:table-cell>
          <table:table-cell table:style-name="ce50" table:formula="of:=6*[.D62]^5-15*[.D62]^4+10*[.D62]^3" office:value-type="float" office:value="0.915044075607771" calcext:value-type="float">
            <text:p>0.915044075607771</text:p>
          </table:table-cell>
          <table:table-cell table:style-name="ce50" table:formula="of:=[.E62]*[.F$3]" office:value-type="float" office:value="30.7037955951321" calcext:value-type="float">
            <text:p>30.7037955951321</text:p>
          </table:table-cell>
          <table:table-cell table:style-name="ce50" table:formula="of:=[.$F$4]+[.F62]+(-0.5*[.$F$10])" office:value-type="float" office:value="11.7865733751321" calcext:value-type="float">
            <text:p>11.7865733751321</text:p>
          </table:table-cell>
          <table:table-cell table:style-name="ce50" table:formula="of:=[.$F$4]+[.F62]+(0.5*[.$F$10])" office:value-type="float" office:value="21.4665733751321" calcext:value-type="float">
            <text:p>21.4665733751321</text:p>
          </table:table-cell>
          <table:table-cell/>
          <table:table-cell table:style-name="ce44" office:value-type="float" office:value="14.3" calcext:value-type="float">
            <text:p>14.3</text:p>
          </table:table-cell>
          <table:table-cell table:style-name="ce44" office:value-type="float" office:value="22.7" calcext:value-type="float">
            <text:p>22.7</text:p>
          </table:table-cell>
          <table:table-cell table:style-name="ce44" table:formula="of:=[.G62]-[.J62]" office:value-type="float" office:value="-2.5134266248679" calcext:value-type="float">
            <text:p>-2.5134266248679</text:p>
          </table:table-cell>
          <table:table-cell table:style-name="ce44" table:formula="of:=[.H62]-[.K62]" office:value-type="float" office:value="-1.2334266248679" calcext:value-type="float">
            <text:p>-1.2334266248679</text:p>
          </table:table-cell>
          <table:table-cell table:style-name="ce44" office:value-type="float" office:value="9.729364" calcext:value-type="float">
            <text:p>9.729364</text:p>
          </table:table-cell>
          <table:table-cell table:style-name="ce44" office:value-type="float" office:value="27.229103" calcext:value-type="float">
            <text:p>27.229103</text:p>
          </table:table-cell>
          <table:table-cell table:style-name="ce50" table:formula="of:=[.G62]-[.N62]" office:value-type="float" office:value="2.0572093751321" calcext:value-type="float">
            <text:p>2.0572093751321</text:p>
          </table:table-cell>
          <table:table-cell table:style-name="ce50" table:formula="of:=[.H62]-[.O62]" office:value-type="float" office:value="-5.7625296248679" calcext:value-type="float">
            <text:p>-5.7625296248679</text:p>
          </table:table-cell>
          <table:table-cell table:style-name="ce50" table:formula="of:=[.J62]-[.N62]" office:value-type="float" office:value="4.570636" calcext:value-type="float">
            <text:p>4.570636</text:p>
          </table:table-cell>
          <table:table-cell table:style-name="ce50" table:formula="of:=[.K62]-[.O62]" office:value-type="float" office:value="-4.529103" calcext:value-type="float">
            <text:p>-4.529103</text:p>
          </table:table-cell>
          <table:table-cell/>
          <table:table-cell table:style-name="ce44" office:value-type="float" office:value="6" calcext:value-type="float">
            <text:p>6</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2" calcext:value-type="float">
            <text:p>2</text:p>
          </table:table-cell>
          <table:table-cell table:style-name="ce50" table:formula="of:=(([.A63]-1)*9+([.B63]))/108" office:value-type="float" office:value="0.435185185185185" calcext:value-type="float">
            <text:p>0.435185185185185</text:p>
          </table:table-cell>
          <table:table-cell table:style-name="ce50" table:formula="of:=MIN(ABS([.C63]*12-0.5);12-ABS([.C63]*12-0.5))/6" office:value-type="float" office:value="0.787037037037037" calcext:value-type="float">
            <text:p>0.787037037037037</text:p>
          </table:table-cell>
          <table:table-cell table:style-name="ce50" table:formula="of:=6*[.D63]^5-15*[.D63]^4+10*[.D63]^3" office:value-type="float" office:value="0.93163987445285" calcext:value-type="float">
            <text:p>0.93163987445285</text:p>
          </table:table-cell>
          <table:table-cell table:style-name="ce50" table:formula="of:=[.E63]*[.F$3]" office:value-type="float" office:value="31.2606584054167" calcext:value-type="float">
            <text:p>31.2606584054167</text:p>
          </table:table-cell>
          <table:table-cell table:style-name="ce50" table:formula="of:=[.$F$4]+[.F63]+(-0.5*[.$F$10])" office:value-type="float" office:value="12.3434361854167" calcext:value-type="float">
            <text:p>12.3434361854167</text:p>
          </table:table-cell>
          <table:table-cell table:style-name="ce50" table:formula="of:=[.$F$4]+[.F63]+(0.5*[.$F$10])" office:value-type="float" office:value="22.0234361854167" calcext:value-type="float">
            <text:p>22.0234361854167</text:p>
          </table:table-cell>
          <table:table-cell/>
          <table:table-cell table:style-name="ce44" office:value-type="float" office:value="12.8" calcext:value-type="float">
            <text:p>12.8</text:p>
          </table:table-cell>
          <table:table-cell table:style-name="ce44" office:value-type="float" office:value="22.5" calcext:value-type="float">
            <text:p>22.5</text:p>
          </table:table-cell>
          <table:table-cell table:style-name="ce44" table:formula="of:=[.G63]-[.J63]" office:value-type="float" office:value="-0.456563814583262" calcext:value-type="float">
            <text:p>-0.456563814583262</text:p>
          </table:table-cell>
          <table:table-cell table:style-name="ce44" table:formula="of:=[.H63]-[.K63]" office:value-type="float" office:value="-0.476563814583262" calcext:value-type="float">
            <text:p>-0.476563814583262</text:p>
          </table:table-cell>
          <table:table-cell table:style-name="ce44" office:value-type="float" office:value="8.513084" calcext:value-type="float">
            <text:p>8.513084</text:p>
          </table:table-cell>
          <table:table-cell table:style-name="ce44" office:value-type="float" office:value="26.788668" calcext:value-type="float">
            <text:p>26.788668</text:p>
          </table:table-cell>
          <table:table-cell table:style-name="ce50" table:formula="of:=[.G63]-[.N63]" office:value-type="float" office:value="3.83035218541674" calcext:value-type="float">
            <text:p>3.83035218541674</text:p>
          </table:table-cell>
          <table:table-cell table:style-name="ce50" table:formula="of:=[.H63]-[.O63]" office:value-type="float" office:value="-4.76523181458326" calcext:value-type="float">
            <text:p>-4.76523181458326</text:p>
          </table:table-cell>
          <table:table-cell table:style-name="ce50" table:formula="of:=[.J63]-[.N63]" office:value-type="float" office:value="4.286916" calcext:value-type="float">
            <text:p>4.286916</text:p>
          </table:table-cell>
          <table:table-cell table:style-name="ce50" table:formula="of:=[.K63]-[.O63]" office:value-type="float" office:value="-4.288668" calcext:value-type="float">
            <text:p>-4.288668</text:p>
          </table:table-cell>
          <table:table-cell/>
          <table:table-cell table:style-name="ce44" office:value-type="float" office:value="6" calcext:value-type="float">
            <text:p>6</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3" calcext:value-type="float">
            <text:p>3</text:p>
          </table:table-cell>
          <table:table-cell table:style-name="ce50" table:formula="of:=(([.A64]-1)*9+([.B64]))/108" office:value-type="float" office:value="0.444444444444444" calcext:value-type="float">
            <text:p>0.444444444444444</text:p>
          </table:table-cell>
          <table:table-cell table:style-name="ce50" table:formula="of:=MIN(ABS([.C64]*12-0.5);12-ABS([.C64]*12-0.5))/6" office:value-type="float" office:value="0.805555555555555" calcext:value-type="float">
            <text:p>0.805555555555555</text:p>
          </table:table-cell>
          <table:table-cell table:style-name="ce50" table:formula="of:=6*[.D64]^5-15*[.D64]^4+10*[.D64]^3" office:value-type="float" office:value="0.946257854970024" calcext:value-type="float">
            <text:p>0.946257854970024</text:p>
          </table:table-cell>
          <table:table-cell table:style-name="ce50" table:formula="of:=[.E64]*[.F$3]" office:value-type="float" office:value="31.7511566205052" calcext:value-type="float">
            <text:p>31.7511566205052</text:p>
          </table:table-cell>
          <table:table-cell table:style-name="ce50" table:formula="of:=[.$F$4]+[.F64]+(-0.5*[.$F$10])" office:value-type="float" office:value="12.8339344005052" calcext:value-type="float">
            <text:p>12.8339344005052</text:p>
          </table:table-cell>
          <table:table-cell table:style-name="ce50" table:formula="of:=[.$F$4]+[.F64]+(0.5*[.$F$10])" office:value-type="float" office:value="22.5139344005052" calcext:value-type="float">
            <text:p>22.5139344005052</text:p>
          </table:table-cell>
          <table:table-cell/>
          <table:table-cell table:style-name="ce44" office:value-type="float" office:value="14.6" calcext:value-type="float">
            <text:p>14.6</text:p>
          </table:table-cell>
          <table:table-cell table:style-name="ce44" office:value-type="float" office:value="24" calcext:value-type="float">
            <text:p>24</text:p>
          </table:table-cell>
          <table:table-cell table:style-name="ce44" table:formula="of:=[.G64]-[.J64]" office:value-type="float" office:value="-1.76606559949476" calcext:value-type="float">
            <text:p>-1.76606559949476</text:p>
          </table:table-cell>
          <table:table-cell table:style-name="ce44" table:formula="of:=[.H64]-[.K64]" office:value-type="float" office:value="-1.48606559949476" calcext:value-type="float">
            <text:p>-1.48606559949476</text:p>
          </table:table-cell>
          <table:table-cell table:style-name="ce44" office:value-type="float" office:value="9.554385" calcext:value-type="float">
            <text:p>9.554385</text:p>
          </table:table-cell>
          <table:table-cell table:style-name="ce44" office:value-type="float" office:value="28.5187" calcext:value-type="float">
            <text:p>28.5187</text:p>
          </table:table-cell>
          <table:table-cell table:style-name="ce50" table:formula="of:=[.G64]-[.N64]" office:value-type="float" office:value="3.27954940050524" calcext:value-type="float">
            <text:p>3.27954940050524</text:p>
          </table:table-cell>
          <table:table-cell table:style-name="ce50" table:formula="of:=[.H64]-[.O64]" office:value-type="float" office:value="-6.00476559949476" calcext:value-type="float">
            <text:p>-6.00476559949476</text:p>
          </table:table-cell>
          <table:table-cell table:style-name="ce50" table:formula="of:=[.J64]-[.N64]" office:value-type="float" office:value="5.045615" calcext:value-type="float">
            <text:p>5.045615</text:p>
          </table:table-cell>
          <table:table-cell table:style-name="ce50" table:formula="of:=[.K64]-[.O64]" office:value-type="float" office:value="-4.5187" calcext:value-type="float">
            <text:p>-4.5187</text:p>
          </table:table-cell>
          <table:table-cell/>
          <table:table-cell table:style-name="ce44" office:value-type="float" office:value="6" calcext:value-type="float">
            <text:p>6</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4" calcext:value-type="float">
            <text:p>4</text:p>
          </table:table-cell>
          <table:table-cell table:style-name="ce50" table:formula="of:=(([.A65]-1)*9+([.B65]))/108" office:value-type="float" office:value="0.453703703703704" calcext:value-type="float">
            <text:p>0.453703703703704</text:p>
          </table:table-cell>
          <table:table-cell table:style-name="ce50" table:formula="of:=MIN(ABS([.C65]*12-0.5);12-ABS([.C65]*12-0.5))/6" office:value-type="float" office:value="0.824074074074074" calcext:value-type="float">
            <text:p>0.824074074074074</text:p>
          </table:table-cell>
          <table:table-cell table:style-name="ce50" table:formula="of:=6*[.D65]^5-15*[.D65]^4+10*[.D65]^3" office:value-type="float" office:value="0.958908405581214" calcext:value-type="float">
            <text:p>0.958908405581214</text:p>
          </table:table-cell>
          <table:table-cell table:style-name="ce50" table:formula="of:=[.E65]*[.F$3]" office:value-type="float" office:value="32.1756388181238" calcext:value-type="float">
            <text:p>32.1756388181238</text:p>
          </table:table-cell>
          <table:table-cell table:style-name="ce50" table:formula="of:=[.$F$4]+[.F65]+(-0.5*[.$F$10])" office:value-type="float" office:value="13.2584165981238" calcext:value-type="float">
            <text:p>13.2584165981238</text:p>
          </table:table-cell>
          <table:table-cell table:style-name="ce50" table:formula="of:=[.$F$4]+[.F65]+(0.5*[.$F$10])" office:value-type="float" office:value="22.9384165981238" calcext:value-type="float">
            <text:p>22.9384165981238</text:p>
          </table:table-cell>
          <table:table-cell/>
          <table:table-cell table:style-name="ce44" office:value-type="float" office:value="15.8" calcext:value-type="float">
            <text:p>15.8</text:p>
          </table:table-cell>
          <table:table-cell table:style-name="ce44" office:value-type="float" office:value="23.3" calcext:value-type="float">
            <text:p>23.3</text:p>
          </table:table-cell>
          <table:table-cell table:style-name="ce44" table:formula="of:=[.G65]-[.J65]" office:value-type="float" office:value="-2.54158340187617" calcext:value-type="float">
            <text:p>-2.54158340187617</text:p>
          </table:table-cell>
          <table:table-cell table:style-name="ce44" table:formula="of:=[.H65]-[.K65]" office:value-type="float" office:value="-0.361583401876171" calcext:value-type="float">
            <text:p>-0.361583401876171</text:p>
          </table:table-cell>
          <table:table-cell table:style-name="ce44" office:value-type="float" office:value="11.088838" calcext:value-type="float">
            <text:p>11.088838</text:p>
          </table:table-cell>
          <table:table-cell table:style-name="ce44" office:value-type="float" office:value="29.133307" calcext:value-type="float">
            <text:p>29.133307</text:p>
          </table:table-cell>
          <table:table-cell table:style-name="ce50" table:formula="of:=[.G65]-[.N65]" office:value-type="float" office:value="2.16957859812383" calcext:value-type="float">
            <text:p>2.16957859812383</text:p>
          </table:table-cell>
          <table:table-cell table:style-name="ce50" table:formula="of:=[.H65]-[.O65]" office:value-type="float" office:value="-6.19489040187617" calcext:value-type="float">
            <text:p>-6.19489040187617</text:p>
          </table:table-cell>
          <table:table-cell table:style-name="ce50" table:formula="of:=[.J65]-[.N65]" office:value-type="float" office:value="4.711162" calcext:value-type="float">
            <text:p>4.711162</text:p>
          </table:table-cell>
          <table:table-cell table:style-name="ce50" table:formula="of:=[.K65]-[.O65]" office:value-type="float" office:value="-5.833307" calcext:value-type="float">
            <text:p>-5.833307</text:p>
          </table:table-cell>
          <table:table-cell/>
          <table:table-cell table:style-name="ce44" office:value-type="float" office:value="6" calcext:value-type="float">
            <text:p>6</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5" calcext:value-type="float">
            <text:p>5</text:p>
          </table:table-cell>
          <table:table-cell table:style-name="ce50" table:formula="of:=(([.A66]-1)*9+([.B66]))/108" office:value-type="float" office:value="0.462962962962963" calcext:value-type="float">
            <text:p>0.462962962962963</text:p>
          </table:table-cell>
          <table:table-cell table:style-name="ce50" table:formula="of:=MIN(ABS([.C66]*12-0.5);12-ABS([.C66]*12-0.5))/6" office:value-type="float" office:value="0.842592592592593" calcext:value-type="float">
            <text:p>0.842592592592593</text:p>
          </table:table-cell>
          <table:table-cell table:style-name="ce50" table:formula="of:=6*[.D66]^5-15*[.D66]^4+10*[.D66]^3" office:value-type="float" office:value="0.969627787759156" calcext:value-type="float">
            <text:p>0.969627787759156</text:p>
          </table:table-cell>
          <table:table-cell table:style-name="ce50" table:formula="of:=[.E66]*[.F$3]" office:value-type="float" office:value="32.5353217318447" calcext:value-type="float">
            <text:p>32.5353217318447</text:p>
          </table:table-cell>
          <table:table-cell table:style-name="ce50" table:formula="of:=[.$F$4]+[.F66]+(-0.5*[.$F$10])" office:value-type="float" office:value="13.6180995118447" calcext:value-type="float">
            <text:p>13.6180995118447</text:p>
          </table:table-cell>
          <table:table-cell table:style-name="ce50" table:formula="of:=[.$F$4]+[.F66]+(0.5*[.$F$10])" office:value-type="float" office:value="23.2980995118447" calcext:value-type="float">
            <text:p>23.2980995118447</text:p>
          </table:table-cell>
          <table:table-cell/>
          <table:table-cell table:style-name="ce44" office:value-type="float" office:value="15.8" calcext:value-type="float">
            <text:p>15.8</text:p>
          </table:table-cell>
          <table:table-cell table:style-name="ce44" office:value-type="float" office:value="24.5" calcext:value-type="float">
            <text:p>24.5</text:p>
          </table:table-cell>
          <table:table-cell table:style-name="ce44" table:formula="of:=[.G66]-[.J66]" office:value-type="float" office:value="-2.1819004881553" calcext:value-type="float">
            <text:p>-2.1819004881553</text:p>
          </table:table-cell>
          <table:table-cell table:style-name="ce44" table:formula="of:=[.H66]-[.K66]" office:value-type="float" office:value="-1.2019004881553" calcext:value-type="float">
            <text:p>-1.2019004881553</text:p>
          </table:table-cell>
          <table:table-cell table:style-name="ce44" office:value-type="float" office:value="11.254471" calcext:value-type="float">
            <text:p>11.254471</text:p>
          </table:table-cell>
          <table:table-cell table:style-name="ce44" office:value-type="float" office:value="28.710564" calcext:value-type="float">
            <text:p>28.710564</text:p>
          </table:table-cell>
          <table:table-cell table:style-name="ce50" table:formula="of:=[.G66]-[.N66]" office:value-type="float" office:value="2.3636285118447" calcext:value-type="float">
            <text:p>2.3636285118447</text:p>
          </table:table-cell>
          <table:table-cell table:style-name="ce50" table:formula="of:=[.H66]-[.O66]" office:value-type="float" office:value="-5.4124644881553" calcext:value-type="float">
            <text:p>-5.4124644881553</text:p>
          </table:table-cell>
          <table:table-cell table:style-name="ce50" table:formula="of:=[.J66]-[.N66]" office:value-type="float" office:value="4.545529" calcext:value-type="float">
            <text:p>4.545529</text:p>
          </table:table-cell>
          <table:table-cell table:style-name="ce50" table:formula="of:=[.K66]-[.O66]" office:value-type="float" office:value="-4.210564" calcext:value-type="float">
            <text:p>-4.210564</text:p>
          </table:table-cell>
          <table:table-cell/>
          <table:table-cell table:style-name="ce44" office:value-type="float" office:value="6" calcext:value-type="float">
            <text:p>6</text:p>
          </table:table-cell>
          <table:table-cell table:style-name="ce44" office:value-type="float" office:value="5" calcext:value-type="float">
            <text:p>5</text:p>
          </table:table-cell>
          <table:table-cell table:number-columns-repeated="1002"/>
        </table:table-row>
        <table:table-row table:style-name="ro1">
          <table:table-cell table:number-columns-repeated="2" table:style-name="ce44" office:value-type="float" office:value="6" calcext:value-type="float">
            <text:p>6</text:p>
          </table:table-cell>
          <table:table-cell table:style-name="ce50" table:formula="of:=(([.A67]-1)*9+([.B67]))/108" office:value-type="float" office:value="0.472222222222222" calcext:value-type="float">
            <text:p>0.472222222222222</text:p>
          </table:table-cell>
          <table:table-cell table:style-name="ce50" table:formula="of:=MIN(ABS([.C67]*12-0.5);12-ABS([.C67]*12-0.5))/6" office:value-type="float" office:value="0.861111111111111" calcext:value-type="float">
            <text:p>0.861111111111111</text:p>
          </table:table-cell>
          <table:table-cell table:style-name="ce50" table:formula="of:=6*[.D67]^5-15*[.D67]^4+10*[.D67]^3" office:value-type="float" office:value="0.978479704091094" calcext:value-type="float">
            <text:p>0.978479704091094</text:p>
          </table:table-cell>
          <table:table-cell table:style-name="ce50" table:formula="of:=[.E67]*[.F$3]" office:value-type="float" office:value="32.8323428665922" calcext:value-type="float">
            <text:p>32.8323428665922</text:p>
          </table:table-cell>
          <table:table-cell table:style-name="ce50" table:formula="of:=[.$F$4]+[.F67]+(-0.5*[.$F$10])" office:value-type="float" office:value="13.9151206465923" calcext:value-type="float">
            <text:p>13.9151206465923</text:p>
          </table:table-cell>
          <table:table-cell table:style-name="ce50" table:formula="of:=[.$F$4]+[.F67]+(0.5*[.$F$10])" office:value-type="float" office:value="23.5951206465923" calcext:value-type="float">
            <text:p>23.5951206465923</text:p>
          </table:table-cell>
          <table:table-cell/>
          <table:table-cell table:style-name="ce44" office:value-type="float" office:value="15.1" calcext:value-type="float">
            <text:p>15.1</text:p>
          </table:table-cell>
          <table:table-cell table:style-name="ce44" office:value-type="float" office:value="25.5" calcext:value-type="float">
            <text:p>25.5</text:p>
          </table:table-cell>
          <table:table-cell table:style-name="ce44" table:formula="of:=[.G67]-[.J67]" office:value-type="float" office:value="-1.18487935340775" calcext:value-type="float">
            <text:p>-1.18487935340775</text:p>
          </table:table-cell>
          <table:table-cell table:style-name="ce44" table:formula="of:=[.H67]-[.K67]" office:value-type="float" office:value="-1.90487935340775" calcext:value-type="float">
            <text:p>-1.90487935340775</text:p>
          </table:table-cell>
          <table:table-cell table:style-name="ce44" office:value-type="float" office:value="11.311537" calcext:value-type="float">
            <text:p>11.311537</text:p>
          </table:table-cell>
          <table:table-cell table:style-name="ce44" office:value-type="float" office:value="29.526579" calcext:value-type="float">
            <text:p>29.526579</text:p>
          </table:table-cell>
          <table:table-cell table:style-name="ce50" table:formula="of:=[.G67]-[.N67]" office:value-type="float" office:value="2.60358364659225" calcext:value-type="float">
            <text:p>2.60358364659225</text:p>
          </table:table-cell>
          <table:table-cell table:style-name="ce50" table:formula="of:=[.H67]-[.O67]" office:value-type="float" office:value="-5.93145835340775" calcext:value-type="float">
            <text:p>-5.93145835340775</text:p>
          </table:table-cell>
          <table:table-cell table:style-name="ce50" table:formula="of:=[.J67]-[.N67]" office:value-type="float" office:value="3.788463" calcext:value-type="float">
            <text:p>3.788463</text:p>
          </table:table-cell>
          <table:table-cell table:style-name="ce50" table:formula="of:=[.K67]-[.O67]" office:value-type="float" office:value="-4.026579" calcext:value-type="float">
            <text:p>-4.026579</text:p>
          </table:table-cell>
          <table:table-cell/>
          <table:table-cell table:number-columns-repeated="2" table:style-name="ce44" office:value-type="float" office:value="6" calcext:value-type="float">
            <text:p>6</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7" calcext:value-type="float">
            <text:p>7</text:p>
          </table:table-cell>
          <table:table-cell table:style-name="ce50" table:formula="of:=(([.A68]-1)*9+([.B68]))/108" office:value-type="float" office:value="0.481481481481481" calcext:value-type="float">
            <text:p>0.481481481481481</text:p>
          </table:table-cell>
          <table:table-cell table:style-name="ce50" table:formula="of:=MIN(ABS([.C68]*12-0.5);12-ABS([.C68]*12-0.5))/6" office:value-type="float" office:value="0.87962962962963" calcext:value-type="float">
            <text:p>0.87962962962963</text:p>
          </table:table-cell>
          <table:table-cell table:style-name="ce50" table:formula="of:=6*[.D68]^5-15*[.D68]^4+10*[.D68]^3" office:value-type="float" office:value="0.985556866342459" calcext:value-type="float">
            <text:p>0.985556866342459</text:p>
          </table:table-cell>
          <table:table-cell table:style-name="ce50" table:formula="of:=[.E68]*[.F$3]" office:value-type="float" office:value="33.0698131141485" calcext:value-type="float">
            <text:p>33.0698131141485</text:p>
          </table:table-cell>
          <table:table-cell table:style-name="ce50" table:formula="of:=[.$F$4]+[.F68]+(-0.5*[.$F$10])" office:value-type="float" office:value="14.1525908941485" calcext:value-type="float">
            <text:p>14.1525908941485</text:p>
          </table:table-cell>
          <table:table-cell table:style-name="ce50" table:formula="of:=[.$F$4]+[.F68]+(0.5*[.$F$10])" office:value-type="float" office:value="23.8325908941485" calcext:value-type="float">
            <text:p>23.8325908941485</text:p>
          </table:table-cell>
          <table:table-cell/>
          <table:table-cell table:style-name="ce44" office:value-type="float" office:value="15.8" calcext:value-type="float">
            <text:p>15.8</text:p>
          </table:table-cell>
          <table:table-cell table:style-name="ce44" office:value-type="float" office:value="25" calcext:value-type="float">
            <text:p>25</text:p>
          </table:table-cell>
          <table:table-cell table:style-name="ce44" table:formula="of:=[.G68]-[.J68]" office:value-type="float" office:value="-1.64740910585146" calcext:value-type="float">
            <text:p>-1.64740910585146</text:p>
          </table:table-cell>
          <table:table-cell table:style-name="ce44" table:formula="of:=[.H68]-[.K68]" office:value-type="float" office:value="-1.16740910585145" calcext:value-type="float">
            <text:p>-1.16740910585145</text:p>
          </table:table-cell>
          <table:table-cell table:style-name="ce44" office:value-type="float" office:value="11.7383995" calcext:value-type="float">
            <text:p>11.7383995</text:p>
          </table:table-cell>
          <table:table-cell table:style-name="ce44" office:value-type="float" office:value="29.752785" calcext:value-type="float">
            <text:p>29.752785</text:p>
          </table:table-cell>
          <table:table-cell table:style-name="ce50" table:formula="of:=[.G68]-[.N68]" office:value-type="float" office:value="2.41419139414855" calcext:value-type="float">
            <text:p>2.41419139414855</text:p>
          </table:table-cell>
          <table:table-cell table:style-name="ce50" table:formula="of:=[.H68]-[.O68]" office:value-type="float" office:value="-5.92019410585145" calcext:value-type="float">
            <text:p>-5.92019410585145</text:p>
          </table:table-cell>
          <table:table-cell table:style-name="ce50" table:formula="of:=[.J68]-[.N68]" office:value-type="float" office:value="4.0616005" calcext:value-type="float">
            <text:p>4.0616005</text:p>
          </table:table-cell>
          <table:table-cell table:style-name="ce50" table:formula="of:=[.K68]-[.O68]" office:value-type="float" office:value="-4.752785" calcext:value-type="float">
            <text:p>-4.752785</text:p>
          </table:table-cell>
          <table:table-cell/>
          <table:table-cell table:style-name="ce44" office:value-type="float" office:value="6" calcext:value-type="float">
            <text:p>6</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8" calcext:value-type="float">
            <text:p>8</text:p>
          </table:table-cell>
          <table:table-cell table:style-name="ce50" table:formula="of:=(([.A69]-1)*9+([.B69]))/108" office:value-type="float" office:value="0.490740740740741" calcext:value-type="float">
            <text:p>0.490740740740741</text:p>
          </table:table-cell>
          <table:table-cell table:style-name="ce50" table:formula="of:=MIN(ABS([.C69]*12-0.5);12-ABS([.C69]*12-0.5))/6" office:value-type="float" office:value="0.898148148148148" calcext:value-type="float">
            <text:p>0.898148148148148</text:p>
          </table:table-cell>
          <table:table-cell table:style-name="ce50" table:formula="of:=6*[.D69]^5-15*[.D69]^4+10*[.D69]^3" office:value-type="float" office:value="0.990982563520562" calcext:value-type="float">
            <text:p>0.990982563520562</text:p>
          </table:table-cell>
          <table:table-cell table:style-name="ce50" table:formula="of:=[.E69]*[.F$3]" office:value-type="float" office:value="33.2518693686595" calcext:value-type="float">
            <text:p>33.2518693686595</text:p>
          </table:table-cell>
          <table:table-cell table:style-name="ce50" table:formula="of:=[.$F$4]+[.F69]+(-0.5*[.$F$10])" office:value-type="float" office:value="14.3346471486595" calcext:value-type="float">
            <text:p>14.3346471486595</text:p>
          </table:table-cell>
          <table:table-cell table:style-name="ce50" table:formula="of:=[.$F$4]+[.F69]+(0.5*[.$F$10])" office:value-type="float" office:value="24.0146471486595" calcext:value-type="float">
            <text:p>24.0146471486595</text:p>
          </table:table-cell>
          <table:table-cell/>
          <table:table-cell table:style-name="ce44" office:value-type="float" office:value="16.2" calcext:value-type="float">
            <text:p>16.2</text:p>
          </table:table-cell>
          <table:table-cell table:style-name="ce44" office:value-type="float" office:value="24.4" calcext:value-type="float">
            <text:p>24.4</text:p>
          </table:table-cell>
          <table:table-cell table:style-name="ce44" table:formula="of:=[.G69]-[.J69]" office:value-type="float" office:value="-1.86535285134051" calcext:value-type="float">
            <text:p>-1.86535285134051</text:p>
          </table:table-cell>
          <table:table-cell table:style-name="ce44" table:formula="of:=[.H69]-[.K69]" office:value-type="float" office:value="-0.385352851340514" calcext:value-type="float">
            <text:p>-0.385352851340514</text:p>
          </table:table-cell>
          <table:table-cell table:style-name="ce44" office:value-type="float" office:value="11.930826" calcext:value-type="float">
            <text:p>11.930826</text:p>
          </table:table-cell>
          <table:table-cell table:style-name="ce44" office:value-type="float" office:value="28.80908" calcext:value-type="float">
            <text:p>28.80908</text:p>
          </table:table-cell>
          <table:table-cell table:style-name="ce50" table:formula="of:=[.G69]-[.N69]" office:value-type="float" office:value="2.40382114865949" calcext:value-type="float">
            <text:p>2.40382114865949</text:p>
          </table:table-cell>
          <table:table-cell table:style-name="ce50" table:formula="of:=[.H69]-[.O69]" office:value-type="float" office:value="-4.79443285134052" calcext:value-type="float">
            <text:p>-4.79443285134052</text:p>
          </table:table-cell>
          <table:table-cell table:style-name="ce50" table:formula="of:=[.J69]-[.N69]" office:value-type="float" office:value="4.269174" calcext:value-type="float">
            <text:p>4.269174</text:p>
          </table:table-cell>
          <table:table-cell table:style-name="ce50" table:formula="of:=[.K69]-[.O69]" office:value-type="float" office:value="-4.40908" calcext:value-type="float">
            <text:p>-4.40908</text:p>
          </table:table-cell>
          <table:table-cell/>
          <table:table-cell table:style-name="ce44" office:value-type="float" office:value="6" calcext:value-type="float">
            <text:p>6</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9" calcext:value-type="float">
            <text:p>9</text:p>
          </table:table-cell>
          <table:table-cell table:style-name="ce50" table:formula="of:=(([.A70]-1)*9+([.B70]))/108" office:value-type="float" office:value="0.5" calcext:value-type="float">
            <text:p>0.5</text:p>
          </table:table-cell>
          <table:table-cell table:style-name="ce50" table:formula="of:=MIN(ABS([.C70]*12-0.5);12-ABS([.C70]*12-0.5))/6" office:value-type="float" office:value="0.916666666666667" calcext:value-type="float">
            <text:p>0.916666666666667</text:p>
          </table:table-cell>
          <table:table-cell table:style-name="ce50" table:formula="of:=6*[.D70]^5-15*[.D70]^4+10*[.D70]^3" office:value-type="float" office:value="0.994912229938271" calcext:value-type="float">
            <text:p>0.994912229938271</text:p>
          </table:table-cell>
          <table:table-cell table:style-name="ce50" table:formula="of:=[.E70]*[.F$3]" office:value-type="float" office:value="33.3837271421402" calcext:value-type="float">
            <text:p>33.3837271421402</text:p>
          </table:table-cell>
          <table:table-cell table:style-name="ce50" table:formula="of:=[.$F$4]+[.F70]+(-0.5*[.$F$10])" office:value-type="float" office:value="14.4665049221402" calcext:value-type="float">
            <text:p>14.4665049221402</text:p>
          </table:table-cell>
          <table:table-cell table:style-name="ce50" table:formula="of:=[.$F$4]+[.F70]+(0.5*[.$F$10])" office:value-type="float" office:value="24.1465049221402" calcext:value-type="float">
            <text:p>24.1465049221402</text:p>
          </table:table-cell>
          <table:table-cell/>
          <table:table-cell table:style-name="ce44" office:value-type="float" office:value="16.6" calcext:value-type="float">
            <text:p>16.6</text:p>
          </table:table-cell>
          <table:table-cell table:style-name="ce44" office:value-type="float" office:value="24.9" calcext:value-type="float">
            <text:p>24.9</text:p>
          </table:table-cell>
          <table:table-cell table:style-name="ce44" table:formula="of:=[.G70]-[.J70]" office:value-type="float" office:value="-2.13349507785977" calcext:value-type="float">
            <text:p>-2.13349507785977</text:p>
          </table:table-cell>
          <table:table-cell table:style-name="ce44" table:formula="of:=[.H70]-[.K70]" office:value-type="float" office:value="-0.753495077859768" calcext:value-type="float">
            <text:p>-0.753495077859768</text:p>
          </table:table-cell>
          <table:table-cell table:style-name="ce44" office:value-type="float" office:value="10.618076" calcext:value-type="float">
            <text:p>10.618076</text:p>
          </table:table-cell>
          <table:table-cell table:style-name="ce44" office:value-type="float" office:value="29.152699" calcext:value-type="float">
            <text:p>29.152699</text:p>
          </table:table-cell>
          <table:table-cell table:style-name="ce50" table:formula="of:=[.G70]-[.N70]" office:value-type="float" office:value="3.84842892214023" calcext:value-type="float">
            <text:p>3.84842892214023</text:p>
          </table:table-cell>
          <table:table-cell table:style-name="ce50" table:formula="of:=[.H70]-[.O70]" office:value-type="float" office:value="-5.00619407785977" calcext:value-type="float">
            <text:p>-5.00619407785977</text:p>
          </table:table-cell>
          <table:table-cell table:style-name="ce50" table:formula="of:=[.J70]-[.N70]" office:value-type="float" office:value="5.981924" calcext:value-type="float">
            <text:p>5.981924</text:p>
          </table:table-cell>
          <table:table-cell table:style-name="ce50" table:formula="of:=[.K70]-[.O70]" office:value-type="float" office:value="-4.252699" calcext:value-type="float">
            <text:p>-4.252699</text:p>
          </table:table-cell>
          <table:table-cell/>
          <table:table-cell table:style-name="ce44" office:value-type="float" office:value="6" calcext:value-type="float">
            <text:p>6</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1" calcext:value-type="float">
            <text:p>1</text:p>
          </table:table-cell>
          <table:table-cell table:style-name="ce50" table:formula="of:=(([.A71]-1)*9+([.B71]))/108" office:value-type="float" office:value="0.509259259259259" calcext:value-type="float">
            <text:p>0.509259259259259</text:p>
          </table:table-cell>
          <table:table-cell table:style-name="ce50" table:formula="of:=MIN(ABS([.C71]*12-0.5);12-ABS([.C71]*12-0.5))/6" office:value-type="float" office:value="0.935185185185185" calcext:value-type="float">
            <text:p>0.935185185185185</text:p>
          </table:table-cell>
          <table:table-cell table:style-name="ce50" table:formula="of:=6*[.D71]^5-15*[.D71]^4+10*[.D71]^3" office:value-type="float" office:value="0.99753501327771" calcext:value-type="float">
            <text:p>0.99753501327771</text:p>
          </table:table-cell>
          <table:table-cell table:style-name="ce50" table:formula="of:=[.E71]*[.F$3]" office:value-type="float" office:value="33.4717331799816" calcext:value-type="float">
            <text:p>33.4717331799816</text:p>
          </table:table-cell>
          <table:table-cell table:style-name="ce50" table:formula="of:=[.$F$4]+[.F71]+(-0.5*[.$F$10])" office:value-type="float" office:value="14.5545109599816" calcext:value-type="float">
            <text:p>14.5545109599816</text:p>
          </table:table-cell>
          <table:table-cell table:style-name="ce50" table:formula="of:=[.$F$4]+[.F71]+(0.5*[.$F$10])" office:value-type="float" office:value="24.2345109599816" calcext:value-type="float">
            <text:p>24.2345109599816</text:p>
          </table:table-cell>
          <table:table-cell/>
          <table:table-cell table:style-name="ce44" office:value-type="float" office:value="15.1" calcext:value-type="float">
            <text:p>15.1</text:p>
          </table:table-cell>
          <table:table-cell table:style-name="ce44" office:value-type="float" office:value="24.9" calcext:value-type="float">
            <text:p>24.9</text:p>
          </table:table-cell>
          <table:table-cell table:style-name="ce44" table:formula="of:=[.G71]-[.J71]" office:value-type="float" office:value="-0.545489040018429" calcext:value-type="float">
            <text:p>-0.545489040018429</text:p>
          </table:table-cell>
          <table:table-cell table:style-name="ce44" table:formula="of:=[.H71]-[.K71]" office:value-type="float" office:value="-0.665489040018429" calcext:value-type="float">
            <text:p>-0.665489040018429</text:p>
          </table:table-cell>
          <table:table-cell table:style-name="ce44" office:value-type="float" office:value="11.354278" calcext:value-type="float">
            <text:p>11.354278</text:p>
          </table:table-cell>
          <table:table-cell table:style-name="ce44" office:value-type="float" office:value="29.551317" calcext:value-type="float">
            <text:p>29.551317</text:p>
          </table:table-cell>
          <table:table-cell table:style-name="ce50" table:formula="of:=[.G71]-[.N71]" office:value-type="float" office:value="3.20023295998157" calcext:value-type="float">
            <text:p>3.20023295998157</text:p>
          </table:table-cell>
          <table:table-cell table:style-name="ce50" table:formula="of:=[.H71]-[.O71]" office:value-type="float" office:value="-5.31680604001843" calcext:value-type="float">
            <text:p>-5.31680604001843</text:p>
          </table:table-cell>
          <table:table-cell table:style-name="ce50" table:formula="of:=[.J71]-[.N71]" office:value-type="float" office:value="3.745722" calcext:value-type="float">
            <text:p>3.745722</text:p>
          </table:table-cell>
          <table:table-cell table:style-name="ce50" table:formula="of:=[.K71]-[.O71]" office:value-type="float" office:value="-4.651317" calcext:value-type="float">
            <text:p>-4.651317</text:p>
          </table:table-cell>
          <table:table-cell/>
          <table:table-cell table:style-name="ce44" office:value-type="float" office:value="7" calcext:value-type="float">
            <text:p>7</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2" calcext:value-type="float">
            <text:p>2</text:p>
          </table:table-cell>
          <table:table-cell table:style-name="ce50" table:formula="of:=(([.A72]-1)*9+([.B72]))/108" office:value-type="float" office:value="0.518518518518518" calcext:value-type="float">
            <text:p>0.518518518518518</text:p>
          </table:table-cell>
          <table:table-cell table:style-name="ce50" table:formula="of:=MIN(ABS([.C72]*12-0.5);12-ABS([.C72]*12-0.5))/6" office:value-type="float" office:value="0.953703703703704" calcext:value-type="float">
            <text:p>0.953703703703704</text:p>
          </table:table-cell>
          <table:table-cell table:style-name="ce50" table:formula="of:=6*[.D72]^5-15*[.D72]^4+10*[.D72]^3" office:value-type="float" office:value="0.999075342653931" calcext:value-type="float">
            <text:p>0.999075342653931</text:p>
          </table:table-cell>
          <table:table-cell table:style-name="ce50" table:formula="of:=[.E72]*[.F$3]" office:value-type="float" office:value="33.5234180764553" calcext:value-type="float">
            <text:p>33.5234180764553</text:p>
          </table:table-cell>
          <table:table-cell table:style-name="ce50" table:formula="of:=[.$F$4]+[.F72]+(-0.5*[.$F$10])" office:value-type="float" office:value="14.6061958564553" calcext:value-type="float">
            <text:p>14.6061958564553</text:p>
          </table:table-cell>
          <table:table-cell table:style-name="ce50" table:formula="of:=[.$F$4]+[.F72]+(0.5*[.$F$10])" office:value-type="float" office:value="24.2861958564553" calcext:value-type="float">
            <text:p>24.2861958564553</text:p>
          </table:table-cell>
          <table:table-cell/>
          <table:table-cell table:style-name="ce44" office:value-type="float" office:value="16.5" calcext:value-type="float">
            <text:p>16.5</text:p>
          </table:table-cell>
          <table:table-cell table:style-name="ce44" office:value-type="float" office:value="25.7" calcext:value-type="float">
            <text:p>25.7</text:p>
          </table:table-cell>
          <table:table-cell table:style-name="ce44" table:formula="of:=[.G72]-[.J72]" office:value-type="float" office:value="-1.8938041435447" calcext:value-type="float">
            <text:p>-1.8938041435447</text:p>
          </table:table-cell>
          <table:table-cell table:style-name="ce44" table:formula="of:=[.H72]-[.K72]" office:value-type="float" office:value="-1.4138041435447" calcext:value-type="float">
            <text:p>-1.4138041435447</text:p>
          </table:table-cell>
          <table:table-cell table:style-name="ce44" office:value-type="float" office:value="12.346846" calcext:value-type="float">
            <text:p>12.346846</text:p>
          </table:table-cell>
          <table:table-cell table:style-name="ce44" office:value-type="float" office:value="30.175877" calcext:value-type="float">
            <text:p>30.175877</text:p>
          </table:table-cell>
          <table:table-cell table:style-name="ce50" table:formula="of:=[.G72]-[.N72]" office:value-type="float" office:value="2.2593498564553" calcext:value-type="float">
            <text:p>2.2593498564553</text:p>
          </table:table-cell>
          <table:table-cell table:style-name="ce50" table:formula="of:=[.H72]-[.O72]" office:value-type="float" office:value="-5.8896811435447" calcext:value-type="float">
            <text:p>-5.8896811435447</text:p>
          </table:table-cell>
          <table:table-cell table:style-name="ce50" table:formula="of:=[.J72]-[.N72]" office:value-type="float" office:value="4.153154" calcext:value-type="float">
            <text:p>4.153154</text:p>
          </table:table-cell>
          <table:table-cell table:style-name="ce50" table:formula="of:=[.K72]-[.O72]" office:value-type="float" office:value="-4.475877" calcext:value-type="float">
            <text:p>-4.475877</text:p>
          </table:table-cell>
          <table:table-cell/>
          <table:table-cell table:style-name="ce44" office:value-type="float" office:value="7" calcext:value-type="float">
            <text:p>7</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3" calcext:value-type="float">
            <text:p>3</text:p>
          </table:table-cell>
          <table:table-cell table:style-name="ce50" table:formula="of:=(([.A73]-1)*9+([.B73]))/108" office:value-type="float" office:value="0.527777777777778" calcext:value-type="float">
            <text:p>0.527777777777778</text:p>
          </table:table-cell>
          <table:table-cell table:style-name="ce50" table:formula="of:=MIN(ABS([.C73]*12-0.5);12-ABS([.C73]*12-0.5))/6" office:value-type="float" office:value="0.972222222222222" calcext:value-type="float">
            <text:p>0.972222222222222</text:p>
          </table:table-cell>
          <table:table-cell table:style-name="ce50" table:formula="of:=6*[.D73]^5-15*[.D73]^4+10*[.D73]^3" office:value-type="float" office:value="0.999794496678605" calcext:value-type="float">
            <text:p>0.999794496678605</text:p>
          </table:table-cell>
          <table:table-cell table:style-name="ce50" table:formula="of:=[.E73]*[.F$3]" office:value-type="float" office:value="33.54754889022" calcext:value-type="float">
            <text:p>33.54754889022</text:p>
          </table:table-cell>
          <table:table-cell table:style-name="ce50" table:formula="of:=[.$F$4]+[.F73]+(-0.5*[.$F$10])" office:value-type="float" office:value="14.63032667022" calcext:value-type="float">
            <text:p>14.63032667022</text:p>
          </table:table-cell>
          <table:table-cell table:style-name="ce50" table:formula="of:=[.$F$4]+[.F73]+(0.5*[.$F$10])" office:value-type="float" office:value="24.31032667022" calcext:value-type="float">
            <text:p>24.31032667022</text:p>
          </table:table-cell>
          <table:table-cell/>
          <table:table-cell table:style-name="ce44" office:value-type="float" office:value="16.6" calcext:value-type="float">
            <text:p>16.6</text:p>
          </table:table-cell>
          <table:table-cell table:style-name="ce44" office:value-type="float" office:value="26.7" calcext:value-type="float">
            <text:p>26.7</text:p>
          </table:table-cell>
          <table:table-cell table:style-name="ce44" table:formula="of:=[.G73]-[.J73]" office:value-type="float" office:value="-1.96967332977997" calcext:value-type="float">
            <text:p>-1.96967332977997</text:p>
          </table:table-cell>
          <table:table-cell table:style-name="ce44" table:formula="of:=[.H73]-[.K73]" office:value-type="float" office:value="-2.38967332977997" calcext:value-type="float">
            <text:p>-2.38967332977997</text:p>
          </table:table-cell>
          <table:table-cell table:style-name="ce44" office:value-type="float" office:value="11.126062" calcext:value-type="float">
            <text:p>11.126062</text:p>
          </table:table-cell>
          <table:table-cell table:style-name="ce44" office:value-type="float" office:value="30.423996" calcext:value-type="float">
            <text:p>30.423996</text:p>
          </table:table-cell>
          <table:table-cell table:style-name="ce50" table:formula="of:=[.G73]-[.N73]" office:value-type="float" office:value="3.50426467022003" calcext:value-type="float">
            <text:p>3.50426467022003</text:p>
          </table:table-cell>
          <table:table-cell table:style-name="ce50" table:formula="of:=[.H73]-[.O73]" office:value-type="float" office:value="-6.11366932977997" calcext:value-type="float">
            <text:p>-6.11366932977997</text:p>
          </table:table-cell>
          <table:table-cell table:style-name="ce50" table:formula="of:=[.J73]-[.N73]" office:value-type="float" office:value="5.473938" calcext:value-type="float">
            <text:p>5.473938</text:p>
          </table:table-cell>
          <table:table-cell table:style-name="ce50" table:formula="of:=[.K73]-[.O73]" office:value-type="float" office:value="-3.723996" calcext:value-type="float">
            <text:p>-3.723996</text:p>
          </table:table-cell>
          <table:table-cell/>
          <table:table-cell table:style-name="ce44" office:value-type="float" office:value="7" calcext:value-type="float">
            <text:p>7</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4" calcext:value-type="float">
            <text:p>4</text:p>
          </table:table-cell>
          <table:table-cell table:style-name="ce50" table:formula="of:=(([.A74]-1)*9+([.B74]))/108" office:value-type="float" office:value="0.537037037037037" calcext:value-type="float">
            <text:p>0.537037037037037</text:p>
          </table:table-cell>
          <table:table-cell table:style-name="ce50" table:formula="of:=MIN(ABS([.C74]*12-0.5);12-ABS([.C74]*12-0.5))/6" office:value-type="float" office:value="0.990740740740741" calcext:value-type="float">
            <text:p>0.990740740740741</text:p>
          </table:table-cell>
          <table:table-cell table:style-name="ce50" table:formula="of:=6*[.D74]^5-15*[.D74]^4+10*[.D74]^3" office:value-type="float" office:value="0.999992171523719" calcext:value-type="float">
            <text:p>0.999992171523719</text:p>
          </table:table-cell>
          <table:table-cell table:style-name="ce50" table:formula="of:=[.E74]*[.F$3]" office:value-type="float" office:value="33.5541817598276" calcext:value-type="float">
            <text:p>33.5541817598276</text:p>
          </table:table-cell>
          <table:table-cell table:style-name="ce50" table:formula="of:=[.$F$4]+[.F74]+(-0.5*[.$F$10])" office:value-type="float" office:value="14.6369595398276" calcext:value-type="float">
            <text:p>14.6369595398276</text:p>
          </table:table-cell>
          <table:table-cell table:style-name="ce50" table:formula="of:=[.$F$4]+[.F74]+(0.5*[.$F$10])" office:value-type="float" office:value="24.3169595398276" calcext:value-type="float">
            <text:p>24.3169595398276</text:p>
          </table:table-cell>
          <table:table-cell/>
          <table:table-cell table:style-name="ce44" office:value-type="float" office:value="16.5" calcext:value-type="float">
            <text:p>16.5</text:p>
          </table:table-cell>
          <table:table-cell table:style-name="ce44" office:value-type="float" office:value="24.7" calcext:value-type="float">
            <text:p>24.7</text:p>
          </table:table-cell>
          <table:table-cell table:style-name="ce44" table:formula="of:=[.G74]-[.J74]" office:value-type="float" office:value="-1.86304046017244" calcext:value-type="float">
            <text:p>-1.86304046017244</text:p>
          </table:table-cell>
          <table:table-cell table:style-name="ce44" table:formula="of:=[.H74]-[.K74]" office:value-type="float" office:value="-0.383040460172435" calcext:value-type="float">
            <text:p>-0.383040460172435</text:p>
          </table:table-cell>
          <table:table-cell table:style-name="ce44" office:value-type="float" office:value="12.764766" calcext:value-type="float">
            <text:p>12.764766</text:p>
          </table:table-cell>
          <table:table-cell table:style-name="ce44" office:value-type="float" office:value="29.917013" calcext:value-type="float">
            <text:p>29.917013</text:p>
          </table:table-cell>
          <table:table-cell table:style-name="ce50" table:formula="of:=[.G74]-[.N74]" office:value-type="float" office:value="1.87219353982757" calcext:value-type="float">
            <text:p>1.87219353982757</text:p>
          </table:table-cell>
          <table:table-cell table:style-name="ce50" table:formula="of:=[.H74]-[.O74]" office:value-type="float" office:value="-5.60005346017244" calcext:value-type="float">
            <text:p>-5.60005346017244</text:p>
          </table:table-cell>
          <table:table-cell table:style-name="ce50" table:formula="of:=[.J74]-[.N74]" office:value-type="float" office:value="3.735234" calcext:value-type="float">
            <text:p>3.735234</text:p>
          </table:table-cell>
          <table:table-cell table:style-name="ce50" table:formula="of:=[.K74]-[.O74]" office:value-type="float" office:value="-5.217013" calcext:value-type="float">
            <text:p>-5.217013</text:p>
          </table:table-cell>
          <table:table-cell/>
          <table:table-cell table:style-name="ce44" office:value-type="float" office:value="7" calcext:value-type="float">
            <text:p>7</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5" calcext:value-type="float">
            <text:p>5</text:p>
          </table:table-cell>
          <table:table-cell table:style-name="ce50" table:formula="of:=(([.A75]-1)*9+([.B75]))/108" office:value-type="float" office:value="0.546296296296296" calcext:value-type="float">
            <text:p>0.546296296296296</text:p>
          </table:table-cell>
          <table:table-cell table:style-name="ce50" table:formula="of:=MIN(ABS([.C75]*12-0.5);12-ABS([.C75]*12-0.5))/6" office:value-type="float" office:value="0.990740740740741" calcext:value-type="float">
            <text:p>0.990740740740741</text:p>
          </table:table-cell>
          <table:table-cell table:style-name="ce50" table:formula="of:=6*[.D75]^5-15*[.D75]^4+10*[.D75]^3" office:value-type="float" office:value="0.999992171523719" calcext:value-type="float">
            <text:p>0.999992171523719</text:p>
          </table:table-cell>
          <table:table-cell table:style-name="ce50" table:formula="of:=[.E75]*[.F$3]" office:value-type="float" office:value="33.5541817598276" calcext:value-type="float">
            <text:p>33.5541817598276</text:p>
          </table:table-cell>
          <table:table-cell table:style-name="ce50" table:formula="of:=[.$F$4]+[.F75]+(-0.5*[.$F$10])" office:value-type="float" office:value="14.6369595398276" calcext:value-type="float">
            <text:p>14.6369595398276</text:p>
          </table:table-cell>
          <table:table-cell table:style-name="ce50" table:formula="of:=[.$F$4]+[.F75]+(0.5*[.$F$10])" office:value-type="float" office:value="24.3169595398276" calcext:value-type="float">
            <text:p>24.3169595398276</text:p>
          </table:table-cell>
          <table:table-cell/>
          <table:table-cell table:style-name="ce44" office:value-type="float" office:value="16.4" calcext:value-type="float">
            <text:p>16.4</text:p>
          </table:table-cell>
          <table:table-cell table:style-name="ce44" office:value-type="float" office:value="25.5" calcext:value-type="float">
            <text:p>25.5</text:p>
          </table:table-cell>
          <table:table-cell table:style-name="ce44" table:formula="of:=[.G75]-[.J75]" office:value-type="float" office:value="-1.76304046017243" calcext:value-type="float">
            <text:p>-1.76304046017243</text:p>
          </table:table-cell>
          <table:table-cell table:style-name="ce44" table:formula="of:=[.H75]-[.K75]" office:value-type="float" office:value="-1.18304046017244" calcext:value-type="float">
            <text:p>-1.18304046017244</text:p>
          </table:table-cell>
          <table:table-cell table:style-name="ce44" office:value-type="float" office:value="12.644206" calcext:value-type="float">
            <text:p>12.644206</text:p>
          </table:table-cell>
          <table:table-cell table:style-name="ce44" office:value-type="float" office:value="29.497166" calcext:value-type="float">
            <text:p>29.497166</text:p>
          </table:table-cell>
          <table:table-cell table:style-name="ce50" table:formula="of:=[.G75]-[.N75]" office:value-type="float" office:value="1.99275353982756" calcext:value-type="float">
            <text:p>1.99275353982756</text:p>
          </table:table-cell>
          <table:table-cell table:style-name="ce50" table:formula="of:=[.H75]-[.O75]" office:value-type="float" office:value="-5.18020646017244" calcext:value-type="float">
            <text:p>-5.18020646017244</text:p>
          </table:table-cell>
          <table:table-cell table:style-name="ce50" table:formula="of:=[.J75]-[.N75]" office:value-type="float" office:value="3.755794" calcext:value-type="float">
            <text:p>3.755794</text:p>
          </table:table-cell>
          <table:table-cell table:style-name="ce50" table:formula="of:=[.K75]-[.O75]" office:value-type="float" office:value="-3.997166" calcext:value-type="float">
            <text:p>-3.997166</text:p>
          </table:table-cell>
          <table:table-cell/>
          <table:table-cell table:style-name="ce44" office:value-type="float" office:value="7" calcext:value-type="float">
            <text:p>7</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6" calcext:value-type="float">
            <text:p>6</text:p>
          </table:table-cell>
          <table:table-cell table:style-name="ce50" table:formula="of:=(([.A76]-1)*9+([.B76]))/108" office:value-type="float" office:value="0.555555555555556" calcext:value-type="float">
            <text:p>0.555555555555556</text:p>
          </table:table-cell>
          <table:table-cell table:style-name="ce50" table:formula="of:=MIN(ABS([.C76]*12-0.5);12-ABS([.C76]*12-0.5))/6" office:value-type="float" office:value="0.972222222222222" calcext:value-type="float">
            <text:p>0.972222222222222</text:p>
          </table:table-cell>
          <table:table-cell table:style-name="ce50" table:formula="of:=6*[.D76]^5-15*[.D76]^4+10*[.D76]^3" office:value-type="float" office:value="0.999794496678607" calcext:value-type="float">
            <text:p>0.999794496678607</text:p>
          </table:table-cell>
          <table:table-cell table:style-name="ce50" table:formula="of:=[.E76]*[.F$3]" office:value-type="float" office:value="33.5475488902201" calcext:value-type="float">
            <text:p>33.5475488902201</text:p>
          </table:table-cell>
          <table:table-cell table:style-name="ce50" table:formula="of:=[.$F$4]+[.F76]+(-0.5*[.$F$10])" office:value-type="float" office:value="14.6303266702201" calcext:value-type="float">
            <text:p>14.6303266702201</text:p>
          </table:table-cell>
          <table:table-cell table:style-name="ce50" table:formula="of:=[.$F$4]+[.F76]+(0.5*[.$F$10])" office:value-type="float" office:value="24.3103266702201" calcext:value-type="float">
            <text:p>24.3103266702201</text:p>
          </table:table-cell>
          <table:table-cell/>
          <table:table-cell table:style-name="ce44" office:value-type="float" office:value="16.4" calcext:value-type="float">
            <text:p>16.4</text:p>
          </table:table-cell>
          <table:table-cell table:style-name="ce44" office:value-type="float" office:value="25.4" calcext:value-type="float">
            <text:p>25.4</text:p>
          </table:table-cell>
          <table:table-cell table:style-name="ce44" table:formula="of:=[.G76]-[.J76]" office:value-type="float" office:value="-1.76967332977991" calcext:value-type="float">
            <text:p>-1.76967332977991</text:p>
          </table:table-cell>
          <table:table-cell table:style-name="ce44" table:formula="of:=[.H76]-[.K76]" office:value-type="float" office:value="-1.08967332977991" calcext:value-type="float">
            <text:p>-1.08967332977991</text:p>
          </table:table-cell>
          <table:table-cell table:style-name="ce44" office:value-type="float" office:value="12.507374" calcext:value-type="float">
            <text:p>12.507374</text:p>
          </table:table-cell>
          <table:table-cell table:style-name="ce44" office:value-type="float" office:value="30.63335" calcext:value-type="float">
            <text:p>30.63335</text:p>
          </table:table-cell>
          <table:table-cell table:style-name="ce50" table:formula="of:=[.G76]-[.N76]" office:value-type="float" office:value="2.12295267022009" calcext:value-type="float">
            <text:p>2.12295267022009</text:p>
          </table:table-cell>
          <table:table-cell table:style-name="ce50" table:formula="of:=[.H76]-[.O76]" office:value-type="float" office:value="-6.32302332977991" calcext:value-type="float">
            <text:p>-6.32302332977991</text:p>
          </table:table-cell>
          <table:table-cell table:style-name="ce50" table:formula="of:=[.J76]-[.N76]" office:value-type="float" office:value="3.892626" calcext:value-type="float">
            <text:p>3.892626</text:p>
          </table:table-cell>
          <table:table-cell table:style-name="ce50" table:formula="of:=[.K76]-[.O76]" office:value-type="float" office:value="-5.23335" calcext:value-type="float">
            <text:p>-5.23335</text:p>
          </table:table-cell>
          <table:table-cell/>
          <table:table-cell table:style-name="ce44" office:value-type="float" office:value="7" calcext:value-type="float">
            <text:p>7</text:p>
          </table:table-cell>
          <table:table-cell table:style-name="ce44" office:value-type="float" office:value="6" calcext:value-type="float">
            <text:p>6</text:p>
          </table:table-cell>
          <table:table-cell table:number-columns-repeated="1002"/>
        </table:table-row>
        <table:table-row table:style-name="ro1">
          <table:table-cell table:number-columns-repeated="2" table:style-name="ce44" office:value-type="float" office:value="7" calcext:value-type="float">
            <text:p>7</text:p>
          </table:table-cell>
          <table:table-cell table:style-name="ce50" table:formula="of:=(([.A77]-1)*9+([.B77]))/108" office:value-type="float" office:value="0.564814814814815" calcext:value-type="float">
            <text:p>0.564814814814815</text:p>
          </table:table-cell>
          <table:table-cell table:style-name="ce50" table:formula="of:=MIN(ABS([.C77]*12-0.5);12-ABS([.C77]*12-0.5))/6" office:value-type="float" office:value="0.953703703703704" calcext:value-type="float">
            <text:p>0.953703703703704</text:p>
          </table:table-cell>
          <table:table-cell table:style-name="ce50" table:formula="of:=6*[.D77]^5-15*[.D77]^4+10*[.D77]^3" office:value-type="float" office:value="0.99907534265393" calcext:value-type="float">
            <text:p>0.99907534265393</text:p>
          </table:table-cell>
          <table:table-cell table:style-name="ce50" table:formula="of:=[.E77]*[.F$3]" office:value-type="float" office:value="33.5234180764552" calcext:value-type="float">
            <text:p>33.5234180764552</text:p>
          </table:table-cell>
          <table:table-cell table:style-name="ce50" table:formula="of:=[.$F$4]+[.F77]+(-0.5*[.$F$10])" office:value-type="float" office:value="14.6061958564552" calcext:value-type="float">
            <text:p>14.6061958564552</text:p>
          </table:table-cell>
          <table:table-cell table:style-name="ce50" table:formula="of:=[.$F$4]+[.F77]+(0.5*[.$F$10])" office:value-type="float" office:value="24.2861958564552" calcext:value-type="float">
            <text:p>24.2861958564552</text:p>
          </table:table-cell>
          <table:table-cell/>
          <table:table-cell table:style-name="ce44" office:value-type="float" office:value="15.7" calcext:value-type="float">
            <text:p>15.7</text:p>
          </table:table-cell>
          <table:table-cell table:style-name="ce44" office:value-type="float" office:value="24.9" calcext:value-type="float">
            <text:p>24.9</text:p>
          </table:table-cell>
          <table:table-cell table:style-name="ce44" table:formula="of:=[.G77]-[.J77]" office:value-type="float" office:value="-1.09380414354476" calcext:value-type="float">
            <text:p>-1.09380414354476</text:p>
          </table:table-cell>
          <table:table-cell table:style-name="ce44" table:formula="of:=[.H77]-[.K77]" office:value-type="float" office:value="-0.613804143544755" calcext:value-type="float">
            <text:p>-0.613804143544755</text:p>
          </table:table-cell>
          <table:table-cell table:style-name="ce44" office:value-type="float" office:value="11.21963" calcext:value-type="float">
            <text:p>11.21963</text:p>
          </table:table-cell>
          <table:table-cell table:style-name="ce44" office:value-type="float" office:value="29.816645" calcext:value-type="float">
            <text:p>29.816645</text:p>
          </table:table-cell>
          <table:table-cell table:style-name="ce50" table:formula="of:=[.G77]-[.N77]" office:value-type="float" office:value="3.38656585645524" calcext:value-type="float">
            <text:p>3.38656585645524</text:p>
          </table:table-cell>
          <table:table-cell table:style-name="ce50" table:formula="of:=[.H77]-[.O77]" office:value-type="float" office:value="-5.53044914354476" calcext:value-type="float">
            <text:p>-5.53044914354476</text:p>
          </table:table-cell>
          <table:table-cell table:style-name="ce50" table:formula="of:=[.J77]-[.N77]" office:value-type="float" office:value="4.48037" calcext:value-type="float">
            <text:p>4.48037</text:p>
          </table:table-cell>
          <table:table-cell table:style-name="ce50" table:formula="of:=[.K77]-[.O77]" office:value-type="float" office:value="-4.916645" calcext:value-type="float">
            <text:p>-4.916645</text:p>
          </table:table-cell>
          <table:table-cell/>
          <table:table-cell table:number-columns-repeated="2" table:style-name="ce44" office:value-type="float" office:value="7" calcext:value-type="float">
            <text:p>7</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8" calcext:value-type="float">
            <text:p>8</text:p>
          </table:table-cell>
          <table:table-cell table:style-name="ce50" table:formula="of:=(([.A78]-1)*9+([.B78]))/108" office:value-type="float" office:value="0.574074074074074" calcext:value-type="float">
            <text:p>0.574074074074074</text:p>
          </table:table-cell>
          <table:table-cell table:style-name="ce50" table:formula="of:=MIN(ABS([.C78]*12-0.5);12-ABS([.C78]*12-0.5))/6" office:value-type="float" office:value="0.935185185185185" calcext:value-type="float">
            <text:p>0.935185185185185</text:p>
          </table:table-cell>
          <table:table-cell table:style-name="ce50" table:formula="of:=6*[.D78]^5-15*[.D78]^4+10*[.D78]^3" office:value-type="float" office:value="0.997535013277709" calcext:value-type="float">
            <text:p>0.997535013277709</text:p>
          </table:table-cell>
          <table:table-cell table:style-name="ce50" table:formula="of:=[.E78]*[.F$3]" office:value-type="float" office:value="33.4717331799815" calcext:value-type="float">
            <text:p>33.4717331799815</text:p>
          </table:table-cell>
          <table:table-cell table:style-name="ce50" table:formula="of:=[.$F$4]+[.F78]+(-0.5*[.$F$10])" office:value-type="float" office:value="14.5545109599815" calcext:value-type="float">
            <text:p>14.5545109599815</text:p>
          </table:table-cell>
          <table:table-cell table:style-name="ce50" table:formula="of:=[.$F$4]+[.F78]+(0.5*[.$F$10])" office:value-type="float" office:value="24.2345109599815" calcext:value-type="float">
            <text:p>24.2345109599815</text:p>
          </table:table-cell>
          <table:table-cell/>
          <table:table-cell table:style-name="ce44" office:value-type="float" office:value="17.1" calcext:value-type="float">
            <text:p>17.1</text:p>
          </table:table-cell>
          <table:table-cell table:style-name="ce44" office:value-type="float" office:value="25" calcext:value-type="float">
            <text:p>25</text:p>
          </table:table-cell>
          <table:table-cell table:style-name="ce44" table:formula="of:=[.G78]-[.J78]" office:value-type="float" office:value="-2.54548904001846" calcext:value-type="float">
            <text:p>-2.54548904001846</text:p>
          </table:table-cell>
          <table:table-cell table:style-name="ce44" table:formula="of:=[.H78]-[.K78]" office:value-type="float" office:value="-0.765489040018458" calcext:value-type="float">
            <text:p>-0.765489040018458</text:p>
          </table:table-cell>
          <table:table-cell table:style-name="ce44" office:value-type="float" office:value="12.017705" calcext:value-type="float">
            <text:p>12.017705</text:p>
          </table:table-cell>
          <table:table-cell table:style-name="ce44" office:value-type="float" office:value="30.772173" calcext:value-type="float">
            <text:p>30.772173</text:p>
          </table:table-cell>
          <table:table-cell table:style-name="ce50" table:formula="of:=[.G78]-[.N78]" office:value-type="float" office:value="2.53680595998154" calcext:value-type="float">
            <text:p>2.53680595998154</text:p>
          </table:table-cell>
          <table:table-cell table:style-name="ce50" table:formula="of:=[.H78]-[.O78]" office:value-type="float" office:value="-6.53766204001846" calcext:value-type="float">
            <text:p>-6.53766204001846</text:p>
          </table:table-cell>
          <table:table-cell table:style-name="ce50" table:formula="of:=[.J78]-[.N78]" office:value-type="float" office:value="5.082295" calcext:value-type="float">
            <text:p>5.082295</text:p>
          </table:table-cell>
          <table:table-cell table:style-name="ce50" table:formula="of:=[.K78]-[.O78]" office:value-type="float" office:value="-5.772173" calcext:value-type="float">
            <text:p>-5.772173</text:p>
          </table:table-cell>
          <table:table-cell/>
          <table:table-cell table:style-name="ce44" office:value-type="float" office:value="7" calcext:value-type="float">
            <text:p>7</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9" calcext:value-type="float">
            <text:p>9</text:p>
          </table:table-cell>
          <table:table-cell table:style-name="ce50" table:formula="of:=(([.A79]-1)*9+([.B79]))/108" office:value-type="float" office:value="0.583333333333333" calcext:value-type="float">
            <text:p>0.583333333333333</text:p>
          </table:table-cell>
          <table:table-cell table:style-name="ce50" table:formula="of:=MIN(ABS([.C79]*12-0.5);12-ABS([.C79]*12-0.5))/6" office:value-type="float" office:value="0.916666666666667" calcext:value-type="float">
            <text:p>0.916666666666667</text:p>
          </table:table-cell>
          <table:table-cell table:style-name="ce50" table:formula="of:=6*[.D79]^5-15*[.D79]^4+10*[.D79]^3" office:value-type="float" office:value="0.994912229938271" calcext:value-type="float">
            <text:p>0.994912229938271</text:p>
          </table:table-cell>
          <table:table-cell table:style-name="ce50" table:formula="of:=[.E79]*[.F$3]" office:value-type="float" office:value="33.3837271421402" calcext:value-type="float">
            <text:p>33.3837271421402</text:p>
          </table:table-cell>
          <table:table-cell table:style-name="ce50" table:formula="of:=[.$F$4]+[.F79]+(-0.5*[.$F$10])" office:value-type="float" office:value="14.4665049221402" calcext:value-type="float">
            <text:p>14.4665049221402</text:p>
          </table:table-cell>
          <table:table-cell table:style-name="ce50" table:formula="of:=[.$F$4]+[.F79]+(0.5*[.$F$10])" office:value-type="float" office:value="24.1465049221402" calcext:value-type="float">
            <text:p>24.1465049221402</text:p>
          </table:table-cell>
          <table:table-cell/>
          <table:table-cell table:style-name="ce44" office:value-type="float" office:value="16.3" calcext:value-type="float">
            <text:p>16.3</text:p>
          </table:table-cell>
          <table:table-cell table:style-name="ce44" office:value-type="float" office:value="26.6" calcext:value-type="float">
            <text:p>26.6</text:p>
          </table:table-cell>
          <table:table-cell table:style-name="ce44" table:formula="of:=[.G79]-[.J79]" office:value-type="float" office:value="-1.83349507785977" calcext:value-type="float">
            <text:p>-1.83349507785977</text:p>
          </table:table-cell>
          <table:table-cell table:style-name="ce44" table:formula="of:=[.H79]-[.K79]" office:value-type="float" office:value="-2.45349507785977" calcext:value-type="float">
            <text:p>-2.45349507785977</text:p>
          </table:table-cell>
          <table:table-cell table:style-name="ce44" office:value-type="float" office:value="12.326233" calcext:value-type="float">
            <text:p>12.326233</text:p>
          </table:table-cell>
          <table:table-cell table:style-name="ce44" office:value-type="float" office:value="30.943712" calcext:value-type="float">
            <text:p>30.943712</text:p>
          </table:table-cell>
          <table:table-cell table:style-name="ce50" table:formula="of:=[.G79]-[.N79]" office:value-type="float" office:value="2.14027192214023" calcext:value-type="float">
            <text:p>2.14027192214023</text:p>
          </table:table-cell>
          <table:table-cell table:style-name="ce50" table:formula="of:=[.H79]-[.O79]" office:value-type="float" office:value="-6.79720707785977" calcext:value-type="float">
            <text:p>-6.79720707785977</text:p>
          </table:table-cell>
          <table:table-cell table:style-name="ce50" table:formula="of:=[.J79]-[.N79]" office:value-type="float" office:value="3.973767" calcext:value-type="float">
            <text:p>3.973767</text:p>
          </table:table-cell>
          <table:table-cell table:style-name="ce50" table:formula="of:=[.K79]-[.O79]" office:value-type="float" office:value="-4.343712" calcext:value-type="float">
            <text:p>-4.343712</text:p>
          </table:table-cell>
          <table:table-cell/>
          <table:table-cell table:style-name="ce44" office:value-type="float" office:value="7" calcext:value-type="float">
            <text:p>7</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1" calcext:value-type="float">
            <text:p>1</text:p>
          </table:table-cell>
          <table:table-cell table:style-name="ce50" table:formula="of:=(([.A80]-1)*9+([.B80]))/108" office:value-type="float" office:value="0.592592592592593" calcext:value-type="float">
            <text:p>0.592592592592593</text:p>
          </table:table-cell>
          <table:table-cell table:style-name="ce50" table:formula="of:=MIN(ABS([.C80]*12-0.5);12-ABS([.C80]*12-0.5))/6" office:value-type="float" office:value="0.898148148148148" calcext:value-type="float">
            <text:p>0.898148148148148</text:p>
          </table:table-cell>
          <table:table-cell table:style-name="ce50" table:formula="of:=6*[.D80]^5-15*[.D80]^4+10*[.D80]^3" office:value-type="float" office:value="0.990982563520562" calcext:value-type="float">
            <text:p>0.990982563520562</text:p>
          </table:table-cell>
          <table:table-cell table:style-name="ce50" table:formula="of:=[.E80]*[.F$3]" office:value-type="float" office:value="33.2518693686595" calcext:value-type="float">
            <text:p>33.2518693686595</text:p>
          </table:table-cell>
          <table:table-cell table:style-name="ce50" table:formula="of:=[.$F$4]+[.F80]+(-0.5*[.$F$10])" office:value-type="float" office:value="14.3346471486595" calcext:value-type="float">
            <text:p>14.3346471486595</text:p>
          </table:table-cell>
          <table:table-cell table:style-name="ce50" table:formula="of:=[.$F$4]+[.F80]+(0.5*[.$F$10])" office:value-type="float" office:value="24.0146471486595" calcext:value-type="float">
            <text:p>24.0146471486595</text:p>
          </table:table-cell>
          <table:table-cell/>
          <table:table-cell table:style-name="ce44" office:value-type="float" office:value="15.9" calcext:value-type="float">
            <text:p>15.9</text:p>
          </table:table-cell>
          <table:table-cell table:style-name="ce44" office:value-type="float" office:value="23.9" calcext:value-type="float">
            <text:p>23.9</text:p>
          </table:table-cell>
          <table:table-cell table:style-name="ce44" table:formula="of:=[.G80]-[.J80]" office:value-type="float" office:value="-1.56535285134052" calcext:value-type="float">
            <text:p>-1.56535285134052</text:p>
          </table:table-cell>
          <table:table-cell table:style-name="ce44" table:formula="of:=[.H80]-[.K80]" office:value-type="float" office:value="0.114647148659486" calcext:value-type="float">
            <text:p>0.114647148659486</text:p>
          </table:table-cell>
          <table:table-cell table:style-name="ce44" office:value-type="float" office:value="12.728101" calcext:value-type="float">
            <text:p>12.728101</text:p>
          </table:table-cell>
          <table:table-cell table:style-name="ce44" office:value-type="float" office:value="29.06123" calcext:value-type="float">
            <text:p>29.06123</text:p>
          </table:table-cell>
          <table:table-cell table:style-name="ce50" table:formula="of:=[.G80]-[.N80]" office:value-type="float" office:value="1.60654614865948" calcext:value-type="float">
            <text:p>1.60654614865948</text:p>
          </table:table-cell>
          <table:table-cell table:style-name="ce50" table:formula="of:=[.H80]-[.O80]" office:value-type="float" office:value="-5.04658285134051" calcext:value-type="float">
            <text:p>-5.04658285134051</text:p>
          </table:table-cell>
          <table:table-cell table:style-name="ce50" table:formula="of:=[.J80]-[.N80]" office:value-type="float" office:value="3.171899" calcext:value-type="float">
            <text:p>3.171899</text:p>
          </table:table-cell>
          <table:table-cell table:style-name="ce50" table:formula="of:=[.K80]-[.O80]" office:value-type="float" office:value="-5.16123" calcext:value-type="float">
            <text:p>-5.16123</text:p>
          </table:table-cell>
          <table:table-cell/>
          <table:table-cell table:style-name="ce44" office:value-type="float" office:value="8" calcext:value-type="float">
            <text:p>8</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2" calcext:value-type="float">
            <text:p>2</text:p>
          </table:table-cell>
          <table:table-cell table:style-name="ce50" table:formula="of:=(([.A81]-1)*9+([.B81]))/108" office:value-type="float" office:value="0.601851851851852" calcext:value-type="float">
            <text:p>0.601851851851852</text:p>
          </table:table-cell>
          <table:table-cell table:style-name="ce50" table:formula="of:=MIN(ABS([.C81]*12-0.5);12-ABS([.C81]*12-0.5))/6" office:value-type="float" office:value="0.87962962962963" calcext:value-type="float">
            <text:p>0.87962962962963</text:p>
          </table:table-cell>
          <table:table-cell table:style-name="ce50" table:formula="of:=6*[.D81]^5-15*[.D81]^4+10*[.D81]^3" office:value-type="float" office:value="0.985556866342459" calcext:value-type="float">
            <text:p>0.985556866342459</text:p>
          </table:table-cell>
          <table:table-cell table:style-name="ce50" table:formula="of:=[.E81]*[.F$3]" office:value-type="float" office:value="33.0698131141485" calcext:value-type="float">
            <text:p>33.0698131141485</text:p>
          </table:table-cell>
          <table:table-cell table:style-name="ce50" table:formula="of:=[.$F$4]+[.F81]+(-0.5*[.$F$10])" office:value-type="float" office:value="14.1525908941485" calcext:value-type="float">
            <text:p>14.1525908941485</text:p>
          </table:table-cell>
          <table:table-cell table:style-name="ce50" table:formula="of:=[.$F$4]+[.F81]+(0.5*[.$F$10])" office:value-type="float" office:value="23.8325908941485" calcext:value-type="float">
            <text:p>23.8325908941485</text:p>
          </table:table-cell>
          <table:table-cell/>
          <table:table-cell table:style-name="ce44" office:value-type="float" office:value="16" calcext:value-type="float">
            <text:p>16</text:p>
          </table:table-cell>
          <table:table-cell table:style-name="ce44" office:value-type="float" office:value="25" calcext:value-type="float">
            <text:p>25</text:p>
          </table:table-cell>
          <table:table-cell table:style-name="ce44" table:formula="of:=[.G81]-[.J81]" office:value-type="float" office:value="-1.84740910585145" calcext:value-type="float">
            <text:p>-1.84740910585145</text:p>
          </table:table-cell>
          <table:table-cell table:style-name="ce44" table:formula="of:=[.H81]-[.K81]" office:value-type="float" office:value="-1.16740910585145" calcext:value-type="float">
            <text:p>-1.16740910585145</text:p>
          </table:table-cell>
          <table:table-cell table:style-name="ce44" office:value-type="float" office:value="12.486077" calcext:value-type="float">
            <text:p>12.486077</text:p>
          </table:table-cell>
          <table:table-cell table:style-name="ce44" office:value-type="float" office:value="28.634096" calcext:value-type="float">
            <text:p>28.634096</text:p>
          </table:table-cell>
          <table:table-cell table:style-name="ce50" table:formula="of:=[.G81]-[.N81]" office:value-type="float" office:value="1.66651389414855" calcext:value-type="float">
            <text:p>1.66651389414855</text:p>
          </table:table-cell>
          <table:table-cell table:style-name="ce50" table:formula="of:=[.H81]-[.O81]" office:value-type="float" office:value="-4.80150510585145" calcext:value-type="float">
            <text:p>-4.80150510585145</text:p>
          </table:table-cell>
          <table:table-cell table:style-name="ce50" table:formula="of:=[.J81]-[.N81]" office:value-type="float" office:value="3.513923" calcext:value-type="float">
            <text:p>3.513923</text:p>
          </table:table-cell>
          <table:table-cell table:style-name="ce50" table:formula="of:=[.K81]-[.O81]" office:value-type="float" office:value="-3.634096" calcext:value-type="float">
            <text:p>-3.634096</text:p>
          </table:table-cell>
          <table:table-cell/>
          <table:table-cell table:style-name="ce44" office:value-type="float" office:value="8" calcext:value-type="float">
            <text:p>8</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3" calcext:value-type="float">
            <text:p>3</text:p>
          </table:table-cell>
          <table:table-cell table:style-name="ce50" table:formula="of:=(([.A82]-1)*9+([.B82]))/108" office:value-type="float" office:value="0.611111111111111" calcext:value-type="float">
            <text:p>0.611111111111111</text:p>
          </table:table-cell>
          <table:table-cell table:style-name="ce50" table:formula="of:=MIN(ABS([.C82]*12-0.5);12-ABS([.C82]*12-0.5))/6" office:value-type="float" office:value="0.861111111111111" calcext:value-type="float">
            <text:p>0.861111111111111</text:p>
          </table:table-cell>
          <table:table-cell table:style-name="ce50" table:formula="of:=6*[.D82]^5-15*[.D82]^4+10*[.D82]^3" office:value-type="float" office:value="0.978479704091094" calcext:value-type="float">
            <text:p>0.978479704091094</text:p>
          </table:table-cell>
          <table:table-cell table:style-name="ce50" table:formula="of:=[.E82]*[.F$3]" office:value-type="float" office:value="32.8323428665922" calcext:value-type="float">
            <text:p>32.8323428665922</text:p>
          </table:table-cell>
          <table:table-cell table:style-name="ce50" table:formula="of:=[.$F$4]+[.F82]+(-0.5*[.$F$10])" office:value-type="float" office:value="13.9151206465923" calcext:value-type="float">
            <text:p>13.9151206465923</text:p>
          </table:table-cell>
          <table:table-cell table:style-name="ce50" table:formula="of:=[.$F$4]+[.F82]+(0.5*[.$F$10])" office:value-type="float" office:value="23.5951206465923" calcext:value-type="float">
            <text:p>23.5951206465923</text:p>
          </table:table-cell>
          <table:table-cell/>
          <table:table-cell table:style-name="ce44" office:value-type="float" office:value="15.3" calcext:value-type="float">
            <text:p>15.3</text:p>
          </table:table-cell>
          <table:table-cell table:style-name="ce44" office:value-type="float" office:value="23.8" calcext:value-type="float">
            <text:p>23.8</text:p>
          </table:table-cell>
          <table:table-cell table:style-name="ce44" table:formula="of:=[.G82]-[.J82]" office:value-type="float" office:value="-1.38487935340775" calcext:value-type="float">
            <text:p>-1.38487935340775</text:p>
          </table:table-cell>
          <table:table-cell table:style-name="ce44" table:formula="of:=[.H82]-[.K82]" office:value-type="float" office:value="-0.204879353407751" calcext:value-type="float">
            <text:p>-0.204879353407751</text:p>
          </table:table-cell>
          <table:table-cell table:style-name="ce44" office:value-type="float" office:value="12.336352" calcext:value-type="float">
            <text:p>12.336352</text:p>
          </table:table-cell>
          <table:table-cell table:style-name="ce44" office:value-type="float" office:value="30.362698" calcext:value-type="float">
            <text:p>30.362698</text:p>
          </table:table-cell>
          <table:table-cell table:style-name="ce50" table:formula="of:=[.G82]-[.N82]" office:value-type="float" office:value="1.57876864659225" calcext:value-type="float">
            <text:p>1.57876864659225</text:p>
          </table:table-cell>
          <table:table-cell table:style-name="ce50" table:formula="of:=[.H82]-[.O82]" office:value-type="float" office:value="-6.76757735340775" calcext:value-type="float">
            <text:p>-6.76757735340775</text:p>
          </table:table-cell>
          <table:table-cell table:style-name="ce50" table:formula="of:=[.J82]-[.N82]" office:value-type="float" office:value="2.963648" calcext:value-type="float">
            <text:p>2.963648</text:p>
          </table:table-cell>
          <table:table-cell table:style-name="ce50" table:formula="of:=[.K82]-[.O82]" office:value-type="float" office:value="-6.562698" calcext:value-type="float">
            <text:p>-6.562698</text:p>
          </table:table-cell>
          <table:table-cell/>
          <table:table-cell table:style-name="ce44" office:value-type="float" office:value="8" calcext:value-type="float">
            <text:p>8</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4" calcext:value-type="float">
            <text:p>4</text:p>
          </table:table-cell>
          <table:table-cell table:style-name="ce50" table:formula="of:=(([.A83]-1)*9+([.B83]))/108" office:value-type="float" office:value="0.62037037037037" calcext:value-type="float">
            <text:p>0.62037037037037</text:p>
          </table:table-cell>
          <table:table-cell table:style-name="ce50" table:formula="of:=MIN(ABS([.C83]*12-0.5);12-ABS([.C83]*12-0.5))/6" office:value-type="float" office:value="0.842592592592593" calcext:value-type="float">
            <text:p>0.842592592592593</text:p>
          </table:table-cell>
          <table:table-cell table:style-name="ce50" table:formula="of:=6*[.D83]^5-15*[.D83]^4+10*[.D83]^3" office:value-type="float" office:value="0.969627787759156" calcext:value-type="float">
            <text:p>0.969627787759156</text:p>
          </table:table-cell>
          <table:table-cell table:style-name="ce50" table:formula="of:=[.E83]*[.F$3]" office:value-type="float" office:value="32.5353217318447" calcext:value-type="float">
            <text:p>32.5353217318447</text:p>
          </table:table-cell>
          <table:table-cell table:style-name="ce50" table:formula="of:=[.$F$4]+[.F83]+(-0.5*[.$F$10])" office:value-type="float" office:value="13.6180995118447" calcext:value-type="float">
            <text:p>13.6180995118447</text:p>
          </table:table-cell>
          <table:table-cell table:style-name="ce50" table:formula="of:=[.$F$4]+[.F83]+(0.5*[.$F$10])" office:value-type="float" office:value="23.2980995118447" calcext:value-type="float">
            <text:p>23.2980995118447</text:p>
          </table:table-cell>
          <table:table-cell/>
          <table:table-cell table:style-name="ce44" office:value-type="float" office:value="15.9" calcext:value-type="float">
            <text:p>15.9</text:p>
          </table:table-cell>
          <table:table-cell table:style-name="ce44" office:value-type="float" office:value="24.9" calcext:value-type="float">
            <text:p>24.9</text:p>
          </table:table-cell>
          <table:table-cell table:style-name="ce44" table:formula="of:=[.G83]-[.J83]" office:value-type="float" office:value="-2.2819004881553" calcext:value-type="float">
            <text:p>-2.2819004881553</text:p>
          </table:table-cell>
          <table:table-cell table:style-name="ce44" table:formula="of:=[.H83]-[.K83]" office:value-type="float" office:value="-1.6019004881553" calcext:value-type="float">
            <text:p>-1.6019004881553</text:p>
          </table:table-cell>
          <table:table-cell table:style-name="ce44" office:value-type="float" office:value="11.596981" calcext:value-type="float">
            <text:p>11.596981</text:p>
          </table:table-cell>
          <table:table-cell table:style-name="ce44" office:value-type="float" office:value="27.927063" calcext:value-type="float">
            <text:p>27.927063</text:p>
          </table:table-cell>
          <table:table-cell table:style-name="ce50" table:formula="of:=[.G83]-[.N83]" office:value-type="float" office:value="2.0211185118447" calcext:value-type="float">
            <text:p>2.0211185118447</text:p>
          </table:table-cell>
          <table:table-cell table:style-name="ce50" table:formula="of:=[.H83]-[.O83]" office:value-type="float" office:value="-4.6289634881553" calcext:value-type="float">
            <text:p>-4.6289634881553</text:p>
          </table:table-cell>
          <table:table-cell table:style-name="ce50" table:formula="of:=[.J83]-[.N83]" office:value-type="float" office:value="4.303019" calcext:value-type="float">
            <text:p>4.303019</text:p>
          </table:table-cell>
          <table:table-cell table:style-name="ce50" table:formula="of:=[.K83]-[.O83]" office:value-type="float" office:value="-3.027063" calcext:value-type="float">
            <text:p>-3.027063</text:p>
          </table:table-cell>
          <table:table-cell/>
          <table:table-cell table:style-name="ce44" office:value-type="float" office:value="8" calcext:value-type="float">
            <text:p>8</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5" calcext:value-type="float">
            <text:p>5</text:p>
          </table:table-cell>
          <table:table-cell table:style-name="ce50" table:formula="of:=(([.A84]-1)*9+([.B84]))/108" office:value-type="float" office:value="0.62962962962963" calcext:value-type="float">
            <text:p>0.62962962962963</text:p>
          </table:table-cell>
          <table:table-cell table:style-name="ce50" table:formula="of:=MIN(ABS([.C84]*12-0.5);12-ABS([.C84]*12-0.5))/6" office:value-type="float" office:value="0.824074074074074" calcext:value-type="float">
            <text:p>0.824074074074074</text:p>
          </table:table-cell>
          <table:table-cell table:style-name="ce50" table:formula="of:=6*[.D84]^5-15*[.D84]^4+10*[.D84]^3" office:value-type="float" office:value="0.958908405581214" calcext:value-type="float">
            <text:p>0.958908405581214</text:p>
          </table:table-cell>
          <table:table-cell table:style-name="ce50" table:formula="of:=[.E84]*[.F$3]" office:value-type="float" office:value="32.1756388181238" calcext:value-type="float">
            <text:p>32.1756388181238</text:p>
          </table:table-cell>
          <table:table-cell table:style-name="ce50" table:formula="of:=[.$F$4]+[.F84]+(-0.5*[.$F$10])" office:value-type="float" office:value="13.2584165981238" calcext:value-type="float">
            <text:p>13.2584165981238</text:p>
          </table:table-cell>
          <table:table-cell table:style-name="ce50" table:formula="of:=[.$F$4]+[.F84]+(0.5*[.$F$10])" office:value-type="float" office:value="22.9384165981238" calcext:value-type="float">
            <text:p>22.9384165981238</text:p>
          </table:table-cell>
          <table:table-cell/>
          <table:table-cell table:style-name="ce44" office:value-type="float" office:value="15.4" calcext:value-type="float">
            <text:p>15.4</text:p>
          </table:table-cell>
          <table:table-cell table:style-name="ce44" office:value-type="float" office:value="25.1" calcext:value-type="float">
            <text:p>25.1</text:p>
          </table:table-cell>
          <table:table-cell table:style-name="ce44" table:formula="of:=[.G84]-[.J84]" office:value-type="float" office:value="-2.14158340187617" calcext:value-type="float">
            <text:p>-2.14158340187617</text:p>
          </table:table-cell>
          <table:table-cell table:style-name="ce44" table:formula="of:=[.H84]-[.K84]" office:value-type="float" office:value="-2.16158340187617" calcext:value-type="float">
            <text:p>-2.16158340187617</text:p>
          </table:table-cell>
          <table:table-cell table:style-name="ce44" office:value-type="float" office:value="10.490978" calcext:value-type="float">
            <text:p>10.490978</text:p>
          </table:table-cell>
          <table:table-cell table:style-name="ce44" office:value-type="float" office:value="28.238443" calcext:value-type="float">
            <text:p>28.238443</text:p>
          </table:table-cell>
          <table:table-cell table:style-name="ce50" table:formula="of:=[.G84]-[.N84]" office:value-type="float" office:value="2.76743859812383" calcext:value-type="float">
            <text:p>2.76743859812383</text:p>
          </table:table-cell>
          <table:table-cell table:style-name="ce50" table:formula="of:=[.H84]-[.O84]" office:value-type="float" office:value="-5.30002640187617" calcext:value-type="float">
            <text:p>-5.30002640187617</text:p>
          </table:table-cell>
          <table:table-cell table:style-name="ce50" table:formula="of:=[.J84]-[.N84]" office:value-type="float" office:value="4.909022" calcext:value-type="float">
            <text:p>4.909022</text:p>
          </table:table-cell>
          <table:table-cell table:style-name="ce50" table:formula="of:=[.K84]-[.O84]" office:value-type="float" office:value="-3.138443" calcext:value-type="float">
            <text:p>-3.138443</text:p>
          </table:table-cell>
          <table:table-cell/>
          <table:table-cell table:style-name="ce44" office:value-type="float" office:value="8" calcext:value-type="float">
            <text:p>8</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6" calcext:value-type="float">
            <text:p>6</text:p>
          </table:table-cell>
          <table:table-cell table:style-name="ce50" table:formula="of:=(([.A85]-1)*9+([.B85]))/108" office:value-type="float" office:value="0.638888888888889" calcext:value-type="float">
            <text:p>0.638888888888889</text:p>
          </table:table-cell>
          <table:table-cell table:style-name="ce50" table:formula="of:=MIN(ABS([.C85]*12-0.5);12-ABS([.C85]*12-0.5))/6" office:value-type="float" office:value="0.805555555555556" calcext:value-type="float">
            <text:p>0.805555555555556</text:p>
          </table:table-cell>
          <table:table-cell table:style-name="ce50" table:formula="of:=6*[.D85]^5-15*[.D85]^4+10*[.D85]^3" office:value-type="float" office:value="0.946257854970025" calcext:value-type="float">
            <text:p>0.946257854970025</text:p>
          </table:table-cell>
          <table:table-cell table:style-name="ce50" table:formula="of:=[.E85]*[.F$3]" office:value-type="float" office:value="31.7511566205053" calcext:value-type="float">
            <text:p>31.7511566205053</text:p>
          </table:table-cell>
          <table:table-cell table:style-name="ce50" table:formula="of:=[.$F$4]+[.F85]+(-0.5*[.$F$10])" office:value-type="float" office:value="12.8339344005053" calcext:value-type="float">
            <text:p>12.8339344005053</text:p>
          </table:table-cell>
          <table:table-cell table:style-name="ce50" table:formula="of:=[.$F$4]+[.F85]+(0.5*[.$F$10])" office:value-type="float" office:value="22.5139344005053" calcext:value-type="float">
            <text:p>22.5139344005053</text:p>
          </table:table-cell>
          <table:table-cell/>
          <table:table-cell table:style-name="ce44" office:value-type="float" office:value="16.2" calcext:value-type="float">
            <text:p>16.2</text:p>
          </table:table-cell>
          <table:table-cell table:style-name="ce44" office:value-type="float" office:value="23.3" calcext:value-type="float">
            <text:p>23.3</text:p>
          </table:table-cell>
          <table:table-cell table:style-name="ce44" table:formula="of:=[.G85]-[.J85]" office:value-type="float" office:value="-3.36606559949473" calcext:value-type="float">
            <text:p>-3.36606559949473</text:p>
          </table:table-cell>
          <table:table-cell table:style-name="ce44" table:formula="of:=[.H85]-[.K85]" office:value-type="float" office:value="-0.78606559949473" calcext:value-type="float">
            <text:p>-0.78606559949473</text:p>
          </table:table-cell>
          <table:table-cell table:style-name="ce44" office:value-type="float" office:value="9.652688" calcext:value-type="float">
            <text:p>9.652688</text:p>
          </table:table-cell>
          <table:table-cell table:style-name="ce44" office:value-type="float" office:value="28.514826" calcext:value-type="float">
            <text:p>28.514826</text:p>
          </table:table-cell>
          <table:table-cell table:style-name="ce50" table:formula="of:=[.G85]-[.N85]" office:value-type="float" office:value="3.18124640050527" calcext:value-type="float">
            <text:p>3.18124640050527</text:p>
          </table:table-cell>
          <table:table-cell table:style-name="ce50" table:formula="of:=[.H85]-[.O85]" office:value-type="float" office:value="-6.00089159949473" calcext:value-type="float">
            <text:p>-6.00089159949473</text:p>
          </table:table-cell>
          <table:table-cell table:style-name="ce50" table:formula="of:=[.J85]-[.N85]" office:value-type="float" office:value="6.547312" calcext:value-type="float">
            <text:p>6.547312</text:p>
          </table:table-cell>
          <table:table-cell table:style-name="ce50" table:formula="of:=[.K85]-[.O85]" office:value-type="float" office:value="-5.214826" calcext:value-type="float">
            <text:p>-5.214826</text:p>
          </table:table-cell>
          <table:table-cell/>
          <table:table-cell table:style-name="ce44" office:value-type="float" office:value="8" calcext:value-type="float">
            <text:p>8</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7" calcext:value-type="float">
            <text:p>7</text:p>
          </table:table-cell>
          <table:table-cell table:style-name="ce50" table:formula="of:=(([.A86]-1)*9+([.B86]))/108" office:value-type="float" office:value="0.648148148148148" calcext:value-type="float">
            <text:p>0.648148148148148</text:p>
          </table:table-cell>
          <table:table-cell table:style-name="ce50" table:formula="of:=MIN(ABS([.C86]*12-0.5);12-ABS([.C86]*12-0.5))/6" office:value-type="float" office:value="0.787037037037037" calcext:value-type="float">
            <text:p>0.787037037037037</text:p>
          </table:table-cell>
          <table:table-cell table:style-name="ce50" table:formula="of:=6*[.D86]^5-15*[.D86]^4+10*[.D86]^3" office:value-type="float" office:value="0.93163987445285" calcext:value-type="float">
            <text:p>0.93163987445285</text:p>
          </table:table-cell>
          <table:table-cell table:style-name="ce50" table:formula="of:=[.E86]*[.F$3]" office:value-type="float" office:value="31.2606584054167" calcext:value-type="float">
            <text:p>31.2606584054167</text:p>
          </table:table-cell>
          <table:table-cell table:style-name="ce50" table:formula="of:=[.$F$4]+[.F86]+(-0.5*[.$F$10])" office:value-type="float" office:value="12.3434361854167" calcext:value-type="float">
            <text:p>12.3434361854167</text:p>
          </table:table-cell>
          <table:table-cell table:style-name="ce50" table:formula="of:=[.$F$4]+[.F86]+(0.5*[.$F$10])" office:value-type="float" office:value="22.0234361854167" calcext:value-type="float">
            <text:p>22.0234361854167</text:p>
          </table:table-cell>
          <table:table-cell/>
          <table:table-cell table:style-name="ce44" office:value-type="float" office:value="14.8" calcext:value-type="float">
            <text:p>14.8</text:p>
          </table:table-cell>
          <table:table-cell table:style-name="ce44" office:value-type="float" office:value="24.2" calcext:value-type="float">
            <text:p>24.2</text:p>
          </table:table-cell>
          <table:table-cell table:style-name="ce44" table:formula="of:=[.G86]-[.J86]" office:value-type="float" office:value="-2.45656381458326" calcext:value-type="float">
            <text:p>-2.45656381458326</text:p>
          </table:table-cell>
          <table:table-cell table:style-name="ce44" table:formula="of:=[.H86]-[.K86]" office:value-type="float" office:value="-2.17656381458326" calcext:value-type="float">
            <text:p>-2.17656381458326</text:p>
          </table:table-cell>
          <table:table-cell table:style-name="ce44" office:value-type="float" office:value="10.634894" calcext:value-type="float">
            <text:p>10.634894</text:p>
          </table:table-cell>
          <table:table-cell table:style-name="ce44" office:value-type="float" office:value="28.122015" calcext:value-type="float">
            <text:p>28.122015</text:p>
          </table:table-cell>
          <table:table-cell table:style-name="ce50" table:formula="of:=[.G86]-[.N86]" office:value-type="float" office:value="1.70854218541674" calcext:value-type="float">
            <text:p>1.70854218541674</text:p>
          </table:table-cell>
          <table:table-cell table:style-name="ce50" table:formula="of:=[.H86]-[.O86]" office:value-type="float" office:value="-6.09857881458326" calcext:value-type="float">
            <text:p>-6.09857881458326</text:p>
          </table:table-cell>
          <table:table-cell table:style-name="ce50" table:formula="of:=[.J86]-[.N86]" office:value-type="float" office:value="4.165106" calcext:value-type="float">
            <text:p>4.165106</text:p>
          </table:table-cell>
          <table:table-cell table:style-name="ce50" table:formula="of:=[.K86]-[.O86]" office:value-type="float" office:value="-3.922015" calcext:value-type="float">
            <text:p>-3.922015</text:p>
          </table:table-cell>
          <table:table-cell/>
          <table:table-cell table:style-name="ce44" office:value-type="float" office:value="8" calcext:value-type="float">
            <text:p>8</text:p>
          </table:table-cell>
          <table:table-cell table:style-name="ce44" office:value-type="float" office:value="7" calcext:value-type="float">
            <text:p>7</text:p>
          </table:table-cell>
          <table:table-cell table:number-columns-repeated="1002"/>
        </table:table-row>
        <table:table-row table:style-name="ro1">
          <table:table-cell table:number-columns-repeated="2" table:style-name="ce44" office:value-type="float" office:value="8" calcext:value-type="float">
            <text:p>8</text:p>
          </table:table-cell>
          <table:table-cell table:style-name="ce50" table:formula="of:=(([.A87]-1)*9+([.B87]))/108" office:value-type="float" office:value="0.657407407407407" calcext:value-type="float">
            <text:p>0.657407407407407</text:p>
          </table:table-cell>
          <table:table-cell table:style-name="ce50" table:formula="of:=MIN(ABS([.C87]*12-0.5);12-ABS([.C87]*12-0.5))/6" office:value-type="float" office:value="0.768518518518518" calcext:value-type="float">
            <text:p>0.768518518518518</text:p>
          </table:table-cell>
          <table:table-cell table:style-name="ce50" table:formula="of:=6*[.D87]^5-15*[.D87]^4+10*[.D87]^3" office:value-type="float" office:value="0.915044075607771" calcext:value-type="float">
            <text:p>0.915044075607771</text:p>
          </table:table-cell>
          <table:table-cell table:style-name="ce50" table:formula="of:=[.E87]*[.F$3]" office:value-type="float" office:value="30.7037955951321" calcext:value-type="float">
            <text:p>30.7037955951321</text:p>
          </table:table-cell>
          <table:table-cell table:style-name="ce50" table:formula="of:=[.$F$4]+[.F87]+(-0.5*[.$F$10])" office:value-type="float" office:value="11.7865733751321" calcext:value-type="float">
            <text:p>11.7865733751321</text:p>
          </table:table-cell>
          <table:table-cell table:style-name="ce50" table:formula="of:=[.$F$4]+[.F87]+(0.5*[.$F$10])" office:value-type="float" office:value="21.4665733751321" calcext:value-type="float">
            <text:p>21.4665733751321</text:p>
          </table:table-cell>
          <table:table-cell/>
          <table:table-cell table:style-name="ce44" office:value-type="float" office:value="14.9" calcext:value-type="float">
            <text:p>14.9</text:p>
          </table:table-cell>
          <table:table-cell table:style-name="ce44" office:value-type="float" office:value="22.3" calcext:value-type="float">
            <text:p>22.3</text:p>
          </table:table-cell>
          <table:table-cell table:style-name="ce44" table:formula="of:=[.G87]-[.J87]" office:value-type="float" office:value="-3.1134266248679" calcext:value-type="float">
            <text:p>-3.1134266248679</text:p>
          </table:table-cell>
          <table:table-cell table:style-name="ce44" table:formula="of:=[.H87]-[.K87]" office:value-type="float" office:value="-0.833426624867901" calcext:value-type="float">
            <text:p>-0.833426624867901</text:p>
          </table:table-cell>
          <table:table-cell table:style-name="ce44" office:value-type="float" office:value="9.52021" calcext:value-type="float">
            <text:p>9.52021</text:p>
          </table:table-cell>
          <table:table-cell table:style-name="ce44" office:value-type="float" office:value="27.906343" calcext:value-type="float">
            <text:p>27.906343</text:p>
          </table:table-cell>
          <table:table-cell table:style-name="ce50" table:formula="of:=[.G87]-[.N87]" office:value-type="float" office:value="2.2663633751321" calcext:value-type="float">
            <text:p>2.2663633751321</text:p>
          </table:table-cell>
          <table:table-cell table:style-name="ce50" table:formula="of:=[.H87]-[.O87]" office:value-type="float" office:value="-6.4397696248679" calcext:value-type="float">
            <text:p>-6.4397696248679</text:p>
          </table:table-cell>
          <table:table-cell table:style-name="ce50" table:formula="of:=[.J87]-[.N87]" office:value-type="float" office:value="5.37979" calcext:value-type="float">
            <text:p>5.37979</text:p>
          </table:table-cell>
          <table:table-cell table:style-name="ce50" table:formula="of:=[.K87]-[.O87]" office:value-type="float" office:value="-5.606343" calcext:value-type="float">
            <text:p>-5.606343</text:p>
          </table:table-cell>
          <table:table-cell/>
          <table:table-cell table:number-columns-repeated="2" table:style-name="ce44" office:value-type="float" office:value="8" calcext:value-type="float">
            <text:p>8</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9" calcext:value-type="float">
            <text:p>9</text:p>
          </table:table-cell>
          <table:table-cell table:style-name="ce50" table:formula="of:=(([.A88]-1)*9+([.B88]))/108" office:value-type="float" office:value="0.666666666666667" calcext:value-type="float">
            <text:p>0.666666666666667</text:p>
          </table:table-cell>
          <table:table-cell table:style-name="ce50" table:formula="of:=MIN(ABS([.C88]*12-0.5);12-ABS([.C88]*12-0.5))/6" office:value-type="float" office:value="0.75" calcext:value-type="float">
            <text:p>0.75</text:p>
          </table:table-cell>
          <table:table-cell table:style-name="ce50" table:formula="of:=6*[.D88]^5-15*[.D88]^4+10*[.D88]^3" office:value-type="float" office:value="0.896484375" calcext:value-type="float">
            <text:p>0.896484375</text:p>
          </table:table-cell>
          <table:table-cell table:style-name="ce50" table:formula="of:=[.E88]*[.F$3]" office:value-type="float" office:value="30.0810351522656" calcext:value-type="float">
            <text:p>30.0810351522656</text:p>
          </table:table-cell>
          <table:table-cell table:style-name="ce50" table:formula="of:=[.$F$4]+[.F88]+(-0.5*[.$F$10])" office:value-type="float" office:value="11.1638129322656" calcext:value-type="float">
            <text:p>11.1638129322656</text:p>
          </table:table-cell>
          <table:table-cell table:style-name="ce50" table:formula="of:=[.$F$4]+[.F88]+(0.5*[.$F$10])" office:value-type="float" office:value="20.8438129322656" calcext:value-type="float">
            <text:p>20.8438129322656</text:p>
          </table:table-cell>
          <table:table-cell/>
          <table:table-cell table:style-name="ce44" office:value-type="float" office:value="13.1" calcext:value-type="float">
            <text:p>13.1</text:p>
          </table:table-cell>
          <table:table-cell table:style-name="ce44" office:value-type="float" office:value="22.3" calcext:value-type="float">
            <text:p>22.3</text:p>
          </table:table-cell>
          <table:table-cell table:style-name="ce44" table:formula="of:=[.G88]-[.J88]" office:value-type="float" office:value="-1.93618706773438" calcext:value-type="float">
            <text:p>-1.93618706773438</text:p>
          </table:table-cell>
          <table:table-cell table:style-name="ce44" table:formula="of:=[.H88]-[.K88]" office:value-type="float" office:value="-1.45618706773438" calcext:value-type="float">
            <text:p>-1.45618706773438</text:p>
          </table:table-cell>
          <table:table-cell table:style-name="ce44" office:value-type="float" office:value="10.4936075" calcext:value-type="float">
            <text:p>10.4936075</text:p>
          </table:table-cell>
          <table:table-cell table:style-name="ce44" office:value-type="float" office:value="27.552021" calcext:value-type="float">
            <text:p>27.552021</text:p>
          </table:table-cell>
          <table:table-cell table:style-name="ce50" table:formula="of:=[.G88]-[.N88]" office:value-type="float" office:value="0.670205432265625" calcext:value-type="float">
            <text:p>0.670205432265625</text:p>
          </table:table-cell>
          <table:table-cell table:style-name="ce50" table:formula="of:=[.H88]-[.O88]" office:value-type="float" office:value="-6.70820806773438" calcext:value-type="float">
            <text:p>-6.70820806773438</text:p>
          </table:table-cell>
          <table:table-cell table:style-name="ce50" table:formula="of:=[.J88]-[.N88]" office:value-type="float" office:value="2.6063925" calcext:value-type="float">
            <text:p>2.6063925</text:p>
          </table:table-cell>
          <table:table-cell table:style-name="ce50" table:formula="of:=[.K88]-[.O88]" office:value-type="float" office:value="-5.252021" calcext:value-type="float">
            <text:p>-5.252021</text:p>
          </table:table-cell>
          <table:table-cell/>
          <table:table-cell table:style-name="ce44" office:value-type="float" office:value="8" calcext:value-type="float">
            <text:p>8</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1" calcext:value-type="float">
            <text:p>1</text:p>
          </table:table-cell>
          <table:table-cell table:style-name="ce50" table:formula="of:=(([.A89]-1)*9+([.B89]))/108" office:value-type="float" office:value="0.675925925925926" calcext:value-type="float">
            <text:p>0.675925925925926</text:p>
          </table:table-cell>
          <table:table-cell table:style-name="ce50" table:formula="of:=MIN(ABS([.C89]*12-0.5);12-ABS([.C89]*12-0.5))/6" office:value-type="float" office:value="0.731481481481482" calcext:value-type="float">
            <text:p>0.731481481481482</text:p>
          </table:table-cell>
          <table:table-cell table:style-name="ce50" table:formula="of:=6*[.D89]^5-15*[.D89]^4+10*[.D89]^3" office:value-type="float" office:value="0.875997426118196" calcext:value-type="float">
            <text:p>0.875997426118196</text:p>
          </table:table-cell>
          <table:table-cell table:style-name="ce50" table:formula="of:=[.E89]*[.F$3]" office:value-type="float" office:value="29.393606964266" calcext:value-type="float">
            <text:p>29.393606964266</text:p>
          </table:table-cell>
          <table:table-cell table:style-name="ce50" table:formula="of:=[.$F$4]+[.F89]+(-0.5*[.$F$10])" office:value-type="float" office:value="10.476384744266" calcext:value-type="float">
            <text:p>10.476384744266</text:p>
          </table:table-cell>
          <table:table-cell table:style-name="ce50" table:formula="of:=[.$F$4]+[.F89]+(0.5*[.$F$10])" office:value-type="float" office:value="20.156384744266" calcext:value-type="float">
            <text:p>20.156384744266</text:p>
          </table:table-cell>
          <table:table-cell/>
          <table:table-cell table:style-name="ce44" office:value-type="float" office:value="13.3" calcext:value-type="float">
            <text:p>13.3</text:p>
          </table:table-cell>
          <table:table-cell table:style-name="ce44" office:value-type="float" office:value="21.3" calcext:value-type="float">
            <text:p>21.3</text:p>
          </table:table-cell>
          <table:table-cell table:style-name="ce44" table:formula="of:=[.G89]-[.J89]" office:value-type="float" office:value="-2.82361525573398" calcext:value-type="float">
            <text:p>-2.82361525573398</text:p>
          </table:table-cell>
          <table:table-cell table:style-name="ce44" table:formula="of:=[.H89]-[.K89]" office:value-type="float" office:value="-1.14361525573398" calcext:value-type="float">
            <text:p>-1.14361525573398</text:p>
          </table:table-cell>
          <table:table-cell table:style-name="ce44" office:value-type="float" office:value="9.436118" calcext:value-type="float">
            <text:p>9.436118</text:p>
          </table:table-cell>
          <table:table-cell table:style-name="ce44" office:value-type="float" office:value="26.531216" calcext:value-type="float">
            <text:p>26.531216</text:p>
          </table:table-cell>
          <table:table-cell table:style-name="ce50" table:formula="of:=[.G89]-[.N89]" office:value-type="float" office:value="1.04026674426602" calcext:value-type="float">
            <text:p>1.04026674426602</text:p>
          </table:table-cell>
          <table:table-cell table:style-name="ce50" table:formula="of:=[.H89]-[.O89]" office:value-type="float" office:value="-6.37483125573398" calcext:value-type="float">
            <text:p>-6.37483125573398</text:p>
          </table:table-cell>
          <table:table-cell table:style-name="ce50" table:formula="of:=[.J89]-[.N89]" office:value-type="float" office:value="3.863882" calcext:value-type="float">
            <text:p>3.863882</text:p>
          </table:table-cell>
          <table:table-cell table:style-name="ce50" table:formula="of:=[.K89]-[.O89]" office:value-type="float" office:value="-5.231216" calcext:value-type="float">
            <text:p>-5.231216</text:p>
          </table:table-cell>
          <table:table-cell/>
          <table:table-cell table:style-name="ce44" office:value-type="float" office:value="9" calcext:value-type="float">
            <text:p>9</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2" calcext:value-type="float">
            <text:p>2</text:p>
          </table:table-cell>
          <table:table-cell table:style-name="ce50" table:formula="of:=(([.A90]-1)*9+([.B90]))/108" office:value-type="float" office:value="0.685185185185185" calcext:value-type="float">
            <text:p>0.685185185185185</text:p>
          </table:table-cell>
          <table:table-cell table:style-name="ce50" table:formula="of:=MIN(ABS([.C90]*12-0.5);12-ABS([.C90]*12-0.5))/6" office:value-type="float" office:value="0.712962962962963" calcext:value-type="float">
            <text:p>0.712962962962963</text:p>
          </table:table-cell>
          <table:table-cell table:style-name="ce50" table:formula="of:=6*[.D90]^5-15*[.D90]^4+10*[.D90]^3" office:value-type="float" office:value="0.85364105131078" calcext:value-type="float">
            <text:p>0.85364105131078</text:p>
          </table:table-cell>
          <table:table-cell table:style-name="ce50" table:formula="of:=[.E90]*[.F$3]" office:value-type="float" office:value="28.6434512279108" calcext:value-type="float">
            <text:p>28.6434512279108</text:p>
          </table:table-cell>
          <table:table-cell table:style-name="ce50" table:formula="of:=[.$F$4]+[.F90]+(-0.5*[.$F$10])" office:value-type="float" office:value="9.72622900791076" calcext:value-type="float">
            <text:p>9.72622900791076</text:p>
          </table:table-cell>
          <table:table-cell table:style-name="ce50" table:formula="of:=[.$F$4]+[.F90]+(0.5*[.$F$10])" office:value-type="float" office:value="19.4062290079108" calcext:value-type="float">
            <text:p>19.4062290079108</text:p>
          </table:table-cell>
          <table:table-cell/>
          <table:table-cell table:style-name="ce44" office:value-type="float" office:value="12" calcext:value-type="float">
            <text:p>12</text:p>
          </table:table-cell>
          <table:table-cell table:style-name="ce44" office:value-type="float" office:value="20.9" calcext:value-type="float">
            <text:p>20.9</text:p>
          </table:table-cell>
          <table:table-cell table:style-name="ce44" table:formula="of:=[.G90]-[.J90]" office:value-type="float" office:value="-2.27377099208924" calcext:value-type="float">
            <text:p>-2.27377099208924</text:p>
          </table:table-cell>
          <table:table-cell table:style-name="ce44" table:formula="of:=[.H90]-[.K90]" office:value-type="float" office:value="-1.49377099208924" calcext:value-type="float">
            <text:p>-1.49377099208924</text:p>
          </table:table-cell>
          <table:table-cell table:style-name="ce44" office:value-type="float" office:value="7.722513" calcext:value-type="float">
            <text:p>7.722513</text:p>
          </table:table-cell>
          <table:table-cell table:style-name="ce44" office:value-type="float" office:value="27.014025" calcext:value-type="float">
            <text:p>27.014025</text:p>
          </table:table-cell>
          <table:table-cell table:style-name="ce50" table:formula="of:=[.G90]-[.N90]" office:value-type="float" office:value="2.00371600791076" calcext:value-type="float">
            <text:p>2.00371600791076</text:p>
          </table:table-cell>
          <table:table-cell table:style-name="ce50" table:formula="of:=[.H90]-[.O90]" office:value-type="float" office:value="-7.60779599208924" calcext:value-type="float">
            <text:p>-7.60779599208924</text:p>
          </table:table-cell>
          <table:table-cell table:style-name="ce50" table:formula="of:=[.J90]-[.N90]" office:value-type="float" office:value="4.277487" calcext:value-type="float">
            <text:p>4.277487</text:p>
          </table:table-cell>
          <table:table-cell table:style-name="ce50" table:formula="of:=[.K90]-[.O90]" office:value-type="float" office:value="-6.114025" calcext:value-type="float">
            <text:p>-6.114025</text:p>
          </table:table-cell>
          <table:table-cell/>
          <table:table-cell table:style-name="ce44" office:value-type="float" office:value="9" calcext:value-type="float">
            <text:p>9</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3" calcext:value-type="float">
            <text:p>3</text:p>
          </table:table-cell>
          <table:table-cell table:style-name="ce50" table:formula="of:=(([.A91]-1)*9+([.B91]))/108" office:value-type="float" office:value="0.694444444444444" calcext:value-type="float">
            <text:p>0.694444444444444</text:p>
          </table:table-cell>
          <table:table-cell table:style-name="ce50" table:formula="of:=MIN(ABS([.C91]*12-0.5);12-ABS([.C91]*12-0.5))/6" office:value-type="float" office:value="0.694444444444445" calcext:value-type="float">
            <text:p>0.694444444444445</text:p>
          </table:table-cell>
          <table:table-cell table:style-name="ce50" table:formula="of:=6*[.D91]^5-15*[.D91]^4+10*[.D91]^3" office:value-type="float" office:value="0.829492673722248" calcext:value-type="float">
            <text:p>0.829492673722248</text:p>
          </table:table-cell>
          <table:table-cell table:style-name="ce50" table:formula="of:=[.E91]*[.F$3]" office:value-type="float" office:value="27.8331658338002" calcext:value-type="float">
            <text:p>27.8331658338002</text:p>
          </table:table-cell>
          <table:table-cell table:style-name="ce50" table:formula="of:=[.$F$4]+[.F91]+(-0.5*[.$F$10])" office:value-type="float" office:value="8.91594361380021" calcext:value-type="float">
            <text:p>8.91594361380021</text:p>
          </table:table-cell>
          <table:table-cell table:style-name="ce50" table:formula="of:=[.$F$4]+[.F91]+(0.5*[.$F$10])" office:value-type="float" office:value="18.5959436138002" calcext:value-type="float">
            <text:p>18.5959436138002</text:p>
          </table:table-cell>
          <table:table-cell/>
          <table:table-cell table:style-name="ce44" office:value-type="float" office:value="11.3" calcext:value-type="float">
            <text:p>11.3</text:p>
          </table:table-cell>
          <table:table-cell table:style-name="ce44" office:value-type="float" office:value="20.2" calcext:value-type="float">
            <text:p>20.2</text:p>
          </table:table-cell>
          <table:table-cell table:style-name="ce44" table:formula="of:=[.G91]-[.J91]" office:value-type="float" office:value="-2.38405638619979" calcext:value-type="float">
            <text:p>-2.38405638619979</text:p>
          </table:table-cell>
          <table:table-cell table:style-name="ce44" table:formula="of:=[.H91]-[.K91]" office:value-type="float" office:value="-1.60405638619979" calcext:value-type="float">
            <text:p>-1.60405638619979</text:p>
          </table:table-cell>
          <table:table-cell table:style-name="ce44" office:value-type="float" office:value="8.4100685" calcext:value-type="float">
            <text:p>8.4100685</text:p>
          </table:table-cell>
          <table:table-cell table:style-name="ce44" office:value-type="float" office:value="24.001503" calcext:value-type="float">
            <text:p>24.001503</text:p>
          </table:table-cell>
          <table:table-cell table:style-name="ce50" table:formula="of:=[.G91]-[.N91]" office:value-type="float" office:value="0.505875113800213" calcext:value-type="float">
            <text:p>0.505875113800213</text:p>
          </table:table-cell>
          <table:table-cell table:style-name="ce50" table:formula="of:=[.H91]-[.O91]" office:value-type="float" office:value="-5.40555938619979" calcext:value-type="float">
            <text:p>-5.40555938619979</text:p>
          </table:table-cell>
          <table:table-cell table:style-name="ce50" table:formula="of:=[.J91]-[.N91]" office:value-type="float" office:value="2.8899315" calcext:value-type="float">
            <text:p>2.8899315</text:p>
          </table:table-cell>
          <table:table-cell table:style-name="ce50" table:formula="of:=[.K91]-[.O91]" office:value-type="float" office:value="-3.801503" calcext:value-type="float">
            <text:p>-3.801503</text:p>
          </table:table-cell>
          <table:table-cell/>
          <table:table-cell table:style-name="ce44" office:value-type="float" office:value="9" calcext:value-type="float">
            <text:p>9</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4" calcext:value-type="float">
            <text:p>4</text:p>
          </table:table-cell>
          <table:table-cell table:style-name="ce50" table:formula="of:=(([.A92]-1)*9+([.B92]))/108" office:value-type="float" office:value="0.703703703703704" calcext:value-type="float">
            <text:p>0.703703703703704</text:p>
          </table:table-cell>
          <table:table-cell table:style-name="ce50" table:formula="of:=MIN(ABS([.C92]*12-0.5);12-ABS([.C92]*12-0.5))/6" office:value-type="float" office:value="0.675925925925926" calcext:value-type="float">
            <text:p>0.675925925925926</text:p>
          </table:table-cell>
          <table:table-cell table:style-name="ce50" table:formula="of:=6*[.D92]^5-15*[.D92]^4+10*[.D92]^3" office:value-type="float" office:value="0.80364774922948" calcext:value-type="float">
            <text:p>0.80364774922948</text:p>
          </table:table-cell>
          <table:table-cell table:style-name="ce50" table:formula="of:=[.E92]*[.F$3]" office:value-type="float" office:value="26.9659537508516" calcext:value-type="float">
            <text:p>26.9659537508516</text:p>
          </table:table-cell>
          <table:table-cell table:style-name="ce50" table:formula="of:=[.$F$4]+[.F92]+(-0.5*[.$F$10])" office:value-type="float" office:value="8.04873153085162" calcext:value-type="float">
            <text:p>8.04873153085162</text:p>
          </table:table-cell>
          <table:table-cell table:style-name="ce50" table:formula="of:=[.$F$4]+[.F92]+(0.5*[.$F$10])" office:value-type="float" office:value="17.7287315308516" calcext:value-type="float">
            <text:p>17.7287315308516</text:p>
          </table:table-cell>
          <table:table-cell/>
          <table:table-cell table:style-name="ce44" office:value-type="float" office:value="10.5" calcext:value-type="float">
            <text:p>10.5</text:p>
          </table:table-cell>
          <table:table-cell table:style-name="ce44" office:value-type="float" office:value="19.3" calcext:value-type="float">
            <text:p>19.3</text:p>
          </table:table-cell>
          <table:table-cell table:style-name="ce44" table:formula="of:=[.G92]-[.J92]" office:value-type="float" office:value="-2.45126846914838" calcext:value-type="float">
            <text:p>-2.45126846914838</text:p>
          </table:table-cell>
          <table:table-cell table:style-name="ce44" table:formula="of:=[.H92]-[.K92]" office:value-type="float" office:value="-1.57126846914838" calcext:value-type="float">
            <text:p>-1.57126846914838</text:p>
          </table:table-cell>
          <table:table-cell table:style-name="ce44" office:value-type="float" office:value="5.827394" calcext:value-type="float">
            <text:p>5.827394</text:p>
          </table:table-cell>
          <table:table-cell table:style-name="ce44" office:value-type="float" office:value="24.38113" calcext:value-type="float">
            <text:p>24.38113</text:p>
          </table:table-cell>
          <table:table-cell table:style-name="ce50" table:formula="of:=[.G92]-[.N92]" office:value-type="float" office:value="2.22133753085162" calcext:value-type="float">
            <text:p>2.22133753085162</text:p>
          </table:table-cell>
          <table:table-cell table:style-name="ce50" table:formula="of:=[.H92]-[.O92]" office:value-type="float" office:value="-6.65239846914838" calcext:value-type="float">
            <text:p>-6.65239846914838</text:p>
          </table:table-cell>
          <table:table-cell table:style-name="ce50" table:formula="of:=[.J92]-[.N92]" office:value-type="float" office:value="4.672606" calcext:value-type="float">
            <text:p>4.672606</text:p>
          </table:table-cell>
          <table:table-cell table:style-name="ce50" table:formula="of:=[.K92]-[.O92]" office:value-type="float" office:value="-5.08113" calcext:value-type="float">
            <text:p>-5.08113</text:p>
          </table:table-cell>
          <table:table-cell/>
          <table:table-cell table:style-name="ce44" office:value-type="float" office:value="9" calcext:value-type="float">
            <text:p>9</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5" calcext:value-type="float">
            <text:p>5</text:p>
          </table:table-cell>
          <table:table-cell table:style-name="ce50" table:formula="of:=(([.A93]-1)*9+([.B93]))/108" office:value-type="float" office:value="0.712962962962963" calcext:value-type="float">
            <text:p>0.712962962962963</text:p>
          </table:table-cell>
          <table:table-cell table:style-name="ce50" table:formula="of:=MIN(ABS([.C93]*12-0.5);12-ABS([.C93]*12-0.5))/6" office:value-type="float" office:value="0.657407407407407" calcext:value-type="float">
            <text:p>0.657407407407407</text:p>
          </table:table-cell>
          <table:table-cell table:style-name="ce50" table:formula="of:=6*[.D93]^5-15*[.D93]^4+10*[.D93]^3" office:value-type="float" office:value="0.776218198378063" calcext:value-type="float">
            <text:p>0.776218198378063</text:p>
          </table:table-cell>
          <table:table-cell table:style-name="ce50" table:formula="of:=[.E93]*[.F$3]" office:value-type="float" office:value="26.0455704107936" calcext:value-type="float">
            <text:p>26.0455704107936</text:p>
          </table:table-cell>
          <table:table-cell table:style-name="ce50" table:formula="of:=[.$F$4]+[.F93]+(-0.5*[.$F$10])" office:value-type="float" office:value="7.12834819079362" calcext:value-type="float">
            <text:p>7.12834819079362</text:p>
          </table:table-cell>
          <table:table-cell table:style-name="ce50" table:formula="of:=[.$F$4]+[.F93]+(0.5*[.$F$10])" office:value-type="float" office:value="16.8083481907936" calcext:value-type="float">
            <text:p>16.8083481907936</text:p>
          </table:table-cell>
          <table:table-cell/>
          <table:table-cell table:style-name="ce44" office:value-type="float" office:value="10" calcext:value-type="float">
            <text:p>10</text:p>
          </table:table-cell>
          <table:table-cell table:style-name="ce44" office:value-type="float" office:value="17.6" calcext:value-type="float">
            <text:p>17.6</text:p>
          </table:table-cell>
          <table:table-cell table:style-name="ce44" table:formula="of:=[.G93]-[.J93]" office:value-type="float" office:value="-2.87165180920638" calcext:value-type="float">
            <text:p>-2.87165180920638</text:p>
          </table:table-cell>
          <table:table-cell table:style-name="ce44" table:formula="of:=[.H93]-[.K93]" office:value-type="float" office:value="-0.791651809206378" calcext:value-type="float">
            <text:p>-0.791651809206378</text:p>
          </table:table-cell>
          <table:table-cell table:style-name="ce44" office:value-type="float" office:value="6.2531333" calcext:value-type="float">
            <text:p>6.2531333</text:p>
          </table:table-cell>
          <table:table-cell table:style-name="ce44" office:value-type="float" office:value="23.272532" calcext:value-type="float">
            <text:p>23.272532</text:p>
          </table:table-cell>
          <table:table-cell table:style-name="ce50" table:formula="of:=[.G93]-[.N93]" office:value-type="float" office:value="0.875214890793624" calcext:value-type="float">
            <text:p>0.875214890793624</text:p>
          </table:table-cell>
          <table:table-cell table:style-name="ce50" table:formula="of:=[.H93]-[.O93]" office:value-type="float" office:value="-6.46418380920638" calcext:value-type="float">
            <text:p>-6.46418380920638</text:p>
          </table:table-cell>
          <table:table-cell table:style-name="ce50" table:formula="of:=[.J93]-[.N93]" office:value-type="float" office:value="3.7468667" calcext:value-type="float">
            <text:p>3.7468667</text:p>
          </table:table-cell>
          <table:table-cell table:style-name="ce50" table:formula="of:=[.K93]-[.O93]" office:value-type="float" office:value="-5.672532" calcext:value-type="float">
            <text:p>-5.672532</text:p>
          </table:table-cell>
          <table:table-cell/>
          <table:table-cell table:style-name="ce44" office:value-type="float" office:value="9" calcext:value-type="float">
            <text:p>9</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6" calcext:value-type="float">
            <text:p>6</text:p>
          </table:table-cell>
          <table:table-cell table:style-name="ce50" table:formula="of:=(([.A94]-1)*9+([.B94]))/108" office:value-type="float" office:value="0.722222222222222" calcext:value-type="float">
            <text:p>0.722222222222222</text:p>
          </table:table-cell>
          <table:table-cell table:style-name="ce50" table:formula="of:=MIN(ABS([.C94]*12-0.5);12-ABS([.C94]*12-0.5))/6" office:value-type="float" office:value="0.638888888888889" calcext:value-type="float">
            <text:p>0.638888888888889</text:p>
          </table:table-cell>
          <table:table-cell table:style-name="ce50" table:formula="of:=6*[.D94]^5-15*[.D94]^4+10*[.D94]^3" office:value-type="float" office:value="0.7473308383186" calcext:value-type="float">
            <text:p>0.7473308383186</text:p>
          </table:table-cell>
          <table:table-cell table:style-name="ce50" table:formula="of:=[.E94]*[.F$3]" office:value-type="float" office:value="25.0762710926601" calcext:value-type="float">
            <text:p>25.0762710926601</text:p>
          </table:table-cell>
          <table:table-cell table:style-name="ce50" table:formula="of:=[.$F$4]+[.F94]+(-0.5*[.$F$10])" office:value-type="float" office:value="6.15904887266008" calcext:value-type="float">
            <text:p>6.15904887266008</text:p>
          </table:table-cell>
          <table:table-cell table:style-name="ce50" table:formula="of:=[.$F$4]+[.F94]+(0.5*[.$F$10])" office:value-type="float" office:value="15.8390488726601" calcext:value-type="float">
            <text:p>15.8390488726601</text:p>
          </table:table-cell>
          <table:table-cell/>
          <table:table-cell table:style-name="ce44" office:value-type="float" office:value="9.1" calcext:value-type="float">
            <text:p>9.1</text:p>
          </table:table-cell>
          <table:table-cell table:style-name="ce44" office:value-type="float" office:value="17.7" calcext:value-type="float">
            <text:p>17.7</text:p>
          </table:table-cell>
          <table:table-cell table:style-name="ce44" table:formula="of:=[.G94]-[.J94]" office:value-type="float" office:value="-2.94095112733992" calcext:value-type="float">
            <text:p>-2.94095112733992</text:p>
          </table:table-cell>
          <table:table-cell table:style-name="ce44" table:formula="of:=[.H94]-[.K94]" office:value-type="float" office:value="-1.86095112733992" calcext:value-type="float">
            <text:p>-1.86095112733992</text:p>
          </table:table-cell>
          <table:table-cell table:style-name="ce44" office:value-type="float" office:value="5.152953" calcext:value-type="float">
            <text:p>5.152953</text:p>
          </table:table-cell>
          <table:table-cell table:style-name="ce44" office:value-type="float" office:value="21.660526" calcext:value-type="float">
            <text:p>21.660526</text:p>
          </table:table-cell>
          <table:table-cell table:style-name="ce50" table:formula="of:=[.G94]-[.N94]" office:value-type="float" office:value="1.00609587266008" calcext:value-type="float">
            <text:p>1.00609587266008</text:p>
          </table:table-cell>
          <table:table-cell table:style-name="ce50" table:formula="of:=[.H94]-[.O94]" office:value-type="float" office:value="-5.82147712733993" calcext:value-type="float">
            <text:p>-5.82147712733993</text:p>
          </table:table-cell>
          <table:table-cell table:style-name="ce50" table:formula="of:=[.J94]-[.N94]" office:value-type="float" office:value="3.947047" calcext:value-type="float">
            <text:p>3.947047</text:p>
          </table:table-cell>
          <table:table-cell table:style-name="ce50" table:formula="of:=[.K94]-[.O94]" office:value-type="float" office:value="-3.960526" calcext:value-type="float">
            <text:p>-3.960526</text:p>
          </table:table-cell>
          <table:table-cell/>
          <table:table-cell table:style-name="ce44" office:value-type="float" office:value="9" calcext:value-type="float">
            <text:p>9</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7" calcext:value-type="float">
            <text:p>7</text:p>
          </table:table-cell>
          <table:table-cell table:style-name="ce50" table:formula="of:=(([.A95]-1)*9+([.B95]))/108" office:value-type="float" office:value="0.731481481481482" calcext:value-type="float">
            <text:p>0.731481481481482</text:p>
          </table:table-cell>
          <table:table-cell table:style-name="ce50" table:formula="of:=MIN(ABS([.C95]*12-0.5);12-ABS([.C95]*12-0.5))/6" office:value-type="float" office:value="0.62037037037037" calcext:value-type="float">
            <text:p>0.62037037037037</text:p>
          </table:table-cell>
          <table:table-cell table:style-name="ce50" table:formula="of:=6*[.D95]^5-15*[.D95]^4+10*[.D95]^3" office:value-type="float" office:value="0.717125814743023" calcext:value-type="float">
            <text:p>0.717125814743023</text:p>
          </table:table-cell>
          <table:table-cell table:style-name="ce50" table:formula="of:=[.E95]*[.F$3]" office:value-type="float" office:value="24.0627583072845" calcext:value-type="float">
            <text:p>24.0627583072845</text:p>
          </table:table-cell>
          <table:table-cell table:style-name="ce50" table:formula="of:=[.$F$4]+[.F95]+(-0.5*[.$F$10])" office:value-type="float" office:value="5.1455360872845" calcext:value-type="float">
            <text:p>5.1455360872845</text:p>
          </table:table-cell>
          <table:table-cell table:style-name="ce50" table:formula="of:=[.$F$4]+[.F95]+(0.5*[.$F$10])" office:value-type="float" office:value="14.8255360872845" calcext:value-type="float">
            <text:p>14.8255360872845</text:p>
          </table:table-cell>
          <table:table-cell/>
          <table:table-cell table:style-name="ce44" office:value-type="float" office:value="7.6" calcext:value-type="float">
            <text:p>7.6</text:p>
          </table:table-cell>
          <table:table-cell table:style-name="ce44" office:value-type="float" office:value="16" calcext:value-type="float">
            <text:p>16</text:p>
          </table:table-cell>
          <table:table-cell table:style-name="ce44" table:formula="of:=[.G95]-[.J95]" office:value-type="float" office:value="-2.4544639127155" calcext:value-type="float">
            <text:p>-2.4544639127155</text:p>
          </table:table-cell>
          <table:table-cell table:style-name="ce44" table:formula="of:=[.H95]-[.K95]" office:value-type="float" office:value="-1.1744639127155" calcext:value-type="float">
            <text:p>-1.1744639127155</text:p>
          </table:table-cell>
          <table:table-cell table:style-name="ce44" office:value-type="float" office:value="4.661152" calcext:value-type="float">
            <text:p>4.661152</text:p>
          </table:table-cell>
          <table:table-cell table:style-name="ce44" office:value-type="float" office:value="21.624052" calcext:value-type="float">
            <text:p>21.624052</text:p>
          </table:table-cell>
          <table:table-cell table:style-name="ce50" table:formula="of:=[.G95]-[.N95]" office:value-type="float" office:value="0.484384087284498" calcext:value-type="float">
            <text:p>0.484384087284498</text:p>
          </table:table-cell>
          <table:table-cell table:style-name="ce50" table:formula="of:=[.H95]-[.O95]" office:value-type="float" office:value="-6.7985159127155" calcext:value-type="float">
            <text:p>-6.7985159127155</text:p>
          </table:table-cell>
          <table:table-cell table:style-name="ce50" table:formula="of:=[.J95]-[.N95]" office:value-type="float" office:value="2.938848" calcext:value-type="float">
            <text:p>2.938848</text:p>
          </table:table-cell>
          <table:table-cell table:style-name="ce50" table:formula="of:=[.K95]-[.O95]" office:value-type="float" office:value="-5.624052" calcext:value-type="float">
            <text:p>-5.624052</text:p>
          </table:table-cell>
          <table:table-cell/>
          <table:table-cell table:style-name="ce44" office:value-type="float" office:value="9" calcext:value-type="float">
            <text:p>9</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8" calcext:value-type="float">
            <text:p>8</text:p>
          </table:table-cell>
          <table:table-cell table:style-name="ce50" table:formula="of:=(([.A96]-1)*9+([.B96]))/108" office:value-type="float" office:value="0.740740740740741" calcext:value-type="float">
            <text:p>0.740740740740741</text:p>
          </table:table-cell>
          <table:table-cell table:style-name="ce50" table:formula="of:=MIN(ABS([.C96]*12-0.5);12-ABS([.C96]*12-0.5))/6" office:value-type="float" office:value="0.601851851851852" calcext:value-type="float">
            <text:p>0.601851851851852</text:p>
          </table:table-cell>
          <table:table-cell table:style-name="ce50" table:formula="of:=6*[.D96]^5-15*[.D96]^4+10*[.D96]^3" office:value-type="float" office:value="0.685755033820912" calcext:value-type="float">
            <text:p>0.685755033820912</text:p>
          </table:table-cell>
          <table:table-cell table:style-name="ce50" table:formula="of:=[.E96]*[.F$3]" office:value-type="float" office:value="23.0101291817941" calcext:value-type="float">
            <text:p>23.0101291817941</text:p>
          </table:table-cell>
          <table:table-cell table:style-name="ce50" table:formula="of:=[.$F$4]+[.F96]+(-0.5*[.$F$10])" office:value-type="float" office:value="4.09290696179412" calcext:value-type="float">
            <text:p>4.09290696179412</text:p>
          </table:table-cell>
          <table:table-cell table:style-name="ce50" table:formula="of:=[.$F$4]+[.F96]+(0.5*[.$F$10])" office:value-type="float" office:value="13.7729069617941" calcext:value-type="float">
            <text:p>13.7729069617941</text:p>
          </table:table-cell>
          <table:table-cell/>
          <table:table-cell table:style-name="ce44" office:value-type="float" office:value="7.5" calcext:value-type="float">
            <text:p>7.5</text:p>
          </table:table-cell>
          <table:table-cell table:style-name="ce44" office:value-type="float" office:value="15.2" calcext:value-type="float">
            <text:p>15.2</text:p>
          </table:table-cell>
          <table:table-cell table:style-name="ce44" table:formula="of:=[.G96]-[.J96]" office:value-type="float" office:value="-3.40709303820588" calcext:value-type="float">
            <text:p>-3.40709303820588</text:p>
          </table:table-cell>
          <table:table-cell table:style-name="ce44" table:formula="of:=[.H96]-[.K96]" office:value-type="float" office:value="-1.42709303820588" calcext:value-type="float">
            <text:p>-1.42709303820588</text:p>
          </table:table-cell>
          <table:table-cell table:style-name="ce44" office:value-type="float" office:value="2.8975081" calcext:value-type="float">
            <text:p>2.8975081</text:p>
          </table:table-cell>
          <table:table-cell table:style-name="ce44" office:value-type="float" office:value="20.947445" calcext:value-type="float">
            <text:p>20.947445</text:p>
          </table:table-cell>
          <table:table-cell table:style-name="ce50" table:formula="of:=[.G96]-[.N96]" office:value-type="float" office:value="1.19539886179412" calcext:value-type="float">
            <text:p>1.19539886179412</text:p>
          </table:table-cell>
          <table:table-cell table:style-name="ce50" table:formula="of:=[.H96]-[.O96]" office:value-type="float" office:value="-7.17453803820588" calcext:value-type="float">
            <text:p>-7.17453803820588</text:p>
          </table:table-cell>
          <table:table-cell table:style-name="ce50" table:formula="of:=[.J96]-[.N96]" office:value-type="float" office:value="4.6024919" calcext:value-type="float">
            <text:p>4.6024919</text:p>
          </table:table-cell>
          <table:table-cell table:style-name="ce50" table:formula="of:=[.K96]-[.O96]" office:value-type="float" office:value="-5.747445" calcext:value-type="float">
            <text:p>-5.747445</text:p>
          </table:table-cell>
          <table:table-cell/>
          <table:table-cell table:style-name="ce44" office:value-type="float" office:value="9" calcext:value-type="float">
            <text:p>9</text:p>
          </table:table-cell>
          <table:table-cell table:style-name="ce44" office:value-type="float" office:value="8" calcext:value-type="float">
            <text:p>8</text:p>
          </table:table-cell>
          <table:table-cell table:number-columns-repeated="1002"/>
        </table:table-row>
        <table:table-row table:style-name="ro1">
          <table:table-cell table:number-columns-repeated="2" table:style-name="ce44" office:value-type="float" office:value="9" calcext:value-type="float">
            <text:p>9</text:p>
          </table:table-cell>
          <table:table-cell table:style-name="ce50" table:formula="of:=(([.A97]-1)*9+([.B97]))/108" office:value-type="float" office:value="0.75" calcext:value-type="float">
            <text:p>0.75</text:p>
          </table:table-cell>
          <table:table-cell table:style-name="ce50" table:formula="of:=MIN(ABS([.C97]*12-0.5);12-ABS([.C97]*12-0.5))/6" office:value-type="float" office:value="0.583333333333333" calcext:value-type="float">
            <text:p>0.583333333333333</text:p>
          </table:table-cell>
          <table:table-cell table:style-name="ce50" table:formula="of:=6*[.D97]^5-15*[.D97]^4+10*[.D97]^3" office:value-type="float" office:value="0.653380594135803" calcext:value-type="float">
            <text:p>0.653380594135803</text:p>
          </table:table-cell>
          <table:table-cell table:style-name="ce50" table:formula="of:=[.E97]*[.F$3]" office:value-type="float" office:value="21.923822844104" calcext:value-type="float">
            <text:p>21.923822844104</text:p>
          </table:table-cell>
          <table:table-cell table:style-name="ce50" table:formula="of:=[.$F$4]+[.F97]+(-0.5*[.$F$10])" office:value-type="float" office:value="3.00660062410398" calcext:value-type="float">
            <text:p>3.00660062410398</text:p>
          </table:table-cell>
          <table:table-cell table:style-name="ce50" table:formula="of:=[.$F$4]+[.F97]+(0.5*[.$F$10])" office:value-type="float" office:value="12.686600624104" calcext:value-type="float">
            <text:p>12.686600624104</text:p>
          </table:table-cell>
          <table:table-cell/>
          <table:table-cell table:style-name="ce44" office:value-type="float" office:value="6" calcext:value-type="float">
            <text:p>6</text:p>
          </table:table-cell>
          <table:table-cell table:style-name="ce44" office:value-type="float" office:value="14.6" calcext:value-type="float">
            <text:p>14.6</text:p>
          </table:table-cell>
          <table:table-cell table:style-name="ce44" table:formula="of:=[.G97]-[.J97]" office:value-type="float" office:value="-2.99339937589602" calcext:value-type="float">
            <text:p>-2.99339937589602</text:p>
          </table:table-cell>
          <table:table-cell table:style-name="ce44" table:formula="of:=[.H97]-[.K97]" office:value-type="float" office:value="-1.91339937589602" calcext:value-type="float">
            <text:p>-1.91339937589602</text:p>
          </table:table-cell>
          <table:table-cell table:style-name="ce44" office:value-type="float" office:value="1.9065821" calcext:value-type="float">
            <text:p>1.9065821</text:p>
          </table:table-cell>
          <table:table-cell table:style-name="ce44" office:value-type="float" office:value="19.251905" calcext:value-type="float">
            <text:p>19.251905</text:p>
          </table:table-cell>
          <table:table-cell table:style-name="ce50" table:formula="of:=[.G97]-[.N97]" office:value-type="float" office:value="1.10001852410398" calcext:value-type="float">
            <text:p>1.10001852410398</text:p>
          </table:table-cell>
          <table:table-cell table:style-name="ce50" table:formula="of:=[.H97]-[.O97]" office:value-type="float" office:value="-6.56530437589602" calcext:value-type="float">
            <text:p>-6.56530437589602</text:p>
          </table:table-cell>
          <table:table-cell table:style-name="ce50" table:formula="of:=[.J97]-[.N97]" office:value-type="float" office:value="4.0934179" calcext:value-type="float">
            <text:p>4.0934179</text:p>
          </table:table-cell>
          <table:table-cell table:style-name="ce50" table:formula="of:=[.K97]-[.O97]" office:value-type="float" office:value="-4.651905" calcext:value-type="float">
            <text:p>-4.651905</text:p>
          </table:table-cell>
          <table:table-cell/>
          <table:table-cell table:number-columns-repeated="2" table:style-name="ce44" office:value-type="float" office:value="9" calcext:value-type="float">
            <text:p>9</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1" calcext:value-type="float">
            <text:p>1</text:p>
          </table:table-cell>
          <table:table-cell table:style-name="ce50" table:formula="of:=(([.A98]-1)*9+([.B98]))/108" office:value-type="float" office:value="0.759259259259259" calcext:value-type="float">
            <text:p>0.759259259259259</text:p>
          </table:table-cell>
          <table:table-cell table:style-name="ce50" table:formula="of:=MIN(ABS([.C98]*12-0.5);12-ABS([.C98]*12-0.5))/6" office:value-type="float" office:value="0.564814814814815" calcext:value-type="float">
            <text:p>0.564814814814815</text:p>
          </table:table-cell>
          <table:table-cell table:style-name="ce50" table:formula="of:=6*[.D98]^5-15*[.D98]^4+10*[.D98]^3" office:value-type="float" office:value="0.620173218621504" calcext:value-type="float">
            <text:p>0.620173218621504</text:p>
          </table:table-cell>
          <table:table-cell table:style-name="ce50" table:formula="of:=[.E98]*[.F$3]" office:value-type="float" office:value="20.8095678074112" calcext:value-type="float">
            <text:p>20.8095678074112</text:p>
          </table:table-cell>
          <table:table-cell table:style-name="ce50" table:formula="of:=[.$F$4]+[.F98]+(-0.5*[.$F$10])" office:value-type="float" office:value="1.89234558741122" calcext:value-type="float">
            <text:p>1.89234558741122</text:p>
          </table:table-cell>
          <table:table-cell table:style-name="ce50" table:formula="of:=[.$F$4]+[.F98]+(0.5*[.$F$10])" office:value-type="float" office:value="11.5723455874112" calcext:value-type="float">
            <text:p>11.5723455874112</text:p>
          </table:table-cell>
          <table:table-cell/>
          <table:table-cell table:style-name="ce44" office:value-type="float" office:value="3.7" calcext:value-type="float">
            <text:p>3.7</text:p>
          </table:table-cell>
          <table:table-cell table:style-name="ce44" office:value-type="float" office:value="13.9" calcext:value-type="float">
            <text:p>13.9</text:p>
          </table:table-cell>
          <table:table-cell table:style-name="ce44" table:formula="of:=[.G98]-[.J98]" office:value-type="float" office:value="-1.80765441258878" calcext:value-type="float">
            <text:p>-1.80765441258878</text:p>
          </table:table-cell>
          <table:table-cell table:style-name="ce44" table:formula="of:=[.H98]-[.K98]" office:value-type="float" office:value="-2.32765441258878" calcext:value-type="float">
            <text:p>-2.32765441258878</text:p>
          </table:table-cell>
          <table:table-cell table:style-name="ce44" office:value-type="float" office:value="-0.15050377" calcext:value-type="float">
            <text:p>-0.15050377</text:p>
          </table:table-cell>
          <table:table-cell table:style-name="ce44" office:value-type="float" office:value="18.666437" calcext:value-type="float">
            <text:p>18.666437</text:p>
          </table:table-cell>
          <table:table-cell table:style-name="ce50" table:formula="of:=[.G98]-[.N98]" office:value-type="float" office:value="2.04284935741122" calcext:value-type="float">
            <text:p>2.04284935741122</text:p>
          </table:table-cell>
          <table:table-cell table:style-name="ce50" table:formula="of:=[.H98]-[.O98]" office:value-type="float" office:value="-7.09409141258877" calcext:value-type="float">
            <text:p>-7.09409141258877</text:p>
          </table:table-cell>
          <table:table-cell table:style-name="ce50" table:formula="of:=[.J98]-[.N98]" office:value-type="float" office:value="3.85050377" calcext:value-type="float">
            <text:p>3.85050377</text:p>
          </table:table-cell>
          <table:table-cell table:style-name="ce50" table:formula="of:=[.K98]-[.O98]" office:value-type="float" office:value="-4.766437" calcext:value-type="float">
            <text:p>-4.766437</text:p>
          </table:table-cell>
          <table:table-cell/>
          <table:table-cell table:style-name="ce44" office:value-type="float" office:value="10" calcext:value-type="float">
            <text:p>10</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2" calcext:value-type="float">
            <text:p>2</text:p>
          </table:table-cell>
          <table:table-cell table:style-name="ce50" table:formula="of:=(([.A99]-1)*9+([.B99]))/108" office:value-type="float" office:value="0.768518518518518" calcext:value-type="float">
            <text:p>0.768518518518518</text:p>
          </table:table-cell>
          <table:table-cell table:style-name="ce50" table:formula="of:=MIN(ABS([.C99]*12-0.5);12-ABS([.C99]*12-0.5))/6" office:value-type="float" office:value="0.546296296296296" calcext:value-type="float">
            <text:p>0.546296296296296</text:p>
          </table:table-cell>
          <table:table-cell table:style-name="ce50" table:formula="of:=6*[.D99]^5-15*[.D99]^4+10*[.D99]^3" office:value-type="float" office:value="0.586310686498413" calcext:value-type="float">
            <text:p>0.586310686498413</text:p>
          </table:table-cell>
          <table:table-cell table:style-name="ce50" table:formula="of:=[.E99]*[.F$3]" office:value-type="float" office:value="19.6733293546893" calcext:value-type="float">
            <text:p>19.6733293546893</text:p>
          </table:table-cell>
          <table:table-cell table:style-name="ce50" table:formula="of:=[.$F$4]+[.F99]+(-0.5*[.$F$10])" office:value-type="float" office:value="0.756107134689252" calcext:value-type="float">
            <text:p>0.756107134689252</text:p>
          </table:table-cell>
          <table:table-cell table:style-name="ce50" table:formula="of:=[.$F$4]+[.F99]+(0.5*[.$F$10])" office:value-type="float" office:value="10.4361071346893" calcext:value-type="float">
            <text:p>10.4361071346893</text:p>
          </table:table-cell>
          <table:table-cell/>
          <table:table-cell table:style-name="ce44" office:value-type="float" office:value="4" calcext:value-type="float">
            <text:p>4</text:p>
          </table:table-cell>
          <table:table-cell table:style-name="ce44" office:value-type="float" office:value="12.6" calcext:value-type="float">
            <text:p>12.6</text:p>
          </table:table-cell>
          <table:table-cell table:style-name="ce44" table:formula="of:=[.G99]-[.J99]" office:value-type="float" office:value="-3.24389286531075" calcext:value-type="float">
            <text:p>-3.24389286531075</text:p>
          </table:table-cell>
          <table:table-cell table:style-name="ce44" table:formula="of:=[.H99]-[.K99]" office:value-type="float" office:value="-2.16389286531075" calcext:value-type="float">
            <text:p>-2.16389286531075</text:p>
          </table:table-cell>
          <table:table-cell table:style-name="ce44" office:value-type="float" office:value="-0.7425579" calcext:value-type="float">
            <text:p>-0.7425579</text:p>
          </table:table-cell>
          <table:table-cell table:style-name="ce44" office:value-type="float" office:value="17.203732" calcext:value-type="float">
            <text:p>17.203732</text:p>
          </table:table-cell>
          <table:table-cell table:style-name="ce50" table:formula="of:=[.G99]-[.N99]" office:value-type="float" office:value="1.49866503468925" calcext:value-type="float">
            <text:p>1.49866503468925</text:p>
          </table:table-cell>
          <table:table-cell table:style-name="ce50" table:formula="of:=[.H99]-[.O99]" office:value-type="float" office:value="-6.76762486531075" calcext:value-type="float">
            <text:p>-6.76762486531075</text:p>
          </table:table-cell>
          <table:table-cell table:style-name="ce50" table:formula="of:=[.J99]-[.N99]" office:value-type="float" office:value="4.7425579" calcext:value-type="float">
            <text:p>4.7425579</text:p>
          </table:table-cell>
          <table:table-cell table:style-name="ce50" table:formula="of:=[.K99]-[.O99]" office:value-type="float" office:value="-4.603732" calcext:value-type="float">
            <text:p>-4.603732</text:p>
          </table:table-cell>
          <table:table-cell/>
          <table:table-cell table:style-name="ce44" office:value-type="float" office:value="10" calcext:value-type="float">
            <text:p>10</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3" calcext:value-type="float">
            <text:p>3</text:p>
          </table:table-cell>
          <table:table-cell table:style-name="ce50" table:formula="of:=(([.A100]-1)*9+([.B100]))/108" office:value-type="float" office:value="0.777777777777778" calcext:value-type="float">
            <text:p>0.777777777777778</text:p>
          </table:table-cell>
          <table:table-cell table:style-name="ce50" table:formula="of:=MIN(ABS([.C100]*12-0.5);12-ABS([.C100]*12-0.5))/6" office:value-type="float" office:value="0.527777777777778" calcext:value-type="float">
            <text:p>0.527777777777778</text:p>
          </table:table-cell>
          <table:table-cell table:style-name="ce50" table:formula="of:=6*[.D100]^5-15*[.D100]^4+10*[.D100]^3" office:value-type="float" office:value="0.551976265209826" calcext:value-type="float">
            <text:p>0.551976265209826</text:p>
          </table:table-cell>
          <table:table-cell table:style-name="ce50" table:formula="of:=[.E100]*[.F$3]" office:value-type="float" office:value="18.5212569231818" calcext:value-type="float">
            <text:p>18.5212569231818</text:p>
          </table:table-cell>
          <table:table-cell table:style-name="ce50" table:formula="of:=[.$F$4]+[.F100]+(-0.5*[.$F$10])" office:value-type="float" office:value="-0.395965296818201" calcext:value-type="float">
            <text:p>-0.395965296818201</text:p>
          </table:table-cell>
          <table:table-cell table:style-name="ce50" table:formula="of:=[.$F$4]+[.F100]+(0.5*[.$F$10])" office:value-type="float" office:value="9.2840347031818" calcext:value-type="float">
            <text:p>9.2840347031818</text:p>
          </table:table-cell>
          <table:table-cell/>
          <table:table-cell table:style-name="ce44" office:value-type="float" office:value="2" calcext:value-type="float">
            <text:p>2</text:p>
          </table:table-cell>
          <table:table-cell table:style-name="ce44" office:value-type="float" office:value="10.6" calcext:value-type="float">
            <text:p>10.6</text:p>
          </table:table-cell>
          <table:table-cell table:style-name="ce44" table:formula="of:=[.G100]-[.J100]" office:value-type="float" office:value="-2.3959652968182" calcext:value-type="float">
            <text:p>-2.3959652968182</text:p>
          </table:table-cell>
          <table:table-cell table:style-name="ce44" table:formula="of:=[.H100]-[.K100]" office:value-type="float" office:value="-1.3159652968182" calcext:value-type="float">
            <text:p>-1.3159652968182</text:p>
          </table:table-cell>
          <table:table-cell table:style-name="ce44" office:value-type="float" office:value="-2.1232774" calcext:value-type="float">
            <text:p>-2.1232774</text:p>
          </table:table-cell>
          <table:table-cell table:style-name="ce44" office:value-type="float" office:value="16.600088" calcext:value-type="float">
            <text:p>16.600088</text:p>
          </table:table-cell>
          <table:table-cell table:style-name="ce50" table:formula="of:=[.G100]-[.N100]" office:value-type="float" office:value="1.7273121031818" calcext:value-type="float">
            <text:p>1.7273121031818</text:p>
          </table:table-cell>
          <table:table-cell table:style-name="ce50" table:formula="of:=[.H100]-[.O100]" office:value-type="float" office:value="-7.3160532968182" calcext:value-type="float">
            <text:p>-7.3160532968182</text:p>
          </table:table-cell>
          <table:table-cell table:style-name="ce50" table:formula="of:=[.J100]-[.N100]" office:value-type="float" office:value="4.1232774" calcext:value-type="float">
            <text:p>4.1232774</text:p>
          </table:table-cell>
          <table:table-cell table:style-name="ce50" table:formula="of:=[.K100]-[.O100]" office:value-type="float" office:value="-6.000088" calcext:value-type="float">
            <text:p>-6.000088</text:p>
          </table:table-cell>
          <table:table-cell/>
          <table:table-cell table:style-name="ce44" office:value-type="float" office:value="10" calcext:value-type="float">
            <text:p>10</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4" calcext:value-type="float">
            <text:p>4</text:p>
          </table:table-cell>
          <table:table-cell table:style-name="ce50" table:formula="of:=(([.A101]-1)*9+([.B101]))/108" office:value-type="float" office:value="0.787037037037037" calcext:value-type="float">
            <text:p>0.787037037037037</text:p>
          </table:table-cell>
          <table:table-cell table:style-name="ce50" table:formula="of:=MIN(ABS([.C101]*12-0.5);12-ABS([.C101]*12-0.5))/6" office:value-type="float" office:value="0.509259259259259" calcext:value-type="float">
            <text:p>0.509259259259259</text:p>
          </table:table-cell>
          <table:table-cell table:style-name="ce50" table:formula="of:=6*[.D101]^5-15*[.D101]^4+10*[.D101]^3" office:value-type="float" office:value="0.517357142358256" calcext:value-type="float">
            <text:p>0.517357142358256</text:p>
          </table:table-cell>
          <table:table-cell table:style-name="ce50" table:formula="of:=[.E101]*[.F$3]" office:value-type="float" office:value="17.3596314888973" calcext:value-type="float">
            <text:p>17.3596314888973</text:p>
          </table:table-cell>
          <table:table-cell table:style-name="ce50" table:formula="of:=[.$F$4]+[.F101]+(-0.5*[.$F$10])" office:value-type="float" office:value="-1.55759073110274" calcext:value-type="float">
            <text:p>-1.55759073110274</text:p>
          </table:table-cell>
          <table:table-cell table:style-name="ce50" table:formula="of:=[.$F$4]+[.F101]+(0.5*[.$F$10])" office:value-type="float" office:value="8.12240926889726" calcext:value-type="float">
            <text:p>8.12240926889726</text:p>
          </table:table-cell>
          <table:table-cell/>
          <table:table-cell table:style-name="ce44" office:value-type="float" office:value="0.3" calcext:value-type="float">
            <text:p>0.3</text:p>
          </table:table-cell>
          <table:table-cell table:style-name="ce44" office:value-type="float" office:value="9.4" calcext:value-type="float">
            <text:p>9.4</text:p>
          </table:table-cell>
          <table:table-cell table:style-name="ce44" table:formula="of:=[.G101]-[.J101]" office:value-type="float" office:value="-1.85759073110274" calcext:value-type="float">
            <text:p>-1.85759073110274</text:p>
          </table:table-cell>
          <table:table-cell table:style-name="ce44" table:formula="of:=[.H101]-[.K101]" office:value-type="float" office:value="-1.27759073110274" calcext:value-type="float">
            <text:p>-1.27759073110274</text:p>
          </table:table-cell>
          <table:table-cell table:style-name="ce44" office:value-type="float" office:value="-3.1668856" calcext:value-type="float">
            <text:p>-3.1668856</text:p>
          </table:table-cell>
          <table:table-cell table:style-name="ce44" office:value-type="float" office:value="13.7121725" calcext:value-type="float">
            <text:p>13.7121725</text:p>
          </table:table-cell>
          <table:table-cell table:style-name="ce50" table:formula="of:=[.G101]-[.N101]" office:value-type="float" office:value="1.60929486889726" calcext:value-type="float">
            <text:p>1.60929486889726</text:p>
          </table:table-cell>
          <table:table-cell table:style-name="ce50" table:formula="of:=[.H101]-[.O101]" office:value-type="float" office:value="-5.58976323110274" calcext:value-type="float">
            <text:p>-5.58976323110274</text:p>
          </table:table-cell>
          <table:table-cell table:style-name="ce50" table:formula="of:=[.J101]-[.N101]" office:value-type="float" office:value="3.4668856" calcext:value-type="float">
            <text:p>3.4668856</text:p>
          </table:table-cell>
          <table:table-cell table:style-name="ce50" table:formula="of:=[.K101]-[.O101]" office:value-type="float" office:value="-4.3121725" calcext:value-type="float">
            <text:p>-4.3121725</text:p>
          </table:table-cell>
          <table:table-cell/>
          <table:table-cell table:style-name="ce44" office:value-type="float" office:value="10" calcext:value-type="float">
            <text:p>10</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5" calcext:value-type="float">
            <text:p>5</text:p>
          </table:table-cell>
          <table:table-cell table:style-name="ce50" table:formula="of:=(([.A102]-1)*9+([.B102]))/108" office:value-type="float" office:value="0.796296296296296" calcext:value-type="float">
            <text:p>0.796296296296296</text:p>
          </table:table-cell>
          <table:table-cell table:style-name="ce50" table:formula="of:=MIN(ABS([.C102]*12-0.5);12-ABS([.C102]*12-0.5))/6" office:value-type="float" office:value="0.490740740740741" calcext:value-type="float">
            <text:p>0.490740740740741</text:p>
          </table:table-cell>
          <table:table-cell table:style-name="ce50" table:formula="of:=6*[.D102]^5-15*[.D102]^4+10*[.D102]^3" office:value-type="float" office:value="0.482642857641744" calcext:value-type="float">
            <text:p>0.482642857641744</text:p>
          </table:table-cell>
          <table:table-cell table:style-name="ce50" table:formula="of:=[.E102]*[.F$3]" office:value-type="float" office:value="16.1948129511027" calcext:value-type="float">
            <text:p>16.1948129511027</text:p>
          </table:table-cell>
          <table:table-cell table:style-name="ce50" table:formula="of:=[.$F$4]+[.F102]+(-0.5*[.$F$10])" office:value-type="float" office:value="-2.72240926889727" calcext:value-type="float">
            <text:p>-2.72240926889727</text:p>
          </table:table-cell>
          <table:table-cell table:style-name="ce50" table:formula="of:=[.$F$4]+[.F102]+(0.5*[.$F$10])" office:value-type="float" office:value="6.95759073110273" calcext:value-type="float">
            <text:p>6.95759073110273</text:p>
          </table:table-cell>
          <table:table-cell/>
          <table:table-cell table:style-name="ce44" office:value-type="float" office:value="-0.1" calcext:value-type="float">
            <text:p>-0.1</text:p>
          </table:table-cell>
          <table:table-cell table:style-name="ce44" office:value-type="float" office:value="9" calcext:value-type="float">
            <text:p>9</text:p>
          </table:table-cell>
          <table:table-cell table:style-name="ce44" table:formula="of:=[.G102]-[.J102]" office:value-type="float" office:value="-2.62240926889727" calcext:value-type="float">
            <text:p>-2.62240926889727</text:p>
          </table:table-cell>
          <table:table-cell table:style-name="ce44" table:formula="of:=[.H102]-[.K102]" office:value-type="float" office:value="-2.04240926889727" calcext:value-type="float">
            <text:p>-2.04240926889727</text:p>
          </table:table-cell>
          <table:table-cell table:style-name="ce44" office:value-type="float" office:value="-3.6621015" calcext:value-type="float">
            <text:p>-3.6621015</text:p>
          </table:table-cell>
          <table:table-cell table:style-name="ce44" office:value-type="float" office:value="13.982488" calcext:value-type="float">
            <text:p>13.982488</text:p>
          </table:table-cell>
          <table:table-cell table:style-name="ce50" table:formula="of:=[.G102]-[.N102]" office:value-type="float" office:value="0.93969223110273" calcext:value-type="float">
            <text:p>0.93969223110273</text:p>
          </table:table-cell>
          <table:table-cell table:style-name="ce50" table:formula="of:=[.H102]-[.O102]" office:value-type="float" office:value="-7.02489726889727" calcext:value-type="float">
            <text:p>-7.02489726889727</text:p>
          </table:table-cell>
          <table:table-cell table:style-name="ce50" table:formula="of:=[.J102]-[.N102]" office:value-type="float" office:value="3.5621015" calcext:value-type="float">
            <text:p>3.5621015</text:p>
          </table:table-cell>
          <table:table-cell table:style-name="ce50" table:formula="of:=[.K102]-[.O102]" office:value-type="float" office:value="-4.982488" calcext:value-type="float">
            <text:p>-4.982488</text:p>
          </table:table-cell>
          <table:table-cell/>
          <table:table-cell table:style-name="ce44" office:value-type="float" office:value="10" calcext:value-type="float">
            <text:p>10</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6" calcext:value-type="float">
            <text:p>6</text:p>
          </table:table-cell>
          <table:table-cell table:style-name="ce50" table:formula="of:=(([.A103]-1)*9+([.B103]))/108" office:value-type="float" office:value="0.805555555555556" calcext:value-type="float">
            <text:p>0.805555555555556</text:p>
          </table:table-cell>
          <table:table-cell table:style-name="ce50" table:formula="of:=MIN(ABS([.C103]*12-0.5);12-ABS([.C103]*12-0.5))/6" office:value-type="float" office:value="0.472222222222222" calcext:value-type="float">
            <text:p>0.472222222222222</text:p>
          </table:table-cell>
          <table:table-cell table:style-name="ce50" table:formula="of:=6*[.D103]^5-15*[.D103]^4+10*[.D103]^3" office:value-type="float" office:value="0.448023734790174" calcext:value-type="float">
            <text:p>0.448023734790174</text:p>
          </table:table-cell>
          <table:table-cell table:style-name="ce50" table:formula="of:=[.E103]*[.F$3]" office:value-type="float" office:value="15.0331875168182" calcext:value-type="float">
            <text:p>15.0331875168182</text:p>
          </table:table-cell>
          <table:table-cell table:style-name="ce50" table:formula="of:=[.$F$4]+[.F103]+(-0.5*[.$F$10])" office:value-type="float" office:value="-3.88403470318182" calcext:value-type="float">
            <text:p>-3.88403470318182</text:p>
          </table:table-cell>
          <table:table-cell table:style-name="ce50" table:formula="of:=[.$F$4]+[.F103]+(0.5*[.$F$10])" office:value-type="float" office:value="5.79596529681818" calcext:value-type="float">
            <text:p>5.79596529681818</text:p>
          </table:table-cell>
          <table:table-cell/>
          <table:table-cell table:style-name="ce44" office:value-type="float" office:value="-1.4" calcext:value-type="float">
            <text:p>-1.4</text:p>
          </table:table-cell>
          <table:table-cell table:style-name="ce44" office:value-type="float" office:value="8.5" calcext:value-type="float">
            <text:p>8.5</text:p>
          </table:table-cell>
          <table:table-cell table:style-name="ce44" table:formula="of:=[.G103]-[.J103]" office:value-type="float" office:value="-2.48403470318182" calcext:value-type="float">
            <text:p>-2.48403470318182</text:p>
          </table:table-cell>
          <table:table-cell table:style-name="ce44" table:formula="of:=[.H103]-[.K103]" office:value-type="float" office:value="-2.70403470318182" calcext:value-type="float">
            <text:p>-2.70403470318182</text:p>
          </table:table-cell>
          <table:table-cell table:style-name="ce44" office:value-type="float" office:value="-4.5742264" calcext:value-type="float">
            <text:p>-4.5742264</text:p>
          </table:table-cell>
          <table:table-cell table:style-name="ce44" office:value-type="float" office:value="11.734963" calcext:value-type="float">
            <text:p>11.734963</text:p>
          </table:table-cell>
          <table:table-cell table:style-name="ce50" table:formula="of:=[.G103]-[.N103]" office:value-type="float" office:value="0.69019169681818" calcext:value-type="float">
            <text:p>0.69019169681818</text:p>
          </table:table-cell>
          <table:table-cell table:style-name="ce50" table:formula="of:=[.H103]-[.O103]" office:value-type="float" office:value="-5.93899770318182" calcext:value-type="float">
            <text:p>-5.93899770318182</text:p>
          </table:table-cell>
          <table:table-cell table:style-name="ce50" table:formula="of:=[.J103]-[.N103]" office:value-type="float" office:value="3.1742264" calcext:value-type="float">
            <text:p>3.1742264</text:p>
          </table:table-cell>
          <table:table-cell table:style-name="ce50" table:formula="of:=[.K103]-[.O103]" office:value-type="float" office:value="-3.234963" calcext:value-type="float">
            <text:p>-3.234963</text:p>
          </table:table-cell>
          <table:table-cell/>
          <table:table-cell table:style-name="ce44" office:value-type="float" office:value="10" calcext:value-type="float">
            <text:p>10</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7" calcext:value-type="float">
            <text:p>7</text:p>
          </table:table-cell>
          <table:table-cell table:style-name="ce50" table:formula="of:=(([.A104]-1)*9+([.B104]))/108" office:value-type="float" office:value="0.814814814814815" calcext:value-type="float">
            <text:p>0.814814814814815</text:p>
          </table:table-cell>
          <table:table-cell table:style-name="ce50" table:formula="of:=MIN(ABS([.C104]*12-0.5);12-ABS([.C104]*12-0.5))/6" office:value-type="float" office:value="0.453703703703704" calcext:value-type="float">
            <text:p>0.453703703703704</text:p>
          </table:table-cell>
          <table:table-cell table:style-name="ce50" table:formula="of:=6*[.D104]^5-15*[.D104]^4+10*[.D104]^3" office:value-type="float" office:value="0.413689313501588" calcext:value-type="float">
            <text:p>0.413689313501588</text:p>
          </table:table-cell>
          <table:table-cell table:style-name="ce50" table:formula="of:=[.E104]*[.F$3]" office:value-type="float" office:value="13.8811150853108" calcext:value-type="float">
            <text:p>13.8811150853108</text:p>
          </table:table-cell>
          <table:table-cell table:style-name="ce50" table:formula="of:=[.$F$4]+[.F104]+(-0.5*[.$F$10])" office:value-type="float" office:value="-5.03610713468922" calcext:value-type="float">
            <text:p>-5.03610713468922</text:p>
          </table:table-cell>
          <table:table-cell table:style-name="ce50" table:formula="of:=[.$F$4]+[.F104]+(0.5*[.$F$10])" office:value-type="float" office:value="4.64389286531078" calcext:value-type="float">
            <text:p>4.64389286531078</text:p>
          </table:table-cell>
          <table:table-cell/>
          <table:table-cell table:style-name="ce44" office:value-type="float" office:value="-1.5" calcext:value-type="float">
            <text:p>-1.5</text:p>
          </table:table-cell>
          <table:table-cell table:style-name="ce44" office:value-type="float" office:value="6.3" calcext:value-type="float">
            <text:p>6.3</text:p>
          </table:table-cell>
          <table:table-cell table:style-name="ce44" table:formula="of:=[.G104]-[.J104]" office:value-type="float" office:value="-3.53610713468922" calcext:value-type="float">
            <text:p>-3.53610713468922</text:p>
          </table:table-cell>
          <table:table-cell table:style-name="ce44" table:formula="of:=[.H104]-[.K104]" office:value-type="float" office:value="-1.65610713468922" calcext:value-type="float">
            <text:p>-1.65610713468922</text:p>
          </table:table-cell>
          <table:table-cell table:style-name="ce44" office:value-type="float" office:value="-6.359037" calcext:value-type="float">
            <text:p>-6.359037</text:p>
          </table:table-cell>
          <table:table-cell table:style-name="ce44" office:value-type="float" office:value="11.628453" calcext:value-type="float">
            <text:p>11.628453</text:p>
          </table:table-cell>
          <table:table-cell table:style-name="ce50" table:formula="of:=[.G104]-[.N104]" office:value-type="float" office:value="1.32292986531078" calcext:value-type="float">
            <text:p>1.32292986531078</text:p>
          </table:table-cell>
          <table:table-cell table:style-name="ce50" table:formula="of:=[.H104]-[.O104]" office:value-type="float" office:value="-6.98456013468923" calcext:value-type="float">
            <text:p>-6.98456013468923</text:p>
          </table:table-cell>
          <table:table-cell table:style-name="ce50" table:formula="of:=[.J104]-[.N104]" office:value-type="float" office:value="4.859037" calcext:value-type="float">
            <text:p>4.859037</text:p>
          </table:table-cell>
          <table:table-cell table:style-name="ce50" table:formula="of:=[.K104]-[.O104]" office:value-type="float" office:value="-5.328453" calcext:value-type="float">
            <text:p>-5.328453</text:p>
          </table:table-cell>
          <table:table-cell/>
          <table:table-cell table:style-name="ce44" office:value-type="float" office:value="10" calcext:value-type="float">
            <text:p>10</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8" calcext:value-type="float">
            <text:p>8</text:p>
          </table:table-cell>
          <table:table-cell table:style-name="ce50" table:formula="of:=(([.A105]-1)*9+([.B105]))/108" office:value-type="float" office:value="0.824074074074074" calcext:value-type="float">
            <text:p>0.824074074074074</text:p>
          </table:table-cell>
          <table:table-cell table:style-name="ce50" table:formula="of:=MIN(ABS([.C105]*12-0.5);12-ABS([.C105]*12-0.5))/6" office:value-type="float" office:value="0.435185185185185" calcext:value-type="float">
            <text:p>0.435185185185185</text:p>
          </table:table-cell>
          <table:table-cell table:style-name="ce50" table:formula="of:=6*[.D105]^5-15*[.D105]^4+10*[.D105]^3" office:value-type="float" office:value="0.379826781378496" calcext:value-type="float">
            <text:p>0.379826781378496</text:p>
          </table:table-cell>
          <table:table-cell table:style-name="ce50" table:formula="of:=[.E105]*[.F$3]" office:value-type="float" office:value="12.7448766325888" calcext:value-type="float">
            <text:p>12.7448766325888</text:p>
          </table:table-cell>
          <table:table-cell table:style-name="ce50" table:formula="of:=[.$F$4]+[.F105]+(-0.5*[.$F$10])" office:value-type="float" office:value="-6.17234558741122" calcext:value-type="float">
            <text:p>-6.17234558741122</text:p>
          </table:table-cell>
          <table:table-cell table:style-name="ce50" table:formula="of:=[.$F$4]+[.F105]+(0.5*[.$F$10])" office:value-type="float" office:value="3.50765441258878" calcext:value-type="float">
            <text:p>3.50765441258878</text:p>
          </table:table-cell>
          <table:table-cell/>
          <table:table-cell table:style-name="ce44" office:value-type="float" office:value="-2.5" calcext:value-type="float">
            <text:p>-2.5</text:p>
          </table:table-cell>
          <table:table-cell table:style-name="ce44" office:value-type="float" office:value="6" calcext:value-type="float">
            <text:p>6</text:p>
          </table:table-cell>
          <table:table-cell table:style-name="ce44" table:formula="of:=[.G105]-[.J105]" office:value-type="float" office:value="-3.67234558741122" calcext:value-type="float">
            <text:p>-3.67234558741122</text:p>
          </table:table-cell>
          <table:table-cell table:style-name="ce44" table:formula="of:=[.H105]-[.K105]" office:value-type="float" office:value="-2.49234558741122" calcext:value-type="float">
            <text:p>-2.49234558741122</text:p>
          </table:table-cell>
          <table:table-cell table:style-name="ce44" office:value-type="float" office:value="-7.9711137" calcext:value-type="float">
            <text:p>-7.9711137</text:p>
          </table:table-cell>
          <table:table-cell table:style-name="ce44" office:value-type="float" office:value="9.838724" calcext:value-type="float">
            <text:p>9.838724</text:p>
          </table:table-cell>
          <table:table-cell table:style-name="ce50" table:formula="of:=[.G105]-[.N105]" office:value-type="float" office:value="1.79876811258878" calcext:value-type="float">
            <text:p>1.79876811258878</text:p>
          </table:table-cell>
          <table:table-cell table:style-name="ce50" table:formula="of:=[.H105]-[.O105]" office:value-type="float" office:value="-6.33106958741122" calcext:value-type="float">
            <text:p>-6.33106958741122</text:p>
          </table:table-cell>
          <table:table-cell table:style-name="ce50" table:formula="of:=[.J105]-[.N105]" office:value-type="float" office:value="5.4711137" calcext:value-type="float">
            <text:p>5.4711137</text:p>
          </table:table-cell>
          <table:table-cell table:style-name="ce50" table:formula="of:=[.K105]-[.O105]" office:value-type="float" office:value="-3.838724" calcext:value-type="float">
            <text:p>-3.838724</text:p>
          </table:table-cell>
          <table:table-cell/>
          <table:table-cell table:style-name="ce44" office:value-type="float" office:value="10" calcext:value-type="float">
            <text:p>10</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9" calcext:value-type="float">
            <text:p>9</text:p>
          </table:table-cell>
          <table:table-cell table:style-name="ce50" table:formula="of:=(([.A106]-1)*9+([.B106]))/108" office:value-type="float" office:value="0.833333333333333" calcext:value-type="float">
            <text:p>0.833333333333333</text:p>
          </table:table-cell>
          <table:table-cell table:style-name="ce50" table:formula="of:=MIN(ABS([.C106]*12-0.5);12-ABS([.C106]*12-0.5))/6" office:value-type="float" office:value="0.416666666666667" calcext:value-type="float">
            <text:p>0.416666666666667</text:p>
          </table:table-cell>
          <table:table-cell table:style-name="ce50" table:formula="of:=6*[.D106]^5-15*[.D106]^4+10*[.D106]^3" office:value-type="float" office:value="0.346619405864198" calcext:value-type="float">
            <text:p>0.346619405864198</text:p>
          </table:table-cell>
          <table:table-cell table:style-name="ce50" table:formula="of:=[.E106]*[.F$3]" office:value-type="float" office:value="11.630621595896" calcext:value-type="float">
            <text:p>11.630621595896</text:p>
          </table:table-cell>
          <table:table-cell table:style-name="ce50" table:formula="of:=[.$F$4]+[.F106]+(-0.5*[.$F$10])" office:value-type="float" office:value="-7.28660062410397" calcext:value-type="float">
            <text:p>-7.28660062410397</text:p>
          </table:table-cell>
          <table:table-cell table:style-name="ce50" table:formula="of:=[.$F$4]+[.F106]+(0.5*[.$F$10])" office:value-type="float" office:value="2.39339937589603" calcext:value-type="float">
            <text:p>2.39339937589603</text:p>
          </table:table-cell>
          <table:table-cell/>
          <table:table-cell table:style-name="ce44" office:value-type="float" office:value="-4.8" calcext:value-type="float">
            <text:p>-4.8</text:p>
          </table:table-cell>
          <table:table-cell table:style-name="ce44" office:value-type="float" office:value="4.2" calcext:value-type="float">
            <text:p>4.2</text:p>
          </table:table-cell>
          <table:table-cell table:style-name="ce44" table:formula="of:=[.G106]-[.J106]" office:value-type="float" office:value="-2.48660062410397" calcext:value-type="float">
            <text:p>-2.48660062410397</text:p>
          </table:table-cell>
          <table:table-cell table:style-name="ce44" table:formula="of:=[.H106]-[.K106]" office:value-type="float" office:value="-1.80660062410397" calcext:value-type="float">
            <text:p>-1.80660062410397</text:p>
          </table:table-cell>
          <table:table-cell table:style-name="ce44" office:value-type="float" office:value="-8.98828" calcext:value-type="float">
            <text:p>-8.98828</text:p>
          </table:table-cell>
          <table:table-cell table:style-name="ce44" office:value-type="float" office:value="9.607053" calcext:value-type="float">
            <text:p>9.607053</text:p>
          </table:table-cell>
          <table:table-cell table:style-name="ce50" table:formula="of:=[.G106]-[.N106]" office:value-type="float" office:value="1.70167937589603" calcext:value-type="float">
            <text:p>1.70167937589603</text:p>
          </table:table-cell>
          <table:table-cell table:style-name="ce50" table:formula="of:=[.H106]-[.O106]" office:value-type="float" office:value="-7.21365362410397" calcext:value-type="float">
            <text:p>-7.21365362410397</text:p>
          </table:table-cell>
          <table:table-cell table:style-name="ce50" table:formula="of:=[.J106]-[.N106]" office:value-type="float" office:value="4.18828" calcext:value-type="float">
            <text:p>4.18828</text:p>
          </table:table-cell>
          <table:table-cell table:style-name="ce50" table:formula="of:=[.K106]-[.O106]" office:value-type="float" office:value="-5.407053" calcext:value-type="float">
            <text:p>-5.407053</text:p>
          </table:table-cell>
          <table:table-cell/>
          <table:table-cell table:style-name="ce44" office:value-type="float" office:value="10" calcext:value-type="float">
            <text:p>10</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1" calcext:value-type="float">
            <text:p>1</text:p>
          </table:table-cell>
          <table:table-cell table:style-name="ce50" table:formula="of:=(([.A107]-1)*9+([.B107]))/108" office:value-type="float" office:value="0.842592592592593" calcext:value-type="float">
            <text:p>0.842592592592593</text:p>
          </table:table-cell>
          <table:table-cell table:style-name="ce50" table:formula="of:=MIN(ABS([.C107]*12-0.5);12-ABS([.C107]*12-0.5))/6" office:value-type="float" office:value="0.398148148148148" calcext:value-type="float">
            <text:p>0.398148148148148</text:p>
          </table:table-cell>
          <table:table-cell table:style-name="ce50" table:formula="of:=6*[.D107]^5-15*[.D107]^4+10*[.D107]^3" office:value-type="float" office:value="0.314244966179088" calcext:value-type="float">
            <text:p>0.314244966179088</text:p>
          </table:table-cell>
          <table:table-cell table:style-name="ce50" table:formula="of:=[.E107]*[.F$3]" office:value-type="float" office:value="10.5443152582059" calcext:value-type="float">
            <text:p>10.5443152582059</text:p>
          </table:table-cell>
          <table:table-cell table:style-name="ce50" table:formula="of:=[.$F$4]+[.F107]+(-0.5*[.$F$10])" office:value-type="float" office:value="-8.37290696179412" calcext:value-type="float">
            <text:p>-8.37290696179412</text:p>
          </table:table-cell>
          <table:table-cell table:style-name="ce50" table:formula="of:=[.$F$4]+[.F107]+(0.5*[.$F$10])" office:value-type="float" office:value="1.30709303820588" calcext:value-type="float">
            <text:p>1.30709303820588</text:p>
          </table:table-cell>
          <table:table-cell/>
          <table:table-cell table:style-name="ce44" office:value-type="float" office:value="-4.9" calcext:value-type="float">
            <text:p>-4.9</text:p>
          </table:table-cell>
          <table:table-cell table:style-name="ce44" office:value-type="float" office:value="3.5" calcext:value-type="float">
            <text:p>3.5</text:p>
          </table:table-cell>
          <table:table-cell table:style-name="ce44" table:formula="of:=[.G107]-[.J107]" office:value-type="float" office:value="-3.47290696179412" calcext:value-type="float">
            <text:p>-3.47290696179412</text:p>
          </table:table-cell>
          <table:table-cell table:style-name="ce44" table:formula="of:=[.H107]-[.K107]" office:value-type="float" office:value="-2.19290696179412" calcext:value-type="float">
            <text:p>-2.19290696179412</text:p>
          </table:table-cell>
          <table:table-cell table:style-name="ce44" office:value-type="float" office:value="-9.237634" calcext:value-type="float">
            <text:p>-9.237634</text:p>
          </table:table-cell>
          <table:table-cell table:style-name="ce44" office:value-type="float" office:value="7.6031857" calcext:value-type="float">
            <text:p>7.6031857</text:p>
          </table:table-cell>
          <table:table-cell table:style-name="ce50" table:formula="of:=[.G107]-[.N107]" office:value-type="float" office:value="0.86472703820588" calcext:value-type="float">
            <text:p>0.86472703820588</text:p>
          </table:table-cell>
          <table:table-cell table:style-name="ce50" table:formula="of:=[.H107]-[.O107]" office:value-type="float" office:value="-6.29609266179412" calcext:value-type="float">
            <text:p>-6.29609266179412</text:p>
          </table:table-cell>
          <table:table-cell table:style-name="ce50" table:formula="of:=[.J107]-[.N107]" office:value-type="float" office:value="4.337634" calcext:value-type="float">
            <text:p>4.337634</text:p>
          </table:table-cell>
          <table:table-cell table:style-name="ce50" table:formula="of:=[.K107]-[.O107]" office:value-type="float" office:value="-4.1031857" calcext:value-type="float">
            <text:p>-4.1031857</text:p>
          </table:table-cell>
          <table:table-cell/>
          <table:table-cell table:style-name="ce44" office:value-type="float" office:value="11" calcext:value-type="float">
            <text:p>11</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2" calcext:value-type="float">
            <text:p>2</text:p>
          </table:table-cell>
          <table:table-cell table:style-name="ce50" table:formula="of:=(([.A108]-1)*9+([.B108]))/108" office:value-type="float" office:value="0.851851851851852" calcext:value-type="float">
            <text:p>0.851851851851852</text:p>
          </table:table-cell>
          <table:table-cell table:style-name="ce50" table:formula="of:=MIN(ABS([.C108]*12-0.5);12-ABS([.C108]*12-0.5))/6" office:value-type="float" office:value="0.37962962962963" calcext:value-type="float">
            <text:p>0.37962962962963</text:p>
          </table:table-cell>
          <table:table-cell table:style-name="ce50" table:formula="of:=6*[.D108]^5-15*[.D108]^4+10*[.D108]^3" office:value-type="float" office:value="0.282874185256977" calcext:value-type="float">
            <text:p>0.282874185256977</text:p>
          </table:table-cell>
          <table:table-cell table:style-name="ce50" table:formula="of:=[.E108]*[.F$3]" office:value-type="float" office:value="9.49168613271549" calcext:value-type="float">
            <text:p>9.49168613271549</text:p>
          </table:table-cell>
          <table:table-cell table:style-name="ce50" table:formula="of:=[.$F$4]+[.F108]+(-0.5*[.$F$10])" office:value-type="float" office:value="-9.42553608728451" calcext:value-type="float">
            <text:p>-9.42553608728451</text:p>
          </table:table-cell>
          <table:table-cell table:style-name="ce50" table:formula="of:=[.$F$4]+[.F108]+(0.5*[.$F$10])" office:value-type="float" office:value="0.254463912715488" calcext:value-type="float">
            <text:p>0.254463912715488</text:p>
          </table:table-cell>
          <table:table-cell/>
          <table:table-cell table:style-name="ce44" office:value-type="float" office:value="-6.8" calcext:value-type="float">
            <text:p>-6.8</text:p>
          </table:table-cell>
          <table:table-cell table:style-name="ce44" office:value-type="float" office:value="1.7" calcext:value-type="float">
            <text:p>1.7</text:p>
          </table:table-cell>
          <table:table-cell table:style-name="ce44" table:formula="of:=[.G108]-[.J108]" office:value-type="float" office:value="-2.62553608728451" calcext:value-type="float">
            <text:p>-2.62553608728451</text:p>
          </table:table-cell>
          <table:table-cell table:style-name="ce44" table:formula="of:=[.H108]-[.K108]" office:value-type="float" office:value="-1.44553608728451" calcext:value-type="float">
            <text:p>-1.44553608728451</text:p>
          </table:table-cell>
          <table:table-cell table:style-name="ce44" office:value-type="float" office:value="-11.485889" calcext:value-type="float">
            <text:p>-11.485889</text:p>
          </table:table-cell>
          <table:table-cell table:style-name="ce44" office:value-type="float" office:value="6.668641" calcext:value-type="float">
            <text:p>6.668641</text:p>
          </table:table-cell>
          <table:table-cell table:style-name="ce50" table:formula="of:=[.G108]-[.N108]" office:value-type="float" office:value="2.06035291271549" calcext:value-type="float">
            <text:p>2.06035291271549</text:p>
          </table:table-cell>
          <table:table-cell table:style-name="ce50" table:formula="of:=[.H108]-[.O108]" office:value-type="float" office:value="-6.41417708728451" calcext:value-type="float">
            <text:p>-6.41417708728451</text:p>
          </table:table-cell>
          <table:table-cell table:style-name="ce50" table:formula="of:=[.J108]-[.N108]" office:value-type="float" office:value="4.685889" calcext:value-type="float">
            <text:p>4.685889</text:p>
          </table:table-cell>
          <table:table-cell table:style-name="ce50" table:formula="of:=[.K108]-[.O108]" office:value-type="float" office:value="-4.968641" calcext:value-type="float">
            <text:p>-4.968641</text:p>
          </table:table-cell>
          <table:table-cell/>
          <table:table-cell table:style-name="ce44" office:value-type="float" office:value="11" calcext:value-type="float">
            <text:p>11</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3" calcext:value-type="float">
            <text:p>3</text:p>
          </table:table-cell>
          <table:table-cell table:style-name="ce50" table:formula="of:=(([.A109]-1)*9+([.B109]))/108" office:value-type="float" office:value="0.861111111111111" calcext:value-type="float">
            <text:p>0.861111111111111</text:p>
          </table:table-cell>
          <table:table-cell table:style-name="ce50" table:formula="of:=MIN(ABS([.C109]*12-0.5);12-ABS([.C109]*12-0.5))/6" office:value-type="float" office:value="0.361111111111111" calcext:value-type="float">
            <text:p>0.361111111111111</text:p>
          </table:table-cell>
          <table:table-cell table:style-name="ce50" table:formula="of:=6*[.D109]^5-15*[.D109]^4+10*[.D109]^3" office:value-type="float" office:value="0.2526691616814" calcext:value-type="float">
            <text:p>0.2526691616814</text:p>
          </table:table-cell>
          <table:table-cell table:style-name="ce50" table:formula="of:=[.E109]*[.F$3]" office:value-type="float" office:value="8.47817334733991" calcext:value-type="float">
            <text:p>8.47817334733991</text:p>
          </table:table-cell>
          <table:table-cell table:style-name="ce50" table:formula="of:=[.$F$4]+[.F109]+(-0.5*[.$F$10])" office:value-type="float" office:value="-10.4390488726601" calcext:value-type="float">
            <text:p>-10.4390488726601</text:p>
          </table:table-cell>
          <table:table-cell table:style-name="ce50" table:formula="of:=[.$F$4]+[.F109]+(0.5*[.$F$10])" office:value-type="float" office:value="-0.759048872660086" calcext:value-type="float">
            <text:p>-0.759048872660086</text:p>
          </table:table-cell>
          <table:table-cell/>
          <table:table-cell table:style-name="ce44" office:value-type="float" office:value="-7.9" calcext:value-type="float">
            <text:p>-7.9</text:p>
          </table:table-cell>
          <table:table-cell table:style-name="ce44" office:value-type="float" office:value="2.1" calcext:value-type="float">
            <text:p>2.1</text:p>
          </table:table-cell>
          <table:table-cell table:style-name="ce44" table:formula="of:=[.G109]-[.J109]" office:value-type="float" office:value="-2.53904887266009" calcext:value-type="float">
            <text:p>-2.53904887266009</text:p>
          </table:table-cell>
          <table:table-cell table:style-name="ce44" table:formula="of:=[.H109]-[.K109]" office:value-type="float" office:value="-2.85904887266009" calcext:value-type="float">
            <text:p>-2.85904887266009</text:p>
          </table:table-cell>
          <table:table-cell table:style-name="ce44" office:value-type="float" office:value="-13.055549" calcext:value-type="float">
            <text:p>-13.055549</text:p>
          </table:table-cell>
          <table:table-cell table:style-name="ce44" office:value-type="float" office:value="5.184152" calcext:value-type="float">
            <text:p>5.184152</text:p>
          </table:table-cell>
          <table:table-cell table:style-name="ce50" table:formula="of:=[.G109]-[.N109]" office:value-type="float" office:value="2.61650012733991" calcext:value-type="float">
            <text:p>2.61650012733991</text:p>
          </table:table-cell>
          <table:table-cell table:style-name="ce50" table:formula="of:=[.H109]-[.O109]" office:value-type="float" office:value="-5.94320087266009" calcext:value-type="float">
            <text:p>-5.94320087266009</text:p>
          </table:table-cell>
          <table:table-cell table:style-name="ce50" table:formula="of:=[.J109]-[.N109]" office:value-type="float" office:value="5.155549" calcext:value-type="float">
            <text:p>5.155549</text:p>
          </table:table-cell>
          <table:table-cell table:style-name="ce50" table:formula="of:=[.K109]-[.O109]" office:value-type="float" office:value="-3.084152" calcext:value-type="float">
            <text:p>-3.084152</text:p>
          </table:table-cell>
          <table:table-cell/>
          <table:table-cell table:style-name="ce44" office:value-type="float" office:value="11" calcext:value-type="float">
            <text:p>11</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4" calcext:value-type="float">
            <text:p>4</text:p>
          </table:table-cell>
          <table:table-cell table:style-name="ce50" table:formula="of:=(([.A110]-1)*9+([.B110]))/108" office:value-type="float" office:value="0.87037037037037" calcext:value-type="float">
            <text:p>0.87037037037037</text:p>
          </table:table-cell>
          <table:table-cell table:style-name="ce50" table:formula="of:=MIN(ABS([.C110]*12-0.5);12-ABS([.C110]*12-0.5))/6" office:value-type="float" office:value="0.342592592592593" calcext:value-type="float">
            <text:p>0.342592592592593</text:p>
          </table:table-cell>
          <table:table-cell table:style-name="ce50" table:formula="of:=6*[.D110]^5-15*[.D110]^4+10*[.D110]^3" office:value-type="float" office:value="0.223781801621937" calcext:value-type="float">
            <text:p>0.223781801621937</text:p>
          </table:table-cell>
          <table:table-cell table:style-name="ce50" table:formula="of:=[.E110]*[.F$3]" office:value-type="float" office:value="7.50887402920639" calcext:value-type="float">
            <text:p>7.50887402920639</text:p>
          </table:table-cell>
          <table:table-cell table:style-name="ce50" table:formula="of:=[.$F$4]+[.F110]+(-0.5*[.$F$10])" office:value-type="float" office:value="-11.4083481907936" calcext:value-type="float">
            <text:p>-11.4083481907936</text:p>
          </table:table-cell>
          <table:table-cell table:style-name="ce50" table:formula="of:=[.$F$4]+[.F110]+(0.5*[.$F$10])" office:value-type="float" office:value="-1.72834819079361" calcext:value-type="float">
            <text:p>-1.72834819079361</text:p>
          </table:table-cell>
          <table:table-cell/>
          <table:table-cell table:style-name="ce44" office:value-type="float" office:value="-8.4" calcext:value-type="float">
            <text:p>-8.4</text:p>
          </table:table-cell>
          <table:table-cell table:style-name="ce44" office:value-type="float" office:value="-0.1" calcext:value-type="float">
            <text:p>-0.1</text:p>
          </table:table-cell>
          <table:table-cell table:style-name="ce44" table:formula="of:=[.G110]-[.J110]" office:value-type="float" office:value="-3.00834819079361" calcext:value-type="float">
            <text:p>-3.00834819079361</text:p>
          </table:table-cell>
          <table:table-cell table:style-name="ce44" table:formula="of:=[.H110]-[.K110]" office:value-type="float" office:value="-1.62834819079361" calcext:value-type="float">
            <text:p>-1.62834819079361</text:p>
          </table:table-cell>
          <table:table-cell table:style-name="ce44" office:value-type="float" office:value="-12.7284355" calcext:value-type="float">
            <text:p>-12.7284355</text:p>
          </table:table-cell>
          <table:table-cell table:style-name="ce44" office:value-type="float" office:value="5.9931073" calcext:value-type="float">
            <text:p>5.9931073</text:p>
          </table:table-cell>
          <table:table-cell table:style-name="ce50" table:formula="of:=[.G110]-[.N110]" office:value-type="float" office:value="1.32008730920639" calcext:value-type="float">
            <text:p>1.32008730920639</text:p>
          </table:table-cell>
          <table:table-cell table:style-name="ce50" table:formula="of:=[.H110]-[.O110]" office:value-type="float" office:value="-7.72145549079361" calcext:value-type="float">
            <text:p>-7.72145549079361</text:p>
          </table:table-cell>
          <table:table-cell table:style-name="ce50" table:formula="of:=[.J110]-[.N110]" office:value-type="float" office:value="4.3284355" calcext:value-type="float">
            <text:p>4.3284355</text:p>
          </table:table-cell>
          <table:table-cell table:style-name="ce50" table:formula="of:=[.K110]-[.O110]" office:value-type="float" office:value="-6.0931073" calcext:value-type="float">
            <text:p>-6.0931073</text:p>
          </table:table-cell>
          <table:table-cell/>
          <table:table-cell table:style-name="ce44" office:value-type="float" office:value="11" calcext:value-type="float">
            <text:p>11</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5" calcext:value-type="float">
            <text:p>5</text:p>
          </table:table-cell>
          <table:table-cell table:style-name="ce50" table:formula="of:=(([.A111]-1)*9+([.B111]))/108" office:value-type="float" office:value="0.87962962962963" calcext:value-type="float">
            <text:p>0.87962962962963</text:p>
          </table:table-cell>
          <table:table-cell table:style-name="ce50" table:formula="of:=MIN(ABS([.C111]*12-0.5);12-ABS([.C111]*12-0.5))/6" office:value-type="float" office:value="0.324074074074074" calcext:value-type="float">
            <text:p>0.324074074074074</text:p>
          </table:table-cell>
          <table:table-cell table:style-name="ce50" table:formula="of:=6*[.D111]^5-15*[.D111]^4+10*[.D111]^3" office:value-type="float" office:value="0.19635225077052" calcext:value-type="float">
            <text:p>0.19635225077052</text:p>
          </table:table-cell>
          <table:table-cell table:style-name="ce50" table:formula="of:=[.E111]*[.F$3]" office:value-type="float" office:value="6.58849068914838" calcext:value-type="float">
            <text:p>6.58849068914838</text:p>
          </table:table-cell>
          <table:table-cell table:style-name="ce50" table:formula="of:=[.$F$4]+[.F111]+(-0.5*[.$F$10])" office:value-type="float" office:value="-12.3287315308516" calcext:value-type="float">
            <text:p>-12.3287315308516</text:p>
          </table:table-cell>
          <table:table-cell table:style-name="ce50" table:formula="of:=[.$F$4]+[.F111]+(0.5*[.$F$10])" office:value-type="float" office:value="-2.64873153085162" calcext:value-type="float">
            <text:p>-2.64873153085162</text:p>
          </table:table-cell>
          <table:table-cell/>
          <table:table-cell table:style-name="ce44" office:value-type="float" office:value="-10.5" calcext:value-type="float">
            <text:p>-10.5</text:p>
          </table:table-cell>
          <table:table-cell table:style-name="ce44" office:value-type="float" office:value="-1.5" calcext:value-type="float">
            <text:p>-1.5</text:p>
          </table:table-cell>
          <table:table-cell table:style-name="ce44" table:formula="of:=[.G111]-[.J111]" office:value-type="float" office:value="-1.82873153085162" calcext:value-type="float">
            <text:p>-1.82873153085162</text:p>
          </table:table-cell>
          <table:table-cell table:style-name="ce44" table:formula="of:=[.H111]-[.K111]" office:value-type="float" office:value="-1.14873153085162" calcext:value-type="float">
            <text:p>-1.14873153085162</text:p>
          </table:table-cell>
          <table:table-cell table:style-name="ce44" office:value-type="float" office:value="-14.573574" calcext:value-type="float">
            <text:p>-14.573574</text:p>
          </table:table-cell>
          <table:table-cell table:style-name="ce44" office:value-type="float" office:value="5.1871834" calcext:value-type="float">
            <text:p>5.1871834</text:p>
          </table:table-cell>
          <table:table-cell table:style-name="ce50" table:formula="of:=[.G111]-[.N111]" office:value-type="float" office:value="2.24484246914838" calcext:value-type="float">
            <text:p>2.24484246914838</text:p>
          </table:table-cell>
          <table:table-cell table:style-name="ce50" table:formula="of:=[.H111]-[.O111]" office:value-type="float" office:value="-7.83591493085162" calcext:value-type="float">
            <text:p>-7.83591493085162</text:p>
          </table:table-cell>
          <table:table-cell table:style-name="ce50" table:formula="of:=[.J111]-[.N111]" office:value-type="float" office:value="4.073574" calcext:value-type="float">
            <text:p>4.073574</text:p>
          </table:table-cell>
          <table:table-cell table:style-name="ce50" table:formula="of:=[.K111]-[.O111]" office:value-type="float" office:value="-6.6871834" calcext:value-type="float">
            <text:p>-6.6871834</text:p>
          </table:table-cell>
          <table:table-cell/>
          <table:table-cell table:style-name="ce44" office:value-type="float" office:value="11" calcext:value-type="float">
            <text:p>11</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6" calcext:value-type="float">
            <text:p>6</text:p>
          </table:table-cell>
          <table:table-cell table:style-name="ce50" table:formula="of:=(([.A112]-1)*9+([.B112]))/108" office:value-type="float" office:value="0.888888888888889" calcext:value-type="float">
            <text:p>0.888888888888889</text:p>
          </table:table-cell>
          <table:table-cell table:style-name="ce50" table:formula="of:=MIN(ABS([.C112]*12-0.5);12-ABS([.C112]*12-0.5))/6" office:value-type="float" office:value="0.305555555555556" calcext:value-type="float">
            <text:p>0.305555555555556</text:p>
          </table:table-cell>
          <table:table-cell table:style-name="ce50" table:formula="of:=6*[.D112]^5-15*[.D112]^4+10*[.D112]^3" office:value-type="float" office:value="0.170507326277753" calcext:value-type="float">
            <text:p>0.170507326277753</text:p>
          </table:table-cell>
          <table:table-cell table:style-name="ce50" table:formula="of:=[.E112]*[.F$3]" office:value-type="float" office:value="5.7212786061998" calcext:value-type="float">
            <text:p>5.7212786061998</text:p>
          </table:table-cell>
          <table:table-cell table:style-name="ce50" table:formula="of:=[.$F$4]+[.F112]+(-0.5*[.$F$10])" office:value-type="float" office:value="-13.1959436138002" calcext:value-type="float">
            <text:p>-13.1959436138002</text:p>
          </table:table-cell>
          <table:table-cell table:style-name="ce50" table:formula="of:=[.$F$4]+[.F112]+(0.5*[.$F$10])" office:value-type="float" office:value="-3.5159436138002" calcext:value-type="float">
            <text:p>-3.5159436138002</text:p>
          </table:table-cell>
          <table:table-cell/>
          <table:table-cell table:style-name="ce44" office:value-type="float" office:value="-11.3" calcext:value-type="float">
            <text:p>-11.3</text:p>
          </table:table-cell>
          <table:table-cell table:style-name="ce44" office:value-type="float" office:value="-2.7" calcext:value-type="float">
            <text:p>-2.7</text:p>
          </table:table-cell>
          <table:table-cell table:style-name="ce44" table:formula="of:=[.G112]-[.J112]" office:value-type="float" office:value="-1.8959436138002" calcext:value-type="float">
            <text:p>-1.8959436138002</text:p>
          </table:table-cell>
          <table:table-cell table:style-name="ce44" table:formula="of:=[.H112]-[.K112]" office:value-type="float" office:value="-0.815943613800202" calcext:value-type="float">
            <text:p>-0.815943613800202</text:p>
          </table:table-cell>
          <table:table-cell table:style-name="ce44" office:value-type="float" office:value="-14.642226" calcext:value-type="float">
            <text:p>-14.642226</text:p>
          </table:table-cell>
          <table:table-cell table:style-name="ce44" office:value-type="float" office:value="2.7065122" calcext:value-type="float">
            <text:p>2.7065122</text:p>
          </table:table-cell>
          <table:table-cell table:style-name="ce50" table:formula="of:=[.G112]-[.N112]" office:value-type="float" office:value="1.4462823861998" calcext:value-type="float">
            <text:p>1.4462823861998</text:p>
          </table:table-cell>
          <table:table-cell table:style-name="ce50" table:formula="of:=[.H112]-[.O112]" office:value-type="float" office:value="-6.2224558138002" calcext:value-type="float">
            <text:p>-6.2224558138002</text:p>
          </table:table-cell>
          <table:table-cell table:style-name="ce50" table:formula="of:=[.J112]-[.N112]" office:value-type="float" office:value="3.342226" calcext:value-type="float">
            <text:p>3.342226</text:p>
          </table:table-cell>
          <table:table-cell table:style-name="ce50" table:formula="of:=[.K112]-[.O112]" office:value-type="float" office:value="-5.4065122" calcext:value-type="float">
            <text:p>-5.4065122</text:p>
          </table:table-cell>
          <table:table-cell/>
          <table:table-cell table:style-name="ce44" office:value-type="float" office:value="11" calcext:value-type="float">
            <text:p>11</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7" calcext:value-type="float">
            <text:p>7</text:p>
          </table:table-cell>
          <table:table-cell table:style-name="ce50" table:formula="of:=(([.A113]-1)*9+([.B113]))/108" office:value-type="float" office:value="0.898148148148148" calcext:value-type="float">
            <text:p>0.898148148148148</text:p>
          </table:table-cell>
          <table:table-cell table:style-name="ce50" table:formula="of:=MIN(ABS([.C113]*12-0.5);12-ABS([.C113]*12-0.5))/6" office:value-type="float" office:value="0.287037037037037" calcext:value-type="float">
            <text:p>0.287037037037037</text:p>
          </table:table-cell>
          <table:table-cell table:style-name="ce50" table:formula="of:=6*[.D113]^5-15*[.D113]^4+10*[.D113]^3" office:value-type="float" office:value="0.146358948689219" calcext:value-type="float">
            <text:p>0.146358948689219</text:p>
          </table:table-cell>
          <table:table-cell table:style-name="ce50" table:formula="of:=[.E113]*[.F$3]" office:value-type="float" office:value="4.9109932120892" calcext:value-type="float">
            <text:p>4.9109932120892</text:p>
          </table:table-cell>
          <table:table-cell table:style-name="ce50" table:formula="of:=[.$F$4]+[.F113]+(-0.5*[.$F$10])" office:value-type="float" office:value="-14.0062290079108" calcext:value-type="float">
            <text:p>-14.0062290079108</text:p>
          </table:table-cell>
          <table:table-cell table:style-name="ce50" table:formula="of:=[.$F$4]+[.F113]+(0.5*[.$F$10])" office:value-type="float" office:value="-4.3262290079108" calcext:value-type="float">
            <text:p>-4.3262290079108</text:p>
          </table:table-cell>
          <table:table-cell/>
          <table:table-cell table:style-name="ce44" office:value-type="float" office:value="-11.1" calcext:value-type="float">
            <text:p>-11.1</text:p>
          </table:table-cell>
          <table:table-cell table:style-name="ce44" office:value-type="float" office:value="-1.7" calcext:value-type="float">
            <text:p>-1.7</text:p>
          </table:table-cell>
          <table:table-cell table:style-name="ce44" table:formula="of:=[.G113]-[.J113]" office:value-type="float" office:value="-2.9062290079108" calcext:value-type="float">
            <text:p>-2.9062290079108</text:p>
          </table:table-cell>
          <table:table-cell table:style-name="ce44" table:formula="of:=[.H113]-[.K113]" office:value-type="float" office:value="-2.62622900791079" calcext:value-type="float">
            <text:p>-2.62622900791079</text:p>
          </table:table-cell>
          <table:table-cell table:style-name="ce44" office:value-type="float" office:value="-14.497995" calcext:value-type="float">
            <text:p>-14.497995</text:p>
          </table:table-cell>
          <table:table-cell table:style-name="ce44" office:value-type="float" office:value="2.5568643" calcext:value-type="float">
            <text:p>2.5568643</text:p>
          </table:table-cell>
          <table:table-cell table:style-name="ce50" table:formula="of:=[.G113]-[.N113]" office:value-type="float" office:value="0.491765992089205" calcext:value-type="float">
            <text:p>0.491765992089205</text:p>
          </table:table-cell>
          <table:table-cell table:style-name="ce50" table:formula="of:=[.H113]-[.O113]" office:value-type="float" office:value="-6.8830933079108" calcext:value-type="float">
            <text:p>-6.8830933079108</text:p>
          </table:table-cell>
          <table:table-cell table:style-name="ce50" table:formula="of:=[.J113]-[.N113]" office:value-type="float" office:value="3.397995" calcext:value-type="float">
            <text:p>3.397995</text:p>
          </table:table-cell>
          <table:table-cell table:style-name="ce50" table:formula="of:=[.K113]-[.O113]" office:value-type="float" office:value="-4.2568643" calcext:value-type="float">
            <text:p>-4.2568643</text:p>
          </table:table-cell>
          <table:table-cell/>
          <table:table-cell table:style-name="ce44" office:value-type="float" office:value="11" calcext:value-type="float">
            <text:p>11</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8" calcext:value-type="float">
            <text:p>8</text:p>
          </table:table-cell>
          <table:table-cell table:style-name="ce50" table:formula="of:=(([.A114]-1)*9+([.B114]))/108" office:value-type="float" office:value="0.907407407407407" calcext:value-type="float">
            <text:p>0.907407407407407</text:p>
          </table:table-cell>
          <table:table-cell table:style-name="ce50" table:formula="of:=MIN(ABS([.C114]*12-0.5);12-ABS([.C114]*12-0.5))/6" office:value-type="float" office:value="0.268518518518518" calcext:value-type="float">
            <text:p>0.268518518518518</text:p>
          </table:table-cell>
          <table:table-cell table:style-name="ce50" table:formula="of:=6*[.D114]^5-15*[.D114]^4+10*[.D114]^3" office:value-type="float" office:value="0.124002573881803" calcext:value-type="float">
            <text:p>0.124002573881803</text:p>
          </table:table-cell>
          <table:table-cell table:style-name="ce50" table:formula="of:=[.E114]*[.F$3]" office:value-type="float" office:value="4.16083747573396" calcext:value-type="float">
            <text:p>4.16083747573396</text:p>
          </table:table-cell>
          <table:table-cell table:style-name="ce50" table:formula="of:=[.$F$4]+[.F114]+(-0.5*[.$F$10])" office:value-type="float" office:value="-14.756384744266" calcext:value-type="float">
            <text:p>-14.756384744266</text:p>
          </table:table-cell>
          <table:table-cell table:style-name="ce50" table:formula="of:=[.$F$4]+[.F114]+(0.5*[.$F$10])" office:value-type="float" office:value="-5.07638474426604" calcext:value-type="float">
            <text:p>-5.07638474426604</text:p>
          </table:table-cell>
          <table:table-cell/>
          <table:table-cell table:style-name="ce44" office:value-type="float" office:value="-11" calcext:value-type="float">
            <text:p>-11</text:p>
          </table:table-cell>
          <table:table-cell table:style-name="ce44" office:value-type="float" office:value="-2" calcext:value-type="float">
            <text:p>-2</text:p>
          </table:table-cell>
          <table:table-cell table:style-name="ce44" table:formula="of:=[.G114]-[.J114]" office:value-type="float" office:value="-3.75638474426604" calcext:value-type="float">
            <text:p>-3.75638474426604</text:p>
          </table:table-cell>
          <table:table-cell table:style-name="ce44" table:formula="of:=[.H114]-[.K114]" office:value-type="float" office:value="-3.07638474426604" calcext:value-type="float">
            <text:p>-3.07638474426604</text:p>
          </table:table-cell>
          <table:table-cell table:style-name="ce44" office:value-type="float" office:value="-17.445261" calcext:value-type="float">
            <text:p>-17.445261</text:p>
          </table:table-cell>
          <table:table-cell table:style-name="ce44" office:value-type="float" office:value="0.8739798" calcext:value-type="float">
            <text:p>0.8739798</text:p>
          </table:table-cell>
          <table:table-cell table:style-name="ce50" table:formula="of:=[.G114]-[.N114]" office:value-type="float" office:value="2.68887625573396" calcext:value-type="float">
            <text:p>2.68887625573396</text:p>
          </table:table-cell>
          <table:table-cell table:style-name="ce50" table:formula="of:=[.H114]-[.O114]" office:value-type="float" office:value="-5.95036454426604" calcext:value-type="float">
            <text:p>-5.95036454426604</text:p>
          </table:table-cell>
          <table:table-cell table:style-name="ce50" table:formula="of:=[.J114]-[.N114]" office:value-type="float" office:value="6.445261" calcext:value-type="float">
            <text:p>6.445261</text:p>
          </table:table-cell>
          <table:table-cell table:style-name="ce50" table:formula="of:=[.K114]-[.O114]" office:value-type="float" office:value="-2.8739798" calcext:value-type="float">
            <text:p>-2.8739798</text:p>
          </table:table-cell>
          <table:table-cell/>
          <table:table-cell table:style-name="ce44" office:value-type="float" office:value="11" calcext:value-type="float">
            <text:p>11</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9" calcext:value-type="float">
            <text:p>9</text:p>
          </table:table-cell>
          <table:table-cell table:style-name="ce50" table:formula="of:=(([.A115]-1)*9+([.B115]))/108" office:value-type="float" office:value="0.916666666666667" calcext:value-type="float">
            <text:p>0.916666666666667</text:p>
          </table:table-cell>
          <table:table-cell table:style-name="ce50" table:formula="of:=MIN(ABS([.C115]*12-0.5);12-ABS([.C115]*12-0.5))/6" office:value-type="float" office:value="0.25" calcext:value-type="float">
            <text:p>0.25</text:p>
          </table:table-cell>
          <table:table-cell table:style-name="ce50" table:formula="of:=6*[.D115]^5-15*[.D115]^4+10*[.D115]^3" office:value-type="float" office:value="0.103515625" calcext:value-type="float">
            <text:p>0.103515625</text:p>
          </table:table-cell>
          <table:table-cell table:style-name="ce50" table:formula="of:=[.E115]*[.F$3]" office:value-type="float" office:value="3.47340928773437" calcext:value-type="float">
            <text:p>3.47340928773437</text:p>
          </table:table-cell>
          <table:table-cell table:style-name="ce50" table:formula="of:=[.$F$4]+[.F115]+(-0.5*[.$F$10])" office:value-type="float" office:value="-15.4438129322656" calcext:value-type="float">
            <text:p>-15.4438129322656</text:p>
          </table:table-cell>
          <table:table-cell table:style-name="ce50" table:formula="of:=[.$F$4]+[.F115]+(0.5*[.$F$10])" office:value-type="float" office:value="-5.76381293226562" calcext:value-type="float">
            <text:p>-5.76381293226562</text:p>
          </table:table-cell>
          <table:table-cell/>
          <table:table-cell table:style-name="ce44" office:value-type="float" office:value="-13.2" calcext:value-type="float">
            <text:p>-13.2</text:p>
          </table:table-cell>
          <table:table-cell table:style-name="ce44" office:value-type="float" office:value="-4.3" calcext:value-type="float">
            <text:p>-4.3</text:p>
          </table:table-cell>
          <table:table-cell table:style-name="ce44" table:formula="of:=[.G115]-[.J115]" office:value-type="float" office:value="-2.24381293226562" calcext:value-type="float">
            <text:p>-2.24381293226562</text:p>
          </table:table-cell>
          <table:table-cell table:style-name="ce44" table:formula="of:=[.H115]-[.K115]" office:value-type="float" office:value="-1.46381293226562" calcext:value-type="float">
            <text:p>-1.46381293226562</text:p>
          </table:table-cell>
          <table:table-cell table:style-name="ce44" office:value-type="float" office:value="-16.570902" calcext:value-type="float">
            <text:p>-16.570902</text:p>
          </table:table-cell>
          <table:table-cell table:style-name="ce44" office:value-type="float" office:value="0.5613243" calcext:value-type="float">
            <text:p>0.5613243</text:p>
          </table:table-cell>
          <table:table-cell table:style-name="ce50" table:formula="of:=[.G115]-[.N115]" office:value-type="float" office:value="1.12708906773438" calcext:value-type="float">
            <text:p>1.12708906773438</text:p>
          </table:table-cell>
          <table:table-cell table:style-name="ce50" table:formula="of:=[.H115]-[.O115]" office:value-type="float" office:value="-6.32513723226562" calcext:value-type="float">
            <text:p>-6.32513723226562</text:p>
          </table:table-cell>
          <table:table-cell table:style-name="ce50" table:formula="of:=[.J115]-[.N115]" office:value-type="float" office:value="3.370902" calcext:value-type="float">
            <text:p>3.370902</text:p>
          </table:table-cell>
          <table:table-cell table:style-name="ce50" table:formula="of:=[.K115]-[.O115]" office:value-type="float" office:value="-4.8613243" calcext:value-type="float">
            <text:p>-4.8613243</text:p>
          </table:table-cell>
          <table:table-cell/>
          <table:table-cell table:style-name="ce44" office:value-type="float" office:value="11" calcext:value-type="float">
            <text:p>11</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1" calcext:value-type="float">
            <text:p>1</text:p>
          </table:table-cell>
          <table:table-cell table:style-name="ce50" table:formula="of:=(([.A116]-1)*9+([.B116]))/108" office:value-type="float" office:value="0.925925925925926" calcext:value-type="float">
            <text:p>0.925925925925926</text:p>
          </table:table-cell>
          <table:table-cell table:style-name="ce50" table:formula="of:=MIN(ABS([.C116]*12-0.5);12-ABS([.C116]*12-0.5))/6" office:value-type="float" office:value="0.231481481481482" calcext:value-type="float">
            <text:p>0.231481481481482</text:p>
          </table:table-cell>
          <table:table-cell table:style-name="ce50" table:formula="of:=6*[.D116]^5-15*[.D116]^4+10*[.D116]^3" office:value-type="float" office:value="0.084955924392229" calcext:value-type="float">
            <text:p>0.084955924392229</text:p>
          </table:table-cell>
          <table:table-cell table:style-name="ce50" table:formula="of:=[.E116]*[.F$3]" office:value-type="float" office:value="2.85064884486789" calcext:value-type="float">
            <text:p>2.85064884486789</text:p>
          </table:table-cell>
          <table:table-cell table:style-name="ce50" table:formula="of:=[.$F$4]+[.F116]+(-0.5*[.$F$10])" office:value-type="float" office:value="-16.0665733751321" calcext:value-type="float">
            <text:p>-16.0665733751321</text:p>
          </table:table-cell>
          <table:table-cell table:style-name="ce50" table:formula="of:=[.$F$4]+[.F116]+(0.5*[.$F$10])" office:value-type="float" office:value="-6.38657337513211" calcext:value-type="float">
            <text:p>-6.38657337513211</text:p>
          </table:table-cell>
          <table:table-cell/>
          <table:table-cell table:style-name="ce44" office:value-type="float" office:value="-13.2" calcext:value-type="float">
            <text:p>-13.2</text:p>
          </table:table-cell>
          <table:table-cell table:style-name="ce44" office:value-type="float" office:value="-6" calcext:value-type="float">
            <text:p>-6</text:p>
          </table:table-cell>
          <table:table-cell table:style-name="ce44" table:formula="of:=[.G116]-[.J116]" office:value-type="float" office:value="-2.86657337513211" calcext:value-type="float">
            <text:p>-2.86657337513211</text:p>
          </table:table-cell>
          <table:table-cell table:style-name="ce44" table:formula="of:=[.H116]-[.K116]" office:value-type="float" office:value="-0.386573375132111" calcext:value-type="float">
            <text:p>-0.386573375132111</text:p>
          </table:table-cell>
          <table:table-cell table:style-name="ce44" office:value-type="float" office:value="-16.898678" calcext:value-type="float">
            <text:p>-16.898678</text:p>
          </table:table-cell>
          <table:table-cell table:style-name="ce44" office:value-type="float" office:value="-0.5521777" calcext:value-type="float">
            <text:p>-0.5521777</text:p>
          </table:table-cell>
          <table:table-cell table:style-name="ce50" table:formula="of:=[.G116]-[.N116]" office:value-type="float" office:value="0.832104624867892" calcext:value-type="float">
            <text:p>0.832104624867892</text:p>
          </table:table-cell>
          <table:table-cell table:style-name="ce50" table:formula="of:=[.H116]-[.O116]" office:value-type="float" office:value="-5.83439567513211" calcext:value-type="float">
            <text:p>-5.83439567513211</text:p>
          </table:table-cell>
          <table:table-cell table:style-name="ce50" table:formula="of:=[.J116]-[.N116]" office:value-type="float" office:value="3.698678" calcext:value-type="float">
            <text:p>3.698678</text:p>
          </table:table-cell>
          <table:table-cell table:style-name="ce50" table:formula="of:=[.K116]-[.O116]" office:value-type="float" office:value="-5.4478223" calcext:value-type="float">
            <text:p>-5.4478223</text:p>
          </table:table-cell>
          <table:table-cell/>
          <table:table-cell table:style-name="ce44" office:value-type="float" office:value="12" calcext:value-type="float">
            <text:p>12</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2" calcext:value-type="float">
            <text:p>2</text:p>
          </table:table-cell>
          <table:table-cell table:style-name="ce50" table:formula="of:=(([.A117]-1)*9+([.B117]))/108" office:value-type="float" office:value="0.935185185185185" calcext:value-type="float">
            <text:p>0.935185185185185</text:p>
          </table:table-cell>
          <table:table-cell table:style-name="ce50" table:formula="of:=MIN(ABS([.C117]*12-0.5);12-ABS([.C117]*12-0.5))/6" office:value-type="float" office:value="0.212962962962963" calcext:value-type="float">
            <text:p>0.212962962962963</text:p>
          </table:table-cell>
          <table:table-cell table:style-name="ce50" table:formula="of:=6*[.D117]^5-15*[.D117]^4+10*[.D117]^3" office:value-type="float" office:value="0.0683601255471496" calcext:value-type="float">
            <text:p>0.06836012554715</text:p>
          </table:table-cell>
          <table:table-cell table:style-name="ce50" table:formula="of:=[.E117]*[.F$3]" office:value-type="float" office:value="2.29378603458325" calcext:value-type="float">
            <text:p>2.29378603458325</text:p>
          </table:table-cell>
          <table:table-cell table:style-name="ce50" table:formula="of:=[.$F$4]+[.F117]+(-0.5*[.$F$10])" office:value-type="float" office:value="-16.6234361854167" calcext:value-type="float">
            <text:p>-16.6234361854167</text:p>
          </table:table-cell>
          <table:table-cell table:style-name="ce50" table:formula="of:=[.$F$4]+[.F117]+(0.5*[.$F$10])" office:value-type="float" office:value="-6.94343618541675" calcext:value-type="float">
            <text:p>-6.94343618541675</text:p>
          </table:table-cell>
          <table:table-cell/>
          <table:table-cell table:style-name="ce44" office:value-type="float" office:value="-14.2" calcext:value-type="float">
            <text:p>-14.2</text:p>
          </table:table-cell>
          <table:table-cell table:style-name="ce44" office:value-type="float" office:value="-4.3" calcext:value-type="float">
            <text:p>-4.3</text:p>
          </table:table-cell>
          <table:table-cell table:style-name="ce44" table:formula="of:=[.G117]-[.J117]" office:value-type="float" office:value="-2.42343618541674" calcext:value-type="float">
            <text:p>-2.42343618541674</text:p>
          </table:table-cell>
          <table:table-cell table:style-name="ce44" table:formula="of:=[.H117]-[.K117]" office:value-type="float" office:value="-2.64343618541675" calcext:value-type="float">
            <text:p>-2.64343618541675</text:p>
          </table:table-cell>
          <table:table-cell table:style-name="ce44" office:value-type="float" office:value="-18.114697" calcext:value-type="float">
            <text:p>-18.114697</text:p>
          </table:table-cell>
          <table:table-cell table:style-name="ce44" office:value-type="float" office:value="-0.3999544" calcext:value-type="float">
            <text:p>-0.3999544</text:p>
          </table:table-cell>
          <table:table-cell table:style-name="ce50" table:formula="of:=[.G117]-[.N117]" office:value-type="float" office:value="1.49126081458326" calcext:value-type="float">
            <text:p>1.49126081458326</text:p>
          </table:table-cell>
          <table:table-cell table:style-name="ce50" table:formula="of:=[.H117]-[.O117]" office:value-type="float" office:value="-6.54348178541675" calcext:value-type="float">
            <text:p>-6.54348178541675</text:p>
          </table:table-cell>
          <table:table-cell table:style-name="ce50" table:formula="of:=[.J117]-[.N117]" office:value-type="float" office:value="3.914697" calcext:value-type="float">
            <text:p>3.914697</text:p>
          </table:table-cell>
          <table:table-cell table:style-name="ce50" table:formula="of:=[.K117]-[.O117]" office:value-type="float" office:value="-3.9000456" calcext:value-type="float">
            <text:p>-3.9000456</text:p>
          </table:table-cell>
          <table:table-cell/>
          <table:table-cell table:style-name="ce44" office:value-type="float" office:value="12" calcext:value-type="float">
            <text:p>12</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3" calcext:value-type="float">
            <text:p>3</text:p>
          </table:table-cell>
          <table:table-cell table:style-name="ce50" table:formula="of:=(([.A118]-1)*9+([.B118]))/108" office:value-type="float" office:value="0.944444444444444" calcext:value-type="float">
            <text:p>0.944444444444444</text:p>
          </table:table-cell>
          <table:table-cell table:style-name="ce50" table:formula="of:=MIN(ABS([.C118]*12-0.5);12-ABS([.C118]*12-0.5))/6" office:value-type="float" office:value="0.194444444444445" calcext:value-type="float">
            <text:p>0.194444444444445</text:p>
          </table:table-cell>
          <table:table-cell table:style-name="ce50" table:formula="of:=6*[.D118]^5-15*[.D118]^4+10*[.D118]^3" office:value-type="float" office:value="0.0537421450299753" calcext:value-type="float">
            <text:p>0.053742145029975</text:p>
          </table:table-cell>
          <table:table-cell table:style-name="ce50" table:formula="of:=[.E118]*[.F$3]" office:value-type="float" office:value="1.80328781949473" calcext:value-type="float">
            <text:p>1.80328781949473</text:p>
          </table:table-cell>
          <table:table-cell table:style-name="ce50" table:formula="of:=[.$F$4]+[.F118]+(-0.5*[.$F$10])" office:value-type="float" office:value="-17.1139344005053" calcext:value-type="float">
            <text:p>-17.1139344005053</text:p>
          </table:table-cell>
          <table:table-cell table:style-name="ce50" table:formula="of:=[.$F$4]+[.F118]+(0.5*[.$F$10])" office:value-type="float" office:value="-7.43393440050527" calcext:value-type="float">
            <text:p>-7.43393440050527</text:p>
          </table:table-cell>
          <table:table-cell/>
          <table:table-cell table:style-name="ce44" office:value-type="float" office:value="-14.6" calcext:value-type="float">
            <text:p>-14.6</text:p>
          </table:table-cell>
          <table:table-cell table:style-name="ce44" office:value-type="float" office:value="-6.1" calcext:value-type="float">
            <text:p>-6.1</text:p>
          </table:table-cell>
          <table:table-cell table:style-name="ce44" table:formula="of:=[.G118]-[.J118]" office:value-type="float" office:value="-2.51393440050527" calcext:value-type="float">
            <text:p>-2.51393440050527</text:p>
          </table:table-cell>
          <table:table-cell table:style-name="ce44" table:formula="of:=[.H118]-[.K118]" office:value-type="float" office:value="-1.33393440050527" calcext:value-type="float">
            <text:p>-1.33393440050527</text:p>
          </table:table-cell>
          <table:table-cell table:style-name="ce44" office:value-type="float" office:value="-18.922144" calcext:value-type="float">
            <text:p>-18.922144</text:p>
          </table:table-cell>
          <table:table-cell table:style-name="ce44" office:value-type="float" office:value="0.06639548" calcext:value-type="float">
            <text:p>0.06639548</text:p>
          </table:table-cell>
          <table:table-cell table:style-name="ce50" table:formula="of:=[.G118]-[.N118]" office:value-type="float" office:value="1.80820959949473" calcext:value-type="float">
            <text:p>1.80820959949473</text:p>
          </table:table-cell>
          <table:table-cell table:style-name="ce50" table:formula="of:=[.H118]-[.O118]" office:value-type="float" office:value="-7.50032988050527" calcext:value-type="float">
            <text:p>-7.50032988050527</text:p>
          </table:table-cell>
          <table:table-cell table:style-name="ce50" table:formula="of:=[.J118]-[.N118]" office:value-type="float" office:value="4.322144" calcext:value-type="float">
            <text:p>4.322144</text:p>
          </table:table-cell>
          <table:table-cell table:style-name="ce50" table:formula="of:=[.K118]-[.O118]" office:value-type="float" office:value="-6.16639548" calcext:value-type="float">
            <text:p>-6.16639548</text:p>
          </table:table-cell>
          <table:table-cell/>
          <table:table-cell table:style-name="ce44" office:value-type="float" office:value="12" calcext:value-type="float">
            <text:p>12</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4" calcext:value-type="float">
            <text:p>4</text:p>
          </table:table-cell>
          <table:table-cell table:style-name="ce50" table:formula="of:=(([.A119]-1)*9+([.B119]))/108" office:value-type="float" office:value="0.953703703703704" calcext:value-type="float">
            <text:p>0.953703703703704</text:p>
          </table:table-cell>
          <table:table-cell table:style-name="ce50" table:formula="of:=MIN(ABS([.C119]*12-0.5);12-ABS([.C119]*12-0.5))/6" office:value-type="float" office:value="0.175925925925926" calcext:value-type="float">
            <text:p>0.175925925925926</text:p>
          </table:table-cell>
          <table:table-cell table:style-name="ce50" table:formula="of:=6*[.D119]^5-15*[.D119]^4+10*[.D119]^3" office:value-type="float" office:value="0.0410915944187857" calcext:value-type="float">
            <text:p>0.041091594418786</text:p>
          </table:table-cell>
          <table:table-cell table:style-name="ce50" table:formula="of:=[.E119]*[.F$3]" office:value-type="float" office:value="1.37880562187616" calcext:value-type="float">
            <text:p>1.37880562187616</text:p>
          </table:table-cell>
          <table:table-cell table:style-name="ce50" table:formula="of:=[.$F$4]+[.F119]+(-0.5*[.$F$10])" office:value-type="float" office:value="-17.5384165981238" calcext:value-type="float">
            <text:p>-17.5384165981238</text:p>
          </table:table-cell>
          <table:table-cell table:style-name="ce50" table:formula="of:=[.$F$4]+[.F119]+(0.5*[.$F$10])" office:value-type="float" office:value="-7.85841659812384" calcext:value-type="float">
            <text:p>-7.85841659812384</text:p>
          </table:table-cell>
          <table:table-cell/>
          <table:table-cell table:style-name="ce44" office:value-type="float" office:value="-14.5" calcext:value-type="float">
            <text:p>-14.5</text:p>
          </table:table-cell>
          <table:table-cell table:style-name="ce44" office:value-type="float" office:value="-6.6" calcext:value-type="float">
            <text:p>-6.6</text:p>
          </table:table-cell>
          <table:table-cell table:style-name="ce44" table:formula="of:=[.G119]-[.J119]" office:value-type="float" office:value="-3.03841659812384" calcext:value-type="float">
            <text:p>-3.03841659812384</text:p>
          </table:table-cell>
          <table:table-cell table:style-name="ce44" table:formula="of:=[.H119]-[.K119]" office:value-type="float" office:value="-1.25841659812384" calcext:value-type="float">
            <text:p>-1.25841659812384</text:p>
          </table:table-cell>
          <table:table-cell table:style-name="ce44" office:value-type="float" office:value="-19.4911" calcext:value-type="float">
            <text:p>-19.4911</text:p>
          </table:table-cell>
          <table:table-cell table:style-name="ce44" office:value-type="float" office:value="-1.1527618" calcext:value-type="float">
            <text:p>-1.1527618</text:p>
          </table:table-cell>
          <table:table-cell table:style-name="ce50" table:formula="of:=[.G119]-[.N119]" office:value-type="float" office:value="1.95268340187616" calcext:value-type="float">
            <text:p>1.95268340187616</text:p>
          </table:table-cell>
          <table:table-cell table:style-name="ce50" table:formula="of:=[.H119]-[.O119]" office:value-type="float" office:value="-6.70565479812384" calcext:value-type="float">
            <text:p>-6.70565479812384</text:p>
          </table:table-cell>
          <table:table-cell table:style-name="ce50" table:formula="of:=[.J119]-[.N119]" office:value-type="float" office:value="4.9911" calcext:value-type="float">
            <text:p>4.9911</text:p>
          </table:table-cell>
          <table:table-cell table:style-name="ce50" table:formula="of:=[.K119]-[.O119]" office:value-type="float" office:value="-5.4472382" calcext:value-type="float">
            <text:p>-5.4472382</text:p>
          </table:table-cell>
          <table:table-cell/>
          <table:table-cell table:style-name="ce44" office:value-type="float" office:value="12" calcext:value-type="float">
            <text:p>12</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5" calcext:value-type="float">
            <text:p>5</text:p>
          </table:table-cell>
          <table:table-cell table:style-name="ce50" table:formula="of:=(([.A120]-1)*9+([.B120]))/108" office:value-type="float" office:value="0.962962962962963" calcext:value-type="float">
            <text:p>0.962962962962963</text:p>
          </table:table-cell>
          <table:table-cell table:style-name="ce50" table:formula="of:=MIN(ABS([.C120]*12-0.5);12-ABS([.C120]*12-0.5))/6" office:value-type="float" office:value="0.157407407407407" calcext:value-type="float">
            <text:p>0.157407407407407</text:p>
          </table:table-cell>
          <table:table-cell table:style-name="ce50" table:formula="of:=6*[.D120]^5-15*[.D120]^4+10*[.D120]^3" office:value-type="float" office:value="0.0303722122408435" calcext:value-type="float">
            <text:p>0.030372212240844</text:p>
          </table:table-cell>
          <table:table-cell table:style-name="ce50" table:formula="of:=[.E120]*[.F$3]" office:value-type="float" office:value="1.01912270815527" calcext:value-type="float">
            <text:p>1.01912270815527</text:p>
          </table:table-cell>
          <table:table-cell table:style-name="ce50" table:formula="of:=[.$F$4]+[.F120]+(-0.5*[.$F$10])" office:value-type="float" office:value="-17.8980995118447" calcext:value-type="float">
            <text:p>-17.8980995118447</text:p>
          </table:table-cell>
          <table:table-cell table:style-name="ce50" table:formula="of:=[.$F$4]+[.F120]+(0.5*[.$F$10])" office:value-type="float" office:value="-8.21809951184473" calcext:value-type="float">
            <text:p>-8.21809951184473</text:p>
          </table:table-cell>
          <table:table-cell/>
          <table:table-cell table:style-name="ce44" office:value-type="float" office:value="-15.8" calcext:value-type="float">
            <text:p>-15.8</text:p>
          </table:table-cell>
          <table:table-cell table:style-name="ce44" office:value-type="float" office:value="-6.8" calcext:value-type="float">
            <text:p>-6.8</text:p>
          </table:table-cell>
          <table:table-cell table:style-name="ce44" table:formula="of:=[.G120]-[.J120]" office:value-type="float" office:value="-2.09809951184473" calcext:value-type="float">
            <text:p>-2.09809951184473</text:p>
          </table:table-cell>
          <table:table-cell table:style-name="ce44" table:formula="of:=[.H120]-[.K120]" office:value-type="float" office:value="-1.41809951184473" calcext:value-type="float">
            <text:p>-1.41809951184473</text:p>
          </table:table-cell>
          <table:table-cell table:style-name="ce44" office:value-type="float" office:value="-20.266218" calcext:value-type="float">
            <text:p>-20.266218</text:p>
          </table:table-cell>
          <table:table-cell table:style-name="ce44" office:value-type="float" office:value="-2.677198" calcext:value-type="float">
            <text:p>-2.677198</text:p>
          </table:table-cell>
          <table:table-cell table:style-name="ce50" table:formula="of:=[.G120]-[.N120]" office:value-type="float" office:value="2.36811848815527" calcext:value-type="float">
            <text:p>2.36811848815527</text:p>
          </table:table-cell>
          <table:table-cell table:style-name="ce50" table:formula="of:=[.H120]-[.O120]" office:value-type="float" office:value="-5.54090151184473" calcext:value-type="float">
            <text:p>-5.54090151184473</text:p>
          </table:table-cell>
          <table:table-cell table:style-name="ce50" table:formula="of:=[.J120]-[.N120]" office:value-type="float" office:value="4.466218" calcext:value-type="float">
            <text:p>4.466218</text:p>
          </table:table-cell>
          <table:table-cell table:style-name="ce50" table:formula="of:=[.K120]-[.O120]" office:value-type="float" office:value="-4.122802" calcext:value-type="float">
            <text:p>-4.122802</text:p>
          </table:table-cell>
          <table:table-cell/>
          <table:table-cell table:style-name="ce44" office:value-type="float" office:value="12" calcext:value-type="float">
            <text:p>12</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6" calcext:value-type="float">
            <text:p>6</text:p>
          </table:table-cell>
          <table:table-cell table:style-name="ce50" table:formula="of:=(([.A121]-1)*9+([.B121]))/108" office:value-type="float" office:value="0.972222222222222" calcext:value-type="float">
            <text:p>0.972222222222222</text:p>
          </table:table-cell>
          <table:table-cell table:style-name="ce50" table:formula="of:=MIN(ABS([.C121]*12-0.5);12-ABS([.C121]*12-0.5))/6" office:value-type="float" office:value="0.138888888888889" calcext:value-type="float">
            <text:p>0.138888888888889</text:p>
          </table:table-cell>
          <table:table-cell table:style-name="ce50" table:formula="of:=6*[.D121]^5-15*[.D121]^4+10*[.D121]^3" office:value-type="float" office:value="0.0215202959089062" calcext:value-type="float">
            <text:p>0.021520295908906</text:p>
          </table:table-cell>
          <table:table-cell table:style-name="ce50" table:formula="of:=[.E121]*[.F$3]" office:value-type="float" office:value="0.722101573407752" calcext:value-type="float">
            <text:p>0.722101573407752</text:p>
          </table:table-cell>
          <table:table-cell table:style-name="ce50" table:formula="of:=[.$F$4]+[.F121]+(-0.5*[.$F$10])" office:value-type="float" office:value="-18.1951206465922" calcext:value-type="float">
            <text:p>-18.1951206465922</text:p>
          </table:table-cell>
          <table:table-cell table:style-name="ce50" table:formula="of:=[.$F$4]+[.F121]+(0.5*[.$F$10])" office:value-type="float" office:value="-8.51512064659225" calcext:value-type="float">
            <text:p>-8.51512064659225</text:p>
          </table:table-cell>
          <table:table-cell/>
          <table:table-cell table:style-name="ce44" office:value-type="float" office:value="-16.2" calcext:value-type="float">
            <text:p>-16.2</text:p>
          </table:table-cell>
          <table:table-cell table:style-name="ce44" office:value-type="float" office:value="-6.6" calcext:value-type="float">
            <text:p>-6.6</text:p>
          </table:table-cell>
          <table:table-cell table:style-name="ce44" table:formula="of:=[.G121]-[.J121]" office:value-type="float" office:value="-1.99512064659225" calcext:value-type="float">
            <text:p>-1.99512064659225</text:p>
          </table:table-cell>
          <table:table-cell table:style-name="ce44" table:formula="of:=[.H121]-[.K121]" office:value-type="float" office:value="-1.91512064659225" calcext:value-type="float">
            <text:p>-1.91512064659225</text:p>
          </table:table-cell>
          <table:table-cell table:style-name="ce44" office:value-type="float" office:value="-19.39473" calcext:value-type="float">
            <text:p>-19.39473</text:p>
          </table:table-cell>
          <table:table-cell table:style-name="ce44" office:value-type="float" office:value="-1.7068677" calcext:value-type="float">
            <text:p>-1.7068677</text:p>
          </table:table-cell>
          <table:table-cell table:style-name="ce50" table:formula="of:=[.G121]-[.N121]" office:value-type="float" office:value="1.19960935340775" calcext:value-type="float">
            <text:p>1.19960935340775</text:p>
          </table:table-cell>
          <table:table-cell table:style-name="ce50" table:formula="of:=[.H121]-[.O121]" office:value-type="float" office:value="-6.80825294659225" calcext:value-type="float">
            <text:p>-6.80825294659225</text:p>
          </table:table-cell>
          <table:table-cell table:style-name="ce50" table:formula="of:=[.J121]-[.N121]" office:value-type="float" office:value="3.19473" calcext:value-type="float">
            <text:p>3.19473</text:p>
          </table:table-cell>
          <table:table-cell table:style-name="ce50" table:formula="of:=[.K121]-[.O121]" office:value-type="float" office:value="-4.8931323" calcext:value-type="float">
            <text:p>-4.8931323</text:p>
          </table:table-cell>
          <table:table-cell/>
          <table:table-cell table:style-name="ce44" office:value-type="float" office:value="12" calcext:value-type="float">
            <text:p>12</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7" calcext:value-type="float">
            <text:p>7</text:p>
          </table:table-cell>
          <table:table-cell table:style-name="ce50" table:formula="of:=(([.A122]-1)*9+([.B122]))/108" office:value-type="float" office:value="0.981481481481482" calcext:value-type="float">
            <text:p>0.981481481481482</text:p>
          </table:table-cell>
          <table:table-cell table:style-name="ce50" table:formula="of:=MIN(ABS([.C122]*12-0.5);12-ABS([.C122]*12-0.5))/6" office:value-type="float" office:value="0.12037037037037" calcext:value-type="float">
            <text:p>0.12037037037037</text:p>
          </table:table-cell>
          <table:table-cell table:style-name="ce50" table:formula="of:=6*[.D122]^5-15*[.D122]^4+10*[.D122]^3" office:value-type="float" office:value="0.0144431336575409" calcext:value-type="float">
            <text:p>0.014443133657541</text:p>
          </table:table-cell>
          <table:table-cell table:style-name="ce50" table:formula="of:=[.E122]*[.F$3]" office:value-type="float" office:value="0.48463132585145" calcext:value-type="float">
            <text:p>0.48463132585145</text:p>
          </table:table-cell>
          <table:table-cell table:style-name="ce50" table:formula="of:=[.$F$4]+[.F122]+(-0.5*[.$F$10])" office:value-type="float" office:value="-18.4325908941485" calcext:value-type="float">
            <text:p>-18.4325908941485</text:p>
          </table:table-cell>
          <table:table-cell table:style-name="ce50" table:formula="of:=[.$F$4]+[.F122]+(0.5*[.$F$10])" office:value-type="float" office:value="-8.75259089414855" calcext:value-type="float">
            <text:p>-8.75259089414855</text:p>
          </table:table-cell>
          <table:table-cell/>
          <table:table-cell table:style-name="ce44" office:value-type="float" office:value="-15.5" calcext:value-type="float">
            <text:p>-15.5</text:p>
          </table:table-cell>
          <table:table-cell table:style-name="ce44" office:value-type="float" office:value="-8.1" calcext:value-type="float">
            <text:p>-8.1</text:p>
          </table:table-cell>
          <table:table-cell table:style-name="ce44" table:formula="of:=[.G122]-[.J122]" office:value-type="float" office:value="-2.93259089414855" calcext:value-type="float">
            <text:p>-2.93259089414855</text:p>
          </table:table-cell>
          <table:table-cell table:style-name="ce44" table:formula="of:=[.H122]-[.K122]" office:value-type="float" office:value="-0.652590894148549" calcext:value-type="float">
            <text:p>-0.652590894148549</text:p>
          </table:table-cell>
          <table:table-cell table:style-name="ce44" office:value-type="float" office:value="-20.77545" calcext:value-type="float">
            <text:p>-20.77545</text:p>
          </table:table-cell>
          <table:table-cell table:style-name="ce44" office:value-type="float" office:value="-2.7832756" calcext:value-type="float">
            <text:p>-2.7832756</text:p>
          </table:table-cell>
          <table:table-cell table:style-name="ce50" table:formula="of:=[.G122]-[.N122]" office:value-type="float" office:value="2.34285910585145" calcext:value-type="float">
            <text:p>2.34285910585145</text:p>
          </table:table-cell>
          <table:table-cell table:style-name="ce50" table:formula="of:=[.H122]-[.O122]" office:value-type="float" office:value="-5.96931529414855" calcext:value-type="float">
            <text:p>-5.96931529414855</text:p>
          </table:table-cell>
          <table:table-cell table:style-name="ce50" table:formula="of:=[.J122]-[.N122]" office:value-type="float" office:value="5.27545" calcext:value-type="float">
            <text:p>5.27545</text:p>
          </table:table-cell>
          <table:table-cell table:style-name="ce50" table:formula="of:=[.K122]-[.O122]" office:value-type="float" office:value="-5.3167244" calcext:value-type="float">
            <text:p>-5.3167244</text:p>
          </table:table-cell>
          <table:table-cell/>
          <table:table-cell table:style-name="ce44" office:value-type="float" office:value="12" calcext:value-type="float">
            <text:p>12</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8" calcext:value-type="float">
            <text:p>8</text:p>
          </table:table-cell>
          <table:table-cell table:style-name="ce50" table:formula="of:=(([.A123]-1)*9+([.B123]))/108" office:value-type="float" office:value="0.990740740740741" calcext:value-type="float">
            <text:p>0.990740740740741</text:p>
          </table:table-cell>
          <table:table-cell table:style-name="ce50" table:formula="of:=MIN(ABS([.C123]*12-0.5);12-ABS([.C123]*12-0.5))/6" office:value-type="float" office:value="0.101851851851852" calcext:value-type="float">
            <text:p>0.101851851851852</text:p>
          </table:table-cell>
          <table:table-cell table:style-name="ce50" table:formula="of:=6*[.D123]^5-15*[.D123]^4+10*[.D123]^3" office:value-type="float" office:value="0.0090174364794388" calcext:value-type="float">
            <text:p>0.009017436479439</text:p>
          </table:table-cell>
          <table:table-cell table:style-name="ce50" table:formula="of:=[.E123]*[.F$3]" office:value-type="float" office:value="0.302575071340558" calcext:value-type="float">
            <text:p>0.302575071340558</text:p>
          </table:table-cell>
          <table:table-cell table:style-name="ce50" table:formula="of:=[.$F$4]+[.F123]+(-0.5*[.$F$10])" office:value-type="float" office:value="-18.6146471486594" calcext:value-type="float">
            <text:p>-18.6146471486594</text:p>
          </table:table-cell>
          <table:table-cell table:style-name="ce50" table:formula="of:=[.$F$4]+[.F123]+(0.5*[.$F$10])" office:value-type="float" office:value="-8.93464714865944" calcext:value-type="float">
            <text:p>-8.93464714865944</text:p>
          </table:table-cell>
          <table:table-cell/>
          <table:table-cell table:style-name="ce44" office:value-type="float" office:value="-16.3" calcext:value-type="float">
            <text:p>-16.3</text:p>
          </table:table-cell>
          <table:table-cell table:style-name="ce44" office:value-type="float" office:value="-7.5" calcext:value-type="float">
            <text:p>-7.5</text:p>
          </table:table-cell>
          <table:table-cell table:style-name="ce44" table:formula="of:=[.G123]-[.J123]" office:value-type="float" office:value="-2.31464714865944" calcext:value-type="float">
            <text:p>-2.31464714865944</text:p>
          </table:table-cell>
          <table:table-cell table:style-name="ce44" table:formula="of:=[.H123]-[.K123]" office:value-type="float" office:value="-1.43464714865944" calcext:value-type="float">
            <text:p>-1.43464714865944</text:p>
          </table:table-cell>
          <table:table-cell table:style-name="ce44" office:value-type="float" office:value="-20.602617" calcext:value-type="float">
            <text:p>-20.602617</text:p>
          </table:table-cell>
          <table:table-cell table:style-name="ce44" office:value-type="float" office:value="-3.1803668" calcext:value-type="float">
            <text:p>-3.1803668</text:p>
          </table:table-cell>
          <table:table-cell table:style-name="ce50" table:formula="of:=[.G123]-[.N123]" office:value-type="float" office:value="1.98796985134056" calcext:value-type="float">
            <text:p>1.98796985134056</text:p>
          </table:table-cell>
          <table:table-cell table:style-name="ce50" table:formula="of:=[.H123]-[.O123]" office:value-type="float" office:value="-5.75428034865944" calcext:value-type="float">
            <text:p>-5.75428034865944</text:p>
          </table:table-cell>
          <table:table-cell table:style-name="ce50" table:formula="of:=[.J123]-[.N123]" office:value-type="float" office:value="4.302617" calcext:value-type="float">
            <text:p>4.302617</text:p>
          </table:table-cell>
          <table:table-cell table:style-name="ce50" table:formula="of:=[.K123]-[.O123]" office:value-type="float" office:value="-4.3196332" calcext:value-type="float">
            <text:p>-4.3196332</text:p>
          </table:table-cell>
          <table:table-cell/>
          <table:table-cell table:style-name="ce44" office:value-type="float" office:value="12" calcext:value-type="float">
            <text:p>12</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9" calcext:value-type="float">
            <text:p>9</text:p>
          </table:table-cell>
          <table:table-cell table:style-name="ce50" table:formula="of:=(([.A124]-1)*9+([.B124]))/108" office:value-type="float" office:value="1" calcext:value-type="float">
            <text:p>1</text:p>
          </table:table-cell>
          <table:table-cell table:style-name="ce50" table:formula="of:=MIN(ABS([.C124]*12-0.5);12-ABS([.C124]*12-0.5))/6" office:value-type="float" office:value="0.0833333333333333" calcext:value-type="float">
            <text:p>0.083333333333333</text:p>
          </table:table-cell>
          <table:table-cell table:style-name="ce50" table:formula="of:=6*[.D124]^5-15*[.D124]^4+10*[.D124]^3" office:value-type="float" office:value="0.00508777006172839" calcext:value-type="float">
            <text:p>0.005087770061728</text:p>
          </table:table-cell>
          <table:table-cell table:style-name="ce50" table:formula="of:=[.E124]*[.F$3]" office:value-type="float" office:value="0.170717297859761" calcext:value-type="float">
            <text:p>0.170717297859761</text:p>
          </table:table-cell>
          <table:table-cell table:style-name="ce50" table:formula="of:=[.$F$4]+[.F124]+(-0.5*[.$F$10])" office:value-type="float" office:value="-18.7465049221402" calcext:value-type="float">
            <text:p>-18.7465049221402</text:p>
          </table:table-cell>
          <table:table-cell table:style-name="ce50" table:formula="of:=[.$F$4]+[.F124]+(0.5*[.$F$10])" office:value-type="float" office:value="-9.06650492214024" calcext:value-type="float">
            <text:p>-9.06650492214024</text:p>
          </table:table-cell>
          <table:table-cell/>
          <table:table-cell table:style-name="ce44" office:value-type="float" office:value="-17" calcext:value-type="float">
            <text:p>-17</text:p>
          </table:table-cell>
          <table:table-cell table:style-name="ce44" office:value-type="float" office:value="-7.2" calcext:value-type="float">
            <text:p>-7.2</text:p>
          </table:table-cell>
          <table:table-cell table:style-name="ce44" table:formula="of:=[.G124]-[.J124]" office:value-type="float" office:value="-1.74650492214024" calcext:value-type="float">
            <text:p>-1.74650492214024</text:p>
          </table:table-cell>
          <table:table-cell table:style-name="ce44" table:formula="of:=[.H124]-[.K124]" office:value-type="float" office:value="-1.86650492214024" calcext:value-type="float">
            <text:p>-1.86650492214024</text:p>
          </table:table-cell>
          <table:table-cell table:style-name="ce44" office:value-type="float" office:value="-20.27619" calcext:value-type="float">
            <text:p>-20.27619</text:p>
          </table:table-cell>
          <table:table-cell table:style-name="ce44" office:value-type="float" office:value="-2.2460833" calcext:value-type="float">
            <text:p>-2.2460833</text:p>
          </table:table-cell>
          <table:table-cell table:style-name="ce50" table:formula="of:=[.G124]-[.N124]" office:value-type="float" office:value="1.52968507785976" calcext:value-type="float">
            <text:p>1.52968507785976</text:p>
          </table:table-cell>
          <table:table-cell table:style-name="ce50" table:formula="of:=[.H124]-[.O124]" office:value-type="float" office:value="-6.82042162214024" calcext:value-type="float">
            <text:p>-6.82042162214024</text:p>
          </table:table-cell>
          <table:table-cell table:style-name="ce50" table:formula="of:=[.J124]-[.N124]" office:value-type="float" office:value="3.27619" calcext:value-type="float">
            <text:p>3.27619</text:p>
          </table:table-cell>
          <table:table-cell table:style-name="ce50" table:formula="of:=[.K124]-[.O124]" office:value-type="float" office:value="-4.9539167" calcext:value-type="float">
            <text:p>-4.9539167</text:p>
          </table:table-cell>
          <table:table-cell/>
          <table:table-cell table:style-name="ce44" office:value-type="float" office:value="12" calcext:value-type="float">
            <text:p>12</text:p>
          </table:table-cell>
          <table:table-cell table:style-name="ce44" office:value-type="float" office:value="9" calcext:value-type="float">
            <text:p>9</text:p>
          </table:table-cell>
          <table:table-cell table:number-columns-repeated="1002"/>
        </table:table-row>
        <table:table-row table:style-name="ro2">
          <table:table-cell table:number-columns-repeated="1024"/>
        </table:table-row>
        <table:table-row table:style-name="ro1">
          <table:table-cell table:style-name="ce44" office:value-type="string" calcext:value-type="string">
            <text:p>Month</text:p>
          </table:table-cell>
          <table:table-cell table:number-columns-repeated="9" table:style-name="ce44" office:value-type="float" office:value="1" calcext:value-type="float">
            <text:p>1</text:p>
          </table:table-cell>
          <table:table-cell table:number-columns-repeated="9" table:style-name="ce44" office:value-type="float" office:value="2" calcext:value-type="float">
            <text:p>2</text:p>
          </table:table-cell>
          <table:table-cell table:number-columns-repeated="9" table:style-name="ce44" office:value-type="float" office:value="3" calcext:value-type="float">
            <text:p>3</text:p>
          </table:table-cell>
          <table:table-cell table:number-columns-repeated="9" table:style-name="ce44" office:value-type="float" office:value="4" calcext:value-type="float">
            <text:p>4</text:p>
          </table:table-cell>
          <table:table-cell table:number-columns-repeated="9" table:style-name="ce44" office:value-type="float" office:value="5" calcext:value-type="float">
            <text:p>5</text:p>
          </table:table-cell>
          <table:table-cell table:number-columns-repeated="9" table:style-name="ce44" office:value-type="float" office:value="6" calcext:value-type="float">
            <text:p>6</text:p>
          </table:table-cell>
          <table:table-cell table:number-columns-repeated="9" table:style-name="ce44" office:value-type="float" office:value="7" calcext:value-type="float">
            <text:p>7</text:p>
          </table:table-cell>
          <table:table-cell table:number-columns-repeated="9" table:style-name="ce44" office:value-type="float" office:value="8" calcext:value-type="float">
            <text:p>8</text:p>
          </table:table-cell>
          <table:table-cell table:number-columns-repeated="9" table:style-name="ce44" office:value-type="float" office:value="9" calcext:value-type="float">
            <text:p>9</text:p>
          </table:table-cell>
          <table:table-cell table:number-columns-repeated="9" table:style-name="ce44" office:value-type="float" office:value="10" calcext:value-type="float">
            <text:p>10</text:p>
          </table:table-cell>
          <table:table-cell table:number-columns-repeated="9" table:style-name="ce44" office:value-type="float" office:value="11" calcext:value-type="float">
            <text:p>11</text:p>
          </table:table-cell>
          <table:table-cell table:number-columns-repeated="9" table:style-name="ce44" office:value-type="float" office:value="12" calcext:value-type="float">
            <text:p>12</text:p>
          </table:table-cell>
          <table:table-cell table:number-columns-repeated="915"/>
        </table:table-row>
        <table:table-row table:style-name="ro1">
          <table:table-cell table:style-name="ce44" office:value-type="string" calcext:value-type="string">
            <text:p>Day</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number-columns-repeated="915"/>
        </table:table-row>
        <table:table-row table:style-name="ro1">
          <table:table-cell table:style-name="ce44" office:value-type="string" calcext:value-type="string">
            <text:p>yearRel</text:p>
          </table:table-cell>
          <table:table-cell table:style-name="ce50" table:formula="of:=(([.B126]-1)*9+([.B127]))/108" office:value-type="float" office:value="0.00925925925925926" calcext:value-type="float">
            <text:p>0.009259259259259</text:p>
          </table:table-cell>
          <table:table-cell table:style-name="ce50" table:formula="of:=(([.C126]-1)*9+([.C127]))/108" office:value-type="float" office:value="0.0185185185185185" calcext:value-type="float">
            <text:p>0.018518518518519</text:p>
          </table:table-cell>
          <table:table-cell table:style-name="ce50" table:formula="of:=(([.D126]-1)*9+([.D127]))/108" office:value-type="float" office:value="0.0277777777777778" calcext:value-type="float">
            <text:p>0.027777777777778</text:p>
          </table:table-cell>
          <table:table-cell table:style-name="ce50" table:formula="of:=(([.E126]-1)*9+([.E127]))/108" office:value-type="float" office:value="0.037037037037037" calcext:value-type="float">
            <text:p>0.037037037037037</text:p>
          </table:table-cell>
          <table:table-cell table:style-name="ce50" table:formula="of:=(([.F126]-1)*9+([.F127]))/108" office:value-type="float" office:value="0.0462962962962963" calcext:value-type="float">
            <text:p>0.046296296296296</text:p>
          </table:table-cell>
          <table:table-cell table:style-name="ce50" table:formula="of:=(([.G126]-1)*9+([.G127]))/108" office:value-type="float" office:value="0.0555555555555556" calcext:value-type="float">
            <text:p>0.055555555555556</text:p>
          </table:table-cell>
          <table:table-cell table:style-name="ce50" table:formula="of:=(([.H126]-1)*9+([.H127]))/108" office:value-type="float" office:value="0.0648148148148148" calcext:value-type="float">
            <text:p>0.064814814814815</text:p>
          </table:table-cell>
          <table:table-cell table:style-name="ce50" table:formula="of:=(([.I126]-1)*9+([.I127]))/108" office:value-type="float" office:value="0.0740740740740741" calcext:value-type="float">
            <text:p>0.074074074074074</text:p>
          </table:table-cell>
          <table:table-cell table:style-name="ce50" table:formula="of:=(([.J126]-1)*9+([.J127]))/108" office:value-type="float" office:value="0.0833333333333333" calcext:value-type="float">
            <text:p>0.083333333333333</text:p>
          </table:table-cell>
          <table:table-cell table:style-name="ce50" table:formula="of:=(([.K126]-1)*9+([.K127]))/108" office:value-type="float" office:value="0.0925925925925926" calcext:value-type="float">
            <text:p>0.092592592592593</text:p>
          </table:table-cell>
          <table:table-cell table:style-name="ce50" table:formula="of:=(([.L126]-1)*9+([.L127]))/108" office:value-type="float" office:value="0.101851851851852" calcext:value-type="float">
            <text:p>0.101851851851852</text:p>
          </table:table-cell>
          <table:table-cell table:style-name="ce50" table:formula="of:=(([.M126]-1)*9+([.M127]))/108" office:value-type="float" office:value="0.111111111111111" calcext:value-type="float">
            <text:p>0.111111111111111</text:p>
          </table:table-cell>
          <table:table-cell table:style-name="ce50" table:formula="of:=(([.N126]-1)*9+([.N127]))/108" office:value-type="float" office:value="0.12037037037037" calcext:value-type="float">
            <text:p>0.12037037037037</text:p>
          </table:table-cell>
          <table:table-cell table:style-name="ce50" table:formula="of:=(([.O126]-1)*9+([.O127]))/108" office:value-type="float" office:value="0.12962962962963" calcext:value-type="float">
            <text:p>0.12962962962963</text:p>
          </table:table-cell>
          <table:table-cell table:style-name="ce50" table:formula="of:=(([.P126]-1)*9+([.P127]))/108" office:value-type="float" office:value="0.138888888888889" calcext:value-type="float">
            <text:p>0.138888888888889</text:p>
          </table:table-cell>
          <table:table-cell table:style-name="ce50" table:formula="of:=(([.Q126]-1)*9+([.Q127]))/108" office:value-type="float" office:value="0.148148148148148" calcext:value-type="float">
            <text:p>0.148148148148148</text:p>
          </table:table-cell>
          <table:table-cell table:style-name="ce50" table:formula="of:=(([.R126]-1)*9+([.R127]))/108" office:value-type="float" office:value="0.157407407407407" calcext:value-type="float">
            <text:p>0.157407407407407</text:p>
          </table:table-cell>
          <table:table-cell table:style-name="ce50" table:formula="of:=(([.S126]-1)*9+([.S127]))/108" office:value-type="float" office:value="0.166666666666667" calcext:value-type="float">
            <text:p>0.166666666666667</text:p>
          </table:table-cell>
          <table:table-cell table:style-name="ce50" table:formula="of:=(([.T126]-1)*9+([.T127]))/108" office:value-type="float" office:value="0.175925925925926" calcext:value-type="float">
            <text:p>0.175925925925926</text:p>
          </table:table-cell>
          <table:table-cell table:style-name="ce50" table:formula="of:=(([.U126]-1)*9+([.U127]))/108" office:value-type="float" office:value="0.185185185185185" calcext:value-type="float">
            <text:p>0.185185185185185</text:p>
          </table:table-cell>
          <table:table-cell table:style-name="ce50" table:formula="of:=(([.V126]-1)*9+([.V127]))/108" office:value-type="float" office:value="0.194444444444444" calcext:value-type="float">
            <text:p>0.194444444444444</text:p>
          </table:table-cell>
          <table:table-cell table:style-name="ce50" table:formula="of:=(([.W126]-1)*9+([.W127]))/108" office:value-type="float" office:value="0.203703703703704" calcext:value-type="float">
            <text:p>0.203703703703704</text:p>
          </table:table-cell>
          <table:table-cell table:style-name="ce50" table:formula="of:=(([.X126]-1)*9+([.X127]))/108" office:value-type="float" office:value="0.212962962962963" calcext:value-type="float">
            <text:p>0.212962962962963</text:p>
          </table:table-cell>
          <table:table-cell table:style-name="ce50" table:formula="of:=(([.Y126]-1)*9+([.Y127]))/108" office:value-type="float" office:value="0.222222222222222" calcext:value-type="float">
            <text:p>0.222222222222222</text:p>
          </table:table-cell>
          <table:table-cell table:style-name="ce50" table:formula="of:=(([.Z126]-1)*9+([.Z127]))/108" office:value-type="float" office:value="0.231481481481481" calcext:value-type="float">
            <text:p>0.231481481481481</text:p>
          </table:table-cell>
          <table:table-cell table:style-name="ce50" table:formula="of:=(([.AA126]-1)*9+([.AA127]))/108" office:value-type="float" office:value="0.240740740740741" calcext:value-type="float">
            <text:p>0.240740740740741</text:p>
          </table:table-cell>
          <table:table-cell table:style-name="ce50" table:formula="of:=(([.AB126]-1)*9+([.AB127]))/108" office:value-type="float" office:value="0.25" calcext:value-type="float">
            <text:p>0.25</text:p>
          </table:table-cell>
          <table:table-cell table:style-name="ce50" table:formula="of:=(([.AC126]-1)*9+([.AC127]))/108" office:value-type="float" office:value="0.259259259259259" calcext:value-type="float">
            <text:p>0.259259259259259</text:p>
          </table:table-cell>
          <table:table-cell table:style-name="ce50" table:formula="of:=(([.AD126]-1)*9+([.AD127]))/108" office:value-type="float" office:value="0.268518518518519" calcext:value-type="float">
            <text:p>0.268518518518519</text:p>
          </table:table-cell>
          <table:table-cell table:style-name="ce50" table:formula="of:=(([.AE126]-1)*9+([.AE127]))/108" office:value-type="float" office:value="0.277777777777778" calcext:value-type="float">
            <text:p>0.277777777777778</text:p>
          </table:table-cell>
          <table:table-cell table:style-name="ce50" table:formula="of:=(([.AF126]-1)*9+([.AF127]))/108" office:value-type="float" office:value="0.287037037037037" calcext:value-type="float">
            <text:p>0.287037037037037</text:p>
          </table:table-cell>
          <table:table-cell table:style-name="ce50" table:formula="of:=(([.AG126]-1)*9+([.AG127]))/108" office:value-type="float" office:value="0.296296296296296" calcext:value-type="float">
            <text:p>0.296296296296296</text:p>
          </table:table-cell>
          <table:table-cell table:style-name="ce50" table:formula="of:=(([.AH126]-1)*9+([.AH127]))/108" office:value-type="float" office:value="0.305555555555556" calcext:value-type="float">
            <text:p>0.305555555555556</text:p>
          </table:table-cell>
          <table:table-cell table:style-name="ce50" table:formula="of:=(([.AI126]-1)*9+([.AI127]))/108" office:value-type="float" office:value="0.314814814814815" calcext:value-type="float">
            <text:p>0.314814814814815</text:p>
          </table:table-cell>
          <table:table-cell table:style-name="ce50" table:formula="of:=(([.AJ126]-1)*9+([.AJ127]))/108" office:value-type="float" office:value="0.324074074074074" calcext:value-type="float">
            <text:p>0.324074074074074</text:p>
          </table:table-cell>
          <table:table-cell table:style-name="ce50" table:formula="of:=(([.AK126]-1)*9+([.AK127]))/108" office:value-type="float" office:value="0.333333333333333" calcext:value-type="float">
            <text:p>0.333333333333333</text:p>
          </table:table-cell>
          <table:table-cell table:style-name="ce50" table:formula="of:=(([.AL126]-1)*9+([.AL127]))/108" office:value-type="float" office:value="0.342592592592593" calcext:value-type="float">
            <text:p>0.342592592592593</text:p>
          </table:table-cell>
          <table:table-cell table:style-name="ce50" table:formula="of:=(([.AM126]-1)*9+([.AM127]))/108" office:value-type="float" office:value="0.351851851851852" calcext:value-type="float">
            <text:p>0.351851851851852</text:p>
          </table:table-cell>
          <table:table-cell table:style-name="ce50" table:formula="of:=(([.AN126]-1)*9+([.AN127]))/108" office:value-type="float" office:value="0.361111111111111" calcext:value-type="float">
            <text:p>0.361111111111111</text:p>
          </table:table-cell>
          <table:table-cell table:style-name="ce50" table:formula="of:=(([.AO126]-1)*9+([.AO127]))/108" office:value-type="float" office:value="0.37037037037037" calcext:value-type="float">
            <text:p>0.37037037037037</text:p>
          </table:table-cell>
          <table:table-cell table:style-name="ce50" table:formula="of:=(([.AP126]-1)*9+([.AP127]))/108" office:value-type="float" office:value="0.37962962962963" calcext:value-type="float">
            <text:p>0.37962962962963</text:p>
          </table:table-cell>
          <table:table-cell table:style-name="ce50" table:formula="of:=(([.AQ126]-1)*9+([.AQ127]))/108" office:value-type="float" office:value="0.388888888888889" calcext:value-type="float">
            <text:p>0.388888888888889</text:p>
          </table:table-cell>
          <table:table-cell table:style-name="ce50" table:formula="of:=(([.AR126]-1)*9+([.AR127]))/108" office:value-type="float" office:value="0.398148148148148" calcext:value-type="float">
            <text:p>0.398148148148148</text:p>
          </table:table-cell>
          <table:table-cell table:style-name="ce50" table:formula="of:=(([.AS126]-1)*9+([.AS127]))/108" office:value-type="float" office:value="0.407407407407407" calcext:value-type="float">
            <text:p>0.407407407407407</text:p>
          </table:table-cell>
          <table:table-cell table:style-name="ce50" table:formula="of:=(([.AT126]-1)*9+([.AT127]))/108" office:value-type="float" office:value="0.416666666666667" calcext:value-type="float">
            <text:p>0.416666666666667</text:p>
          </table:table-cell>
          <table:table-cell table:style-name="ce50" table:formula="of:=(([.AU126]-1)*9+([.AU127]))/108" office:value-type="float" office:value="0.425925925925926" calcext:value-type="float">
            <text:p>0.425925925925926</text:p>
          </table:table-cell>
          <table:table-cell table:style-name="ce50" table:formula="of:=(([.AV126]-1)*9+([.AV127]))/108" office:value-type="float" office:value="0.435185185185185" calcext:value-type="float">
            <text:p>0.435185185185185</text:p>
          </table:table-cell>
          <table:table-cell table:style-name="ce50" table:formula="of:=(([.AW126]-1)*9+([.AW127]))/108" office:value-type="float" office:value="0.444444444444444" calcext:value-type="float">
            <text:p>0.444444444444444</text:p>
          </table:table-cell>
          <table:table-cell table:style-name="ce50" table:formula="of:=(([.AX126]-1)*9+([.AX127]))/108" office:value-type="float" office:value="0.453703703703704" calcext:value-type="float">
            <text:p>0.453703703703704</text:p>
          </table:table-cell>
          <table:table-cell table:style-name="ce50" table:formula="of:=(([.AY126]-1)*9+([.AY127]))/108" office:value-type="float" office:value="0.462962962962963" calcext:value-type="float">
            <text:p>0.462962962962963</text:p>
          </table:table-cell>
          <table:table-cell table:style-name="ce50" table:formula="of:=(([.AZ126]-1)*9+([.AZ127]))/108" office:value-type="float" office:value="0.472222222222222" calcext:value-type="float">
            <text:p>0.472222222222222</text:p>
          </table:table-cell>
          <table:table-cell table:style-name="ce50" table:formula="of:=(([.BA126]-1)*9+([.BA127]))/108" office:value-type="float" office:value="0.481481481481481" calcext:value-type="float">
            <text:p>0.481481481481481</text:p>
          </table:table-cell>
          <table:table-cell table:style-name="ce50" table:formula="of:=(([.BB126]-1)*9+([.BB127]))/108" office:value-type="float" office:value="0.490740740740741" calcext:value-type="float">
            <text:p>0.490740740740741</text:p>
          </table:table-cell>
          <table:table-cell table:style-name="ce50" table:formula="of:=(([.BC126]-1)*9+([.BC127]))/108" office:value-type="float" office:value="0.5" calcext:value-type="float">
            <text:p>0.5</text:p>
          </table:table-cell>
          <table:table-cell table:style-name="ce50" table:formula="of:=(([.BD126]-1)*9+([.BD127]))/108" office:value-type="float" office:value="0.509259259259259" calcext:value-type="float">
            <text:p>0.509259259259259</text:p>
          </table:table-cell>
          <table:table-cell table:style-name="ce50" table:formula="of:=(([.BE126]-1)*9+([.BE127]))/108" office:value-type="float" office:value="0.518518518518518" calcext:value-type="float">
            <text:p>0.518518518518518</text:p>
          </table:table-cell>
          <table:table-cell table:style-name="ce50" table:formula="of:=(([.BF126]-1)*9+([.BF127]))/108" office:value-type="float" office:value="0.527777777777778" calcext:value-type="float">
            <text:p>0.527777777777778</text:p>
          </table:table-cell>
          <table:table-cell table:style-name="ce50" table:formula="of:=(([.BG126]-1)*9+([.BG127]))/108" office:value-type="float" office:value="0.537037037037037" calcext:value-type="float">
            <text:p>0.537037037037037</text:p>
          </table:table-cell>
          <table:table-cell table:style-name="ce50" table:formula="of:=(([.BH126]-1)*9+([.BH127]))/108" office:value-type="float" office:value="0.546296296296296" calcext:value-type="float">
            <text:p>0.546296296296296</text:p>
          </table:table-cell>
          <table:table-cell table:style-name="ce50" table:formula="of:=(([.BI126]-1)*9+([.BI127]))/108" office:value-type="float" office:value="0.555555555555556" calcext:value-type="float">
            <text:p>0.555555555555556</text:p>
          </table:table-cell>
          <table:table-cell table:style-name="ce50" table:formula="of:=(([.BJ126]-1)*9+([.BJ127]))/108" office:value-type="float" office:value="0.564814814814815" calcext:value-type="float">
            <text:p>0.564814814814815</text:p>
          </table:table-cell>
          <table:table-cell table:style-name="ce50" table:formula="of:=(([.BK126]-1)*9+([.BK127]))/108" office:value-type="float" office:value="0.574074074074074" calcext:value-type="float">
            <text:p>0.574074074074074</text:p>
          </table:table-cell>
          <table:table-cell table:style-name="ce50" table:formula="of:=(([.BL126]-1)*9+([.BL127]))/108" office:value-type="float" office:value="0.583333333333333" calcext:value-type="float">
            <text:p>0.583333333333333</text:p>
          </table:table-cell>
          <table:table-cell table:style-name="ce50" table:formula="of:=(([.BM126]-1)*9+([.BM127]))/108" office:value-type="float" office:value="0.592592592592593" calcext:value-type="float">
            <text:p>0.592592592592593</text:p>
          </table:table-cell>
          <table:table-cell table:style-name="ce50" table:formula="of:=(([.BN126]-1)*9+([.BN127]))/108" office:value-type="float" office:value="0.601851851851852" calcext:value-type="float">
            <text:p>0.601851851851852</text:p>
          </table:table-cell>
          <table:table-cell table:style-name="ce50" table:formula="of:=(([.BO126]-1)*9+([.BO127]))/108" office:value-type="float" office:value="0.611111111111111" calcext:value-type="float">
            <text:p>0.611111111111111</text:p>
          </table:table-cell>
          <table:table-cell table:style-name="ce50" table:formula="of:=(([.BP126]-1)*9+([.BP127]))/108" office:value-type="float" office:value="0.62037037037037" calcext:value-type="float">
            <text:p>0.62037037037037</text:p>
          </table:table-cell>
          <table:table-cell table:style-name="ce50" table:formula="of:=(([.BQ126]-1)*9+([.BQ127]))/108" office:value-type="float" office:value="0.62962962962963" calcext:value-type="float">
            <text:p>0.62962962962963</text:p>
          </table:table-cell>
          <table:table-cell table:style-name="ce50" table:formula="of:=(([.BR126]-1)*9+([.BR127]))/108" office:value-type="float" office:value="0.638888888888889" calcext:value-type="float">
            <text:p>0.638888888888889</text:p>
          </table:table-cell>
          <table:table-cell table:style-name="ce50" table:formula="of:=(([.BS126]-1)*9+([.BS127]))/108" office:value-type="float" office:value="0.648148148148148" calcext:value-type="float">
            <text:p>0.648148148148148</text:p>
          </table:table-cell>
          <table:table-cell table:style-name="ce50" table:formula="of:=(([.BT126]-1)*9+([.BT127]))/108" office:value-type="float" office:value="0.657407407407407" calcext:value-type="float">
            <text:p>0.657407407407407</text:p>
          </table:table-cell>
          <table:table-cell table:style-name="ce50" table:formula="of:=(([.BU126]-1)*9+([.BU127]))/108" office:value-type="float" office:value="0.666666666666667" calcext:value-type="float">
            <text:p>0.666666666666667</text:p>
          </table:table-cell>
          <table:table-cell table:style-name="ce50" table:formula="of:=(([.BV126]-1)*9+([.BV127]))/108" office:value-type="float" office:value="0.675925925925926" calcext:value-type="float">
            <text:p>0.675925925925926</text:p>
          </table:table-cell>
          <table:table-cell table:style-name="ce50" table:formula="of:=(([.BW126]-1)*9+([.BW127]))/108" office:value-type="float" office:value="0.685185185185185" calcext:value-type="float">
            <text:p>0.685185185185185</text:p>
          </table:table-cell>
          <table:table-cell table:style-name="ce50" table:formula="of:=(([.BX126]-1)*9+([.BX127]))/108" office:value-type="float" office:value="0.694444444444444" calcext:value-type="float">
            <text:p>0.694444444444444</text:p>
          </table:table-cell>
          <table:table-cell table:style-name="ce50" table:formula="of:=(([.BY126]-1)*9+([.BY127]))/108" office:value-type="float" office:value="0.703703703703704" calcext:value-type="float">
            <text:p>0.703703703703704</text:p>
          </table:table-cell>
          <table:table-cell table:style-name="ce50" table:formula="of:=(([.BZ126]-1)*9+([.BZ127]))/108" office:value-type="float" office:value="0.712962962962963" calcext:value-type="float">
            <text:p>0.712962962962963</text:p>
          </table:table-cell>
          <table:table-cell table:style-name="ce50" table:formula="of:=(([.CA126]-1)*9+([.CA127]))/108" office:value-type="float" office:value="0.722222222222222" calcext:value-type="float">
            <text:p>0.722222222222222</text:p>
          </table:table-cell>
          <table:table-cell table:style-name="ce50" table:formula="of:=(([.CB126]-1)*9+([.CB127]))/108" office:value-type="float" office:value="0.731481481481482" calcext:value-type="float">
            <text:p>0.731481481481482</text:p>
          </table:table-cell>
          <table:table-cell table:style-name="ce50" table:formula="of:=(([.CC126]-1)*9+([.CC127]))/108" office:value-type="float" office:value="0.740740740740741" calcext:value-type="float">
            <text:p>0.740740740740741</text:p>
          </table:table-cell>
          <table:table-cell table:style-name="ce50" table:formula="of:=(([.CD126]-1)*9+([.CD127]))/108" office:value-type="float" office:value="0.75" calcext:value-type="float">
            <text:p>0.75</text:p>
          </table:table-cell>
          <table:table-cell table:style-name="ce50" table:formula="of:=(([.CE126]-1)*9+([.CE127]))/108" office:value-type="float" office:value="0.759259259259259" calcext:value-type="float">
            <text:p>0.759259259259259</text:p>
          </table:table-cell>
          <table:table-cell table:style-name="ce50" table:formula="of:=(([.CF126]-1)*9+([.CF127]))/108" office:value-type="float" office:value="0.768518518518518" calcext:value-type="float">
            <text:p>0.768518518518518</text:p>
          </table:table-cell>
          <table:table-cell table:style-name="ce50" table:formula="of:=(([.CG126]-1)*9+([.CG127]))/108" office:value-type="float" office:value="0.777777777777778" calcext:value-type="float">
            <text:p>0.777777777777778</text:p>
          </table:table-cell>
          <table:table-cell table:style-name="ce50" table:formula="of:=(([.CH126]-1)*9+([.CH127]))/108" office:value-type="float" office:value="0.787037037037037" calcext:value-type="float">
            <text:p>0.787037037037037</text:p>
          </table:table-cell>
          <table:table-cell table:style-name="ce50" table:formula="of:=(([.CI126]-1)*9+([.CI127]))/108" office:value-type="float" office:value="0.796296296296296" calcext:value-type="float">
            <text:p>0.796296296296296</text:p>
          </table:table-cell>
          <table:table-cell table:style-name="ce50" table:formula="of:=(([.CJ126]-1)*9+([.CJ127]))/108" office:value-type="float" office:value="0.805555555555556" calcext:value-type="float">
            <text:p>0.805555555555556</text:p>
          </table:table-cell>
          <table:table-cell table:style-name="ce50" table:formula="of:=(([.CK126]-1)*9+([.CK127]))/108" office:value-type="float" office:value="0.814814814814815" calcext:value-type="float">
            <text:p>0.814814814814815</text:p>
          </table:table-cell>
          <table:table-cell table:style-name="ce50" table:formula="of:=(([.CL126]-1)*9+([.CL127]))/108" office:value-type="float" office:value="0.824074074074074" calcext:value-type="float">
            <text:p>0.824074074074074</text:p>
          </table:table-cell>
          <table:table-cell table:style-name="ce50" table:formula="of:=(([.CM126]-1)*9+([.CM127]))/108" office:value-type="float" office:value="0.833333333333333" calcext:value-type="float">
            <text:p>0.833333333333333</text:p>
          </table:table-cell>
          <table:table-cell table:style-name="ce50" table:formula="of:=(([.CN126]-1)*9+([.CN127]))/108" office:value-type="float" office:value="0.842592592592593" calcext:value-type="float">
            <text:p>0.842592592592593</text:p>
          </table:table-cell>
          <table:table-cell table:style-name="ce50" table:formula="of:=(([.CO126]-1)*9+([.CO127]))/108" office:value-type="float" office:value="0.851851851851852" calcext:value-type="float">
            <text:p>0.851851851851852</text:p>
          </table:table-cell>
          <table:table-cell table:style-name="ce50" table:formula="of:=(([.CP126]-1)*9+([.CP127]))/108" office:value-type="float" office:value="0.861111111111111" calcext:value-type="float">
            <text:p>0.861111111111111</text:p>
          </table:table-cell>
          <table:table-cell table:style-name="ce50" table:formula="of:=(([.CQ126]-1)*9+([.CQ127]))/108" office:value-type="float" office:value="0.87037037037037" calcext:value-type="float">
            <text:p>0.87037037037037</text:p>
          </table:table-cell>
          <table:table-cell table:style-name="ce50" table:formula="of:=(([.CR126]-1)*9+([.CR127]))/108" office:value-type="float" office:value="0.87962962962963" calcext:value-type="float">
            <text:p>0.87962962962963</text:p>
          </table:table-cell>
          <table:table-cell table:style-name="ce50" table:formula="of:=(([.CS126]-1)*9+([.CS127]))/108" office:value-type="float" office:value="0.888888888888889" calcext:value-type="float">
            <text:p>0.888888888888889</text:p>
          </table:table-cell>
          <table:table-cell table:style-name="ce50" table:formula="of:=(([.CT126]-1)*9+([.CT127]))/108" office:value-type="float" office:value="0.898148148148148" calcext:value-type="float">
            <text:p>0.898148148148148</text:p>
          </table:table-cell>
          <table:table-cell table:style-name="ce50" table:formula="of:=(([.CU126]-1)*9+([.CU127]))/108" office:value-type="float" office:value="0.907407407407407" calcext:value-type="float">
            <text:p>0.907407407407407</text:p>
          </table:table-cell>
          <table:table-cell table:style-name="ce50" table:formula="of:=(([.CV126]-1)*9+([.CV127]))/108" office:value-type="float" office:value="0.916666666666667" calcext:value-type="float">
            <text:p>0.916666666666667</text:p>
          </table:table-cell>
          <table:table-cell table:style-name="ce50" table:formula="of:=(([.CW126]-1)*9+([.CW127]))/108" office:value-type="float" office:value="0.925925925925926" calcext:value-type="float">
            <text:p>0.925925925925926</text:p>
          </table:table-cell>
          <table:table-cell table:style-name="ce50" table:formula="of:=(([.CX126]-1)*9+([.CX127]))/108" office:value-type="float" office:value="0.935185185185185" calcext:value-type="float">
            <text:p>0.935185185185185</text:p>
          </table:table-cell>
          <table:table-cell table:style-name="ce50" table:formula="of:=(([.CY126]-1)*9+([.CY127]))/108" office:value-type="float" office:value="0.944444444444444" calcext:value-type="float">
            <text:p>0.944444444444444</text:p>
          </table:table-cell>
          <table:table-cell table:style-name="ce50" table:formula="of:=(([.CZ126]-1)*9+([.CZ127]))/108" office:value-type="float" office:value="0.953703703703704" calcext:value-type="float">
            <text:p>0.953703703703704</text:p>
          </table:table-cell>
          <table:table-cell table:style-name="ce50" table:formula="of:=(([.DA126]-1)*9+([.DA127]))/108" office:value-type="float" office:value="0.962962962962963" calcext:value-type="float">
            <text:p>0.962962962962963</text:p>
          </table:table-cell>
          <table:table-cell table:style-name="ce50" table:formula="of:=(([.DB126]-1)*9+([.DB127]))/108" office:value-type="float" office:value="0.972222222222222" calcext:value-type="float">
            <text:p>0.972222222222222</text:p>
          </table:table-cell>
          <table:table-cell table:style-name="ce50" table:formula="of:=(([.DC126]-1)*9+([.DC127]))/108" office:value-type="float" office:value="0.981481481481482" calcext:value-type="float">
            <text:p>0.981481481481482</text:p>
          </table:table-cell>
          <table:table-cell table:style-name="ce50" table:formula="of:=(([.DD126]-1)*9+([.DD127]))/108" office:value-type="float" office:value="0.990740740740741" calcext:value-type="float">
            <text:p>0.990740740740741</text:p>
          </table:table-cell>
          <table:table-cell table:style-name="ce50" table:formula="of:=(([.DE126]-1)*9+([.DE127]))/108" office:value-type="float" office:value="1" calcext:value-type="float">
            <text:p>1</text:p>
          </table:table-cell>
          <table:table-cell table:number-columns-repeated="915"/>
        </table:table-row>
        <table:table-row table:style-name="ro1">
          <table:table-cell table:style-name="ce44" office:value-type="string" calcext:value-type="string">
            <text:p>Dist to Jan</text:p>
          </table:table-cell>
          <table:table-cell table:style-name="ce50" table:formula="of:=MIN(ABS([.B128]*12-0.5);12-ABS([.B128]*12-0.5))/6" office:value-type="float" office:value="0.0648148148148148" calcext:value-type="float">
            <text:p>0.064814814814815</text:p>
          </table:table-cell>
          <table:table-cell table:style-name="ce50" table:formula="of:=MIN(ABS([.C128]*12-0.5);12-ABS([.C128]*12-0.5))/6" office:value-type="float" office:value="0.0462962962962963" calcext:value-type="float">
            <text:p>0.046296296296296</text:p>
          </table:table-cell>
          <table:table-cell table:style-name="ce50" table:formula="of:=MIN(ABS([.D128]*12-0.5);12-ABS([.D128]*12-0.5))/6" office:value-type="float" office:value="0.0277777777777778" calcext:value-type="float">
            <text:p>0.027777777777778</text:p>
          </table:table-cell>
          <table:table-cell table:style-name="ce50" table:formula="of:=MIN(ABS([.E128]*12-0.5);12-ABS([.E128]*12-0.5))/6" office:value-type="float" office:value="0.00925925925925926" calcext:value-type="float">
            <text:p>0.009259259259259</text:p>
          </table:table-cell>
          <table:table-cell table:style-name="ce50" table:formula="of:=MIN(ABS([.F128]*12-0.5);12-ABS([.F128]*12-0.5))/6" office:value-type="float" office:value="0.00925925925925926" calcext:value-type="float">
            <text:p>0.009259259259259</text:p>
          </table:table-cell>
          <table:table-cell table:style-name="ce50" table:formula="of:=MIN(ABS([.G128]*12-0.5);12-ABS([.G128]*12-0.5))/6" office:value-type="float" office:value="0.0277777777777778" calcext:value-type="float">
            <text:p>0.027777777777778</text:p>
          </table:table-cell>
          <table:table-cell table:style-name="ce50" table:formula="of:=MIN(ABS([.H128]*12-0.5);12-ABS([.H128]*12-0.5))/6" office:value-type="float" office:value="0.0462962962962963" calcext:value-type="float">
            <text:p>0.046296296296296</text:p>
          </table:table-cell>
          <table:table-cell table:style-name="ce50" table:formula="of:=MIN(ABS([.I128]*12-0.5);12-ABS([.I128]*12-0.5))/6" office:value-type="float" office:value="0.0648148148148148" calcext:value-type="float">
            <text:p>0.064814814814815</text:p>
          </table:table-cell>
          <table:table-cell table:style-name="ce50" table:formula="of:=MIN(ABS([.J128]*12-0.5);12-ABS([.J128]*12-0.5))/6" office:value-type="float" office:value="0.0833333333333333" calcext:value-type="float">
            <text:p>0.083333333333333</text:p>
          </table:table-cell>
          <table:table-cell table:style-name="ce50" table:formula="of:=MIN(ABS([.K128]*12-0.5);12-ABS([.K128]*12-0.5))/6" office:value-type="float" office:value="0.101851851851852" calcext:value-type="float">
            <text:p>0.101851851851852</text:p>
          </table:table-cell>
          <table:table-cell table:style-name="ce50" table:formula="of:=MIN(ABS([.L128]*12-0.5);12-ABS([.L128]*12-0.5))/6" office:value-type="float" office:value="0.12037037037037" calcext:value-type="float">
            <text:p>0.12037037037037</text:p>
          </table:table-cell>
          <table:table-cell table:style-name="ce50" table:formula="of:=MIN(ABS([.M128]*12-0.5);12-ABS([.M128]*12-0.5))/6" office:value-type="float" office:value="0.138888888888889" calcext:value-type="float">
            <text:p>0.138888888888889</text:p>
          </table:table-cell>
          <table:table-cell table:style-name="ce50" table:formula="of:=MIN(ABS([.N128]*12-0.5);12-ABS([.N128]*12-0.5))/6" office:value-type="float" office:value="0.157407407407407" calcext:value-type="float">
            <text:p>0.157407407407407</text:p>
          </table:table-cell>
          <table:table-cell table:style-name="ce50" table:formula="of:=MIN(ABS([.O128]*12-0.5);12-ABS([.O128]*12-0.5))/6" office:value-type="float" office:value="0.175925925925926" calcext:value-type="float">
            <text:p>0.175925925925926</text:p>
          </table:table-cell>
          <table:table-cell table:style-name="ce50" table:formula="of:=MIN(ABS([.P128]*12-0.5);12-ABS([.P128]*12-0.5))/6" office:value-type="float" office:value="0.194444444444444" calcext:value-type="float">
            <text:p>0.194444444444444</text:p>
          </table:table-cell>
          <table:table-cell table:style-name="ce50" table:formula="of:=MIN(ABS([.Q128]*12-0.5);12-ABS([.Q128]*12-0.5))/6" office:value-type="float" office:value="0.212962962962963" calcext:value-type="float">
            <text:p>0.212962962962963</text:p>
          </table:table-cell>
          <table:table-cell table:style-name="ce50" table:formula="of:=MIN(ABS([.R128]*12-0.5);12-ABS([.R128]*12-0.5))/6" office:value-type="float" office:value="0.231481481481481" calcext:value-type="float">
            <text:p>0.231481481481481</text:p>
          </table:table-cell>
          <table:table-cell table:style-name="ce50" table:formula="of:=MIN(ABS([.S128]*12-0.5);12-ABS([.S128]*12-0.5))/6" office:value-type="float" office:value="0.25" calcext:value-type="float">
            <text:p>0.25</text:p>
          </table:table-cell>
          <table:table-cell table:style-name="ce50" table:formula="of:=MIN(ABS([.T128]*12-0.5);12-ABS([.T128]*12-0.5))/6" office:value-type="float" office:value="0.268518518518519" calcext:value-type="float">
            <text:p>0.268518518518519</text:p>
          </table:table-cell>
          <table:table-cell table:style-name="ce50" table:formula="of:=MIN(ABS([.U128]*12-0.5);12-ABS([.U128]*12-0.5))/6" office:value-type="float" office:value="0.287037037037037" calcext:value-type="float">
            <text:p>0.287037037037037</text:p>
          </table:table-cell>
          <table:table-cell table:style-name="ce50" table:formula="of:=MIN(ABS([.V128]*12-0.5);12-ABS([.V128]*12-0.5))/6" office:value-type="float" office:value="0.305555555555556" calcext:value-type="float">
            <text:p>0.305555555555556</text:p>
          </table:table-cell>
          <table:table-cell table:style-name="ce50" table:formula="of:=MIN(ABS([.W128]*12-0.5);12-ABS([.W128]*12-0.5))/6" office:value-type="float" office:value="0.324074074074074" calcext:value-type="float">
            <text:p>0.324074074074074</text:p>
          </table:table-cell>
          <table:table-cell table:style-name="ce50" table:formula="of:=MIN(ABS([.X128]*12-0.5);12-ABS([.X128]*12-0.5))/6" office:value-type="float" office:value="0.342592592592593" calcext:value-type="float">
            <text:p>0.342592592592593</text:p>
          </table:table-cell>
          <table:table-cell table:style-name="ce50" table:formula="of:=MIN(ABS([.Y128]*12-0.5);12-ABS([.Y128]*12-0.5))/6" office:value-type="float" office:value="0.361111111111111" calcext:value-type="float">
            <text:p>0.361111111111111</text:p>
          </table:table-cell>
          <table:table-cell table:style-name="ce50" table:formula="of:=MIN(ABS([.Z128]*12-0.5);12-ABS([.Z128]*12-0.5))/6" office:value-type="float" office:value="0.37962962962963" calcext:value-type="float">
            <text:p>0.37962962962963</text:p>
          </table:table-cell>
          <table:table-cell table:style-name="ce50" table:formula="of:=MIN(ABS([.AA128]*12-0.5);12-ABS([.AA128]*12-0.5))/6" office:value-type="float" office:value="0.398148148148148" calcext:value-type="float">
            <text:p>0.398148148148148</text:p>
          </table:table-cell>
          <table:table-cell table:style-name="ce50" table:formula="of:=MIN(ABS([.AB128]*12-0.5);12-ABS([.AB128]*12-0.5))/6" office:value-type="float" office:value="0.416666666666667" calcext:value-type="float">
            <text:p>0.416666666666667</text:p>
          </table:table-cell>
          <table:table-cell table:style-name="ce50" table:formula="of:=MIN(ABS([.AC128]*12-0.5);12-ABS([.AC128]*12-0.5))/6" office:value-type="float" office:value="0.435185185185185" calcext:value-type="float">
            <text:p>0.435185185185185</text:p>
          </table:table-cell>
          <table:table-cell table:style-name="ce50" table:formula="of:=MIN(ABS([.AD128]*12-0.5);12-ABS([.AD128]*12-0.5))/6" office:value-type="float" office:value="0.453703703703704" calcext:value-type="float">
            <text:p>0.453703703703704</text:p>
          </table:table-cell>
          <table:table-cell table:style-name="ce50" table:formula="of:=MIN(ABS([.AE128]*12-0.5);12-ABS([.AE128]*12-0.5))/6" office:value-type="float" office:value="0.472222222222222" calcext:value-type="float">
            <text:p>0.472222222222222</text:p>
          </table:table-cell>
          <table:table-cell table:style-name="ce50" table:formula="of:=MIN(ABS([.AF128]*12-0.5);12-ABS([.AF128]*12-0.5))/6" office:value-type="float" office:value="0.490740740740741" calcext:value-type="float">
            <text:p>0.490740740740741</text:p>
          </table:table-cell>
          <table:table-cell table:style-name="ce50" table:formula="of:=MIN(ABS([.AG128]*12-0.5);12-ABS([.AG128]*12-0.5))/6" office:value-type="float" office:value="0.509259259259259" calcext:value-type="float">
            <text:p>0.509259259259259</text:p>
          </table:table-cell>
          <table:table-cell table:style-name="ce50" table:formula="of:=MIN(ABS([.AH128]*12-0.5);12-ABS([.AH128]*12-0.5))/6" office:value-type="float" office:value="0.527777777777778" calcext:value-type="float">
            <text:p>0.527777777777778</text:p>
          </table:table-cell>
          <table:table-cell table:style-name="ce50" table:formula="of:=MIN(ABS([.AI128]*12-0.5);12-ABS([.AI128]*12-0.5))/6" office:value-type="float" office:value="0.546296296296296" calcext:value-type="float">
            <text:p>0.546296296296296</text:p>
          </table:table-cell>
          <table:table-cell table:style-name="ce50" table:formula="of:=MIN(ABS([.AJ128]*12-0.5);12-ABS([.AJ128]*12-0.5))/6" office:value-type="float" office:value="0.564814814814815" calcext:value-type="float">
            <text:p>0.564814814814815</text:p>
          </table:table-cell>
          <table:table-cell table:style-name="ce50" table:formula="of:=MIN(ABS([.AK128]*12-0.5);12-ABS([.AK128]*12-0.5))/6" office:value-type="float" office:value="0.583333333333333" calcext:value-type="float">
            <text:p>0.583333333333333</text:p>
          </table:table-cell>
          <table:table-cell table:style-name="ce50" table:formula="of:=MIN(ABS([.AL128]*12-0.5);12-ABS([.AL128]*12-0.5))/6" office:value-type="float" office:value="0.601851851851852" calcext:value-type="float">
            <text:p>0.601851851851852</text:p>
          </table:table-cell>
          <table:table-cell table:style-name="ce50" table:formula="of:=MIN(ABS([.AM128]*12-0.5);12-ABS([.AM128]*12-0.5))/6" office:value-type="float" office:value="0.62037037037037" calcext:value-type="float">
            <text:p>0.62037037037037</text:p>
          </table:table-cell>
          <table:table-cell table:style-name="ce50" table:formula="of:=MIN(ABS([.AN128]*12-0.5);12-ABS([.AN128]*12-0.5))/6" office:value-type="float" office:value="0.638888888888889" calcext:value-type="float">
            <text:p>0.638888888888889</text:p>
          </table:table-cell>
          <table:table-cell table:style-name="ce50" table:formula="of:=MIN(ABS([.AO128]*12-0.5);12-ABS([.AO128]*12-0.5))/6" office:value-type="float" office:value="0.657407407407407" calcext:value-type="float">
            <text:p>0.657407407407407</text:p>
          </table:table-cell>
          <table:table-cell table:style-name="ce50" table:formula="of:=MIN(ABS([.AP128]*12-0.5);12-ABS([.AP128]*12-0.5))/6" office:value-type="float" office:value="0.675925925925926" calcext:value-type="float">
            <text:p>0.675925925925926</text:p>
          </table:table-cell>
          <table:table-cell table:style-name="ce50" table:formula="of:=MIN(ABS([.AQ128]*12-0.5);12-ABS([.AQ128]*12-0.5))/6" office:value-type="float" office:value="0.694444444444444" calcext:value-type="float">
            <text:p>0.694444444444444</text:p>
          </table:table-cell>
          <table:table-cell table:style-name="ce50" table:formula="of:=MIN(ABS([.AR128]*12-0.5);12-ABS([.AR128]*12-0.5))/6" office:value-type="float" office:value="0.712962962962963" calcext:value-type="float">
            <text:p>0.712962962962963</text:p>
          </table:table-cell>
          <table:table-cell table:style-name="ce50" table:formula="of:=MIN(ABS([.AS128]*12-0.5);12-ABS([.AS128]*12-0.5))/6" office:value-type="float" office:value="0.731481481481481" calcext:value-type="float">
            <text:p>0.731481481481481</text:p>
          </table:table-cell>
          <table:table-cell table:style-name="ce50" table:formula="of:=MIN(ABS([.AT128]*12-0.5);12-ABS([.AT128]*12-0.5))/6" office:value-type="float" office:value="0.75" calcext:value-type="float">
            <text:p>0.75</text:p>
          </table:table-cell>
          <table:table-cell table:style-name="ce50" table:formula="of:=MIN(ABS([.AU128]*12-0.5);12-ABS([.AU128]*12-0.5))/6" office:value-type="float" office:value="0.768518518518518" calcext:value-type="float">
            <text:p>0.768518518518518</text:p>
          </table:table-cell>
          <table:table-cell table:style-name="ce50" table:formula="of:=MIN(ABS([.AV128]*12-0.5);12-ABS([.AV128]*12-0.5))/6" office:value-type="float" office:value="0.787037037037037" calcext:value-type="float">
            <text:p>0.787037037037037</text:p>
          </table:table-cell>
          <table:table-cell table:style-name="ce50" table:formula="of:=MIN(ABS([.AW128]*12-0.5);12-ABS([.AW128]*12-0.5))/6" office:value-type="float" office:value="0.805555555555555" calcext:value-type="float">
            <text:p>0.805555555555555</text:p>
          </table:table-cell>
          <table:table-cell table:style-name="ce50" table:formula="of:=MIN(ABS([.AX128]*12-0.5);12-ABS([.AX128]*12-0.5))/6" office:value-type="float" office:value="0.824074074074074" calcext:value-type="float">
            <text:p>0.824074074074074</text:p>
          </table:table-cell>
          <table:table-cell table:style-name="ce50" table:formula="of:=MIN(ABS([.AY128]*12-0.5);12-ABS([.AY128]*12-0.5))/6" office:value-type="float" office:value="0.842592592592593" calcext:value-type="float">
            <text:p>0.842592592592593</text:p>
          </table:table-cell>
          <table:table-cell table:style-name="ce50" table:formula="of:=MIN(ABS([.AZ128]*12-0.5);12-ABS([.AZ128]*12-0.5))/6" office:value-type="float" office:value="0.861111111111111" calcext:value-type="float">
            <text:p>0.861111111111111</text:p>
          </table:table-cell>
          <table:table-cell table:style-name="ce50" table:formula="of:=MIN(ABS([.BA128]*12-0.5);12-ABS([.BA128]*12-0.5))/6" office:value-type="float" office:value="0.87962962962963" calcext:value-type="float">
            <text:p>0.87962962962963</text:p>
          </table:table-cell>
          <table:table-cell table:style-name="ce50" table:formula="of:=MIN(ABS([.BB128]*12-0.5);12-ABS([.BB128]*12-0.5))/6" office:value-type="float" office:value="0.898148148148148" calcext:value-type="float">
            <text:p>0.898148148148148</text:p>
          </table:table-cell>
          <table:table-cell table:style-name="ce50" table:formula="of:=MIN(ABS([.BC128]*12-0.5);12-ABS([.BC128]*12-0.5))/6" office:value-type="float" office:value="0.916666666666667" calcext:value-type="float">
            <text:p>0.916666666666667</text:p>
          </table:table-cell>
          <table:table-cell table:style-name="ce50" table:formula="of:=MIN(ABS([.BD128]*12-0.5);12-ABS([.BD128]*12-0.5))/6" office:value-type="float" office:value="0.935185185185185" calcext:value-type="float">
            <text:p>0.935185185185185</text:p>
          </table:table-cell>
          <table:table-cell table:style-name="ce50" table:formula="of:=MIN(ABS([.BE128]*12-0.5);12-ABS([.BE128]*12-0.5))/6" office:value-type="float" office:value="0.953703703703704" calcext:value-type="float">
            <text:p>0.953703703703704</text:p>
          </table:table-cell>
          <table:table-cell table:style-name="ce50" table:formula="of:=MIN(ABS([.BF128]*12-0.5);12-ABS([.BF128]*12-0.5))/6" office:value-type="float" office:value="0.972222222222222" calcext:value-type="float">
            <text:p>0.972222222222222</text:p>
          </table:table-cell>
          <table:table-cell table:style-name="ce50" table:formula="of:=MIN(ABS([.BG128]*12-0.5);12-ABS([.BG128]*12-0.5))/6" office:value-type="float" office:value="0.990740740740741" calcext:value-type="float">
            <text:p>0.990740740740741</text:p>
          </table:table-cell>
          <table:table-cell table:style-name="ce50" table:formula="of:=MIN(ABS([.BH128]*12-0.5);12-ABS([.BH128]*12-0.5))/6" office:value-type="float" office:value="0.990740740740741" calcext:value-type="float">
            <text:p>0.990740740740741</text:p>
          </table:table-cell>
          <table:table-cell table:style-name="ce50" table:formula="of:=MIN(ABS([.BI128]*12-0.5);12-ABS([.BI128]*12-0.5))/6" office:value-type="float" office:value="0.972222222222222" calcext:value-type="float">
            <text:p>0.972222222222222</text:p>
          </table:table-cell>
          <table:table-cell table:style-name="ce50" table:formula="of:=MIN(ABS([.BJ128]*12-0.5);12-ABS([.BJ128]*12-0.5))/6" office:value-type="float" office:value="0.953703703703704" calcext:value-type="float">
            <text:p>0.953703703703704</text:p>
          </table:table-cell>
          <table:table-cell table:style-name="ce50" table:formula="of:=MIN(ABS([.BK128]*12-0.5);12-ABS([.BK128]*12-0.5))/6" office:value-type="float" office:value="0.935185185185185" calcext:value-type="float">
            <text:p>0.935185185185185</text:p>
          </table:table-cell>
          <table:table-cell table:style-name="ce50" table:formula="of:=MIN(ABS([.BL128]*12-0.5);12-ABS([.BL128]*12-0.5))/6" office:value-type="float" office:value="0.916666666666667" calcext:value-type="float">
            <text:p>0.916666666666667</text:p>
          </table:table-cell>
          <table:table-cell table:style-name="ce50" table:formula="of:=MIN(ABS([.BM128]*12-0.5);12-ABS([.BM128]*12-0.5))/6" office:value-type="float" office:value="0.898148148148148" calcext:value-type="float">
            <text:p>0.898148148148148</text:p>
          </table:table-cell>
          <table:table-cell table:style-name="ce50" table:formula="of:=MIN(ABS([.BN128]*12-0.5);12-ABS([.BN128]*12-0.5))/6" office:value-type="float" office:value="0.87962962962963" calcext:value-type="float">
            <text:p>0.87962962962963</text:p>
          </table:table-cell>
          <table:table-cell table:style-name="ce50" table:formula="of:=MIN(ABS([.BO128]*12-0.5);12-ABS([.BO128]*12-0.5))/6" office:value-type="float" office:value="0.861111111111111" calcext:value-type="float">
            <text:p>0.861111111111111</text:p>
          </table:table-cell>
          <table:table-cell table:style-name="ce50" table:formula="of:=MIN(ABS([.BP128]*12-0.5);12-ABS([.BP128]*12-0.5))/6" office:value-type="float" office:value="0.842592592592593" calcext:value-type="float">
            <text:p>0.842592592592593</text:p>
          </table:table-cell>
          <table:table-cell table:style-name="ce50" table:formula="of:=MIN(ABS([.BQ128]*12-0.5);12-ABS([.BQ128]*12-0.5))/6" office:value-type="float" office:value="0.824074074074074" calcext:value-type="float">
            <text:p>0.824074074074074</text:p>
          </table:table-cell>
          <table:table-cell table:style-name="ce50" table:formula="of:=MIN(ABS([.BR128]*12-0.5);12-ABS([.BR128]*12-0.5))/6" office:value-type="float" office:value="0.805555555555556" calcext:value-type="float">
            <text:p>0.805555555555556</text:p>
          </table:table-cell>
          <table:table-cell table:style-name="ce50" table:formula="of:=MIN(ABS([.BS128]*12-0.5);12-ABS([.BS128]*12-0.5))/6" office:value-type="float" office:value="0.787037037037037" calcext:value-type="float">
            <text:p>0.787037037037037</text:p>
          </table:table-cell>
          <table:table-cell table:style-name="ce50" table:formula="of:=MIN(ABS([.BT128]*12-0.5);12-ABS([.BT128]*12-0.5))/6" office:value-type="float" office:value="0.768518518518518" calcext:value-type="float">
            <text:p>0.768518518518518</text:p>
          </table:table-cell>
          <table:table-cell table:style-name="ce50" table:formula="of:=MIN(ABS([.BU128]*12-0.5);12-ABS([.BU128]*12-0.5))/6" office:value-type="float" office:value="0.75" calcext:value-type="float">
            <text:p>0.75</text:p>
          </table:table-cell>
          <table:table-cell table:style-name="ce50" table:formula="of:=MIN(ABS([.BV128]*12-0.5);12-ABS([.BV128]*12-0.5))/6" office:value-type="float" office:value="0.731481481481482" calcext:value-type="float">
            <text:p>0.731481481481482</text:p>
          </table:table-cell>
          <table:table-cell table:style-name="ce50" table:formula="of:=MIN(ABS([.BW128]*12-0.5);12-ABS([.BW128]*12-0.5))/6" office:value-type="float" office:value="0.712962962962963" calcext:value-type="float">
            <text:p>0.712962962962963</text:p>
          </table:table-cell>
          <table:table-cell table:style-name="ce50" table:formula="of:=MIN(ABS([.BX128]*12-0.5);12-ABS([.BX128]*12-0.5))/6" office:value-type="float" office:value="0.694444444444445" calcext:value-type="float">
            <text:p>0.694444444444445</text:p>
          </table:table-cell>
          <table:table-cell table:style-name="ce50" table:formula="of:=MIN(ABS([.BY128]*12-0.5);12-ABS([.BY128]*12-0.5))/6" office:value-type="float" office:value="0.675925925925926" calcext:value-type="float">
            <text:p>0.675925925925926</text:p>
          </table:table-cell>
          <table:table-cell table:style-name="ce50" table:formula="of:=MIN(ABS([.BZ128]*12-0.5);12-ABS([.BZ128]*12-0.5))/6" office:value-type="float" office:value="0.657407407407407" calcext:value-type="float">
            <text:p>0.657407407407407</text:p>
          </table:table-cell>
          <table:table-cell table:style-name="ce50" table:formula="of:=MIN(ABS([.CA128]*12-0.5);12-ABS([.CA128]*12-0.5))/6" office:value-type="float" office:value="0.638888888888889" calcext:value-type="float">
            <text:p>0.638888888888889</text:p>
          </table:table-cell>
          <table:table-cell table:style-name="ce50" table:formula="of:=MIN(ABS([.CB128]*12-0.5);12-ABS([.CB128]*12-0.5))/6" office:value-type="float" office:value="0.62037037037037" calcext:value-type="float">
            <text:p>0.62037037037037</text:p>
          </table:table-cell>
          <table:table-cell table:style-name="ce50" table:formula="of:=MIN(ABS([.CC128]*12-0.5);12-ABS([.CC128]*12-0.5))/6" office:value-type="float" office:value="0.601851851851852" calcext:value-type="float">
            <text:p>0.601851851851852</text:p>
          </table:table-cell>
          <table:table-cell table:style-name="ce50" table:formula="of:=MIN(ABS([.CD128]*12-0.5);12-ABS([.CD128]*12-0.5))/6" office:value-type="float" office:value="0.583333333333333" calcext:value-type="float">
            <text:p>0.583333333333333</text:p>
          </table:table-cell>
          <table:table-cell table:style-name="ce50" table:formula="of:=MIN(ABS([.CE128]*12-0.5);12-ABS([.CE128]*12-0.5))/6" office:value-type="float" office:value="0.564814814814815" calcext:value-type="float">
            <text:p>0.564814814814815</text:p>
          </table:table-cell>
          <table:table-cell table:style-name="ce50" table:formula="of:=MIN(ABS([.CF128]*12-0.5);12-ABS([.CF128]*12-0.5))/6" office:value-type="float" office:value="0.546296296296296" calcext:value-type="float">
            <text:p>0.546296296296296</text:p>
          </table:table-cell>
          <table:table-cell table:style-name="ce50" table:formula="of:=MIN(ABS([.CG128]*12-0.5);12-ABS([.CG128]*12-0.5))/6" office:value-type="float" office:value="0.527777777777778" calcext:value-type="float">
            <text:p>0.527777777777778</text:p>
          </table:table-cell>
          <table:table-cell table:style-name="ce50" table:formula="of:=MIN(ABS([.CH128]*12-0.5);12-ABS([.CH128]*12-0.5))/6" office:value-type="float" office:value="0.509259259259259" calcext:value-type="float">
            <text:p>0.509259259259259</text:p>
          </table:table-cell>
          <table:table-cell table:style-name="ce50" table:formula="of:=MIN(ABS([.CI128]*12-0.5);12-ABS([.CI128]*12-0.5))/6" office:value-type="float" office:value="0.490740740740741" calcext:value-type="float">
            <text:p>0.490740740740741</text:p>
          </table:table-cell>
          <table:table-cell table:style-name="ce50" table:formula="of:=MIN(ABS([.CJ128]*12-0.5);12-ABS([.CJ128]*12-0.5))/6" office:value-type="float" office:value="0.472222222222222" calcext:value-type="float">
            <text:p>0.472222222222222</text:p>
          </table:table-cell>
          <table:table-cell table:style-name="ce50" table:formula="of:=MIN(ABS([.CK128]*12-0.5);12-ABS([.CK128]*12-0.5))/6" office:value-type="float" office:value="0.453703703703704" calcext:value-type="float">
            <text:p>0.453703703703704</text:p>
          </table:table-cell>
          <table:table-cell table:style-name="ce50" table:formula="of:=MIN(ABS([.CL128]*12-0.5);12-ABS([.CL128]*12-0.5))/6" office:value-type="float" office:value="0.435185185185185" calcext:value-type="float">
            <text:p>0.435185185185185</text:p>
          </table:table-cell>
          <table:table-cell table:style-name="ce50" table:formula="of:=MIN(ABS([.CM128]*12-0.5);12-ABS([.CM128]*12-0.5))/6" office:value-type="float" office:value="0.416666666666667" calcext:value-type="float">
            <text:p>0.416666666666667</text:p>
          </table:table-cell>
          <table:table-cell table:style-name="ce50" table:formula="of:=MIN(ABS([.CN128]*12-0.5);12-ABS([.CN128]*12-0.5))/6" office:value-type="float" office:value="0.398148148148148" calcext:value-type="float">
            <text:p>0.398148148148148</text:p>
          </table:table-cell>
          <table:table-cell table:style-name="ce50" table:formula="of:=MIN(ABS([.CO128]*12-0.5);12-ABS([.CO128]*12-0.5))/6" office:value-type="float" office:value="0.37962962962963" calcext:value-type="float">
            <text:p>0.37962962962963</text:p>
          </table:table-cell>
          <table:table-cell table:style-name="ce50" table:formula="of:=MIN(ABS([.CP128]*12-0.5);12-ABS([.CP128]*12-0.5))/6" office:value-type="float" office:value="0.361111111111111" calcext:value-type="float">
            <text:p>0.361111111111111</text:p>
          </table:table-cell>
          <table:table-cell table:style-name="ce50" table:formula="of:=MIN(ABS([.CQ128]*12-0.5);12-ABS([.CQ128]*12-0.5))/6" office:value-type="float" office:value="0.342592592592593" calcext:value-type="float">
            <text:p>0.342592592592593</text:p>
          </table:table-cell>
          <table:table-cell table:style-name="ce50" table:formula="of:=MIN(ABS([.CR128]*12-0.5);12-ABS([.CR128]*12-0.5))/6" office:value-type="float" office:value="0.324074074074074" calcext:value-type="float">
            <text:p>0.324074074074074</text:p>
          </table:table-cell>
          <table:table-cell table:style-name="ce50" table:formula="of:=MIN(ABS([.CS128]*12-0.5);12-ABS([.CS128]*12-0.5))/6" office:value-type="float" office:value="0.305555555555556" calcext:value-type="float">
            <text:p>0.305555555555556</text:p>
          </table:table-cell>
          <table:table-cell table:style-name="ce50" table:formula="of:=MIN(ABS([.CT128]*12-0.5);12-ABS([.CT128]*12-0.5))/6" office:value-type="float" office:value="0.287037037037037" calcext:value-type="float">
            <text:p>0.287037037037037</text:p>
          </table:table-cell>
          <table:table-cell table:style-name="ce50" table:formula="of:=MIN(ABS([.CU128]*12-0.5);12-ABS([.CU128]*12-0.5))/6" office:value-type="float" office:value="0.268518518518518" calcext:value-type="float">
            <text:p>0.268518518518518</text:p>
          </table:table-cell>
          <table:table-cell table:style-name="ce50" table:formula="of:=MIN(ABS([.CV128]*12-0.5);12-ABS([.CV128]*12-0.5))/6" office:value-type="float" office:value="0.25" calcext:value-type="float">
            <text:p>0.25</text:p>
          </table:table-cell>
          <table:table-cell table:style-name="ce50" table:formula="of:=MIN(ABS([.CW128]*12-0.5);12-ABS([.CW128]*12-0.5))/6" office:value-type="float" office:value="0.231481481481482" calcext:value-type="float">
            <text:p>0.231481481481482</text:p>
          </table:table-cell>
          <table:table-cell table:style-name="ce50" table:formula="of:=MIN(ABS([.CX128]*12-0.5);12-ABS([.CX128]*12-0.5))/6" office:value-type="float" office:value="0.212962962962963" calcext:value-type="float">
            <text:p>0.212962962962963</text:p>
          </table:table-cell>
          <table:table-cell table:style-name="ce50" table:formula="of:=MIN(ABS([.CY128]*12-0.5);12-ABS([.CY128]*12-0.5))/6" office:value-type="float" office:value="0.194444444444445" calcext:value-type="float">
            <text:p>0.194444444444445</text:p>
          </table:table-cell>
          <table:table-cell table:style-name="ce50" table:formula="of:=MIN(ABS([.CZ128]*12-0.5);12-ABS([.CZ128]*12-0.5))/6" office:value-type="float" office:value="0.175925925925926" calcext:value-type="float">
            <text:p>0.175925925925926</text:p>
          </table:table-cell>
          <table:table-cell table:style-name="ce50" table:formula="of:=MIN(ABS([.DA128]*12-0.5);12-ABS([.DA128]*12-0.5))/6" office:value-type="float" office:value="0.157407407407407" calcext:value-type="float">
            <text:p>0.157407407407407</text:p>
          </table:table-cell>
          <table:table-cell table:style-name="ce50" table:formula="of:=MIN(ABS([.DB128]*12-0.5);12-ABS([.DB128]*12-0.5))/6" office:value-type="float" office:value="0.138888888888889" calcext:value-type="float">
            <text:p>0.138888888888889</text:p>
          </table:table-cell>
          <table:table-cell table:style-name="ce50" table:formula="of:=MIN(ABS([.DC128]*12-0.5);12-ABS([.DC128]*12-0.5))/6" office:value-type="float" office:value="0.12037037037037" calcext:value-type="float">
            <text:p>0.12037037037037</text:p>
          </table:table-cell>
          <table:table-cell table:style-name="ce50" table:formula="of:=MIN(ABS([.DD128]*12-0.5);12-ABS([.DD128]*12-0.5))/6" office:value-type="float" office:value="0.101851851851852" calcext:value-type="float">
            <text:p>0.101851851851852</text:p>
          </table:table-cell>
          <table:table-cell table:style-name="ce50" table:formula="of:=MIN(ABS([.DE128]*12-0.5);12-ABS([.DE128]*12-0.5))/6" office:value-type="float" office:value="0.0833333333333333" calcext:value-type="float">
            <text:p>0.083333333333333</text:p>
          </table:table-cell>
          <table:table-cell table:number-columns-repeated="915"/>
        </table:table-row>
        <table:table-row table:style-name="ro1">
          <table:table-cell table:style-name="ce44" office:value-type="string" calcext:value-type="string">
            <text:p>Smoothed</text:p>
          </table:table-cell>
          <table:table-cell table:style-name="ce50" table:formula="of:=6*[.B129]^5-15*[.B129]^4+10*[.B129]^3" office:value-type="float" office:value="0.00246498672229007" calcext:value-type="float">
            <text:p>0.00246498672229</text:p>
          </table:table-cell>
          <table:table-cell table:style-name="ce50" table:formula="of:=6*[.C129]^5-15*[.C129]^4+10*[.C129]^3" office:value-type="float" office:value="0.000924657346069983" calcext:value-type="float">
            <text:p>0.00092465734607</text:p>
          </table:table-cell>
          <table:table-cell table:style-name="ce50" table:formula="of:=6*[.D129]^5-15*[.D129]^4+10*[.D129]^3" office:value-type="float" office:value="0.000205503321394096" calcext:value-type="float">
            <text:p>0.000205503321394</text:p>
          </table:table-cell>
          <table:table-cell table:style-name="ce50" table:formula="of:=6*[.E129]^5-15*[.E129]^4+10*[.E129]^3" office:value-type="float" office:value="0.00000782847628220046" calcext:value-type="float">
            <text:p>7.82847628220046E-06</text:p>
          </table:table-cell>
          <table:table-cell table:style-name="ce50" table:formula="of:=6*[.F129]^5-15*[.F129]^4+10*[.F129]^3" office:value-type="float" office:value="0.00000782847628220046" calcext:value-type="float">
            <text:p>7.82847628220046E-06</text:p>
          </table:table-cell>
          <table:table-cell table:style-name="ce50" table:formula="of:=6*[.G129]^5-15*[.G129]^4+10*[.G129]^3" office:value-type="float" office:value="0.000205503321394096" calcext:value-type="float">
            <text:p>0.000205503321394</text:p>
          </table:table-cell>
          <table:table-cell table:style-name="ce50" table:formula="of:=6*[.H129]^5-15*[.H129]^4+10*[.H129]^3" office:value-type="float" office:value="0.000924657346069982" calcext:value-type="float">
            <text:p>0.00092465734607</text:p>
          </table:table-cell>
          <table:table-cell table:style-name="ce50" table:formula="of:=6*[.I129]^5-15*[.I129]^4+10*[.I129]^3" office:value-type="float" office:value="0.00246498672229007" calcext:value-type="float">
            <text:p>0.00246498672229</text:p>
          </table:table-cell>
          <table:table-cell table:style-name="ce50" table:formula="of:=6*[.J129]^5-15*[.J129]^4+10*[.J129]^3" office:value-type="float" office:value="0.00508777006172839" calcext:value-type="float">
            <text:p>0.005087770061728</text:p>
          </table:table-cell>
          <table:table-cell table:style-name="ce50" table:formula="of:=6*[.K129]^5-15*[.K129]^4+10*[.K129]^3" office:value-type="float" office:value="0.00901743647943882" calcext:value-type="float">
            <text:p>0.009017436479439</text:p>
          </table:table-cell>
          <table:table-cell table:style-name="ce50" table:formula="of:=6*[.L129]^5-15*[.L129]^4+10*[.L129]^3" office:value-type="float" office:value="0.0144431336575409" calcext:value-type="float">
            <text:p>0.014443133657541</text:p>
          </table:table-cell>
          <table:table-cell table:style-name="ce50" table:formula="of:=6*[.M129]^5-15*[.M129]^4+10*[.M129]^3" office:value-type="float" office:value="0.0215202959089062" calcext:value-type="float">
            <text:p>0.021520295908906</text:p>
          </table:table-cell>
          <table:table-cell table:style-name="ce50" table:formula="of:=6*[.N129]^5-15*[.N129]^4+10*[.N129]^3" office:value-type="float" office:value="0.0303722122408435" calcext:value-type="float">
            <text:p>0.030372212240844</text:p>
          </table:table-cell>
          <table:table-cell table:style-name="ce50" table:formula="of:=6*[.O129]^5-15*[.O129]^4+10*[.O129]^3" office:value-type="float" office:value="0.0410915944187857" calcext:value-type="float">
            <text:p>0.041091594418786</text:p>
          </table:table-cell>
          <table:table-cell table:style-name="ce50" table:formula="of:=6*[.P129]^5-15*[.P129]^4+10*[.P129]^3" office:value-type="float" office:value="0.0537421450299751" calcext:value-type="float">
            <text:p>0.053742145029975</text:p>
          </table:table-cell>
          <table:table-cell table:style-name="ce50" table:formula="of:=6*[.Q129]^5-15*[.Q129]^4+10*[.Q129]^3" office:value-type="float" office:value="0.0683601255471497" calcext:value-type="float">
            <text:p>0.06836012554715</text:p>
          </table:table-cell>
          <table:table-cell table:style-name="ce50" table:formula="of:=6*[.R129]^5-15*[.R129]^4+10*[.R129]^3" office:value-type="float" office:value="0.084955924392229" calcext:value-type="float">
            <text:p>0.084955924392229</text:p>
          </table:table-cell>
          <table:table-cell table:style-name="ce50" table:formula="of:=6*[.S129]^5-15*[.S129]^4+10*[.S129]^3" office:value-type="float" office:value="0.103515625" calcext:value-type="float">
            <text:p>0.103515625</text:p>
          </table:table-cell>
          <table:table-cell table:style-name="ce50" table:formula="of:=6*[.T129]^5-15*[.T129]^4+10*[.T129]^3" office:value-type="float" office:value="0.124002573881803" calcext:value-type="float">
            <text:p>0.124002573881803</text:p>
          </table:table-cell>
          <table:table-cell table:style-name="ce50" table:formula="of:=6*[.U129]^5-15*[.U129]^4+10*[.U129]^3" office:value-type="float" office:value="0.146358948689219" calcext:value-type="float">
            <text:p>0.146358948689219</text:p>
          </table:table-cell>
          <table:table-cell table:style-name="ce50" table:formula="of:=6*[.V129]^5-15*[.V129]^4+10*[.V129]^3" office:value-type="float" office:value="0.170507326277752" calcext:value-type="float">
            <text:p>0.170507326277752</text:p>
          </table:table-cell>
          <table:table-cell table:style-name="ce50" table:formula="of:=6*[.W129]^5-15*[.W129]^4+10*[.W129]^3" office:value-type="float" office:value="0.19635225077052" calcext:value-type="float">
            <text:p>0.19635225077052</text:p>
          </table:table-cell>
          <table:table-cell table:style-name="ce50" table:formula="of:=6*[.X129]^5-15*[.X129]^4+10*[.X129]^3" office:value-type="float" office:value="0.223781801621937" calcext:value-type="float">
            <text:p>0.223781801621937</text:p>
          </table:table-cell>
          <table:table-cell table:style-name="ce50" table:formula="of:=6*[.Y129]^5-15*[.Y129]^4+10*[.Y129]^3" office:value-type="float" office:value="0.2526691616814" calcext:value-type="float">
            <text:p>0.2526691616814</text:p>
          </table:table-cell>
          <table:table-cell table:style-name="ce50" table:formula="of:=6*[.Z129]^5-15*[.Z129]^4+10*[.Z129]^3" office:value-type="float" office:value="0.282874185256976" calcext:value-type="float">
            <text:p>0.282874185256976</text:p>
          </table:table-cell>
          <table:table-cell table:style-name="ce50" table:formula="of:=6*[.AA129]^5-15*[.AA129]^4+10*[.AA129]^3" office:value-type="float" office:value="0.314244966179088" calcext:value-type="float">
            <text:p>0.314244966179088</text:p>
          </table:table-cell>
          <table:table-cell table:style-name="ce50" table:formula="of:=6*[.AB129]^5-15*[.AB129]^4+10*[.AB129]^3" office:value-type="float" office:value="0.346619405864198" calcext:value-type="float">
            <text:p>0.346619405864198</text:p>
          </table:table-cell>
          <table:table-cell table:style-name="ce50" table:formula="of:=6*[.AC129]^5-15*[.AC129]^4+10*[.AC129]^3" office:value-type="float" office:value="0.379826781378496" calcext:value-type="float">
            <text:p>0.379826781378496</text:p>
          </table:table-cell>
          <table:table-cell table:style-name="ce50" table:formula="of:=6*[.AD129]^5-15*[.AD129]^4+10*[.AD129]^3" office:value-type="float" office:value="0.413689313501588" calcext:value-type="float">
            <text:p>0.413689313501588</text:p>
          </table:table-cell>
          <table:table-cell table:style-name="ce50" table:formula="of:=6*[.AE129]^5-15*[.AE129]^4+10*[.AE129]^3" office:value-type="float" office:value="0.448023734790174" calcext:value-type="float">
            <text:p>0.448023734790174</text:p>
          </table:table-cell>
          <table:table-cell table:style-name="ce50" table:formula="of:=6*[.AF129]^5-15*[.AF129]^4+10*[.AF129]^3" office:value-type="float" office:value="0.482642857641744" calcext:value-type="float">
            <text:p>0.482642857641744</text:p>
          </table:table-cell>
          <table:table-cell table:style-name="ce50" table:formula="of:=6*[.AG129]^5-15*[.AG129]^4+10*[.AG129]^3" office:value-type="float" office:value="0.517357142358256" calcext:value-type="float">
            <text:p>0.517357142358256</text:p>
          </table:table-cell>
          <table:table-cell table:style-name="ce50" table:formula="of:=6*[.AH129]^5-15*[.AH129]^4+10*[.AH129]^3" office:value-type="float" office:value="0.551976265209826" calcext:value-type="float">
            <text:p>0.551976265209826</text:p>
          </table:table-cell>
          <table:table-cell table:style-name="ce50" table:formula="of:=6*[.AI129]^5-15*[.AI129]^4+10*[.AI129]^3" office:value-type="float" office:value="0.586310686498412" calcext:value-type="float">
            <text:p>0.586310686498412</text:p>
          </table:table-cell>
          <table:table-cell table:style-name="ce50" table:formula="of:=6*[.AJ129]^5-15*[.AJ129]^4+10*[.AJ129]^3" office:value-type="float" office:value="0.620173218621504" calcext:value-type="float">
            <text:p>0.620173218621504</text:p>
          </table:table-cell>
          <table:table-cell table:style-name="ce50" table:formula="of:=6*[.AK129]^5-15*[.AK129]^4+10*[.AK129]^3" office:value-type="float" office:value="0.653380594135803" calcext:value-type="float">
            <text:p>0.653380594135803</text:p>
          </table:table-cell>
          <table:table-cell table:style-name="ce50" table:formula="of:=6*[.AL129]^5-15*[.AL129]^4+10*[.AL129]^3" office:value-type="float" office:value="0.685755033820913" calcext:value-type="float">
            <text:p>0.685755033820913</text:p>
          </table:table-cell>
          <table:table-cell table:style-name="ce50" table:formula="of:=6*[.AM129]^5-15*[.AM129]^4+10*[.AM129]^3" office:value-type="float" office:value="0.717125814743023" calcext:value-type="float">
            <text:p>0.717125814743023</text:p>
          </table:table-cell>
          <table:table-cell table:style-name="ce50" table:formula="of:=6*[.AN129]^5-15*[.AN129]^4+10*[.AN129]^3" office:value-type="float" office:value="0.7473308383186" calcext:value-type="float">
            <text:p>0.7473308383186</text:p>
          </table:table-cell>
          <table:table-cell table:style-name="ce50" table:formula="of:=6*[.AO129]^5-15*[.AO129]^4+10*[.AO129]^3" office:value-type="float" office:value="0.776218198378063" calcext:value-type="float">
            <text:p>0.776218198378063</text:p>
          </table:table-cell>
          <table:table-cell table:style-name="ce50" table:formula="of:=6*[.AP129]^5-15*[.AP129]^4+10*[.AP129]^3" office:value-type="float" office:value="0.80364774922948" calcext:value-type="float">
            <text:p>0.80364774922948</text:p>
          </table:table-cell>
          <table:table-cell table:style-name="ce50" table:formula="of:=6*[.AQ129]^5-15*[.AQ129]^4+10*[.AQ129]^3" office:value-type="float" office:value="0.829492673722248" calcext:value-type="float">
            <text:p>0.829492673722248</text:p>
          </table:table-cell>
          <table:table-cell table:style-name="ce50" table:formula="of:=6*[.AR129]^5-15*[.AR129]^4+10*[.AR129]^3" office:value-type="float" office:value="0.853641051310781" calcext:value-type="float">
            <text:p>0.853641051310781</text:p>
          </table:table-cell>
          <table:table-cell table:style-name="ce50" table:formula="of:=6*[.AS129]^5-15*[.AS129]^4+10*[.AS129]^3" office:value-type="float" office:value="0.875997426118197" calcext:value-type="float">
            <text:p>0.875997426118197</text:p>
          </table:table-cell>
          <table:table-cell table:style-name="ce50" table:formula="of:=6*[.AT129]^5-15*[.AT129]^4+10*[.AT129]^3" office:value-type="float" office:value="0.896484375" calcext:value-type="float">
            <text:p>0.896484375</text:p>
          </table:table-cell>
          <table:table-cell table:style-name="ce50" table:formula="of:=6*[.AU129]^5-15*[.AU129]^4+10*[.AU129]^3" office:value-type="float" office:value="0.915044075607771" calcext:value-type="float">
            <text:p>0.915044075607771</text:p>
          </table:table-cell>
          <table:table-cell table:style-name="ce50" table:formula="of:=6*[.AV129]^5-15*[.AV129]^4+10*[.AV129]^3" office:value-type="float" office:value="0.93163987445285" calcext:value-type="float">
            <text:p>0.93163987445285</text:p>
          </table:table-cell>
          <table:table-cell table:style-name="ce50" table:formula="of:=6*[.AW129]^5-15*[.AW129]^4+10*[.AW129]^3" office:value-type="float" office:value="0.946257854970024" calcext:value-type="float">
            <text:p>0.946257854970024</text:p>
          </table:table-cell>
          <table:table-cell table:style-name="ce50" table:formula="of:=6*[.AX129]^5-15*[.AX129]^4+10*[.AX129]^3" office:value-type="float" office:value="0.958908405581214" calcext:value-type="float">
            <text:p>0.958908405581214</text:p>
          </table:table-cell>
          <table:table-cell table:style-name="ce50" table:formula="of:=6*[.AY129]^5-15*[.AY129]^4+10*[.AY129]^3" office:value-type="float" office:value="0.969627787759156" calcext:value-type="float">
            <text:p>0.969627787759156</text:p>
          </table:table-cell>
          <table:table-cell table:style-name="ce50" table:formula="of:=6*[.AZ129]^5-15*[.AZ129]^4+10*[.AZ129]^3" office:value-type="float" office:value="0.978479704091094" calcext:value-type="float">
            <text:p>0.978479704091094</text:p>
          </table:table-cell>
          <table:table-cell table:style-name="ce50" table:formula="of:=6*[.BA129]^5-15*[.BA129]^4+10*[.BA129]^3" office:value-type="float" office:value="0.985556866342459" calcext:value-type="float">
            <text:p>0.985556866342459</text:p>
          </table:table-cell>
          <table:table-cell table:style-name="ce50" table:formula="of:=6*[.BB129]^5-15*[.BB129]^4+10*[.BB129]^3" office:value-type="float" office:value="0.990982563520562" calcext:value-type="float">
            <text:p>0.990982563520562</text:p>
          </table:table-cell>
          <table:table-cell table:style-name="ce50" table:formula="of:=6*[.BC129]^5-15*[.BC129]^4+10*[.BC129]^3" office:value-type="float" office:value="0.994912229938271" calcext:value-type="float">
            <text:p>0.994912229938271</text:p>
          </table:table-cell>
          <table:table-cell table:style-name="ce50" table:formula="of:=6*[.BD129]^5-15*[.BD129]^4+10*[.BD129]^3" office:value-type="float" office:value="0.99753501327771" calcext:value-type="float">
            <text:p>0.99753501327771</text:p>
          </table:table-cell>
          <table:table-cell table:style-name="ce50" table:formula="of:=6*[.BE129]^5-15*[.BE129]^4+10*[.BE129]^3" office:value-type="float" office:value="0.999075342653931" calcext:value-type="float">
            <text:p>0.999075342653931</text:p>
          </table:table-cell>
          <table:table-cell table:style-name="ce50" table:formula="of:=6*[.BF129]^5-15*[.BF129]^4+10*[.BF129]^3" office:value-type="float" office:value="0.999794496678605" calcext:value-type="float">
            <text:p>0.999794496678605</text:p>
          </table:table-cell>
          <table:table-cell table:style-name="ce50" table:formula="of:=6*[.BG129]^5-15*[.BG129]^4+10*[.BG129]^3" office:value-type="float" office:value="0.999992171523719" calcext:value-type="float">
            <text:p>0.999992171523719</text:p>
          </table:table-cell>
          <table:table-cell table:style-name="ce50" table:formula="of:=6*[.BH129]^5-15*[.BH129]^4+10*[.BH129]^3" office:value-type="float" office:value="0.999992171523719" calcext:value-type="float">
            <text:p>0.999992171523719</text:p>
          </table:table-cell>
          <table:table-cell table:style-name="ce50" table:formula="of:=6*[.BI129]^5-15*[.BI129]^4+10*[.BI129]^3" office:value-type="float" office:value="0.999794496678607" calcext:value-type="float">
            <text:p>0.999794496678607</text:p>
          </table:table-cell>
          <table:table-cell table:style-name="ce50" table:formula="of:=6*[.BJ129]^5-15*[.BJ129]^4+10*[.BJ129]^3" office:value-type="float" office:value="0.99907534265393" calcext:value-type="float">
            <text:p>0.99907534265393</text:p>
          </table:table-cell>
          <table:table-cell table:style-name="ce50" table:formula="of:=6*[.BK129]^5-15*[.BK129]^4+10*[.BK129]^3" office:value-type="float" office:value="0.997535013277709" calcext:value-type="float">
            <text:p>0.997535013277709</text:p>
          </table:table-cell>
          <table:table-cell table:style-name="ce50" table:formula="of:=6*[.BL129]^5-15*[.BL129]^4+10*[.BL129]^3" office:value-type="float" office:value="0.994912229938271" calcext:value-type="float">
            <text:p>0.994912229938271</text:p>
          </table:table-cell>
          <table:table-cell table:style-name="ce50" table:formula="of:=6*[.BM129]^5-15*[.BM129]^4+10*[.BM129]^3" office:value-type="float" office:value="0.990982563520562" calcext:value-type="float">
            <text:p>0.990982563520562</text:p>
          </table:table-cell>
          <table:table-cell table:style-name="ce50" table:formula="of:=6*[.BN129]^5-15*[.BN129]^4+10*[.BN129]^3" office:value-type="float" office:value="0.985556866342459" calcext:value-type="float">
            <text:p>0.985556866342459</text:p>
          </table:table-cell>
          <table:table-cell table:style-name="ce50" table:formula="of:=6*[.BO129]^5-15*[.BO129]^4+10*[.BO129]^3" office:value-type="float" office:value="0.978479704091094" calcext:value-type="float">
            <text:p>0.978479704091094</text:p>
          </table:table-cell>
          <table:table-cell table:style-name="ce50" table:formula="of:=6*[.BP129]^5-15*[.BP129]^4+10*[.BP129]^3" office:value-type="float" office:value="0.969627787759156" calcext:value-type="float">
            <text:p>0.969627787759156</text:p>
          </table:table-cell>
          <table:table-cell table:style-name="ce50" table:formula="of:=6*[.BQ129]^5-15*[.BQ129]^4+10*[.BQ129]^3" office:value-type="float" office:value="0.958908405581214" calcext:value-type="float">
            <text:p>0.958908405581214</text:p>
          </table:table-cell>
          <table:table-cell table:style-name="ce50" table:formula="of:=6*[.BR129]^5-15*[.BR129]^4+10*[.BR129]^3" office:value-type="float" office:value="0.946257854970025" calcext:value-type="float">
            <text:p>0.946257854970025</text:p>
          </table:table-cell>
          <table:table-cell table:style-name="ce50" table:formula="of:=6*[.BS129]^5-15*[.BS129]^4+10*[.BS129]^3" office:value-type="float" office:value="0.93163987445285" calcext:value-type="float">
            <text:p>0.93163987445285</text:p>
          </table:table-cell>
          <table:table-cell table:style-name="ce50" table:formula="of:=6*[.BT129]^5-15*[.BT129]^4+10*[.BT129]^3" office:value-type="float" office:value="0.915044075607771" calcext:value-type="float">
            <text:p>0.915044075607771</text:p>
          </table:table-cell>
          <table:table-cell table:style-name="ce50" table:formula="of:=6*[.BU129]^5-15*[.BU129]^4+10*[.BU129]^3" office:value-type="float" office:value="0.896484375" calcext:value-type="float">
            <text:p>0.896484375</text:p>
          </table:table-cell>
          <table:table-cell table:style-name="ce50" table:formula="of:=6*[.BV129]^5-15*[.BV129]^4+10*[.BV129]^3" office:value-type="float" office:value="0.875997426118196" calcext:value-type="float">
            <text:p>0.875997426118196</text:p>
          </table:table-cell>
          <table:table-cell table:style-name="ce50" table:formula="of:=6*[.BW129]^5-15*[.BW129]^4+10*[.BW129]^3" office:value-type="float" office:value="0.85364105131078" calcext:value-type="float">
            <text:p>0.85364105131078</text:p>
          </table:table-cell>
          <table:table-cell table:style-name="ce50" table:formula="of:=6*[.BX129]^5-15*[.BX129]^4+10*[.BX129]^3" office:value-type="float" office:value="0.829492673722248" calcext:value-type="float">
            <text:p>0.829492673722248</text:p>
          </table:table-cell>
          <table:table-cell table:style-name="ce50" table:formula="of:=6*[.BY129]^5-15*[.BY129]^4+10*[.BY129]^3" office:value-type="float" office:value="0.80364774922948" calcext:value-type="float">
            <text:p>0.80364774922948</text:p>
          </table:table-cell>
          <table:table-cell table:style-name="ce50" table:formula="of:=6*[.BZ129]^5-15*[.BZ129]^4+10*[.BZ129]^3" office:value-type="float" office:value="0.776218198378063" calcext:value-type="float">
            <text:p>0.776218198378063</text:p>
          </table:table-cell>
          <table:table-cell table:style-name="ce50" table:formula="of:=6*[.CA129]^5-15*[.CA129]^4+10*[.CA129]^3" office:value-type="float" office:value="0.7473308383186" calcext:value-type="float">
            <text:p>0.7473308383186</text:p>
          </table:table-cell>
          <table:table-cell table:style-name="ce50" table:formula="of:=6*[.CB129]^5-15*[.CB129]^4+10*[.CB129]^3" office:value-type="float" office:value="0.717125814743023" calcext:value-type="float">
            <text:p>0.717125814743023</text:p>
          </table:table-cell>
          <table:table-cell table:style-name="ce50" table:formula="of:=6*[.CC129]^5-15*[.CC129]^4+10*[.CC129]^3" office:value-type="float" office:value="0.685755033820912" calcext:value-type="float">
            <text:p>0.685755033820912</text:p>
          </table:table-cell>
          <table:table-cell table:style-name="ce50" table:formula="of:=6*[.CD129]^5-15*[.CD129]^4+10*[.CD129]^3" office:value-type="float" office:value="0.653380594135803" calcext:value-type="float">
            <text:p>0.653380594135803</text:p>
          </table:table-cell>
          <table:table-cell table:style-name="ce50" table:formula="of:=6*[.CE129]^5-15*[.CE129]^4+10*[.CE129]^3" office:value-type="float" office:value="0.620173218621504" calcext:value-type="float">
            <text:p>0.620173218621504</text:p>
          </table:table-cell>
          <table:table-cell table:style-name="ce50" table:formula="of:=6*[.CF129]^5-15*[.CF129]^4+10*[.CF129]^3" office:value-type="float" office:value="0.586310686498413" calcext:value-type="float">
            <text:p>0.586310686498413</text:p>
          </table:table-cell>
          <table:table-cell table:style-name="ce50" table:formula="of:=6*[.CG129]^5-15*[.CG129]^4+10*[.CG129]^3" office:value-type="float" office:value="0.551976265209826" calcext:value-type="float">
            <text:p>0.551976265209826</text:p>
          </table:table-cell>
          <table:table-cell table:style-name="ce50" table:formula="of:=6*[.CH129]^5-15*[.CH129]^4+10*[.CH129]^3" office:value-type="float" office:value="0.517357142358256" calcext:value-type="float">
            <text:p>0.517357142358256</text:p>
          </table:table-cell>
          <table:table-cell table:style-name="ce50" table:formula="of:=6*[.CI129]^5-15*[.CI129]^4+10*[.CI129]^3" office:value-type="float" office:value="0.482642857641744" calcext:value-type="float">
            <text:p>0.482642857641744</text:p>
          </table:table-cell>
          <table:table-cell table:style-name="ce50" table:formula="of:=6*[.CJ129]^5-15*[.CJ129]^4+10*[.CJ129]^3" office:value-type="float" office:value="0.448023734790174" calcext:value-type="float">
            <text:p>0.448023734790174</text:p>
          </table:table-cell>
          <table:table-cell table:style-name="ce50" table:formula="of:=6*[.CK129]^5-15*[.CK129]^4+10*[.CK129]^3" office:value-type="float" office:value="0.413689313501588" calcext:value-type="float">
            <text:p>0.413689313501588</text:p>
          </table:table-cell>
          <table:table-cell table:style-name="ce50" table:formula="of:=6*[.CL129]^5-15*[.CL129]^4+10*[.CL129]^3" office:value-type="float" office:value="0.379826781378496" calcext:value-type="float">
            <text:p>0.379826781378496</text:p>
          </table:table-cell>
          <table:table-cell table:style-name="ce50" table:formula="of:=6*[.CM129]^5-15*[.CM129]^4+10*[.CM129]^3" office:value-type="float" office:value="0.346619405864198" calcext:value-type="float">
            <text:p>0.346619405864198</text:p>
          </table:table-cell>
          <table:table-cell table:style-name="ce50" table:formula="of:=6*[.CN129]^5-15*[.CN129]^4+10*[.CN129]^3" office:value-type="float" office:value="0.314244966179088" calcext:value-type="float">
            <text:p>0.314244966179088</text:p>
          </table:table-cell>
          <table:table-cell table:style-name="ce50" table:formula="of:=6*[.CO129]^5-15*[.CO129]^4+10*[.CO129]^3" office:value-type="float" office:value="0.282874185256977" calcext:value-type="float">
            <text:p>0.282874185256977</text:p>
          </table:table-cell>
          <table:table-cell table:style-name="ce50" table:formula="of:=6*[.CP129]^5-15*[.CP129]^4+10*[.CP129]^3" office:value-type="float" office:value="0.2526691616814" calcext:value-type="float">
            <text:p>0.2526691616814</text:p>
          </table:table-cell>
          <table:table-cell table:style-name="ce50" table:formula="of:=6*[.CQ129]^5-15*[.CQ129]^4+10*[.CQ129]^3" office:value-type="float" office:value="0.223781801621937" calcext:value-type="float">
            <text:p>0.223781801621937</text:p>
          </table:table-cell>
          <table:table-cell table:style-name="ce50" table:formula="of:=6*[.CR129]^5-15*[.CR129]^4+10*[.CR129]^3" office:value-type="float" office:value="0.19635225077052" calcext:value-type="float">
            <text:p>0.19635225077052</text:p>
          </table:table-cell>
          <table:table-cell table:style-name="ce50" table:formula="of:=6*[.CS129]^5-15*[.CS129]^4+10*[.CS129]^3" office:value-type="float" office:value="0.170507326277753" calcext:value-type="float">
            <text:p>0.170507326277753</text:p>
          </table:table-cell>
          <table:table-cell table:style-name="ce50" table:formula="of:=6*[.CT129]^5-15*[.CT129]^4+10*[.CT129]^3" office:value-type="float" office:value="0.146358948689219" calcext:value-type="float">
            <text:p>0.146358948689219</text:p>
          </table:table-cell>
          <table:table-cell table:style-name="ce50" table:formula="of:=6*[.CU129]^5-15*[.CU129]^4+10*[.CU129]^3" office:value-type="float" office:value="0.124002573881803" calcext:value-type="float">
            <text:p>0.124002573881803</text:p>
          </table:table-cell>
          <table:table-cell table:style-name="ce50" table:formula="of:=6*[.CV129]^5-15*[.CV129]^4+10*[.CV129]^3" office:value-type="float" office:value="0.103515625" calcext:value-type="float">
            <text:p>0.103515625</text:p>
          </table:table-cell>
          <table:table-cell table:style-name="ce50" table:formula="of:=6*[.CW129]^5-15*[.CW129]^4+10*[.CW129]^3" office:value-type="float" office:value="0.084955924392229" calcext:value-type="float">
            <text:p>0.084955924392229</text:p>
          </table:table-cell>
          <table:table-cell table:style-name="ce50" table:formula="of:=6*[.CX129]^5-15*[.CX129]^4+10*[.CX129]^3" office:value-type="float" office:value="0.0683601255471496" calcext:value-type="float">
            <text:p>0.06836012554715</text:p>
          </table:table-cell>
          <table:table-cell table:style-name="ce50" table:formula="of:=6*[.CY129]^5-15*[.CY129]^4+10*[.CY129]^3" office:value-type="float" office:value="0.0537421450299753" calcext:value-type="float">
            <text:p>0.053742145029975</text:p>
          </table:table-cell>
          <table:table-cell table:style-name="ce50" table:formula="of:=6*[.CZ129]^5-15*[.CZ129]^4+10*[.CZ129]^3" office:value-type="float" office:value="0.0410915944187857" calcext:value-type="float">
            <text:p>0.041091594418786</text:p>
          </table:table-cell>
          <table:table-cell table:style-name="ce50" table:formula="of:=6*[.DA129]^5-15*[.DA129]^4+10*[.DA129]^3" office:value-type="float" office:value="0.0303722122408435" calcext:value-type="float">
            <text:p>0.030372212240844</text:p>
          </table:table-cell>
          <table:table-cell table:style-name="ce50" table:formula="of:=6*[.DB129]^5-15*[.DB129]^4+10*[.DB129]^3" office:value-type="float" office:value="0.0215202959089062" calcext:value-type="float">
            <text:p>0.021520295908906</text:p>
          </table:table-cell>
          <table:table-cell table:style-name="ce50" table:formula="of:=6*[.DC129]^5-15*[.DC129]^4+10*[.DC129]^3" office:value-type="float" office:value="0.0144431336575409" calcext:value-type="float">
            <text:p>0.014443133657541</text:p>
          </table:table-cell>
          <table:table-cell table:style-name="ce50" table:formula="of:=6*[.DD129]^5-15*[.DD129]^4+10*[.DD129]^3" office:value-type="float" office:value="0.0090174364794388" calcext:value-type="float">
            <text:p>0.009017436479439</text:p>
          </table:table-cell>
          <table:table-cell table:style-name="ce50" table:formula="of:=6*[.DE129]^5-15*[.DE129]^4+10*[.DE129]^3" office:value-type="float" office:value="0.00508777006172839" calcext:value-type="float">
            <text:p>0.005087770061728</text:p>
          </table:table-cell>
          <table:table-cell table:number-columns-repeated="915"/>
        </table:table-row>
        <table:table-row table:style-name="ro1">
          <table:table-cell table:style-name="ce44" office:value-type="string" calcext:value-type="string">
            <text:p>Seasonal Variation</text:p>
          </table:table-cell>
          <table:table-cell table:style-name="ce50" table:formula="of:=[.B130]*[.$F$3]" office:value-type="float" office:value="0.0827112600184197" calcext:value-type="float">
            <text:p>0.08271126001842</text:p>
          </table:table-cell>
          <table:table-cell table:style-name="ce50" table:formula="of:=[.C130]*[.$F$3]" office:value-type="float" office:value="0.0310263635447431" calcext:value-type="float">
            <text:p>0.031026363544743</text:p>
          </table:table-cell>
          <table:table-cell table:style-name="ce50" table:formula="of:=[.D130]*[.$F$3]" office:value-type="float" office:value="0.00689554977995367" calcext:value-type="float">
            <text:p>0.006895549779954</text:p>
          </table:table-cell>
          <table:table-cell table:style-name="ce50" table:formula="of:=[.E130]*[.$F$3]" office:value-type="float" office:value="0.000262680172460953" calcext:value-type="float">
            <text:p>0.000262680172461</text:p>
          </table:table-cell>
          <table:table-cell table:style-name="ce50" table:formula="of:=[.F130]*[.$F$3]" office:value-type="float" office:value="0.000262680172460953" calcext:value-type="float">
            <text:p>0.000262680172461</text:p>
          </table:table-cell>
          <table:table-cell table:style-name="ce50" table:formula="of:=[.G130]*[.$F$3]" office:value-type="float" office:value="0.00689554977995367" calcext:value-type="float">
            <text:p>0.006895549779954</text:p>
          </table:table-cell>
          <table:table-cell table:style-name="ce50" table:formula="of:=[.H130]*[.$F$3]" office:value-type="float" office:value="0.0310263635447431" calcext:value-type="float">
            <text:p>0.031026363544743</text:p>
          </table:table-cell>
          <table:table-cell table:style-name="ce50" table:formula="of:=[.I130]*[.$F$3]" office:value-type="float" office:value="0.0827112600184197" calcext:value-type="float">
            <text:p>0.08271126001842</text:p>
          </table:table-cell>
          <table:table-cell table:style-name="ce50" table:formula="of:=[.J130]*[.$F$3]" office:value-type="float" office:value="0.170717297859761" calcext:value-type="float">
            <text:p>0.170717297859761</text:p>
          </table:table-cell>
          <table:table-cell table:style-name="ce50" table:formula="of:=[.K130]*[.$F$3]" office:value-type="float" office:value="0.302575071340559" calcext:value-type="float">
            <text:p>0.302575071340559</text:p>
          </table:table-cell>
          <table:table-cell table:style-name="ce50" table:formula="of:=[.L130]*[.$F$3]" office:value-type="float" office:value="0.484631325851452" calcext:value-type="float">
            <text:p>0.484631325851452</text:p>
          </table:table-cell>
          <table:table-cell table:style-name="ce50" table:formula="of:=[.M130]*[.$F$3]" office:value-type="float" office:value="0.722101573407751" calcext:value-type="float">
            <text:p>0.722101573407751</text:p>
          </table:table-cell>
          <table:table-cell table:style-name="ce50" table:formula="of:=[.N130]*[.$F$3]" office:value-type="float" office:value="1.01912270815527" calcext:value-type="float">
            <text:p>1.01912270815527</text:p>
          </table:table-cell>
          <table:table-cell table:style-name="ce50" table:formula="of:=[.O130]*[.$F$3]" office:value-type="float" office:value="1.37880562187616" calcext:value-type="float">
            <text:p>1.37880562187616</text:p>
          </table:table-cell>
          <table:table-cell table:style-name="ce50" table:formula="of:=[.P130]*[.$F$3]" office:value-type="float" office:value="1.80328781949472" calcext:value-type="float">
            <text:p>1.80328781949472</text:p>
          </table:table-cell>
          <table:table-cell table:style-name="ce50" table:formula="of:=[.Q130]*[.$F$3]" office:value-type="float" office:value="2.29378603458326" calcext:value-type="float">
            <text:p>2.29378603458326</text:p>
          </table:table-cell>
          <table:table-cell table:style-name="ce50" table:formula="of:=[.R130]*[.$F$3]" office:value-type="float" office:value="2.85064884486789" calcext:value-type="float">
            <text:p>2.85064884486789</text:p>
          </table:table-cell>
          <table:table-cell table:style-name="ce50" table:formula="of:=[.S130]*[.$F$3]" office:value-type="float" office:value="3.47340928773437" calcext:value-type="float">
            <text:p>3.47340928773437</text:p>
          </table:table-cell>
          <table:table-cell table:style-name="ce50" table:formula="of:=[.T130]*[.$F$3]" office:value-type="float" office:value="4.16083747573397" calcext:value-type="float">
            <text:p>4.16083747573397</text:p>
          </table:table-cell>
          <table:table-cell table:style-name="ce50" table:formula="of:=[.U130]*[.$F$3]" office:value-type="float" office:value="4.91099321208921" calcext:value-type="float">
            <text:p>4.91099321208921</text:p>
          </table:table-cell>
          <table:table-cell table:style-name="ce50" table:formula="of:=[.V130]*[.$F$3]" office:value-type="float" office:value="5.72127860619979" calcext:value-type="float">
            <text:p>5.72127860619979</text:p>
          </table:table-cell>
          <table:table-cell table:style-name="ce50" table:formula="of:=[.W130]*[.$F$3]" office:value-type="float" office:value="6.58849068914837" calcext:value-type="float">
            <text:p>6.58849068914837</text:p>
          </table:table-cell>
          <table:table-cell table:style-name="ce50" table:formula="of:=[.X130]*[.$F$3]" office:value-type="float" office:value="7.50887402920639" calcext:value-type="float">
            <text:p>7.50887402920639</text:p>
          </table:table-cell>
          <table:table-cell table:style-name="ce50" table:formula="of:=[.Y130]*[.$F$3]" office:value-type="float" office:value="8.47817334733992" calcext:value-type="float">
            <text:p>8.47817334733992</text:p>
          </table:table-cell>
          <table:table-cell table:style-name="ce50" table:formula="of:=[.Z130]*[.$F$3]" office:value-type="float" office:value="9.49168613271548" calcext:value-type="float">
            <text:p>9.49168613271548</text:p>
          </table:table-cell>
          <table:table-cell table:style-name="ce50" table:formula="of:=[.AA130]*[.$F$3]" office:value-type="float" office:value="10.5443152582059" calcext:value-type="float">
            <text:p>10.5443152582059</text:p>
          </table:table-cell>
          <table:table-cell table:style-name="ce50" table:formula="of:=[.AB130]*[.$F$3]" office:value-type="float" office:value="11.630621595896" calcext:value-type="float">
            <text:p>11.630621595896</text:p>
          </table:table-cell>
          <table:table-cell table:style-name="ce50" table:formula="of:=[.AC130]*[.$F$3]" office:value-type="float" office:value="12.7448766325888" calcext:value-type="float">
            <text:p>12.7448766325888</text:p>
          </table:table-cell>
          <table:table-cell table:style-name="ce50" table:formula="of:=[.AD130]*[.$F$3]" office:value-type="float" office:value="13.8811150853108" calcext:value-type="float">
            <text:p>13.8811150853108</text:p>
          </table:table-cell>
          <table:table-cell table:style-name="ce50" table:formula="of:=[.AE130]*[.$F$3]" office:value-type="float" office:value="15.0331875168182" calcext:value-type="float">
            <text:p>15.0331875168182</text:p>
          </table:table-cell>
          <table:table-cell table:style-name="ce50" table:formula="of:=[.AF130]*[.$F$3]" office:value-type="float" office:value="16.1948129511027" calcext:value-type="float">
            <text:p>16.1948129511027</text:p>
          </table:table-cell>
          <table:table-cell table:style-name="ce50" table:formula="of:=[.AG130]*[.$F$3]" office:value-type="float" office:value="17.3596314888973" calcext:value-type="float">
            <text:p>17.3596314888973</text:p>
          </table:table-cell>
          <table:table-cell table:style-name="ce50" table:formula="of:=[.AH130]*[.$F$3]" office:value-type="float" office:value="18.5212569231818" calcext:value-type="float">
            <text:p>18.5212569231818</text:p>
          </table:table-cell>
          <table:table-cell table:style-name="ce50" table:formula="of:=[.AI130]*[.$F$3]" office:value-type="float" office:value="19.6733293546892" calcext:value-type="float">
            <text:p>19.6733293546892</text:p>
          </table:table-cell>
          <table:table-cell table:style-name="ce50" table:formula="of:=[.AJ130]*[.$F$3]" office:value-type="float" office:value="20.8095678074112" calcext:value-type="float">
            <text:p>20.8095678074112</text:p>
          </table:table-cell>
          <table:table-cell table:style-name="ce50" table:formula="of:=[.AK130]*[.$F$3]" office:value-type="float" office:value="21.923822844104" calcext:value-type="float">
            <text:p>21.923822844104</text:p>
          </table:table-cell>
          <table:table-cell table:style-name="ce50" table:formula="of:=[.AL130]*[.$F$3]" office:value-type="float" office:value="23.0101291817941" calcext:value-type="float">
            <text:p>23.0101291817941</text:p>
          </table:table-cell>
          <table:table-cell table:style-name="ce50" table:formula="of:=[.AM130]*[.$F$3]" office:value-type="float" office:value="24.0627583072845" calcext:value-type="float">
            <text:p>24.0627583072845</text:p>
          </table:table-cell>
          <table:table-cell table:style-name="ce50" table:formula="of:=[.AN130]*[.$F$3]" office:value-type="float" office:value="25.0762710926601" calcext:value-type="float">
            <text:p>25.0762710926601</text:p>
          </table:table-cell>
          <table:table-cell table:style-name="ce50" table:formula="of:=[.AO130]*[.$F$3]" office:value-type="float" office:value="26.0455704107936" calcext:value-type="float">
            <text:p>26.0455704107936</text:p>
          </table:table-cell>
          <table:table-cell table:style-name="ce50" table:formula="of:=[.AP130]*[.$F$3]" office:value-type="float" office:value="26.9659537508516" calcext:value-type="float">
            <text:p>26.9659537508516</text:p>
          </table:table-cell>
          <table:table-cell table:style-name="ce50" table:formula="of:=[.AQ130]*[.$F$3]" office:value-type="float" office:value="27.8331658338002" calcext:value-type="float">
            <text:p>27.8331658338002</text:p>
          </table:table-cell>
          <table:table-cell table:style-name="ce50" table:formula="of:=[.AR130]*[.$F$3]" office:value-type="float" office:value="28.6434512279108" calcext:value-type="float">
            <text:p>28.6434512279108</text:p>
          </table:table-cell>
          <table:table-cell table:style-name="ce50" table:formula="of:=[.AS130]*[.$F$3]" office:value-type="float" office:value="29.393606964266" calcext:value-type="float">
            <text:p>29.393606964266</text:p>
          </table:table-cell>
          <table:table-cell table:style-name="ce50" table:formula="of:=[.AT130]*[.$F$3]" office:value-type="float" office:value="30.0810351522656" calcext:value-type="float">
            <text:p>30.0810351522656</text:p>
          </table:table-cell>
          <table:table-cell table:style-name="ce50" table:formula="of:=[.AU130]*[.$F$3]" office:value-type="float" office:value="30.7037955951321" calcext:value-type="float">
            <text:p>30.7037955951321</text:p>
          </table:table-cell>
          <table:table-cell table:style-name="ce50" table:formula="of:=[.AV130]*[.$F$3]" office:value-type="float" office:value="31.2606584054167" calcext:value-type="float">
            <text:p>31.2606584054167</text:p>
          </table:table-cell>
          <table:table-cell table:style-name="ce50" table:formula="of:=[.AW130]*[.$F$3]" office:value-type="float" office:value="31.7511566205052" calcext:value-type="float">
            <text:p>31.7511566205052</text:p>
          </table:table-cell>
          <table:table-cell table:style-name="ce50" table:formula="of:=[.AX130]*[.$F$3]" office:value-type="float" office:value="32.1756388181238" calcext:value-type="float">
            <text:p>32.1756388181238</text:p>
          </table:table-cell>
          <table:table-cell table:style-name="ce50" table:formula="of:=[.AY130]*[.$F$3]" office:value-type="float" office:value="32.5353217318447" calcext:value-type="float">
            <text:p>32.5353217318447</text:p>
          </table:table-cell>
          <table:table-cell table:style-name="ce50" table:formula="of:=[.AZ130]*[.$F$3]" office:value-type="float" office:value="32.8323428665922" calcext:value-type="float">
            <text:p>32.8323428665922</text:p>
          </table:table-cell>
          <table:table-cell table:style-name="ce50" table:formula="of:=[.BA130]*[.$F$3]" office:value-type="float" office:value="33.0698131141485" calcext:value-type="float">
            <text:p>33.0698131141485</text:p>
          </table:table-cell>
          <table:table-cell table:style-name="ce50" table:formula="of:=[.BB130]*[.$F$3]" office:value-type="float" office:value="33.2518693686595" calcext:value-type="float">
            <text:p>33.2518693686595</text:p>
          </table:table-cell>
          <table:table-cell table:style-name="ce50" table:formula="of:=[.BC130]*[.$F$3]" office:value-type="float" office:value="33.3837271421402" calcext:value-type="float">
            <text:p>33.3837271421402</text:p>
          </table:table-cell>
          <table:table-cell table:style-name="ce50" table:formula="of:=[.BD130]*[.$F$3]" office:value-type="float" office:value="33.4717331799816" calcext:value-type="float">
            <text:p>33.4717331799816</text:p>
          </table:table-cell>
          <table:table-cell table:style-name="ce50" table:formula="of:=[.BE130]*[.$F$3]" office:value-type="float" office:value="33.5234180764553" calcext:value-type="float">
            <text:p>33.5234180764553</text:p>
          </table:table-cell>
          <table:table-cell table:style-name="ce50" table:formula="of:=[.BF130]*[.$F$3]" office:value-type="float" office:value="33.54754889022" calcext:value-type="float">
            <text:p>33.54754889022</text:p>
          </table:table-cell>
          <table:table-cell table:style-name="ce50" table:formula="of:=[.BG130]*[.$F$3]" office:value-type="float" office:value="33.5541817598276" calcext:value-type="float">
            <text:p>33.5541817598276</text:p>
          </table:table-cell>
          <table:table-cell table:style-name="ce50" table:formula="of:=[.BH130]*[.$F$3]" office:value-type="float" office:value="33.5541817598276" calcext:value-type="float">
            <text:p>33.5541817598276</text:p>
          </table:table-cell>
          <table:table-cell table:style-name="ce50" table:formula="of:=[.BI130]*[.$F$3]" office:value-type="float" office:value="33.5475488902201" calcext:value-type="float">
            <text:p>33.5475488902201</text:p>
          </table:table-cell>
          <table:table-cell table:style-name="ce50" table:formula="of:=[.BJ130]*[.$F$3]" office:value-type="float" office:value="33.5234180764552" calcext:value-type="float">
            <text:p>33.5234180764552</text:p>
          </table:table-cell>
          <table:table-cell table:style-name="ce50" table:formula="of:=[.BK130]*[.$F$3]" office:value-type="float" office:value="33.4717331799815" calcext:value-type="float">
            <text:p>33.4717331799815</text:p>
          </table:table-cell>
          <table:table-cell table:style-name="ce50" table:formula="of:=[.BL130]*[.$F$3]" office:value-type="float" office:value="33.3837271421402" calcext:value-type="float">
            <text:p>33.3837271421402</text:p>
          </table:table-cell>
          <table:table-cell table:style-name="ce50" table:formula="of:=[.BM130]*[.$F$3]" office:value-type="float" office:value="33.2518693686595" calcext:value-type="float">
            <text:p>33.2518693686595</text:p>
          </table:table-cell>
          <table:table-cell table:style-name="ce50" table:formula="of:=[.BN130]*[.$F$3]" office:value-type="float" office:value="33.0698131141485" calcext:value-type="float">
            <text:p>33.0698131141485</text:p>
          </table:table-cell>
          <table:table-cell table:style-name="ce50" table:formula="of:=[.BO130]*[.$F$3]" office:value-type="float" office:value="32.8323428665922" calcext:value-type="float">
            <text:p>32.8323428665922</text:p>
          </table:table-cell>
          <table:table-cell table:style-name="ce50" table:formula="of:=[.BP130]*[.$F$3]" office:value-type="float" office:value="32.5353217318447" calcext:value-type="float">
            <text:p>32.5353217318447</text:p>
          </table:table-cell>
          <table:table-cell table:style-name="ce50" table:formula="of:=[.BQ130]*[.$F$3]" office:value-type="float" office:value="32.1756388181238" calcext:value-type="float">
            <text:p>32.1756388181238</text:p>
          </table:table-cell>
          <table:table-cell table:style-name="ce50" table:formula="of:=[.BR130]*[.$F$3]" office:value-type="float" office:value="31.7511566205053" calcext:value-type="float">
            <text:p>31.7511566205053</text:p>
          </table:table-cell>
          <table:table-cell table:style-name="ce50" table:formula="of:=[.BS130]*[.$F$3]" office:value-type="float" office:value="31.2606584054167" calcext:value-type="float">
            <text:p>31.2606584054167</text:p>
          </table:table-cell>
          <table:table-cell table:style-name="ce50" table:formula="of:=[.BT130]*[.$F$3]" office:value-type="float" office:value="30.7037955951321" calcext:value-type="float">
            <text:p>30.7037955951321</text:p>
          </table:table-cell>
          <table:table-cell table:style-name="ce50" table:formula="of:=[.BU130]*[.$F$3]" office:value-type="float" office:value="30.0810351522656" calcext:value-type="float">
            <text:p>30.0810351522656</text:p>
          </table:table-cell>
          <table:table-cell table:style-name="ce50" table:formula="of:=[.BV130]*[.$F$3]" office:value-type="float" office:value="29.393606964266" calcext:value-type="float">
            <text:p>29.393606964266</text:p>
          </table:table-cell>
          <table:table-cell table:style-name="ce50" table:formula="of:=[.BW130]*[.$F$3]" office:value-type="float" office:value="28.6434512279108" calcext:value-type="float">
            <text:p>28.6434512279108</text:p>
          </table:table-cell>
          <table:table-cell table:style-name="ce50" table:formula="of:=[.BX130]*[.$F$3]" office:value-type="float" office:value="27.8331658338002" calcext:value-type="float">
            <text:p>27.8331658338002</text:p>
          </table:table-cell>
          <table:table-cell table:style-name="ce50" table:formula="of:=[.BY130]*[.$F$3]" office:value-type="float" office:value="26.9659537508516" calcext:value-type="float">
            <text:p>26.9659537508516</text:p>
          </table:table-cell>
          <table:table-cell table:style-name="ce50" table:formula="of:=[.BZ130]*[.$F$3]" office:value-type="float" office:value="26.0455704107936" calcext:value-type="float">
            <text:p>26.0455704107936</text:p>
          </table:table-cell>
          <table:table-cell table:style-name="ce50" table:formula="of:=[.CA130]*[.$F$3]" office:value-type="float" office:value="25.0762710926601" calcext:value-type="float">
            <text:p>25.0762710926601</text:p>
          </table:table-cell>
          <table:table-cell table:style-name="ce50" table:formula="of:=[.CB130]*[.$F$3]" office:value-type="float" office:value="24.0627583072845" calcext:value-type="float">
            <text:p>24.0627583072845</text:p>
          </table:table-cell>
          <table:table-cell table:style-name="ce50" table:formula="of:=[.CC130]*[.$F$3]" office:value-type="float" office:value="23.0101291817941" calcext:value-type="float">
            <text:p>23.0101291817941</text:p>
          </table:table-cell>
          <table:table-cell table:style-name="ce50" table:formula="of:=[.CD130]*[.$F$3]" office:value-type="float" office:value="21.923822844104" calcext:value-type="float">
            <text:p>21.923822844104</text:p>
          </table:table-cell>
          <table:table-cell table:style-name="ce50" table:formula="of:=[.CE130]*[.$F$3]" office:value-type="float" office:value="20.8095678074112" calcext:value-type="float">
            <text:p>20.8095678074112</text:p>
          </table:table-cell>
          <table:table-cell table:style-name="ce50" table:formula="of:=[.CF130]*[.$F$3]" office:value-type="float" office:value="19.6733293546893" calcext:value-type="float">
            <text:p>19.6733293546893</text:p>
          </table:table-cell>
          <table:table-cell table:style-name="ce50" table:formula="of:=[.CG130]*[.$F$3]" office:value-type="float" office:value="18.5212569231818" calcext:value-type="float">
            <text:p>18.5212569231818</text:p>
          </table:table-cell>
          <table:table-cell table:style-name="ce50" table:formula="of:=[.CH130]*[.$F$3]" office:value-type="float" office:value="17.3596314888973" calcext:value-type="float">
            <text:p>17.3596314888973</text:p>
          </table:table-cell>
          <table:table-cell table:style-name="ce50" table:formula="of:=[.CI130]*[.$F$3]" office:value-type="float" office:value="16.1948129511027" calcext:value-type="float">
            <text:p>16.1948129511027</text:p>
          </table:table-cell>
          <table:table-cell table:style-name="ce50" table:formula="of:=[.CJ130]*[.$F$3]" office:value-type="float" office:value="15.0331875168182" calcext:value-type="float">
            <text:p>15.0331875168182</text:p>
          </table:table-cell>
          <table:table-cell table:style-name="ce50" table:formula="of:=[.CK130]*[.$F$3]" office:value-type="float" office:value="13.8811150853108" calcext:value-type="float">
            <text:p>13.8811150853108</text:p>
          </table:table-cell>
          <table:table-cell table:style-name="ce50" table:formula="of:=[.CL130]*[.$F$3]" office:value-type="float" office:value="12.7448766325888" calcext:value-type="float">
            <text:p>12.7448766325888</text:p>
          </table:table-cell>
          <table:table-cell table:style-name="ce50" table:formula="of:=[.CM130]*[.$F$3]" office:value-type="float" office:value="11.630621595896" calcext:value-type="float">
            <text:p>11.630621595896</text:p>
          </table:table-cell>
          <table:table-cell table:style-name="ce50" table:formula="of:=[.CN130]*[.$F$3]" office:value-type="float" office:value="10.5443152582059" calcext:value-type="float">
            <text:p>10.5443152582059</text:p>
          </table:table-cell>
          <table:table-cell table:style-name="ce50" table:formula="of:=[.CO130]*[.$F$3]" office:value-type="float" office:value="9.49168613271549" calcext:value-type="float">
            <text:p>9.49168613271549</text:p>
          </table:table-cell>
          <table:table-cell table:style-name="ce50" table:formula="of:=[.CP130]*[.$F$3]" office:value-type="float" office:value="8.47817334733991" calcext:value-type="float">
            <text:p>8.47817334733991</text:p>
          </table:table-cell>
          <table:table-cell table:style-name="ce50" table:formula="of:=[.CQ130]*[.$F$3]" office:value-type="float" office:value="7.50887402920639" calcext:value-type="float">
            <text:p>7.50887402920639</text:p>
          </table:table-cell>
          <table:table-cell table:style-name="ce50" table:formula="of:=[.CR130]*[.$F$3]" office:value-type="float" office:value="6.58849068914838" calcext:value-type="float">
            <text:p>6.58849068914838</text:p>
          </table:table-cell>
          <table:table-cell table:style-name="ce50" table:formula="of:=[.CS130]*[.$F$3]" office:value-type="float" office:value="5.7212786061998" calcext:value-type="float">
            <text:p>5.7212786061998</text:p>
          </table:table-cell>
          <table:table-cell table:style-name="ce50" table:formula="of:=[.CT130]*[.$F$3]" office:value-type="float" office:value="4.9109932120892" calcext:value-type="float">
            <text:p>4.9109932120892</text:p>
          </table:table-cell>
          <table:table-cell table:style-name="ce50" table:formula="of:=[.CU130]*[.$F$3]" office:value-type="float" office:value="4.16083747573396" calcext:value-type="float">
            <text:p>4.16083747573396</text:p>
          </table:table-cell>
          <table:table-cell table:style-name="ce50" table:formula="of:=[.CV130]*[.$F$3]" office:value-type="float" office:value="3.47340928773437" calcext:value-type="float">
            <text:p>3.47340928773437</text:p>
          </table:table-cell>
          <table:table-cell table:style-name="ce50" table:formula="of:=[.CW130]*[.$F$3]" office:value-type="float" office:value="2.85064884486789" calcext:value-type="float">
            <text:p>2.85064884486789</text:p>
          </table:table-cell>
          <table:table-cell table:style-name="ce50" table:formula="of:=[.CX130]*[.$F$3]" office:value-type="float" office:value="2.29378603458325" calcext:value-type="float">
            <text:p>2.29378603458325</text:p>
          </table:table-cell>
          <table:table-cell table:style-name="ce50" table:formula="of:=[.CY130]*[.$F$3]" office:value-type="float" office:value="1.80328781949473" calcext:value-type="float">
            <text:p>1.80328781949473</text:p>
          </table:table-cell>
          <table:table-cell table:style-name="ce50" table:formula="of:=[.CZ130]*[.$F$3]" office:value-type="float" office:value="1.37880562187616" calcext:value-type="float">
            <text:p>1.37880562187616</text:p>
          </table:table-cell>
          <table:table-cell table:style-name="ce50" table:formula="of:=[.DA130]*[.$F$3]" office:value-type="float" office:value="1.01912270815527" calcext:value-type="float">
            <text:p>1.01912270815527</text:p>
          </table:table-cell>
          <table:table-cell table:style-name="ce50" table:formula="of:=[.DB130]*[.$F$3]" office:value-type="float" office:value="0.722101573407752" calcext:value-type="float">
            <text:p>0.722101573407752</text:p>
          </table:table-cell>
          <table:table-cell table:style-name="ce50" table:formula="of:=[.DC130]*[.$F$3]" office:value-type="float" office:value="0.48463132585145" calcext:value-type="float">
            <text:p>0.48463132585145</text:p>
          </table:table-cell>
          <table:table-cell table:style-name="ce50" table:formula="of:=[.DD130]*[.$F$3]" office:value-type="float" office:value="0.302575071340558" calcext:value-type="float">
            <text:p>0.302575071340558</text:p>
          </table:table-cell>
          <table:table-cell table:style-name="ce50" table:formula="of:=[.DE130]*[.$F$3]" office:value-type="float" office:value="0.170717297859761" calcext:value-type="float">
            <text:p>0.170717297859761</text:p>
          </table:table-cell>
          <table:table-cell table:number-columns-repeated="915"/>
        </table:table-row>
        <table:table-row table:style-name="ro1">
          <table:table-cell table:style-name="ce48" office:value-type="time" office:time-value="PT04H00M00S" calcext:value-type="time">
            <text:p>4:00</text:p>
          </table:table-cell>
          <table:table-cell table:style-name="ce50" table:formula="of:=[.$F$4]+[.B131]+(-0.5*[.$F$10])+[$'Planting Calc'.$C$9]+IF([$'Planting Calc'.$C$10]=&quot;Yes&quot;;5;0)" office:value-type="float" office:value="-13.83451096" calcext:value-type="float">
            <text:p>-13.83451096</text:p>
          </table:table-cell>
          <table:table-cell table:style-name="ce50" table:formula="of:=[.$F$4]+[.C131]+(-0.5*[.$F$10])+[$'Planting Calc'.$C$9]+IF([$'Planting Calc'.$C$10]=&quot;Yes&quot;;5;0)" office:value-type="float" office:value="-13.88619586" calcext:value-type="float">
            <text:p>-13.88619586</text:p>
          </table:table-cell>
          <table:table-cell table:style-name="ce50" table:formula="of:=[.$F$4]+[.D131]+(-0.5*[.$F$10])+[$'Planting Calc'.$C$9]+IF([$'Planting Calc'.$C$10]=&quot;Yes&quot;;5;0)" office:value-type="float" office:value="-13.91032667" calcext:value-type="float">
            <text:p>-13.91032667</text:p>
          </table:table-cell>
          <table:table-cell table:style-name="ce50" table:formula="of:=[.$F$4]+[.E131]+(-0.5*[.$F$10])+[$'Planting Calc'.$C$9]+IF([$'Planting Calc'.$C$10]=&quot;Yes&quot;;5;0)" office:value-type="float" office:value="-13.91695954" calcext:value-type="float">
            <text:p>-13.91695954</text:p>
          </table:table-cell>
          <table:table-cell table:style-name="ce50" table:formula="of:=[.$F$4]+[.F131]+(-0.5*[.$F$10])+[$'Planting Calc'.$C$9]+IF([$'Planting Calc'.$C$10]=&quot;Yes&quot;;5;0)" office:value-type="float" office:value="-13.91695954" calcext:value-type="float">
            <text:p>-13.91695954</text:p>
          </table:table-cell>
          <table:table-cell table:style-name="ce50" table:formula="of:=[.$F$4]+[.G131]+(-0.5*[.$F$10])+[$'Planting Calc'.$C$9]+IF([$'Planting Calc'.$C$10]=&quot;Yes&quot;;5;0)" office:value-type="float" office:value="-13.91032667" calcext:value-type="float">
            <text:p>-13.91032667</text:p>
          </table:table-cell>
          <table:table-cell table:style-name="ce50" table:formula="of:=[.$F$4]+[.H131]+(-0.5*[.$F$10])+[$'Planting Calc'.$C$9]+IF([$'Planting Calc'.$C$10]=&quot;Yes&quot;;5;0)" office:value-type="float" office:value="-13.88619586" calcext:value-type="float">
            <text:p>-13.88619586</text:p>
          </table:table-cell>
          <table:table-cell table:style-name="ce50" table:formula="of:=[.$F$4]+[.I131]+(-0.5*[.$F$10])+[$'Planting Calc'.$C$9]+IF([$'Planting Calc'.$C$10]=&quot;Yes&quot;;5;0)" office:value-type="float" office:value="-13.83451096" calcext:value-type="float">
            <text:p>-13.83451096</text:p>
          </table:table-cell>
          <table:table-cell table:style-name="ce50" table:formula="of:=[.$F$4]+[.J131]+(-0.5*[.$F$10])+[$'Planting Calc'.$C$9]+IF([$'Planting Calc'.$C$10]=&quot;Yes&quot;;5;0)" office:value-type="float" office:value="-13.74650492" calcext:value-type="float">
            <text:p>-13.74650492</text:p>
          </table:table-cell>
          <table:table-cell table:style-name="ce50" table:formula="of:=[.$F$4]+[.K131]+(-0.5*[.$F$10])+[$'Planting Calc'.$C$9]+IF([$'Planting Calc'.$C$10]=&quot;Yes&quot;;5;0)" office:value-type="float" office:value="-13.61464715" calcext:value-type="float">
            <text:p>-13.61464715</text:p>
          </table:table-cell>
          <table:table-cell table:style-name="ce50" table:formula="of:=[.$F$4]+[.L131]+(-0.5*[.$F$10])+[$'Planting Calc'.$C$9]+IF([$'Planting Calc'.$C$10]=&quot;Yes&quot;;5;0)" office:value-type="float" office:value="-13.4325909" calcext:value-type="float">
            <text:p>-13.4325909</text:p>
          </table:table-cell>
          <table:table-cell table:style-name="ce50" table:formula="of:=[.$F$4]+[.M131]+(-0.5*[.$F$10])+[$'Planting Calc'.$C$9]+IF([$'Planting Calc'.$C$10]=&quot;Yes&quot;;5;0)" office:value-type="float" office:value="-13.19512065" calcext:value-type="float">
            <text:p>-13.19512065</text:p>
          </table:table-cell>
          <table:table-cell table:style-name="ce50" table:formula="of:=[.$F$4]+[.N131]+(-0.5*[.$F$10])+[$'Planting Calc'.$C$9]+IF([$'Planting Calc'.$C$10]=&quot;Yes&quot;;5;0)" office:value-type="float" office:value="-12.89809951" calcext:value-type="float">
            <text:p>-12.89809951</text:p>
          </table:table-cell>
          <table:table-cell table:style-name="ce50" table:formula="of:=[.$F$4]+[.O131]+(-0.5*[.$F$10])+[$'Planting Calc'.$C$9]+IF([$'Planting Calc'.$C$10]=&quot;Yes&quot;;5;0)" office:value-type="float" office:value="-12.5384166" calcext:value-type="float">
            <text:p>-12.5384166</text:p>
          </table:table-cell>
          <table:table-cell table:style-name="ce50" table:formula="of:=[.$F$4]+[.P131]+(-0.5*[.$F$10])+[$'Planting Calc'.$C$9]+IF([$'Planting Calc'.$C$10]=&quot;Yes&quot;;5;0)" office:value-type="float" office:value="-12.1139344" calcext:value-type="float">
            <text:p>-12.1139344</text:p>
          </table:table-cell>
          <table:table-cell table:style-name="ce50" table:formula="of:=[.$F$4]+[.Q131]+(-0.5*[.$F$10])+[$'Planting Calc'.$C$9]+IF([$'Planting Calc'.$C$10]=&quot;Yes&quot;;5;0)" office:value-type="float" office:value="-11.62343619" calcext:value-type="float">
            <text:p>-11.62343619</text:p>
          </table:table-cell>
          <table:table-cell table:style-name="ce50" table:formula="of:=[.$F$4]+[.R131]+(-0.5*[.$F$10])+[$'Planting Calc'.$C$9]+IF([$'Planting Calc'.$C$10]=&quot;Yes&quot;;5;0)" office:value-type="float" office:value="-11.06657338" calcext:value-type="float">
            <text:p>-11.06657338</text:p>
          </table:table-cell>
          <table:table-cell table:style-name="ce50" table:formula="of:=[.$F$4]+[.S131]+(-0.5*[.$F$10])+[$'Planting Calc'.$C$9]+IF([$'Planting Calc'.$C$10]=&quot;Yes&quot;;5;0)" office:value-type="float" office:value="-10.44381293" calcext:value-type="float">
            <text:p>-10.44381293</text:p>
          </table:table-cell>
          <table:table-cell table:style-name="ce50" table:formula="of:=[.$F$4]+[.T131]+(-0.5*[.$F$10])+[$'Planting Calc'.$C$9]+IF([$'Planting Calc'.$C$10]=&quot;Yes&quot;;5;0)" office:value-type="float" office:value="-9.756384746" calcext:value-type="float">
            <text:p>-9.756384746</text:p>
          </table:table-cell>
          <table:table-cell table:style-name="ce50" table:formula="of:=[.$F$4]+[.U131]+(-0.5*[.$F$10])+[$'Planting Calc'.$C$9]+IF([$'Planting Calc'.$C$10]=&quot;Yes&quot;;5;0)" office:value-type="float" office:value="-9.006229009" calcext:value-type="float">
            <text:p>-9.006229009</text:p>
          </table:table-cell>
          <table:table-cell table:style-name="ce50" table:formula="of:=[.$F$4]+[.V131]+(-0.5*[.$F$10])+[$'Planting Calc'.$C$9]+IF([$'Planting Calc'.$C$10]=&quot;Yes&quot;;5;0)" office:value-type="float" office:value="-8.195943615" calcext:value-type="float">
            <text:p>-8.195943615</text:p>
          </table:table-cell>
          <table:table-cell table:style-name="ce50" table:formula="of:=[.$F$4]+[.W131]+(-0.5*[.$F$10])+[$'Planting Calc'.$C$9]+IF([$'Planting Calc'.$C$10]=&quot;Yes&quot;;5;0)" office:value-type="float" office:value="-7.328731532" calcext:value-type="float">
            <text:p>-7.328731532</text:p>
          </table:table-cell>
          <table:table-cell table:style-name="ce50" table:formula="of:=[.$F$4]+[.X131]+(-0.5*[.$F$10])+[$'Planting Calc'.$C$9]+IF([$'Planting Calc'.$C$10]=&quot;Yes&quot;;5;0)" office:value-type="float" office:value="-6.408348192" calcext:value-type="float">
            <text:p>-6.408348192</text:p>
          </table:table-cell>
          <table:table-cell table:style-name="ce50" table:formula="of:=[.$F$4]+[.Y131]+(-0.5*[.$F$10])+[$'Planting Calc'.$C$9]+IF([$'Planting Calc'.$C$10]=&quot;Yes&quot;;5;0)" office:value-type="float" office:value="-5.439048874" calcext:value-type="float">
            <text:p>-5.439048874</text:p>
          </table:table-cell>
          <table:table-cell table:style-name="ce50" table:formula="of:=[.$F$4]+[.Z131]+(-0.5*[.$F$10])+[$'Planting Calc'.$C$9]+IF([$'Planting Calc'.$C$10]=&quot;Yes&quot;;5;0)" office:value-type="float" office:value="-4.425536088" calcext:value-type="float">
            <text:p>-4.425536088</text:p>
          </table:table-cell>
          <table:table-cell table:style-name="ce50" table:formula="of:=[.$F$4]+[.AA131]+(-0.5*[.$F$10])+[$'Planting Calc'.$C$9]+IF([$'Planting Calc'.$C$10]=&quot;Yes&quot;;5;0)" office:value-type="float" office:value="-3.372906963" calcext:value-type="float">
            <text:p>-3.372906963</text:p>
          </table:table-cell>
          <table:table-cell table:style-name="ce50" table:formula="of:=[.$F$4]+[.AB131]+(-0.5*[.$F$10])+[$'Planting Calc'.$C$9]+IF([$'Planting Calc'.$C$10]=&quot;Yes&quot;;5;0)" office:value-type="float" office:value="-2.286600625" calcext:value-type="float">
            <text:p>-2.286600625</text:p>
          </table:table-cell>
          <table:table-cell table:style-name="ce50" table:formula="of:=[.$F$4]+[.AC131]+(-0.5*[.$F$10])+[$'Planting Calc'.$C$9]+IF([$'Planting Calc'.$C$10]=&quot;Yes&quot;;5;0)" office:value-type="float" office:value="-1.172345588" calcext:value-type="float">
            <text:p>-1.172345588</text:p>
          </table:table-cell>
          <table:table-cell table:style-name="ce50" table:formula="of:=[.$F$4]+[.AD131]+(-0.5*[.$F$10])+[$'Planting Calc'.$C$9]+IF([$'Planting Calc'.$C$10]=&quot;Yes&quot;;5;0)" office:value-type="float" office:value="-0.03610713507" calcext:value-type="float">
            <text:p>-0.03610713507</text:p>
          </table:table-cell>
          <table:table-cell table:style-name="ce50" table:formula="of:=[.$F$4]+[.AE131]+(-0.5*[.$F$10])+[$'Planting Calc'.$C$9]+IF([$'Planting Calc'.$C$10]=&quot;Yes&quot;;5;0)" office:value-type="float" office:value="1.115965297" calcext:value-type="float">
            <text:p>1.115965297</text:p>
          </table:table-cell>
          <table:table-cell table:style-name="ce50" table:formula="of:=[.$F$4]+[.AF131]+(-0.5*[.$F$10])+[$'Planting Calc'.$C$9]+IF([$'Planting Calc'.$C$10]=&quot;Yes&quot;;5;0)" office:value-type="float" office:value="2.277590731" calcext:value-type="float">
            <text:p>2.277590731</text:p>
          </table:table-cell>
          <table:table-cell table:style-name="ce50" table:formula="of:=[.$F$4]+[.AG131]+(-0.5*[.$F$10])+[$'Planting Calc'.$C$9]+IF([$'Planting Calc'.$C$10]=&quot;Yes&quot;;5;0)" office:value-type="float" office:value="3.442409269" calcext:value-type="float">
            <text:p>3.442409269</text:p>
          </table:table-cell>
          <table:table-cell table:style-name="ce50" table:formula="of:=[.$F$4]+[.AH131]+(-0.5*[.$F$10])+[$'Planting Calc'.$C$9]+IF([$'Planting Calc'.$C$10]=&quot;Yes&quot;;5;0)" office:value-type="float" office:value="4.604034703" calcext:value-type="float">
            <text:p>4.604034703</text:p>
          </table:table-cell>
          <table:table-cell table:style-name="ce50" table:formula="of:=[.$F$4]+[.AI131]+(-0.5*[.$F$10])+[$'Planting Calc'.$C$9]+IF([$'Planting Calc'.$C$10]=&quot;Yes&quot;;5;0)" office:value-type="float" office:value="5.756107135" calcext:value-type="float">
            <text:p>5.756107135</text:p>
          </table:table-cell>
          <table:table-cell table:style-name="ce50" table:formula="of:=[.$F$4]+[.AJ131]+(-0.5*[.$F$10])+[$'Planting Calc'.$C$9]+IF([$'Planting Calc'.$C$10]=&quot;Yes&quot;;5;0)" office:value-type="float" office:value="6.892345588" calcext:value-type="float">
            <text:p>6.892345588</text:p>
          </table:table-cell>
          <table:table-cell table:style-name="ce50" table:formula="of:=[.$F$4]+[.AK131]+(-0.5*[.$F$10])+[$'Planting Calc'.$C$9]+IF([$'Planting Calc'.$C$10]=&quot;Yes&quot;;5;0)" office:value-type="float" office:value="8.006600625" calcext:value-type="float">
            <text:p>8.006600625</text:p>
          </table:table-cell>
          <table:table-cell table:style-name="ce50" table:formula="of:=[.$F$4]+[.AL131]+(-0.5*[.$F$10])+[$'Planting Calc'.$C$9]+IF([$'Planting Calc'.$C$10]=&quot;Yes&quot;;5;0)" office:value-type="float" office:value="9.092906963" calcext:value-type="float">
            <text:p>9.092906963</text:p>
          </table:table-cell>
          <table:table-cell table:style-name="ce50" table:formula="of:=[.$F$4]+[.AM131]+(-0.5*[.$F$10])+[$'Planting Calc'.$C$9]+IF([$'Planting Calc'.$C$10]=&quot;Yes&quot;;5;0)" office:value-type="float" office:value="10.14553609" calcext:value-type="float">
            <text:p>10.14553609</text:p>
          </table:table-cell>
          <table:table-cell table:style-name="ce50" table:formula="of:=[.$F$4]+[.AN131]+(-0.5*[.$F$10])+[$'Planting Calc'.$C$9]+IF([$'Planting Calc'.$C$10]=&quot;Yes&quot;;5;0)" office:value-type="float" office:value="11.15904887" calcext:value-type="float">
            <text:p>11.15904887</text:p>
          </table:table-cell>
          <table:table-cell table:style-name="ce50" table:formula="of:=[.$F$4]+[.AO131]+(-0.5*[.$F$10])+[$'Planting Calc'.$C$9]+IF([$'Planting Calc'.$C$10]=&quot;Yes&quot;;5;0)" office:value-type="float" office:value="12.12834819" calcext:value-type="float">
            <text:p>12.12834819</text:p>
          </table:table-cell>
          <table:table-cell table:style-name="ce50" table:formula="of:=[.$F$4]+[.AP131]+(-0.5*[.$F$10])+[$'Planting Calc'.$C$9]+IF([$'Planting Calc'.$C$10]=&quot;Yes&quot;;5;0)" office:value-type="float" office:value="13.04873153" calcext:value-type="float">
            <text:p>13.04873153</text:p>
          </table:table-cell>
          <table:table-cell table:style-name="ce50" table:formula="of:=[.$F$4]+[.AQ131]+(-0.5*[.$F$10])+[$'Planting Calc'.$C$9]+IF([$'Planting Calc'.$C$10]=&quot;Yes&quot;;5;0)" office:value-type="float" office:value="13.91594362" calcext:value-type="float">
            <text:p>13.91594362</text:p>
          </table:table-cell>
          <table:table-cell table:style-name="ce50" table:formula="of:=[.$F$4]+[.AR131]+(-0.5*[.$F$10])+[$'Planting Calc'.$C$9]+IF([$'Planting Calc'.$C$10]=&quot;Yes&quot;;5;0)" office:value-type="float" office:value="14.72622901" calcext:value-type="float">
            <text:p>14.72622901</text:p>
          </table:table-cell>
          <table:table-cell table:style-name="ce50" table:formula="of:=[.$F$4]+[.AS131]+(-0.5*[.$F$10])+[$'Planting Calc'.$C$9]+IF([$'Planting Calc'.$C$10]=&quot;Yes&quot;;5;0)" office:value-type="float" office:value="15.47638475" calcext:value-type="float">
            <text:p>15.47638475</text:p>
          </table:table-cell>
          <table:table-cell table:style-name="ce50" table:formula="of:=[.$F$4]+[.AT131]+(-0.5*[.$F$10])+[$'Planting Calc'.$C$9]+IF([$'Planting Calc'.$C$10]=&quot;Yes&quot;;5;0)" office:value-type="float" office:value="16.16381293" calcext:value-type="float">
            <text:p>16.16381293</text:p>
          </table:table-cell>
          <table:table-cell table:style-name="ce50" table:formula="of:=[.$F$4]+[.AU131]+(-0.5*[.$F$10])+[$'Planting Calc'.$C$9]+IF([$'Planting Calc'.$C$10]=&quot;Yes&quot;;5;0)" office:value-type="float" office:value="16.78657338" calcext:value-type="float">
            <text:p>16.78657338</text:p>
          </table:table-cell>
          <table:table-cell table:style-name="ce50" table:formula="of:=[.$F$4]+[.AV131]+(-0.5*[.$F$10])+[$'Planting Calc'.$C$9]+IF([$'Planting Calc'.$C$10]=&quot;Yes&quot;;5;0)" office:value-type="float" office:value="17.34343619" calcext:value-type="float">
            <text:p>17.34343619</text:p>
          </table:table-cell>
          <table:table-cell table:style-name="ce50" table:formula="of:=[.$F$4]+[.AW131]+(-0.5*[.$F$10])+[$'Planting Calc'.$C$9]+IF([$'Planting Calc'.$C$10]=&quot;Yes&quot;;5;0)" office:value-type="float" office:value="17.8339344" calcext:value-type="float">
            <text:p>17.8339344</text:p>
          </table:table-cell>
          <table:table-cell table:style-name="ce50" table:formula="of:=[.$F$4]+[.AX131]+(-0.5*[.$F$10])+[$'Planting Calc'.$C$9]+IF([$'Planting Calc'.$C$10]=&quot;Yes&quot;;5;0)" office:value-type="float" office:value="18.2584166" calcext:value-type="float">
            <text:p>18.2584166</text:p>
          </table:table-cell>
          <table:table-cell table:style-name="ce50" table:formula="of:=[.$F$4]+[.AY131]+(-0.5*[.$F$10])+[$'Planting Calc'.$C$9]+IF([$'Planting Calc'.$C$10]=&quot;Yes&quot;;5;0)" office:value-type="float" office:value="18.61809951" calcext:value-type="float">
            <text:p>18.61809951</text:p>
          </table:table-cell>
          <table:table-cell table:style-name="ce50" table:formula="of:=[.$F$4]+[.AZ131]+(-0.5*[.$F$10])+[$'Planting Calc'.$C$9]+IF([$'Planting Calc'.$C$10]=&quot;Yes&quot;;5;0)" office:value-type="float" office:value="18.91512065" calcext:value-type="float">
            <text:p>18.91512065</text:p>
          </table:table-cell>
          <table:table-cell table:style-name="ce50" table:formula="of:=[.$F$4]+[.BA131]+(-0.5*[.$F$10])+[$'Planting Calc'.$C$9]+IF([$'Planting Calc'.$C$10]=&quot;Yes&quot;;5;0)" office:value-type="float" office:value="19.1525909" calcext:value-type="float">
            <text:p>19.1525909</text:p>
          </table:table-cell>
          <table:table-cell table:style-name="ce50" table:formula="of:=[.$F$4]+[.BB131]+(-0.5*[.$F$10])+[$'Planting Calc'.$C$9]+IF([$'Planting Calc'.$C$10]=&quot;Yes&quot;;5;0)" office:value-type="float" office:value="19.33464715" calcext:value-type="float">
            <text:p>19.33464715</text:p>
          </table:table-cell>
          <table:table-cell table:style-name="ce50" table:formula="of:=[.$F$4]+[.BC131]+(-0.5*[.$F$10])+[$'Planting Calc'.$C$9]+IF([$'Planting Calc'.$C$10]=&quot;Yes&quot;;5;0)" office:value-type="float" office:value="19.46650492" calcext:value-type="float">
            <text:p>19.46650492</text:p>
          </table:table-cell>
          <table:table-cell table:style-name="ce50" table:formula="of:=[.$F$4]+[.BD131]+(-0.5*[.$F$10])+[$'Planting Calc'.$C$9]+IF([$'Planting Calc'.$C$10]=&quot;Yes&quot;;5;0)" office:value-type="float" office:value="19.55451096" calcext:value-type="float">
            <text:p>19.55451096</text:p>
          </table:table-cell>
          <table:table-cell table:style-name="ce50" table:formula="of:=[.$F$4]+[.BE131]+(-0.5*[.$F$10])+[$'Planting Calc'.$C$9]+IF([$'Planting Calc'.$C$10]=&quot;Yes&quot;;5;0)" office:value-type="float" office:value="19.60619586" calcext:value-type="float">
            <text:p>19.60619586</text:p>
          </table:table-cell>
          <table:table-cell table:style-name="ce50" table:formula="of:=[.$F$4]+[.BF131]+(-0.5*[.$F$10])+[$'Planting Calc'.$C$9]+IF([$'Planting Calc'.$C$10]=&quot;Yes&quot;;5;0)" office:value-type="float" office:value="19.63032667" calcext:value-type="float">
            <text:p>19.63032667</text:p>
          </table:table-cell>
          <table:table-cell table:style-name="ce50" table:formula="of:=[.$F$4]+[.BG131]+(-0.5*[.$F$10])+[$'Planting Calc'.$C$9]+IF([$'Planting Calc'.$C$10]=&quot;Yes&quot;;5;0)" office:value-type="float" office:value="19.63695954" calcext:value-type="float">
            <text:p>19.63695954</text:p>
          </table:table-cell>
          <table:table-cell table:style-name="ce50" table:formula="of:=[.$F$4]+[.BH131]+(-0.5*[.$F$10])+[$'Planting Calc'.$C$9]+IF([$'Planting Calc'.$C$10]=&quot;Yes&quot;;5;0)" office:value-type="float" office:value="19.63695954" calcext:value-type="float">
            <text:p>19.63695954</text:p>
          </table:table-cell>
          <table:table-cell table:style-name="ce50" table:formula="of:=[.$F$4]+[.BI131]+(-0.5*[.$F$10])+[$'Planting Calc'.$C$9]+IF([$'Planting Calc'.$C$10]=&quot;Yes&quot;;5;0)" office:value-type="float" office:value="19.63032667" calcext:value-type="float">
            <text:p>19.63032667</text:p>
          </table:table-cell>
          <table:table-cell table:style-name="ce50" table:formula="of:=[.$F$4]+[.BJ131]+(-0.5*[.$F$10])+[$'Planting Calc'.$C$9]+IF([$'Planting Calc'.$C$10]=&quot;Yes&quot;;5;0)" office:value-type="float" office:value="19.60619586" calcext:value-type="float">
            <text:p>19.60619586</text:p>
          </table:table-cell>
          <table:table-cell table:style-name="ce50" table:formula="of:=[.$F$4]+[.BK131]+(-0.5*[.$F$10])+[$'Planting Calc'.$C$9]+IF([$'Planting Calc'.$C$10]=&quot;Yes&quot;;5;0)" office:value-type="float" office:value="19.55451096" calcext:value-type="float">
            <text:p>19.55451096</text:p>
          </table:table-cell>
          <table:table-cell table:style-name="ce50" table:formula="of:=[.$F$4]+[.BL131]+(-0.5*[.$F$10])+[$'Planting Calc'.$C$9]+IF([$'Planting Calc'.$C$10]=&quot;Yes&quot;;5;0)" office:value-type="float" office:value="19.46650492" calcext:value-type="float">
            <text:p>19.46650492</text:p>
          </table:table-cell>
          <table:table-cell table:style-name="ce50" table:formula="of:=[.$F$4]+[.BM131]+(-0.5*[.$F$10])+[$'Planting Calc'.$C$9]+IF([$'Planting Calc'.$C$10]=&quot;Yes&quot;;5;0)" office:value-type="float" office:value="19.33464715" calcext:value-type="float">
            <text:p>19.33464715</text:p>
          </table:table-cell>
          <table:table-cell table:style-name="ce50" table:formula="of:=[.$F$4]+[.BN131]+(-0.5*[.$F$10])+[$'Planting Calc'.$C$9]+IF([$'Planting Calc'.$C$10]=&quot;Yes&quot;;5;0)" office:value-type="float" office:value="19.1525909" calcext:value-type="float">
            <text:p>19.1525909</text:p>
          </table:table-cell>
          <table:table-cell table:style-name="ce50" table:formula="of:=[.$F$4]+[.BO131]+(-0.5*[.$F$10])+[$'Planting Calc'.$C$9]+IF([$'Planting Calc'.$C$10]=&quot;Yes&quot;;5;0)" office:value-type="float" office:value="18.91512065" calcext:value-type="float">
            <text:p>18.91512065</text:p>
          </table:table-cell>
          <table:table-cell table:style-name="ce50" table:formula="of:=[.$F$4]+[.BP131]+(-0.5*[.$F$10])+[$'Planting Calc'.$C$9]+IF([$'Planting Calc'.$C$10]=&quot;Yes&quot;;5;0)" office:value-type="float" office:value="18.61809951" calcext:value-type="float">
            <text:p>18.61809951</text:p>
          </table:table-cell>
          <table:table-cell table:style-name="ce50" table:formula="of:=[.$F$4]+[.BQ131]+(-0.5*[.$F$10])+[$'Planting Calc'.$C$9]+IF([$'Planting Calc'.$C$10]=&quot;Yes&quot;;5;0)" office:value-type="float" office:value="18.2584166" calcext:value-type="float">
            <text:p>18.2584166</text:p>
          </table:table-cell>
          <table:table-cell table:style-name="ce50" table:formula="of:=[.$F$4]+[.BR131]+(-0.5*[.$F$10])+[$'Planting Calc'.$C$9]+IF([$'Planting Calc'.$C$10]=&quot;Yes&quot;;5;0)" office:value-type="float" office:value="17.8339344" calcext:value-type="float">
            <text:p>17.8339344</text:p>
          </table:table-cell>
          <table:table-cell table:style-name="ce50" table:formula="of:=[.$F$4]+[.BS131]+(-0.5*[.$F$10])+[$'Planting Calc'.$C$9]+IF([$'Planting Calc'.$C$10]=&quot;Yes&quot;;5;0)" office:value-type="float" office:value="17.34343619" calcext:value-type="float">
            <text:p>17.34343619</text:p>
          </table:table-cell>
          <table:table-cell table:style-name="ce50" table:formula="of:=[.$F$4]+[.BT131]+(-0.5*[.$F$10])+[$'Planting Calc'.$C$9]+IF([$'Planting Calc'.$C$10]=&quot;Yes&quot;;5;0)" office:value-type="float" office:value="16.78657338" calcext:value-type="float">
            <text:p>16.78657338</text:p>
          </table:table-cell>
          <table:table-cell table:style-name="ce50" table:formula="of:=[.$F$4]+[.BU131]+(-0.5*[.$F$10])+[$'Planting Calc'.$C$9]+IF([$'Planting Calc'.$C$10]=&quot;Yes&quot;;5;0)" office:value-type="float" office:value="16.16381293" calcext:value-type="float">
            <text:p>16.16381293</text:p>
          </table:table-cell>
          <table:table-cell table:style-name="ce50" table:formula="of:=[.$F$4]+[.BV131]+(-0.5*[.$F$10])+[$'Planting Calc'.$C$9]+IF([$'Planting Calc'.$C$10]=&quot;Yes&quot;;5;0)" office:value-type="float" office:value="15.47638475" calcext:value-type="float">
            <text:p>15.47638475</text:p>
          </table:table-cell>
          <table:table-cell table:style-name="ce50" table:formula="of:=[.$F$4]+[.BW131]+(-0.5*[.$F$10])+[$'Planting Calc'.$C$9]+IF([$'Planting Calc'.$C$10]=&quot;Yes&quot;;5;0)" office:value-type="float" office:value="14.72622901" calcext:value-type="float">
            <text:p>14.72622901</text:p>
          </table:table-cell>
          <table:table-cell table:style-name="ce50" table:formula="of:=[.$F$4]+[.BX131]+(-0.5*[.$F$10])+[$'Planting Calc'.$C$9]+IF([$'Planting Calc'.$C$10]=&quot;Yes&quot;;5;0)" office:value-type="float" office:value="13.91594362" calcext:value-type="float">
            <text:p>13.91594362</text:p>
          </table:table-cell>
          <table:table-cell table:style-name="ce50" table:formula="of:=[.$F$4]+[.BY131]+(-0.5*[.$F$10])+[$'Planting Calc'.$C$9]+IF([$'Planting Calc'.$C$10]=&quot;Yes&quot;;5;0)" office:value-type="float" office:value="13.04873153" calcext:value-type="float">
            <text:p>13.04873153</text:p>
          </table:table-cell>
          <table:table-cell table:style-name="ce50" table:formula="of:=[.$F$4]+[.BZ131]+(-0.5*[.$F$10])+[$'Planting Calc'.$C$9]+IF([$'Planting Calc'.$C$10]=&quot;Yes&quot;;5;0)" office:value-type="float" office:value="12.12834819" calcext:value-type="float">
            <text:p>12.12834819</text:p>
          </table:table-cell>
          <table:table-cell table:style-name="ce50" table:formula="of:=[.$F$4]+[.CA131]+(-0.5*[.$F$10])+[$'Planting Calc'.$C$9]+IF([$'Planting Calc'.$C$10]=&quot;Yes&quot;;5;0)" office:value-type="float" office:value="11.15904887" calcext:value-type="float">
            <text:p>11.15904887</text:p>
          </table:table-cell>
          <table:table-cell table:style-name="ce50" table:formula="of:=[.$F$4]+[.CB131]+(-0.5*[.$F$10])+[$'Planting Calc'.$C$9]+IF([$'Planting Calc'.$C$10]=&quot;Yes&quot;;5;0)" office:value-type="float" office:value="10.14553609" calcext:value-type="float">
            <text:p>10.14553609</text:p>
          </table:table-cell>
          <table:table-cell table:style-name="ce50" table:formula="of:=[.$F$4]+[.CC131]+(-0.5*[.$F$10])+[$'Planting Calc'.$C$9]+IF([$'Planting Calc'.$C$10]=&quot;Yes&quot;;5;0)" office:value-type="float" office:value="9.092906963" calcext:value-type="float">
            <text:p>9.092906963</text:p>
          </table:table-cell>
          <table:table-cell table:style-name="ce50" table:formula="of:=[.$F$4]+[.CD131]+(-0.5*[.$F$10])+[$'Planting Calc'.$C$9]+IF([$'Planting Calc'.$C$10]=&quot;Yes&quot;;5;0)" office:value-type="float" office:value="8.006600625" calcext:value-type="float">
            <text:p>8.006600625</text:p>
          </table:table-cell>
          <table:table-cell table:style-name="ce50" table:formula="of:=[.$F$4]+[.CE131]+(-0.5*[.$F$10])+[$'Planting Calc'.$C$9]+IF([$'Planting Calc'.$C$10]=&quot;Yes&quot;;5;0)" office:value-type="float" office:value="6.892345588" calcext:value-type="float">
            <text:p>6.892345588</text:p>
          </table:table-cell>
          <table:table-cell table:style-name="ce50" table:formula="of:=[.$F$4]+[.CF131]+(-0.5*[.$F$10])+[$'Planting Calc'.$C$9]+IF([$'Planting Calc'.$C$10]=&quot;Yes&quot;;5;0)" office:value-type="float" office:value="5.756107135" calcext:value-type="float">
            <text:p>5.756107135</text:p>
          </table:table-cell>
          <table:table-cell table:style-name="ce50" table:formula="of:=[.$F$4]+[.CG131]+(-0.5*[.$F$10])+[$'Planting Calc'.$C$9]+IF([$'Planting Calc'.$C$10]=&quot;Yes&quot;;5;0)" office:value-type="float" office:value="4.604034703" calcext:value-type="float">
            <text:p>4.604034703</text:p>
          </table:table-cell>
          <table:table-cell table:style-name="ce50" table:formula="of:=[.$F$4]+[.CH131]+(-0.5*[.$F$10])+[$'Planting Calc'.$C$9]+IF([$'Planting Calc'.$C$10]=&quot;Yes&quot;;5;0)" office:value-type="float" office:value="3.442409269" calcext:value-type="float">
            <text:p>3.442409269</text:p>
          </table:table-cell>
          <table:table-cell table:style-name="ce50" table:formula="of:=[.$F$4]+[.CI131]+(-0.5*[.$F$10])+[$'Planting Calc'.$C$9]+IF([$'Planting Calc'.$C$10]=&quot;Yes&quot;;5;0)" office:value-type="float" office:value="2.277590731" calcext:value-type="float">
            <text:p>2.277590731</text:p>
          </table:table-cell>
          <table:table-cell table:style-name="ce50" table:formula="of:=[.$F$4]+[.CJ131]+(-0.5*[.$F$10])+[$'Planting Calc'.$C$9]+IF([$'Planting Calc'.$C$10]=&quot;Yes&quot;;5;0)" office:value-type="float" office:value="1.115965297" calcext:value-type="float">
            <text:p>1.115965297</text:p>
          </table:table-cell>
          <table:table-cell table:style-name="ce50" table:formula="of:=[.$F$4]+[.CK131]+(-0.5*[.$F$10])+[$'Planting Calc'.$C$9]+IF([$'Planting Calc'.$C$10]=&quot;Yes&quot;;5;0)" office:value-type="float" office:value="-0.03610713507" calcext:value-type="float">
            <text:p>-0.03610713507</text:p>
          </table:table-cell>
          <table:table-cell table:style-name="ce50" table:formula="of:=[.$F$4]+[.CL131]+(-0.5*[.$F$10])+[$'Planting Calc'.$C$9]+IF([$'Planting Calc'.$C$10]=&quot;Yes&quot;;5;0)" office:value-type="float" office:value="-1.172345588" calcext:value-type="float">
            <text:p>-1.172345588</text:p>
          </table:table-cell>
          <table:table-cell table:style-name="ce50" table:formula="of:=[.$F$4]+[.CM131]+(-0.5*[.$F$10])+[$'Planting Calc'.$C$9]+IF([$'Planting Calc'.$C$10]=&quot;Yes&quot;;5;0)" office:value-type="float" office:value="-2.286600625" calcext:value-type="float">
            <text:p>-2.286600625</text:p>
          </table:table-cell>
          <table:table-cell table:style-name="ce50" table:formula="of:=[.$F$4]+[.CN131]+(-0.5*[.$F$10])+[$'Planting Calc'.$C$9]+IF([$'Planting Calc'.$C$10]=&quot;Yes&quot;;5;0)" office:value-type="float" office:value="-3.372906963" calcext:value-type="float">
            <text:p>-3.372906963</text:p>
          </table:table-cell>
          <table:table-cell table:style-name="ce50" table:formula="of:=[.$F$4]+[.CO131]+(-0.5*[.$F$10])+[$'Planting Calc'.$C$9]+IF([$'Planting Calc'.$C$10]=&quot;Yes&quot;;5;0)" office:value-type="float" office:value="-4.425536088" calcext:value-type="float">
            <text:p>-4.425536088</text:p>
          </table:table-cell>
          <table:table-cell table:style-name="ce50" table:formula="of:=[.$F$4]+[.CP131]+(-0.5*[.$F$10])+[$'Planting Calc'.$C$9]+IF([$'Planting Calc'.$C$10]=&quot;Yes&quot;;5;0)" office:value-type="float" office:value="-5.439048874" calcext:value-type="float">
            <text:p>-5.439048874</text:p>
          </table:table-cell>
          <table:table-cell table:style-name="ce50" table:formula="of:=[.$F$4]+[.CQ131]+(-0.5*[.$F$10])+[$'Planting Calc'.$C$9]+IF([$'Planting Calc'.$C$10]=&quot;Yes&quot;;5;0)" office:value-type="float" office:value="-6.408348192" calcext:value-type="float">
            <text:p>-6.408348192</text:p>
          </table:table-cell>
          <table:table-cell table:style-name="ce50" table:formula="of:=[.$F$4]+[.CR131]+(-0.5*[.$F$10])+[$'Planting Calc'.$C$9]+IF([$'Planting Calc'.$C$10]=&quot;Yes&quot;;5;0)" office:value-type="float" office:value="-7.328731532" calcext:value-type="float">
            <text:p>-7.328731532</text:p>
          </table:table-cell>
          <table:table-cell table:style-name="ce50" table:formula="of:=[.$F$4]+[.CS131]+(-0.5*[.$F$10])+[$'Planting Calc'.$C$9]+IF([$'Planting Calc'.$C$10]=&quot;Yes&quot;;5;0)" office:value-type="float" office:value="-8.195943615" calcext:value-type="float">
            <text:p>-8.195943615</text:p>
          </table:table-cell>
          <table:table-cell table:style-name="ce50" table:formula="of:=[.$F$4]+[.CT131]+(-0.5*[.$F$10])+[$'Planting Calc'.$C$9]+IF([$'Planting Calc'.$C$10]=&quot;Yes&quot;;5;0)" office:value-type="float" office:value="-9.006229009" calcext:value-type="float">
            <text:p>-9.006229009</text:p>
          </table:table-cell>
          <table:table-cell table:style-name="ce50" table:formula="of:=[.$F$4]+[.CU131]+(-0.5*[.$F$10])+[$'Planting Calc'.$C$9]+IF([$'Planting Calc'.$C$10]=&quot;Yes&quot;;5;0)" office:value-type="float" office:value="-9.756384746" calcext:value-type="float">
            <text:p>-9.756384746</text:p>
          </table:table-cell>
          <table:table-cell table:style-name="ce50" table:formula="of:=[.$F$4]+[.CV131]+(-0.5*[.$F$10])+[$'Planting Calc'.$C$9]+IF([$'Planting Calc'.$C$10]=&quot;Yes&quot;;5;0)" office:value-type="float" office:value="-10.44381293" calcext:value-type="float">
            <text:p>-10.44381293</text:p>
          </table:table-cell>
          <table:table-cell table:style-name="ce50" table:formula="of:=[.$F$4]+[.CW131]+(-0.5*[.$F$10])+[$'Planting Calc'.$C$9]+IF([$'Planting Calc'.$C$10]=&quot;Yes&quot;;5;0)" office:value-type="float" office:value="-11.06657338" calcext:value-type="float">
            <text:p>-11.06657338</text:p>
          </table:table-cell>
          <table:table-cell table:style-name="ce50" table:formula="of:=[.$F$4]+[.CX131]+(-0.5*[.$F$10])+[$'Planting Calc'.$C$9]+IF([$'Planting Calc'.$C$10]=&quot;Yes&quot;;5;0)" office:value-type="float" office:value="-11.62343619" calcext:value-type="float">
            <text:p>-11.62343619</text:p>
          </table:table-cell>
          <table:table-cell table:style-name="ce50" table:formula="of:=[.$F$4]+[.CY131]+(-0.5*[.$F$10])+[$'Planting Calc'.$C$9]+IF([$'Planting Calc'.$C$10]=&quot;Yes&quot;;5;0)" office:value-type="float" office:value="-12.1139344" calcext:value-type="float">
            <text:p>-12.1139344</text:p>
          </table:table-cell>
          <table:table-cell table:style-name="ce50" table:formula="of:=[.$F$4]+[.CZ131]+(-0.5*[.$F$10])+[$'Planting Calc'.$C$9]+IF([$'Planting Calc'.$C$10]=&quot;Yes&quot;;5;0)" office:value-type="float" office:value="-12.5384166" calcext:value-type="float">
            <text:p>-12.5384166</text:p>
          </table:table-cell>
          <table:table-cell table:style-name="ce50" table:formula="of:=[.$F$4]+[.DA131]+(-0.5*[.$F$10])+[$'Planting Calc'.$C$9]+IF([$'Planting Calc'.$C$10]=&quot;Yes&quot;;5;0)" office:value-type="float" office:value="-12.89809951" calcext:value-type="float">
            <text:p>-12.89809951</text:p>
          </table:table-cell>
          <table:table-cell table:style-name="ce50" table:formula="of:=[.$F$4]+[.DB131]+(-0.5*[.$F$10])+[$'Planting Calc'.$C$9]+IF([$'Planting Calc'.$C$10]=&quot;Yes&quot;;5;0)" office:value-type="float" office:value="-13.19512065" calcext:value-type="float">
            <text:p>-13.19512065</text:p>
          </table:table-cell>
          <table:table-cell table:style-name="ce50" table:formula="of:=[.$F$4]+[.DC131]+(-0.5*[.$F$10])+[$'Planting Calc'.$C$9]+IF([$'Planting Calc'.$C$10]=&quot;Yes&quot;;5;0)" office:value-type="float" office:value="-13.4325909" calcext:value-type="float">
            <text:p>-13.4325909</text:p>
          </table:table-cell>
          <table:table-cell table:style-name="ce50" table:formula="of:=[.$F$4]+[.DD131]+(-0.5*[.$F$10])+[$'Planting Calc'.$C$9]+IF([$'Planting Calc'.$C$10]=&quot;Yes&quot;;5;0)" office:value-type="float" office:value="-13.61464715" calcext:value-type="float">
            <text:p>-13.61464715</text:p>
          </table:table-cell>
          <table:table-cell table:style-name="ce50" table:formula="of:=[.$F$4]+[.DE131]+(-0.5*[.$F$10])+[$'Planting Calc'.$C$9]+IF([$'Planting Calc'.$C$10]=&quot;Yes&quot;;5;0)" office:value-type="float" office:value="-13.74650492" calcext:value-type="float">
            <text:p>-13.74650492</text:p>
          </table:table-cell>
          <table:table-cell table:number-columns-repeated="915"/>
        </table:table-row>
        <table:table-row table:style-name="ro1">
          <table:table-cell table:style-name="ce49" office:value-type="time" office:time-value="PT16H00M00S" calcext:value-type="time">
            <text:p>16:00</text:p>
          </table:table-cell>
          <table:table-cell table:style-name="ce50" table:formula="of:=[.$F$4]+[.B131]+(0.5*[.$F$10])+[$'Planting Calc'.$C$9]+IF([$'Planting Calc'.$C$10]=&quot;Yes&quot;;5;0)" office:value-type="float" office:value="-4.154510962" calcext:value-type="float">
            <text:p>-4.154510962</text:p>
          </table:table-cell>
          <table:table-cell table:style-name="ce50" table:formula="of:=[.$F$4]+[.C131]+(0.5*[.$F$10])+[$'Planting Calc'.$C$9]+IF([$'Planting Calc'.$C$10]=&quot;Yes&quot;;5;0)" office:value-type="float" office:value="-4.206195859" calcext:value-type="float">
            <text:p>-4.206195859</text:p>
          </table:table-cell>
          <table:table-cell table:style-name="ce50" table:formula="of:=[.$F$4]+[.D131]+(0.5*[.$F$10])+[$'Planting Calc'.$C$9]+IF([$'Planting Calc'.$C$10]=&quot;Yes&quot;;5;0)" office:value-type="float" office:value="-4.230326672" calcext:value-type="float">
            <text:p>-4.230326672</text:p>
          </table:table-cell>
          <table:table-cell table:style-name="ce50" table:formula="of:=[.$F$4]+[.E131]+(0.5*[.$F$10])+[$'Planting Calc'.$C$9]+IF([$'Planting Calc'.$C$10]=&quot;Yes&quot;;5;0)" office:value-type="float" office:value="-4.236959542" calcext:value-type="float">
            <text:p>-4.236959542</text:p>
          </table:table-cell>
          <table:table-cell table:style-name="ce50" table:formula="of:=[.$F$4]+[.F131]+(0.5*[.$F$10])+[$'Planting Calc'.$C$9]+IF([$'Planting Calc'.$C$10]=&quot;Yes&quot;;5;0)" office:value-type="float" office:value="-4.236959542" calcext:value-type="float">
            <text:p>-4.236959542</text:p>
          </table:table-cell>
          <table:table-cell table:style-name="ce50" table:formula="of:=[.$F$4]+[.G131]+(0.5*[.$F$10])+[$'Planting Calc'.$C$9]+IF([$'Planting Calc'.$C$10]=&quot;Yes&quot;;5;0)" office:value-type="float" office:value="-4.230326672" calcext:value-type="float">
            <text:p>-4.230326672</text:p>
          </table:table-cell>
          <table:table-cell table:style-name="ce50" table:formula="of:=[.$F$4]+[.H131]+(0.5*[.$F$10])+[$'Planting Calc'.$C$9]+IF([$'Planting Calc'.$C$10]=&quot;Yes&quot;;5;0)" office:value-type="float" office:value="-4.206195859" calcext:value-type="float">
            <text:p>-4.206195859</text:p>
          </table:table-cell>
          <table:table-cell table:style-name="ce50" table:formula="of:=[.$F$4]+[.I131]+(0.5*[.$F$10])+[$'Planting Calc'.$C$9]+IF([$'Planting Calc'.$C$10]=&quot;Yes&quot;;5;0)" office:value-type="float" office:value="-4.154510962" calcext:value-type="float">
            <text:p>-4.154510962</text:p>
          </table:table-cell>
          <table:table-cell table:style-name="ce50" table:formula="of:=[.$F$4]+[.J131]+(0.5*[.$F$10])+[$'Planting Calc'.$C$9]+IF([$'Planting Calc'.$C$10]=&quot;Yes&quot;;5;0)" office:value-type="float" office:value="-4.066504924" calcext:value-type="float">
            <text:p>-4.066504924</text:p>
          </table:table-cell>
          <table:table-cell table:style-name="ce50" table:formula="of:=[.$F$4]+[.K131]+(0.5*[.$F$10])+[$'Planting Calc'.$C$9]+IF([$'Planting Calc'.$C$10]=&quot;Yes&quot;;5;0)" office:value-type="float" office:value="-3.934647151" calcext:value-type="float">
            <text:p>-3.934647151</text:p>
          </table:table-cell>
          <table:table-cell table:style-name="ce50" table:formula="of:=[.$F$4]+[.L131]+(0.5*[.$F$10])+[$'Planting Calc'.$C$9]+IF([$'Planting Calc'.$C$10]=&quot;Yes&quot;;5;0)" office:value-type="float" office:value="-3.752590896" calcext:value-type="float">
            <text:p>-3.752590896</text:p>
          </table:table-cell>
          <table:table-cell table:style-name="ce50" table:formula="of:=[.$F$4]+[.M131]+(0.5*[.$F$10])+[$'Planting Calc'.$C$9]+IF([$'Planting Calc'.$C$10]=&quot;Yes&quot;;5;0)" office:value-type="float" office:value="-3.515120649" calcext:value-type="float">
            <text:p>-3.515120649</text:p>
          </table:table-cell>
          <table:table-cell table:style-name="ce50" table:formula="of:=[.$F$4]+[.N131]+(0.5*[.$F$10])+[$'Planting Calc'.$C$9]+IF([$'Planting Calc'.$C$10]=&quot;Yes&quot;;5;0)" office:value-type="float" office:value="-3.218099514" calcext:value-type="float">
            <text:p>-3.218099514</text:p>
          </table:table-cell>
          <table:table-cell table:style-name="ce50" table:formula="of:=[.$F$4]+[.O131]+(0.5*[.$F$10])+[$'Planting Calc'.$C$9]+IF([$'Planting Calc'.$C$10]=&quot;Yes&quot;;5;0)" office:value-type="float" office:value="-2.8584166" calcext:value-type="float">
            <text:p>-2.8584166</text:p>
          </table:table-cell>
          <table:table-cell table:style-name="ce50" table:formula="of:=[.$F$4]+[.P131]+(0.5*[.$F$10])+[$'Planting Calc'.$C$9]+IF([$'Planting Calc'.$C$10]=&quot;Yes&quot;;5;0)" office:value-type="float" office:value="-2.433934402" calcext:value-type="float">
            <text:p>-2.433934402</text:p>
          </table:table-cell>
          <table:table-cell table:style-name="ce50" table:formula="of:=[.$F$4]+[.Q131]+(0.5*[.$F$10])+[$'Planting Calc'.$C$9]+IF([$'Planting Calc'.$C$10]=&quot;Yes&quot;;5;0)" office:value-type="float" office:value="-1.943436187" calcext:value-type="float">
            <text:p>-1.943436187</text:p>
          </table:table-cell>
          <table:table-cell table:style-name="ce50" table:formula="of:=[.$F$4]+[.R131]+(0.5*[.$F$10])+[$'Planting Calc'.$C$9]+IF([$'Planting Calc'.$C$10]=&quot;Yes&quot;;5;0)" office:value-type="float" office:value="-1.386573377" calcext:value-type="float">
            <text:p>-1.386573377</text:p>
          </table:table-cell>
          <table:table-cell table:style-name="ce50" table:formula="of:=[.$F$4]+[.S131]+(0.5*[.$F$10])+[$'Planting Calc'.$C$9]+IF([$'Planting Calc'.$C$10]=&quot;Yes&quot;;5;0)" office:value-type="float" office:value="-0.763812934" calcext:value-type="float">
            <text:p>-0.763812934</text:p>
          </table:table-cell>
          <table:table-cell table:style-name="ce50" table:formula="of:=[.$F$4]+[.T131]+(0.5*[.$F$10])+[$'Planting Calc'.$C$9]+IF([$'Planting Calc'.$C$10]=&quot;Yes&quot;;5;0)" office:value-type="float" office:value="-0.07638474594" calcext:value-type="float">
            <text:p>-0.07638474594</text:p>
          </table:table-cell>
          <table:table-cell table:style-name="ce50" table:formula="of:=[.$F$4]+[.U131]+(0.5*[.$F$10])+[$'Planting Calc'.$C$9]+IF([$'Planting Calc'.$C$10]=&quot;Yes&quot;;5;0)" office:value-type="float" office:value="0.6737709905" calcext:value-type="float">
            <text:p>0.6737709905</text:p>
          </table:table-cell>
          <table:table-cell table:style-name="ce50" table:formula="of:=[.$F$4]+[.V131]+(0.5*[.$F$10])+[$'Planting Calc'.$C$9]+IF([$'Planting Calc'.$C$10]=&quot;Yes&quot;;5;0)" office:value-type="float" office:value="1.484056385" calcext:value-type="float">
            <text:p>1.484056385</text:p>
          </table:table-cell>
          <table:table-cell table:style-name="ce50" table:formula="of:=[.$F$4]+[.W131]+(0.5*[.$F$10])+[$'Planting Calc'.$C$9]+IF([$'Planting Calc'.$C$10]=&quot;Yes&quot;;5;0)" office:value-type="float" office:value="2.351268468" calcext:value-type="float">
            <text:p>2.351268468</text:p>
          </table:table-cell>
          <table:table-cell table:style-name="ce50" table:formula="of:=[.$F$4]+[.X131]+(0.5*[.$F$10])+[$'Planting Calc'.$C$9]+IF([$'Planting Calc'.$C$10]=&quot;Yes&quot;;5;0)" office:value-type="float" office:value="3.271651808" calcext:value-type="float">
            <text:p>3.271651808</text:p>
          </table:table-cell>
          <table:table-cell table:style-name="ce50" table:formula="of:=[.$F$4]+[.Y131]+(0.5*[.$F$10])+[$'Planting Calc'.$C$9]+IF([$'Planting Calc'.$C$10]=&quot;Yes&quot;;5;0)" office:value-type="float" office:value="4.240951126" calcext:value-type="float">
            <text:p>4.240951126</text:p>
          </table:table-cell>
          <table:table-cell table:style-name="ce50" table:formula="of:=[.$F$4]+[.Z131]+(0.5*[.$F$10])+[$'Planting Calc'.$C$9]+IF([$'Planting Calc'.$C$10]=&quot;Yes&quot;;5;0)" office:value-type="float" office:value="5.254463912" calcext:value-type="float">
            <text:p>5.254463912</text:p>
          </table:table-cell>
          <table:table-cell table:style-name="ce50" table:formula="of:=[.$F$4]+[.AA131]+(0.5*[.$F$10])+[$'Planting Calc'.$C$9]+IF([$'Planting Calc'.$C$10]=&quot;Yes&quot;;5;0)" office:value-type="float" office:value="6.307093037" calcext:value-type="float">
            <text:p>6.307093037</text:p>
          </table:table-cell>
          <table:table-cell table:style-name="ce50" table:formula="of:=[.$F$4]+[.AB131]+(0.5*[.$F$10])+[$'Planting Calc'.$C$9]+IF([$'Planting Calc'.$C$10]=&quot;Yes&quot;;5;0)" office:value-type="float" office:value="7.393399375" calcext:value-type="float">
            <text:p>7.393399375</text:p>
          </table:table-cell>
          <table:table-cell table:style-name="ce50" table:formula="of:=[.$F$4]+[.AC131]+(0.5*[.$F$10])+[$'Planting Calc'.$C$9]+IF([$'Planting Calc'.$C$10]=&quot;Yes&quot;;5;0)" office:value-type="float" office:value="8.507654412" calcext:value-type="float">
            <text:p>8.507654412</text:p>
          </table:table-cell>
          <table:table-cell table:style-name="ce50" table:formula="of:=[.$F$4]+[.AD131]+(0.5*[.$F$10])+[$'Planting Calc'.$C$9]+IF([$'Planting Calc'.$C$10]=&quot;Yes&quot;;5;0)" office:value-type="float" office:value="9.643892865" calcext:value-type="float">
            <text:p>9.643892865</text:p>
          </table:table-cell>
          <table:table-cell table:style-name="ce50" table:formula="of:=[.$F$4]+[.AE131]+(0.5*[.$F$10])+[$'Planting Calc'.$C$9]+IF([$'Planting Calc'.$C$10]=&quot;Yes&quot;;5;0)" office:value-type="float" office:value="10.7959653" calcext:value-type="float">
            <text:p>10.7959653</text:p>
          </table:table-cell>
          <table:table-cell table:style-name="ce50" table:formula="of:=[.$F$4]+[.AF131]+(0.5*[.$F$10])+[$'Planting Calc'.$C$9]+IF([$'Planting Calc'.$C$10]=&quot;Yes&quot;;5;0)" office:value-type="float" office:value="11.95759073" calcext:value-type="float">
            <text:p>11.95759073</text:p>
          </table:table-cell>
          <table:table-cell table:style-name="ce50" table:formula="of:=[.$F$4]+[.AG131]+(0.5*[.$F$10])+[$'Planting Calc'.$C$9]+IF([$'Planting Calc'.$C$10]=&quot;Yes&quot;;5;0)" office:value-type="float" office:value="13.12240927" calcext:value-type="float">
            <text:p>13.12240927</text:p>
          </table:table-cell>
          <table:table-cell table:style-name="ce50" table:formula="of:=[.$F$4]+[.AH131]+(0.5*[.$F$10])+[$'Planting Calc'.$C$9]+IF([$'Planting Calc'.$C$10]=&quot;Yes&quot;;5;0)" office:value-type="float" office:value="14.2840347" calcext:value-type="float">
            <text:p>14.2840347</text:p>
          </table:table-cell>
          <table:table-cell table:style-name="ce50" table:formula="of:=[.$F$4]+[.AI131]+(0.5*[.$F$10])+[$'Planting Calc'.$C$9]+IF([$'Planting Calc'.$C$10]=&quot;Yes&quot;;5;0)" office:value-type="float" office:value="15.43610714" calcext:value-type="float">
            <text:p>15.43610714</text:p>
          </table:table-cell>
          <table:table-cell table:style-name="ce50" table:formula="of:=[.$F$4]+[.AJ131]+(0.5*[.$F$10])+[$'Planting Calc'.$C$9]+IF([$'Planting Calc'.$C$10]=&quot;Yes&quot;;5;0)" office:value-type="float" office:value="16.57234559" calcext:value-type="float">
            <text:p>16.57234559</text:p>
          </table:table-cell>
          <table:table-cell table:style-name="ce50" table:formula="of:=[.$F$4]+[.AK131]+(0.5*[.$F$10])+[$'Planting Calc'.$C$9]+IF([$'Planting Calc'.$C$10]=&quot;Yes&quot;;5;0)" office:value-type="float" office:value="17.68660062" calcext:value-type="float">
            <text:p>17.68660062</text:p>
          </table:table-cell>
          <table:table-cell table:style-name="ce50" table:formula="of:=[.$F$4]+[.AL131]+(0.5*[.$F$10])+[$'Planting Calc'.$C$9]+IF([$'Planting Calc'.$C$10]=&quot;Yes&quot;;5;0)" office:value-type="float" office:value="18.77290696" calcext:value-type="float">
            <text:p>18.77290696</text:p>
          </table:table-cell>
          <table:table-cell table:style-name="ce50" table:formula="of:=[.$F$4]+[.AM131]+(0.5*[.$F$10])+[$'Planting Calc'.$C$9]+IF([$'Planting Calc'.$C$10]=&quot;Yes&quot;;5;0)" office:value-type="float" office:value="19.82553609" calcext:value-type="float">
            <text:p>19.82553609</text:p>
          </table:table-cell>
          <table:table-cell table:style-name="ce50" table:formula="of:=[.$F$4]+[.AN131]+(0.5*[.$F$10])+[$'Planting Calc'.$C$9]+IF([$'Planting Calc'.$C$10]=&quot;Yes&quot;;5;0)" office:value-type="float" office:value="20.83904887" calcext:value-type="float">
            <text:p>20.83904887</text:p>
          </table:table-cell>
          <table:table-cell table:style-name="ce50" table:formula="of:=[.$F$4]+[.AO131]+(0.5*[.$F$10])+[$'Planting Calc'.$C$9]+IF([$'Planting Calc'.$C$10]=&quot;Yes&quot;;5;0)" office:value-type="float" office:value="21.80834819" calcext:value-type="float">
            <text:p>21.80834819</text:p>
          </table:table-cell>
          <table:table-cell table:style-name="ce50" table:formula="of:=[.$F$4]+[.AP131]+(0.5*[.$F$10])+[$'Planting Calc'.$C$9]+IF([$'Planting Calc'.$C$10]=&quot;Yes&quot;;5;0)" office:value-type="float" office:value="22.72873153" calcext:value-type="float">
            <text:p>22.72873153</text:p>
          </table:table-cell>
          <table:table-cell table:style-name="ce50" table:formula="of:=[.$F$4]+[.AQ131]+(0.5*[.$F$10])+[$'Planting Calc'.$C$9]+IF([$'Planting Calc'.$C$10]=&quot;Yes&quot;;5;0)" office:value-type="float" office:value="23.59594362" calcext:value-type="float">
            <text:p>23.59594362</text:p>
          </table:table-cell>
          <table:table-cell table:style-name="ce50" table:formula="of:=[.$F$4]+[.AR131]+(0.5*[.$F$10])+[$'Planting Calc'.$C$9]+IF([$'Planting Calc'.$C$10]=&quot;Yes&quot;;5;0)" office:value-type="float" office:value="24.40622901" calcext:value-type="float">
            <text:p>24.40622901</text:p>
          </table:table-cell>
          <table:table-cell table:style-name="ce50" table:formula="of:=[.$F$4]+[.AS131]+(0.5*[.$F$10])+[$'Planting Calc'.$C$9]+IF([$'Planting Calc'.$C$10]=&quot;Yes&quot;;5;0)" office:value-type="float" office:value="25.15638475" calcext:value-type="float">
            <text:p>25.15638475</text:p>
          </table:table-cell>
          <table:table-cell table:style-name="ce50" table:formula="of:=[.$F$4]+[.AT131]+(0.5*[.$F$10])+[$'Planting Calc'.$C$9]+IF([$'Planting Calc'.$C$10]=&quot;Yes&quot;;5;0)" office:value-type="float" office:value="25.84381293" calcext:value-type="float">
            <text:p>25.84381293</text:p>
          </table:table-cell>
          <table:table-cell table:style-name="ce50" table:formula="of:=[.$F$4]+[.AU131]+(0.5*[.$F$10])+[$'Planting Calc'.$C$9]+IF([$'Planting Calc'.$C$10]=&quot;Yes&quot;;5;0)" office:value-type="float" office:value="26.46657338" calcext:value-type="float">
            <text:p>26.46657338</text:p>
          </table:table-cell>
          <table:table-cell table:style-name="ce50" table:formula="of:=[.$F$4]+[.AV131]+(0.5*[.$F$10])+[$'Planting Calc'.$C$9]+IF([$'Planting Calc'.$C$10]=&quot;Yes&quot;;5;0)" office:value-type="float" office:value="27.02343619" calcext:value-type="float">
            <text:p>27.02343619</text:p>
          </table:table-cell>
          <table:table-cell table:style-name="ce50" table:formula="of:=[.$F$4]+[.AW131]+(0.5*[.$F$10])+[$'Planting Calc'.$C$9]+IF([$'Planting Calc'.$C$10]=&quot;Yes&quot;;5;0)" office:value-type="float" office:value="27.5139344" calcext:value-type="float">
            <text:p>27.5139344</text:p>
          </table:table-cell>
          <table:table-cell table:style-name="ce50" table:formula="of:=[.$F$4]+[.AX131]+(0.5*[.$F$10])+[$'Planting Calc'.$C$9]+IF([$'Planting Calc'.$C$10]=&quot;Yes&quot;;5;0)" office:value-type="float" office:value="27.9384166" calcext:value-type="float">
            <text:p>27.9384166</text:p>
          </table:table-cell>
          <table:table-cell table:style-name="ce50" table:formula="of:=[.$F$4]+[.AY131]+(0.5*[.$F$10])+[$'Planting Calc'.$C$9]+IF([$'Planting Calc'.$C$10]=&quot;Yes&quot;;5;0)" office:value-type="float" office:value="28.29809951" calcext:value-type="float">
            <text:p>28.29809951</text:p>
          </table:table-cell>
          <table:table-cell table:style-name="ce50" table:formula="of:=[.$F$4]+[.AZ131]+(0.5*[.$F$10])+[$'Planting Calc'.$C$9]+IF([$'Planting Calc'.$C$10]=&quot;Yes&quot;;5;0)" office:value-type="float" office:value="28.59512065" calcext:value-type="float">
            <text:p>28.59512065</text:p>
          </table:table-cell>
          <table:table-cell table:style-name="ce50" table:formula="of:=[.$F$4]+[.BA131]+(0.5*[.$F$10])+[$'Planting Calc'.$C$9]+IF([$'Planting Calc'.$C$10]=&quot;Yes&quot;;5;0)" office:value-type="float" office:value="28.8325909" calcext:value-type="float">
            <text:p>28.8325909</text:p>
          </table:table-cell>
          <table:table-cell table:style-name="ce50" table:formula="of:=[.$F$4]+[.BB131]+(0.5*[.$F$10])+[$'Planting Calc'.$C$9]+IF([$'Planting Calc'.$C$10]=&quot;Yes&quot;;5;0)" office:value-type="float" office:value="29.01464715" calcext:value-type="float">
            <text:p>29.01464715</text:p>
          </table:table-cell>
          <table:table-cell table:style-name="ce50" table:formula="of:=[.$F$4]+[.BC131]+(0.5*[.$F$10])+[$'Planting Calc'.$C$9]+IF([$'Planting Calc'.$C$10]=&quot;Yes&quot;;5;0)" office:value-type="float" office:value="29.14650492" calcext:value-type="float">
            <text:p>29.14650492</text:p>
          </table:table-cell>
          <table:table-cell table:style-name="ce50" table:formula="of:=[.$F$4]+[.BD131]+(0.5*[.$F$10])+[$'Planting Calc'.$C$9]+IF([$'Planting Calc'.$C$10]=&quot;Yes&quot;;5;0)" office:value-type="float" office:value="29.23451096" calcext:value-type="float">
            <text:p>29.23451096</text:p>
          </table:table-cell>
          <table:table-cell table:style-name="ce50" table:formula="of:=[.$F$4]+[.BE131]+(0.5*[.$F$10])+[$'Planting Calc'.$C$9]+IF([$'Planting Calc'.$C$10]=&quot;Yes&quot;;5;0)" office:value-type="float" office:value="29.28619586" calcext:value-type="float">
            <text:p>29.28619586</text:p>
          </table:table-cell>
          <table:table-cell table:style-name="ce50" table:formula="of:=[.$F$4]+[.BF131]+(0.5*[.$F$10])+[$'Planting Calc'.$C$9]+IF([$'Planting Calc'.$C$10]=&quot;Yes&quot;;5;0)" office:value-type="float" office:value="29.31032667" calcext:value-type="float">
            <text:p>29.31032667</text:p>
          </table:table-cell>
          <table:table-cell table:style-name="ce50" table:formula="of:=[.$F$4]+[.BG131]+(0.5*[.$F$10])+[$'Planting Calc'.$C$9]+IF([$'Planting Calc'.$C$10]=&quot;Yes&quot;;5;0)" office:value-type="float" office:value="29.31695954" calcext:value-type="float">
            <text:p>29.31695954</text:p>
          </table:table-cell>
          <table:table-cell table:style-name="ce50" table:formula="of:=[.$F$4]+[.BH131]+(0.5*[.$F$10])+[$'Planting Calc'.$C$9]+IF([$'Planting Calc'.$C$10]=&quot;Yes&quot;;5;0)" office:value-type="float" office:value="29.31695954" calcext:value-type="float">
            <text:p>29.31695954</text:p>
          </table:table-cell>
          <table:table-cell table:style-name="ce50" table:formula="of:=[.$F$4]+[.BI131]+(0.5*[.$F$10])+[$'Planting Calc'.$C$9]+IF([$'Planting Calc'.$C$10]=&quot;Yes&quot;;5;0)" office:value-type="float" office:value="29.31032667" calcext:value-type="float">
            <text:p>29.31032667</text:p>
          </table:table-cell>
          <table:table-cell table:style-name="ce50" table:formula="of:=[.$F$4]+[.BJ131]+(0.5*[.$F$10])+[$'Planting Calc'.$C$9]+IF([$'Planting Calc'.$C$10]=&quot;Yes&quot;;5;0)" office:value-type="float" office:value="29.28619586" calcext:value-type="float">
            <text:p>29.28619586</text:p>
          </table:table-cell>
          <table:table-cell table:style-name="ce50" table:formula="of:=[.$F$4]+[.BK131]+(0.5*[.$F$10])+[$'Planting Calc'.$C$9]+IF([$'Planting Calc'.$C$10]=&quot;Yes&quot;;5;0)" office:value-type="float" office:value="29.23451096" calcext:value-type="float">
            <text:p>29.23451096</text:p>
          </table:table-cell>
          <table:table-cell table:style-name="ce50" table:formula="of:=[.$F$4]+[.BL131]+(0.5*[.$F$10])+[$'Planting Calc'.$C$9]+IF([$'Planting Calc'.$C$10]=&quot;Yes&quot;;5;0)" office:value-type="float" office:value="29.14650492" calcext:value-type="float">
            <text:p>29.14650492</text:p>
          </table:table-cell>
          <table:table-cell table:style-name="ce50" table:formula="of:=[.$F$4]+[.BM131]+(0.5*[.$F$10])+[$'Planting Calc'.$C$9]+IF([$'Planting Calc'.$C$10]=&quot;Yes&quot;;5;0)" office:value-type="float" office:value="29.01464715" calcext:value-type="float">
            <text:p>29.01464715</text:p>
          </table:table-cell>
          <table:table-cell table:style-name="ce50" table:formula="of:=[.$F$4]+[.BN131]+(0.5*[.$F$10])+[$'Planting Calc'.$C$9]+IF([$'Planting Calc'.$C$10]=&quot;Yes&quot;;5;0)" office:value-type="float" office:value="28.8325909" calcext:value-type="float">
            <text:p>28.8325909</text:p>
          </table:table-cell>
          <table:table-cell table:style-name="ce50" table:formula="of:=[.$F$4]+[.BO131]+(0.5*[.$F$10])+[$'Planting Calc'.$C$9]+IF([$'Planting Calc'.$C$10]=&quot;Yes&quot;;5;0)" office:value-type="float" office:value="28.59512065" calcext:value-type="float">
            <text:p>28.59512065</text:p>
          </table:table-cell>
          <table:table-cell table:style-name="ce50" table:formula="of:=[.$F$4]+[.BP131]+(0.5*[.$F$10])+[$'Planting Calc'.$C$9]+IF([$'Planting Calc'.$C$10]=&quot;Yes&quot;;5;0)" office:value-type="float" office:value="28.29809951" calcext:value-type="float">
            <text:p>28.29809951</text:p>
          </table:table-cell>
          <table:table-cell table:style-name="ce50" table:formula="of:=[.$F$4]+[.BQ131]+(0.5*[.$F$10])+[$'Planting Calc'.$C$9]+IF([$'Planting Calc'.$C$10]=&quot;Yes&quot;;5;0)" office:value-type="float" office:value="27.9384166" calcext:value-type="float">
            <text:p>27.9384166</text:p>
          </table:table-cell>
          <table:table-cell table:style-name="ce50" table:formula="of:=[.$F$4]+[.BR131]+(0.5*[.$F$10])+[$'Planting Calc'.$C$9]+IF([$'Planting Calc'.$C$10]=&quot;Yes&quot;;5;0)" office:value-type="float" office:value="27.5139344" calcext:value-type="float">
            <text:p>27.5139344</text:p>
          </table:table-cell>
          <table:table-cell table:style-name="ce50" table:formula="of:=[.$F$4]+[.BS131]+(0.5*[.$F$10])+[$'Planting Calc'.$C$9]+IF([$'Planting Calc'.$C$10]=&quot;Yes&quot;;5;0)" office:value-type="float" office:value="27.02343619" calcext:value-type="float">
            <text:p>27.02343619</text:p>
          </table:table-cell>
          <table:table-cell table:style-name="ce50" table:formula="of:=[.$F$4]+[.BT131]+(0.5*[.$F$10])+[$'Planting Calc'.$C$9]+IF([$'Planting Calc'.$C$10]=&quot;Yes&quot;;5;0)" office:value-type="float" office:value="26.46657338" calcext:value-type="float">
            <text:p>26.46657338</text:p>
          </table:table-cell>
          <table:table-cell table:style-name="ce50" table:formula="of:=[.$F$4]+[.BU131]+(0.5*[.$F$10])+[$'Planting Calc'.$C$9]+IF([$'Planting Calc'.$C$10]=&quot;Yes&quot;;5;0)" office:value-type="float" office:value="25.84381293" calcext:value-type="float">
            <text:p>25.84381293</text:p>
          </table:table-cell>
          <table:table-cell table:style-name="ce50" table:formula="of:=[.$F$4]+[.BV131]+(0.5*[.$F$10])+[$'Planting Calc'.$C$9]+IF([$'Planting Calc'.$C$10]=&quot;Yes&quot;;5;0)" office:value-type="float" office:value="25.15638475" calcext:value-type="float">
            <text:p>25.15638475</text:p>
          </table:table-cell>
          <table:table-cell table:style-name="ce50" table:formula="of:=[.$F$4]+[.BW131]+(0.5*[.$F$10])+[$'Planting Calc'.$C$9]+IF([$'Planting Calc'.$C$10]=&quot;Yes&quot;;5;0)" office:value-type="float" office:value="24.40622901" calcext:value-type="float">
            <text:p>24.40622901</text:p>
          </table:table-cell>
          <table:table-cell table:style-name="ce50" table:formula="of:=[.$F$4]+[.BX131]+(0.5*[.$F$10])+[$'Planting Calc'.$C$9]+IF([$'Planting Calc'.$C$10]=&quot;Yes&quot;;5;0)" office:value-type="float" office:value="23.59594362" calcext:value-type="float">
            <text:p>23.59594362</text:p>
          </table:table-cell>
          <table:table-cell table:style-name="ce50" table:formula="of:=[.$F$4]+[.BY131]+(0.5*[.$F$10])+[$'Planting Calc'.$C$9]+IF([$'Planting Calc'.$C$10]=&quot;Yes&quot;;5;0)" office:value-type="float" office:value="22.72873153" calcext:value-type="float">
            <text:p>22.72873153</text:p>
          </table:table-cell>
          <table:table-cell table:style-name="ce50" table:formula="of:=[.$F$4]+[.BZ131]+(0.5*[.$F$10])+[$'Planting Calc'.$C$9]+IF([$'Planting Calc'.$C$10]=&quot;Yes&quot;;5;0)" office:value-type="float" office:value="21.80834819" calcext:value-type="float">
            <text:p>21.80834819</text:p>
          </table:table-cell>
          <table:table-cell table:style-name="ce50" table:formula="of:=[.$F$4]+[.CA131]+(0.5*[.$F$10])+[$'Planting Calc'.$C$9]+IF([$'Planting Calc'.$C$10]=&quot;Yes&quot;;5;0)" office:value-type="float" office:value="20.83904887" calcext:value-type="float">
            <text:p>20.83904887</text:p>
          </table:table-cell>
          <table:table-cell table:style-name="ce50" table:formula="of:=[.$F$4]+[.CB131]+(0.5*[.$F$10])+[$'Planting Calc'.$C$9]+IF([$'Planting Calc'.$C$10]=&quot;Yes&quot;;5;0)" office:value-type="float" office:value="19.82553609" calcext:value-type="float">
            <text:p>19.82553609</text:p>
          </table:table-cell>
          <table:table-cell table:style-name="ce50" table:formula="of:=[.$F$4]+[.CC131]+(0.5*[.$F$10])+[$'Planting Calc'.$C$9]+IF([$'Planting Calc'.$C$10]=&quot;Yes&quot;;5;0)" office:value-type="float" office:value="18.77290696" calcext:value-type="float">
            <text:p>18.77290696</text:p>
          </table:table-cell>
          <table:table-cell table:style-name="ce50" table:formula="of:=[.$F$4]+[.CD131]+(0.5*[.$F$10])+[$'Planting Calc'.$C$9]+IF([$'Planting Calc'.$C$10]=&quot;Yes&quot;;5;0)" office:value-type="float" office:value="17.68660062" calcext:value-type="float">
            <text:p>17.68660062</text:p>
          </table:table-cell>
          <table:table-cell table:style-name="ce50" table:formula="of:=[.$F$4]+[.CE131]+(0.5*[.$F$10])+[$'Planting Calc'.$C$9]+IF([$'Planting Calc'.$C$10]=&quot;Yes&quot;;5;0)" office:value-type="float" office:value="16.57234559" calcext:value-type="float">
            <text:p>16.57234559</text:p>
          </table:table-cell>
          <table:table-cell table:style-name="ce50" table:formula="of:=[.$F$4]+[.CF131]+(0.5*[.$F$10])+[$'Planting Calc'.$C$9]+IF([$'Planting Calc'.$C$10]=&quot;Yes&quot;;5;0)" office:value-type="float" office:value="15.43610714" calcext:value-type="float">
            <text:p>15.43610714</text:p>
          </table:table-cell>
          <table:table-cell table:style-name="ce50" table:formula="of:=[.$F$4]+[.CG131]+(0.5*[.$F$10])+[$'Planting Calc'.$C$9]+IF([$'Planting Calc'.$C$10]=&quot;Yes&quot;;5;0)" office:value-type="float" office:value="14.2840347" calcext:value-type="float">
            <text:p>14.2840347</text:p>
          </table:table-cell>
          <table:table-cell table:style-name="ce50" table:formula="of:=[.$F$4]+[.CH131]+(0.5*[.$F$10])+[$'Planting Calc'.$C$9]+IF([$'Planting Calc'.$C$10]=&quot;Yes&quot;;5;0)" office:value-type="float" office:value="13.12240927" calcext:value-type="float">
            <text:p>13.12240927</text:p>
          </table:table-cell>
          <table:table-cell table:style-name="ce50" table:formula="of:=[.$F$4]+[.CI131]+(0.5*[.$F$10])+[$'Planting Calc'.$C$9]+IF([$'Planting Calc'.$C$10]=&quot;Yes&quot;;5;0)" office:value-type="float" office:value="11.95759073" calcext:value-type="float">
            <text:p>11.95759073</text:p>
          </table:table-cell>
          <table:table-cell table:style-name="ce50" table:formula="of:=[.$F$4]+[.CJ131]+(0.5*[.$F$10])+[$'Planting Calc'.$C$9]+IF([$'Planting Calc'.$C$10]=&quot;Yes&quot;;5;0)" office:value-type="float" office:value="10.7959653" calcext:value-type="float">
            <text:p>10.7959653</text:p>
          </table:table-cell>
          <table:table-cell table:style-name="ce50" table:formula="of:=[.$F$4]+[.CK131]+(0.5*[.$F$10])+[$'Planting Calc'.$C$9]+IF([$'Planting Calc'.$C$10]=&quot;Yes&quot;;5;0)" office:value-type="float" office:value="9.643892865" calcext:value-type="float">
            <text:p>9.643892865</text:p>
          </table:table-cell>
          <table:table-cell table:style-name="ce50" table:formula="of:=[.$F$4]+[.CL131]+(0.5*[.$F$10])+[$'Planting Calc'.$C$9]+IF([$'Planting Calc'.$C$10]=&quot;Yes&quot;;5;0)" office:value-type="float" office:value="8.507654412" calcext:value-type="float">
            <text:p>8.507654412</text:p>
          </table:table-cell>
          <table:table-cell table:style-name="ce50" table:formula="of:=[.$F$4]+[.CM131]+(0.5*[.$F$10])+[$'Planting Calc'.$C$9]+IF([$'Planting Calc'.$C$10]=&quot;Yes&quot;;5;0)" office:value-type="float" office:value="7.393399375" calcext:value-type="float">
            <text:p>7.393399375</text:p>
          </table:table-cell>
          <table:table-cell table:style-name="ce50" table:formula="of:=[.$F$4]+[.CN131]+(0.5*[.$F$10])+[$'Planting Calc'.$C$9]+IF([$'Planting Calc'.$C$10]=&quot;Yes&quot;;5;0)" office:value-type="float" office:value="6.307093037" calcext:value-type="float">
            <text:p>6.307093037</text:p>
          </table:table-cell>
          <table:table-cell table:style-name="ce50" table:formula="of:=[.$F$4]+[.CO131]+(0.5*[.$F$10])+[$'Planting Calc'.$C$9]+IF([$'Planting Calc'.$C$10]=&quot;Yes&quot;;5;0)" office:value-type="float" office:value="5.254463912" calcext:value-type="float">
            <text:p>5.254463912</text:p>
          </table:table-cell>
          <table:table-cell table:style-name="ce50" table:formula="of:=[.$F$4]+[.CP131]+(0.5*[.$F$10])+[$'Planting Calc'.$C$9]+IF([$'Planting Calc'.$C$10]=&quot;Yes&quot;;5;0)" office:value-type="float" office:value="4.240951126" calcext:value-type="float">
            <text:p>4.240951126</text:p>
          </table:table-cell>
          <table:table-cell table:style-name="ce50" table:formula="of:=[.$F$4]+[.CQ131]+(0.5*[.$F$10])+[$'Planting Calc'.$C$9]+IF([$'Planting Calc'.$C$10]=&quot;Yes&quot;;5;0)" office:value-type="float" office:value="3.271651808" calcext:value-type="float">
            <text:p>3.271651808</text:p>
          </table:table-cell>
          <table:table-cell table:style-name="ce50" table:formula="of:=[.$F$4]+[.CR131]+(0.5*[.$F$10])+[$'Planting Calc'.$C$9]+IF([$'Planting Calc'.$C$10]=&quot;Yes&quot;;5;0)" office:value-type="float" office:value="2.351268468" calcext:value-type="float">
            <text:p>2.351268468</text:p>
          </table:table-cell>
          <table:table-cell table:style-name="ce50" table:formula="of:=[.$F$4]+[.CS131]+(0.5*[.$F$10])+[$'Planting Calc'.$C$9]+IF([$'Planting Calc'.$C$10]=&quot;Yes&quot;;5;0)" office:value-type="float" office:value="1.484056385" calcext:value-type="float">
            <text:p>1.484056385</text:p>
          </table:table-cell>
          <table:table-cell table:style-name="ce50" table:formula="of:=[.$F$4]+[.CT131]+(0.5*[.$F$10])+[$'Planting Calc'.$C$9]+IF([$'Planting Calc'.$C$10]=&quot;Yes&quot;;5;0)" office:value-type="float" office:value="0.6737709905" calcext:value-type="float">
            <text:p>0.6737709905</text:p>
          </table:table-cell>
          <table:table-cell table:style-name="ce50" table:formula="of:=[.$F$4]+[.CU131]+(0.5*[.$F$10])+[$'Planting Calc'.$C$9]+IF([$'Planting Calc'.$C$10]=&quot;Yes&quot;;5;0)" office:value-type="float" office:value="-0.07638474594" calcext:value-type="float">
            <text:p>-0.07638474594</text:p>
          </table:table-cell>
          <table:table-cell table:style-name="ce50" table:formula="of:=[.$F$4]+[.CV131]+(0.5*[.$F$10])+[$'Planting Calc'.$C$9]+IF([$'Planting Calc'.$C$10]=&quot;Yes&quot;;5;0)" office:value-type="float" office:value="-0.763812934" calcext:value-type="float">
            <text:p>-0.763812934</text:p>
          </table:table-cell>
          <table:table-cell table:style-name="ce50" table:formula="of:=[.$F$4]+[.CW131]+(0.5*[.$F$10])+[$'Planting Calc'.$C$9]+IF([$'Planting Calc'.$C$10]=&quot;Yes&quot;;5;0)" office:value-type="float" office:value="-1.386573377" calcext:value-type="float">
            <text:p>-1.386573377</text:p>
          </table:table-cell>
          <table:table-cell table:style-name="ce50" table:formula="of:=[.$F$4]+[.CX131]+(0.5*[.$F$10])+[$'Planting Calc'.$C$9]+IF([$'Planting Calc'.$C$10]=&quot;Yes&quot;;5;0)" office:value-type="float" office:value="-1.943436187" calcext:value-type="float">
            <text:p>-1.943436187</text:p>
          </table:table-cell>
          <table:table-cell table:style-name="ce50" table:formula="of:=[.$F$4]+[.CY131]+(0.5*[.$F$10])+[$'Planting Calc'.$C$9]+IF([$'Planting Calc'.$C$10]=&quot;Yes&quot;;5;0)" office:value-type="float" office:value="-2.433934402" calcext:value-type="float">
            <text:p>-2.433934402</text:p>
          </table:table-cell>
          <table:table-cell table:style-name="ce50" table:formula="of:=[.$F$4]+[.CZ131]+(0.5*[.$F$10])+[$'Planting Calc'.$C$9]+IF([$'Planting Calc'.$C$10]=&quot;Yes&quot;;5;0)" office:value-type="float" office:value="-2.8584166" calcext:value-type="float">
            <text:p>-2.8584166</text:p>
          </table:table-cell>
          <table:table-cell table:style-name="ce50" table:formula="of:=[.$F$4]+[.DA131]+(0.5*[.$F$10])+[$'Planting Calc'.$C$9]+IF([$'Planting Calc'.$C$10]=&quot;Yes&quot;;5;0)" office:value-type="float" office:value="-3.218099514" calcext:value-type="float">
            <text:p>-3.218099514</text:p>
          </table:table-cell>
          <table:table-cell table:style-name="ce50" table:formula="of:=[.$F$4]+[.DB131]+(0.5*[.$F$10])+[$'Planting Calc'.$C$9]+IF([$'Planting Calc'.$C$10]=&quot;Yes&quot;;5;0)" office:value-type="float" office:value="-3.515120649" calcext:value-type="float">
            <text:p>-3.515120649</text:p>
          </table:table-cell>
          <table:table-cell table:style-name="ce50" table:formula="of:=[.$F$4]+[.DC131]+(0.5*[.$F$10])+[$'Planting Calc'.$C$9]+IF([$'Planting Calc'.$C$10]=&quot;Yes&quot;;5;0)" office:value-type="float" office:value="-3.752590896" calcext:value-type="float">
            <text:p>-3.752590896</text:p>
          </table:table-cell>
          <table:table-cell table:style-name="ce50" table:formula="of:=[.$F$4]+[.DD131]+(0.5*[.$F$10])+[$'Planting Calc'.$C$9]+IF([$'Planting Calc'.$C$10]=&quot;Yes&quot;;5;0)" office:value-type="float" office:value="-3.934647151" calcext:value-type="float">
            <text:p>-3.934647151</text:p>
          </table:table-cell>
          <table:table-cell table:style-name="ce50" table:formula="of:=[.$F$4]+[.DE131]+(0.5*[.$F$10])+[$'Planting Calc'.$C$9]+IF([$'Planting Calc'.$C$10]=&quot;Yes&quot;;5;0)" office:value-type="float" office:value="-4.066504924" calcext:value-type="float">
            <text:p>-4.066504924</text:p>
          </table:table-cell>
          <table:table-cell table:number-columns-repeated="915"/>
        </table:table-row>
        <table:table-row table:style-name="ro2">
          <table:table-cell table:number-columns-repeated="1024"/>
        </table:table-row>
        <table:table-row table:style-name="ro1">
          <table:table-cell table:number-columns-repeated="10"/>
          <table:table-cell table:style-name="ce51" office:value-type="date" office:date-value="2025-01-01" calcext:value-type="date">
            <text:p>Jan 1</text:p>
          </table:table-cell>
          <table:table-cell table:style-name="ce51" office:value-type="date" office:date-value="2025-06-01" calcext:value-type="date">
            <text:p>Jun 1</text:p>
          </table:table-cell>
          <table:table-cell table:number-columns-repeated="1012"/>
        </table:table-row>
        <table:table-row table:style-name="ro1">
          <table:table-cell table:number-columns-repeated="10"/>
          <table:table-cell table:number-columns-repeated="2" table:style-name="ce44" office:value-type="float" office:value="12" calcext:value-type="float">
            <text:p>12</text:p>
          </table:table-cell>
          <table:table-cell table:number-columns-repeated="1012"/>
        </table:table-row>
        <table:table-row table:style-name="ro1">
          <table:table-cell table:number-columns-repeated="9"/>
          <table:table-cell table:style-name="ce44" office:value-type="float" office:value="25" calcext:value-type="float">
            <text:p>25</text:p>
          </table:table-cell>
          <table:table-cell/>
          <table:table-cell table:style-name="ce44" office:value-type="float" office:value="23.3" calcext:value-type="float">
            <text:p>23.3</text:p>
          </table:table-cell>
          <table:table-cell table:number-columns-repeated="1012"/>
        </table:table-row>
        <table:table-row table:style-name="ro1">
          <table:table-cell table:number-columns-repeated="9"/>
          <table:table-cell table:style-name="ce44" office:value-type="float" office:value="26" calcext:value-type="float">
            <text:p>26</text:p>
          </table:table-cell>
          <table:table-cell table:style-name="ce44" office:value-type="float" office:value="-9.9" calcext:value-type="float">
            <text:p>-9.9</text:p>
          </table:table-cell>
          <table:table-cell table:style-name="ce44" office:value-type="float" office:value="23.1" calcext:value-type="float">
            <text:p>23.1</text:p>
          </table:table-cell>
          <table:table-cell table:number-columns-repeated="1012"/>
        </table:table-row>
        <table:table-row table:style-name="ro1">
          <table:table-cell table:number-columns-repeated="9"/>
          <table:table-cell table:style-name="ce44" office:value-type="float" office:value="27" calcext:value-type="float">
            <text:p>27</text:p>
          </table:table-cell>
          <table:table-cell table:style-name="ce44" office:value-type="float" office:value="-10.9" calcext:value-type="float">
            <text:p>-10.9</text:p>
          </table:table-cell>
          <table:table-cell table:style-name="ce44" office:value-type="float" office:value="23.5" calcext:value-type="float">
            <text:p>23.5</text:p>
          </table:table-cell>
          <table:table-cell table:number-columns-repeated="1012"/>
        </table:table-row>
        <table:table-row table:style-name="ro1">
          <table:table-cell table:number-columns-repeated="9"/>
          <table:table-cell table:style-name="ce44" office:value-type="float" office:value="28" calcext:value-type="float">
            <text:p>28</text:p>
          </table:table-cell>
          <table:table-cell table:style-name="ce44" office:value-type="float" office:value="-11" calcext:value-type="float">
            <text:p>-11</text:p>
          </table:table-cell>
          <table:table-cell table:style-name="ce44" office:value-type="float" office:value="22.4" calcext:value-type="float">
            <text:p>22.4</text:p>
          </table:table-cell>
          <table:table-cell table:number-columns-repeated="1012"/>
        </table:table-row>
        <table:table-row table:style-name="ro1">
          <table:table-cell table:number-columns-repeated="9"/>
          <table:table-cell table:style-name="ce44" office:value-type="float" office:value="29" calcext:value-type="float">
            <text:p>29</text:p>
          </table:table-cell>
          <table:table-cell table:style-name="ce44" office:value-type="float" office:value="-10.7" calcext:value-type="float">
            <text:p>-10.7</text:p>
          </table:table-cell>
          <table:table-cell table:style-name="ce44" office:value-type="float" office:value="23.2" calcext:value-type="float">
            <text:p>23.2</text:p>
          </table:table-cell>
          <table:table-cell table:number-columns-repeated="1012"/>
        </table:table-row>
        <table:table-row table:style-name="ro1">
          <table:table-cell table:number-columns-repeated="9"/>
          <table:table-cell table:style-name="ce44" office:value-type="float" office:value="30" calcext:value-type="float">
            <text:p>30</text:p>
          </table:table-cell>
          <table:table-cell table:style-name="ce44" office:value-type="float" office:value="-9.3" calcext:value-type="float">
            <text:p>-9.3</text:p>
          </table:table-cell>
          <table:table-cell table:style-name="ce44" office:value-type="float" office:value="24.2" calcext:value-type="float">
            <text:p>24.2</text:p>
          </table:table-cell>
          <table:table-cell table:number-columns-repeated="1012"/>
        </table:table-row>
        <table:table-row table:style-name="ro1">
          <table:table-cell table:number-columns-repeated="9"/>
          <table:table-cell table:style-name="ce44" office:value-type="float" office:value="31" calcext:value-type="float">
            <text:p>31</text:p>
          </table:table-cell>
          <table:table-cell table:style-name="ce44" office:value-type="float" office:value="-6.8" calcext:value-type="float">
            <text:p>-6.8</text:p>
          </table:table-cell>
          <table:table-cell table:style-name="ce44" office:value-type="float" office:value="26.6" calcext:value-type="float">
            <text:p>26.6</text:p>
          </table:table-cell>
          <table:table-cell table:number-columns-repeated="1012"/>
        </table:table-row>
        <table:table-row table:style-name="ro1">
          <table:table-cell table:number-columns-repeated="9"/>
          <table:table-cell table:style-name="ce44" office:value-type="float" office:value="32" calcext:value-type="float">
            <text:p>32</text:p>
          </table:table-cell>
          <table:table-cell table:style-name="ce44" office:value-type="float" office:value="-9.5" calcext:value-type="float">
            <text:p>-9.5</text:p>
          </table:table-cell>
          <table:table-cell table:style-name="ce44" office:value-type="float" office:value="21.1" calcext:value-type="float">
            <text:p>21.1</text:p>
          </table:table-cell>
          <table:table-cell table:number-columns-repeated="1012"/>
        </table:table-row>
        <table:table-row table:style-name="ro1">
          <table:table-cell table:number-columns-repeated="9"/>
          <table:table-cell table:style-name="ce44" office:value-type="float" office:value="33" calcext:value-type="float">
            <text:p>33</text:p>
          </table:table-cell>
          <table:table-cell table:style-name="ce44" office:value-type="float" office:value="-12.5" calcext:value-type="float">
            <text:p>-12.5</text:p>
          </table:table-cell>
          <table:table-cell table:style-name="ce44" office:value-type="float" office:value="22" calcext:value-type="float">
            <text:p>22</text:p>
          </table:table-cell>
          <table:table-cell table:number-columns-repeated="1012"/>
        </table:table-row>
        <table:table-row table:style-name="ro1">
          <table:table-cell table:number-columns-repeated="9"/>
          <table:table-cell table:style-name="ce44" office:value-type="float" office:value="34" calcext:value-type="float">
            <text:p>34</text:p>
          </table:table-cell>
          <table:table-cell table:style-name="ce44" office:value-type="float" office:value="-14.2" calcext:value-type="float">
            <text:p>-14.2</text:p>
          </table:table-cell>
          <table:table-cell table:style-name="ce44" office:value-type="float" office:value="20.5" calcext:value-type="float">
            <text:p>20.5</text:p>
          </table:table-cell>
          <table:table-cell table:number-columns-repeated="1012"/>
        </table:table-row>
        <table:table-row table:style-name="ro1">
          <table:table-cell table:number-columns-repeated="9"/>
          <table:table-cell table:style-name="ce44" office:value-type="float" office:value="35" calcext:value-type="float">
            <text:p>35</text:p>
          </table:table-cell>
          <table:table-cell table:style-name="ce44" office:value-type="float" office:value="-12.5" calcext:value-type="float">
            <text:p>-12.5</text:p>
          </table:table-cell>
          <table:table-cell table:style-name="ce44" office:value-type="float" office:value="20.7" calcext:value-type="float">
            <text:p>20.7</text:p>
          </table:table-cell>
          <table:table-cell table:number-columns-repeated="1012"/>
        </table:table-row>
        <table:table-row table:style-name="ro1">
          <table:table-cell table:number-columns-repeated="9"/>
          <table:table-cell table:style-name="ce44" office:value-type="float" office:value="36" calcext:value-type="float">
            <text:p>36</text:p>
          </table:table-cell>
          <table:table-cell table:style-name="ce44" office:value-type="float" office:value="-12.5" calcext:value-type="float">
            <text:p>-12.5</text:p>
          </table:table-cell>
          <table:table-cell table:style-name="ce44" office:value-type="float" office:value="20.7" calcext:value-type="float">
            <text:p>20.7</text:p>
          </table:table-cell>
          <table:table-cell table:number-columns-repeated="1012"/>
        </table:table-row>
        <table:table-row table:style-name="ro1">
          <table:table-cell table:number-columns-repeated="9"/>
          <table:table-cell table:style-name="ce44" office:value-type="float" office:value="37" calcext:value-type="float">
            <text:p>37</text:p>
          </table:table-cell>
          <table:table-cell table:style-name="ce44" office:value-type="float" office:value="-12.1" calcext:value-type="float">
            <text:p>-12.1</text:p>
          </table:table-cell>
          <table:table-cell table:style-name="ce44" office:value-type="float" office:value="22.4" calcext:value-type="float">
            <text:p>22.4</text:p>
          </table:table-cell>
          <table:table-cell table:number-columns-repeated="1012"/>
        </table:table-row>
        <table:table-row table:style-name="ro1">
          <table:table-cell table:number-columns-repeated="9"/>
          <table:table-cell table:style-name="ce44" office:value-type="float" office:value="38" calcext:value-type="float">
            <text:p>38</text:p>
          </table:table-cell>
          <table:table-cell table:style-name="ce44" office:value-type="float" office:value="-11.2" calcext:value-type="float">
            <text:p>-11.2</text:p>
          </table:table-cell>
          <table:table-cell table:style-name="ce44" office:value-type="float" office:value="22.4" calcext:value-type="float">
            <text:p>22.4</text:p>
          </table:table-cell>
          <table:table-cell table:number-columns-repeated="1012"/>
        </table:table-row>
        <table:table-row table:style-name="ro1">
          <table:table-cell table:number-columns-repeated="9"/>
          <table:table-cell table:style-name="ce44" office:value-type="float" office:value="39" calcext:value-type="float">
            <text:p>39</text:p>
          </table:table-cell>
          <table:table-cell table:style-name="ce44" office:value-type="float" office:value="-10.6" calcext:value-type="float">
            <text:p>-10.6</text:p>
          </table:table-cell>
          <table:table-cell table:style-name="ce44" office:value-type="float" office:value="21.5" calcext:value-type="float">
            <text:p>21.5</text:p>
          </table:table-cell>
          <table:table-cell table:number-columns-repeated="1012"/>
        </table:table-row>
        <table:table-row table:style-name="ro1">
          <table:table-cell table:number-columns-repeated="9"/>
          <table:table-cell table:style-name="ce44" office:value-type="float" office:value="40" calcext:value-type="float">
            <text:p>40</text:p>
          </table:table-cell>
          <table:table-cell table:style-name="ce44" office:value-type="float" office:value="-12.1" calcext:value-type="float">
            <text:p>-12.1</text:p>
          </table:table-cell>
          <table:table-cell table:style-name="ce44" office:value-type="float" office:value="19.6" calcext:value-type="float">
            <text:p>19.6</text:p>
          </table:table-cell>
          <table:table-cell table:number-columns-repeated="1012"/>
        </table:table-row>
        <table:table-row table:style-name="ro1">
          <table:table-cell table:number-columns-repeated="9"/>
          <table:table-cell table:style-name="ce44" office:value-type="float" office:value="41" calcext:value-type="float">
            <text:p>41</text:p>
          </table:table-cell>
          <table:table-cell table:style-name="ce44" office:value-type="float" office:value="-12.9" calcext:value-type="float">
            <text:p>-12.9</text:p>
          </table:table-cell>
          <table:table-cell table:style-name="ce44" office:value-type="float" office:value="20.4" calcext:value-type="float">
            <text:p>20.4</text:p>
          </table:table-cell>
          <table:table-cell table:number-columns-repeated="1012"/>
        </table:table-row>
        <table:table-row table:style-name="ro1">
          <table:table-cell table:number-columns-repeated="9"/>
          <table:table-cell table:style-name="ce44" office:value-type="float" office:value="42" calcext:value-type="float">
            <text:p>42</text:p>
          </table:table-cell>
          <table:table-cell table:style-name="ce44" office:value-type="float" office:value="-13" calcext:value-type="float">
            <text:p>-13</text:p>
          </table:table-cell>
          <table:table-cell table:style-name="ce44" office:value-type="float" office:value="22.4" calcext:value-type="float">
            <text:p>22.4</text:p>
          </table:table-cell>
          <table:table-cell table:number-columns-repeated="1012"/>
        </table:table-row>
        <table:table-row table:style-name="ro1">
          <table:table-cell table:number-columns-repeated="9"/>
          <table:table-cell table:style-name="ce44" office:value-type="float" office:value="43" calcext:value-type="float">
            <text:p>43</text:p>
          </table:table-cell>
          <table:table-cell table:style-name="ce44" office:value-type="float" office:value="-11.1" calcext:value-type="float">
            <text:p>-11.1</text:p>
          </table:table-cell>
          <table:table-cell table:style-name="ce44" office:value-type="float" office:value="23.9" calcext:value-type="float">
            <text:p>23.9</text:p>
          </table:table-cell>
          <table:table-cell table:number-columns-repeated="1012"/>
        </table:table-row>
        <table:table-row table:style-name="ro1">
          <table:table-cell table:number-columns-repeated="9"/>
          <table:table-cell table:style-name="ce44" office:value-type="float" office:value="44" calcext:value-type="float">
            <text:p>44</text:p>
          </table:table-cell>
          <table:table-cell table:style-name="ce44" office:value-type="float" office:value="-10.6" calcext:value-type="float">
            <text:p>-10.6</text:p>
          </table:table-cell>
          <table:table-cell table:style-name="ce44" office:value-type="float" office:value="22" calcext:value-type="float">
            <text:p>22</text:p>
          </table:table-cell>
          <table:table-cell table:number-columns-repeated="1012"/>
        </table:table-row>
        <table:table-row table:style-name="ro1">
          <table:table-cell table:number-columns-repeated="9"/>
          <table:table-cell table:style-name="ce44" office:value-type="float" office:value="45" calcext:value-type="float">
            <text:p>45</text:p>
          </table:table-cell>
          <table:table-cell table:style-name="ce44" office:value-type="float" office:value="-10.7" calcext:value-type="float">
            <text:p>-10.7</text:p>
          </table:table-cell>
          <table:table-cell table:style-name="ce44" office:value-type="float" office:value="23.3" calcext:value-type="float">
            <text:p>23.3</text:p>
          </table:table-cell>
          <table:table-cell table:number-columns-repeated="1012"/>
        </table:table-row>
        <table:table-row table:style-name="ro1">
          <table:table-cell table:number-columns-repeated="9"/>
          <table:table-cell table:style-name="ce44" office:value-type="float" office:value="46" calcext:value-type="float">
            <text:p>46</text:p>
          </table:table-cell>
          <table:table-cell table:style-name="ce44" office:value-type="float" office:value="-9.7" calcext:value-type="float">
            <text:p>-9.7</text:p>
          </table:table-cell>
          <table:table-cell table:style-name="ce44" office:value-type="float" office:value="22.7" calcext:value-type="float">
            <text:p>22.7</text:p>
          </table:table-cell>
          <table:table-cell table:number-columns-repeated="1012"/>
        </table:table-row>
        <table:table-row table:style-name="ro1">
          <table:table-cell table:number-columns-repeated="9"/>
          <table:table-cell table:style-name="ce44" office:value-type="float" office:value="47" calcext:value-type="float">
            <text:p>47</text:p>
          </table:table-cell>
          <table:table-cell table:style-name="ce44" office:value-type="float" office:value="-10.5" calcext:value-type="float">
            <text:p>-10.5</text:p>
          </table:table-cell>
          <table:table-cell table:style-name="ce44" office:value-type="float" office:value="20.3" calcext:value-type="float">
            <text:p>20.3</text:p>
          </table:table-cell>
          <table:table-cell table:number-columns-repeated="1012"/>
        </table:table-row>
        <table:table-row table:style-name="ro1">
          <table:table-cell table:number-columns-repeated="9"/>
          <table:table-cell table:style-name="ce44" office:value-type="float" office:value="48" calcext:value-type="float">
            <text:p>48</text:p>
          </table:table-cell>
          <table:table-cell table:style-name="ce44" office:value-type="float" office:value="-13.9" calcext:value-type="float">
            <text:p>-13.9</text:p>
          </table:table-cell>
          <table:table-cell table:style-name="ce44" office:value-type="float" office:value="17" calcext:value-type="float">
            <text:p>17</text:p>
          </table:table-cell>
          <table:table-cell table:number-columns-repeated="1012"/>
        </table:table-row>
        <table:table-row table:style-name="ro1">
          <table:table-cell table:number-columns-repeated="9"/>
          <table:table-cell table:style-name="ce44" office:value-type="float" office:value="49" calcext:value-type="float">
            <text:p>49</text:p>
          </table:table-cell>
          <table:table-cell table:style-name="ce44" office:value-type="float" office:value="-17.4" calcext:value-type="float">
            <text:p>-17.4</text:p>
          </table:table-cell>
          <table:table-cell table:style-name="ce44" office:value-type="float" office:value="18.4" calcext:value-type="float">
            <text:p>18.4</text:p>
          </table:table-cell>
          <table:table-cell table:number-columns-repeated="1012"/>
        </table:table-row>
        <table:table-row table:style-name="ro1">
          <table:table-cell table:number-columns-repeated="9"/>
          <table:table-cell table:style-name="ce44" office:value-type="float" office:value="50" calcext:value-type="float">
            <text:p>50</text:p>
          </table:table-cell>
          <table:table-cell table:style-name="ce44" office:value-type="float" office:value="-15.5" calcext:value-type="float">
            <text:p>-15.5</text:p>
          </table:table-cell>
          <table:table-cell table:style-name="ce44" office:value-type="float" office:value="18.6" calcext:value-type="float">
            <text:p>18.6</text:p>
          </table:table-cell>
          <table:table-cell table:number-columns-repeated="1012"/>
        </table:table-row>
        <table:table-row table:style-name="ro1">
          <table:table-cell table:number-columns-repeated="9"/>
          <table:table-cell table:style-name="ce44" office:value-type="float" office:value="51" calcext:value-type="float">
            <text:p>51</text:p>
          </table:table-cell>
          <table:table-cell table:style-name="ce44" office:value-type="float" office:value="-14.1" calcext:value-type="float">
            <text:p>-14.1</text:p>
          </table:table-cell>
          <table:table-cell table:style-name="ce44" office:value-type="float" office:value="20.1" calcext:value-type="float">
            <text:p>20.1</text:p>
          </table:table-cell>
          <table:table-cell table:number-columns-repeated="1012"/>
        </table:table-row>
        <table:table-row table:style-name="ro1">
          <table:table-cell table:number-columns-repeated="9"/>
          <table:table-cell table:style-name="ce44" office:value-type="float" office:value="52" calcext:value-type="float">
            <text:p>52</text:p>
          </table:table-cell>
          <table:table-cell table:style-name="ce44" office:value-type="float" office:value="-11.9" calcext:value-type="float">
            <text:p>-11.9</text:p>
          </table:table-cell>
          <table:table-cell table:style-name="ce44" office:value-type="float" office:value="22.1" calcext:value-type="float">
            <text:p>22.1</text:p>
          </table:table-cell>
          <table:table-cell table:number-columns-repeated="1012"/>
        </table:table-row>
        <table:table-row table:style-name="ro1">
          <table:table-cell table:number-columns-repeated="9"/>
          <table:table-cell table:style-name="ce44" office:value-type="float" office:value="53" calcext:value-type="float">
            <text:p>53</text:p>
          </table:table-cell>
          <table:table-cell table:style-name="ce44" office:value-type="float" office:value="-11.3" calcext:value-type="float">
            <text:p>-11.3</text:p>
          </table:table-cell>
          <table:table-cell table:style-name="ce44" office:value-type="float" office:value="21.8" calcext:value-type="float">
            <text:p>21.8</text:p>
          </table:table-cell>
          <table:table-cell table:number-columns-repeated="1012"/>
        </table:table-row>
        <table:table-row table:style-name="ro1">
          <table:table-cell table:number-columns-repeated="9"/>
          <table:table-cell table:style-name="ce44" office:value-type="float" office:value="54" calcext:value-type="float">
            <text:p>54</text:p>
          </table:table-cell>
          <table:table-cell table:style-name="ce44" office:value-type="float" office:value="-10.4" calcext:value-type="float">
            <text:p>-10.4</text:p>
          </table:table-cell>
          <table:table-cell table:style-name="ce44" office:value-type="float" office:value="21.6" calcext:value-type="float">
            <text:p>21.6</text:p>
          </table:table-cell>
          <table:table-cell table:number-columns-repeated="1012"/>
        </table:table-row>
        <table:table-row table:style-name="ro1">
          <table:table-cell table:number-columns-repeated="9"/>
          <table:table-cell table:style-name="ce44" office:value-type="float" office:value="55" calcext:value-type="float">
            <text:p>55</text:p>
          </table:table-cell>
          <table:table-cell table:style-name="ce44" office:value-type="float" office:value="-9.7" calcext:value-type="float">
            <text:p>-9.7</text:p>
          </table:table-cell>
          <table:table-cell table:style-name="ce44" office:value-type="float" office:value="23.2" calcext:value-type="float">
            <text:p>23.2</text:p>
          </table:table-cell>
          <table:table-cell table:number-columns-repeated="1012"/>
        </table:table-row>
        <table:table-row table:style-name="ro1">
          <table:table-cell table:number-columns-repeated="9"/>
          <table:table-cell table:style-name="ce44" office:value-type="float" office:value="56" calcext:value-type="float">
            <text:p>56</text:p>
          </table:table-cell>
          <table:table-cell table:style-name="ce44" office:value-type="float" office:value="-12" calcext:value-type="float">
            <text:p>-12</text:p>
          </table:table-cell>
          <table:table-cell table:style-name="ce44" office:value-type="float" office:value="21.3" calcext:value-type="float">
            <text:p>21.3</text:p>
          </table:table-cell>
          <table:table-cell table:number-columns-repeated="1012"/>
        </table:table-row>
        <table:table-row table:style-name="ro1">
          <table:table-cell table:number-columns-repeated="9"/>
          <table:table-cell table:style-name="ce44" office:value-type="float" office:value="57" calcext:value-type="float">
            <text:p>57</text:p>
          </table:table-cell>
          <table:table-cell table:style-name="ce44" office:value-type="float" office:value="-13.9" calcext:value-type="float">
            <text:p>-13.9</text:p>
          </table:table-cell>
          <table:table-cell table:style-name="ce44" office:value-type="float" office:value="20.4" calcext:value-type="float">
            <text:p>20.4</text:p>
          </table:table-cell>
          <table:table-cell table:number-columns-repeated="1012"/>
        </table:table-row>
        <table:table-row table:style-name="ro1">
          <table:table-cell table:number-columns-repeated="9"/>
          <table:table-cell table:style-name="ce44" office:value-type="float" office:value="58" calcext:value-type="float">
            <text:p>58</text:p>
          </table:table-cell>
          <table:table-cell table:style-name="ce44" office:value-type="float" office:value="-13.3" calcext:value-type="float">
            <text:p>-13.3</text:p>
          </table:table-cell>
          <table:table-cell table:style-name="ce44" office:value-type="float" office:value="21" calcext:value-type="float">
            <text:p>21</text:p>
          </table:table-cell>
          <table:table-cell table:number-columns-repeated="1012"/>
        </table:table-row>
        <table:table-row table:style-name="ro1">
          <table:table-cell table:number-columns-repeated="9"/>
          <table:table-cell table:style-name="ce44" office:value-type="float" office:value="59" calcext:value-type="float">
            <text:p>59</text:p>
          </table:table-cell>
          <table:table-cell table:style-name="ce44" office:value-type="float" office:value="-14.1" calcext:value-type="float">
            <text:p>-14.1</text:p>
          </table:table-cell>
          <table:table-cell table:style-name="ce44" office:value-type="float" office:value="21" calcext:value-type="float">
            <text:p>21</text:p>
          </table:table-cell>
          <table:table-cell table:number-columns-repeated="1012"/>
        </table:table-row>
        <table:table-row table:style-name="ro1">
          <table:table-cell table:number-columns-repeated="9"/>
          <table:table-cell table:style-name="ce44" office:value-type="float" office:value="60" calcext:value-type="float">
            <text:p>60</text:p>
          </table:table-cell>
          <table:table-cell table:style-name="ce44" office:value-type="float" office:value="-14.3" calcext:value-type="float">
            <text:p>-14.3</text:p>
          </table:table-cell>
          <table:table-cell table:style-name="ce44" office:value-type="float" office:value="18.3" calcext:value-type="float">
            <text:p>18.3</text:p>
          </table:table-cell>
          <table:table-cell table:number-columns-repeated="1012"/>
        </table:table-row>
        <table:table-row table:style-name="ro1">
          <table:table-cell table:number-columns-repeated="9"/>
          <table:table-cell table:style-name="ce44" office:value-type="float" office:value="61" calcext:value-type="float">
            <text:p>61</text:p>
          </table:table-cell>
          <table:table-cell table:style-name="ce44" office:value-type="float" office:value="-14.4" calcext:value-type="float">
            <text:p>-14.4</text:p>
          </table:table-cell>
          <table:table-cell table:style-name="ce44" office:value-type="float" office:value="18.3" calcext:value-type="float">
            <text:p>18.3</text:p>
          </table:table-cell>
          <table:table-cell table:number-columns-repeated="1012"/>
        </table:table-row>
        <table:table-row table:style-name="ro1">
          <table:table-cell table:number-columns-repeated="9"/>
          <table:table-cell table:style-name="ce44" office:value-type="float" office:value="62" calcext:value-type="float">
            <text:p>62</text:p>
          </table:table-cell>
          <table:table-cell table:style-name="ce44" office:value-type="float" office:value="-14.7" calcext:value-type="float">
            <text:p>-14.7</text:p>
          </table:table-cell>
          <table:table-cell table:style-name="ce44" office:value-type="float" office:value="18.7" calcext:value-type="float">
            <text:p>18.7</text:p>
          </table:table-cell>
          <table:table-cell table:number-columns-repeated="1012"/>
        </table:table-row>
        <table:table-row table:style-name="ro1">
          <table:table-cell table:number-columns-repeated="9"/>
          <table:table-cell table:style-name="ce44" office:value-type="float" office:value="63" calcext:value-type="float">
            <text:p>63</text:p>
          </table:table-cell>
          <table:table-cell table:style-name="ce44" office:value-type="float" office:value="-12.7" calcext:value-type="float">
            <text:p>-12.7</text:p>
          </table:table-cell>
          <table:table-cell table:style-name="ce44" office:value-type="float" office:value="20.8" calcext:value-type="float">
            <text:p>20.8</text:p>
          </table:table-cell>
          <table:table-cell table:number-columns-repeated="1012"/>
        </table:table-row>
        <table:table-row table:style-name="ro1">
          <table:table-cell table:number-columns-repeated="9"/>
          <table:table-cell table:style-name="ce44" office:value-type="float" office:value="64" calcext:value-type="float">
            <text:p>64</text:p>
          </table:table-cell>
          <table:table-cell table:style-name="ce44" office:value-type="float" office:value="-12.8" calcext:value-type="float">
            <text:p>-12.8</text:p>
          </table:table-cell>
          <table:table-cell table:style-name="ce44" office:value-type="float" office:value="21.2" calcext:value-type="float">
            <text:p>21.2</text:p>
          </table:table-cell>
          <table:table-cell table:number-columns-repeated="1012"/>
        </table:table-row>
        <table:table-row table:style-name="ro1">
          <table:table-cell table:number-columns-repeated="9"/>
          <table:table-cell table:style-name="ce44" office:value-type="float" office:value="65" calcext:value-type="float">
            <text:p>65</text:p>
          </table:table-cell>
          <table:table-cell table:style-name="ce44" office:value-type="float" office:value="-10.5" calcext:value-type="float">
            <text:p>-10.5</text:p>
          </table:table-cell>
          <table:table-cell table:style-name="ce44" office:value-type="float" office:value="23.2" calcext:value-type="float">
            <text:p>23.2</text:p>
          </table:table-cell>
          <table:table-cell table:number-columns-repeated="1012"/>
        </table:table-row>
        <table:table-row table:style-name="ro1">
          <table:table-cell table:number-columns-repeated="9"/>
          <table:table-cell table:style-name="ce44" office:value-type="float" office:value="66" calcext:value-type="float">
            <text:p>66</text:p>
          </table:table-cell>
          <table:table-cell table:style-name="ce44" office:value-type="float" office:value="-10.7" calcext:value-type="float">
            <text:p>-10.7</text:p>
          </table:table-cell>
          <table:table-cell table:style-name="ce44" office:value-type="float" office:value="23.4" calcext:value-type="float">
            <text:p>23.4</text:p>
          </table:table-cell>
          <table:table-cell table:number-columns-repeated="1012"/>
        </table:table-row>
        <table:table-row table:style-name="ro1">
          <table:table-cell table:number-columns-repeated="9"/>
          <table:table-cell table:style-name="ce44" office:value-type="float" office:value="67" calcext:value-type="float">
            <text:p>67</text:p>
          </table:table-cell>
          <table:table-cell table:style-name="ce44" office:value-type="float" office:value="-10.3" calcext:value-type="float">
            <text:p>-10.3</text:p>
          </table:table-cell>
          <table:table-cell table:style-name="ce44" office:value-type="float" office:value="22.8" calcext:value-type="float">
            <text:p>22.8</text:p>
          </table:table-cell>
          <table:table-cell table:number-columns-repeated="1012"/>
        </table:table-row>
        <table:table-row table:style-name="ro1">
          <table:table-cell table:number-columns-repeated="9"/>
          <table:table-cell table:style-name="ce44" office:value-type="float" office:value="68" calcext:value-type="float">
            <text:p>68</text:p>
          </table:table-cell>
          <table:table-cell table:style-name="ce44" office:value-type="float" office:value="-11.3" calcext:value-type="float">
            <text:p>-11.3</text:p>
          </table:table-cell>
          <table:table-cell table:style-name="ce44" office:value-type="float" office:value="22" calcext:value-type="float">
            <text:p>22</text:p>
          </table:table-cell>
          <table:table-cell table:number-columns-repeated="1012"/>
        </table:table-row>
        <table:table-row table:style-name="ro1">
          <table:table-cell table:number-columns-repeated="9"/>
          <table:table-cell table:style-name="ce44" office:value-type="float" office:value="69" calcext:value-type="float">
            <text:p>69</text:p>
          </table:table-cell>
          <table:table-cell table:style-name="ce44" office:value-type="float" office:value="-10.9" calcext:value-type="float">
            <text:p>-10.9</text:p>
          </table:table-cell>
          <table:table-cell table:style-name="ce44" office:value-type="float" office:value="24.2" calcext:value-type="float">
            <text:p>24.2</text:p>
          </table:table-cell>
          <table:table-cell table:number-columns-repeated="1012"/>
        </table:table-row>
        <table:table-row table:style-name="ro1">
          <table:table-cell table:number-columns-repeated="9"/>
          <table:table-cell table:style-name="ce44" office:value-type="float" office:value="70" calcext:value-type="float">
            <text:p>70</text:p>
          </table:table-cell>
          <table:table-cell table:style-name="ce44" office:value-type="float" office:value="-9" calcext:value-type="float">
            <text:p>-9</text:p>
          </table:table-cell>
          <table:table-cell table:style-name="ce44" office:value-type="float" office:value="23.8" calcext:value-type="float">
            <text:p>23.8</text:p>
          </table:table-cell>
          <table:table-cell table:number-columns-repeated="1012"/>
        </table:table-row>
        <table:table-row table:style-name="ro1">
          <table:table-cell table:number-columns-repeated="9"/>
          <table:table-cell table:style-name="ce44" office:value-type="float" office:value="71" calcext:value-type="float">
            <text:p>71</text:p>
          </table:table-cell>
          <table:table-cell table:style-name="ce44" office:value-type="float" office:value="-9.7" calcext:value-type="float">
            <text:p>-9.7</text:p>
          </table:table-cell>
          <table:table-cell table:style-name="ce44" office:value-type="float" office:value="22" calcext:value-type="float">
            <text:p>22</text:p>
          </table:table-cell>
          <table:table-cell table:number-columns-repeated="1012"/>
        </table:table-row>
        <table:table-row table:style-name="ro1">
          <table:table-cell table:number-columns-repeated="9"/>
          <table:table-cell table:style-name="ce44" office:value-type="float" office:value="72" calcext:value-type="float">
            <text:p>72</text:p>
          </table:table-cell>
          <table:table-cell table:style-name="ce44" office:value-type="float" office:value="-12.8" calcext:value-type="float">
            <text:p>-12.8</text:p>
          </table:table-cell>
          <table:table-cell table:style-name="ce44" office:value-type="float" office:value="22.2" calcext:value-type="float">
            <text:p>22.2</text:p>
          </table:table-cell>
          <table:table-cell table:number-columns-repeated="1012"/>
        </table:table-row>
        <table:table-row table:style-name="ro1">
          <table:table-cell table:number-columns-repeated="9"/>
          <table:table-cell table:style-name="ce44" office:value-type="float" office:value="73" calcext:value-type="float">
            <text:p>73</text:p>
          </table:table-cell>
          <table:table-cell table:style-name="ce44" office:value-type="float" office:value="-12.2" calcext:value-type="float">
            <text:p>-12.2</text:p>
          </table:table-cell>
          <table:table-cell table:style-name="ce44" office:value-type="float" office:value="21.2" calcext:value-type="float">
            <text:p>21.2</text:p>
          </table:table-cell>
          <table:table-cell table:number-columns-repeated="1012"/>
        </table:table-row>
        <table:table-row table:style-name="ro1">
          <table:table-cell table:number-columns-repeated="9"/>
          <table:table-cell table:style-name="ce44" office:value-type="float" office:value="74" calcext:value-type="float">
            <text:p>74</text:p>
          </table:table-cell>
          <table:table-cell table:style-name="ce44" office:value-type="float" office:value="-11.3" calcext:value-type="float">
            <text:p>-11.3</text:p>
          </table:table-cell>
          <table:table-cell table:style-name="ce44" office:value-type="float" office:value="20.5" calcext:value-type="float">
            <text:p>20.5</text:p>
          </table:table-cell>
          <table:table-cell table:number-columns-repeated="1012"/>
        </table:table-row>
        <table:table-row table:style-name="ro1">
          <table:table-cell table:number-columns-repeated="9"/>
          <table:table-cell table:style-name="ce44" office:value-type="float" office:value="75" calcext:value-type="float">
            <text:p>75</text:p>
          </table:table-cell>
          <table:table-cell table:style-name="ce44" office:value-type="float" office:value="-13.2" calcext:value-type="float">
            <text:p>-13.2</text:p>
          </table:table-cell>
          <table:table-cell table:style-name="ce44" office:value-type="float" office:value="21.8" calcext:value-type="float">
            <text:p>21.8</text:p>
          </table:table-cell>
          <table:table-cell table:number-columns-repeated="1012"/>
        </table:table-row>
        <table:table-row table:style-name="ro1">
          <table:table-cell table:number-columns-repeated="9"/>
          <table:table-cell table:style-name="ce44" office:value-type="float" office:value="76" calcext:value-type="float">
            <text:p>76</text:p>
          </table:table-cell>
          <table:table-cell table:style-name="ce44" office:value-type="float" office:value="-12.1" calcext:value-type="float">
            <text:p>-12.1</text:p>
          </table:table-cell>
          <table:table-cell table:style-name="ce44" office:value-type="float" office:value="20.7" calcext:value-type="float">
            <text:p>20.7</text:p>
          </table:table-cell>
          <table:table-cell table:number-columns-repeated="1012"/>
        </table:table-row>
        <table:table-row table:style-name="ro1">
          <table:table-cell table:number-columns-repeated="9"/>
          <table:table-cell table:style-name="ce44" office:value-type="float" office:value="77" calcext:value-type="float">
            <text:p>77</text:p>
          </table:table-cell>
          <table:table-cell table:style-name="ce44" office:value-type="float" office:value="-11.7" calcext:value-type="float">
            <text:p>-11.7</text:p>
          </table:table-cell>
          <table:table-cell table:style-name="ce44" office:value-type="float" office:value="21.4" calcext:value-type="float">
            <text:p>21.4</text:p>
          </table:table-cell>
          <table:table-cell table:number-columns-repeated="1012"/>
        </table:table-row>
        <table:table-row table:style-name="ro1">
          <table:table-cell table:number-columns-repeated="9"/>
          <table:table-cell table:style-name="ce44" office:value-type="float" office:value="78" calcext:value-type="float">
            <text:p>78</text:p>
          </table:table-cell>
          <table:table-cell table:style-name="ce44" office:value-type="float" office:value="-11.1" calcext:value-type="float">
            <text:p>-11.1</text:p>
          </table:table-cell>
          <table:table-cell table:style-name="ce44" office:value-type="float" office:value="22.4" calcext:value-type="float">
            <text:p>22.4</text:p>
          </table:table-cell>
          <table:table-cell table:number-columns-repeated="1012"/>
        </table:table-row>
        <table:table-row table:style-name="ro1">
          <table:table-cell table:number-columns-repeated="9"/>
          <table:table-cell table:style-name="ce44" office:value-type="float" office:value="79" calcext:value-type="float">
            <text:p>79</text:p>
          </table:table-cell>
          <table:table-cell table:style-name="ce44" office:value-type="float" office:value="-11.8" calcext:value-type="float">
            <text:p>-11.8</text:p>
          </table:table-cell>
          <table:table-cell table:style-name="ce44" office:value-type="float" office:value="22.8" calcext:value-type="float">
            <text:p>22.8</text:p>
          </table:table-cell>
          <table:table-cell table:number-columns-repeated="1012"/>
        </table:table-row>
        <table:table-row table:style-name="ro1">
          <table:table-cell table:number-columns-repeated="9"/>
          <table:table-cell table:style-name="ce44" office:value-type="float" office:value="80" calcext:value-type="float">
            <text:p>80</text:p>
          </table:table-cell>
          <table:table-cell table:style-name="ce44" office:value-type="float" office:value="-10.2" calcext:value-type="float">
            <text:p>-10.2</text:p>
          </table:table-cell>
          <table:table-cell table:style-name="ce44" office:value-type="float" office:value="22.1" calcext:value-type="float">
            <text:p>22.1</text:p>
          </table:table-cell>
          <table:table-cell table:number-columns-repeated="1012"/>
        </table:table-row>
        <table:table-row table:style-name="ro1">
          <table:table-cell table:number-columns-repeated="9"/>
          <table:table-cell table:style-name="ce44" office:value-type="float" office:value="81" calcext:value-type="float">
            <text:p>81</text:p>
          </table:table-cell>
          <table:table-cell table:style-name="ce44" office:value-type="float" office:value="-13.2" calcext:value-type="float">
            <text:p>-13.2</text:p>
          </table:table-cell>
          <table:table-cell table:style-name="ce44" office:value-type="float" office:value="20.3" calcext:value-type="float">
            <text:p>20.3</text:p>
          </table:table-cell>
          <table:table-cell table:number-columns-repeated="1012"/>
        </table:table-row>
        <table:table-row table:style-name="ro1">
          <table:table-cell table:number-columns-repeated="9"/>
          <table:table-cell table:style-name="ce44" office:value-type="float" office:value="82" calcext:value-type="float">
            <text:p>82</text:p>
          </table:table-cell>
          <table:table-cell table:style-name="ce44" office:value-type="float" office:value="-13.9" calcext:value-type="float">
            <text:p>-13.9</text:p>
          </table:table-cell>
          <table:table-cell table:style-name="ce44" office:value-type="float" office:value="19.2" calcext:value-type="float">
            <text:p>19.2</text:p>
          </table:table-cell>
          <table:table-cell table:number-columns-repeated="1012"/>
        </table:table-row>
        <table:table-row table:style-name="ro1">
          <table:table-cell table:number-columns-repeated="9"/>
          <table:table-cell table:style-name="ce44" office:value-type="float" office:value="83" calcext:value-type="float">
            <text:p>83</text:p>
          </table:table-cell>
          <table:table-cell table:style-name="ce44" office:value-type="float" office:value="-13" calcext:value-type="float">
            <text:p>-13</text:p>
          </table:table-cell>
          <table:table-cell table:style-name="ce44" office:value-type="float" office:value="20.9" calcext:value-type="float">
            <text:p>20.9</text:p>
          </table:table-cell>
          <table:table-cell table:number-columns-repeated="1012"/>
        </table:table-row>
        <table:table-row table:style-name="ro1">
          <table:table-cell table:number-columns-repeated="9"/>
          <table:table-cell table:style-name="ce44" office:value-type="float" office:value="84" calcext:value-type="float">
            <text:p>84</text:p>
          </table:table-cell>
          <table:table-cell table:style-name="ce44" office:value-type="float" office:value="-12.4" calcext:value-type="float">
            <text:p>-12.4</text:p>
          </table:table-cell>
          <table:table-cell table:style-name="ce44" office:value-type="float" office:value="20.5" calcext:value-type="float">
            <text:p>20.5</text:p>
          </table:table-cell>
          <table:table-cell table:number-columns-repeated="1012"/>
        </table:table-row>
        <table:table-row table:style-name="ro1">
          <table:table-cell table:number-columns-repeated="9"/>
          <table:table-cell table:style-name="ce44" office:value-type="float" office:value="85" calcext:value-type="float">
            <text:p>85</text:p>
          </table:table-cell>
          <table:table-cell table:style-name="ce44" office:value-type="float" office:value="-13.7" calcext:value-type="float">
            <text:p>-13.7</text:p>
          </table:table-cell>
          <table:table-cell table:style-name="ce44" office:value-type="float" office:value="20" calcext:value-type="float">
            <text:p>20</text:p>
          </table:table-cell>
          <table:table-cell table:number-columns-repeated="1012"/>
        </table:table-row>
        <table:table-row table:style-name="ro1">
          <table:table-cell table:number-columns-repeated="9"/>
          <table:table-cell table:style-name="ce44" office:value-type="float" office:value="86" calcext:value-type="float">
            <text:p>86</text:p>
          </table:table-cell>
          <table:table-cell table:style-name="ce44" office:value-type="float" office:value="-12.5" calcext:value-type="float">
            <text:p>-12.5</text:p>
          </table:table-cell>
          <table:table-cell table:style-name="ce44" office:value-type="float" office:value="20.5" calcext:value-type="float">
            <text:p>20.5</text:p>
          </table:table-cell>
          <table:table-cell table:number-columns-repeated="1012"/>
        </table:table-row>
        <table:table-row table:style-name="ro1">
          <table:table-cell table:number-columns-repeated="9"/>
          <table:table-cell table:style-name="ce44" office:value-type="float" office:value="87" calcext:value-type="float">
            <text:p>87</text:p>
          </table:table-cell>
          <table:table-cell table:style-name="ce44" office:value-type="float" office:value="-12.4" calcext:value-type="float">
            <text:p>-12.4</text:p>
          </table:table-cell>
          <table:table-cell table:style-name="ce44" office:value-type="float" office:value="21.7" calcext:value-type="float">
            <text:p>21.7</text:p>
          </table:table-cell>
          <table:table-cell table:number-columns-repeated="1012"/>
        </table:table-row>
        <table:table-row table:style-name="ro1">
          <table:table-cell table:number-columns-repeated="9"/>
          <table:table-cell table:style-name="ce44" office:value-type="float" office:value="88" calcext:value-type="float">
            <text:p>88</text:p>
          </table:table-cell>
          <table:table-cell table:style-name="ce44" office:value-type="float" office:value="-10.5" calcext:value-type="float">
            <text:p>-10.5</text:p>
          </table:table-cell>
          <table:table-cell table:style-name="ce44" office:value-type="float" office:value="22" calcext:value-type="float">
            <text:p>22</text:p>
          </table:table-cell>
          <table:table-cell table:number-columns-repeated="1012"/>
        </table:table-row>
        <table:table-row table:style-name="ro1">
          <table:table-cell table:number-columns-repeated="9"/>
          <table:table-cell table:style-name="ce44" office:value-type="float" office:value="89" calcext:value-type="float">
            <text:p>89</text:p>
          </table:table-cell>
          <table:table-cell table:style-name="ce44" office:value-type="float" office:value="-10.6" calcext:value-type="float">
            <text:p>-10.6</text:p>
          </table:table-cell>
          <table:table-cell table:style-name="ce44" office:value-type="float" office:value="20.5" calcext:value-type="float">
            <text:p>20.5</text:p>
          </table:table-cell>
          <table:table-cell table:number-columns-repeated="1012"/>
        </table:table-row>
        <table:table-row table:style-name="ro1">
          <table:table-cell table:number-columns-repeated="9"/>
          <table:table-cell table:style-name="ce44" office:value-type="float" office:value="90" calcext:value-type="float">
            <text:p>90</text:p>
          </table:table-cell>
          <table:table-cell table:style-name="ce44" office:value-type="float" office:value="-13.8" calcext:value-type="float">
            <text:p>-13.8</text:p>
          </table:table-cell>
          <table:table-cell table:style-name="ce44" office:value-type="float" office:value="19.9" calcext:value-type="float">
            <text:p>19.9</text:p>
          </table:table-cell>
          <table:table-cell table:number-columns-repeated="1012"/>
        </table:table-row>
        <table:table-row table:style-name="ro1">
          <table:table-cell table:number-columns-repeated="9"/>
          <table:table-cell table:style-name="ce44" office:value-type="float" office:value="91" calcext:value-type="float">
            <text:p>91</text:p>
          </table:table-cell>
          <table:table-cell table:style-name="ce44" office:value-type="float" office:value="-12.3" calcext:value-type="float">
            <text:p>-12.3</text:p>
          </table:table-cell>
          <table:table-cell table:style-name="ce44" office:value-type="float" office:value="22.8" calcext:value-type="float">
            <text:p>22.8</text:p>
          </table:table-cell>
          <table:table-cell table:number-columns-repeated="1012"/>
        </table:table-row>
        <table:table-row table:style-name="ro1">
          <table:table-cell table:number-columns-repeated="9"/>
          <table:table-cell table:style-name="ce44" office:value-type="float" office:value="92" calcext:value-type="float">
            <text:p>92</text:p>
          </table:table-cell>
          <table:table-cell table:style-name="ce44" office:value-type="float" office:value="-11" calcext:value-type="float">
            <text:p>-11</text:p>
          </table:table-cell>
          <table:table-cell table:style-name="ce44" office:value-type="float" office:value="23.9" calcext:value-type="float">
            <text:p>23.9</text:p>
          </table:table-cell>
          <table:table-cell table:number-columns-repeated="1012"/>
        </table:table-row>
        <table:table-row table:style-name="ro1">
          <table:table-cell table:number-columns-repeated="9"/>
          <table:table-cell table:style-name="ce44" office:value-type="float" office:value="93" calcext:value-type="float">
            <text:p>93</text:p>
          </table:table-cell>
          <table:table-cell table:style-name="ce44" office:value-type="float" office:value="-9.3" calcext:value-type="float">
            <text:p>-9.3</text:p>
          </table:table-cell>
          <table:table-cell table:style-name="ce44" office:value-type="float" office:value="21.9" calcext:value-type="float">
            <text:p>21.9</text:p>
          </table:table-cell>
          <table:table-cell table:number-columns-repeated="1012"/>
        </table:table-row>
        <table:table-row table:style-name="ro1">
          <table:table-cell table:number-columns-repeated="9"/>
          <table:table-cell table:style-name="ce44" office:value-type="float" office:value="94" calcext:value-type="float">
            <text:p>94</text:p>
          </table:table-cell>
          <table:table-cell table:style-name="ce44" office:value-type="float" office:value="-10.2" calcext:value-type="float">
            <text:p>-10.2</text:p>
          </table:table-cell>
          <table:table-cell table:style-name="ce44" office:value-type="float" office:value="22.3" calcext:value-type="float">
            <text:p>22.3</text:p>
          </table:table-cell>
          <table:table-cell table:number-columns-repeated="1012"/>
        </table:table-row>
        <table:table-row table:style-name="ro1">
          <table:table-cell table:number-columns-repeated="9"/>
          <table:table-cell table:style-name="ce44" office:value-type="float" office:value="95" calcext:value-type="float">
            <text:p>95</text:p>
          </table:table-cell>
          <table:table-cell table:style-name="ce44" office:value-type="float" office:value="-10.4" calcext:value-type="float">
            <text:p>-10.4</text:p>
          </table:table-cell>
          <table:table-cell table:style-name="ce44" office:value-type="float" office:value="21.2" calcext:value-type="float">
            <text:p>21.2</text:p>
          </table:table-cell>
          <table:table-cell table:number-columns-repeated="1012"/>
        </table:table-row>
        <table:table-row table:style-name="ro1">
          <table:table-cell table:number-columns-repeated="9"/>
          <table:table-cell table:style-name="ce44" office:value-type="float" office:value="96" calcext:value-type="float">
            <text:p>96</text:p>
          </table:table-cell>
          <table:table-cell table:style-name="ce44" office:value-type="float" office:value="-12.5" calcext:value-type="float">
            <text:p>-12.5</text:p>
          </table:table-cell>
          <table:table-cell table:style-name="ce44" office:value-type="float" office:value="21.5" calcext:value-type="float">
            <text:p>21.5</text:p>
          </table:table-cell>
          <table:table-cell table:number-columns-repeated="1012"/>
        </table:table-row>
        <table:table-row table:style-name="ro1">
          <table:table-cell table:number-columns-repeated="9"/>
          <table:table-cell table:style-name="ce44" office:value-type="float" office:value="97" calcext:value-type="float">
            <text:p>97</text:p>
          </table:table-cell>
          <table:table-cell table:style-name="ce44" office:value-type="float" office:value="-12.8" calcext:value-type="float">
            <text:p>-12.8</text:p>
          </table:table-cell>
          <table:table-cell table:style-name="ce44" office:value-type="float" office:value="22.5" calcext:value-type="float">
            <text:p>22.5</text:p>
          </table:table-cell>
          <table:table-cell table:number-columns-repeated="1012"/>
        </table:table-row>
        <table:table-row table:style-name="ro1">
          <table:table-cell table:number-columns-repeated="9"/>
          <table:table-cell table:style-name="ce44" office:value-type="float" office:value="98" calcext:value-type="float">
            <text:p>98</text:p>
          </table:table-cell>
          <table:table-cell table:style-name="ce44" office:value-type="float" office:value="-10" calcext:value-type="float">
            <text:p>-10</text:p>
          </table:table-cell>
          <table:table-cell table:style-name="ce44" office:value-type="float" office:value="23.6" calcext:value-type="float">
            <text:p>23.6</text:p>
          </table:table-cell>
          <table:table-cell table:number-columns-repeated="1012"/>
        </table:table-row>
        <table:table-row table:style-name="ro1">
          <table:table-cell table:number-columns-repeated="9"/>
          <table:table-cell table:style-name="ce44" office:value-type="float" office:value="99" calcext:value-type="float">
            <text:p>99</text:p>
          </table:table-cell>
          <table:table-cell table:style-name="ce44" office:value-type="float" office:value="-10.4" calcext:value-type="float">
            <text:p>-10.4</text:p>
          </table:table-cell>
          <table:table-cell table:style-name="ce44" office:value-type="float" office:value="22.7" calcext:value-type="float">
            <text:p>22.7</text:p>
          </table:table-cell>
          <table:table-cell table:number-columns-repeated="1012"/>
        </table:table-row>
        <table:table-row table:style-name="ro1">
          <table:table-cell table:number-columns-repeated="9"/>
          <table:table-cell table:style-name="ce44" office:value-type="float" office:value="100" calcext:value-type="float">
            <text:p>100</text:p>
          </table:table-cell>
          <table:table-cell table:style-name="ce44" office:value-type="float" office:value="-11.1" calcext:value-type="float">
            <text:p>-11.1</text:p>
          </table:table-cell>
          <table:table-cell table:style-name="ce44" office:value-type="float" office:value="20.4" calcext:value-type="float">
            <text:p>20.4</text:p>
          </table:table-cell>
          <table:table-cell table:number-columns-repeated="1012"/>
        </table:table-row>
        <table:table-row table:style-name="ro1">
          <table:table-cell table:number-columns-repeated="9"/>
          <table:table-cell table:style-name="ce44" office:value-type="float" office:value="101" calcext:value-type="float">
            <text:p>101</text:p>
          </table:table-cell>
          <table:table-cell table:style-name="ce44" office:value-type="float" office:value="-11.9" calcext:value-type="float">
            <text:p>-11.9</text:p>
          </table:table-cell>
          <table:table-cell table:style-name="ce44" office:value-type="float" office:value="22.7" calcext:value-type="float">
            <text:p>22.7</text:p>
          </table:table-cell>
          <table:table-cell table:number-columns-repeated="1012"/>
        </table:table-row>
        <table:table-row table:style-name="ro1">
          <table:table-cell table:number-columns-repeated="9"/>
          <table:table-cell table:style-name="ce44" office:value-type="float" office:value="102" calcext:value-type="float">
            <text:p>102</text:p>
          </table:table-cell>
          <table:table-cell table:style-name="ce44" office:value-type="float" office:value="-11" calcext:value-type="float">
            <text:p>-11</text:p>
          </table:table-cell>
          <table:table-cell table:style-name="ce44" office:value-type="float" office:value="22.4" calcext:value-type="float">
            <text:p>22.4</text:p>
          </table:table-cell>
          <table:table-cell table:number-columns-repeated="1012"/>
        </table:table-row>
        <table:table-row table:style-name="ro1">
          <table:table-cell table:number-columns-repeated="9"/>
          <table:table-cell table:style-name="ce44" office:value-type="float" office:value="103" calcext:value-type="float">
            <text:p>103</text:p>
          </table:table-cell>
          <table:table-cell table:style-name="ce44" office:value-type="float" office:value="-11.2" calcext:value-type="float">
            <text:p>-11.2</text:p>
          </table:table-cell>
          <table:table-cell table:style-name="ce44" office:value-type="float" office:value="21.9" calcext:value-type="float">
            <text:p>21.9</text:p>
          </table:table-cell>
          <table:table-cell table:number-columns-repeated="1012"/>
        </table:table-row>
        <table:table-row table:style-name="ro1">
          <table:table-cell table:number-columns-repeated="9"/>
          <table:table-cell table:style-name="ce44" office:value-type="float" office:value="104" calcext:value-type="float">
            <text:p>104</text:p>
          </table:table-cell>
          <table:table-cell table:style-name="ce44" office:value-type="float" office:value="-9.2" calcext:value-type="float">
            <text:p>-9.2</text:p>
          </table:table-cell>
          <table:table-cell table:style-name="ce44" office:value-type="float" office:value="24.8" calcext:value-type="float">
            <text:p>24.8</text:p>
          </table:table-cell>
          <table:table-cell table:number-columns-repeated="1012"/>
        </table:table-row>
        <table:table-row table:style-name="ro1">
          <table:table-cell table:number-columns-repeated="9"/>
          <table:table-cell table:style-name="ce44" office:value-type="float" office:value="105" calcext:value-type="float">
            <text:p>105</text:p>
          </table:table-cell>
          <table:table-cell table:style-name="ce44" office:value-type="float" office:value="-7.9" calcext:value-type="float">
            <text:p>-7.9</text:p>
          </table:table-cell>
          <table:table-cell table:style-name="ce44" office:value-type="float" office:value="23.8" calcext:value-type="float">
            <text:p>23.8</text:p>
          </table:table-cell>
          <table:table-cell table:number-columns-repeated="1012"/>
        </table:table-row>
        <table:table-row table:style-name="ro1">
          <table:table-cell table:number-columns-repeated="9"/>
          <table:table-cell table:style-name="ce44" office:value-type="float" office:value="106" calcext:value-type="float">
            <text:p>106</text:p>
          </table:table-cell>
          <table:table-cell table:style-name="ce44" office:value-type="float" office:value="-8.5" calcext:value-type="float">
            <text:p>-8.5</text:p>
          </table:table-cell>
          <table:table-cell table:style-name="ce44" office:value-type="float" office:value="22.9" calcext:value-type="float">
            <text:p>22.9</text:p>
          </table:table-cell>
          <table:table-cell table:number-columns-repeated="1012"/>
        </table:table-row>
        <table:table-row table:style-name="ro1">
          <table:table-cell table:number-columns-repeated="9"/>
          <table:table-cell table:style-name="ce44" office:value-type="float" office:value="107" calcext:value-type="float">
            <text:p>107</text:p>
          </table:table-cell>
          <table:table-cell table:style-name="ce44" office:value-type="float" office:value="-10.7" calcext:value-type="float">
            <text:p>-10.7</text:p>
          </table:table-cell>
          <table:table-cell table:style-name="ce44" office:value-type="float" office:value="21.8" calcext:value-type="float">
            <text:p>21.8</text:p>
          </table:table-cell>
          <table:table-cell table:number-columns-repeated="1012"/>
        </table:table-row>
        <table:table-row table:style-name="ro1">
          <table:table-cell table:number-columns-repeated="9"/>
          <table:table-cell table:style-name="ce44" office:value-type="float" office:value="108" calcext:value-type="float">
            <text:p>108</text:p>
          </table:table-cell>
          <table:table-cell table:style-name="ce44" office:value-type="float" office:value="-12.6" calcext:value-type="float">
            <text:p>-12.6</text:p>
          </table:table-cell>
          <table:table-cell table:style-name="ce44" office:value-type="float" office:value="20.2" calcext:value-type="float">
            <text:p>20.2</text:p>
          </table:table-cell>
          <table:table-cell table:number-columns-repeated="1012"/>
        </table:table-row>
        <table:table-row table:style-name="ro1">
          <table:table-cell table:number-columns-repeated="9"/>
          <table:table-cell table:style-name="ce44" office:value-type="float" office:value="109" calcext:value-type="float">
            <text:p>109</text:p>
          </table:table-cell>
          <table:table-cell table:style-name="ce44" office:value-type="float" office:value="-12.9" calcext:value-type="float">
            <text:p>-12.9</text:p>
          </table:table-cell>
          <table:table-cell table:style-name="ce44" office:value-type="float" office:value="20" calcext:value-type="float">
            <text:p>20</text:p>
          </table:table-cell>
          <table:table-cell table:number-columns-repeated="1012"/>
        </table:table-row>
        <table:table-row table:style-name="ro1">
          <table:table-cell table:number-columns-repeated="9"/>
          <table:table-cell table:style-name="ce44" office:value-type="float" office:value="110" calcext:value-type="float">
            <text:p>110</text:p>
          </table:table-cell>
          <table:table-cell table:style-name="ce44" office:value-type="float" office:value="-11.6" calcext:value-type="float">
            <text:p>-11.6</text:p>
          </table:table-cell>
          <table:table-cell table:style-name="ce44" office:value-type="float" office:value="21.9" calcext:value-type="float">
            <text:p>21.9</text:p>
          </table:table-cell>
          <table:table-cell table:number-columns-repeated="1012"/>
        </table:table-row>
        <table:table-row table:style-name="ro1">
          <table:table-cell table:number-columns-repeated="9"/>
          <table:table-cell table:style-name="ce44" office:value-type="float" office:value="111" calcext:value-type="float">
            <text:p>111</text:p>
          </table:table-cell>
          <table:table-cell table:style-name="ce44" office:value-type="float" office:value="-10.4" calcext:value-type="float">
            <text:p>-10.4</text:p>
          </table:table-cell>
          <table:table-cell table:style-name="ce44" office:value-type="float" office:value="23" calcext:value-type="float">
            <text:p>23</text:p>
          </table:table-cell>
          <table:table-cell table:number-columns-repeated="1012"/>
        </table:table-row>
        <table:table-row table:style-name="ro1">
          <table:table-cell table:number-columns-repeated="9"/>
          <table:table-cell table:style-name="ce44" office:value-type="float" office:value="112" calcext:value-type="float">
            <text:p>112</text:p>
          </table:table-cell>
          <table:table-cell table:style-name="ce44" office:value-type="float" office:value="-10.9" calcext:value-type="float">
            <text:p>-10.9</text:p>
          </table:table-cell>
          <table:table-cell table:style-name="ce44" office:value-type="float" office:value="22.3" calcext:value-type="float">
            <text:p>22.3</text:p>
          </table:table-cell>
          <table:table-cell table:number-columns-repeated="1012"/>
        </table:table-row>
        <table:table-row table:style-name="ro1">
          <table:table-cell table:number-columns-repeated="9"/>
          <table:table-cell table:style-name="ce44" office:value-type="float" office:value="113" calcext:value-type="float">
            <text:p>113</text:p>
          </table:table-cell>
          <table:table-cell table:style-name="ce44" office:value-type="float" office:value="-10.1" calcext:value-type="float">
            <text:p>-10.1</text:p>
          </table:table-cell>
          <table:table-cell table:style-name="ce44" office:value-type="float" office:value="22.7" calcext:value-type="float">
            <text:p>22.7</text:p>
          </table:table-cell>
          <table:table-cell table:number-columns-repeated="1012"/>
        </table:table-row>
        <table:table-row table:style-name="ro1">
          <table:table-cell table:number-columns-repeated="9"/>
          <table:table-cell table:style-name="ce44" office:value-type="float" office:value="114" calcext:value-type="float">
            <text:p>114</text:p>
          </table:table-cell>
          <table:table-cell table:style-name="ce44" office:value-type="float" office:value="-10" calcext:value-type="float">
            <text:p>-10</text:p>
          </table:table-cell>
          <table:table-cell table:style-name="ce44" office:value-type="float" office:value="23.5" calcext:value-type="float">
            <text:p>23.5</text:p>
          </table:table-cell>
          <table:table-cell table:number-columns-repeated="1012"/>
        </table:table-row>
        <table:table-row table:style-name="ro1">
          <table:table-cell table:number-columns-repeated="9"/>
          <table:table-cell table:style-name="ce44" office:value-type="float" office:value="115" calcext:value-type="float">
            <text:p>115</text:p>
          </table:table-cell>
          <table:table-cell table:style-name="ce44" office:value-type="float" office:value="-8.7" calcext:value-type="float">
            <text:p>-8.7</text:p>
          </table:table-cell>
          <table:table-cell table:style-name="ce44" office:value-type="float" office:value="24.4" calcext:value-type="float">
            <text:p>24.4</text:p>
          </table:table-cell>
          <table:table-cell table:number-columns-repeated="1012"/>
        </table:table-row>
        <table:table-row table:style-name="ro1">
          <table:table-cell table:number-columns-repeated="9"/>
          <table:table-cell table:style-name="ce44" office:value-type="float" office:value="116" calcext:value-type="float">
            <text:p>116</text:p>
          </table:table-cell>
          <table:table-cell table:style-name="ce44" office:value-type="float" office:value="-8.3" calcext:value-type="float">
            <text:p>-8.3</text:p>
          </table:table-cell>
          <table:table-cell table:style-name="ce44" office:value-type="float" office:value="24.6" calcext:value-type="float">
            <text:p>24.6</text:p>
          </table:table-cell>
          <table:table-cell table:number-columns-repeated="1012"/>
        </table:table-row>
        <table:table-row table:style-name="ro1">
          <table:table-cell table:number-columns-repeated="9"/>
          <table:table-cell table:style-name="ce44" office:value-type="float" office:value="117" calcext:value-type="float">
            <text:p>117</text:p>
          </table:table-cell>
          <table:table-cell table:style-name="ce44" office:value-type="float" office:value="-10.7" calcext:value-type="float">
            <text:p>-10.7</text:p>
          </table:table-cell>
          <table:table-cell table:style-name="ce44" office:value-type="float" office:value="22.3" calcext:value-type="float">
            <text:p>22.3</text:p>
          </table:table-cell>
          <table:table-cell table:number-columns-repeated="1012"/>
        </table:table-row>
        <table:table-row table:style-name="ro1">
          <table:table-cell table:number-columns-repeated="9"/>
          <table:table-cell table:style-name="ce44" office:value-type="float" office:value="118" calcext:value-type="float">
            <text:p>118</text:p>
          </table:table-cell>
          <table:table-cell table:style-name="ce44" office:value-type="float" office:value="-11.8" calcext:value-type="float">
            <text:p>-11.8</text:p>
          </table:table-cell>
          <table:table-cell table:style-name="ce44" office:value-type="float" office:value="20.6" calcext:value-type="float">
            <text:p>20.6</text:p>
          </table:table-cell>
          <table:table-cell table:number-columns-repeated="1012"/>
        </table:table-row>
        <table:table-row table:style-name="ro1">
          <table:table-cell table:number-columns-repeated="9"/>
          <table:table-cell table:style-name="ce44" office:value-type="float" office:value="119" calcext:value-type="float">
            <text:p>119</text:p>
          </table:table-cell>
          <table:table-cell table:style-name="ce44" office:value-type="float" office:value="-12.6" calcext:value-type="float">
            <text:p>-12.6</text:p>
          </table:table-cell>
          <table:table-cell table:style-name="ce44" office:value-type="float" office:value="22.4" calcext:value-type="float">
            <text:p>22.4</text:p>
          </table:table-cell>
          <table:table-cell table:number-columns-repeated="1012"/>
        </table:table-row>
        <table:table-row table:style-name="ro1">
          <table:table-cell table:number-columns-repeated="9"/>
          <table:table-cell table:style-name="ce44" office:value-type="float" office:value="120" calcext:value-type="float">
            <text:p>120</text:p>
          </table:table-cell>
          <table:table-cell table:style-name="ce44" office:value-type="float" office:value="-11.4" calcext:value-type="float">
            <text:p>-11.4</text:p>
          </table:table-cell>
          <table:table-cell table:style-name="ce44" office:value-type="float" office:value="22.9" calcext:value-type="float">
            <text:p>22.9</text:p>
          </table:table-cell>
          <table:table-cell table:number-columns-repeated="1012"/>
        </table:table-row>
        <table:table-row table:style-name="ro1">
          <table:table-cell table:number-columns-repeated="9"/>
          <table:table-cell table:style-name="ce44" office:value-type="float" office:value="121" calcext:value-type="float">
            <text:p>121</text:p>
          </table:table-cell>
          <table:table-cell table:style-name="ce44" office:value-type="float" office:value="-9.1" calcext:value-type="float">
            <text:p>-9.1</text:p>
          </table:table-cell>
          <table:table-cell table:style-name="ce44" office:value-type="float" office:value="24.4" calcext:value-type="float">
            <text:p>24.4</text:p>
          </table:table-cell>
          <table:table-cell table:number-columns-repeated="1012"/>
        </table:table-row>
        <table:table-row table:style-name="ro1">
          <table:table-cell table:number-columns-repeated="9"/>
          <table:table-cell table:style-name="ce44" office:value-type="float" office:value="122" calcext:value-type="float">
            <text:p>122</text:p>
          </table:table-cell>
          <table:table-cell table:style-name="ce44" office:value-type="float" office:value="-10" calcext:value-type="float">
            <text:p>-10</text:p>
          </table:table-cell>
          <table:table-cell table:style-name="ce44" office:value-type="float" office:value="22" calcext:value-type="float">
            <text:p>22</text:p>
          </table:table-cell>
          <table:table-cell table:number-columns-repeated="1012"/>
        </table:table-row>
        <table:table-row table:style-name="ro1">
          <table:table-cell table:number-columns-repeated="9"/>
          <table:table-cell table:style-name="ce44" office:value-type="float" office:value="123" calcext:value-type="float">
            <text:p>123</text:p>
          </table:table-cell>
          <table:table-cell table:style-name="ce44" office:value-type="float" office:value="-11" calcext:value-type="float">
            <text:p>-11</text:p>
          </table:table-cell>
          <table:table-cell table:style-name="ce44" office:value-type="float" office:value="22.1" calcext:value-type="float">
            <text:p>22.1</text:p>
          </table:table-cell>
          <table:table-cell table:number-columns-repeated="1012"/>
        </table:table-row>
        <table:table-row table:style-name="ro1">
          <table:table-cell table:number-columns-repeated="9"/>
          <table:table-cell table:style-name="ce44" office:value-type="float" office:value="124" calcext:value-type="float">
            <text:p>124</text:p>
          </table:table-cell>
          <table:table-cell table:style-name="ce44" office:value-type="float" office:value="-10.6" calcext:value-type="float">
            <text:p>-10.6</text:p>
          </table:table-cell>
          <table:table-cell table:style-name="ce44" office:value-type="float" office:value="23.8" calcext:value-type="float">
            <text:p>23.8</text:p>
          </table:table-cell>
          <table:table-cell table:number-columns-repeated="1012"/>
        </table:table-row>
        <table:table-row table:style-name="ro1">
          <table:table-cell table:number-columns-repeated="9"/>
          <table:table-cell table:style-name="ce44" office:value-type="float" office:value="125" calcext:value-type="float">
            <text:p>125</text:p>
          </table:table-cell>
          <table:table-cell table:style-name="ce44" office:value-type="float" office:value="-9.7" calcext:value-type="float">
            <text:p>-9.7</text:p>
          </table:table-cell>
          <table:table-cell table:style-name="ce44" office:value-type="float" office:value="24.2" calcext:value-type="float">
            <text:p>24.2</text:p>
          </table:table-cell>
          <table:table-cell table:number-columns-repeated="1012"/>
        </table:table-row>
        <table:table-row table:style-name="ro1">
          <table:table-cell table:number-columns-repeated="9"/>
          <table:table-cell table:style-name="ce44" office:value-type="float" office:value="126" calcext:value-type="float">
            <text:p>126</text:p>
          </table:table-cell>
          <table:table-cell table:style-name="ce44" office:value-type="float" office:value="-8.5" calcext:value-type="float">
            <text:p>-8.5</text:p>
          </table:table-cell>
          <table:table-cell table:style-name="ce44" office:value-type="float" office:value="25.2" calcext:value-type="float">
            <text:p>25.2</text:p>
          </table:table-cell>
          <table:table-cell table:number-columns-repeated="1012"/>
        </table:table-row>
        <table:table-row table:style-name="ro1">
          <table:table-cell table:number-columns-repeated="9"/>
          <table:table-cell table:style-name="ce44" office:value-type="float" office:value="127" calcext:value-type="float">
            <text:p>127</text:p>
          </table:table-cell>
          <table:table-cell table:style-name="ce44" office:value-type="float" office:value="-9.3" calcext:value-type="float">
            <text:p>-9.3</text:p>
          </table:table-cell>
          <table:table-cell table:style-name="ce44" office:value-type="float" office:value="22.6" calcext:value-type="float">
            <text:p>22.6</text:p>
          </table:table-cell>
          <table:table-cell table:number-columns-repeated="1012"/>
        </table:table-row>
        <table:table-row table:style-name="ro1">
          <table:table-cell table:number-columns-repeated="9"/>
          <table:table-cell table:style-name="ce44" office:value-type="float" office:value="128" calcext:value-type="float">
            <text:p>128</text:p>
          </table:table-cell>
          <table:table-cell table:style-name="ce44" office:value-type="float" office:value="-10.3" calcext:value-type="float">
            <text:p>-10.3</text:p>
          </table:table-cell>
          <table:table-cell table:style-name="ce44" office:value-type="float" office:value="22.8" calcext:value-type="float">
            <text:p>22.8</text:p>
          </table:table-cell>
          <table:table-cell table:number-columns-repeated="1012"/>
        </table:table-row>
        <table:table-row table:style-name="ro1">
          <table:table-cell table:number-columns-repeated="9"/>
          <table:table-cell table:style-name="ce44" office:value-type="float" office:value="129" calcext:value-type="float">
            <text:p>129</text:p>
          </table:table-cell>
          <table:table-cell table:style-name="ce44" office:value-type="float" office:value="-10.8" calcext:value-type="float">
            <text:p>-10.8</text:p>
          </table:table-cell>
          <table:table-cell table:style-name="ce44" office:value-type="float" office:value="22.5" calcext:value-type="float">
            <text:p>22.5</text:p>
          </table:table-cell>
          <table:table-cell table:number-columns-repeated="1012"/>
        </table:table-row>
        <table:table-row table:style-name="ro1">
          <table:table-cell table:number-columns-repeated="9"/>
          <table:table-cell table:style-name="ce44" office:value-type="float" office:value="130" calcext:value-type="float">
            <text:p>130</text:p>
          </table:table-cell>
          <table:table-cell table:style-name="ce44" office:value-type="float" office:value="-12.1" calcext:value-type="float">
            <text:p>-12.1</text:p>
          </table:table-cell>
          <table:table-cell table:style-name="ce44" office:value-type="float" office:value="22.5" calcext:value-type="float">
            <text:p>22.5</text:p>
          </table:table-cell>
          <table:table-cell table:number-columns-repeated="1012"/>
        </table:table-row>
        <table:table-row table:style-name="ro1">
          <table:table-cell table:number-columns-repeated="9"/>
          <table:table-cell table:style-name="ce44" office:value-type="float" office:value="131" calcext:value-type="float">
            <text:p>131</text:p>
          </table:table-cell>
          <table:table-cell table:style-name="ce44" office:value-type="float" office:value="-12.5" calcext:value-type="float">
            <text:p>-12.5</text:p>
          </table:table-cell>
          <table:table-cell table:style-name="ce44" office:value-type="float" office:value="20.9" calcext:value-type="float">
            <text:p>20.9</text:p>
          </table:table-cell>
          <table:table-cell table:number-columns-repeated="1012"/>
        </table:table-row>
        <table:table-row table:style-name="ro1">
          <table:table-cell table:number-columns-repeated="9"/>
          <table:table-cell table:style-name="ce44" office:value-type="float" office:value="132" calcext:value-type="float">
            <text:p>132</text:p>
          </table:table-cell>
          <table:table-cell table:style-name="ce44" office:value-type="float" office:value="-11.9" calcext:value-type="float">
            <text:p>-11.9</text:p>
          </table:table-cell>
          <table:table-cell table:style-name="ce44" office:value-type="float" office:value="20.6" calcext:value-type="float">
            <text:p>20.6</text:p>
          </table:table-cell>
          <table:table-cell table:number-columns-repeated="1012"/>
        </table:table-row>
        <table:table-row table:style-name="ro1">
          <table:table-cell table:number-columns-repeated="9"/>
          <table:table-cell table:style-name="ce44" office:value-type="float" office:value="133" calcext:value-type="float">
            <text:p>133</text:p>
          </table:table-cell>
          <table:table-cell table:style-name="ce44" office:value-type="float" office:value="-12.6" calcext:value-type="float">
            <text:p>-12.6</text:p>
          </table:table-cell>
          <table:table-cell table:style-name="ce44" office:value-type="float" office:value="18.5" calcext:value-type="float">
            <text:p>18.5</text:p>
          </table:table-cell>
          <table:table-cell table:number-columns-repeated="1012"/>
        </table:table-row>
        <table:table-row table:style-name="ro1">
          <table:table-cell table:number-columns-repeated="9"/>
          <table:table-cell table:style-name="ce44" office:value-type="float" office:value="134" calcext:value-type="float">
            <text:p>134</text:p>
          </table:table-cell>
          <table:table-cell table:style-name="ce44" office:value-type="float" office:value="-13.8" calcext:value-type="float">
            <text:p>-13.8</text:p>
          </table:table-cell>
          <table:table-cell table:style-name="ce44" office:value-type="float" office:value="18.5" calcext:value-type="float">
            <text:p>18.5</text:p>
          </table:table-cell>
          <table:table-cell table:number-columns-repeated="1012"/>
        </table:table-row>
        <table:table-row table:style-name="ro1">
          <table:table-cell table:number-columns-repeated="9"/>
          <table:table-cell table:style-name="ce44" office:value-type="float" office:value="135" calcext:value-type="float">
            <text:p>135</text:p>
          </table:table-cell>
          <table:table-cell table:style-name="ce44" office:value-type="float" office:value="-15" calcext:value-type="float">
            <text:p>-15</text:p>
          </table:table-cell>
          <table:table-cell table:style-name="ce44" office:value-type="float" office:value="19.7" calcext:value-type="float">
            <text:p>19.7</text:p>
          </table:table-cell>
          <table:table-cell table:number-columns-repeated="1012"/>
        </table:table-row>
        <table:table-row table:style-name="ro1">
          <table:table-cell table:number-columns-repeated="9"/>
          <table:table-cell table:style-name="ce44" office:value-type="float" office:value="136" calcext:value-type="float">
            <text:p>136</text:p>
          </table:table-cell>
          <table:table-cell table:style-name="ce44" office:value-type="float" office:value="-14.7" calcext:value-type="float">
            <text:p>-14.7</text:p>
          </table:table-cell>
          <table:table-cell table:style-name="ce44" office:value-type="float" office:value="18.4" calcext:value-type="float">
            <text:p>18.4</text:p>
          </table:table-cell>
          <table:table-cell table:number-columns-repeated="1012"/>
        </table:table-row>
        <table:table-row table:style-name="ro1">
          <table:table-cell table:number-columns-repeated="9"/>
          <table:table-cell table:style-name="ce44" office:value-type="float" office:value="137" calcext:value-type="float">
            <text:p>137</text:p>
          </table:table-cell>
          <table:table-cell table:style-name="ce44" office:value-type="float" office:value="-15.3" calcext:value-type="float">
            <text:p>-15.3</text:p>
          </table:table-cell>
          <table:table-cell table:style-name="ce44" office:value-type="float" office:value="17.2" calcext:value-type="float">
            <text:p>17.2</text:p>
          </table:table-cell>
          <table:table-cell table:number-columns-repeated="1012"/>
        </table:table-row>
        <table:table-row table:style-name="ro1">
          <table:table-cell table:number-columns-repeated="9"/>
          <table:table-cell table:style-name="ce44" office:value-type="float" office:value="138" calcext:value-type="float">
            <text:p>138</text:p>
          </table:table-cell>
          <table:table-cell table:style-name="ce44" office:value-type="float" office:value="-14.5" calcext:value-type="float">
            <text:p>-14.5</text:p>
          </table:table-cell>
          <table:table-cell table:style-name="ce44" office:value-type="float" office:value="18.2" calcext:value-type="float">
            <text:p>18.2</text:p>
          </table:table-cell>
          <table:table-cell table:number-columns-repeated="1012"/>
        </table:table-row>
        <table:table-row table:style-name="ro1">
          <table:table-cell table:number-columns-repeated="9"/>
          <table:table-cell table:style-name="ce44" office:value-type="float" office:value="139" calcext:value-type="float">
            <text:p>139</text:p>
          </table:table-cell>
          <table:table-cell table:style-name="ce44" office:value-type="float" office:value="-13" calcext:value-type="float">
            <text:p>-13</text:p>
          </table:table-cell>
          <table:table-cell table:style-name="ce44" office:value-type="float" office:value="20.2" calcext:value-type="float">
            <text:p>20.2</text:p>
          </table:table-cell>
          <table:table-cell table:number-columns-repeated="1012"/>
        </table:table-row>
        <table:table-row table:style-name="ro1">
          <table:table-cell table:number-columns-repeated="9"/>
          <table:table-cell table:style-name="ce44" office:value-type="float" office:value="140" calcext:value-type="float">
            <text:p>140</text:p>
          </table:table-cell>
          <table:table-cell table:style-name="ce44" office:value-type="float" office:value="-13.9" calcext:value-type="float">
            <text:p>-13.9</text:p>
          </table:table-cell>
          <table:table-cell table:style-name="ce44" office:value-type="float" office:value="19.5" calcext:value-type="float">
            <text:p>19.5</text:p>
          </table:table-cell>
          <table:table-cell table:number-columns-repeated="1012"/>
        </table:table-row>
        <table:table-row table:style-name="ro1">
          <table:table-cell table:number-columns-repeated="9"/>
          <table:table-cell table:style-name="ce44" office:value-type="float" office:value="141" calcext:value-type="float">
            <text:p>141</text:p>
          </table:table-cell>
          <table:table-cell table:style-name="ce44" office:value-type="float" office:value="-14.4" calcext:value-type="float">
            <text:p>-14.4</text:p>
          </table:table-cell>
          <table:table-cell table:style-name="ce44" office:value-type="float" office:value="20.6" calcext:value-type="float">
            <text:p>20.6</text:p>
          </table:table-cell>
          <table:table-cell table:number-columns-repeated="1012"/>
        </table:table-row>
        <table:table-row table:style-name="ro1">
          <table:table-cell table:number-columns-repeated="9"/>
          <table:table-cell table:style-name="ce44" office:value-type="float" office:value="142" calcext:value-type="float">
            <text:p>142</text:p>
          </table:table-cell>
          <table:table-cell table:style-name="ce44" office:value-type="float" office:value="-12.1" calcext:value-type="float">
            <text:p>-12.1</text:p>
          </table:table-cell>
          <table:table-cell table:style-name="ce44" office:value-type="float" office:value="21.8" calcext:value-type="float">
            <text:p>21.8</text:p>
          </table:table-cell>
          <table:table-cell table:number-columns-repeated="1012"/>
        </table:table-row>
        <table:table-row table:style-name="ro1">
          <table:table-cell table:number-columns-repeated="9"/>
          <table:table-cell table:style-name="ce44" office:value-type="float" office:value="143" calcext:value-type="float">
            <text:p>143</text:p>
          </table:table-cell>
          <table:table-cell table:style-name="ce44" office:value-type="float" office:value="-12.5" calcext:value-type="float">
            <text:p>-12.5</text:p>
          </table:table-cell>
          <table:table-cell table:style-name="ce44" office:value-type="float" office:value="20.6" calcext:value-type="float">
            <text:p>20.6</text:p>
          </table:table-cell>
          <table:table-cell table:number-columns-repeated="1012"/>
        </table:table-row>
        <table:table-row table:style-name="ro1">
          <table:table-cell table:number-columns-repeated="9"/>
          <table:table-cell table:style-name="ce44" office:value-type="float" office:value="144" calcext:value-type="float">
            <text:p>144</text:p>
          </table:table-cell>
          <table:table-cell table:style-name="ce44" office:value-type="float" office:value="-12.1" calcext:value-type="float">
            <text:p>-12.1</text:p>
          </table:table-cell>
          <table:table-cell table:style-name="ce44" office:value-type="float" office:value="20.6" calcext:value-type="float">
            <text:p>20.6</text:p>
          </table:table-cell>
          <table:table-cell table:number-columns-repeated="1012"/>
        </table:table-row>
        <table:table-row table:style-name="ro1">
          <table:table-cell table:number-columns-repeated="9"/>
          <table:table-cell table:style-name="ce44" office:value-type="float" office:value="145" calcext:value-type="float">
            <text:p>145</text:p>
          </table:table-cell>
          <table:table-cell table:style-name="ce44" office:value-type="float" office:value="-11.3" calcext:value-type="float">
            <text:p>-11.3</text:p>
          </table:table-cell>
          <table:table-cell table:style-name="ce44" office:value-type="float" office:value="22.5" calcext:value-type="float">
            <text:p>22.5</text:p>
          </table:table-cell>
          <table:table-cell table:number-columns-repeated="1012"/>
        </table:table-row>
        <table:table-row table:style-name="ro1">
          <table:table-cell table:number-columns-repeated="9"/>
          <table:table-cell table:style-name="ce44" office:value-type="float" office:value="146" calcext:value-type="float">
            <text:p>146</text:p>
          </table:table-cell>
          <table:table-cell table:style-name="ce44" office:value-type="float" office:value="-11.1" calcext:value-type="float">
            <text:p>-11.1</text:p>
          </table:table-cell>
          <table:table-cell table:style-name="ce44" office:value-type="float" office:value="22.5" calcext:value-type="float">
            <text:p>22.5</text:p>
          </table:table-cell>
          <table:table-cell table:number-columns-repeated="1012"/>
        </table:table-row>
        <table:table-row table:style-name="ro1">
          <table:table-cell table:number-columns-repeated="9"/>
          <table:table-cell table:style-name="ce44" office:value-type="float" office:value="147" calcext:value-type="float">
            <text:p>147</text:p>
          </table:table-cell>
          <table:table-cell table:style-name="ce44" office:value-type="float" office:value="-10.1" calcext:value-type="float">
            <text:p>-10.1</text:p>
          </table:table-cell>
          <table:table-cell table:style-name="ce44" office:value-type="float" office:value="23.8" calcext:value-type="float">
            <text:p>23.8</text:p>
          </table:table-cell>
          <table:table-cell table:number-columns-repeated="1012"/>
        </table:table-row>
        <table:table-row table:style-name="ro1">
          <table:table-cell table:number-columns-repeated="9"/>
          <table:table-cell table:style-name="ce44" office:value-type="float" office:value="148" calcext:value-type="float">
            <text:p>148</text:p>
          </table:table-cell>
          <table:table-cell table:style-name="ce44" office:value-type="float" office:value="-9" calcext:value-type="float">
            <text:p>-9</text:p>
          </table:table-cell>
          <table:table-cell table:style-name="ce44" office:value-type="float" office:value="24.5" calcext:value-type="float">
            <text:p>24.5</text:p>
          </table:table-cell>
          <table:table-cell table:number-columns-repeated="1012"/>
        </table:table-row>
        <table:table-row table:style-name="ro1">
          <table:table-cell table:number-columns-repeated="9"/>
          <table:table-cell table:style-name="ce44" office:value-type="float" office:value="149" calcext:value-type="float">
            <text:p>149</text:p>
          </table:table-cell>
          <table:table-cell table:style-name="ce44" office:value-type="float" office:value="-9" calcext:value-type="float">
            <text:p>-9</text:p>
          </table:table-cell>
          <table:table-cell table:style-name="ce44" office:value-type="float" office:value="24.5" calcext:value-type="float">
            <text:p>24.5</text:p>
          </table:table-cell>
          <table:table-cell table:number-columns-repeated="1012"/>
        </table:table-row>
        <table:table-row table:style-name="ro1">
          <table:table-cell table:number-columns-repeated="9"/>
          <table:table-cell table:style-name="ce44" office:value-type="float" office:value="150" calcext:value-type="float">
            <text:p>150</text:p>
          </table:table-cell>
          <table:table-cell table:style-name="ce44" office:value-type="float" office:value="-9.8" calcext:value-type="float">
            <text:p>-9.8</text:p>
          </table:table-cell>
          <table:table-cell table:style-name="ce44" office:value-type="float" office:value="24.2" calcext:value-type="float">
            <text:p>24.2</text:p>
          </table:table-cell>
          <table:table-cell table:number-columns-repeated="1012"/>
        </table:table-row>
        <table:table-row table:style-name="ro1">
          <table:table-cell table:number-columns-repeated="9"/>
          <table:table-cell table:style-name="ce44" office:value-type="float" office:value="151" calcext:value-type="float">
            <text:p>151</text:p>
          </table:table-cell>
          <table:table-cell table:style-name="ce44" office:value-type="float" office:value="-9.6" calcext:value-type="float">
            <text:p>-9.6</text:p>
          </table:table-cell>
          <table:table-cell table:style-name="ce44" office:value-type="float" office:value="22.4" calcext:value-type="float">
            <text:p>22.4</text:p>
          </table:table-cell>
          <table:table-cell table:number-columns-repeated="1012"/>
        </table:table-row>
        <table:table-row table:style-name="ro1">
          <table:table-cell table:number-columns-repeated="9"/>
          <table:table-cell table:style-name="ce44" office:value-type="float" office:value="152" calcext:value-type="float">
            <text:p>152</text:p>
          </table:table-cell>
          <table:table-cell table:style-name="ce44" office:value-type="float" office:value="-9.9" calcext:value-type="float">
            <text:p>-9.9</text:p>
          </table:table-cell>
          <table:table-cell table:style-name="ce44" office:value-type="float" office:value="22" calcext:value-type="float">
            <text:p>22</text:p>
          </table:table-cell>
          <table:table-cell table:number-columns-repeated="1012"/>
        </table:table-row>
        <table:table-row table:style-name="ro1">
          <table:table-cell table:number-columns-repeated="9"/>
          <table:table-cell table:style-name="ce44" office:value-type="float" office:value="153" calcext:value-type="float">
            <text:p>153</text:p>
          </table:table-cell>
          <table:table-cell table:style-name="ce44" office:value-type="float" office:value="-9.6" calcext:value-type="float">
            <text:p>-9.6</text:p>
          </table:table-cell>
          <table:table-cell table:style-name="ce44" office:value-type="float" office:value="21.1" calcext:value-type="float">
            <text:p>21.1</text:p>
          </table:table-cell>
          <table:table-cell table:number-columns-repeated="1012"/>
        </table:table-row>
        <table:table-row table:style-name="ro1">
          <table:table-cell table:number-columns-repeated="9"/>
          <table:table-cell table:style-name="ce44" office:value-type="float" office:value="154" calcext:value-type="float">
            <text:p>154</text:p>
          </table:table-cell>
          <table:table-cell table:style-name="ce44" office:value-type="float" office:value="-11.1" calcext:value-type="float">
            <text:p>-11.1</text:p>
          </table:table-cell>
          <table:table-cell table:style-name="ce44" office:value-type="float" office:value="22.3" calcext:value-type="float">
            <text:p>22.3</text:p>
          </table:table-cell>
          <table:table-cell table:number-columns-repeated="1012"/>
        </table:table-row>
        <table:table-row table:style-name="ro1">
          <table:table-cell table:number-columns-repeated="9"/>
          <table:table-cell table:style-name="ce44" office:value-type="float" office:value="155" calcext:value-type="float">
            <text:p>155</text:p>
          </table:table-cell>
          <table:table-cell table:style-name="ce44" office:value-type="float" office:value="-10.9" calcext:value-type="float">
            <text:p>-10.9</text:p>
          </table:table-cell>
          <table:table-cell table:style-name="ce44" office:value-type="float" office:value="21.8" calcext:value-type="float">
            <text:p>21.8</text:p>
          </table:table-cell>
          <table:table-cell table:number-columns-repeated="1012"/>
        </table:table-row>
        <table:table-row table:style-name="ro1">
          <table:table-cell table:number-columns-repeated="9"/>
          <table:table-cell table:style-name="ce44" office:value-type="float" office:value="156" calcext:value-type="float">
            <text:p>156</text:p>
          </table:table-cell>
          <table:table-cell table:style-name="ce44" office:value-type="float" office:value="-12.7" calcext:value-type="float">
            <text:p>-12.7</text:p>
          </table:table-cell>
          <table:table-cell table:style-name="ce44" office:value-type="float" office:value="19.2" calcext:value-type="float">
            <text:p>19.2</text:p>
          </table:table-cell>
          <table:table-cell table:number-columns-repeated="1012"/>
        </table:table-row>
        <table:table-row table:style-name="ro1">
          <table:table-cell table:number-columns-repeated="9"/>
          <table:table-cell table:style-name="ce44" office:value-type="float" office:value="157" calcext:value-type="float">
            <text:p>157</text:p>
          </table:table-cell>
          <table:table-cell table:style-name="ce44" office:value-type="float" office:value="-13.3" calcext:value-type="float">
            <text:p>-13.3</text:p>
          </table:table-cell>
          <table:table-cell table:style-name="ce44" office:value-type="float" office:value="20.8" calcext:value-type="float">
            <text:p>20.8</text:p>
          </table:table-cell>
          <table:table-cell table:number-columns-repeated="1012"/>
        </table:table-row>
        <table:table-row table:style-name="ro1">
          <table:table-cell table:number-columns-repeated="9"/>
          <table:table-cell table:style-name="ce44" office:value-type="float" office:value="158" calcext:value-type="float">
            <text:p>158</text:p>
          </table:table-cell>
          <table:table-cell table:style-name="ce44" office:value-type="float" office:value="-10.8" calcext:value-type="float">
            <text:p>-10.8</text:p>
          </table:table-cell>
          <table:table-cell table:style-name="ce44" office:value-type="float" office:value="23.2" calcext:value-type="float">
            <text:p>23.2</text:p>
          </table:table-cell>
          <table:table-cell table:number-columns-repeated="1012"/>
        </table:table-row>
        <table:table-row table:style-name="ro1">
          <table:table-cell table:number-columns-repeated="9"/>
          <table:table-cell table:style-name="ce44" office:value-type="float" office:value="159" calcext:value-type="float">
            <text:p>159</text:p>
          </table:table-cell>
          <table:table-cell table:style-name="ce44" office:value-type="float" office:value="-10.5" calcext:value-type="float">
            <text:p>-10.5</text:p>
          </table:table-cell>
          <table:table-cell table:style-name="ce44" office:value-type="float" office:value="23.6" calcext:value-type="float">
            <text:p>23.6</text:p>
          </table:table-cell>
          <table:table-cell table:number-columns-repeated="1012"/>
        </table:table-row>
        <table:table-row table:style-name="ro1">
          <table:table-cell table:number-columns-repeated="9"/>
          <table:table-cell table:style-name="ce44" office:value-type="float" office:value="160" calcext:value-type="float">
            <text:p>160</text:p>
          </table:table-cell>
          <table:table-cell table:style-name="ce44" office:value-type="float" office:value="-10.7" calcext:value-type="float">
            <text:p>-10.7</text:p>
          </table:table-cell>
          <table:table-cell table:style-name="ce44" office:value-type="float" office:value="20.8" calcext:value-type="float">
            <text:p>20.8</text:p>
          </table:table-cell>
          <table:table-cell table:number-columns-repeated="1012"/>
        </table:table-row>
        <table:table-row table:style-name="ro1">
          <table:table-cell table:number-columns-repeated="9"/>
          <table:table-cell table:style-name="ce44" office:value-type="float" office:value="161" calcext:value-type="float">
            <text:p>161</text:p>
          </table:table-cell>
          <table:table-cell table:style-name="ce44" office:value-type="float" office:value="-13.4" calcext:value-type="float">
            <text:p>-13.4</text:p>
          </table:table-cell>
          <table:table-cell table:style-name="ce44" office:value-type="float" office:value="20.1" calcext:value-type="float">
            <text:p>20.1</text:p>
          </table:table-cell>
          <table:table-cell table:number-columns-repeated="1012"/>
        </table:table-row>
        <table:table-row table:style-name="ro1">
          <table:table-cell table:number-columns-repeated="9"/>
          <table:table-cell table:style-name="ce44" office:value-type="float" office:value="162" calcext:value-type="float">
            <text:p>162</text:p>
          </table:table-cell>
          <table:table-cell table:style-name="ce44" office:value-type="float" office:value="-12.7" calcext:value-type="float">
            <text:p>-12.7</text:p>
          </table:table-cell>
          <table:table-cell table:style-name="ce44" office:value-type="float" office:value="21.2" calcext:value-type="float">
            <text:p>21.2</text:p>
          </table:table-cell>
          <table:table-cell table:number-columns-repeated="1012"/>
        </table:table-row>
        <table:table-row table:style-name="ro1">
          <table:table-cell table:number-columns-repeated="9"/>
          <table:table-cell table:style-name="ce44" office:value-type="float" office:value="163" calcext:value-type="float">
            <text:p>163</text:p>
          </table:table-cell>
          <table:table-cell table:style-name="ce44" office:value-type="float" office:value="-13.9" calcext:value-type="float">
            <text:p>-13.9</text:p>
          </table:table-cell>
          <table:table-cell table:style-name="ce44" office:value-type="float" office:value="21.1" calcext:value-type="float">
            <text:p>21.1</text:p>
          </table:table-cell>
          <table:table-cell table:number-columns-repeated="1012"/>
        </table:table-row>
        <table:table-row table:style-name="ro1">
          <table:table-cell table:number-columns-repeated="9"/>
          <table:table-cell table:style-name="ce44" office:value-type="float" office:value="164" calcext:value-type="float">
            <text:p>164</text:p>
          </table:table-cell>
          <table:table-cell table:style-name="ce44" office:value-type="float" office:value="-11" calcext:value-type="float">
            <text:p>-11</text:p>
          </table:table-cell>
          <table:table-cell table:style-name="ce44" office:value-type="float" office:value="23" calcext:value-type="float">
            <text:p>23</text:p>
          </table:table-cell>
          <table:table-cell table:number-columns-repeated="1012"/>
        </table:table-row>
        <table:table-row table:style-name="ro1">
          <table:table-cell table:number-columns-repeated="9"/>
          <table:table-cell table:style-name="ce44" office:value-type="float" office:value="165" calcext:value-type="float">
            <text:p>165</text:p>
          </table:table-cell>
          <table:table-cell table:style-name="ce44" office:value-type="float" office:value="-9.6" calcext:value-type="float">
            <text:p>-9.6</text:p>
          </table:table-cell>
          <table:table-cell table:style-name="ce44" office:value-type="float" office:value="24" calcext:value-type="float">
            <text:p>24</text:p>
          </table:table-cell>
          <table:table-cell table:number-columns-repeated="1012"/>
        </table:table-row>
        <table:table-row table:style-name="ro1">
          <table:table-cell table:number-columns-repeated="9"/>
          <table:table-cell table:style-name="ce44" office:value-type="float" office:value="166" calcext:value-type="float">
            <text:p>166</text:p>
          </table:table-cell>
          <table:table-cell table:style-name="ce44" office:value-type="float" office:value="-8" calcext:value-type="float">
            <text:p>-8</text:p>
          </table:table-cell>
          <table:table-cell table:style-name="ce44" office:value-type="float" office:value="23.5" calcext:value-type="float">
            <text:p>23.5</text:p>
          </table:table-cell>
          <table:table-cell table:number-columns-repeated="1012"/>
        </table:table-row>
        <table:table-row table:style-name="ro1">
          <table:table-cell table:number-columns-repeated="9"/>
          <table:table-cell table:style-name="ce44" office:value-type="float" office:value="167" calcext:value-type="float">
            <text:p>167</text:p>
          </table:table-cell>
          <table:table-cell table:style-name="ce44" office:value-type="float" office:value="-10.4" calcext:value-type="float">
            <text:p>-10.4</text:p>
          </table:table-cell>
          <table:table-cell table:style-name="ce44" office:value-type="float" office:value="22" calcext:value-type="float">
            <text:p>22</text:p>
          </table:table-cell>
          <table:table-cell table:number-columns-repeated="1012"/>
        </table:table-row>
        <table:table-row table:style-name="ro1">
          <table:table-cell table:number-columns-repeated="9"/>
          <table:table-cell table:style-name="ce44" office:value-type="float" office:value="168" calcext:value-type="float">
            <text:p>168</text:p>
          </table:table-cell>
          <table:table-cell table:style-name="ce44" office:value-type="float" office:value="-10.8" calcext:value-type="float">
            <text:p>-10.8</text:p>
          </table:table-cell>
          <table:table-cell table:style-name="ce44" office:value-type="float" office:value="22.4" calcext:value-type="float">
            <text:p>22.4</text:p>
          </table:table-cell>
          <table:table-cell table:number-columns-repeated="1012"/>
        </table:table-row>
        <table:table-row table:style-name="ro1">
          <table:table-cell/>
          <table:table-cell>
            <draw:frame table:end-cell-address="'Planting Maths'.I299" table:end-x="5.41pt" table:end-y="7.48pt" draw:z-index="3" draw:name="Chart 4" draw:style-name="gr1" draw:text-style-name="P1" svg:width="449.97pt" svg:height="278.22pt" svg:x="46.49pt" svg:y="12.76pt">
              <draw:object draw:notify-on-update-of-ranges="'Planting Maths'.K138:'Planting Maths'.K311" xlink:href="./Object 4" xlink:type="simple" xlink:show="embed" xlink:actuate="onLoad">
                <loext:p/>
              </draw:object>
              <draw:image xlink:href="./ObjectReplacements/Object 4" xlink:type="simple" xlink:show="embed" xlink:actuate="onLoad"/>
            </draw:frame>
          </table:table-cell>
          <table:table-cell table:number-columns-repeated="7"/>
          <table:table-cell table:style-name="ce44" office:value-type="float" office:value="169" calcext:value-type="float">
            <text:p>169</text:p>
          </table:table-cell>
          <table:table-cell table:style-name="ce44" office:value-type="float" office:value="-10" calcext:value-type="float">
            <text:p>-10</text:p>
          </table:table-cell>
          <table:table-cell table:style-name="ce44" office:value-type="float" office:value="24.4" calcext:value-type="float">
            <text:p>24.4</text:p>
          </table:table-cell>
          <table:table-cell table:number-columns-repeated="1012"/>
        </table:table-row>
        <table:table-row table:style-name="ro1">
          <table:table-cell table:number-columns-repeated="9"/>
          <table:table-cell table:style-name="ce44" office:value-type="float" office:value="170" calcext:value-type="float">
            <text:p>170</text:p>
          </table:table-cell>
          <table:table-cell table:style-name="ce44" office:value-type="float" office:value="-10" calcext:value-type="float">
            <text:p>-10</text:p>
          </table:table-cell>
          <table:table-cell table:style-name="ce44" office:value-type="float" office:value="21.8" calcext:value-type="float">
            <text:p>21.8</text:p>
          </table:table-cell>
          <table:table-cell table:number-columns-repeated="1012"/>
        </table:table-row>
        <table:table-row table:style-name="ro1">
          <table:table-cell table:number-columns-repeated="9"/>
          <table:table-cell table:style-name="ce44" office:value-type="float" office:value="171" calcext:value-type="float">
            <text:p>171</text:p>
          </table:table-cell>
          <table:table-cell table:style-name="ce44" office:value-type="float" office:value="-9.4" calcext:value-type="float">
            <text:p>-9.4</text:p>
          </table:table-cell>
          <table:table-cell table:style-name="ce44" office:value-type="float" office:value="23.7" calcext:value-type="float">
            <text:p>23.7</text:p>
          </table:table-cell>
          <table:table-cell table:number-columns-repeated="1012"/>
        </table:table-row>
        <table:table-row table:style-name="ro1">
          <table:table-cell table:number-columns-repeated="9"/>
          <table:table-cell table:style-name="ce44" office:value-type="float" office:value="172" calcext:value-type="float">
            <text:p>172</text:p>
          </table:table-cell>
          <table:table-cell table:style-name="ce44" office:value-type="float" office:value="-9.5" calcext:value-type="float">
            <text:p>-9.5</text:p>
          </table:table-cell>
          <table:table-cell table:style-name="ce44" office:value-type="float" office:value="24.8" calcext:value-type="float">
            <text:p>24.8</text:p>
          </table:table-cell>
          <table:table-cell table:number-columns-repeated="1012"/>
        </table:table-row>
        <table:table-row table:style-name="ro1">
          <table:table-cell table:number-columns-repeated="9"/>
          <table:table-cell table:style-name="ce44" office:value-type="float" office:value="173" calcext:value-type="float">
            <text:p>173</text:p>
          </table:table-cell>
          <table:table-cell table:style-name="ce44" office:value-type="float" office:value="-10.2" calcext:value-type="float">
            <text:p>-10.2</text:p>
          </table:table-cell>
          <table:table-cell table:style-name="ce44" office:value-type="float" office:value="24.1" calcext:value-type="float">
            <text:p>24.1</text:p>
          </table:table-cell>
          <table:table-cell table:number-columns-repeated="1012"/>
        </table:table-row>
        <table:table-row table:style-name="ro1">
          <table:table-cell table:number-columns-repeated="9"/>
          <table:table-cell table:style-name="ce44" office:value-type="float" office:value="174" calcext:value-type="float">
            <text:p>174</text:p>
          </table:table-cell>
          <table:table-cell table:style-name="ce44" office:value-type="float" office:value="-10.9" calcext:value-type="float">
            <text:p>-10.9</text:p>
          </table:table-cell>
          <table:table-cell table:style-name="ce44" office:value-type="float" office:value="23" calcext:value-type="float">
            <text:p>23</text:p>
          </table:table-cell>
          <table:table-cell table:number-columns-repeated="1012"/>
        </table:table-row>
        <table:table-row table:style-name="ro1">
          <table:table-cell table:number-columns-repeated="9"/>
          <table:table-cell table:style-name="ce44" office:value-type="float" office:value="175" calcext:value-type="float">
            <text:p>175</text:p>
          </table:table-cell>
          <table:table-cell table:style-name="ce44" office:value-type="float" office:value="-10.6" calcext:value-type="float">
            <text:p>-10.6</text:p>
          </table:table-cell>
          <table:table-cell table:style-name="ce44" office:value-type="float" office:value="22.5" calcext:value-type="float">
            <text:p>22.5</text:p>
          </table:table-cell>
          <table:table-cell table:number-columns-repeated="1012"/>
        </table:table-row>
        <table:table-row table:style-name="ro1">
          <table:table-cell table:number-columns-repeated="9"/>
          <table:table-cell table:style-name="ce44" office:value-type="float" office:value="176" calcext:value-type="float">
            <text:p>176</text:p>
          </table:table-cell>
          <table:table-cell table:style-name="ce44" office:value-type="float" office:value="-10.5" calcext:value-type="float">
            <text:p>-10.5</text:p>
          </table:table-cell>
          <table:table-cell table:style-name="ce44" office:value-type="float" office:value="21.8" calcext:value-type="float">
            <text:p>21.8</text:p>
          </table:table-cell>
          <table:table-cell table:number-columns-repeated="1012"/>
        </table:table-row>
        <table:table-row table:style-name="ro1">
          <table:table-cell table:number-columns-repeated="9"/>
          <table:table-cell table:style-name="ce44" office:value-type="float" office:value="177" calcext:value-type="float">
            <text:p>177</text:p>
          </table:table-cell>
          <table:table-cell table:style-name="ce44" office:value-type="float" office:value="-12.9" calcext:value-type="float">
            <text:p>-12.9</text:p>
          </table:table-cell>
          <table:table-cell table:style-name="ce44" office:value-type="float" office:value="19.4" calcext:value-type="float">
            <text:p>19.4</text:p>
          </table:table-cell>
          <table:table-cell table:number-columns-repeated="1012"/>
        </table:table-row>
        <table:table-row table:style-name="ro1">
          <table:table-cell table:number-columns-repeated="9"/>
          <table:table-cell table:style-name="ce44" office:value-type="float" office:value="178" calcext:value-type="float">
            <text:p>178</text:p>
          </table:table-cell>
          <table:table-cell table:style-name="ce44" office:value-type="float" office:value="-14.9" calcext:value-type="float">
            <text:p>-14.9</text:p>
          </table:table-cell>
          <table:table-cell table:style-name="ce44" office:value-type="float" office:value="18.6" calcext:value-type="float">
            <text:p>18.6</text:p>
          </table:table-cell>
          <table:table-cell table:number-columns-repeated="1012"/>
        </table:table-row>
        <table:table-row table:style-name="ro1">
          <table:table-cell table:number-columns-repeated="9"/>
          <table:table-cell table:style-name="ce44" office:value-type="float" office:value="179" calcext:value-type="float">
            <text:p>179</text:p>
          </table:table-cell>
          <table:table-cell table:style-name="ce44" office:value-type="float" office:value="-13.6" calcext:value-type="float">
            <text:p>-13.6</text:p>
          </table:table-cell>
          <table:table-cell table:style-name="ce44" office:value-type="float" office:value="19.8" calcext:value-type="float">
            <text:p>19.8</text:p>
          </table:table-cell>
          <table:table-cell table:number-columns-repeated="1012"/>
        </table:table-row>
        <table:table-row table:style-name="ro1">
          <table:table-cell table:number-columns-repeated="9"/>
          <table:table-cell table:style-name="ce44" office:value-type="float" office:value="180" calcext:value-type="float">
            <text:p>180</text:p>
          </table:table-cell>
          <table:table-cell table:style-name="ce44" office:value-type="float" office:value="-11.1" calcext:value-type="float">
            <text:p>-11.1</text:p>
          </table:table-cell>
          <table:table-cell table:style-name="ce44" office:value-type="float" office:value="21.3" calcext:value-type="float">
            <text:p>21.3</text:p>
          </table:table-cell>
          <table:table-cell table:number-columns-repeated="1012"/>
        </table:table-row>
        <table:table-row table:style-name="ro1">
          <table:table-cell table:number-columns-repeated="9"/>
          <table:table-cell table:style-name="ce44" office:value-type="float" office:value="181" calcext:value-type="float">
            <text:p>181</text:p>
          </table:table-cell>
          <table:table-cell table:style-name="ce44" office:value-type="float" office:value="-11.4" calcext:value-type="float">
            <text:p>-11.4</text:p>
          </table:table-cell>
          <table:table-cell table:style-name="ce44" office:value-type="float" office:value="21" calcext:value-type="float">
            <text:p>21</text:p>
          </table:table-cell>
          <table:table-cell table:number-columns-repeated="1012"/>
        </table:table-row>
        <table:table-row table:style-name="ro1">
          <table:table-cell table:number-columns-repeated="9"/>
          <table:table-cell table:style-name="ce44" office:value-type="float" office:value="182" calcext:value-type="float">
            <text:p>182</text:p>
          </table:table-cell>
          <table:table-cell table:style-name="ce44" office:value-type="float" office:value="-13.1" calcext:value-type="float">
            <text:p>-13.1</text:p>
          </table:table-cell>
          <table:table-cell table:style-name="ce44" office:value-type="float" office:value="20.4" calcext:value-type="float">
            <text:p>20.4</text:p>
          </table:table-cell>
          <table:table-cell table:number-columns-repeated="1012"/>
        </table:table-row>
        <table:table-row table:style-name="ro1">
          <table:table-cell table:number-columns-repeated="9"/>
          <table:table-cell table:style-name="ce44" office:value-type="float" office:value="183" calcext:value-type="float">
            <text:p>183</text:p>
          </table:table-cell>
          <table:table-cell table:style-name="ce44" office:value-type="float" office:value="-14.4" calcext:value-type="float">
            <text:p>-14.4</text:p>
          </table:table-cell>
          <table:table-cell table:style-name="ce44" office:value-type="float" office:value="18.7" calcext:value-type="float">
            <text:p>18.7</text:p>
          </table:table-cell>
          <table:table-cell table:number-columns-repeated="1012"/>
        </table:table-row>
        <table:table-row table:style-name="ro1">
          <table:table-cell table:number-columns-repeated="9"/>
          <table:table-cell table:style-name="ce44" office:value-type="float" office:value="184" calcext:value-type="float">
            <text:p>184</text:p>
          </table:table-cell>
          <table:table-cell table:style-name="ce44" office:value-type="float" office:value="-15.9" calcext:value-type="float">
            <text:p>-15.9</text:p>
          </table:table-cell>
          <table:table-cell table:style-name="ce44" office:value-type="float" office:value="16.2" calcext:value-type="float">
            <text:p>16.2</text:p>
          </table:table-cell>
          <table:table-cell table:number-columns-repeated="1012"/>
        </table:table-row>
        <table:table-row table:style-name="ro1">
          <table:table-cell table:number-columns-repeated="9"/>
          <table:table-cell table:style-name="ce44" office:value-type="float" office:value="185" calcext:value-type="float">
            <text:p>185</text:p>
          </table:table-cell>
          <table:table-cell table:style-name="ce44" office:value-type="float" office:value="-16" calcext:value-type="float">
            <text:p>-16</text:p>
          </table:table-cell>
          <table:table-cell table:style-name="ce44" office:value-type="float" office:value="19" calcext:value-type="float">
            <text:p>19</text:p>
          </table:table-cell>
          <table:table-cell table:number-columns-repeated="1012"/>
        </table:table-row>
        <table:table-row table:style-name="ro1">
          <table:table-cell table:number-columns-repeated="9"/>
          <table:table-cell table:style-name="ce44" office:value-type="float" office:value="186" calcext:value-type="float">
            <text:p>186</text:p>
          </table:table-cell>
          <table:table-cell table:style-name="ce44" office:value-type="float" office:value="-13.3" calcext:value-type="float">
            <text:p>-13.3</text:p>
          </table:table-cell>
          <table:table-cell table:style-name="ce44" office:value-type="float" office:value="19.2" calcext:value-type="float">
            <text:p>19.2</text:p>
          </table:table-cell>
          <table:table-cell table:number-columns-repeated="1012"/>
        </table:table-row>
        <table:table-row table:style-name="ro1">
          <table:table-cell table:number-columns-repeated="9"/>
          <table:table-cell table:style-name="ce44" office:value-type="float" office:value="187" calcext:value-type="float">
            <text:p>187</text:p>
          </table:table-cell>
          <table:table-cell table:style-name="ce44" office:value-type="float" office:value="-13.3" calcext:value-type="float">
            <text:p>-13.3</text:p>
          </table:table-cell>
          <table:table-cell table:style-name="ce44" office:value-type="float" office:value="21.2" calcext:value-type="float">
            <text:p>21.2</text:p>
          </table:table-cell>
          <table:table-cell table:number-columns-repeated="1012"/>
        </table:table-row>
        <table:table-row table:style-name="ro1">
          <table:table-cell table:number-columns-repeated="9"/>
          <table:table-cell table:style-name="ce44" office:value-type="float" office:value="188" calcext:value-type="float">
            <text:p>188</text:p>
          </table:table-cell>
          <table:table-cell table:style-name="ce44" office:value-type="float" office:value="-12" calcext:value-type="float">
            <text:p>-12</text:p>
          </table:table-cell>
          <table:table-cell table:style-name="ce44" office:value-type="float" office:value="21.1" calcext:value-type="float">
            <text:p>21.1</text:p>
          </table:table-cell>
          <table:table-cell table:number-columns-repeated="1012"/>
        </table:table-row>
        <table:table-row table:style-name="ro1">
          <table:table-cell table:number-columns-repeated="9"/>
          <table:table-cell table:style-name="ce44" office:value-type="float" office:value="189" calcext:value-type="float">
            <text:p>189</text:p>
          </table:table-cell>
          <table:table-cell table:style-name="ce44" office:value-type="float" office:value="-11.5" calcext:value-type="float">
            <text:p>-11.5</text:p>
          </table:table-cell>
          <table:table-cell table:style-name="ce44" office:value-type="float" office:value="22.6" calcext:value-type="float">
            <text:p>22.6</text:p>
          </table:table-cell>
          <table:table-cell table:number-columns-repeated="1012"/>
        </table:table-row>
        <table:table-row table:style-name="ro1">
          <table:table-cell table:number-columns-repeated="9"/>
          <table:table-cell table:style-name="ce44" office:value-type="float" office:value="190" calcext:value-type="float">
            <text:p>190</text:p>
          </table:table-cell>
          <table:table-cell table:style-name="ce44" office:value-type="float" office:value="-10.5" calcext:value-type="float">
            <text:p>-10.5</text:p>
          </table:table-cell>
          <table:table-cell table:style-name="ce44" office:value-type="float" office:value="24.2" calcext:value-type="float">
            <text:p>24.2</text:p>
          </table:table-cell>
          <table:table-cell table:number-columns-repeated="1012"/>
        </table:table-row>
        <table:table-row table:style-name="ro1">
          <table:table-cell table:number-columns-repeated="9"/>
          <table:table-cell table:style-name="ce44" office:value-type="float" office:value="191" calcext:value-type="float">
            <text:p>191</text:p>
          </table:table-cell>
          <table:table-cell table:style-name="ce44" office:value-type="float" office:value="-9.6" calcext:value-type="float">
            <text:p>-9.6</text:p>
          </table:table-cell>
          <table:table-cell table:style-name="ce44" office:value-type="float" office:value="22.9" calcext:value-type="float">
            <text:p>22.9</text:p>
          </table:table-cell>
          <table:table-cell table:number-columns-repeated="1012"/>
        </table:table-row>
        <table:table-row table:style-name="ro1">
          <table:table-cell table:number-columns-repeated="9"/>
          <table:table-cell table:style-name="ce44" office:value-type="float" office:value="192" calcext:value-type="float">
            <text:p>192</text:p>
          </table:table-cell>
          <table:table-cell table:style-name="ce44" office:value-type="float" office:value="-10.7" calcext:value-type="float">
            <text:p>-10.7</text:p>
          </table:table-cell>
          <table:table-cell table:style-name="ce44" office:value-type="float" office:value="22.6" calcext:value-type="float">
            <text:p>22.6</text:p>
          </table:table-cell>
          <table:table-cell table:number-columns-repeated="1012"/>
        </table:table-row>
        <table:table-row table:style-name="ro1">
          <table:table-cell table:number-columns-repeated="9"/>
          <table:table-cell table:style-name="ce44" office:value-type="float" office:value="193" calcext:value-type="float">
            <text:p>193</text:p>
          </table:table-cell>
          <table:table-cell table:style-name="ce44" office:value-type="float" office:value="-10.5" calcext:value-type="float">
            <text:p>-10.5</text:p>
          </table:table-cell>
          <table:table-cell table:style-name="ce44" office:value-type="float" office:value="22.5" calcext:value-type="float">
            <text:p>22.5</text:p>
          </table:table-cell>
          <table:table-cell table:number-columns-repeated="1012"/>
        </table:table-row>
        <table:table-row table:style-name="ro1">
          <table:table-cell table:number-columns-repeated="9"/>
          <table:table-cell table:style-name="ce44" office:value-type="float" office:value="194" calcext:value-type="float">
            <text:p>194</text:p>
          </table:table-cell>
          <table:table-cell table:style-name="ce44" office:value-type="float" office:value="-10.8" calcext:value-type="float">
            <text:p>-10.8</text:p>
          </table:table-cell>
          <table:table-cell table:style-name="ce44" office:value-type="float" office:value="20.3" calcext:value-type="float">
            <text:p>20.3</text:p>
          </table:table-cell>
          <table:table-cell table:number-columns-repeated="1012"/>
        </table:table-row>
        <table:table-row table:style-name="ro1">
          <table:table-cell table:number-columns-repeated="9"/>
          <table:table-cell table:style-name="ce44" office:value-type="float" office:value="195" calcext:value-type="float">
            <text:p>195</text:p>
          </table:table-cell>
          <table:table-cell table:style-name="ce44" office:value-type="float" office:value="-11.3" calcext:value-type="float">
            <text:p>-11.3</text:p>
          </table:table-cell>
          <table:table-cell table:style-name="ce44" office:value-type="float" office:value="22.4" calcext:value-type="float">
            <text:p>22.4</text:p>
          </table:table-cell>
          <table:table-cell table:number-columns-repeated="1012"/>
        </table:table-row>
        <table:table-row table:style-name="ro1">
          <table:table-cell table:number-columns-repeated="9"/>
          <table:table-cell table:style-name="ce44" office:value-type="float" office:value="196" calcext:value-type="float">
            <text:p>196</text:p>
          </table:table-cell>
          <table:table-cell table:style-name="ce44" office:value-type="float" office:value="-11" calcext:value-type="float">
            <text:p>-11</text:p>
          </table:table-cell>
          <table:table-cell table:style-name="ce44" office:value-type="float" office:value="22.2" calcext:value-type="float">
            <text:p>22.2</text:p>
          </table:table-cell>
          <table:table-cell table:number-columns-repeated="1012"/>
        </table:table-row>
        <table:table-row table:style-name="ro1">
          <table:table-cell table:number-columns-repeated="9"/>
          <table:table-cell table:style-name="ce44" office:value-type="float" office:value="197" calcext:value-type="float">
            <text:p>197</text:p>
          </table:table-cell>
          <table:table-cell table:style-name="ce44" office:value-type="float" office:value="-12.8" calcext:value-type="float">
            <text:p>-12.8</text:p>
          </table:table-cell>
          <table:table-cell table:style-name="ce44" office:value-type="float" office:value="19.2" calcext:value-type="float">
            <text:p>19.2</text:p>
          </table:table-cell>
          <table:table-cell table:number-columns-repeated="1012"/>
        </table:table-row>
        <table:table-row table:style-name="ro1">
          <table:table-cell table:number-columns-repeated="9"/>
          <table:table-cell table:style-name="ce44" office:value-type="float" office:value="198" calcext:value-type="float">
            <text:p>198</text:p>
          </table:table-cell>
          <table:table-cell table:style-name="ce44" office:value-type="float" office:value="-12.3" calcext:value-type="float">
            <text:p>-12.3</text:p>
          </table:table-cell>
          <table:table-cell table:style-name="ce44" office:value-type="float" office:value="20.2" calcext:value-type="float">
            <text:p>20.2</text:p>
          </table:table-cell>
          <table:table-cell table:number-columns-repeated="1012"/>
        </table:table-row>
        <table:table-row table:style-name="ro1">
          <table:table-cell table:number-columns-repeated="9"/>
          <table:table-cell table:style-name="ce44" office:value-type="float" office:value="199" calcext:value-type="float">
            <text:p>199</text:p>
          </table:table-cell>
          <table:table-cell table:style-name="ce44" office:value-type="float" office:value="-12" calcext:value-type="float">
            <text:p>-12</text:p>
          </table:table-cell>
          <table:table-cell table:style-name="ce44" office:value-type="float" office:value="21.5" calcext:value-type="float">
            <text:p>21.5</text:p>
          </table:table-cell>
          <table:table-cell table:number-columns-repeated="1012"/>
        </table:table-row>
        <table:table-row table:style-name="ro1">
          <table:table-cell table:number-columns-repeated="10"/>
          <table:table-cell table:style-name="ce50" table:formula="of:=MAX([.K138:.K311])-MIN([.K138:.K311])" office:value-type="float" office:value="10.6" calcext:value-type="float">
            <text:p>10.6</text:p>
          </table:table-cell>
          <table:table-cell table:style-name="ce50" table:formula="of:=MAX([.L138:.L311])-MIN([.L138:.L311])" office:value-type="float" office:value="10.4" calcext:value-type="float">
            <text:p>10.4</text:p>
          </table:table-cell>
          <table:table-cell table:number-columns-repeated="1012"/>
        </table:table-row>
        <table:table-row table:style-name="ro2" table:number-rows-repeated="10482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ptos Narrow&quot;" svg:font-family="'&quot;Aptos Narrow&quot;'"/>
    <style:font-face style:name="Arial" svg:font-family="Arial"/>
    <style:font-face style:name="Arial,sans-serif" svg:font-family="'Arial,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time-style style:name="N125">
      <number:hours/>
      <number:text>:</number:text>
      <number:minutes number:style="long"/>
    </number:time-style>
    <number:date-style style:name="N126">
      <number:month number:textual="true"/>
      <number:text> </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e06666"/>
      <style:text-properties fo:color="#e06666"/>
    </style:style>
    <style:style style:name="ConditionalStyle_5f_2" style:display-name="ConditionalStyle_2" style:family="table-cell" style:parent-style-name="Default">
      <style:table-cell-properties fo:background-color="#6fa8dc"/>
      <style:text-properties fo:color="#6fa8dc"/>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nting_20_Calc" style:display-name="PageStyle_Planting Calc" style:page-layout-name="Mpm3">
      <style:header style:display="false"/>
      <style:header-left style:display="false"/>
      <style:footer style:display="false"/>
      <style:footer-left style:display="false"/>
    </style:master-page>
    <style:master-page style:name="PageStyle_5f_Crop_20_Data" style:display-name="PageStyle_Crop Data" style:page-layout-name="Mpm3">
      <style:header style:display="false"/>
      <style:header-left style:display="false"/>
      <style:footer style:display="false"/>
      <style:footer-left style:display="false"/>
    </style:master-page>
    <style:master-page style:name="PageStyle_5f_Planting_20_Maths" style:display-name="PageStyle_Planting Math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4203" meta:object-count="4"/>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8"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875cm" svg:height="7.726cm" xlink:href=".." xlink:type="simple" chart:class="chart:line" chart:style-name="ch1">
        <chart:legend chart:legend-position="end" svg:x="14.161cm" svg:y="3.315cm" style:legend-expansion="high" chart:style-name="ch2"/>
        <chart:plot-area chart:style-name="ch3" table:cell-range-address="'Planting Maths'.G16:'Planting Maths'.H124" chart:data-source-has-labels="row" svg:x="0.317cm" svg:y="0.154cm" svg:width="13.527cm" svg:height="7.418cm">
          <chartooo:coordinate-region svg:x="0.894cm" svg:y="0.353cm" svg:width="12.95cm" svg:height="7.02cm"/>
          <chart:axis chart:dimension="x" chart:name="primary-x" chart:style-name="ch4"/>
          <chart:axis chart:dimension="y" chart:name="primary-y" chart:style-name="ch5">
            <chart:grid chart:style-name="ch6" chart:class="major"/>
          </chart:axis>
          <chart:series chart:style-name="ch7" chart:values-cell-range-address="'Planting Maths'.G17:'Planting Maths'.G124" chart:label-cell-address="'Planting Maths'.G16:'Planting Maths'.G16" chart:class="chart:line">
            <chart:data-point chart:repeated="108"/>
          </chart:series>
          <chart:series chart:style-name="ch8" chart:values-cell-range-address="'Planting Maths'.H17:'Planting Maths'.H124" chart:label-cell-address="'Planting Maths'.H16:'Planting Maths'.H16" chart:class="chart:line">
            <chart:data-point chart:repeated="10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4</text:p>
                <draw:g>
                  <svg:desc>'Planting Maths'.G16:'Planting Maths'.G16</svg:desc>
                </draw:g>
              </table:table-cell>
              <table:table-cell office:value-type="string">
                <text:p>16</text:p>
                <draw:g>
                  <svg:desc>'Planting Maths'.H16:'Planting Maths'.H16</svg:desc>
                </draw:g>
              </table:table-cell>
            </table:table-row>
          </table:table-header-rows>
          <table:table-rows>
            <table:table-row>
              <table:table-cell office:value-type="string">
                <text:p>1</text:p>
              </table:table-cell>
              <table:table-cell office:value-type="float" office:value="-18.8345109599816">
                <text:p>-18.8345109599816</text:p>
                <draw:g>
                  <svg:desc>'Planting Maths'.G17:'Planting Maths'.G124</svg:desc>
                </draw:g>
              </table:table-cell>
              <table:table-cell office:value-type="float" office:value="-9.15451095998158">
                <text:p>-9.15451095998158</text:p>
                <draw:g>
                  <svg:desc>'Planting Maths'.H17:'Planting Maths'.H124</svg:desc>
                </draw:g>
              </table:table-cell>
            </table:table-row>
            <table:table-row>
              <table:table-cell office:value-type="string">
                <text:p>2</text:p>
              </table:table-cell>
              <table:table-cell office:value-type="float" office:value="-18.8861958564553">
                <text:p>-18.8861958564553</text:p>
              </table:table-cell>
              <table:table-cell office:value-type="float" office:value="-9.20619585645526">
                <text:p>-9.20619585645526</text:p>
              </table:table-cell>
            </table:table-row>
            <table:table-row>
              <table:table-cell office:value-type="string">
                <text:p>3</text:p>
              </table:table-cell>
              <table:table-cell office:value-type="float" office:value="-18.91032667022">
                <text:p>-18.91032667022</text:p>
              </table:table-cell>
              <table:table-cell office:value-type="float" office:value="-9.23032667022005">
                <text:p>-9.23032667022005</text:p>
              </table:table-cell>
            </table:table-row>
            <table:table-row>
              <table:table-cell office:value-type="string">
                <text:p>4</text:p>
              </table:table-cell>
              <table:table-cell office:value-type="float" office:value="-18.9169595398275">
                <text:p>-18.9169595398275</text:p>
              </table:table-cell>
              <table:table-cell office:value-type="float" office:value="-9.23695953982754">
                <text:p>-9.23695953982754</text:p>
              </table:table-cell>
            </table:table-row>
            <table:table-row>
              <table:table-cell office:value-type="string">
                <text:p>5</text:p>
              </table:table-cell>
              <table:table-cell office:value-type="float" office:value="-18.9169595398275">
                <text:p>-18.9169595398275</text:p>
              </table:table-cell>
              <table:table-cell office:value-type="float" office:value="-9.23695953982754">
                <text:p>-9.23695953982754</text:p>
              </table:table-cell>
            </table:table-row>
            <table:table-row>
              <table:table-cell office:value-type="string">
                <text:p>6</text:p>
              </table:table-cell>
              <table:table-cell office:value-type="float" office:value="-18.91032667022">
                <text:p>-18.91032667022</text:p>
              </table:table-cell>
              <table:table-cell office:value-type="float" office:value="-9.23032667022005">
                <text:p>-9.23032667022005</text:p>
              </table:table-cell>
            </table:table-row>
            <table:table-row>
              <table:table-cell office:value-type="string">
                <text:p>7</text:p>
              </table:table-cell>
              <table:table-cell office:value-type="float" office:value="-18.8861958564553">
                <text:p>-18.8861958564553</text:p>
              </table:table-cell>
              <table:table-cell office:value-type="float" office:value="-9.20619585645526">
                <text:p>-9.20619585645526</text:p>
              </table:table-cell>
            </table:table-row>
            <table:table-row>
              <table:table-cell office:value-type="string">
                <text:p>8</text:p>
              </table:table-cell>
              <table:table-cell office:value-type="float" office:value="-18.8345109599816">
                <text:p>-18.8345109599816</text:p>
              </table:table-cell>
              <table:table-cell office:value-type="float" office:value="-9.15451095998158">
                <text:p>-9.15451095998158</text:p>
              </table:table-cell>
            </table:table-row>
            <table:table-row>
              <table:table-cell office:value-type="string">
                <text:p>9</text:p>
              </table:table-cell>
              <table:table-cell office:value-type="float" office:value="-18.7465049221402">
                <text:p>-18.7465049221402</text:p>
              </table:table-cell>
              <table:table-cell office:value-type="float" office:value="-9.06650492214024">
                <text:p>-9.06650492214024</text:p>
              </table:table-cell>
            </table:table-row>
            <table:table-row>
              <table:table-cell office:value-type="string">
                <text:p>10</text:p>
              </table:table-cell>
              <table:table-cell office:value-type="float" office:value="-18.6146471486594">
                <text:p>-18.6146471486594</text:p>
              </table:table-cell>
              <table:table-cell office:value-type="float" office:value="-8.93464714865944">
                <text:p>-8.93464714865944</text:p>
              </table:table-cell>
            </table:table-row>
            <table:table-row>
              <table:table-cell office:value-type="string">
                <text:p>11</text:p>
              </table:table-cell>
              <table:table-cell office:value-type="float" office:value="-18.4325908941485">
                <text:p>-18.4325908941485</text:p>
              </table:table-cell>
              <table:table-cell office:value-type="float" office:value="-8.75259089414855">
                <text:p>-8.75259089414855</text:p>
              </table:table-cell>
            </table:table-row>
            <table:table-row>
              <table:table-cell office:value-type="string">
                <text:p>12</text:p>
              </table:table-cell>
              <table:table-cell office:value-type="float" office:value="-18.1951206465923">
                <text:p>-18.1951206465923</text:p>
              </table:table-cell>
              <table:table-cell office:value-type="float" office:value="-8.51512064659225">
                <text:p>-8.51512064659225</text:p>
              </table:table-cell>
            </table:table-row>
            <table:table-row>
              <table:table-cell office:value-type="string">
                <text:p>13</text:p>
              </table:table-cell>
              <table:table-cell office:value-type="float" office:value="-17.8980995118447">
                <text:p>-17.8980995118447</text:p>
              </table:table-cell>
              <table:table-cell office:value-type="float" office:value="-8.21809951184473">
                <text:p>-8.21809951184473</text:p>
              </table:table-cell>
            </table:table-row>
            <table:table-row>
              <table:table-cell office:value-type="string">
                <text:p>14</text:p>
              </table:table-cell>
              <table:table-cell office:value-type="float" office:value="-17.5384165981238">
                <text:p>-17.5384165981238</text:p>
              </table:table-cell>
              <table:table-cell office:value-type="float" office:value="-7.85841659812384">
                <text:p>-7.85841659812384</text:p>
              </table:table-cell>
            </table:table-row>
            <table:table-row>
              <table:table-cell office:value-type="string">
                <text:p>15</text:p>
              </table:table-cell>
              <table:table-cell office:value-type="float" office:value="-17.1139344005053">
                <text:p>-17.1139344005053</text:p>
              </table:table-cell>
              <table:table-cell office:value-type="float" office:value="-7.43393440050528">
                <text:p>-7.43393440050528</text:p>
              </table:table-cell>
            </table:table-row>
            <table:table-row>
              <table:table-cell office:value-type="string">
                <text:p>16</text:p>
              </table:table-cell>
              <table:table-cell office:value-type="float" office:value="-16.6234361854167">
                <text:p>-16.6234361854167</text:p>
              </table:table-cell>
              <table:table-cell office:value-type="float" office:value="-6.94343618541674">
                <text:p>-6.94343618541674</text:p>
              </table:table-cell>
            </table:table-row>
            <table:table-row>
              <table:table-cell office:value-type="string">
                <text:p>17</text:p>
              </table:table-cell>
              <table:table-cell office:value-type="float" office:value="-16.0665733751321">
                <text:p>-16.0665733751321</text:p>
              </table:table-cell>
              <table:table-cell office:value-type="float" office:value="-6.38657337513211">
                <text:p>-6.38657337513211</text:p>
              </table:table-cell>
            </table:table-row>
            <table:table-row>
              <table:table-cell office:value-type="string">
                <text:p>18</text:p>
              </table:table-cell>
              <table:table-cell office:value-type="float" office:value="-15.4438129322656">
                <text:p>-15.4438129322656</text:p>
              </table:table-cell>
              <table:table-cell office:value-type="float" office:value="-5.76381293226562">
                <text:p>-5.76381293226562</text:p>
              </table:table-cell>
            </table:table-row>
            <table:table-row>
              <table:table-cell office:value-type="string">
                <text:p>19</text:p>
              </table:table-cell>
              <table:table-cell office:value-type="float" office:value="-14.756384744266">
                <text:p>-14.756384744266</text:p>
              </table:table-cell>
              <table:table-cell office:value-type="float" office:value="-5.07638474426603">
                <text:p>-5.07638474426603</text:p>
              </table:table-cell>
            </table:table-row>
            <table:table-row>
              <table:table-cell office:value-type="string">
                <text:p>20</text:p>
              </table:table-cell>
              <table:table-cell office:value-type="float" office:value="-14.0062290079108">
                <text:p>-14.0062290079108</text:p>
              </table:table-cell>
              <table:table-cell office:value-type="float" office:value="-4.32622900791079">
                <text:p>-4.32622900791079</text:p>
              </table:table-cell>
            </table:table-row>
            <table:table-row>
              <table:table-cell office:value-type="string">
                <text:p>21</text:p>
              </table:table-cell>
              <table:table-cell office:value-type="float" office:value="-13.1959436138002">
                <text:p>-13.1959436138002</text:p>
              </table:table-cell>
              <table:table-cell office:value-type="float" office:value="-3.51594361380021">
                <text:p>-3.51594361380021</text:p>
              </table:table-cell>
            </table:table-row>
            <table:table-row>
              <table:table-cell office:value-type="string">
                <text:p>22</text:p>
              </table:table-cell>
              <table:table-cell office:value-type="float" office:value="-12.3287315308516">
                <text:p>-12.3287315308516</text:p>
              </table:table-cell>
              <table:table-cell office:value-type="float" office:value="-2.64873153085163">
                <text:p>-2.64873153085163</text:p>
              </table:table-cell>
            </table:table-row>
            <table:table-row>
              <table:table-cell office:value-type="string">
                <text:p>23</text:p>
              </table:table-cell>
              <table:table-cell office:value-type="float" office:value="-11.4083481907936">
                <text:p>-11.4083481907936</text:p>
              </table:table-cell>
              <table:table-cell office:value-type="float" office:value="-1.72834819079361">
                <text:p>-1.72834819079361</text:p>
              </table:table-cell>
            </table:table-row>
            <table:table-row>
              <table:table-cell office:value-type="string">
                <text:p>24</text:p>
              </table:table-cell>
              <table:table-cell office:value-type="float" office:value="-10.4390488726601">
                <text:p>-10.4390488726601</text:p>
              </table:table-cell>
              <table:table-cell office:value-type="float" office:value="-0.759048872660079">
                <text:p>-0.759048872660079</text:p>
              </table:table-cell>
            </table:table-row>
            <table:table-row>
              <table:table-cell office:value-type="string">
                <text:p>25</text:p>
              </table:table-cell>
              <table:table-cell office:value-type="float" office:value="-9.42553608728452">
                <text:p>-9.42553608728452</text:p>
              </table:table-cell>
              <table:table-cell office:value-type="float" office:value="0.254463912715478">
                <text:p>0.254463912715478</text:p>
              </table:table-cell>
            </table:table-row>
            <table:table-row>
              <table:table-cell office:value-type="string">
                <text:p>26</text:p>
              </table:table-cell>
              <table:table-cell office:value-type="float" office:value="-8.37290696179413">
                <text:p>-8.37290696179413</text:p>
              </table:table-cell>
              <table:table-cell office:value-type="float" office:value="1.30709303820587">
                <text:p>1.30709303820587</text:p>
              </table:table-cell>
            </table:table-row>
            <table:table-row>
              <table:table-cell office:value-type="string">
                <text:p>27</text:p>
              </table:table-cell>
              <table:table-cell office:value-type="float" office:value="-7.28660062410397">
                <text:p>-7.28660062410397</text:p>
              </table:table-cell>
              <table:table-cell office:value-type="float" office:value="2.39339937589603">
                <text:p>2.39339937589603</text:p>
              </table:table-cell>
            </table:table-row>
            <table:table-row>
              <table:table-cell office:value-type="string">
                <text:p>28</text:p>
              </table:table-cell>
              <table:table-cell office:value-type="float" office:value="-6.17234558741122">
                <text:p>-6.17234558741122</text:p>
              </table:table-cell>
              <table:table-cell office:value-type="float" office:value="3.50765441258878">
                <text:p>3.50765441258878</text:p>
              </table:table-cell>
            </table:table-row>
            <table:table-row>
              <table:table-cell office:value-type="string">
                <text:p>29</text:p>
              </table:table-cell>
              <table:table-cell office:value-type="float" office:value="-5.03610713468924">
                <text:p>-5.03610713468924</text:p>
              </table:table-cell>
              <table:table-cell office:value-type="float" office:value="4.64389286531076">
                <text:p>4.64389286531076</text:p>
              </table:table-cell>
            </table:table-row>
            <table:table-row>
              <table:table-cell office:value-type="string">
                <text:p>30</text:p>
              </table:table-cell>
              <table:table-cell office:value-type="float" office:value="-3.8840347031818">
                <text:p>-3.8840347031818</text:p>
              </table:table-cell>
              <table:table-cell office:value-type="float" office:value="5.7959652968182">
                <text:p>5.7959652968182</text:p>
              </table:table-cell>
            </table:table-row>
            <table:table-row>
              <table:table-cell office:value-type="string">
                <text:p>31</text:p>
              </table:table-cell>
              <table:table-cell office:value-type="float" office:value="-2.72240926889727">
                <text:p>-2.72240926889727</text:p>
              </table:table-cell>
              <table:table-cell office:value-type="float" office:value="6.95759073110273">
                <text:p>6.95759073110273</text:p>
              </table:table-cell>
            </table:table-row>
            <table:table-row>
              <table:table-cell office:value-type="string">
                <text:p>32</text:p>
              </table:table-cell>
              <table:table-cell office:value-type="float" office:value="-1.55759073110274">
                <text:p>-1.55759073110274</text:p>
              </table:table-cell>
              <table:table-cell office:value-type="float" office:value="8.12240926889726">
                <text:p>8.12240926889726</text:p>
              </table:table-cell>
            </table:table-row>
            <table:table-row>
              <table:table-cell office:value-type="string">
                <text:p>33</text:p>
              </table:table-cell>
              <table:table-cell office:value-type="float" office:value="-0.395965296818201">
                <text:p>-0.395965296818201</text:p>
              </table:table-cell>
              <table:table-cell office:value-type="float" office:value="9.2840347031818">
                <text:p>9.2840347031818</text:p>
              </table:table-cell>
            </table:table-row>
            <table:table-row>
              <table:table-cell office:value-type="string">
                <text:p>34</text:p>
              </table:table-cell>
              <table:table-cell office:value-type="float" office:value="0.756107134689223">
                <text:p>0.756107134689223</text:p>
              </table:table-cell>
              <table:table-cell office:value-type="float" office:value="10.4361071346892">
                <text:p>10.4361071346892</text:p>
              </table:table-cell>
            </table:table-row>
            <table:table-row>
              <table:table-cell office:value-type="string">
                <text:p>35</text:p>
              </table:table-cell>
              <table:table-cell office:value-type="float" office:value="1.89234558741122">
                <text:p>1.89234558741122</text:p>
              </table:table-cell>
              <table:table-cell office:value-type="float" office:value="11.5723455874112">
                <text:p>11.5723455874112</text:p>
              </table:table-cell>
            </table:table-row>
            <table:table-row>
              <table:table-cell office:value-type="string">
                <text:p>36</text:p>
              </table:table-cell>
              <table:table-cell office:value-type="float" office:value="3.00660062410398">
                <text:p>3.00660062410398</text:p>
              </table:table-cell>
              <table:table-cell office:value-type="float" office:value="12.686600624104">
                <text:p>12.686600624104</text:p>
              </table:table-cell>
            </table:table-row>
            <table:table-row>
              <table:table-cell office:value-type="string">
                <text:p>37</text:p>
              </table:table-cell>
              <table:table-cell office:value-type="float" office:value="4.09290696179413">
                <text:p>4.09290696179413</text:p>
              </table:table-cell>
              <table:table-cell office:value-type="float" office:value="13.7729069617941">
                <text:p>13.7729069617941</text:p>
              </table:table-cell>
            </table:table-row>
            <table:table-row>
              <table:table-cell office:value-type="string">
                <text:p>38</text:p>
              </table:table-cell>
              <table:table-cell office:value-type="float" office:value="5.1455360872845">
                <text:p>5.1455360872845</text:p>
              </table:table-cell>
              <table:table-cell office:value-type="float" office:value="14.8255360872845">
                <text:p>14.8255360872845</text:p>
              </table:table-cell>
            </table:table-row>
            <table:table-row>
              <table:table-cell office:value-type="string">
                <text:p>39</text:p>
              </table:table-cell>
              <table:table-cell office:value-type="float" office:value="6.15904887266008">
                <text:p>6.15904887266008</text:p>
              </table:table-cell>
              <table:table-cell office:value-type="float" office:value="15.8390488726601">
                <text:p>15.8390488726601</text:p>
              </table:table-cell>
            </table:table-row>
            <table:table-row>
              <table:table-cell office:value-type="string">
                <text:p>40</text:p>
              </table:table-cell>
              <table:table-cell office:value-type="float" office:value="7.12834819079362">
                <text:p>7.12834819079362</text:p>
              </table:table-cell>
              <table:table-cell office:value-type="float" office:value="16.8083481907936">
                <text:p>16.8083481907936</text:p>
              </table:table-cell>
            </table:table-row>
            <table:table-row>
              <table:table-cell office:value-type="string">
                <text:p>41</text:p>
              </table:table-cell>
              <table:table-cell office:value-type="float" office:value="8.04873153085162">
                <text:p>8.04873153085162</text:p>
              </table:table-cell>
              <table:table-cell office:value-type="float" office:value="17.7287315308516">
                <text:p>17.7287315308516</text:p>
              </table:table-cell>
            </table:table-row>
            <table:table-row>
              <table:table-cell office:value-type="string">
                <text:p>42</text:p>
              </table:table-cell>
              <table:table-cell office:value-type="float" office:value="8.91594361380021">
                <text:p>8.91594361380021</text:p>
              </table:table-cell>
              <table:table-cell office:value-type="float" office:value="18.5959436138002">
                <text:p>18.5959436138002</text:p>
              </table:table-cell>
            </table:table-row>
            <table:table-row>
              <table:table-cell office:value-type="string">
                <text:p>43</text:p>
              </table:table-cell>
              <table:table-cell office:value-type="float" office:value="9.72622900791079">
                <text:p>9.72622900791079</text:p>
              </table:table-cell>
              <table:table-cell office:value-type="float" office:value="19.4062290079108">
                <text:p>19.4062290079108</text:p>
              </table:table-cell>
            </table:table-row>
            <table:table-row>
              <table:table-cell office:value-type="string">
                <text:p>44</text:p>
              </table:table-cell>
              <table:table-cell office:value-type="float" office:value="10.476384744266">
                <text:p>10.476384744266</text:p>
              </table:table-cell>
              <table:table-cell office:value-type="float" office:value="20.156384744266">
                <text:p>20.156384744266</text:p>
              </table:table-cell>
            </table:table-row>
            <table:table-row>
              <table:table-cell office:value-type="string">
                <text:p>45</text:p>
              </table:table-cell>
              <table:table-cell office:value-type="float" office:value="11.1638129322656">
                <text:p>11.1638129322656</text:p>
              </table:table-cell>
              <table:table-cell office:value-type="float" office:value="20.8438129322656">
                <text:p>20.8438129322656</text:p>
              </table:table-cell>
            </table:table-row>
            <table:table-row>
              <table:table-cell office:value-type="string">
                <text:p>46</text:p>
              </table:table-cell>
              <table:table-cell office:value-type="float" office:value="11.7865733751321">
                <text:p>11.7865733751321</text:p>
              </table:table-cell>
              <table:table-cell office:value-type="float" office:value="21.4665733751321">
                <text:p>21.4665733751321</text:p>
              </table:table-cell>
            </table:table-row>
            <table:table-row>
              <table:table-cell office:value-type="string">
                <text:p>47</text:p>
              </table:table-cell>
              <table:table-cell office:value-type="float" office:value="12.3434361854167">
                <text:p>12.3434361854167</text:p>
              </table:table-cell>
              <table:table-cell office:value-type="float" office:value="22.0234361854167">
                <text:p>22.0234361854167</text:p>
              </table:table-cell>
            </table:table-row>
            <table:table-row>
              <table:table-cell office:value-type="string">
                <text:p>48</text:p>
              </table:table-cell>
              <table:table-cell office:value-type="float" office:value="12.8339344005052">
                <text:p>12.8339344005052</text:p>
              </table:table-cell>
              <table:table-cell office:value-type="float" office:value="22.5139344005052">
                <text:p>22.5139344005052</text:p>
              </table:table-cell>
            </table:table-row>
            <table:table-row>
              <table:table-cell office:value-type="string">
                <text:p>49</text:p>
              </table:table-cell>
              <table:table-cell office:value-type="float" office:value="13.2584165981238">
                <text:p>13.2584165981238</text:p>
              </table:table-cell>
              <table:table-cell office:value-type="float" office:value="22.9384165981238">
                <text:p>22.9384165981238</text:p>
              </table:table-cell>
            </table:table-row>
            <table:table-row>
              <table:table-cell office:value-type="string">
                <text:p>50</text:p>
              </table:table-cell>
              <table:table-cell office:value-type="float" office:value="13.6180995118447">
                <text:p>13.6180995118447</text:p>
              </table:table-cell>
              <table:table-cell office:value-type="float" office:value="23.2980995118447">
                <text:p>23.2980995118447</text:p>
              </table:table-cell>
            </table:table-row>
            <table:table-row>
              <table:table-cell office:value-type="string">
                <text:p>51</text:p>
              </table:table-cell>
              <table:table-cell office:value-type="float" office:value="13.9151206465923">
                <text:p>13.9151206465923</text:p>
              </table:table-cell>
              <table:table-cell office:value-type="float" office:value="23.5951206465923">
                <text:p>23.5951206465923</text:p>
              </table:table-cell>
            </table:table-row>
            <table:table-row>
              <table:table-cell office:value-type="string">
                <text:p>52</text:p>
              </table:table-cell>
              <table:table-cell office:value-type="float" office:value="14.1525908941485">
                <text:p>14.1525908941485</text:p>
              </table:table-cell>
              <table:table-cell office:value-type="float" office:value="23.8325908941485">
                <text:p>23.8325908941485</text:p>
              </table:table-cell>
            </table:table-row>
            <table:table-row>
              <table:table-cell office:value-type="string">
                <text:p>53</text:p>
              </table:table-cell>
              <table:table-cell office:value-type="float" office:value="14.3346471486595">
                <text:p>14.3346471486595</text:p>
              </table:table-cell>
              <table:table-cell office:value-type="float" office:value="24.0146471486595">
                <text:p>24.0146471486595</text:p>
              </table:table-cell>
            </table:table-row>
            <table:table-row>
              <table:table-cell office:value-type="string">
                <text:p>54</text:p>
              </table:table-cell>
              <table:table-cell office:value-type="float" office:value="14.4665049221402">
                <text:p>14.4665049221402</text:p>
              </table:table-cell>
              <table:table-cell office:value-type="float" office:value="24.1465049221402">
                <text:p>24.1465049221402</text:p>
              </table:table-cell>
            </table:table-row>
            <table:table-row>
              <table:table-cell office:value-type="string">
                <text:p>55</text:p>
              </table:table-cell>
              <table:table-cell office:value-type="float" office:value="14.5545109599816">
                <text:p>14.5545109599816</text:p>
              </table:table-cell>
              <table:table-cell office:value-type="float" office:value="24.2345109599816">
                <text:p>24.2345109599816</text:p>
              </table:table-cell>
            </table:table-row>
            <table:table-row>
              <table:table-cell office:value-type="string">
                <text:p>56</text:p>
              </table:table-cell>
              <table:table-cell office:value-type="float" office:value="14.6061958564553">
                <text:p>14.6061958564553</text:p>
              </table:table-cell>
              <table:table-cell office:value-type="float" office:value="24.2861958564553">
                <text:p>24.2861958564553</text:p>
              </table:table-cell>
            </table:table-row>
            <table:table-row>
              <table:table-cell office:value-type="string">
                <text:p>57</text:p>
              </table:table-cell>
              <table:table-cell office:value-type="float" office:value="14.63032667022">
                <text:p>14.63032667022</text:p>
              </table:table-cell>
              <table:table-cell office:value-type="float" office:value="24.31032667022">
                <text:p>24.31032667022</text:p>
              </table:table-cell>
            </table:table-row>
            <table:table-row>
              <table:table-cell office:value-type="string">
                <text:p>58</text:p>
              </table:table-cell>
              <table:table-cell office:value-type="float" office:value="14.6369595398276">
                <text:p>14.6369595398276</text:p>
              </table:table-cell>
              <table:table-cell office:value-type="float" office:value="24.3169595398276">
                <text:p>24.3169595398276</text:p>
              </table:table-cell>
            </table:table-row>
            <table:table-row>
              <table:table-cell office:value-type="string">
                <text:p>59</text:p>
              </table:table-cell>
              <table:table-cell office:value-type="float" office:value="14.6369595398276">
                <text:p>14.6369595398276</text:p>
              </table:table-cell>
              <table:table-cell office:value-type="float" office:value="24.3169595398276">
                <text:p>24.3169595398276</text:p>
              </table:table-cell>
            </table:table-row>
            <table:table-row>
              <table:table-cell office:value-type="string">
                <text:p>60</text:p>
              </table:table-cell>
              <table:table-cell office:value-type="float" office:value="14.6303266702201">
                <text:p>14.6303266702201</text:p>
              </table:table-cell>
              <table:table-cell office:value-type="float" office:value="24.3103266702201">
                <text:p>24.3103266702201</text:p>
              </table:table-cell>
            </table:table-row>
            <table:table-row>
              <table:table-cell office:value-type="string">
                <text:p>61</text:p>
              </table:table-cell>
              <table:table-cell office:value-type="float" office:value="14.6061958564552">
                <text:p>14.6061958564552</text:p>
              </table:table-cell>
              <table:table-cell office:value-type="float" office:value="24.2861958564552">
                <text:p>24.2861958564552</text:p>
              </table:table-cell>
            </table:table-row>
            <table:table-row>
              <table:table-cell office:value-type="string">
                <text:p>62</text:p>
              </table:table-cell>
              <table:table-cell office:value-type="float" office:value="14.5545109599815">
                <text:p>14.5545109599815</text:p>
              </table:table-cell>
              <table:table-cell office:value-type="float" office:value="24.2345109599815">
                <text:p>24.2345109599815</text:p>
              </table:table-cell>
            </table:table-row>
            <table:table-row>
              <table:table-cell office:value-type="string">
                <text:p>63</text:p>
              </table:table-cell>
              <table:table-cell office:value-type="float" office:value="14.4665049221402">
                <text:p>14.4665049221402</text:p>
              </table:table-cell>
              <table:table-cell office:value-type="float" office:value="24.1465049221402">
                <text:p>24.1465049221402</text:p>
              </table:table-cell>
            </table:table-row>
            <table:table-row>
              <table:table-cell office:value-type="string">
                <text:p>64</text:p>
              </table:table-cell>
              <table:table-cell office:value-type="float" office:value="14.3346471486595">
                <text:p>14.3346471486595</text:p>
              </table:table-cell>
              <table:table-cell office:value-type="float" office:value="24.0146471486595">
                <text:p>24.0146471486595</text:p>
              </table:table-cell>
            </table:table-row>
            <table:table-row>
              <table:table-cell office:value-type="string">
                <text:p>65</text:p>
              </table:table-cell>
              <table:table-cell office:value-type="float" office:value="14.1525908941485">
                <text:p>14.1525908941485</text:p>
              </table:table-cell>
              <table:table-cell office:value-type="float" office:value="23.8325908941485">
                <text:p>23.8325908941485</text:p>
              </table:table-cell>
            </table:table-row>
            <table:table-row>
              <table:table-cell office:value-type="string">
                <text:p>66</text:p>
              </table:table-cell>
              <table:table-cell office:value-type="float" office:value="13.9151206465923">
                <text:p>13.9151206465923</text:p>
              </table:table-cell>
              <table:table-cell office:value-type="float" office:value="23.5951206465923">
                <text:p>23.5951206465923</text:p>
              </table:table-cell>
            </table:table-row>
            <table:table-row>
              <table:table-cell office:value-type="string">
                <text:p>67</text:p>
              </table:table-cell>
              <table:table-cell office:value-type="float" office:value="13.6180995118447">
                <text:p>13.6180995118447</text:p>
              </table:table-cell>
              <table:table-cell office:value-type="float" office:value="23.2980995118447">
                <text:p>23.2980995118447</text:p>
              </table:table-cell>
            </table:table-row>
            <table:table-row>
              <table:table-cell office:value-type="string">
                <text:p>68</text:p>
              </table:table-cell>
              <table:table-cell office:value-type="float" office:value="13.2584165981238">
                <text:p>13.2584165981238</text:p>
              </table:table-cell>
              <table:table-cell office:value-type="float" office:value="22.9384165981238">
                <text:p>22.9384165981238</text:p>
              </table:table-cell>
            </table:table-row>
            <table:table-row>
              <table:table-cell office:value-type="string">
                <text:p>69</text:p>
              </table:table-cell>
              <table:table-cell office:value-type="float" office:value="12.8339344005053">
                <text:p>12.8339344005053</text:p>
              </table:table-cell>
              <table:table-cell office:value-type="float" office:value="22.5139344005053">
                <text:p>22.5139344005053</text:p>
              </table:table-cell>
            </table:table-row>
            <table:table-row>
              <table:table-cell office:value-type="string">
                <text:p>70</text:p>
              </table:table-cell>
              <table:table-cell office:value-type="float" office:value="12.3434361854167">
                <text:p>12.3434361854167</text:p>
              </table:table-cell>
              <table:table-cell office:value-type="float" office:value="22.0234361854167">
                <text:p>22.0234361854167</text:p>
              </table:table-cell>
            </table:table-row>
            <table:table-row>
              <table:table-cell office:value-type="string">
                <text:p>71</text:p>
              </table:table-cell>
              <table:table-cell office:value-type="float" office:value="11.7865733751321">
                <text:p>11.7865733751321</text:p>
              </table:table-cell>
              <table:table-cell office:value-type="float" office:value="21.4665733751321">
                <text:p>21.4665733751321</text:p>
              </table:table-cell>
            </table:table-row>
            <table:table-row>
              <table:table-cell office:value-type="string">
                <text:p>72</text:p>
              </table:table-cell>
              <table:table-cell office:value-type="float" office:value="11.1638129322656">
                <text:p>11.1638129322656</text:p>
              </table:table-cell>
              <table:table-cell office:value-type="float" office:value="20.8438129322656">
                <text:p>20.8438129322656</text:p>
              </table:table-cell>
            </table:table-row>
            <table:table-row>
              <table:table-cell office:value-type="string">
                <text:p>73</text:p>
              </table:table-cell>
              <table:table-cell office:value-type="float" office:value="10.476384744266">
                <text:p>10.476384744266</text:p>
              </table:table-cell>
              <table:table-cell office:value-type="float" office:value="20.156384744266">
                <text:p>20.156384744266</text:p>
              </table:table-cell>
            </table:table-row>
            <table:table-row>
              <table:table-cell office:value-type="string">
                <text:p>74</text:p>
              </table:table-cell>
              <table:table-cell office:value-type="float" office:value="9.72622900791076">
                <text:p>9.72622900791076</text:p>
              </table:table-cell>
              <table:table-cell office:value-type="float" office:value="19.4062290079108">
                <text:p>19.4062290079108</text:p>
              </table:table-cell>
            </table:table-row>
            <table:table-row>
              <table:table-cell office:value-type="string">
                <text:p>75</text:p>
              </table:table-cell>
              <table:table-cell office:value-type="float" office:value="8.91594361380021">
                <text:p>8.91594361380021</text:p>
              </table:table-cell>
              <table:table-cell office:value-type="float" office:value="18.5959436138002">
                <text:p>18.5959436138002</text:p>
              </table:table-cell>
            </table:table-row>
            <table:table-row>
              <table:table-cell office:value-type="string">
                <text:p>76</text:p>
              </table:table-cell>
              <table:table-cell office:value-type="float" office:value="8.04873153085162">
                <text:p>8.04873153085162</text:p>
              </table:table-cell>
              <table:table-cell office:value-type="float" office:value="17.7287315308516">
                <text:p>17.7287315308516</text:p>
              </table:table-cell>
            </table:table-row>
            <table:table-row>
              <table:table-cell office:value-type="string">
                <text:p>77</text:p>
              </table:table-cell>
              <table:table-cell office:value-type="float" office:value="7.12834819079362">
                <text:p>7.12834819079362</text:p>
              </table:table-cell>
              <table:table-cell office:value-type="float" office:value="16.8083481907936">
                <text:p>16.8083481907936</text:p>
              </table:table-cell>
            </table:table-row>
            <table:table-row>
              <table:table-cell office:value-type="string">
                <text:p>78</text:p>
              </table:table-cell>
              <table:table-cell office:value-type="float" office:value="6.15904887266008">
                <text:p>6.15904887266008</text:p>
              </table:table-cell>
              <table:table-cell office:value-type="float" office:value="15.8390488726601">
                <text:p>15.8390488726601</text:p>
              </table:table-cell>
            </table:table-row>
            <table:table-row>
              <table:table-cell office:value-type="string">
                <text:p>79</text:p>
              </table:table-cell>
              <table:table-cell office:value-type="float" office:value="5.1455360872845">
                <text:p>5.1455360872845</text:p>
              </table:table-cell>
              <table:table-cell office:value-type="float" office:value="14.8255360872845">
                <text:p>14.8255360872845</text:p>
              </table:table-cell>
            </table:table-row>
            <table:table-row>
              <table:table-cell office:value-type="string">
                <text:p>80</text:p>
              </table:table-cell>
              <table:table-cell office:value-type="float" office:value="4.09290696179412">
                <text:p>4.09290696179412</text:p>
              </table:table-cell>
              <table:table-cell office:value-type="float" office:value="13.7729069617941">
                <text:p>13.7729069617941</text:p>
              </table:table-cell>
            </table:table-row>
            <table:table-row>
              <table:table-cell office:value-type="string">
                <text:p>81</text:p>
              </table:table-cell>
              <table:table-cell office:value-type="float" office:value="3.00660062410398">
                <text:p>3.00660062410398</text:p>
              </table:table-cell>
              <table:table-cell office:value-type="float" office:value="12.686600624104">
                <text:p>12.686600624104</text:p>
              </table:table-cell>
            </table:table-row>
            <table:table-row>
              <table:table-cell office:value-type="string">
                <text:p>82</text:p>
              </table:table-cell>
              <table:table-cell office:value-type="float" office:value="1.89234558741122">
                <text:p>1.89234558741122</text:p>
              </table:table-cell>
              <table:table-cell office:value-type="float" office:value="11.5723455874112">
                <text:p>11.5723455874112</text:p>
              </table:table-cell>
            </table:table-row>
            <table:table-row>
              <table:table-cell office:value-type="string">
                <text:p>83</text:p>
              </table:table-cell>
              <table:table-cell office:value-type="float" office:value="0.756107134689252">
                <text:p>0.756107134689252</text:p>
              </table:table-cell>
              <table:table-cell office:value-type="float" office:value="10.4361071346893">
                <text:p>10.4361071346893</text:p>
              </table:table-cell>
            </table:table-row>
            <table:table-row>
              <table:table-cell office:value-type="string">
                <text:p>84</text:p>
              </table:table-cell>
              <table:table-cell office:value-type="float" office:value="-0.395965296818201">
                <text:p>-0.395965296818201</text:p>
              </table:table-cell>
              <table:table-cell office:value-type="float" office:value="9.2840347031818">
                <text:p>9.2840347031818</text:p>
              </table:table-cell>
            </table:table-row>
            <table:table-row>
              <table:table-cell office:value-type="string">
                <text:p>85</text:p>
              </table:table-cell>
              <table:table-cell office:value-type="float" office:value="-1.55759073110274">
                <text:p>-1.55759073110274</text:p>
              </table:table-cell>
              <table:table-cell office:value-type="float" office:value="8.12240926889726">
                <text:p>8.12240926889726</text:p>
              </table:table-cell>
            </table:table-row>
            <table:table-row>
              <table:table-cell office:value-type="string">
                <text:p>86</text:p>
              </table:table-cell>
              <table:table-cell office:value-type="float" office:value="-2.72240926889727">
                <text:p>-2.72240926889727</text:p>
              </table:table-cell>
              <table:table-cell office:value-type="float" office:value="6.95759073110273">
                <text:p>6.95759073110273</text:p>
              </table:table-cell>
            </table:table-row>
            <table:table-row>
              <table:table-cell office:value-type="string">
                <text:p>87</text:p>
              </table:table-cell>
              <table:table-cell office:value-type="float" office:value="-3.88403470318182">
                <text:p>-3.88403470318182</text:p>
              </table:table-cell>
              <table:table-cell office:value-type="float" office:value="5.79596529681818">
                <text:p>5.79596529681818</text:p>
              </table:table-cell>
            </table:table-row>
            <table:table-row>
              <table:table-cell office:value-type="string">
                <text:p>88</text:p>
              </table:table-cell>
              <table:table-cell office:value-type="float" office:value="-5.03610713468922">
                <text:p>-5.03610713468922</text:p>
              </table:table-cell>
              <table:table-cell office:value-type="float" office:value="4.64389286531078">
                <text:p>4.64389286531078</text:p>
              </table:table-cell>
            </table:table-row>
            <table:table-row>
              <table:table-cell office:value-type="string">
                <text:p>89</text:p>
              </table:table-cell>
              <table:table-cell office:value-type="float" office:value="-6.17234558741122">
                <text:p>-6.17234558741122</text:p>
              </table:table-cell>
              <table:table-cell office:value-type="float" office:value="3.50765441258878">
                <text:p>3.50765441258878</text:p>
              </table:table-cell>
            </table:table-row>
            <table:table-row>
              <table:table-cell office:value-type="string">
                <text:p>90</text:p>
              </table:table-cell>
              <table:table-cell office:value-type="float" office:value="-7.28660062410397">
                <text:p>-7.28660062410397</text:p>
              </table:table-cell>
              <table:table-cell office:value-type="float" office:value="2.39339937589603">
                <text:p>2.39339937589603</text:p>
              </table:table-cell>
            </table:table-row>
            <table:table-row>
              <table:table-cell office:value-type="string">
                <text:p>91</text:p>
              </table:table-cell>
              <table:table-cell office:value-type="float" office:value="-8.37290696179412">
                <text:p>-8.37290696179412</text:p>
              </table:table-cell>
              <table:table-cell office:value-type="float" office:value="1.30709303820588">
                <text:p>1.30709303820588</text:p>
              </table:table-cell>
            </table:table-row>
            <table:table-row>
              <table:table-cell office:value-type="string">
                <text:p>92</text:p>
              </table:table-cell>
              <table:table-cell office:value-type="float" office:value="-9.42553608728451">
                <text:p>-9.42553608728451</text:p>
              </table:table-cell>
              <table:table-cell office:value-type="float" office:value="0.254463912715488">
                <text:p>0.254463912715488</text:p>
              </table:table-cell>
            </table:table-row>
            <table:table-row>
              <table:table-cell office:value-type="string">
                <text:p>93</text:p>
              </table:table-cell>
              <table:table-cell office:value-type="float" office:value="-10.4390488726601">
                <text:p>-10.4390488726601</text:p>
              </table:table-cell>
              <table:table-cell office:value-type="float" office:value="-0.759048872660086">
                <text:p>-0.759048872660086</text:p>
              </table:table-cell>
            </table:table-row>
            <table:table-row>
              <table:table-cell office:value-type="string">
                <text:p>94</text:p>
              </table:table-cell>
              <table:table-cell office:value-type="float" office:value="-11.4083481907936">
                <text:p>-11.4083481907936</text:p>
              </table:table-cell>
              <table:table-cell office:value-type="float" office:value="-1.72834819079361">
                <text:p>-1.72834819079361</text:p>
              </table:table-cell>
            </table:table-row>
            <table:table-row>
              <table:table-cell office:value-type="string">
                <text:p>95</text:p>
              </table:table-cell>
              <table:table-cell office:value-type="float" office:value="-12.3287315308516">
                <text:p>-12.3287315308516</text:p>
              </table:table-cell>
              <table:table-cell office:value-type="float" office:value="-2.64873153085162">
                <text:p>-2.64873153085162</text:p>
              </table:table-cell>
            </table:table-row>
            <table:table-row>
              <table:table-cell office:value-type="string">
                <text:p>96</text:p>
              </table:table-cell>
              <table:table-cell office:value-type="float" office:value="-13.1959436138002">
                <text:p>-13.1959436138002</text:p>
              </table:table-cell>
              <table:table-cell office:value-type="float" office:value="-3.5159436138002">
                <text:p>-3.5159436138002</text:p>
              </table:table-cell>
            </table:table-row>
            <table:table-row>
              <table:table-cell office:value-type="string">
                <text:p>97</text:p>
              </table:table-cell>
              <table:table-cell office:value-type="float" office:value="-14.0062290079108">
                <text:p>-14.0062290079108</text:p>
              </table:table-cell>
              <table:table-cell office:value-type="float" office:value="-4.3262290079108">
                <text:p>-4.3262290079108</text:p>
              </table:table-cell>
            </table:table-row>
            <table:table-row>
              <table:table-cell office:value-type="string">
                <text:p>98</text:p>
              </table:table-cell>
              <table:table-cell office:value-type="float" office:value="-14.756384744266">
                <text:p>-14.756384744266</text:p>
              </table:table-cell>
              <table:table-cell office:value-type="float" office:value="-5.07638474426604">
                <text:p>-5.07638474426604</text:p>
              </table:table-cell>
            </table:table-row>
            <table:table-row>
              <table:table-cell office:value-type="string">
                <text:p>99</text:p>
              </table:table-cell>
              <table:table-cell office:value-type="float" office:value="-15.4438129322656">
                <text:p>-15.4438129322656</text:p>
              </table:table-cell>
              <table:table-cell office:value-type="float" office:value="-5.76381293226562">
                <text:p>-5.76381293226562</text:p>
              </table:table-cell>
            </table:table-row>
            <table:table-row>
              <table:table-cell office:value-type="string">
                <text:p>100</text:p>
              </table:table-cell>
              <table:table-cell office:value-type="float" office:value="-16.0665733751321">
                <text:p>-16.0665733751321</text:p>
              </table:table-cell>
              <table:table-cell office:value-type="float" office:value="-6.38657337513211">
                <text:p>-6.38657337513211</text:p>
              </table:table-cell>
            </table:table-row>
            <table:table-row>
              <table:table-cell office:value-type="string">
                <text:p>101</text:p>
              </table:table-cell>
              <table:table-cell office:value-type="float" office:value="-16.6234361854167">
                <text:p>-16.6234361854167</text:p>
              </table:table-cell>
              <table:table-cell office:value-type="float" office:value="-6.94343618541675">
                <text:p>-6.94343618541675</text:p>
              </table:table-cell>
            </table:table-row>
            <table:table-row>
              <table:table-cell office:value-type="string">
                <text:p>102</text:p>
              </table:table-cell>
              <table:table-cell office:value-type="float" office:value="-17.1139344005053">
                <text:p>-17.1139344005053</text:p>
              </table:table-cell>
              <table:table-cell office:value-type="float" office:value="-7.43393440050527">
                <text:p>-7.43393440050527</text:p>
              </table:table-cell>
            </table:table-row>
            <table:table-row>
              <table:table-cell office:value-type="string">
                <text:p>103</text:p>
              </table:table-cell>
              <table:table-cell office:value-type="float" office:value="-17.5384165981238">
                <text:p>-17.5384165981238</text:p>
              </table:table-cell>
              <table:table-cell office:value-type="float" office:value="-7.85841659812384">
                <text:p>-7.85841659812384</text:p>
              </table:table-cell>
            </table:table-row>
            <table:table-row>
              <table:table-cell office:value-type="string">
                <text:p>104</text:p>
              </table:table-cell>
              <table:table-cell office:value-type="float" office:value="-17.8980995118447">
                <text:p>-17.8980995118447</text:p>
              </table:table-cell>
              <table:table-cell office:value-type="float" office:value="-8.21809951184473">
                <text:p>-8.21809951184473</text:p>
              </table:table-cell>
            </table:table-row>
            <table:table-row>
              <table:table-cell office:value-type="string">
                <text:p>105</text:p>
              </table:table-cell>
              <table:table-cell office:value-type="float" office:value="-18.1951206465922">
                <text:p>-18.1951206465922</text:p>
              </table:table-cell>
              <table:table-cell office:value-type="float" office:value="-8.51512064659225">
                <text:p>-8.51512064659225</text:p>
              </table:table-cell>
            </table:table-row>
            <table:table-row>
              <table:table-cell office:value-type="string">
                <text:p>106</text:p>
              </table:table-cell>
              <table:table-cell office:value-type="float" office:value="-18.4325908941485">
                <text:p>-18.4325908941485</text:p>
              </table:table-cell>
              <table:table-cell office:value-type="float" office:value="-8.75259089414855">
                <text:p>-8.75259089414855</text:p>
              </table:table-cell>
            </table:table-row>
            <table:table-row>
              <table:table-cell office:value-type="string">
                <text:p>107</text:p>
              </table:table-cell>
              <table:table-cell office:value-type="float" office:value="-18.6146471486594">
                <text:p>-18.6146471486594</text:p>
              </table:table-cell>
              <table:table-cell office:value-type="float" office:value="-8.93464714865944">
                <text:p>-8.93464714865944</text:p>
              </table:table-cell>
            </table:table-row>
            <table:table-row>
              <table:table-cell office:value-type="string">
                <text:p>108</text:p>
              </table:table-cell>
              <table:table-cell office:value-type="float" office:value="-18.7465049221402">
                <text:p>-18.7465049221402</text:p>
              </table:table-cell>
              <table:table-cell office:value-type="float" office:value="-9.06650492214024">
                <text:p>-9.0665049221402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maximum="35"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8"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9" style:family="chart" style:data-style-name="N0">
      <style:chart-properties chart:symbol-type="none" chart:link-data-style-to-source="true"/>
      <style:graphic-properties svg:stroke-width="0.053cm" svg:stroke-color="#fbbc04" draw:fill-color="#fbbc04"/>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34a853" draw:fill-color="#34a853"/>
      <style:text-properties fo:font-size="10pt" style:font-size-asian="10pt" style:font-size-complex="10pt"/>
    </style:style>
    <style:style style:name="ch11" style:family="chart" style:data-style-name="N0">
      <style:chart-properties chart:symbol-type="none" chart:link-data-style-to-source="true"/>
      <style:graphic-properties svg:stroke-width="0.053cm" svg:stroke-color="#ff6d01" draw:fill-color="#ff6d01"/>
      <style:text-properties fo:font-size="10pt" style:font-size-asian="10pt" style:font-size-complex="10pt"/>
    </style:style>
    <style:style style:name="ch12" style:family="chart" style:data-style-name="N0">
      <style:chart-properties chart:symbol-type="none" chart:link-data-style-to-source="true"/>
      <style:graphic-properties svg:stroke-width="0.053cm" svg:stroke-color="#46bdc6" draw:fill-color="#46bdc6"/>
      <style:text-properties fo:font-size="10pt" style:font-size-asian="10pt" style:font-size-complex="10pt"/>
    </style:style>
    <style:style style:name="ch13" style:family="chart" style:data-style-name="N0">
      <style:chart-properties chart:symbol-type="none" chart:link-data-style-to-source="true"/>
      <style:graphic-properties svg:stroke-width="0.053cm" svg:stroke-color="#7baaf7" draw:fill-color="#7baaf7"/>
      <style:text-properties fo:font-size="10pt" style:font-size-asian="10pt" style:font-size-complex="10pt"/>
    </style:style>
    <style:style style:name="ch14" style:family="chart">
      <style:chart-properties chart:solid-type="cuboid"/>
    </style:style>
    <style:style style:name="ch15" style:family="chart" style:data-style-name="N0">
      <style:chart-properties chart:symbol-type="none" chart:link-data-style-to-source="true"/>
      <style:graphic-properties svg:stroke-width="0.053cm" svg:stroke-color="#f07b72" draw:fill-color="#f07b72"/>
      <style:text-properties fo:font-size="10pt" style:font-size-asian="10pt" style:font-size-complex="10pt"/>
    </style:style>
    <style:style style:name="ch16" style:family="chart" style:data-style-name="N0">
      <style:chart-properties chart:symbol-type="none" chart:link-data-style-to-source="true"/>
      <style:graphic-properties svg:stroke-width="0.053cm" svg:stroke-color="#fcd04f" draw:fill-color="#fcd04f"/>
      <style:text-properties fo:font-size="10pt" style:font-size-asian="10pt" style:font-size-complex="10pt"/>
    </style:style>
    <style:style style:name="ch17" style:family="chart" style:data-style-name="N0">
      <style:chart-properties chart:symbol-type="none" chart:link-data-style-to-source="true"/>
      <style:graphic-properties svg:stroke-width="0.053cm" svg:stroke-color="#71c287" draw:fill-color="#71c287"/>
      <style:text-properties fo:font-size="10pt" style:font-size-asian="10pt" style:font-size-complex="10pt"/>
    </style:style>
    <style:style style:name="ch18" style:family="chart" style:data-style-name="N0">
      <style:chart-properties chart:symbol-type="none" chart:link-data-style-to-source="true"/>
      <style:graphic-properties svg:stroke-width="0.053cm" svg:stroke-color="#ff994d" draw:fill-color="#ff994d"/>
      <style:text-properties fo:font-size="10pt" style:font-size-asian="10pt" style:font-size-complex="10pt"/>
    </style:style>
    <style:style style:name="ch19" style:family="chart" style:data-style-name="N0">
      <style:chart-properties chart:symbol-type="none" chart:link-data-style-to-source="true"/>
      <style:graphic-properties svg:stroke-width="0.053cm" svg:stroke-color="#7ed1d7" draw:fill-color="#7ed1d7"/>
      <style:text-properties fo:font-size="10pt" style:font-size-asian="10pt" style:font-size-complex="10pt"/>
    </style:style>
    <style:style style:name="ch20" style:family="chart">
      <style:graphic-properties draw:fill="solid" draw:fill-color="#ffffff"/>
    </style:style>
    <style:style style:name="ch21" style:family="chart">
      <style:graphic-properties draw:fill-color="#d9d9d9"/>
    </style:style>
  </office:automatic-styles>
  <office:body>
    <office:chart>
      <chart:chart svg:width="21.273cm" svg:height="12.515cm" xlink:href=".." xlink:type="simple" chart:class="chart:line" chart:style-name="ch1">
        <chart:legend chart:legend-position="end" svg:x="17.998cm" svg:y="3.219cm" style:legend-expansion="high" chart:style-name="ch2"/>
        <chart:plot-area chart:style-name="ch3" table:cell-range-address="'Planting Maths'.G17:'Planting Maths'.H124 'Planting Maths'.J17:'Planting Maths'.S124" chart:data-source-has-labels="row" svg:x="0.425cm" svg:y="0.25cm" svg:width="17.148cm" svg:height="12.015cm">
          <chartooo:coordinate-region svg:x="1.002cm" svg:y="0.449cm" svg:width="16.571cm" svg:height="11.617cm"/>
          <chart:axis chart:dimension="x" chart:name="primary-x" chart:style-name="ch4"/>
          <chart:axis chart:dimension="y" chart:name="primary-y" chart:style-name="ch5">
            <chart:grid chart:style-name="ch6" chart:class="major"/>
          </chart:axis>
          <chart:series chart:style-name="ch7" chart:values-cell-range-address="'Planting Maths'.G17:'Planting Maths'.G124" loext:label-string="&quot;4 Estimate&quot;" chart:class="chart:line">
            <chart:data-point chart:repeated="108"/>
          </chart:series>
          <chart:series chart:style-name="ch8" chart:values-cell-range-address="'Planting Maths'.H17:'Planting Maths'.H124" loext:label-string="&quot;16 Estmate&quot;" chart:class="chart:line">
            <chart:data-point chart:repeated="108"/>
          </chart:series>
          <chart:series chart:style-name="ch9" chart:values-cell-range-address="'Planting Maths'.J17:'Planting Maths'.J124" loext:label-string="&quot;4 Actual&quot;" chart:class="chart:line">
            <chart:data-point chart:repeated="108"/>
          </chart:series>
          <chart:series chart:style-name="ch10" chart:values-cell-range-address="'Planting Maths'.K17:'Planting Maths'.K124" loext:label-string="&quot;16 Actual&quot;" chart:class="chart:line">
            <chart:data-point chart:repeated="108"/>
          </chart:series>
          <chart:series chart:style-name="ch11" chart:values-cell-range-address="'Planting Maths'.L17:'Planting Maths'.L124" loext:label-string="&quot;4 Est - Act&quot;" chart:class="chart:line">
            <chart:data-point chart:repeated="108"/>
          </chart:series>
          <chart:series chart:style-name="ch12" chart:values-cell-range-address="'Planting Maths'.M17:'Planting Maths'.M124" loext:label-string="&quot;16 Est - Act&quot;" chart:class="chart:line">
            <chart:data-point chart:repeated="108"/>
          </chart:series>
          <chart:series chart:style-name="ch13" chart:values-cell-range-address="'Planting Maths'.N17:'Planting Maths'.N124" loext:label-string="&quot;4 Export&quot;" chart:class="chart:line">
            <chart:data-point chart:repeated="19"/>
            <chart:data-point chart:style-name="ch14"/>
            <chart:data-point chart:repeated="2"/>
            <chart:data-point chart:style-name="ch14" chart:repeated="2"/>
            <chart:data-point chart:repeated="84"/>
          </chart:series>
          <chart:series chart:style-name="ch15" chart:values-cell-range-address="'Planting Maths'.O17:'Planting Maths'.O124" loext:label-string="&quot;16 Export&quot;" chart:class="chart:line">
            <chart:data-point chart:style-name="ch14" chart:repeated="2"/>
            <chart:data-point chart:repeated="106"/>
          </chart:series>
          <chart:series chart:style-name="ch16" chart:values-cell-range-address="'Planting Maths'.P17:'Planting Maths'.P124" loext:label-string="&quot;4 Est - Exp&quot;" chart:class="chart:line">
            <chart:data-point chart:repeated="108"/>
          </chart:series>
          <chart:series chart:style-name="ch17" chart:values-cell-range-address="'Planting Maths'.Q17:'Planting Maths'.Q124" loext:label-string="&quot;16 Est -Exp&quot;" chart:class="chart:line">
            <chart:data-point chart:repeated="108"/>
          </chart:series>
          <chart:series chart:style-name="ch18" chart:values-cell-range-address="'Planting Maths'.R17:'Planting Maths'.R124" loext:label-string="&quot;4 Act - Exp&quot;" chart:class="chart:line">
            <chart:data-point chart:repeated="108"/>
          </chart:series>
          <chart:series chart:style-name="ch19" chart:values-cell-range-address="'Planting Maths'.S17:'Planting Maths'.S124" loext:label-string="&quot;16 Act - Exp&quot;" chart:class="chart:line">
            <chart:data-point chart:repeated="108"/>
          </chart:series>
          <chart:wall chart:style-name="ch20"/>
          <chart:floor chart:style-name="ch2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4 Estimate</text:p>
              </table:table-cell>
              <table:table-cell office:value-type="string">
                <text:p>16 Estmate</text:p>
              </table:table-cell>
              <table:table-cell office:value-type="string">
                <text:p>4 Actual</text:p>
              </table:table-cell>
              <table:table-cell office:value-type="string">
                <text:p>16 Actual</text:p>
              </table:table-cell>
              <table:table-cell office:value-type="string">
                <text:p>4 Est - Act</text:p>
              </table:table-cell>
              <table:table-cell office:value-type="string">
                <text:p>16 Est - Act</text:p>
              </table:table-cell>
              <table:table-cell office:value-type="string">
                <text:p>4 Export</text:p>
              </table:table-cell>
              <table:table-cell office:value-type="string">
                <text:p>16 Export</text:p>
              </table:table-cell>
              <table:table-cell office:value-type="string">
                <text:p>4 Est - Exp</text:p>
              </table:table-cell>
              <table:table-cell office:value-type="string">
                <text:p>16 Est -Exp</text:p>
              </table:table-cell>
              <table:table-cell office:value-type="string">
                <text:p>4 Act - Exp</text:p>
              </table:table-cell>
              <table:table-cell office:value-type="string">
                <text:p>16 Act - Exp</text:p>
              </table:table-cell>
            </table:table-row>
          </table:table-header-rows>
          <table:table-rows>
            <table:table-row>
              <table:table-cell office:value-type="string">
                <text:p>1</text:p>
              </table:table-cell>
              <table:table-cell office:value-type="float" office:value="-18.8345109599816">
                <text:p>-18.8345109599816</text:p>
                <draw:g>
                  <svg:desc>'Planting Maths'.G17:'Planting Maths'.G124</svg:desc>
                </draw:g>
              </table:table-cell>
              <table:table-cell office:value-type="float" office:value="-9.15451095998158">
                <text:p>-9.15451095998158</text:p>
                <draw:g>
                  <svg:desc>'Planting Maths'.H17:'Planting Maths'.H124</svg:desc>
                </draw:g>
              </table:table-cell>
              <table:table-cell office:value-type="float" office:value="-16.1">
                <text:p>-16.1</text:p>
                <draw:g>
                  <svg:desc>'Planting Maths'.J17:'Planting Maths'.J124</svg:desc>
                </draw:g>
              </table:table-cell>
              <table:table-cell office:value-type="float" office:value="-8.8">
                <text:p>-8.8</text:p>
                <draw:g>
                  <svg:desc>'Planting Maths'.K17:'Planting Maths'.K124</svg:desc>
                </draw:g>
              </table:table-cell>
              <table:table-cell office:value-type="float" office:value="-2.73451095998158">
                <text:p>-2.73451095998158</text:p>
                <draw:g>
                  <svg:desc>'Planting Maths'.L17:'Planting Maths'.L124</svg:desc>
                </draw:g>
              </table:table-cell>
              <table:table-cell office:value-type="float" office:value="-0.35451095998158">
                <text:p>-0.35451095998158</text:p>
                <draw:g>
                  <svg:desc>'Planting Maths'.M17:'Planting Maths'.M124</svg:desc>
                </draw:g>
              </table:table-cell>
              <table:table-cell office:value-type="float" office:value="-23.55502">
                <text:p>-23.55502</text:p>
                <draw:g>
                  <svg:desc>'Planting Maths'.N17:'Planting Maths'.N124</svg:desc>
                </draw:g>
              </table:table-cell>
              <table:table-cell office:value-type="float" office:value="-5.273496">
                <text:p>-5.273496</text:p>
                <draw:g>
                  <svg:desc>'Planting Maths'.O17:'Planting Maths'.O124</svg:desc>
                </draw:g>
              </table:table-cell>
              <table:table-cell office:value-type="float" office:value="4.72050904001842">
                <text:p>4.72050904001842</text:p>
                <draw:g>
                  <svg:desc>'Planting Maths'.P17:'Planting Maths'.P124</svg:desc>
                </draw:g>
              </table:table-cell>
              <table:table-cell office:value-type="float" office:value="-3.88101495998158">
                <text:p>-3.88101495998158</text:p>
                <draw:g>
                  <svg:desc>'Planting Maths'.Q17:'Planting Maths'.Q124</svg:desc>
                </draw:g>
              </table:table-cell>
              <table:table-cell office:value-type="float" office:value="7.45502">
                <text:p>7.45502</text:p>
                <draw:g>
                  <svg:desc>'Planting Maths'.R17:'Planting Maths'.R124</svg:desc>
                </draw:g>
              </table:table-cell>
              <table:table-cell office:value-type="float" office:value="-3.526504">
                <text:p>-3.526504</text:p>
                <draw:g>
                  <svg:desc>'Planting Maths'.S17:'Planting Maths'.S124</svg:desc>
                </draw:g>
              </table:table-cell>
            </table:table-row>
            <table:table-row>
              <table:table-cell office:value-type="string">
                <text:p>2</text:p>
              </table:table-cell>
              <table:table-cell office:value-type="float" office:value="-18.8861958564553">
                <text:p>-18.8861958564553</text:p>
              </table:table-cell>
              <table:table-cell office:value-type="float" office:value="-9.20619585645526">
                <text:p>-9.20619585645526</text:p>
              </table:table-cell>
              <table:table-cell office:value-type="float" office:value="-16.2">
                <text:p>-16.2</text:p>
              </table:table-cell>
              <table:table-cell office:value-type="float" office:value="-8.5">
                <text:p>-8.5</text:p>
              </table:table-cell>
              <table:table-cell office:value-type="float" office:value="-2.68619585645526">
                <text:p>-2.68619585645526</text:p>
              </table:table-cell>
              <table:table-cell office:value-type="float" office:value="-0.706195856455256">
                <text:p>-0.706195856455256</text:p>
              </table:table-cell>
              <table:table-cell office:value-type="float" office:value="-22.688868">
                <text:p>-22.688868</text:p>
              </table:table-cell>
              <table:table-cell office:value-type="float" office:value="-6.099039">
                <text:p>-6.099039</text:p>
              </table:table-cell>
              <table:table-cell office:value-type="float" office:value="3.80267214354474">
                <text:p>3.80267214354474</text:p>
              </table:table-cell>
              <table:table-cell office:value-type="float" office:value="-3.10715685645526">
                <text:p>-3.10715685645526</text:p>
              </table:table-cell>
              <table:table-cell office:value-type="float" office:value="6.488868">
                <text:p>6.488868</text:p>
              </table:table-cell>
              <table:table-cell office:value-type="float" office:value="-2.400961">
                <text:p>-2.400961</text:p>
              </table:table-cell>
            </table:table-row>
            <table:table-row>
              <table:table-cell office:value-type="string">
                <text:p>3</text:p>
              </table:table-cell>
              <table:table-cell office:value-type="float" office:value="-18.91032667022">
                <text:p>-18.91032667022</text:p>
              </table:table-cell>
              <table:table-cell office:value-type="float" office:value="-9.23032667022005">
                <text:p>-9.23032667022005</text:p>
              </table:table-cell>
              <table:table-cell office:value-type="float" office:value="-17.8">
                <text:p>-17.8</text:p>
              </table:table-cell>
              <table:table-cell office:value-type="float" office:value="-7.3">
                <text:p>-7.3</text:p>
              </table:table-cell>
              <table:table-cell office:value-type="float" office:value="-1.11032667022004">
                <text:p>-1.11032667022004</text:p>
              </table:table-cell>
              <table:table-cell office:value-type="float" office:value="-1.93032667022005">
                <text:p>-1.93032667022005</text:p>
              </table:table-cell>
              <table:table-cell office:value-type="float" office:value="-22.57214">
                <text:p>-22.57214</text:p>
              </table:table-cell>
              <table:table-cell office:value-type="float" office:value="-3.966759">
                <text:p>-3.966759</text:p>
              </table:table-cell>
              <table:table-cell office:value-type="float" office:value="3.66181332977996">
                <text:p>3.66181332977996</text:p>
              </table:table-cell>
              <table:table-cell office:value-type="float" office:value="-5.26356767022005">
                <text:p>-5.26356767022005</text:p>
              </table:table-cell>
              <table:table-cell office:value-type="float" office:value="4.77214">
                <text:p>4.77214</text:p>
              </table:table-cell>
              <table:table-cell office:value-type="float" office:value="-3.333241">
                <text:p>-3.333241</text:p>
              </table:table-cell>
            </table:table-row>
            <table:table-row>
              <table:table-cell office:value-type="string">
                <text:p>4</text:p>
              </table:table-cell>
              <table:table-cell office:value-type="float" office:value="-18.9169595398275">
                <text:p>-18.9169595398275</text:p>
              </table:table-cell>
              <table:table-cell office:value-type="float" office:value="-9.23695953982754">
                <text:p>-9.23695953982754</text:p>
              </table:table-cell>
              <table:table-cell office:value-type="float" office:value="-17">
                <text:p>-17</text:p>
              </table:table-cell>
              <table:table-cell office:value-type="float" office:value="-7.6">
                <text:p>-7.6</text:p>
              </table:table-cell>
              <table:table-cell office:value-type="float" office:value="-1.91695953982754">
                <text:p>-1.91695953982754</text:p>
              </table:table-cell>
              <table:table-cell office:value-type="float" office:value="-1.63695953982754">
                <text:p>-1.63695953982754</text:p>
              </table:table-cell>
              <table:table-cell office:value-type="float" office:value="-22.45352">
                <text:p>-22.45352</text:p>
              </table:table-cell>
              <table:table-cell office:value-type="float" office:value="-5.010637">
                <text:p>-5.010637</text:p>
              </table:table-cell>
              <table:table-cell office:value-type="float" office:value="3.53656046017246">
                <text:p>3.53656046017246</text:p>
              </table:table-cell>
              <table:table-cell office:value-type="float" office:value="-4.22632253982754">
                <text:p>-4.22632253982754</text:p>
              </table:table-cell>
              <table:table-cell office:value-type="float" office:value="5.45352">
                <text:p>5.45352</text:p>
              </table:table-cell>
              <table:table-cell office:value-type="float" office:value="-2.589363">
                <text:p>-2.589363</text:p>
              </table:table-cell>
            </table:table-row>
            <table:table-row>
              <table:table-cell office:value-type="string">
                <text:p>5</text:p>
              </table:table-cell>
              <table:table-cell office:value-type="float" office:value="-18.9169595398275">
                <text:p>-18.9169595398275</text:p>
              </table:table-cell>
              <table:table-cell office:value-type="float" office:value="-9.23695953982754">
                <text:p>-9.23695953982754</text:p>
              </table:table-cell>
              <table:table-cell office:value-type="float" office:value="-17.5">
                <text:p>-17.5</text:p>
              </table:table-cell>
              <table:table-cell office:value-type="float" office:value="-8.7">
                <text:p>-8.7</text:p>
              </table:table-cell>
              <table:table-cell office:value-type="float" office:value="-1.41695953982754">
                <text:p>-1.41695953982754</text:p>
              </table:table-cell>
              <table:table-cell office:value-type="float" office:value="-0.536959539827539">
                <text:p>-0.536959539827539</text:p>
              </table:table-cell>
              <table:table-cell office:value-type="float" office:value="-24.627691">
                <text:p>-24.627691</text:p>
              </table:table-cell>
              <table:table-cell office:value-type="float" office:value="-4.686217">
                <text:p>-4.686217</text:p>
              </table:table-cell>
              <table:table-cell office:value-type="float" office:value="5.71073146017246">
                <text:p>5.71073146017246</text:p>
              </table:table-cell>
              <table:table-cell office:value-type="float" office:value="-4.55074253982754">
                <text:p>-4.55074253982754</text:p>
              </table:table-cell>
              <table:table-cell office:value-type="float" office:value="7.127691">
                <text:p>7.127691</text:p>
              </table:table-cell>
              <table:table-cell office:value-type="float" office:value="-4.013783">
                <text:p>-4.013783</text:p>
              </table:table-cell>
            </table:table-row>
            <table:table-row>
              <table:table-cell office:value-type="string">
                <text:p>6</text:p>
              </table:table-cell>
              <table:table-cell office:value-type="float" office:value="-18.91032667022">
                <text:p>-18.91032667022</text:p>
              </table:table-cell>
              <table:table-cell office:value-type="float" office:value="-9.23032667022005">
                <text:p>-9.23032667022005</text:p>
              </table:table-cell>
              <table:table-cell office:value-type="float" office:value="-16.3">
                <text:p>-16.3</text:p>
              </table:table-cell>
              <table:table-cell office:value-type="float" office:value="-8.5">
                <text:p>-8.5</text:p>
              </table:table-cell>
              <table:table-cell office:value-type="float" office:value="-2.61032667022004">
                <text:p>-2.61032667022004</text:p>
              </table:table-cell>
              <table:table-cell office:value-type="float" office:value="-0.730326670220046">
                <text:p>-0.730326670220046</text:p>
              </table:table-cell>
              <table:table-cell office:value-type="float" office:value="-23.065195">
                <text:p>-23.065195</text:p>
              </table:table-cell>
              <table:table-cell office:value-type="float" office:value="-4.5814366">
                <text:p>-4.5814366</text:p>
              </table:table-cell>
              <table:table-cell office:value-type="float" office:value="4.15486832977996">
                <text:p>4.15486832977996</text:p>
              </table:table-cell>
              <table:table-cell office:value-type="float" office:value="-4.64889007022005">
                <text:p>-4.64889007022005</text:p>
              </table:table-cell>
              <table:table-cell office:value-type="float" office:value="6.765195">
                <text:p>6.765195</text:p>
              </table:table-cell>
              <table:table-cell office:value-type="float" office:value="-3.9185634">
                <text:p>-3.9185634</text:p>
              </table:table-cell>
            </table:table-row>
            <table:table-row>
              <table:table-cell office:value-type="string">
                <text:p>7</text:p>
              </table:table-cell>
              <table:table-cell office:value-type="float" office:value="-18.8861958564553">
                <text:p>-18.8861958564553</text:p>
              </table:table-cell>
              <table:table-cell office:value-type="float" office:value="-9.20619585645526">
                <text:p>-9.20619585645526</text:p>
              </table:table-cell>
              <table:table-cell office:value-type="float" office:value="-17">
                <text:p>-17</text:p>
              </table:table-cell>
              <table:table-cell office:value-type="float" office:value="-8">
                <text:p>-8</text:p>
              </table:table-cell>
              <table:table-cell office:value-type="float" office:value="-1.88619585645526">
                <text:p>-1.88619585645526</text:p>
              </table:table-cell>
              <table:table-cell office:value-type="float" office:value="-1.20619585645526">
                <text:p>-1.20619585645526</text:p>
              </table:table-cell>
              <table:table-cell office:value-type="float" office:value="-23.614023">
                <text:p>-23.614023</text:p>
              </table:table-cell>
              <table:table-cell office:value-type="float" office:value="-5.150031">
                <text:p>-5.150031</text:p>
              </table:table-cell>
              <table:table-cell office:value-type="float" office:value="4.72782714354474">
                <text:p>4.72782714354474</text:p>
              </table:table-cell>
              <table:table-cell office:value-type="float" office:value="-4.05616485645526">
                <text:p>-4.05616485645526</text:p>
              </table:table-cell>
              <table:table-cell office:value-type="float" office:value="6.614023">
                <text:p>6.614023</text:p>
              </table:table-cell>
              <table:table-cell office:value-type="float" office:value="-2.849969">
                <text:p>-2.849969</text:p>
              </table:table-cell>
            </table:table-row>
            <table:table-row>
              <table:table-cell office:value-type="string">
                <text:p>8</text:p>
              </table:table-cell>
              <table:table-cell office:value-type="float" office:value="-18.8345109599816">
                <text:p>-18.8345109599816</text:p>
              </table:table-cell>
              <table:table-cell office:value-type="float" office:value="-9.15451095998158">
                <text:p>-9.15451095998158</text:p>
              </table:table-cell>
              <table:table-cell office:value-type="float" office:value="-16.8">
                <text:p>-16.8</text:p>
              </table:table-cell>
              <table:table-cell office:value-type="float" office:value="-7.8">
                <text:p>-7.8</text:p>
              </table:table-cell>
              <table:table-cell office:value-type="float" office:value="-2.03451095998158">
                <text:p>-2.03451095998158</text:p>
              </table:table-cell>
              <table:table-cell office:value-type="float" office:value="-1.35451095998158">
                <text:p>-1.35451095998158</text:p>
              </table:table-cell>
              <table:table-cell office:value-type="float" office:value="-23.33651">
                <text:p>-23.33651</text:p>
              </table:table-cell>
              <table:table-cell office:value-type="float" office:value="-4.3843427">
                <text:p>-4.3843427</text:p>
              </table:table-cell>
              <table:table-cell office:value-type="float" office:value="4.50199904001842">
                <text:p>4.50199904001842</text:p>
              </table:table-cell>
              <table:table-cell office:value-type="float" office:value="-4.77016825998158">
                <text:p>-4.77016825998158</text:p>
              </table:table-cell>
              <table:table-cell office:value-type="float" office:value="6.53651">
                <text:p>6.53651</text:p>
              </table:table-cell>
              <table:table-cell office:value-type="float" office:value="-3.4156573">
                <text:p>-3.4156573</text:p>
              </table:table-cell>
            </table:table-row>
            <table:table-row>
              <table:table-cell office:value-type="string">
                <text:p>9</text:p>
              </table:table-cell>
              <table:table-cell office:value-type="float" office:value="-18.7465049221402">
                <text:p>-18.7465049221402</text:p>
              </table:table-cell>
              <table:table-cell office:value-type="float" office:value="-9.06650492214024">
                <text:p>-9.06650492214024</text:p>
              </table:table-cell>
              <table:table-cell office:value-type="float" office:value="-17">
                <text:p>-17</text:p>
              </table:table-cell>
              <table:table-cell office:value-type="float" office:value="-8.4">
                <text:p>-8.4</text:p>
              </table:table-cell>
              <table:table-cell office:value-type="float" office:value="-1.74650492214024">
                <text:p>-1.74650492214024</text:p>
              </table:table-cell>
              <table:table-cell office:value-type="float" office:value="-0.666504922140238">
                <text:p>-0.666504922140238</text:p>
              </table:table-cell>
              <table:table-cell office:value-type="float" office:value="-22.306946">
                <text:p>-22.306946</text:p>
              </table:table-cell>
              <table:table-cell office:value-type="float" office:value="-3.3574955">
                <text:p>-3.3574955</text:p>
              </table:table-cell>
              <table:table-cell office:value-type="float" office:value="3.56044107785976">
                <text:p>3.56044107785976</text:p>
              </table:table-cell>
              <table:table-cell office:value-type="float" office:value="-5.70900942214024">
                <text:p>-5.70900942214024</text:p>
              </table:table-cell>
              <table:table-cell office:value-type="float" office:value="5.306946">
                <text:p>5.306946</text:p>
              </table:table-cell>
              <table:table-cell office:value-type="float" office:value="-5.0425045">
                <text:p>-5.0425045</text:p>
              </table:table-cell>
            </table:table-row>
            <table:table-row>
              <table:table-cell office:value-type="string">
                <text:p>10</text:p>
              </table:table-cell>
              <table:table-cell office:value-type="float" office:value="-18.6146471486594">
                <text:p>-18.6146471486594</text:p>
              </table:table-cell>
              <table:table-cell office:value-type="float" office:value="-8.93464714865944">
                <text:p>-8.93464714865944</text:p>
              </table:table-cell>
              <table:table-cell office:value-type="float" office:value="-17">
                <text:p>-17</text:p>
              </table:table-cell>
              <table:table-cell office:value-type="float" office:value="-7.9">
                <text:p>-7.9</text:p>
              </table:table-cell>
              <table:table-cell office:value-type="float" office:value="-1.61464714865944">
                <text:p>-1.61464714865944</text:p>
              </table:table-cell>
              <table:table-cell office:value-type="float" office:value="-1.03464714865944">
                <text:p>-1.03464714865944</text:p>
              </table:table-cell>
              <table:table-cell office:value-type="float" office:value="-22.63052">
                <text:p>-22.63052</text:p>
              </table:table-cell>
              <table:table-cell office:value-type="float" office:value="-5.9518194">
                <text:p>-5.9518194</text:p>
              </table:table-cell>
              <table:table-cell office:value-type="float" office:value="4.01587285134056">
                <text:p>4.01587285134056</text:p>
              </table:table-cell>
              <table:table-cell office:value-type="float" office:value="-2.98282774865944">
                <text:p>-2.98282774865944</text:p>
              </table:table-cell>
              <table:table-cell office:value-type="float" office:value="5.63052">
                <text:p>5.63052</text:p>
              </table:table-cell>
              <table:table-cell office:value-type="float" office:value="-1.9481806">
                <text:p>-1.9481806</text:p>
              </table:table-cell>
            </table:table-row>
            <table:table-row>
              <table:table-cell office:value-type="string">
                <text:p>11</text:p>
              </table:table-cell>
              <table:table-cell office:value-type="float" office:value="-18.4325908941485">
                <text:p>-18.4325908941485</text:p>
              </table:table-cell>
              <table:table-cell office:value-type="float" office:value="-8.75259089414855">
                <text:p>-8.75259089414855</text:p>
              </table:table-cell>
              <table:table-cell office:value-type="float" office:value="-16">
                <text:p>-16</text:p>
              </table:table-cell>
              <table:table-cell office:value-type="float" office:value="-7.4">
                <text:p>-7.4</text:p>
              </table:table-cell>
              <table:table-cell office:value-type="float" office:value="-2.43259089414855">
                <text:p>-2.43259089414855</text:p>
              </table:table-cell>
              <table:table-cell office:value-type="float" office:value="-1.35259089414855">
                <text:p>-1.35259089414855</text:p>
              </table:table-cell>
              <table:table-cell office:value-type="float" office:value="-22.800684">
                <text:p>-22.800684</text:p>
              </table:table-cell>
              <table:table-cell office:value-type="float" office:value="-4.8126225">
                <text:p>-4.8126225</text:p>
              </table:table-cell>
              <table:table-cell office:value-type="float" office:value="4.36809310585145">
                <text:p>4.36809310585145</text:p>
              </table:table-cell>
              <table:table-cell office:value-type="float" office:value="-3.93996839414855">
                <text:p>-3.93996839414855</text:p>
              </table:table-cell>
              <table:table-cell office:value-type="float" office:value="6.800684">
                <text:p>6.800684</text:p>
              </table:table-cell>
              <table:table-cell office:value-type="float" office:value="-2.5873775">
                <text:p>-2.5873775</text:p>
              </table:table-cell>
            </table:table-row>
            <table:table-row>
              <table:table-cell office:value-type="string">
                <text:p>12</text:p>
              </table:table-cell>
              <table:table-cell office:value-type="float" office:value="-18.1951206465923">
                <text:p>-18.1951206465923</text:p>
              </table:table-cell>
              <table:table-cell office:value-type="float" office:value="-8.51512064659225">
                <text:p>-8.51512064659225</text:p>
              </table:table-cell>
              <table:table-cell office:value-type="float" office:value="-16.5">
                <text:p>-16.5</text:p>
              </table:table-cell>
              <table:table-cell office:value-type="float" office:value="-7.9">
                <text:p>-7.9</text:p>
              </table:table-cell>
              <table:table-cell office:value-type="float" office:value="-1.69512064659225">
                <text:p>-1.69512064659225</text:p>
              </table:table-cell>
              <table:table-cell office:value-type="float" office:value="-0.615120646592249">
                <text:p>-0.615120646592249</text:p>
              </table:table-cell>
              <table:table-cell office:value-type="float" office:value="-21.809416">
                <text:p>-21.809416</text:p>
              </table:table-cell>
              <table:table-cell office:value-type="float" office:value="-4.42865">
                <text:p>-4.42865</text:p>
              </table:table-cell>
              <table:table-cell office:value-type="float" office:value="3.61429535340775">
                <text:p>3.61429535340775</text:p>
              </table:table-cell>
              <table:table-cell office:value-type="float" office:value="-4.08647064659225">
                <text:p>-4.08647064659225</text:p>
              </table:table-cell>
              <table:table-cell office:value-type="float" office:value="5.309416">
                <text:p>5.309416</text:p>
              </table:table-cell>
              <table:table-cell office:value-type="float" office:value="-3.47135">
                <text:p>-3.47135</text:p>
              </table:table-cell>
            </table:table-row>
            <table:table-row>
              <table:table-cell office:value-type="string">
                <text:p>13</text:p>
              </table:table-cell>
              <table:table-cell office:value-type="float" office:value="-17.8980995118447">
                <text:p>-17.8980995118447</text:p>
              </table:table-cell>
              <table:table-cell office:value-type="float" office:value="-8.21809951184473">
                <text:p>-8.21809951184473</text:p>
              </table:table-cell>
              <table:table-cell office:value-type="float" office:value="-16.6">
                <text:p>-16.6</text:p>
              </table:table-cell>
              <table:table-cell office:value-type="float" office:value="-6.5">
                <text:p>-6.5</text:p>
              </table:table-cell>
              <table:table-cell office:value-type="float" office:value="-1.29809951184473">
                <text:p>-1.29809951184473</text:p>
              </table:table-cell>
              <table:table-cell office:value-type="float" office:value="-1.71809951184473">
                <text:p>-1.71809951184473</text:p>
              </table:table-cell>
              <table:table-cell office:value-type="float" office:value="-21.849669">
                <text:p>-21.849669</text:p>
              </table:table-cell>
              <table:table-cell office:value-type="float" office:value="-2.8515165">
                <text:p>-2.8515165</text:p>
              </table:table-cell>
              <table:table-cell office:value-type="float" office:value="3.95156948815527">
                <text:p>3.95156948815527</text:p>
              </table:table-cell>
              <table:table-cell office:value-type="float" office:value="-5.36658301184473">
                <text:p>-5.36658301184473</text:p>
              </table:table-cell>
              <table:table-cell office:value-type="float" office:value="5.249669">
                <text:p>5.249669</text:p>
              </table:table-cell>
              <table:table-cell office:value-type="float" office:value="-3.6484835">
                <text:p>-3.6484835</text:p>
              </table:table-cell>
            </table:table-row>
            <table:table-row>
              <table:table-cell office:value-type="string">
                <text:p>14</text:p>
              </table:table-cell>
              <table:table-cell office:value-type="float" office:value="-17.5384165981238">
                <text:p>-17.5384165981238</text:p>
              </table:table-cell>
              <table:table-cell office:value-type="float" office:value="-7.85841659812384">
                <text:p>-7.85841659812384</text:p>
              </table:table-cell>
              <table:table-cell office:value-type="float" office:value="-15.6">
                <text:p>-15.6</text:p>
              </table:table-cell>
              <table:table-cell office:value-type="float" office:value="-5.7">
                <text:p>-5.7</text:p>
              </table:table-cell>
              <table:table-cell office:value-type="float" office:value="-1.93841659812384">
                <text:p>-1.93841659812384</text:p>
              </table:table-cell>
              <table:table-cell office:value-type="float" office:value="-2.15841659812384">
                <text:p>-2.15841659812384</text:p>
              </table:table-cell>
              <table:table-cell office:value-type="float" office:value="-22.070263">
                <text:p>-22.070263</text:p>
              </table:table-cell>
              <table:table-cell office:value-type="float" office:value="-3.141757">
                <text:p>-3.141757</text:p>
              </table:table-cell>
              <table:table-cell office:value-type="float" office:value="4.53184640187616">
                <text:p>4.53184640187616</text:p>
              </table:table-cell>
              <table:table-cell office:value-type="float" office:value="-4.71665959812384">
                <text:p>-4.71665959812384</text:p>
              </table:table-cell>
              <table:table-cell office:value-type="float" office:value="6.470263">
                <text:p>6.470263</text:p>
              </table:table-cell>
              <table:table-cell office:value-type="float" office:value="-2.558243">
                <text:p>-2.558243</text:p>
              </table:table-cell>
            </table:table-row>
            <table:table-row>
              <table:table-cell office:value-type="string">
                <text:p>15</text:p>
              </table:table-cell>
              <table:table-cell office:value-type="float" office:value="-17.1139344005053">
                <text:p>-17.1139344005053</text:p>
              </table:table-cell>
              <table:table-cell office:value-type="float" office:value="-7.43393440050528">
                <text:p>-7.43393440050528</text:p>
              </table:table-cell>
              <table:table-cell office:value-type="float" office:value="-15.5">
                <text:p>-15.5</text:p>
              </table:table-cell>
              <table:table-cell office:value-type="float" office:value="-6.8">
                <text:p>-6.8</text:p>
              </table:table-cell>
              <table:table-cell office:value-type="float" office:value="-1.61393440050528">
                <text:p>-1.61393440050528</text:p>
              </table:table-cell>
              <table:table-cell office:value-type="float" office:value="-0.633934400505278">
                <text:p>-0.633934400505278</text:p>
              </table:table-cell>
              <table:table-cell office:value-type="float" office:value="-20.707449">
                <text:p>-20.707449</text:p>
              </table:table-cell>
              <table:table-cell office:value-type="float" office:value="-3.6006567">
                <text:p>-3.6006567</text:p>
              </table:table-cell>
              <table:table-cell office:value-type="float" office:value="3.59351459949472">
                <text:p>3.59351459949472</text:p>
              </table:table-cell>
              <table:table-cell office:value-type="float" office:value="-3.83327770050528">
                <text:p>-3.83327770050528</text:p>
              </table:table-cell>
              <table:table-cell office:value-type="float" office:value="5.207449">
                <text:p>5.207449</text:p>
              </table:table-cell>
              <table:table-cell office:value-type="float" office:value="-3.1993433">
                <text:p>-3.1993433</text:p>
              </table:table-cell>
            </table:table-row>
            <table:table-row>
              <table:table-cell office:value-type="string">
                <text:p>16</text:p>
              </table:table-cell>
              <table:table-cell office:value-type="float" office:value="-16.6234361854167">
                <text:p>-16.6234361854167</text:p>
              </table:table-cell>
              <table:table-cell office:value-type="float" office:value="-6.94343618541674">
                <text:p>-6.94343618541674</text:p>
              </table:table-cell>
              <table:table-cell office:value-type="float" office:value="-14.9">
                <text:p>-14.9</text:p>
              </table:table-cell>
              <table:table-cell office:value-type="float" office:value="-4.4">
                <text:p>-4.4</text:p>
              </table:table-cell>
              <table:table-cell office:value-type="float" office:value="-1.72343618541674">
                <text:p>-1.72343618541674</text:p>
              </table:table-cell>
              <table:table-cell office:value-type="float" office:value="-2.54343618541674">
                <text:p>-2.54343618541674</text:p>
              </table:table-cell>
              <table:table-cell office:value-type="float" office:value="-20.630209">
                <text:p>-20.630209</text:p>
              </table:table-cell>
              <table:table-cell office:value-type="float" office:value="-2.0451126">
                <text:p>-2.0451126</text:p>
              </table:table-cell>
              <table:table-cell office:value-type="float" office:value="4.00677281458326">
                <text:p>4.00677281458326</text:p>
              </table:table-cell>
              <table:table-cell office:value-type="float" office:value="-4.89832358541674">
                <text:p>-4.89832358541674</text:p>
              </table:table-cell>
              <table:table-cell office:value-type="float" office:value="5.730209">
                <text:p>5.730209</text:p>
              </table:table-cell>
              <table:table-cell office:value-type="float" office:value="-2.3548874">
                <text:p>-2.3548874</text:p>
              </table:table-cell>
            </table:table-row>
            <table:table-row>
              <table:table-cell office:value-type="string">
                <text:p>17</text:p>
              </table:table-cell>
              <table:table-cell office:value-type="float" office:value="-16.0665733751321">
                <text:p>-16.0665733751321</text:p>
              </table:table-cell>
              <table:table-cell office:value-type="float" office:value="-6.38657337513211">
                <text:p>-6.38657337513211</text:p>
              </table:table-cell>
              <table:table-cell office:value-type="float" office:value="-14.4">
                <text:p>-14.4</text:p>
              </table:table-cell>
              <table:table-cell office:value-type="float" office:value="-4.4">
                <text:p>-4.4</text:p>
              </table:table-cell>
              <table:table-cell office:value-type="float" office:value="-1.66657337513211">
                <text:p>-1.66657337513211</text:p>
              </table:table-cell>
              <table:table-cell office:value-type="float" office:value="-1.98657337513211">
                <text:p>-1.98657337513211</text:p>
              </table:table-cell>
              <table:table-cell office:value-type="float" office:value="-20.161499">
                <text:p>-20.161499</text:p>
              </table:table-cell>
              <table:table-cell office:value-type="float" office:value="-1.7971145">
                <text:p>-1.7971145</text:p>
              </table:table-cell>
              <table:table-cell office:value-type="float" office:value="4.09492562486789">
                <text:p>4.09492562486789</text:p>
              </table:table-cell>
              <table:table-cell office:value-type="float" office:value="-4.58945887513211">
                <text:p>-4.58945887513211</text:p>
              </table:table-cell>
              <table:table-cell office:value-type="float" office:value="5.761499">
                <text:p>5.761499</text:p>
              </table:table-cell>
              <table:table-cell office:value-type="float" office:value="-2.6028855">
                <text:p>-2.6028855</text:p>
              </table:table-cell>
            </table:table-row>
            <table:table-row>
              <table:table-cell office:value-type="string">
                <text:p>18</text:p>
              </table:table-cell>
              <table:table-cell office:value-type="float" office:value="-15.4438129322656">
                <text:p>-15.4438129322656</text:p>
              </table:table-cell>
              <table:table-cell office:value-type="float" office:value="-5.76381293226562">
                <text:p>-5.76381293226562</text:p>
              </table:table-cell>
              <table:table-cell office:value-type="float" office:value="-13.1">
                <text:p>-13.1</text:p>
              </table:table-cell>
              <table:table-cell office:value-type="float" office:value="-5.2">
                <text:p>-5.2</text:p>
              </table:table-cell>
              <table:table-cell office:value-type="float" office:value="-2.34381293226562">
                <text:p>-2.34381293226562</text:p>
              </table:table-cell>
              <table:table-cell office:value-type="float" office:value="-0.563812932265624">
                <text:p>-0.563812932265624</text:p>
              </table:table-cell>
              <table:table-cell office:value-type="float" office:value="-19.612083">
                <text:p>-19.612083</text:p>
              </table:table-cell>
              <table:table-cell office:value-type="float" office:value="-1.0622241">
                <text:p>-1.0622241</text:p>
              </table:table-cell>
              <table:table-cell office:value-type="float" office:value="4.16827006773437">
                <text:p>4.16827006773437</text:p>
              </table:table-cell>
              <table:table-cell office:value-type="float" office:value="-4.70158883226562">
                <text:p>-4.70158883226562</text:p>
              </table:table-cell>
              <table:table-cell office:value-type="float" office:value="6.512083">
                <text:p>6.512083</text:p>
              </table:table-cell>
              <table:table-cell office:value-type="float" office:value="-4.1377759">
                <text:p>-4.1377759</text:p>
              </table:table-cell>
            </table:table-row>
            <table:table-row>
              <table:table-cell office:value-type="string">
                <text:p>19</text:p>
              </table:table-cell>
              <table:table-cell office:value-type="float" office:value="-14.756384744266">
                <text:p>-14.756384744266</text:p>
              </table:table-cell>
              <table:table-cell office:value-type="float" office:value="-5.07638474426603">
                <text:p>-5.07638474426603</text:p>
              </table:table-cell>
              <table:table-cell office:value-type="float" office:value="-12.4">
                <text:p>-12.4</text:p>
              </table:table-cell>
              <table:table-cell office:value-type="float" office:value="-4.3">
                <text:p>-4.3</text:p>
              </table:table-cell>
              <table:table-cell office:value-type="float" office:value="-2.35638474426603">
                <text:p>-2.35638474426603</text:p>
              </table:table-cell>
              <table:table-cell office:value-type="float" office:value="-0.776384744266035">
                <text:p>-0.776384744266035</text:p>
              </table:table-cell>
              <table:table-cell office:value-type="float" office:value="-19.577929">
                <text:p>-19.577929</text:p>
              </table:table-cell>
              <table:table-cell office:value-type="float" office:value="-1.1235979">
                <text:p>-1.1235979</text:p>
              </table:table-cell>
              <table:table-cell office:value-type="float" office:value="4.82154425573397">
                <text:p>4.82154425573397</text:p>
              </table:table-cell>
              <table:table-cell office:value-type="float" office:value="-3.95278684426603">
                <text:p>-3.95278684426603</text:p>
              </table:table-cell>
              <table:table-cell office:value-type="float" office:value="7.177929">
                <text:p>7.177929</text:p>
              </table:table-cell>
              <table:table-cell office:value-type="float" office:value="-3.1764021">
                <text:p>-3.1764021</text:p>
              </table:table-cell>
            </table:table-row>
            <table:table-row>
              <table:table-cell office:value-type="string">
                <text:p>20</text:p>
              </table:table-cell>
              <table:table-cell office:value-type="float" office:value="-14.0062290079108">
                <text:p>-14.0062290079108</text:p>
              </table:table-cell>
              <table:table-cell office:value-type="float" office:value="-4.32622900791079">
                <text:p>-4.32622900791079</text:p>
              </table:table-cell>
              <table:table-cell office:value-type="float" office:value="-14.4">
                <text:p>-14.4</text:p>
              </table:table-cell>
              <table:table-cell office:value-type="float" office:value="-2.9">
                <text:p>-2.9</text:p>
              </table:table-cell>
              <table:table-cell office:value-type="float" office:value="0.393770992089211">
                <text:p>0.393770992089211</text:p>
              </table:table-cell>
              <table:table-cell office:value-type="float" office:value="-1.42622900791079">
                <text:p>-1.42622900791079</text:p>
              </table:table-cell>
              <table:table-cell office:value-type="float" office:value="-18.147728">
                <text:p>-18.147728</text:p>
              </table:table-cell>
              <table:table-cell office:value-type="float" office:value="0.4524167">
                <text:p>0.4524167</text:p>
              </table:table-cell>
              <table:table-cell office:value-type="float" office:value="4.14149899208921">
                <text:p>4.14149899208921</text:p>
              </table:table-cell>
              <table:table-cell office:value-type="float" office:value="-4.77864570791079">
                <text:p>-4.77864570791079</text:p>
              </table:table-cell>
              <table:table-cell office:value-type="float" office:value="3.747728">
                <text:p>3.747728</text:p>
              </table:table-cell>
              <table:table-cell office:value-type="float" office:value="-3.3524167">
                <text:p>-3.3524167</text:p>
              </table:table-cell>
            </table:table-row>
            <table:table-row>
              <table:table-cell office:value-type="string">
                <text:p>21</text:p>
              </table:table-cell>
              <table:table-cell office:value-type="float" office:value="-13.1959436138002">
                <text:p>-13.1959436138002</text:p>
              </table:table-cell>
              <table:table-cell office:value-type="float" office:value="-3.51594361380021">
                <text:p>-3.51594361380021</text:p>
              </table:table-cell>
              <table:table-cell office:value-type="float" office:value="-12.7">
                <text:p>-12.7</text:p>
              </table:table-cell>
              <table:table-cell office:value-type="float" office:value="-2.7">
                <text:p>-2.7</text:p>
              </table:table-cell>
              <table:table-cell office:value-type="float" office:value="-0.495943613800206">
                <text:p>-0.495943613800206</text:p>
              </table:table-cell>
              <table:table-cell office:value-type="float" office:value="-0.815943613800205">
                <text:p>-0.815943613800205</text:p>
              </table:table-cell>
              <table:table-cell office:value-type="float" office:value="-17.280428">
                <text:p>-17.280428</text:p>
              </table:table-cell>
              <table:table-cell office:value-type="float" office:value="0.5398388">
                <text:p>0.5398388</text:p>
              </table:table-cell>
              <table:table-cell office:value-type="float" office:value="4.0844843861998">
                <text:p>4.0844843861998</text:p>
              </table:table-cell>
              <table:table-cell office:value-type="float" office:value="-4.05578241380021">
                <text:p>-4.05578241380021</text:p>
              </table:table-cell>
              <table:table-cell office:value-type="float" office:value="4.580428">
                <text:p>4.580428</text:p>
              </table:table-cell>
              <table:table-cell office:value-type="float" office:value="-3.2398388">
                <text:p>-3.2398388</text:p>
              </table:table-cell>
            </table:table-row>
            <table:table-row>
              <table:table-cell office:value-type="string">
                <text:p>22</text:p>
              </table:table-cell>
              <table:table-cell office:value-type="float" office:value="-12.3287315308516">
                <text:p>-12.3287315308516</text:p>
              </table:table-cell>
              <table:table-cell office:value-type="float" office:value="-2.64873153085163">
                <text:p>-2.64873153085163</text:p>
              </table:table-cell>
              <table:table-cell office:value-type="float" office:value="-11.2">
                <text:p>-11.2</text:p>
              </table:table-cell>
              <table:table-cell office:value-type="float" office:value="-2.6">
                <text:p>-2.6</text:p>
              </table:table-cell>
              <table:table-cell office:value-type="float" office:value="-1.12873153085163">
                <text:p>-1.12873153085163</text:p>
              </table:table-cell>
              <table:table-cell office:value-type="float" office:value="-0.0487315308516298">
                <text:p>-0.0487315308516298</text:p>
              </table:table-cell>
              <table:table-cell office:value-type="float" office:value="-18.227816">
                <text:p>-18.227816</text:p>
              </table:table-cell>
              <table:table-cell office:value-type="float" office:value="2.0664294">
                <text:p>2.0664294</text:p>
              </table:table-cell>
              <table:table-cell office:value-type="float" office:value="5.89908446914837">
                <text:p>5.89908446914837</text:p>
              </table:table-cell>
              <table:table-cell office:value-type="float" office:value="-4.71516093085163">
                <text:p>-4.71516093085163</text:p>
              </table:table-cell>
              <table:table-cell office:value-type="float" office:value="7.027816">
                <text:p>7.027816</text:p>
              </table:table-cell>
              <table:table-cell office:value-type="float" office:value="-4.6664294">
                <text:p>-4.6664294</text:p>
              </table:table-cell>
            </table:table-row>
            <table:table-row>
              <table:table-cell office:value-type="string">
                <text:p>23</text:p>
              </table:table-cell>
              <table:table-cell office:value-type="float" office:value="-11.4083481907936">
                <text:p>-11.4083481907936</text:p>
              </table:table-cell>
              <table:table-cell office:value-type="float" office:value="-1.72834819079361">
                <text:p>-1.72834819079361</text:p>
              </table:table-cell>
              <table:table-cell office:value-type="float" office:value="-10.7">
                <text:p>-10.7</text:p>
              </table:table-cell>
              <table:table-cell office:value-type="float" office:value="-0.2">
                <text:p>-0.2</text:p>
              </table:table-cell>
              <table:table-cell office:value-type="float" office:value="-0.708348190793611">
                <text:p>-0.708348190793611</text:p>
              </table:table-cell>
              <table:table-cell office:value-type="float" office:value="-1.52834819079361">
                <text:p>-1.52834819079361</text:p>
              </table:table-cell>
              <table:table-cell office:value-type="float" office:value="-15.8259">
                <text:p>-15.8259</text:p>
              </table:table-cell>
              <table:table-cell office:value-type="float" office:value="2.7201445">
                <text:p>2.7201445</text:p>
              </table:table-cell>
              <table:table-cell office:value-type="float" office:value="4.41755180920639">
                <text:p>4.41755180920639</text:p>
              </table:table-cell>
              <table:table-cell office:value-type="float" office:value="-4.44849269079361">
                <text:p>-4.44849269079361</text:p>
              </table:table-cell>
              <table:table-cell office:value-type="float" office:value="5.1259">
                <text:p>5.1259</text:p>
              </table:table-cell>
              <table:table-cell office:value-type="float" office:value="-2.9201445">
                <text:p>-2.9201445</text:p>
              </table:table-cell>
            </table:table-row>
            <table:table-row>
              <table:table-cell office:value-type="string">
                <text:p>24</text:p>
              </table:table-cell>
              <table:table-cell office:value-type="float" office:value="-10.4390488726601">
                <text:p>-10.4390488726601</text:p>
              </table:table-cell>
              <table:table-cell office:value-type="float" office:value="-0.759048872660079">
                <text:p>-0.759048872660079</text:p>
              </table:table-cell>
              <table:table-cell office:value-type="float" office:value="-8.6">
                <text:p>-8.6</text:p>
              </table:table-cell>
              <table:table-cell office:value-type="float" office:value="0.1">
                <text:p>0.1</text:p>
              </table:table-cell>
              <table:table-cell office:value-type="float" office:value="-1.83904887266008">
                <text:p>-1.83904887266008</text:p>
              </table:table-cell>
              <table:table-cell office:value-type="float" office:value="-0.859048872660079">
                <text:p>-0.859048872660079</text:p>
              </table:table-cell>
              <table:table-cell office:value-type="float" office:value="-15.126586">
                <text:p>-15.126586</text:p>
              </table:table-cell>
              <table:table-cell office:value-type="float" office:value="4.482551">
                <text:p>4.482551</text:p>
              </table:table-cell>
              <table:table-cell office:value-type="float" office:value="4.68753712733992">
                <text:p>4.68753712733992</text:p>
              </table:table-cell>
              <table:table-cell office:value-type="float" office:value="-5.24159987266008">
                <text:p>-5.24159987266008</text:p>
              </table:table-cell>
              <table:table-cell office:value-type="float" office:value="6.526586">
                <text:p>6.526586</text:p>
              </table:table-cell>
              <table:table-cell office:value-type="float" office:value="-4.382551">
                <text:p>-4.382551</text:p>
              </table:table-cell>
            </table:table-row>
            <table:table-row>
              <table:table-cell office:value-type="string">
                <text:p>25</text:p>
              </table:table-cell>
              <table:table-cell office:value-type="float" office:value="-9.42553608728452">
                <text:p>-9.42553608728452</text:p>
              </table:table-cell>
              <table:table-cell office:value-type="float" office:value="0.254463912715478">
                <text:p>0.254463912715478</text:p>
              </table:table-cell>
              <table:table-cell office:value-type="float" office:value="-7.1">
                <text:p>-7.1</text:p>
              </table:table-cell>
              <table:table-cell office:value-type="float" office:value="1.8">
                <text:p>1.8</text:p>
              </table:table-cell>
              <table:table-cell office:value-type="float" office:value="-2.32553608728452">
                <text:p>-2.32553608728452</text:p>
              </table:table-cell>
              <table:table-cell office:value-type="float" office:value="-1.54553608728452">
                <text:p>-1.54553608728452</text:p>
              </table:table-cell>
              <table:table-cell office:value-type="float" office:value="-13.02264">
                <text:p>-13.02264</text:p>
              </table:table-cell>
              <table:table-cell office:value-type="float" office:value="5.315191">
                <text:p>5.315191</text:p>
              </table:table-cell>
              <table:table-cell office:value-type="float" office:value="3.59710391271548">
                <text:p>3.59710391271548</text:p>
              </table:table-cell>
              <table:table-cell office:value-type="float" office:value="-5.06072708728452">
                <text:p>-5.06072708728452</text:p>
              </table:table-cell>
              <table:table-cell office:value-type="float" office:value="5.92264">
                <text:p>5.92264</text:p>
              </table:table-cell>
              <table:table-cell office:value-type="float" office:value="-3.515191">
                <text:p>-3.515191</text:p>
              </table:table-cell>
            </table:table-row>
            <table:table-row>
              <table:table-cell office:value-type="string">
                <text:p>26</text:p>
              </table:table-cell>
              <table:table-cell office:value-type="float" office:value="-8.37290696179413">
                <text:p>-8.37290696179413</text:p>
              </table:table-cell>
              <table:table-cell office:value-type="float" office:value="1.30709303820587">
                <text:p>1.30709303820587</text:p>
              </table:table-cell>
              <table:table-cell office:value-type="float" office:value="-8.2">
                <text:p>-8.2</text:p>
              </table:table-cell>
              <table:table-cell office:value-type="float" office:value="1.6">
                <text:p>1.6</text:p>
              </table:table-cell>
              <table:table-cell office:value-type="float" office:value="-0.172906961794126">
                <text:p>-0.172906961794126</text:p>
              </table:table-cell>
              <table:table-cell office:value-type="float" office:value="-0.292906961794126">
                <text:p>-0.292906961794126</text:p>
              </table:table-cell>
              <table:table-cell office:value-type="float" office:value="-13.004377">
                <text:p>-13.004377</text:p>
              </table:table-cell>
              <table:table-cell office:value-type="float" office:value="4.828752">
                <text:p>4.828752</text:p>
              </table:table-cell>
              <table:table-cell office:value-type="float" office:value="4.63147003820587">
                <text:p>4.63147003820587</text:p>
              </table:table-cell>
              <table:table-cell office:value-type="float" office:value="-3.52165896179413">
                <text:p>-3.52165896179413</text:p>
              </table:table-cell>
              <table:table-cell office:value-type="float" office:value="4.804377">
                <text:p>4.804377</text:p>
              </table:table-cell>
              <table:table-cell office:value-type="float" office:value="-3.228752">
                <text:p>-3.228752</text:p>
              </table:table-cell>
            </table:table-row>
            <table:table-row>
              <table:table-cell office:value-type="string">
                <text:p>27</text:p>
              </table:table-cell>
              <table:table-cell office:value-type="float" office:value="-7.28660062410397">
                <text:p>-7.28660062410397</text:p>
              </table:table-cell>
              <table:table-cell office:value-type="float" office:value="2.39339937589603">
                <text:p>2.39339937589603</text:p>
              </table:table-cell>
              <table:table-cell office:value-type="float" office:value="-6.3">
                <text:p>-6.3</text:p>
              </table:table-cell>
              <table:table-cell office:value-type="float" office:value="2.8">
                <text:p>2.8</text:p>
              </table:table-cell>
              <table:table-cell office:value-type="float" office:value="-0.986600624103972">
                <text:p>-0.986600624103972</text:p>
              </table:table-cell>
              <table:table-cell office:value-type="float" office:value="-0.406600624103972">
                <text:p>-0.406600624103972</text:p>
              </table:table-cell>
              <table:table-cell office:value-type="float" office:value="-11.7226">
                <text:p>-11.7226</text:p>
              </table:table-cell>
              <table:table-cell office:value-type="float" office:value="7.1989217">
                <text:p>7.1989217</text:p>
              </table:table-cell>
              <table:table-cell office:value-type="float" office:value="4.43599937589603">
                <text:p>4.43599937589603</text:p>
              </table:table-cell>
              <table:table-cell office:value-type="float" office:value="-4.80552232410397">
                <text:p>-4.80552232410397</text:p>
              </table:table-cell>
              <table:table-cell office:value-type="float" office:value="5.4226">
                <text:p>5.4226</text:p>
              </table:table-cell>
              <table:table-cell office:value-type="float" office:value="-4.3989217">
                <text:p>-4.3989217</text:p>
              </table:table-cell>
            </table:table-row>
            <table:table-row>
              <table:table-cell office:value-type="string">
                <text:p>28</text:p>
              </table:table-cell>
              <table:table-cell office:value-type="float" office:value="-6.17234558741122">
                <text:p>-6.17234558741122</text:p>
              </table:table-cell>
              <table:table-cell office:value-type="float" office:value="3.50765441258878">
                <text:p>3.50765441258878</text:p>
              </table:table-cell>
              <table:table-cell office:value-type="float" office:value="-6">
                <text:p>-6</text:p>
              </table:table-cell>
              <table:table-cell office:value-type="float" office:value="4.7">
                <text:p>4.7</text:p>
              </table:table-cell>
              <table:table-cell office:value-type="float" office:value="-0.172345587411224">
                <text:p>-0.172345587411224</text:p>
              </table:table-cell>
              <table:table-cell office:value-type="float" office:value="-1.19234558741122">
                <text:p>-1.19234558741122</text:p>
              </table:table-cell>
              <table:table-cell office:value-type="float" office:value="-10.869858">
                <text:p>-10.869858</text:p>
              </table:table-cell>
              <table:table-cell office:value-type="float" office:value="8.718765">
                <text:p>8.718765</text:p>
              </table:table-cell>
              <table:table-cell office:value-type="float" office:value="4.69751241258878">
                <text:p>4.69751241258878</text:p>
              </table:table-cell>
              <table:table-cell office:value-type="float" office:value="-5.21111058741122">
                <text:p>-5.21111058741122</text:p>
              </table:table-cell>
              <table:table-cell office:value-type="float" office:value="4.869858">
                <text:p>4.869858</text:p>
              </table:table-cell>
              <table:table-cell office:value-type="float" office:value="-4.018765">
                <text:p>-4.018765</text:p>
              </table:table-cell>
            </table:table-row>
            <table:table-row>
              <table:table-cell office:value-type="string">
                <text:p>29</text:p>
              </table:table-cell>
              <table:table-cell office:value-type="float" office:value="-5.03610713468924">
                <text:p>-5.03610713468924</text:p>
              </table:table-cell>
              <table:table-cell office:value-type="float" office:value="4.64389286531076">
                <text:p>4.64389286531076</text:p>
              </table:table-cell>
              <table:table-cell office:value-type="float" office:value="-4">
                <text:p>-4</text:p>
              </table:table-cell>
              <table:table-cell office:value-type="float" office:value="5.3">
                <text:p>5.3</text:p>
              </table:table-cell>
              <table:table-cell office:value-type="float" office:value="-1.03610713468924">
                <text:p>-1.03610713468924</text:p>
              </table:table-cell>
              <table:table-cell office:value-type="float" office:value="-0.656107134689235">
                <text:p>-0.656107134689235</text:p>
              </table:table-cell>
              <table:table-cell office:value-type="float" office:value="-9.880151">
                <text:p>-9.880151</text:p>
              </table:table-cell>
              <table:table-cell office:value-type="float" office:value="9.154615">
                <text:p>9.154615</text:p>
              </table:table-cell>
              <table:table-cell office:value-type="float" office:value="4.84404386531076">
                <text:p>4.84404386531076</text:p>
              </table:table-cell>
              <table:table-cell office:value-type="float" office:value="-4.51072213468924">
                <text:p>-4.51072213468924</text:p>
              </table:table-cell>
              <table:table-cell office:value-type="float" office:value="5.880151">
                <text:p>5.880151</text:p>
              </table:table-cell>
              <table:table-cell office:value-type="float" office:value="-3.854615">
                <text:p>-3.854615</text:p>
              </table:table-cell>
            </table:table-row>
            <table:table-row>
              <table:table-cell office:value-type="string">
                <text:p>30</text:p>
              </table:table-cell>
              <table:table-cell office:value-type="float" office:value="-3.8840347031818">
                <text:p>-3.8840347031818</text:p>
              </table:table-cell>
              <table:table-cell office:value-type="float" office:value="5.7959652968182">
                <text:p>5.7959652968182</text:p>
              </table:table-cell>
              <table:table-cell office:value-type="float" office:value="-2.4">
                <text:p>-2.4</text:p>
              </table:table-cell>
              <table:table-cell office:value-type="float" office:value="7.5">
                <text:p>7.5</text:p>
              </table:table-cell>
              <table:table-cell office:value-type="float" office:value="-1.4840347031818">
                <text:p>-1.4840347031818</text:p>
              </table:table-cell>
              <table:table-cell office:value-type="float" office:value="-1.7040347031818">
                <text:p>-1.7040347031818</text:p>
              </table:table-cell>
              <table:table-cell office:value-type="float" office:value="-7.7173734">
                <text:p>-7.7173734</text:p>
              </table:table-cell>
              <table:table-cell office:value-type="float" office:value="9.874898">
                <text:p>9.874898</text:p>
              </table:table-cell>
              <table:table-cell office:value-type="float" office:value="3.8333386968182">
                <text:p>3.8333386968182</text:p>
              </table:table-cell>
              <table:table-cell office:value-type="float" office:value="-4.0789327031818">
                <text:p>-4.0789327031818</text:p>
              </table:table-cell>
              <table:table-cell office:value-type="float" office:value="5.3173734">
                <text:p>5.3173734</text:p>
              </table:table-cell>
              <table:table-cell office:value-type="float" office:value="-2.374898">
                <text:p>-2.374898</text:p>
              </table:table-cell>
            </table:table-row>
            <table:table-row>
              <table:table-cell office:value-type="string">
                <text:p>31</text:p>
              </table:table-cell>
              <table:table-cell office:value-type="float" office:value="-2.72240926889727">
                <text:p>-2.72240926889727</text:p>
              </table:table-cell>
              <table:table-cell office:value-type="float" office:value="6.95759073110273">
                <text:p>6.95759073110273</text:p>
              </table:table-cell>
              <table:table-cell office:value-type="float" office:value="-0.9">
                <text:p>-0.9</text:p>
              </table:table-cell>
              <table:table-cell office:value-type="float" office:value="7.1">
                <text:p>7.1</text:p>
              </table:table-cell>
              <table:table-cell office:value-type="float" office:value="-1.82240926889727">
                <text:p>-1.82240926889727</text:p>
              </table:table-cell>
              <table:table-cell office:value-type="float" office:value="-0.14240926889727">
                <text:p>-0.14240926889727</text:p>
              </table:table-cell>
              <table:table-cell office:value-type="float" office:value="-7.356467">
                <text:p>-7.356467</text:p>
              </table:table-cell>
              <table:table-cell office:value-type="float" office:value="11.853586">
                <text:p>11.853586</text:p>
              </table:table-cell>
              <table:table-cell office:value-type="float" office:value="4.63405773110273">
                <text:p>4.63405773110273</text:p>
              </table:table-cell>
              <table:table-cell office:value-type="float" office:value="-4.89599526889727">
                <text:p>-4.89599526889727</text:p>
              </table:table-cell>
              <table:table-cell office:value-type="float" office:value="6.456467">
                <text:p>6.456467</text:p>
              </table:table-cell>
              <table:table-cell office:value-type="float" office:value="-4.753586">
                <text:p>-4.753586</text:p>
              </table:table-cell>
            </table:table-row>
            <table:table-row>
              <table:table-cell office:value-type="string">
                <text:p>32</text:p>
              </table:table-cell>
              <table:table-cell office:value-type="float" office:value="-1.55759073110274">
                <text:p>-1.55759073110274</text:p>
              </table:table-cell>
              <table:table-cell office:value-type="float" office:value="8.12240926889726">
                <text:p>8.12240926889726</text:p>
              </table:table-cell>
              <table:table-cell office:value-type="float" office:value="-0.3">
                <text:p>-0.3</text:p>
              </table:table-cell>
              <table:table-cell office:value-type="float" office:value="8.1">
                <text:p>8.1</text:p>
              </table:table-cell>
              <table:table-cell office:value-type="float" office:value="-1.25759073110274">
                <text:p>-1.25759073110274</text:p>
              </table:table-cell>
              <table:table-cell office:value-type="float" office:value="0.0224092688972615">
                <text:p>0.0224092688972615</text:p>
              </table:table-cell>
              <table:table-cell office:value-type="float" office:value="-5.3687825">
                <text:p>-5.3687825</text:p>
              </table:table-cell>
              <table:table-cell office:value-type="float" office:value="13.492847">
                <text:p>13.492847</text:p>
              </table:table-cell>
              <table:table-cell office:value-type="float" office:value="3.81119176889726">
                <text:p>3.81119176889726</text:p>
              </table:table-cell>
              <table:table-cell office:value-type="float" office:value="-5.37043773110274">
                <text:p>-5.37043773110274</text:p>
              </table:table-cell>
              <table:table-cell office:value-type="float" office:value="5.0687825">
                <text:p>5.0687825</text:p>
              </table:table-cell>
              <table:table-cell office:value-type="float" office:value="-5.392847">
                <text:p>-5.392847</text:p>
              </table:table-cell>
            </table:table-row>
            <table:table-row>
              <table:table-cell office:value-type="string">
                <text:p>33</text:p>
              </table:table-cell>
              <table:table-cell office:value-type="float" office:value="-0.395965296818201">
                <text:p>-0.395965296818201</text:p>
              </table:table-cell>
              <table:table-cell office:value-type="float" office:value="9.2840347031818">
                <text:p>9.2840347031818</text:p>
              </table:table-cell>
              <table:table-cell office:value-type="float" office:value="0.6">
                <text:p>0.6</text:p>
              </table:table-cell>
              <table:table-cell office:value-type="float" office:value="9">
                <text:p>9</text:p>
              </table:table-cell>
              <table:table-cell office:value-type="float" office:value="-0.995965296818201">
                <text:p>-0.995965296818201</text:p>
              </table:table-cell>
              <table:table-cell office:value-type="float" office:value="0.284034703181799">
                <text:p>0.284034703181799</text:p>
              </table:table-cell>
              <table:table-cell office:value-type="float" office:value="-4.118557">
                <text:p>-4.118557</text:p>
              </table:table-cell>
              <table:table-cell office:value-type="float" office:value="13.321497">
                <text:p>13.321497</text:p>
              </table:table-cell>
              <table:table-cell office:value-type="float" office:value="3.7225917031818">
                <text:p>3.7225917031818</text:p>
              </table:table-cell>
              <table:table-cell office:value-type="float" office:value="-4.0374622968182">
                <text:p>-4.0374622968182</text:p>
              </table:table-cell>
              <table:table-cell office:value-type="float" office:value="4.718557">
                <text:p>4.718557</text:p>
              </table:table-cell>
              <table:table-cell office:value-type="float" office:value="-4.321497">
                <text:p>-4.321497</text:p>
              </table:table-cell>
            </table:table-row>
            <table:table-row>
              <table:table-cell office:value-type="string">
                <text:p>34</text:p>
              </table:table-cell>
              <table:table-cell office:value-type="float" office:value="0.756107134689223">
                <text:p>0.756107134689223</text:p>
              </table:table-cell>
              <table:table-cell office:value-type="float" office:value="10.4361071346892">
                <text:p>10.4361071346892</text:p>
              </table:table-cell>
              <table:table-cell office:value-type="float" office:value="1.5">
                <text:p>1.5</text:p>
              </table:table-cell>
              <table:table-cell office:value-type="float" office:value="10.9">
                <text:p>10.9</text:p>
              </table:table-cell>
              <table:table-cell office:value-type="float" office:value="-0.743892865310777">
                <text:p>-0.743892865310777</text:p>
              </table:table-cell>
              <table:table-cell office:value-type="float" office:value="-0.463892865310777">
                <text:p>-0.463892865310777</text:p>
              </table:table-cell>
              <table:table-cell office:value-type="float" office:value="-2.7348363">
                <text:p>-2.7348363</text:p>
              </table:table-cell>
              <table:table-cell office:value-type="float" office:value="16.63224">
                <text:p>16.63224</text:p>
              </table:table-cell>
              <table:table-cell office:value-type="float" office:value="3.49094343468922">
                <text:p>3.49094343468922</text:p>
              </table:table-cell>
              <table:table-cell office:value-type="float" office:value="-6.19613286531078">
                <text:p>-6.19613286531078</text:p>
              </table:table-cell>
              <table:table-cell office:value-type="float" office:value="4.2348363">
                <text:p>4.2348363</text:p>
              </table:table-cell>
              <table:table-cell office:value-type="float" office:value="-5.73224">
                <text:p>-5.73224</text:p>
              </table:table-cell>
            </table:table-row>
            <table:table-row>
              <table:table-cell office:value-type="string">
                <text:p>35</text:p>
              </table:table-cell>
              <table:table-cell office:value-type="float" office:value="1.89234558741122">
                <text:p>1.89234558741122</text:p>
              </table:table-cell>
              <table:table-cell office:value-type="float" office:value="11.5723455874112">
                <text:p>11.5723455874112</text:p>
              </table:table-cell>
              <table:table-cell office:value-type="float" office:value="2.5">
                <text:p>2.5</text:p>
              </table:table-cell>
              <table:table-cell office:value-type="float" office:value="12.5">
                <text:p>12.5</text:p>
              </table:table-cell>
              <table:table-cell office:value-type="float" office:value="-0.607654412588783">
                <text:p>-0.607654412588783</text:p>
              </table:table-cell>
              <table:table-cell office:value-type="float" office:value="-0.927654412588783">
                <text:p>-0.927654412588783</text:p>
              </table:table-cell>
              <table:table-cell office:value-type="float" office:value="-1.994472">
                <text:p>-1.994472</text:p>
              </table:table-cell>
              <table:table-cell office:value-type="float" office:value="17.31736">
                <text:p>17.31736</text:p>
              </table:table-cell>
              <table:table-cell office:value-type="float" office:value="3.88681758741122">
                <text:p>3.88681758741122</text:p>
              </table:table-cell>
              <table:table-cell office:value-type="float" office:value="-5.74501441258878">
                <text:p>-5.74501441258878</text:p>
              </table:table-cell>
              <table:table-cell office:value-type="float" office:value="4.494472">
                <text:p>4.494472</text:p>
              </table:table-cell>
              <table:table-cell office:value-type="float" office:value="-4.81736">
                <text:p>-4.81736</text:p>
              </table:table-cell>
            </table:table-row>
            <table:table-row>
              <table:table-cell office:value-type="string">
                <text:p>36</text:p>
              </table:table-cell>
              <table:table-cell office:value-type="float" office:value="3.00660062410398">
                <text:p>3.00660062410398</text:p>
              </table:table-cell>
              <table:table-cell office:value-type="float" office:value="12.686600624104">
                <text:p>12.686600624104</text:p>
              </table:table-cell>
              <table:table-cell office:value-type="float" office:value="3.3">
                <text:p>3.3</text:p>
              </table:table-cell>
              <table:table-cell office:value-type="float" office:value="14.8">
                <text:p>14.8</text:p>
              </table:table-cell>
              <table:table-cell office:value-type="float" office:value="-0.293399375896022">
                <text:p>-0.293399375896022</text:p>
              </table:table-cell>
              <table:table-cell office:value-type="float" office:value="-2.11339937589602">
                <text:p>-2.11339937589602</text:p>
              </table:table-cell>
              <table:table-cell office:value-type="float" office:value="-1.2134322">
                <text:p>-1.2134322</text:p>
              </table:table-cell>
              <table:table-cell office:value-type="float" office:value="18.356749">
                <text:p>18.356749</text:p>
              </table:table-cell>
              <table:table-cell office:value-type="float" office:value="4.22003282410398">
                <text:p>4.22003282410398</text:p>
              </table:table-cell>
              <table:table-cell office:value-type="float" office:value="-5.67014837589602">
                <text:p>-5.67014837589602</text:p>
              </table:table-cell>
              <table:table-cell office:value-type="float" office:value="4.5134322">
                <text:p>4.5134322</text:p>
              </table:table-cell>
              <table:table-cell office:value-type="float" office:value="-3.556749">
                <text:p>-3.556749</text:p>
              </table:table-cell>
            </table:table-row>
            <table:table-row>
              <table:table-cell office:value-type="string">
                <text:p>37</text:p>
              </table:table-cell>
              <table:table-cell office:value-type="float" office:value="4.09290696179413">
                <text:p>4.09290696179413</text:p>
              </table:table-cell>
              <table:table-cell office:value-type="float" office:value="13.7729069617941">
                <text:p>13.7729069617941</text:p>
              </table:table-cell>
              <table:table-cell office:value-type="float" office:value="5.5">
                <text:p>5.5</text:p>
              </table:table-cell>
              <table:table-cell office:value-type="float" office:value="14.4">
                <text:p>14.4</text:p>
              </table:table-cell>
              <table:table-cell office:value-type="float" office:value="-1.40709303820587">
                <text:p>-1.40709303820587</text:p>
              </table:table-cell>
              <table:table-cell office:value-type="float" office:value="-0.627093038205869">
                <text:p>-0.627093038205869</text:p>
              </table:table-cell>
              <table:table-cell office:value-type="float" office:value="0.9698309">
                <text:p>0.9698309</text:p>
              </table:table-cell>
              <table:table-cell office:value-type="float" office:value="18.469675">
                <text:p>18.469675</text:p>
              </table:table-cell>
              <table:table-cell office:value-type="float" office:value="3.12307606179413">
                <text:p>3.12307606179413</text:p>
              </table:table-cell>
              <table:table-cell office:value-type="float" office:value="-4.69676803820587">
                <text:p>-4.69676803820587</text:p>
              </table:table-cell>
              <table:table-cell office:value-type="float" office:value="4.5301691">
                <text:p>4.5301691</text:p>
              </table:table-cell>
              <table:table-cell office:value-type="float" office:value="-4.069675">
                <text:p>-4.069675</text:p>
              </table:table-cell>
            </table:table-row>
            <table:table-row>
              <table:table-cell office:value-type="string">
                <text:p>38</text:p>
              </table:table-cell>
              <table:table-cell office:value-type="float" office:value="5.1455360872845">
                <text:p>5.1455360872845</text:p>
              </table:table-cell>
              <table:table-cell office:value-type="float" office:value="14.8255360872845">
                <text:p>14.8255360872845</text:p>
              </table:table-cell>
              <table:table-cell office:value-type="float" office:value="4.8">
                <text:p>4.8</text:p>
              </table:table-cell>
              <table:table-cell office:value-type="float" office:value="16.6">
                <text:p>16.6</text:p>
              </table:table-cell>
              <table:table-cell office:value-type="float" office:value="0.345536087284498">
                <text:p>0.345536087284498</text:p>
              </table:table-cell>
              <table:table-cell office:value-type="float" office:value="-1.7744639127155">
                <text:p>-1.7744639127155</text:p>
              </table:table-cell>
              <table:table-cell office:value-type="float" office:value="1.8276335">
                <text:p>1.8276335</text:p>
              </table:table-cell>
              <table:table-cell office:value-type="float" office:value="19.591866">
                <text:p>19.591866</text:p>
              </table:table-cell>
              <table:table-cell office:value-type="float" office:value="3.3179025872845">
                <text:p>3.3179025872845</text:p>
              </table:table-cell>
              <table:table-cell office:value-type="float" office:value="-4.7663299127155">
                <text:p>-4.7663299127155</text:p>
              </table:table-cell>
              <table:table-cell office:value-type="float" office:value="2.9723665">
                <text:p>2.9723665</text:p>
              </table:table-cell>
              <table:table-cell office:value-type="float" office:value="-2.991866">
                <text:p>-2.991866</text:p>
              </table:table-cell>
            </table:table-row>
            <table:table-row>
              <table:table-cell office:value-type="string">
                <text:p>39</text:p>
              </table:table-cell>
              <table:table-cell office:value-type="float" office:value="6.15904887266008">
                <text:p>6.15904887266008</text:p>
              </table:table-cell>
              <table:table-cell office:value-type="float" office:value="15.8390488726601">
                <text:p>15.8390488726601</text:p>
              </table:table-cell>
              <table:table-cell office:value-type="float" office:value="7.8">
                <text:p>7.8</text:p>
              </table:table-cell>
              <table:table-cell office:value-type="float" office:value="17">
                <text:p>17</text:p>
              </table:table-cell>
              <table:table-cell office:value-type="float" office:value="-1.64095112733992">
                <text:p>-1.64095112733992</text:p>
              </table:table-cell>
              <table:table-cell office:value-type="float" office:value="-1.16095112733992">
                <text:p>-1.16095112733992</text:p>
              </table:table-cell>
              <table:table-cell office:value-type="float" office:value="1.5871426">
                <text:p>1.5871426</text:p>
              </table:table-cell>
              <table:table-cell office:value-type="float" office:value="20.672285">
                <text:p>20.672285</text:p>
              </table:table-cell>
              <table:table-cell office:value-type="float" office:value="4.57190627266008">
                <text:p>4.57190627266008</text:p>
              </table:table-cell>
              <table:table-cell office:value-type="float" office:value="-4.83323612733992">
                <text:p>-4.83323612733992</text:p>
              </table:table-cell>
              <table:table-cell office:value-type="float" office:value="6.2128574">
                <text:p>6.2128574</text:p>
              </table:table-cell>
              <table:table-cell office:value-type="float" office:value="-3.672285">
                <text:p>-3.672285</text:p>
              </table:table-cell>
            </table:table-row>
            <table:table-row>
              <table:table-cell office:value-type="string">
                <text:p>40</text:p>
              </table:table-cell>
              <table:table-cell office:value-type="float" office:value="7.12834819079362">
                <text:p>7.12834819079362</text:p>
              </table:table-cell>
              <table:table-cell office:value-type="float" office:value="16.8083481907936">
                <text:p>16.8083481907936</text:p>
              </table:table-cell>
              <table:table-cell office:value-type="float" office:value="8">
                <text:p>8</text:p>
              </table:table-cell>
              <table:table-cell office:value-type="float" office:value="18.7">
                <text:p>18.7</text:p>
              </table:table-cell>
              <table:table-cell office:value-type="float" office:value="-0.871651809206377">
                <text:p>-0.871651809206377</text:p>
              </table:table-cell>
              <table:table-cell office:value-type="float" office:value="-1.89165180920638">
                <text:p>-1.89165180920638</text:p>
              </table:table-cell>
              <table:table-cell office:value-type="float" office:value="2.603102">
                <text:p>2.603102</text:p>
              </table:table-cell>
              <table:table-cell office:value-type="float" office:value="21.747538">
                <text:p>21.747538</text:p>
              </table:table-cell>
              <table:table-cell office:value-type="float" office:value="4.52524619079362">
                <text:p>4.52524619079362</text:p>
              </table:table-cell>
              <table:table-cell office:value-type="float" office:value="-4.93918980920638">
                <text:p>-4.93918980920638</text:p>
              </table:table-cell>
              <table:table-cell office:value-type="float" office:value="5.396898">
                <text:p>5.396898</text:p>
              </table:table-cell>
              <table:table-cell office:value-type="float" office:value="-3.047538">
                <text:p>-3.047538</text:p>
              </table:table-cell>
            </table:table-row>
            <table:table-row>
              <table:table-cell office:value-type="string">
                <text:p>41</text:p>
              </table:table-cell>
              <table:table-cell office:value-type="float" office:value="8.04873153085162">
                <text:p>8.04873153085162</text:p>
              </table:table-cell>
              <table:table-cell office:value-type="float" office:value="17.7287315308516">
                <text:p>17.7287315308516</text:p>
              </table:table-cell>
              <table:table-cell office:value-type="float" office:value="9.2">
                <text:p>9.2</text:p>
              </table:table-cell>
              <table:table-cell office:value-type="float" office:value="18.9">
                <text:p>18.9</text:p>
              </table:table-cell>
              <table:table-cell office:value-type="float" office:value="-1.15126846914838">
                <text:p>-1.15126846914838</text:p>
              </table:table-cell>
              <table:table-cell office:value-type="float" office:value="-1.17126846914838">
                <text:p>-1.17126846914838</text:p>
              </table:table-cell>
              <table:table-cell office:value-type="float" office:value="3.8399863">
                <text:p>3.8399863</text:p>
              </table:table-cell>
              <table:table-cell office:value-type="float" office:value="21.446548">
                <text:p>21.446548</text:p>
              </table:table-cell>
              <table:table-cell office:value-type="float" office:value="4.20874523085162">
                <text:p>4.20874523085162</text:p>
              </table:table-cell>
              <table:table-cell office:value-type="float" office:value="-3.71781646914838">
                <text:p>-3.71781646914838</text:p>
              </table:table-cell>
              <table:table-cell office:value-type="float" office:value="5.3600137">
                <text:p>5.3600137</text:p>
              </table:table-cell>
              <table:table-cell office:value-type="float" office:value="-2.546548">
                <text:p>-2.546548</text:p>
              </table:table-cell>
            </table:table-row>
            <table:table-row>
              <table:table-cell office:value-type="string">
                <text:p>42</text:p>
              </table:table-cell>
              <table:table-cell office:value-type="float" office:value="8.91594361380021">
                <text:p>8.91594361380021</text:p>
              </table:table-cell>
              <table:table-cell office:value-type="float" office:value="18.5959436138002">
                <text:p>18.5959436138002</text:p>
              </table:table-cell>
              <table:table-cell office:value-type="float" office:value="10.8">
                <text:p>10.8</text:p>
              </table:table-cell>
              <table:table-cell office:value-type="float" office:value="19">
                <text:p>19</text:p>
              </table:table-cell>
              <table:table-cell office:value-type="float" office:value="-1.88405638619979">
                <text:p>-1.88405638619979</text:p>
              </table:table-cell>
              <table:table-cell office:value-type="float" office:value="-0.404056386199787">
                <text:p>-0.404056386199787</text:p>
              </table:table-cell>
              <table:table-cell office:value-type="float" office:value="4.9612575">
                <text:p>4.9612575</text:p>
              </table:table-cell>
              <table:table-cell office:value-type="float" office:value="24.339083">
                <text:p>24.339083</text:p>
              </table:table-cell>
              <table:table-cell office:value-type="float" office:value="3.95468611380021">
                <text:p>3.95468611380021</text:p>
              </table:table-cell>
              <table:table-cell office:value-type="float" office:value="-5.74313938619979">
                <text:p>-5.74313938619979</text:p>
              </table:table-cell>
              <table:table-cell office:value-type="float" office:value="5.8387425">
                <text:p>5.8387425</text:p>
              </table:table-cell>
              <table:table-cell office:value-type="float" office:value="-5.339083">
                <text:p>-5.339083</text:p>
              </table:table-cell>
            </table:table-row>
            <table:table-row>
              <table:table-cell office:value-type="string">
                <text:p>43</text:p>
              </table:table-cell>
              <table:table-cell office:value-type="float" office:value="9.72622900791079">
                <text:p>9.72622900791079</text:p>
              </table:table-cell>
              <table:table-cell office:value-type="float" office:value="19.4062290079108">
                <text:p>19.4062290079108</text:p>
              </table:table-cell>
              <table:table-cell office:value-type="float" office:value="10.7">
                <text:p>10.7</text:p>
              </table:table-cell>
              <table:table-cell office:value-type="float" office:value="21.2">
                <text:p>21.2</text:p>
              </table:table-cell>
              <table:table-cell office:value-type="float" office:value="-0.973770992089207">
                <text:p>-0.973770992089207</text:p>
              </table:table-cell>
              <table:table-cell office:value-type="float" office:value="-1.79377099208921">
                <text:p>-1.79377099208921</text:p>
              </table:table-cell>
              <table:table-cell office:value-type="float" office:value="5.439605">
                <text:p>5.439605</text:p>
              </table:table-cell>
              <table:table-cell office:value-type="float" office:value="24.346977">
                <text:p>24.346977</text:p>
              </table:table-cell>
              <table:table-cell office:value-type="float" office:value="4.28662400791079">
                <text:p>4.28662400791079</text:p>
              </table:table-cell>
              <table:table-cell office:value-type="float" office:value="-4.94074799208921">
                <text:p>-4.94074799208921</text:p>
              </table:table-cell>
              <table:table-cell office:value-type="float" office:value="5.260395">
                <text:p>5.260395</text:p>
              </table:table-cell>
              <table:table-cell office:value-type="float" office:value="-3.146977">
                <text:p>-3.146977</text:p>
              </table:table-cell>
            </table:table-row>
            <table:table-row>
              <table:table-cell office:value-type="string">
                <text:p>44</text:p>
              </table:table-cell>
              <table:table-cell office:value-type="float" office:value="10.476384744266">
                <text:p>10.476384744266</text:p>
              </table:table-cell>
              <table:table-cell office:value-type="float" office:value="20.156384744266">
                <text:p>20.156384744266</text:p>
              </table:table-cell>
              <table:table-cell office:value-type="float" office:value="12.3">
                <text:p>12.3</text:p>
              </table:table-cell>
              <table:table-cell office:value-type="float" office:value="21">
                <text:p>21</text:p>
              </table:table-cell>
              <table:table-cell office:value-type="float" office:value="-1.82361525573397">
                <text:p>-1.82361525573397</text:p>
              </table:table-cell>
              <table:table-cell office:value-type="float" office:value="-0.843615255733969">
                <text:p>-0.843615255733969</text:p>
              </table:table-cell>
              <table:table-cell office:value-type="float" office:value="7.39965">
                <text:p>7.39965</text:p>
              </table:table-cell>
              <table:table-cell office:value-type="float" office:value="25.951073">
                <text:p>25.951073</text:p>
              </table:table-cell>
              <table:table-cell office:value-type="float" office:value="3.07673474426603">
                <text:p>3.07673474426603</text:p>
              </table:table-cell>
              <table:table-cell office:value-type="float" office:value="-5.79468825573397">
                <text:p>-5.79468825573397</text:p>
              </table:table-cell>
              <table:table-cell office:value-type="float" office:value="4.90035">
                <text:p>4.90035</text:p>
              </table:table-cell>
              <table:table-cell office:value-type="float" office:value="-4.951073">
                <text:p>-4.951073</text:p>
              </table:table-cell>
            </table:table-row>
            <table:table-row>
              <table:table-cell office:value-type="string">
                <text:p>45</text:p>
              </table:table-cell>
              <table:table-cell office:value-type="float" office:value="11.1638129322656">
                <text:p>11.1638129322656</text:p>
              </table:table-cell>
              <table:table-cell office:value-type="float" office:value="20.8438129322656">
                <text:p>20.8438129322656</text:p>
              </table:table-cell>
              <table:table-cell office:value-type="float" office:value="13.3">
                <text:p>13.3</text:p>
              </table:table-cell>
              <table:table-cell office:value-type="float" office:value="22.3">
                <text:p>22.3</text:p>
              </table:table-cell>
              <table:table-cell office:value-type="float" office:value="-2.13618706773438">
                <text:p>-2.13618706773438</text:p>
              </table:table-cell>
              <table:table-cell office:value-type="float" office:value="-1.45618706773438">
                <text:p>-1.45618706773438</text:p>
              </table:table-cell>
              <table:table-cell office:value-type="float" office:value="7.924348">
                <text:p>7.924348</text:p>
              </table:table-cell>
              <table:table-cell office:value-type="float" office:value="26.220196">
                <text:p>26.220196</text:p>
              </table:table-cell>
              <table:table-cell office:value-type="float" office:value="3.23946493226562">
                <text:p>3.23946493226562</text:p>
              </table:table-cell>
              <table:table-cell office:value-type="float" office:value="-5.37638306773438">
                <text:p>-5.37638306773438</text:p>
              </table:table-cell>
              <table:table-cell office:value-type="float" office:value="5.375652">
                <text:p>5.375652</text:p>
              </table:table-cell>
              <table:table-cell office:value-type="float" office:value="-3.920196">
                <text:p>-3.920196</text:p>
              </table:table-cell>
            </table:table-row>
            <table:table-row>
              <table:table-cell office:value-type="string">
                <text:p>46</text:p>
              </table:table-cell>
              <table:table-cell office:value-type="float" office:value="11.7865733751321">
                <text:p>11.7865733751321</text:p>
              </table:table-cell>
              <table:table-cell office:value-type="float" office:value="21.4665733751321">
                <text:p>21.4665733751321</text:p>
              </table:table-cell>
              <table:table-cell office:value-type="float" office:value="14.3">
                <text:p>14.3</text:p>
              </table:table-cell>
              <table:table-cell office:value-type="float" office:value="22.7">
                <text:p>22.7</text:p>
              </table:table-cell>
              <table:table-cell office:value-type="float" office:value="-2.5134266248679">
                <text:p>-2.5134266248679</text:p>
              </table:table-cell>
              <table:table-cell office:value-type="float" office:value="-1.2334266248679">
                <text:p>-1.2334266248679</text:p>
              </table:table-cell>
              <table:table-cell office:value-type="float" office:value="9.729364">
                <text:p>9.729364</text:p>
              </table:table-cell>
              <table:table-cell office:value-type="float" office:value="27.229103">
                <text:p>27.229103</text:p>
              </table:table-cell>
              <table:table-cell office:value-type="float" office:value="2.0572093751321">
                <text:p>2.0572093751321</text:p>
              </table:table-cell>
              <table:table-cell office:value-type="float" office:value="-5.7625296248679">
                <text:p>-5.7625296248679</text:p>
              </table:table-cell>
              <table:table-cell office:value-type="float" office:value="4.570636">
                <text:p>4.570636</text:p>
              </table:table-cell>
              <table:table-cell office:value-type="float" office:value="-4.529103">
                <text:p>-4.529103</text:p>
              </table:table-cell>
            </table:table-row>
            <table:table-row>
              <table:table-cell office:value-type="string">
                <text:p>47</text:p>
              </table:table-cell>
              <table:table-cell office:value-type="float" office:value="12.3434361854167">
                <text:p>12.3434361854167</text:p>
              </table:table-cell>
              <table:table-cell office:value-type="float" office:value="22.0234361854167">
                <text:p>22.0234361854167</text:p>
              </table:table-cell>
              <table:table-cell office:value-type="float" office:value="12.8">
                <text:p>12.8</text:p>
              </table:table-cell>
              <table:table-cell office:value-type="float" office:value="22.5">
                <text:p>22.5</text:p>
              </table:table-cell>
              <table:table-cell office:value-type="float" office:value="-0.456563814583262">
                <text:p>-0.456563814583262</text:p>
              </table:table-cell>
              <table:table-cell office:value-type="float" office:value="-0.476563814583262">
                <text:p>-0.476563814583262</text:p>
              </table:table-cell>
              <table:table-cell office:value-type="float" office:value="8.513084">
                <text:p>8.513084</text:p>
              </table:table-cell>
              <table:table-cell office:value-type="float" office:value="26.788668">
                <text:p>26.788668</text:p>
              </table:table-cell>
              <table:table-cell office:value-type="float" office:value="3.83035218541674">
                <text:p>3.83035218541674</text:p>
              </table:table-cell>
              <table:table-cell office:value-type="float" office:value="-4.76523181458326">
                <text:p>-4.76523181458326</text:p>
              </table:table-cell>
              <table:table-cell office:value-type="float" office:value="4.286916">
                <text:p>4.286916</text:p>
              </table:table-cell>
              <table:table-cell office:value-type="float" office:value="-4.288668">
                <text:p>-4.288668</text:p>
              </table:table-cell>
            </table:table-row>
            <table:table-row>
              <table:table-cell office:value-type="string">
                <text:p>48</text:p>
              </table:table-cell>
              <table:table-cell office:value-type="float" office:value="12.8339344005052">
                <text:p>12.8339344005052</text:p>
              </table:table-cell>
              <table:table-cell office:value-type="float" office:value="22.5139344005052">
                <text:p>22.5139344005052</text:p>
              </table:table-cell>
              <table:table-cell office:value-type="float" office:value="14.6">
                <text:p>14.6</text:p>
              </table:table-cell>
              <table:table-cell office:value-type="float" office:value="24">
                <text:p>24</text:p>
              </table:table-cell>
              <table:table-cell office:value-type="float" office:value="-1.76606559949476">
                <text:p>-1.76606559949476</text:p>
              </table:table-cell>
              <table:table-cell office:value-type="float" office:value="-1.48606559949476">
                <text:p>-1.48606559949476</text:p>
              </table:table-cell>
              <table:table-cell office:value-type="float" office:value="9.554385">
                <text:p>9.554385</text:p>
              </table:table-cell>
              <table:table-cell office:value-type="float" office:value="28.5187">
                <text:p>28.5187</text:p>
              </table:table-cell>
              <table:table-cell office:value-type="float" office:value="3.27954940050524">
                <text:p>3.27954940050524</text:p>
              </table:table-cell>
              <table:table-cell office:value-type="float" office:value="-6.00476559949476">
                <text:p>-6.00476559949476</text:p>
              </table:table-cell>
              <table:table-cell office:value-type="float" office:value="5.045615">
                <text:p>5.045615</text:p>
              </table:table-cell>
              <table:table-cell office:value-type="float" office:value="-4.5187">
                <text:p>-4.5187</text:p>
              </table:table-cell>
            </table:table-row>
            <table:table-row>
              <table:table-cell office:value-type="string">
                <text:p>49</text:p>
              </table:table-cell>
              <table:table-cell office:value-type="float" office:value="13.2584165981238">
                <text:p>13.2584165981238</text:p>
              </table:table-cell>
              <table:table-cell office:value-type="float" office:value="22.9384165981238">
                <text:p>22.9384165981238</text:p>
              </table:table-cell>
              <table:table-cell office:value-type="float" office:value="15.8">
                <text:p>15.8</text:p>
              </table:table-cell>
              <table:table-cell office:value-type="float" office:value="23.3">
                <text:p>23.3</text:p>
              </table:table-cell>
              <table:table-cell office:value-type="float" office:value="-2.54158340187617">
                <text:p>-2.54158340187617</text:p>
              </table:table-cell>
              <table:table-cell office:value-type="float" office:value="-0.361583401876171">
                <text:p>-0.361583401876171</text:p>
              </table:table-cell>
              <table:table-cell office:value-type="float" office:value="11.088838">
                <text:p>11.088838</text:p>
              </table:table-cell>
              <table:table-cell office:value-type="float" office:value="29.133307">
                <text:p>29.133307</text:p>
              </table:table-cell>
              <table:table-cell office:value-type="float" office:value="2.16957859812383">
                <text:p>2.16957859812383</text:p>
              </table:table-cell>
              <table:table-cell office:value-type="float" office:value="-6.19489040187617">
                <text:p>-6.19489040187617</text:p>
              </table:table-cell>
              <table:table-cell office:value-type="float" office:value="4.711162">
                <text:p>4.711162</text:p>
              </table:table-cell>
              <table:table-cell office:value-type="float" office:value="-5.833307">
                <text:p>-5.833307</text:p>
              </table:table-cell>
            </table:table-row>
            <table:table-row>
              <table:table-cell office:value-type="string">
                <text:p>50</text:p>
              </table:table-cell>
              <table:table-cell office:value-type="float" office:value="13.6180995118447">
                <text:p>13.6180995118447</text:p>
              </table:table-cell>
              <table:table-cell office:value-type="float" office:value="23.2980995118447">
                <text:p>23.2980995118447</text:p>
              </table:table-cell>
              <table:table-cell office:value-type="float" office:value="15.8">
                <text:p>15.8</text:p>
              </table:table-cell>
              <table:table-cell office:value-type="float" office:value="24.5">
                <text:p>24.5</text:p>
              </table:table-cell>
              <table:table-cell office:value-type="float" office:value="-2.1819004881553">
                <text:p>-2.1819004881553</text:p>
              </table:table-cell>
              <table:table-cell office:value-type="float" office:value="-1.2019004881553">
                <text:p>-1.2019004881553</text:p>
              </table:table-cell>
              <table:table-cell office:value-type="float" office:value="11.254471">
                <text:p>11.254471</text:p>
              </table:table-cell>
              <table:table-cell office:value-type="float" office:value="28.710564">
                <text:p>28.710564</text:p>
              </table:table-cell>
              <table:table-cell office:value-type="float" office:value="2.3636285118447">
                <text:p>2.3636285118447</text:p>
              </table:table-cell>
              <table:table-cell office:value-type="float" office:value="-5.4124644881553">
                <text:p>-5.4124644881553</text:p>
              </table:table-cell>
              <table:table-cell office:value-type="float" office:value="4.545529">
                <text:p>4.545529</text:p>
              </table:table-cell>
              <table:table-cell office:value-type="float" office:value="-4.210564">
                <text:p>-4.210564</text:p>
              </table:table-cell>
            </table:table-row>
            <table:table-row>
              <table:table-cell office:value-type="string">
                <text:p>51</text:p>
              </table:table-cell>
              <table:table-cell office:value-type="float" office:value="13.9151206465923">
                <text:p>13.9151206465923</text:p>
              </table:table-cell>
              <table:table-cell office:value-type="float" office:value="23.5951206465923">
                <text:p>23.5951206465923</text:p>
              </table:table-cell>
              <table:table-cell office:value-type="float" office:value="15.1">
                <text:p>15.1</text:p>
              </table:table-cell>
              <table:table-cell office:value-type="float" office:value="25.5">
                <text:p>25.5</text:p>
              </table:table-cell>
              <table:table-cell office:value-type="float" office:value="-1.18487935340775">
                <text:p>-1.18487935340775</text:p>
              </table:table-cell>
              <table:table-cell office:value-type="float" office:value="-1.90487935340775">
                <text:p>-1.90487935340775</text:p>
              </table:table-cell>
              <table:table-cell office:value-type="float" office:value="11.311537">
                <text:p>11.311537</text:p>
              </table:table-cell>
              <table:table-cell office:value-type="float" office:value="29.526579">
                <text:p>29.526579</text:p>
              </table:table-cell>
              <table:table-cell office:value-type="float" office:value="2.60358364659225">
                <text:p>2.60358364659225</text:p>
              </table:table-cell>
              <table:table-cell office:value-type="float" office:value="-5.93145835340775">
                <text:p>-5.93145835340775</text:p>
              </table:table-cell>
              <table:table-cell office:value-type="float" office:value="3.788463">
                <text:p>3.788463</text:p>
              </table:table-cell>
              <table:table-cell office:value-type="float" office:value="-4.026579">
                <text:p>-4.026579</text:p>
              </table:table-cell>
            </table:table-row>
            <table:table-row>
              <table:table-cell office:value-type="string">
                <text:p>52</text:p>
              </table:table-cell>
              <table:table-cell office:value-type="float" office:value="14.1525908941485">
                <text:p>14.1525908941485</text:p>
              </table:table-cell>
              <table:table-cell office:value-type="float" office:value="23.8325908941485">
                <text:p>23.8325908941485</text:p>
              </table:table-cell>
              <table:table-cell office:value-type="float" office:value="15.8">
                <text:p>15.8</text:p>
              </table:table-cell>
              <table:table-cell office:value-type="float" office:value="25">
                <text:p>25</text:p>
              </table:table-cell>
              <table:table-cell office:value-type="float" office:value="-1.64740910585146">
                <text:p>-1.64740910585146</text:p>
              </table:table-cell>
              <table:table-cell office:value-type="float" office:value="-1.16740910585145">
                <text:p>-1.16740910585145</text:p>
              </table:table-cell>
              <table:table-cell office:value-type="float" office:value="11.7383995">
                <text:p>11.7383995</text:p>
              </table:table-cell>
              <table:table-cell office:value-type="float" office:value="29.752785">
                <text:p>29.752785</text:p>
              </table:table-cell>
              <table:table-cell office:value-type="float" office:value="2.41419139414855">
                <text:p>2.41419139414855</text:p>
              </table:table-cell>
              <table:table-cell office:value-type="float" office:value="-5.92019410585145">
                <text:p>-5.92019410585145</text:p>
              </table:table-cell>
              <table:table-cell office:value-type="float" office:value="4.0616005">
                <text:p>4.0616005</text:p>
              </table:table-cell>
              <table:table-cell office:value-type="float" office:value="-4.752785">
                <text:p>-4.752785</text:p>
              </table:table-cell>
            </table:table-row>
            <table:table-row>
              <table:table-cell office:value-type="string">
                <text:p>53</text:p>
              </table:table-cell>
              <table:table-cell office:value-type="float" office:value="14.3346471486595">
                <text:p>14.3346471486595</text:p>
              </table:table-cell>
              <table:table-cell office:value-type="float" office:value="24.0146471486595">
                <text:p>24.0146471486595</text:p>
              </table:table-cell>
              <table:table-cell office:value-type="float" office:value="16.2">
                <text:p>16.2</text:p>
              </table:table-cell>
              <table:table-cell office:value-type="float" office:value="24.4">
                <text:p>24.4</text:p>
              </table:table-cell>
              <table:table-cell office:value-type="float" office:value="-1.86535285134051">
                <text:p>-1.86535285134051</text:p>
              </table:table-cell>
              <table:table-cell office:value-type="float" office:value="-0.385352851340514">
                <text:p>-0.385352851340514</text:p>
              </table:table-cell>
              <table:table-cell office:value-type="float" office:value="11.930826">
                <text:p>11.930826</text:p>
              </table:table-cell>
              <table:table-cell office:value-type="float" office:value="28.80908">
                <text:p>28.80908</text:p>
              </table:table-cell>
              <table:table-cell office:value-type="float" office:value="2.40382114865949">
                <text:p>2.40382114865949</text:p>
              </table:table-cell>
              <table:table-cell office:value-type="float" office:value="-4.79443285134052">
                <text:p>-4.79443285134052</text:p>
              </table:table-cell>
              <table:table-cell office:value-type="float" office:value="4.269174">
                <text:p>4.269174</text:p>
              </table:table-cell>
              <table:table-cell office:value-type="float" office:value="-4.40908">
                <text:p>-4.40908</text:p>
              </table:table-cell>
            </table:table-row>
            <table:table-row>
              <table:table-cell office:value-type="string">
                <text:p>54</text:p>
              </table:table-cell>
              <table:table-cell office:value-type="float" office:value="14.4665049221402">
                <text:p>14.4665049221402</text:p>
              </table:table-cell>
              <table:table-cell office:value-type="float" office:value="24.1465049221402">
                <text:p>24.1465049221402</text:p>
              </table:table-cell>
              <table:table-cell office:value-type="float" office:value="16.6">
                <text:p>16.6</text:p>
              </table:table-cell>
              <table:table-cell office:value-type="float" office:value="24.9">
                <text:p>24.9</text:p>
              </table:table-cell>
              <table:table-cell office:value-type="float" office:value="-2.13349507785977">
                <text:p>-2.13349507785977</text:p>
              </table:table-cell>
              <table:table-cell office:value-type="float" office:value="-0.753495077859768">
                <text:p>-0.753495077859768</text:p>
              </table:table-cell>
              <table:table-cell office:value-type="float" office:value="10.618076">
                <text:p>10.618076</text:p>
              </table:table-cell>
              <table:table-cell office:value-type="float" office:value="29.152699">
                <text:p>29.152699</text:p>
              </table:table-cell>
              <table:table-cell office:value-type="float" office:value="3.84842892214023">
                <text:p>3.84842892214023</text:p>
              </table:table-cell>
              <table:table-cell office:value-type="float" office:value="-5.00619407785977">
                <text:p>-5.00619407785977</text:p>
              </table:table-cell>
              <table:table-cell office:value-type="float" office:value="5.981924">
                <text:p>5.981924</text:p>
              </table:table-cell>
              <table:table-cell office:value-type="float" office:value="-4.252699">
                <text:p>-4.252699</text:p>
              </table:table-cell>
            </table:table-row>
            <table:table-row>
              <table:table-cell office:value-type="string">
                <text:p>55</text:p>
              </table:table-cell>
              <table:table-cell office:value-type="float" office:value="14.5545109599816">
                <text:p>14.5545109599816</text:p>
              </table:table-cell>
              <table:table-cell office:value-type="float" office:value="24.2345109599816">
                <text:p>24.2345109599816</text:p>
              </table:table-cell>
              <table:table-cell office:value-type="float" office:value="15.1">
                <text:p>15.1</text:p>
              </table:table-cell>
              <table:table-cell office:value-type="float" office:value="24.9">
                <text:p>24.9</text:p>
              </table:table-cell>
              <table:table-cell office:value-type="float" office:value="-0.545489040018429">
                <text:p>-0.545489040018429</text:p>
              </table:table-cell>
              <table:table-cell office:value-type="float" office:value="-0.665489040018429">
                <text:p>-0.665489040018429</text:p>
              </table:table-cell>
              <table:table-cell office:value-type="float" office:value="11.354278">
                <text:p>11.354278</text:p>
              </table:table-cell>
              <table:table-cell office:value-type="float" office:value="29.551317">
                <text:p>29.551317</text:p>
              </table:table-cell>
              <table:table-cell office:value-type="float" office:value="3.20023295998157">
                <text:p>3.20023295998157</text:p>
              </table:table-cell>
              <table:table-cell office:value-type="float" office:value="-5.31680604001843">
                <text:p>-5.31680604001843</text:p>
              </table:table-cell>
              <table:table-cell office:value-type="float" office:value="3.745722">
                <text:p>3.745722</text:p>
              </table:table-cell>
              <table:table-cell office:value-type="float" office:value="-4.651317">
                <text:p>-4.651317</text:p>
              </table:table-cell>
            </table:table-row>
            <table:table-row>
              <table:table-cell office:value-type="string">
                <text:p>56</text:p>
              </table:table-cell>
              <table:table-cell office:value-type="float" office:value="14.6061958564553">
                <text:p>14.6061958564553</text:p>
              </table:table-cell>
              <table:table-cell office:value-type="float" office:value="24.2861958564553">
                <text:p>24.2861958564553</text:p>
              </table:table-cell>
              <table:table-cell office:value-type="float" office:value="16.5">
                <text:p>16.5</text:p>
              </table:table-cell>
              <table:table-cell office:value-type="float" office:value="25.7">
                <text:p>25.7</text:p>
              </table:table-cell>
              <table:table-cell office:value-type="float" office:value="-1.8938041435447">
                <text:p>-1.8938041435447</text:p>
              </table:table-cell>
              <table:table-cell office:value-type="float" office:value="-1.4138041435447">
                <text:p>-1.4138041435447</text:p>
              </table:table-cell>
              <table:table-cell office:value-type="float" office:value="12.346846">
                <text:p>12.346846</text:p>
              </table:table-cell>
              <table:table-cell office:value-type="float" office:value="30.175877">
                <text:p>30.175877</text:p>
              </table:table-cell>
              <table:table-cell office:value-type="float" office:value="2.2593498564553">
                <text:p>2.2593498564553</text:p>
              </table:table-cell>
              <table:table-cell office:value-type="float" office:value="-5.8896811435447">
                <text:p>-5.8896811435447</text:p>
              </table:table-cell>
              <table:table-cell office:value-type="float" office:value="4.153154">
                <text:p>4.153154</text:p>
              </table:table-cell>
              <table:table-cell office:value-type="float" office:value="-4.475877">
                <text:p>-4.475877</text:p>
              </table:table-cell>
            </table:table-row>
            <table:table-row>
              <table:table-cell office:value-type="string">
                <text:p>57</text:p>
              </table:table-cell>
              <table:table-cell office:value-type="float" office:value="14.63032667022">
                <text:p>14.63032667022</text:p>
              </table:table-cell>
              <table:table-cell office:value-type="float" office:value="24.31032667022">
                <text:p>24.31032667022</text:p>
              </table:table-cell>
              <table:table-cell office:value-type="float" office:value="16.6">
                <text:p>16.6</text:p>
              </table:table-cell>
              <table:table-cell office:value-type="float" office:value="26.7">
                <text:p>26.7</text:p>
              </table:table-cell>
              <table:table-cell office:value-type="float" office:value="-1.96967332977997">
                <text:p>-1.96967332977997</text:p>
              </table:table-cell>
              <table:table-cell office:value-type="float" office:value="-2.38967332977997">
                <text:p>-2.38967332977997</text:p>
              </table:table-cell>
              <table:table-cell office:value-type="float" office:value="11.126062">
                <text:p>11.126062</text:p>
              </table:table-cell>
              <table:table-cell office:value-type="float" office:value="30.423996">
                <text:p>30.423996</text:p>
              </table:table-cell>
              <table:table-cell office:value-type="float" office:value="3.50426467022003">
                <text:p>3.50426467022003</text:p>
              </table:table-cell>
              <table:table-cell office:value-type="float" office:value="-6.11366932977997">
                <text:p>-6.11366932977997</text:p>
              </table:table-cell>
              <table:table-cell office:value-type="float" office:value="5.473938">
                <text:p>5.473938</text:p>
              </table:table-cell>
              <table:table-cell office:value-type="float" office:value="-3.723996">
                <text:p>-3.723996</text:p>
              </table:table-cell>
            </table:table-row>
            <table:table-row>
              <table:table-cell office:value-type="string">
                <text:p>58</text:p>
              </table:table-cell>
              <table:table-cell office:value-type="float" office:value="14.6369595398276">
                <text:p>14.6369595398276</text:p>
              </table:table-cell>
              <table:table-cell office:value-type="float" office:value="24.3169595398276">
                <text:p>24.3169595398276</text:p>
              </table:table-cell>
              <table:table-cell office:value-type="float" office:value="16.5">
                <text:p>16.5</text:p>
              </table:table-cell>
              <table:table-cell office:value-type="float" office:value="24.7">
                <text:p>24.7</text:p>
              </table:table-cell>
              <table:table-cell office:value-type="float" office:value="-1.86304046017244">
                <text:p>-1.86304046017244</text:p>
              </table:table-cell>
              <table:table-cell office:value-type="float" office:value="-0.383040460172435">
                <text:p>-0.383040460172435</text:p>
              </table:table-cell>
              <table:table-cell office:value-type="float" office:value="12.764766">
                <text:p>12.764766</text:p>
              </table:table-cell>
              <table:table-cell office:value-type="float" office:value="29.917013">
                <text:p>29.917013</text:p>
              </table:table-cell>
              <table:table-cell office:value-type="float" office:value="1.87219353982757">
                <text:p>1.87219353982757</text:p>
              </table:table-cell>
              <table:table-cell office:value-type="float" office:value="-5.60005346017244">
                <text:p>-5.60005346017244</text:p>
              </table:table-cell>
              <table:table-cell office:value-type="float" office:value="3.735234">
                <text:p>3.735234</text:p>
              </table:table-cell>
              <table:table-cell office:value-type="float" office:value="-5.217013">
                <text:p>-5.217013</text:p>
              </table:table-cell>
            </table:table-row>
            <table:table-row>
              <table:table-cell office:value-type="string">
                <text:p>59</text:p>
              </table:table-cell>
              <table:table-cell office:value-type="float" office:value="14.6369595398276">
                <text:p>14.6369595398276</text:p>
              </table:table-cell>
              <table:table-cell office:value-type="float" office:value="24.3169595398276">
                <text:p>24.3169595398276</text:p>
              </table:table-cell>
              <table:table-cell office:value-type="float" office:value="16.4">
                <text:p>16.4</text:p>
              </table:table-cell>
              <table:table-cell office:value-type="float" office:value="25.5">
                <text:p>25.5</text:p>
              </table:table-cell>
              <table:table-cell office:value-type="float" office:value="-1.76304046017243">
                <text:p>-1.76304046017243</text:p>
              </table:table-cell>
              <table:table-cell office:value-type="float" office:value="-1.18304046017244">
                <text:p>-1.18304046017244</text:p>
              </table:table-cell>
              <table:table-cell office:value-type="float" office:value="12.644206">
                <text:p>12.644206</text:p>
              </table:table-cell>
              <table:table-cell office:value-type="float" office:value="29.497166">
                <text:p>29.497166</text:p>
              </table:table-cell>
              <table:table-cell office:value-type="float" office:value="1.99275353982756">
                <text:p>1.99275353982756</text:p>
              </table:table-cell>
              <table:table-cell office:value-type="float" office:value="-5.18020646017244">
                <text:p>-5.18020646017244</text:p>
              </table:table-cell>
              <table:table-cell office:value-type="float" office:value="3.755794">
                <text:p>3.755794</text:p>
              </table:table-cell>
              <table:table-cell office:value-type="float" office:value="-3.997166">
                <text:p>-3.997166</text:p>
              </table:table-cell>
            </table:table-row>
            <table:table-row>
              <table:table-cell office:value-type="string">
                <text:p>60</text:p>
              </table:table-cell>
              <table:table-cell office:value-type="float" office:value="14.6303266702201">
                <text:p>14.6303266702201</text:p>
              </table:table-cell>
              <table:table-cell office:value-type="float" office:value="24.3103266702201">
                <text:p>24.3103266702201</text:p>
              </table:table-cell>
              <table:table-cell office:value-type="float" office:value="16.4">
                <text:p>16.4</text:p>
              </table:table-cell>
              <table:table-cell office:value-type="float" office:value="25.4">
                <text:p>25.4</text:p>
              </table:table-cell>
              <table:table-cell office:value-type="float" office:value="-1.76967332977991">
                <text:p>-1.76967332977991</text:p>
              </table:table-cell>
              <table:table-cell office:value-type="float" office:value="-1.08967332977991">
                <text:p>-1.08967332977991</text:p>
              </table:table-cell>
              <table:table-cell office:value-type="float" office:value="12.507374">
                <text:p>12.507374</text:p>
              </table:table-cell>
              <table:table-cell office:value-type="float" office:value="30.63335">
                <text:p>30.63335</text:p>
              </table:table-cell>
              <table:table-cell office:value-type="float" office:value="2.12295267022009">
                <text:p>2.12295267022009</text:p>
              </table:table-cell>
              <table:table-cell office:value-type="float" office:value="-6.32302332977991">
                <text:p>-6.32302332977991</text:p>
              </table:table-cell>
              <table:table-cell office:value-type="float" office:value="3.892626">
                <text:p>3.892626</text:p>
              </table:table-cell>
              <table:table-cell office:value-type="float" office:value="-5.23335">
                <text:p>-5.23335</text:p>
              </table:table-cell>
            </table:table-row>
            <table:table-row>
              <table:table-cell office:value-type="string">
                <text:p>61</text:p>
              </table:table-cell>
              <table:table-cell office:value-type="float" office:value="14.6061958564552">
                <text:p>14.6061958564552</text:p>
              </table:table-cell>
              <table:table-cell office:value-type="float" office:value="24.2861958564552">
                <text:p>24.2861958564552</text:p>
              </table:table-cell>
              <table:table-cell office:value-type="float" office:value="15.7">
                <text:p>15.7</text:p>
              </table:table-cell>
              <table:table-cell office:value-type="float" office:value="24.9">
                <text:p>24.9</text:p>
              </table:table-cell>
              <table:table-cell office:value-type="float" office:value="-1.09380414354476">
                <text:p>-1.09380414354476</text:p>
              </table:table-cell>
              <table:table-cell office:value-type="float" office:value="-0.613804143544755">
                <text:p>-0.613804143544755</text:p>
              </table:table-cell>
              <table:table-cell office:value-type="float" office:value="11.21963">
                <text:p>11.21963</text:p>
              </table:table-cell>
              <table:table-cell office:value-type="float" office:value="29.816645">
                <text:p>29.816645</text:p>
              </table:table-cell>
              <table:table-cell office:value-type="float" office:value="3.38656585645524">
                <text:p>3.38656585645524</text:p>
              </table:table-cell>
              <table:table-cell office:value-type="float" office:value="-5.53044914354476">
                <text:p>-5.53044914354476</text:p>
              </table:table-cell>
              <table:table-cell office:value-type="float" office:value="4.48037">
                <text:p>4.48037</text:p>
              </table:table-cell>
              <table:table-cell office:value-type="float" office:value="-4.916645">
                <text:p>-4.916645</text:p>
              </table:table-cell>
            </table:table-row>
            <table:table-row>
              <table:table-cell office:value-type="string">
                <text:p>62</text:p>
              </table:table-cell>
              <table:table-cell office:value-type="float" office:value="14.5545109599815">
                <text:p>14.5545109599815</text:p>
              </table:table-cell>
              <table:table-cell office:value-type="float" office:value="24.2345109599815">
                <text:p>24.2345109599815</text:p>
              </table:table-cell>
              <table:table-cell office:value-type="float" office:value="17.1">
                <text:p>17.1</text:p>
              </table:table-cell>
              <table:table-cell office:value-type="float" office:value="25">
                <text:p>25</text:p>
              </table:table-cell>
              <table:table-cell office:value-type="float" office:value="-2.54548904001846">
                <text:p>-2.54548904001846</text:p>
              </table:table-cell>
              <table:table-cell office:value-type="float" office:value="-0.765489040018458">
                <text:p>-0.765489040018458</text:p>
              </table:table-cell>
              <table:table-cell office:value-type="float" office:value="12.017705">
                <text:p>12.017705</text:p>
              </table:table-cell>
              <table:table-cell office:value-type="float" office:value="30.772173">
                <text:p>30.772173</text:p>
              </table:table-cell>
              <table:table-cell office:value-type="float" office:value="2.53680595998154">
                <text:p>2.53680595998154</text:p>
              </table:table-cell>
              <table:table-cell office:value-type="float" office:value="-6.53766204001846">
                <text:p>-6.53766204001846</text:p>
              </table:table-cell>
              <table:table-cell office:value-type="float" office:value="5.082295">
                <text:p>5.082295</text:p>
              </table:table-cell>
              <table:table-cell office:value-type="float" office:value="-5.772173">
                <text:p>-5.772173</text:p>
              </table:table-cell>
            </table:table-row>
            <table:table-row>
              <table:table-cell office:value-type="string">
                <text:p>63</text:p>
              </table:table-cell>
              <table:table-cell office:value-type="float" office:value="14.4665049221402">
                <text:p>14.4665049221402</text:p>
              </table:table-cell>
              <table:table-cell office:value-type="float" office:value="24.1465049221402">
                <text:p>24.1465049221402</text:p>
              </table:table-cell>
              <table:table-cell office:value-type="float" office:value="16.3">
                <text:p>16.3</text:p>
              </table:table-cell>
              <table:table-cell office:value-type="float" office:value="26.6">
                <text:p>26.6</text:p>
              </table:table-cell>
              <table:table-cell office:value-type="float" office:value="-1.83349507785977">
                <text:p>-1.83349507785977</text:p>
              </table:table-cell>
              <table:table-cell office:value-type="float" office:value="-2.45349507785977">
                <text:p>-2.45349507785977</text:p>
              </table:table-cell>
              <table:table-cell office:value-type="float" office:value="12.326233">
                <text:p>12.326233</text:p>
              </table:table-cell>
              <table:table-cell office:value-type="float" office:value="30.943712">
                <text:p>30.943712</text:p>
              </table:table-cell>
              <table:table-cell office:value-type="float" office:value="2.14027192214023">
                <text:p>2.14027192214023</text:p>
              </table:table-cell>
              <table:table-cell office:value-type="float" office:value="-6.79720707785977">
                <text:p>-6.79720707785977</text:p>
              </table:table-cell>
              <table:table-cell office:value-type="float" office:value="3.973767">
                <text:p>3.973767</text:p>
              </table:table-cell>
              <table:table-cell office:value-type="float" office:value="-4.343712">
                <text:p>-4.343712</text:p>
              </table:table-cell>
            </table:table-row>
            <table:table-row>
              <table:table-cell office:value-type="string">
                <text:p>64</text:p>
              </table:table-cell>
              <table:table-cell office:value-type="float" office:value="14.3346471486595">
                <text:p>14.3346471486595</text:p>
              </table:table-cell>
              <table:table-cell office:value-type="float" office:value="24.0146471486595">
                <text:p>24.0146471486595</text:p>
              </table:table-cell>
              <table:table-cell office:value-type="float" office:value="15.9">
                <text:p>15.9</text:p>
              </table:table-cell>
              <table:table-cell office:value-type="float" office:value="23.9">
                <text:p>23.9</text:p>
              </table:table-cell>
              <table:table-cell office:value-type="float" office:value="-1.56535285134052">
                <text:p>-1.56535285134052</text:p>
              </table:table-cell>
              <table:table-cell office:value-type="float" office:value="0.114647148659486">
                <text:p>0.114647148659486</text:p>
              </table:table-cell>
              <table:table-cell office:value-type="float" office:value="12.728101">
                <text:p>12.728101</text:p>
              </table:table-cell>
              <table:table-cell office:value-type="float" office:value="29.06123">
                <text:p>29.06123</text:p>
              </table:table-cell>
              <table:table-cell office:value-type="float" office:value="1.60654614865948">
                <text:p>1.60654614865948</text:p>
              </table:table-cell>
              <table:table-cell office:value-type="float" office:value="-5.04658285134051">
                <text:p>-5.04658285134051</text:p>
              </table:table-cell>
              <table:table-cell office:value-type="float" office:value="3.171899">
                <text:p>3.171899</text:p>
              </table:table-cell>
              <table:table-cell office:value-type="float" office:value="-5.16123">
                <text:p>-5.16123</text:p>
              </table:table-cell>
            </table:table-row>
            <table:table-row>
              <table:table-cell office:value-type="string">
                <text:p>65</text:p>
              </table:table-cell>
              <table:table-cell office:value-type="float" office:value="14.1525908941485">
                <text:p>14.1525908941485</text:p>
              </table:table-cell>
              <table:table-cell office:value-type="float" office:value="23.8325908941485">
                <text:p>23.8325908941485</text:p>
              </table:table-cell>
              <table:table-cell office:value-type="float" office:value="16">
                <text:p>16</text:p>
              </table:table-cell>
              <table:table-cell office:value-type="float" office:value="25">
                <text:p>25</text:p>
              </table:table-cell>
              <table:table-cell office:value-type="float" office:value="-1.84740910585145">
                <text:p>-1.84740910585145</text:p>
              </table:table-cell>
              <table:table-cell office:value-type="float" office:value="-1.16740910585145">
                <text:p>-1.16740910585145</text:p>
              </table:table-cell>
              <table:table-cell office:value-type="float" office:value="12.486077">
                <text:p>12.486077</text:p>
              </table:table-cell>
              <table:table-cell office:value-type="float" office:value="28.634096">
                <text:p>28.634096</text:p>
              </table:table-cell>
              <table:table-cell office:value-type="float" office:value="1.66651389414855">
                <text:p>1.66651389414855</text:p>
              </table:table-cell>
              <table:table-cell office:value-type="float" office:value="-4.80150510585145">
                <text:p>-4.80150510585145</text:p>
              </table:table-cell>
              <table:table-cell office:value-type="float" office:value="3.513923">
                <text:p>3.513923</text:p>
              </table:table-cell>
              <table:table-cell office:value-type="float" office:value="-3.634096">
                <text:p>-3.634096</text:p>
              </table:table-cell>
            </table:table-row>
            <table:table-row>
              <table:table-cell office:value-type="string">
                <text:p>66</text:p>
              </table:table-cell>
              <table:table-cell office:value-type="float" office:value="13.9151206465923">
                <text:p>13.9151206465923</text:p>
              </table:table-cell>
              <table:table-cell office:value-type="float" office:value="23.5951206465923">
                <text:p>23.5951206465923</text:p>
              </table:table-cell>
              <table:table-cell office:value-type="float" office:value="15.3">
                <text:p>15.3</text:p>
              </table:table-cell>
              <table:table-cell office:value-type="float" office:value="23.8">
                <text:p>23.8</text:p>
              </table:table-cell>
              <table:table-cell office:value-type="float" office:value="-1.38487935340775">
                <text:p>-1.38487935340775</text:p>
              </table:table-cell>
              <table:table-cell office:value-type="float" office:value="-0.204879353407751">
                <text:p>-0.204879353407751</text:p>
              </table:table-cell>
              <table:table-cell office:value-type="float" office:value="12.336352">
                <text:p>12.336352</text:p>
              </table:table-cell>
              <table:table-cell office:value-type="float" office:value="30.362698">
                <text:p>30.362698</text:p>
              </table:table-cell>
              <table:table-cell office:value-type="float" office:value="1.57876864659225">
                <text:p>1.57876864659225</text:p>
              </table:table-cell>
              <table:table-cell office:value-type="float" office:value="-6.76757735340775">
                <text:p>-6.76757735340775</text:p>
              </table:table-cell>
              <table:table-cell office:value-type="float" office:value="2.963648">
                <text:p>2.963648</text:p>
              </table:table-cell>
              <table:table-cell office:value-type="float" office:value="-6.562698">
                <text:p>-6.562698</text:p>
              </table:table-cell>
            </table:table-row>
            <table:table-row>
              <table:table-cell office:value-type="string">
                <text:p>67</text:p>
              </table:table-cell>
              <table:table-cell office:value-type="float" office:value="13.6180995118447">
                <text:p>13.6180995118447</text:p>
              </table:table-cell>
              <table:table-cell office:value-type="float" office:value="23.2980995118447">
                <text:p>23.2980995118447</text:p>
              </table:table-cell>
              <table:table-cell office:value-type="float" office:value="15.9">
                <text:p>15.9</text:p>
              </table:table-cell>
              <table:table-cell office:value-type="float" office:value="24.9">
                <text:p>24.9</text:p>
              </table:table-cell>
              <table:table-cell office:value-type="float" office:value="-2.2819004881553">
                <text:p>-2.2819004881553</text:p>
              </table:table-cell>
              <table:table-cell office:value-type="float" office:value="-1.6019004881553">
                <text:p>-1.6019004881553</text:p>
              </table:table-cell>
              <table:table-cell office:value-type="float" office:value="11.596981">
                <text:p>11.596981</text:p>
              </table:table-cell>
              <table:table-cell office:value-type="float" office:value="27.927063">
                <text:p>27.927063</text:p>
              </table:table-cell>
              <table:table-cell office:value-type="float" office:value="2.0211185118447">
                <text:p>2.0211185118447</text:p>
              </table:table-cell>
              <table:table-cell office:value-type="float" office:value="-4.6289634881553">
                <text:p>-4.6289634881553</text:p>
              </table:table-cell>
              <table:table-cell office:value-type="float" office:value="4.303019">
                <text:p>4.303019</text:p>
              </table:table-cell>
              <table:table-cell office:value-type="float" office:value="-3.027063">
                <text:p>-3.027063</text:p>
              </table:table-cell>
            </table:table-row>
            <table:table-row>
              <table:table-cell office:value-type="string">
                <text:p>68</text:p>
              </table:table-cell>
              <table:table-cell office:value-type="float" office:value="13.2584165981238">
                <text:p>13.2584165981238</text:p>
              </table:table-cell>
              <table:table-cell office:value-type="float" office:value="22.9384165981238">
                <text:p>22.9384165981238</text:p>
              </table:table-cell>
              <table:table-cell office:value-type="float" office:value="15.4">
                <text:p>15.4</text:p>
              </table:table-cell>
              <table:table-cell office:value-type="float" office:value="25.1">
                <text:p>25.1</text:p>
              </table:table-cell>
              <table:table-cell office:value-type="float" office:value="-2.14158340187617">
                <text:p>-2.14158340187617</text:p>
              </table:table-cell>
              <table:table-cell office:value-type="float" office:value="-2.16158340187617">
                <text:p>-2.16158340187617</text:p>
              </table:table-cell>
              <table:table-cell office:value-type="float" office:value="10.490978">
                <text:p>10.490978</text:p>
              </table:table-cell>
              <table:table-cell office:value-type="float" office:value="28.238443">
                <text:p>28.238443</text:p>
              </table:table-cell>
              <table:table-cell office:value-type="float" office:value="2.76743859812383">
                <text:p>2.76743859812383</text:p>
              </table:table-cell>
              <table:table-cell office:value-type="float" office:value="-5.30002640187617">
                <text:p>-5.30002640187617</text:p>
              </table:table-cell>
              <table:table-cell office:value-type="float" office:value="4.909022">
                <text:p>4.909022</text:p>
              </table:table-cell>
              <table:table-cell office:value-type="float" office:value="-3.138443">
                <text:p>-3.138443</text:p>
              </table:table-cell>
            </table:table-row>
            <table:table-row>
              <table:table-cell office:value-type="string">
                <text:p>69</text:p>
              </table:table-cell>
              <table:table-cell office:value-type="float" office:value="12.8339344005053">
                <text:p>12.8339344005053</text:p>
              </table:table-cell>
              <table:table-cell office:value-type="float" office:value="22.5139344005053">
                <text:p>22.5139344005053</text:p>
              </table:table-cell>
              <table:table-cell office:value-type="float" office:value="16.2">
                <text:p>16.2</text:p>
              </table:table-cell>
              <table:table-cell office:value-type="float" office:value="23.3">
                <text:p>23.3</text:p>
              </table:table-cell>
              <table:table-cell office:value-type="float" office:value="-3.36606559949473">
                <text:p>-3.36606559949473</text:p>
              </table:table-cell>
              <table:table-cell office:value-type="float" office:value="-0.78606559949473">
                <text:p>-0.78606559949473</text:p>
              </table:table-cell>
              <table:table-cell office:value-type="float" office:value="9.652688">
                <text:p>9.652688</text:p>
              </table:table-cell>
              <table:table-cell office:value-type="float" office:value="28.514826">
                <text:p>28.514826</text:p>
              </table:table-cell>
              <table:table-cell office:value-type="float" office:value="3.18124640050527">
                <text:p>3.18124640050527</text:p>
              </table:table-cell>
              <table:table-cell office:value-type="float" office:value="-6.00089159949473">
                <text:p>-6.00089159949473</text:p>
              </table:table-cell>
              <table:table-cell office:value-type="float" office:value="6.547312">
                <text:p>6.547312</text:p>
              </table:table-cell>
              <table:table-cell office:value-type="float" office:value="-5.214826">
                <text:p>-5.214826</text:p>
              </table:table-cell>
            </table:table-row>
            <table:table-row>
              <table:table-cell office:value-type="string">
                <text:p>70</text:p>
              </table:table-cell>
              <table:table-cell office:value-type="float" office:value="12.3434361854167">
                <text:p>12.3434361854167</text:p>
              </table:table-cell>
              <table:table-cell office:value-type="float" office:value="22.0234361854167">
                <text:p>22.0234361854167</text:p>
              </table:table-cell>
              <table:table-cell office:value-type="float" office:value="14.8">
                <text:p>14.8</text:p>
              </table:table-cell>
              <table:table-cell office:value-type="float" office:value="24.2">
                <text:p>24.2</text:p>
              </table:table-cell>
              <table:table-cell office:value-type="float" office:value="-2.45656381458326">
                <text:p>-2.45656381458326</text:p>
              </table:table-cell>
              <table:table-cell office:value-type="float" office:value="-2.17656381458326">
                <text:p>-2.17656381458326</text:p>
              </table:table-cell>
              <table:table-cell office:value-type="float" office:value="10.634894">
                <text:p>10.634894</text:p>
              </table:table-cell>
              <table:table-cell office:value-type="float" office:value="28.122015">
                <text:p>28.122015</text:p>
              </table:table-cell>
              <table:table-cell office:value-type="float" office:value="1.70854218541674">
                <text:p>1.70854218541674</text:p>
              </table:table-cell>
              <table:table-cell office:value-type="float" office:value="-6.09857881458326">
                <text:p>-6.09857881458326</text:p>
              </table:table-cell>
              <table:table-cell office:value-type="float" office:value="4.165106">
                <text:p>4.165106</text:p>
              </table:table-cell>
              <table:table-cell office:value-type="float" office:value="-3.922015">
                <text:p>-3.922015</text:p>
              </table:table-cell>
            </table:table-row>
            <table:table-row>
              <table:table-cell office:value-type="string">
                <text:p>71</text:p>
              </table:table-cell>
              <table:table-cell office:value-type="float" office:value="11.7865733751321">
                <text:p>11.7865733751321</text:p>
              </table:table-cell>
              <table:table-cell office:value-type="float" office:value="21.4665733751321">
                <text:p>21.4665733751321</text:p>
              </table:table-cell>
              <table:table-cell office:value-type="float" office:value="14.9">
                <text:p>14.9</text:p>
              </table:table-cell>
              <table:table-cell office:value-type="float" office:value="22.3">
                <text:p>22.3</text:p>
              </table:table-cell>
              <table:table-cell office:value-type="float" office:value="-3.1134266248679">
                <text:p>-3.1134266248679</text:p>
              </table:table-cell>
              <table:table-cell office:value-type="float" office:value="-0.833426624867901">
                <text:p>-0.833426624867901</text:p>
              </table:table-cell>
              <table:table-cell office:value-type="float" office:value="9.52021">
                <text:p>9.52021</text:p>
              </table:table-cell>
              <table:table-cell office:value-type="float" office:value="27.906343">
                <text:p>27.906343</text:p>
              </table:table-cell>
              <table:table-cell office:value-type="float" office:value="2.2663633751321">
                <text:p>2.2663633751321</text:p>
              </table:table-cell>
              <table:table-cell office:value-type="float" office:value="-6.4397696248679">
                <text:p>-6.4397696248679</text:p>
              </table:table-cell>
              <table:table-cell office:value-type="float" office:value="5.37979">
                <text:p>5.37979</text:p>
              </table:table-cell>
              <table:table-cell office:value-type="float" office:value="-5.606343">
                <text:p>-5.606343</text:p>
              </table:table-cell>
            </table:table-row>
            <table:table-row>
              <table:table-cell office:value-type="string">
                <text:p>72</text:p>
              </table:table-cell>
              <table:table-cell office:value-type="float" office:value="11.1638129322656">
                <text:p>11.1638129322656</text:p>
              </table:table-cell>
              <table:table-cell office:value-type="float" office:value="20.8438129322656">
                <text:p>20.8438129322656</text:p>
              </table:table-cell>
              <table:table-cell office:value-type="float" office:value="13.1">
                <text:p>13.1</text:p>
              </table:table-cell>
              <table:table-cell office:value-type="float" office:value="22.3">
                <text:p>22.3</text:p>
              </table:table-cell>
              <table:table-cell office:value-type="float" office:value="-1.93618706773438">
                <text:p>-1.93618706773438</text:p>
              </table:table-cell>
              <table:table-cell office:value-type="float" office:value="-1.45618706773438">
                <text:p>-1.45618706773438</text:p>
              </table:table-cell>
              <table:table-cell office:value-type="float" office:value="10.4936075">
                <text:p>10.4936075</text:p>
              </table:table-cell>
              <table:table-cell office:value-type="float" office:value="27.552021">
                <text:p>27.552021</text:p>
              </table:table-cell>
              <table:table-cell office:value-type="float" office:value="0.670205432265625">
                <text:p>0.670205432265625</text:p>
              </table:table-cell>
              <table:table-cell office:value-type="float" office:value="-6.70820806773438">
                <text:p>-6.70820806773438</text:p>
              </table:table-cell>
              <table:table-cell office:value-type="float" office:value="2.6063925">
                <text:p>2.6063925</text:p>
              </table:table-cell>
              <table:table-cell office:value-type="float" office:value="-5.252021">
                <text:p>-5.252021</text:p>
              </table:table-cell>
            </table:table-row>
            <table:table-row>
              <table:table-cell office:value-type="string">
                <text:p>73</text:p>
              </table:table-cell>
              <table:table-cell office:value-type="float" office:value="10.476384744266">
                <text:p>10.476384744266</text:p>
              </table:table-cell>
              <table:table-cell office:value-type="float" office:value="20.156384744266">
                <text:p>20.156384744266</text:p>
              </table:table-cell>
              <table:table-cell office:value-type="float" office:value="13.3">
                <text:p>13.3</text:p>
              </table:table-cell>
              <table:table-cell office:value-type="float" office:value="21.3">
                <text:p>21.3</text:p>
              </table:table-cell>
              <table:table-cell office:value-type="float" office:value="-2.82361525573398">
                <text:p>-2.82361525573398</text:p>
              </table:table-cell>
              <table:table-cell office:value-type="float" office:value="-1.14361525573398">
                <text:p>-1.14361525573398</text:p>
              </table:table-cell>
              <table:table-cell office:value-type="float" office:value="9.436118">
                <text:p>9.436118</text:p>
              </table:table-cell>
              <table:table-cell office:value-type="float" office:value="26.531216">
                <text:p>26.531216</text:p>
              </table:table-cell>
              <table:table-cell office:value-type="float" office:value="1.04026674426602">
                <text:p>1.04026674426602</text:p>
              </table:table-cell>
              <table:table-cell office:value-type="float" office:value="-6.37483125573398">
                <text:p>-6.37483125573398</text:p>
              </table:table-cell>
              <table:table-cell office:value-type="float" office:value="3.863882">
                <text:p>3.863882</text:p>
              </table:table-cell>
              <table:table-cell office:value-type="float" office:value="-5.231216">
                <text:p>-5.231216</text:p>
              </table:table-cell>
            </table:table-row>
            <table:table-row>
              <table:table-cell office:value-type="string">
                <text:p>74</text:p>
              </table:table-cell>
              <table:table-cell office:value-type="float" office:value="9.72622900791076">
                <text:p>9.72622900791076</text:p>
              </table:table-cell>
              <table:table-cell office:value-type="float" office:value="19.4062290079108">
                <text:p>19.4062290079108</text:p>
              </table:table-cell>
              <table:table-cell office:value-type="float" office:value="12">
                <text:p>12</text:p>
              </table:table-cell>
              <table:table-cell office:value-type="float" office:value="20.9">
                <text:p>20.9</text:p>
              </table:table-cell>
              <table:table-cell office:value-type="float" office:value="-2.27377099208924">
                <text:p>-2.27377099208924</text:p>
              </table:table-cell>
              <table:table-cell office:value-type="float" office:value="-1.49377099208924">
                <text:p>-1.49377099208924</text:p>
              </table:table-cell>
              <table:table-cell office:value-type="float" office:value="7.722513">
                <text:p>7.722513</text:p>
              </table:table-cell>
              <table:table-cell office:value-type="float" office:value="27.014025">
                <text:p>27.014025</text:p>
              </table:table-cell>
              <table:table-cell office:value-type="float" office:value="2.00371600791076">
                <text:p>2.00371600791076</text:p>
              </table:table-cell>
              <table:table-cell office:value-type="float" office:value="-7.60779599208924">
                <text:p>-7.60779599208924</text:p>
              </table:table-cell>
              <table:table-cell office:value-type="float" office:value="4.277487">
                <text:p>4.277487</text:p>
              </table:table-cell>
              <table:table-cell office:value-type="float" office:value="-6.114025">
                <text:p>-6.114025</text:p>
              </table:table-cell>
            </table:table-row>
            <table:table-row>
              <table:table-cell office:value-type="string">
                <text:p>75</text:p>
              </table:table-cell>
              <table:table-cell office:value-type="float" office:value="8.91594361380021">
                <text:p>8.91594361380021</text:p>
              </table:table-cell>
              <table:table-cell office:value-type="float" office:value="18.5959436138002">
                <text:p>18.5959436138002</text:p>
              </table:table-cell>
              <table:table-cell office:value-type="float" office:value="11.3">
                <text:p>11.3</text:p>
              </table:table-cell>
              <table:table-cell office:value-type="float" office:value="20.2">
                <text:p>20.2</text:p>
              </table:table-cell>
              <table:table-cell office:value-type="float" office:value="-2.38405638619979">
                <text:p>-2.38405638619979</text:p>
              </table:table-cell>
              <table:table-cell office:value-type="float" office:value="-1.60405638619979">
                <text:p>-1.60405638619979</text:p>
              </table:table-cell>
              <table:table-cell office:value-type="float" office:value="8.4100685">
                <text:p>8.4100685</text:p>
              </table:table-cell>
              <table:table-cell office:value-type="float" office:value="24.001503">
                <text:p>24.001503</text:p>
              </table:table-cell>
              <table:table-cell office:value-type="float" office:value="0.505875113800213">
                <text:p>0.505875113800213</text:p>
              </table:table-cell>
              <table:table-cell office:value-type="float" office:value="-5.40555938619979">
                <text:p>-5.40555938619979</text:p>
              </table:table-cell>
              <table:table-cell office:value-type="float" office:value="2.8899315">
                <text:p>2.8899315</text:p>
              </table:table-cell>
              <table:table-cell office:value-type="float" office:value="-3.801503">
                <text:p>-3.801503</text:p>
              </table:table-cell>
            </table:table-row>
            <table:table-row>
              <table:table-cell office:value-type="string">
                <text:p>76</text:p>
              </table:table-cell>
              <table:table-cell office:value-type="float" office:value="8.04873153085162">
                <text:p>8.04873153085162</text:p>
              </table:table-cell>
              <table:table-cell office:value-type="float" office:value="17.7287315308516">
                <text:p>17.7287315308516</text:p>
              </table:table-cell>
              <table:table-cell office:value-type="float" office:value="10.5">
                <text:p>10.5</text:p>
              </table:table-cell>
              <table:table-cell office:value-type="float" office:value="19.3">
                <text:p>19.3</text:p>
              </table:table-cell>
              <table:table-cell office:value-type="float" office:value="-2.45126846914838">
                <text:p>-2.45126846914838</text:p>
              </table:table-cell>
              <table:table-cell office:value-type="float" office:value="-1.57126846914838">
                <text:p>-1.57126846914838</text:p>
              </table:table-cell>
              <table:table-cell office:value-type="float" office:value="5.827394">
                <text:p>5.827394</text:p>
              </table:table-cell>
              <table:table-cell office:value-type="float" office:value="24.38113">
                <text:p>24.38113</text:p>
              </table:table-cell>
              <table:table-cell office:value-type="float" office:value="2.22133753085162">
                <text:p>2.22133753085162</text:p>
              </table:table-cell>
              <table:table-cell office:value-type="float" office:value="-6.65239846914838">
                <text:p>-6.65239846914838</text:p>
              </table:table-cell>
              <table:table-cell office:value-type="float" office:value="4.672606">
                <text:p>4.672606</text:p>
              </table:table-cell>
              <table:table-cell office:value-type="float" office:value="-5.08113">
                <text:p>-5.08113</text:p>
              </table:table-cell>
            </table:table-row>
            <table:table-row>
              <table:table-cell office:value-type="string">
                <text:p>77</text:p>
              </table:table-cell>
              <table:table-cell office:value-type="float" office:value="7.12834819079362">
                <text:p>7.12834819079362</text:p>
              </table:table-cell>
              <table:table-cell office:value-type="float" office:value="16.8083481907936">
                <text:p>16.8083481907936</text:p>
              </table:table-cell>
              <table:table-cell office:value-type="float" office:value="10">
                <text:p>10</text:p>
              </table:table-cell>
              <table:table-cell office:value-type="float" office:value="17.6">
                <text:p>17.6</text:p>
              </table:table-cell>
              <table:table-cell office:value-type="float" office:value="-2.87165180920638">
                <text:p>-2.87165180920638</text:p>
              </table:table-cell>
              <table:table-cell office:value-type="float" office:value="-0.791651809206378">
                <text:p>-0.791651809206378</text:p>
              </table:table-cell>
              <table:table-cell office:value-type="float" office:value="6.2531333">
                <text:p>6.2531333</text:p>
              </table:table-cell>
              <table:table-cell office:value-type="float" office:value="23.272532">
                <text:p>23.272532</text:p>
              </table:table-cell>
              <table:table-cell office:value-type="float" office:value="0.875214890793624">
                <text:p>0.875214890793624</text:p>
              </table:table-cell>
              <table:table-cell office:value-type="float" office:value="-6.46418380920638">
                <text:p>-6.46418380920638</text:p>
              </table:table-cell>
              <table:table-cell office:value-type="float" office:value="3.7468667">
                <text:p>3.7468667</text:p>
              </table:table-cell>
              <table:table-cell office:value-type="float" office:value="-5.672532">
                <text:p>-5.672532</text:p>
              </table:table-cell>
            </table:table-row>
            <table:table-row>
              <table:table-cell office:value-type="string">
                <text:p>78</text:p>
              </table:table-cell>
              <table:table-cell office:value-type="float" office:value="6.15904887266008">
                <text:p>6.15904887266008</text:p>
              </table:table-cell>
              <table:table-cell office:value-type="float" office:value="15.8390488726601">
                <text:p>15.8390488726601</text:p>
              </table:table-cell>
              <table:table-cell office:value-type="float" office:value="9.1">
                <text:p>9.1</text:p>
              </table:table-cell>
              <table:table-cell office:value-type="float" office:value="17.7">
                <text:p>17.7</text:p>
              </table:table-cell>
              <table:table-cell office:value-type="float" office:value="-2.94095112733992">
                <text:p>-2.94095112733992</text:p>
              </table:table-cell>
              <table:table-cell office:value-type="float" office:value="-1.86095112733992">
                <text:p>-1.86095112733992</text:p>
              </table:table-cell>
              <table:table-cell office:value-type="float" office:value="5.152953">
                <text:p>5.152953</text:p>
              </table:table-cell>
              <table:table-cell office:value-type="float" office:value="21.660526">
                <text:p>21.660526</text:p>
              </table:table-cell>
              <table:table-cell office:value-type="float" office:value="1.00609587266008">
                <text:p>1.00609587266008</text:p>
              </table:table-cell>
              <table:table-cell office:value-type="float" office:value="-5.82147712733993">
                <text:p>-5.82147712733993</text:p>
              </table:table-cell>
              <table:table-cell office:value-type="float" office:value="3.947047">
                <text:p>3.947047</text:p>
              </table:table-cell>
              <table:table-cell office:value-type="float" office:value="-3.960526">
                <text:p>-3.960526</text:p>
              </table:table-cell>
            </table:table-row>
            <table:table-row>
              <table:table-cell office:value-type="string">
                <text:p>79</text:p>
              </table:table-cell>
              <table:table-cell office:value-type="float" office:value="5.1455360872845">
                <text:p>5.1455360872845</text:p>
              </table:table-cell>
              <table:table-cell office:value-type="float" office:value="14.8255360872845">
                <text:p>14.8255360872845</text:p>
              </table:table-cell>
              <table:table-cell office:value-type="float" office:value="7.6">
                <text:p>7.6</text:p>
              </table:table-cell>
              <table:table-cell office:value-type="float" office:value="16">
                <text:p>16</text:p>
              </table:table-cell>
              <table:table-cell office:value-type="float" office:value="-2.4544639127155">
                <text:p>-2.4544639127155</text:p>
              </table:table-cell>
              <table:table-cell office:value-type="float" office:value="-1.1744639127155">
                <text:p>-1.1744639127155</text:p>
              </table:table-cell>
              <table:table-cell office:value-type="float" office:value="4.661152">
                <text:p>4.661152</text:p>
              </table:table-cell>
              <table:table-cell office:value-type="float" office:value="21.624052">
                <text:p>21.624052</text:p>
              </table:table-cell>
              <table:table-cell office:value-type="float" office:value="0.484384087284498">
                <text:p>0.484384087284498</text:p>
              </table:table-cell>
              <table:table-cell office:value-type="float" office:value="-6.7985159127155">
                <text:p>-6.7985159127155</text:p>
              </table:table-cell>
              <table:table-cell office:value-type="float" office:value="2.938848">
                <text:p>2.938848</text:p>
              </table:table-cell>
              <table:table-cell office:value-type="float" office:value="-5.624052">
                <text:p>-5.624052</text:p>
              </table:table-cell>
            </table:table-row>
            <table:table-row>
              <table:table-cell office:value-type="string">
                <text:p>80</text:p>
              </table:table-cell>
              <table:table-cell office:value-type="float" office:value="4.09290696179412">
                <text:p>4.09290696179412</text:p>
              </table:table-cell>
              <table:table-cell office:value-type="float" office:value="13.7729069617941">
                <text:p>13.7729069617941</text:p>
              </table:table-cell>
              <table:table-cell office:value-type="float" office:value="7.5">
                <text:p>7.5</text:p>
              </table:table-cell>
              <table:table-cell office:value-type="float" office:value="15.2">
                <text:p>15.2</text:p>
              </table:table-cell>
              <table:table-cell office:value-type="float" office:value="-3.40709303820588">
                <text:p>-3.40709303820588</text:p>
              </table:table-cell>
              <table:table-cell office:value-type="float" office:value="-1.42709303820588">
                <text:p>-1.42709303820588</text:p>
              </table:table-cell>
              <table:table-cell office:value-type="float" office:value="2.8975081">
                <text:p>2.8975081</text:p>
              </table:table-cell>
              <table:table-cell office:value-type="float" office:value="20.947445">
                <text:p>20.947445</text:p>
              </table:table-cell>
              <table:table-cell office:value-type="float" office:value="1.19539886179412">
                <text:p>1.19539886179412</text:p>
              </table:table-cell>
              <table:table-cell office:value-type="float" office:value="-7.17453803820588">
                <text:p>-7.17453803820588</text:p>
              </table:table-cell>
              <table:table-cell office:value-type="float" office:value="4.6024919">
                <text:p>4.6024919</text:p>
              </table:table-cell>
              <table:table-cell office:value-type="float" office:value="-5.747445">
                <text:p>-5.747445</text:p>
              </table:table-cell>
            </table:table-row>
            <table:table-row>
              <table:table-cell office:value-type="string">
                <text:p>81</text:p>
              </table:table-cell>
              <table:table-cell office:value-type="float" office:value="3.00660062410398">
                <text:p>3.00660062410398</text:p>
              </table:table-cell>
              <table:table-cell office:value-type="float" office:value="12.686600624104">
                <text:p>12.686600624104</text:p>
              </table:table-cell>
              <table:table-cell office:value-type="float" office:value="6">
                <text:p>6</text:p>
              </table:table-cell>
              <table:table-cell office:value-type="float" office:value="14.6">
                <text:p>14.6</text:p>
              </table:table-cell>
              <table:table-cell office:value-type="float" office:value="-2.99339937589602">
                <text:p>-2.99339937589602</text:p>
              </table:table-cell>
              <table:table-cell office:value-type="float" office:value="-1.91339937589602">
                <text:p>-1.91339937589602</text:p>
              </table:table-cell>
              <table:table-cell office:value-type="float" office:value="1.9065821">
                <text:p>1.9065821</text:p>
              </table:table-cell>
              <table:table-cell office:value-type="float" office:value="19.251905">
                <text:p>19.251905</text:p>
              </table:table-cell>
              <table:table-cell office:value-type="float" office:value="1.10001852410398">
                <text:p>1.10001852410398</text:p>
              </table:table-cell>
              <table:table-cell office:value-type="float" office:value="-6.56530437589602">
                <text:p>-6.56530437589602</text:p>
              </table:table-cell>
              <table:table-cell office:value-type="float" office:value="4.0934179">
                <text:p>4.0934179</text:p>
              </table:table-cell>
              <table:table-cell office:value-type="float" office:value="-4.651905">
                <text:p>-4.651905</text:p>
              </table:table-cell>
            </table:table-row>
            <table:table-row>
              <table:table-cell office:value-type="string">
                <text:p>82</text:p>
              </table:table-cell>
              <table:table-cell office:value-type="float" office:value="1.89234558741122">
                <text:p>1.89234558741122</text:p>
              </table:table-cell>
              <table:table-cell office:value-type="float" office:value="11.5723455874112">
                <text:p>11.5723455874112</text:p>
              </table:table-cell>
              <table:table-cell office:value-type="float" office:value="3.7">
                <text:p>3.7</text:p>
              </table:table-cell>
              <table:table-cell office:value-type="float" office:value="13.9">
                <text:p>13.9</text:p>
              </table:table-cell>
              <table:table-cell office:value-type="float" office:value="-1.80765441258878">
                <text:p>-1.80765441258878</text:p>
              </table:table-cell>
              <table:table-cell office:value-type="float" office:value="-2.32765441258878">
                <text:p>-2.32765441258878</text:p>
              </table:table-cell>
              <table:table-cell office:value-type="float" office:value="-0.15050377">
                <text:p>-0.15050377</text:p>
              </table:table-cell>
              <table:table-cell office:value-type="float" office:value="18.666437">
                <text:p>18.666437</text:p>
              </table:table-cell>
              <table:table-cell office:value-type="float" office:value="2.04284935741122">
                <text:p>2.04284935741122</text:p>
              </table:table-cell>
              <table:table-cell office:value-type="float" office:value="-7.09409141258877">
                <text:p>-7.09409141258877</text:p>
              </table:table-cell>
              <table:table-cell office:value-type="float" office:value="3.85050377">
                <text:p>3.85050377</text:p>
              </table:table-cell>
              <table:table-cell office:value-type="float" office:value="-4.766437">
                <text:p>-4.766437</text:p>
              </table:table-cell>
            </table:table-row>
            <table:table-row>
              <table:table-cell office:value-type="string">
                <text:p>83</text:p>
              </table:table-cell>
              <table:table-cell office:value-type="float" office:value="0.756107134689252">
                <text:p>0.756107134689252</text:p>
              </table:table-cell>
              <table:table-cell office:value-type="float" office:value="10.4361071346893">
                <text:p>10.4361071346893</text:p>
              </table:table-cell>
              <table:table-cell office:value-type="float" office:value="4">
                <text:p>4</text:p>
              </table:table-cell>
              <table:table-cell office:value-type="float" office:value="12.6">
                <text:p>12.6</text:p>
              </table:table-cell>
              <table:table-cell office:value-type="float" office:value="-3.24389286531075">
                <text:p>-3.24389286531075</text:p>
              </table:table-cell>
              <table:table-cell office:value-type="float" office:value="-2.16389286531075">
                <text:p>-2.16389286531075</text:p>
              </table:table-cell>
              <table:table-cell office:value-type="float" office:value="-0.7425579">
                <text:p>-0.7425579</text:p>
              </table:table-cell>
              <table:table-cell office:value-type="float" office:value="17.203732">
                <text:p>17.203732</text:p>
              </table:table-cell>
              <table:table-cell office:value-type="float" office:value="1.49866503468925">
                <text:p>1.49866503468925</text:p>
              </table:table-cell>
              <table:table-cell office:value-type="float" office:value="-6.76762486531075">
                <text:p>-6.76762486531075</text:p>
              </table:table-cell>
              <table:table-cell office:value-type="float" office:value="4.7425579">
                <text:p>4.7425579</text:p>
              </table:table-cell>
              <table:table-cell office:value-type="float" office:value="-4.603732">
                <text:p>-4.603732</text:p>
              </table:table-cell>
            </table:table-row>
            <table:table-row>
              <table:table-cell office:value-type="string">
                <text:p>84</text:p>
              </table:table-cell>
              <table:table-cell office:value-type="float" office:value="-0.395965296818201">
                <text:p>-0.395965296818201</text:p>
              </table:table-cell>
              <table:table-cell office:value-type="float" office:value="9.2840347031818">
                <text:p>9.2840347031818</text:p>
              </table:table-cell>
              <table:table-cell office:value-type="float" office:value="2">
                <text:p>2</text:p>
              </table:table-cell>
              <table:table-cell office:value-type="float" office:value="10.6">
                <text:p>10.6</text:p>
              </table:table-cell>
              <table:table-cell office:value-type="float" office:value="-2.3959652968182">
                <text:p>-2.3959652968182</text:p>
              </table:table-cell>
              <table:table-cell office:value-type="float" office:value="-1.3159652968182">
                <text:p>-1.3159652968182</text:p>
              </table:table-cell>
              <table:table-cell office:value-type="float" office:value="-2.1232774">
                <text:p>-2.1232774</text:p>
              </table:table-cell>
              <table:table-cell office:value-type="float" office:value="16.600088">
                <text:p>16.600088</text:p>
              </table:table-cell>
              <table:table-cell office:value-type="float" office:value="1.7273121031818">
                <text:p>1.7273121031818</text:p>
              </table:table-cell>
              <table:table-cell office:value-type="float" office:value="-7.3160532968182">
                <text:p>-7.3160532968182</text:p>
              </table:table-cell>
              <table:table-cell office:value-type="float" office:value="4.1232774">
                <text:p>4.1232774</text:p>
              </table:table-cell>
              <table:table-cell office:value-type="float" office:value="-6.000088">
                <text:p>-6.000088</text:p>
              </table:table-cell>
            </table:table-row>
            <table:table-row>
              <table:table-cell office:value-type="string">
                <text:p>85</text:p>
              </table:table-cell>
              <table:table-cell office:value-type="float" office:value="-1.55759073110274">
                <text:p>-1.55759073110274</text:p>
              </table:table-cell>
              <table:table-cell office:value-type="float" office:value="8.12240926889726">
                <text:p>8.12240926889726</text:p>
              </table:table-cell>
              <table:table-cell office:value-type="float" office:value="0.3">
                <text:p>0.3</text:p>
              </table:table-cell>
              <table:table-cell office:value-type="float" office:value="9.4">
                <text:p>9.4</text:p>
              </table:table-cell>
              <table:table-cell office:value-type="float" office:value="-1.85759073110274">
                <text:p>-1.85759073110274</text:p>
              </table:table-cell>
              <table:table-cell office:value-type="float" office:value="-1.27759073110274">
                <text:p>-1.27759073110274</text:p>
              </table:table-cell>
              <table:table-cell office:value-type="float" office:value="-3.1668856">
                <text:p>-3.1668856</text:p>
              </table:table-cell>
              <table:table-cell office:value-type="float" office:value="13.7121725">
                <text:p>13.7121725</text:p>
              </table:table-cell>
              <table:table-cell office:value-type="float" office:value="1.60929486889726">
                <text:p>1.60929486889726</text:p>
              </table:table-cell>
              <table:table-cell office:value-type="float" office:value="-5.58976323110274">
                <text:p>-5.58976323110274</text:p>
              </table:table-cell>
              <table:table-cell office:value-type="float" office:value="3.4668856">
                <text:p>3.4668856</text:p>
              </table:table-cell>
              <table:table-cell office:value-type="float" office:value="-4.3121725">
                <text:p>-4.3121725</text:p>
              </table:table-cell>
            </table:table-row>
            <table:table-row>
              <table:table-cell office:value-type="string">
                <text:p>86</text:p>
              </table:table-cell>
              <table:table-cell office:value-type="float" office:value="-2.72240926889727">
                <text:p>-2.72240926889727</text:p>
              </table:table-cell>
              <table:table-cell office:value-type="float" office:value="6.95759073110273">
                <text:p>6.95759073110273</text:p>
              </table:table-cell>
              <table:table-cell office:value-type="float" office:value="-0.1">
                <text:p>-0.1</text:p>
              </table:table-cell>
              <table:table-cell office:value-type="float" office:value="9">
                <text:p>9</text:p>
              </table:table-cell>
              <table:table-cell office:value-type="float" office:value="-2.62240926889727">
                <text:p>-2.62240926889727</text:p>
              </table:table-cell>
              <table:table-cell office:value-type="float" office:value="-2.04240926889727">
                <text:p>-2.04240926889727</text:p>
              </table:table-cell>
              <table:table-cell office:value-type="float" office:value="-3.6621015">
                <text:p>-3.6621015</text:p>
              </table:table-cell>
              <table:table-cell office:value-type="float" office:value="13.982488">
                <text:p>13.982488</text:p>
              </table:table-cell>
              <table:table-cell office:value-type="float" office:value="0.93969223110273">
                <text:p>0.93969223110273</text:p>
              </table:table-cell>
              <table:table-cell office:value-type="float" office:value="-7.02489726889727">
                <text:p>-7.02489726889727</text:p>
              </table:table-cell>
              <table:table-cell office:value-type="float" office:value="3.5621015">
                <text:p>3.5621015</text:p>
              </table:table-cell>
              <table:table-cell office:value-type="float" office:value="-4.982488">
                <text:p>-4.982488</text:p>
              </table:table-cell>
            </table:table-row>
            <table:table-row>
              <table:table-cell office:value-type="string">
                <text:p>87</text:p>
              </table:table-cell>
              <table:table-cell office:value-type="float" office:value="-3.88403470318182">
                <text:p>-3.88403470318182</text:p>
              </table:table-cell>
              <table:table-cell office:value-type="float" office:value="5.79596529681818">
                <text:p>5.79596529681818</text:p>
              </table:table-cell>
              <table:table-cell office:value-type="float" office:value="-1.4">
                <text:p>-1.4</text:p>
              </table:table-cell>
              <table:table-cell office:value-type="float" office:value="8.5">
                <text:p>8.5</text:p>
              </table:table-cell>
              <table:table-cell office:value-type="float" office:value="-2.48403470318182">
                <text:p>-2.48403470318182</text:p>
              </table:table-cell>
              <table:table-cell office:value-type="float" office:value="-2.70403470318182">
                <text:p>-2.70403470318182</text:p>
              </table:table-cell>
              <table:table-cell office:value-type="float" office:value="-4.5742264">
                <text:p>-4.5742264</text:p>
              </table:table-cell>
              <table:table-cell office:value-type="float" office:value="11.734963">
                <text:p>11.734963</text:p>
              </table:table-cell>
              <table:table-cell office:value-type="float" office:value="0.69019169681818">
                <text:p>0.69019169681818</text:p>
              </table:table-cell>
              <table:table-cell office:value-type="float" office:value="-5.93899770318182">
                <text:p>-5.93899770318182</text:p>
              </table:table-cell>
              <table:table-cell office:value-type="float" office:value="3.1742264">
                <text:p>3.1742264</text:p>
              </table:table-cell>
              <table:table-cell office:value-type="float" office:value="-3.234963">
                <text:p>-3.234963</text:p>
              </table:table-cell>
            </table:table-row>
            <table:table-row>
              <table:table-cell office:value-type="string">
                <text:p>88</text:p>
              </table:table-cell>
              <table:table-cell office:value-type="float" office:value="-5.03610713468922">
                <text:p>-5.03610713468922</text:p>
              </table:table-cell>
              <table:table-cell office:value-type="float" office:value="4.64389286531078">
                <text:p>4.64389286531078</text:p>
              </table:table-cell>
              <table:table-cell office:value-type="float" office:value="-1.5">
                <text:p>-1.5</text:p>
              </table:table-cell>
              <table:table-cell office:value-type="float" office:value="6.3">
                <text:p>6.3</text:p>
              </table:table-cell>
              <table:table-cell office:value-type="float" office:value="-3.53610713468922">
                <text:p>-3.53610713468922</text:p>
              </table:table-cell>
              <table:table-cell office:value-type="float" office:value="-1.65610713468922">
                <text:p>-1.65610713468922</text:p>
              </table:table-cell>
              <table:table-cell office:value-type="float" office:value="-6.359037">
                <text:p>-6.359037</text:p>
              </table:table-cell>
              <table:table-cell office:value-type="float" office:value="11.628453">
                <text:p>11.628453</text:p>
              </table:table-cell>
              <table:table-cell office:value-type="float" office:value="1.32292986531078">
                <text:p>1.32292986531078</text:p>
              </table:table-cell>
              <table:table-cell office:value-type="float" office:value="-6.98456013468923">
                <text:p>-6.98456013468923</text:p>
              </table:table-cell>
              <table:table-cell office:value-type="float" office:value="4.859037">
                <text:p>4.859037</text:p>
              </table:table-cell>
              <table:table-cell office:value-type="float" office:value="-5.328453">
                <text:p>-5.328453</text:p>
              </table:table-cell>
            </table:table-row>
            <table:table-row>
              <table:table-cell office:value-type="string">
                <text:p>89</text:p>
              </table:table-cell>
              <table:table-cell office:value-type="float" office:value="-6.17234558741122">
                <text:p>-6.17234558741122</text:p>
              </table:table-cell>
              <table:table-cell office:value-type="float" office:value="3.50765441258878">
                <text:p>3.50765441258878</text:p>
              </table:table-cell>
              <table:table-cell office:value-type="float" office:value="-2.5">
                <text:p>-2.5</text:p>
              </table:table-cell>
              <table:table-cell office:value-type="float" office:value="6">
                <text:p>6</text:p>
              </table:table-cell>
              <table:table-cell office:value-type="float" office:value="-3.67234558741122">
                <text:p>-3.67234558741122</text:p>
              </table:table-cell>
              <table:table-cell office:value-type="float" office:value="-2.49234558741122">
                <text:p>-2.49234558741122</text:p>
              </table:table-cell>
              <table:table-cell office:value-type="float" office:value="-7.9711137">
                <text:p>-7.9711137</text:p>
              </table:table-cell>
              <table:table-cell office:value-type="float" office:value="9.838724">
                <text:p>9.838724</text:p>
              </table:table-cell>
              <table:table-cell office:value-type="float" office:value="1.79876811258878">
                <text:p>1.79876811258878</text:p>
              </table:table-cell>
              <table:table-cell office:value-type="float" office:value="-6.33106958741122">
                <text:p>-6.33106958741122</text:p>
              </table:table-cell>
              <table:table-cell office:value-type="float" office:value="5.4711137">
                <text:p>5.4711137</text:p>
              </table:table-cell>
              <table:table-cell office:value-type="float" office:value="-3.838724">
                <text:p>-3.838724</text:p>
              </table:table-cell>
            </table:table-row>
            <table:table-row>
              <table:table-cell office:value-type="string">
                <text:p>90</text:p>
              </table:table-cell>
              <table:table-cell office:value-type="float" office:value="-7.28660062410397">
                <text:p>-7.28660062410397</text:p>
              </table:table-cell>
              <table:table-cell office:value-type="float" office:value="2.39339937589603">
                <text:p>2.39339937589603</text:p>
              </table:table-cell>
              <table:table-cell office:value-type="float" office:value="-4.8">
                <text:p>-4.8</text:p>
              </table:table-cell>
              <table:table-cell office:value-type="float" office:value="4.2">
                <text:p>4.2</text:p>
              </table:table-cell>
              <table:table-cell office:value-type="float" office:value="-2.48660062410397">
                <text:p>-2.48660062410397</text:p>
              </table:table-cell>
              <table:table-cell office:value-type="float" office:value="-1.80660062410397">
                <text:p>-1.80660062410397</text:p>
              </table:table-cell>
              <table:table-cell office:value-type="float" office:value="-8.98828">
                <text:p>-8.98828</text:p>
              </table:table-cell>
              <table:table-cell office:value-type="float" office:value="9.607053">
                <text:p>9.607053</text:p>
              </table:table-cell>
              <table:table-cell office:value-type="float" office:value="1.70167937589603">
                <text:p>1.70167937589603</text:p>
              </table:table-cell>
              <table:table-cell office:value-type="float" office:value="-7.21365362410397">
                <text:p>-7.21365362410397</text:p>
              </table:table-cell>
              <table:table-cell office:value-type="float" office:value="4.18828">
                <text:p>4.18828</text:p>
              </table:table-cell>
              <table:table-cell office:value-type="float" office:value="-5.407053">
                <text:p>-5.407053</text:p>
              </table:table-cell>
            </table:table-row>
            <table:table-row>
              <table:table-cell office:value-type="string">
                <text:p>91</text:p>
              </table:table-cell>
              <table:table-cell office:value-type="float" office:value="-8.37290696179412">
                <text:p>-8.37290696179412</text:p>
              </table:table-cell>
              <table:table-cell office:value-type="float" office:value="1.30709303820588">
                <text:p>1.30709303820588</text:p>
              </table:table-cell>
              <table:table-cell office:value-type="float" office:value="-4.9">
                <text:p>-4.9</text:p>
              </table:table-cell>
              <table:table-cell office:value-type="float" office:value="3.5">
                <text:p>3.5</text:p>
              </table:table-cell>
              <table:table-cell office:value-type="float" office:value="-3.47290696179412">
                <text:p>-3.47290696179412</text:p>
              </table:table-cell>
              <table:table-cell office:value-type="float" office:value="-2.19290696179412">
                <text:p>-2.19290696179412</text:p>
              </table:table-cell>
              <table:table-cell office:value-type="float" office:value="-9.237634">
                <text:p>-9.237634</text:p>
              </table:table-cell>
              <table:table-cell office:value-type="float" office:value="7.6031857">
                <text:p>7.6031857</text:p>
              </table:table-cell>
              <table:table-cell office:value-type="float" office:value="0.86472703820588">
                <text:p>0.86472703820588</text:p>
              </table:table-cell>
              <table:table-cell office:value-type="float" office:value="-6.29609266179412">
                <text:p>-6.29609266179412</text:p>
              </table:table-cell>
              <table:table-cell office:value-type="float" office:value="4.337634">
                <text:p>4.337634</text:p>
              </table:table-cell>
              <table:table-cell office:value-type="float" office:value="-4.1031857">
                <text:p>-4.1031857</text:p>
              </table:table-cell>
            </table:table-row>
            <table:table-row>
              <table:table-cell office:value-type="string">
                <text:p>92</text:p>
              </table:table-cell>
              <table:table-cell office:value-type="float" office:value="-9.42553608728451">
                <text:p>-9.42553608728451</text:p>
              </table:table-cell>
              <table:table-cell office:value-type="float" office:value="0.254463912715488">
                <text:p>0.254463912715488</text:p>
              </table:table-cell>
              <table:table-cell office:value-type="float" office:value="-6.8">
                <text:p>-6.8</text:p>
              </table:table-cell>
              <table:table-cell office:value-type="float" office:value="1.7">
                <text:p>1.7</text:p>
              </table:table-cell>
              <table:table-cell office:value-type="float" office:value="-2.62553608728451">
                <text:p>-2.62553608728451</text:p>
              </table:table-cell>
              <table:table-cell office:value-type="float" office:value="-1.44553608728451">
                <text:p>-1.44553608728451</text:p>
              </table:table-cell>
              <table:table-cell office:value-type="float" office:value="-11.485889">
                <text:p>-11.485889</text:p>
              </table:table-cell>
              <table:table-cell office:value-type="float" office:value="6.668641">
                <text:p>6.668641</text:p>
              </table:table-cell>
              <table:table-cell office:value-type="float" office:value="2.06035291271549">
                <text:p>2.06035291271549</text:p>
              </table:table-cell>
              <table:table-cell office:value-type="float" office:value="-6.41417708728451">
                <text:p>-6.41417708728451</text:p>
              </table:table-cell>
              <table:table-cell office:value-type="float" office:value="4.685889">
                <text:p>4.685889</text:p>
              </table:table-cell>
              <table:table-cell office:value-type="float" office:value="-4.968641">
                <text:p>-4.968641</text:p>
              </table:table-cell>
            </table:table-row>
            <table:table-row>
              <table:table-cell office:value-type="string">
                <text:p>93</text:p>
              </table:table-cell>
              <table:table-cell office:value-type="float" office:value="-10.4390488726601">
                <text:p>-10.4390488726601</text:p>
              </table:table-cell>
              <table:table-cell office:value-type="float" office:value="-0.759048872660086">
                <text:p>-0.759048872660086</text:p>
              </table:table-cell>
              <table:table-cell office:value-type="float" office:value="-7.9">
                <text:p>-7.9</text:p>
              </table:table-cell>
              <table:table-cell office:value-type="float" office:value="2.1">
                <text:p>2.1</text:p>
              </table:table-cell>
              <table:table-cell office:value-type="float" office:value="-2.53904887266009">
                <text:p>-2.53904887266009</text:p>
              </table:table-cell>
              <table:table-cell office:value-type="float" office:value="-2.85904887266009">
                <text:p>-2.85904887266009</text:p>
              </table:table-cell>
              <table:table-cell office:value-type="float" office:value="-13.055549">
                <text:p>-13.055549</text:p>
              </table:table-cell>
              <table:table-cell office:value-type="float" office:value="5.184152">
                <text:p>5.184152</text:p>
              </table:table-cell>
              <table:table-cell office:value-type="float" office:value="2.61650012733991">
                <text:p>2.61650012733991</text:p>
              </table:table-cell>
              <table:table-cell office:value-type="float" office:value="-5.94320087266009">
                <text:p>-5.94320087266009</text:p>
              </table:table-cell>
              <table:table-cell office:value-type="float" office:value="5.155549">
                <text:p>5.155549</text:p>
              </table:table-cell>
              <table:table-cell office:value-type="float" office:value="-3.084152">
                <text:p>-3.084152</text:p>
              </table:table-cell>
            </table:table-row>
            <table:table-row>
              <table:table-cell office:value-type="string">
                <text:p>94</text:p>
              </table:table-cell>
              <table:table-cell office:value-type="float" office:value="-11.4083481907936">
                <text:p>-11.4083481907936</text:p>
              </table:table-cell>
              <table:table-cell office:value-type="float" office:value="-1.72834819079361">
                <text:p>-1.72834819079361</text:p>
              </table:table-cell>
              <table:table-cell office:value-type="float" office:value="-8.4">
                <text:p>-8.4</text:p>
              </table:table-cell>
              <table:table-cell office:value-type="float" office:value="-0.1">
                <text:p>-0.1</text:p>
              </table:table-cell>
              <table:table-cell office:value-type="float" office:value="-3.00834819079361">
                <text:p>-3.00834819079361</text:p>
              </table:table-cell>
              <table:table-cell office:value-type="float" office:value="-1.62834819079361">
                <text:p>-1.62834819079361</text:p>
              </table:table-cell>
              <table:table-cell office:value-type="float" office:value="-12.7284355">
                <text:p>-12.7284355</text:p>
              </table:table-cell>
              <table:table-cell office:value-type="float" office:value="5.9931073">
                <text:p>5.9931073</text:p>
              </table:table-cell>
              <table:table-cell office:value-type="float" office:value="1.32008730920639">
                <text:p>1.32008730920639</text:p>
              </table:table-cell>
              <table:table-cell office:value-type="float" office:value="-7.72145549079361">
                <text:p>-7.72145549079361</text:p>
              </table:table-cell>
              <table:table-cell office:value-type="float" office:value="4.3284355">
                <text:p>4.3284355</text:p>
              </table:table-cell>
              <table:table-cell office:value-type="float" office:value="-6.0931073">
                <text:p>-6.0931073</text:p>
              </table:table-cell>
            </table:table-row>
            <table:table-row>
              <table:table-cell office:value-type="string">
                <text:p>95</text:p>
              </table:table-cell>
              <table:table-cell office:value-type="float" office:value="-12.3287315308516">
                <text:p>-12.3287315308516</text:p>
              </table:table-cell>
              <table:table-cell office:value-type="float" office:value="-2.64873153085162">
                <text:p>-2.64873153085162</text:p>
              </table:table-cell>
              <table:table-cell office:value-type="float" office:value="-10.5">
                <text:p>-10.5</text:p>
              </table:table-cell>
              <table:table-cell office:value-type="float" office:value="-1.5">
                <text:p>-1.5</text:p>
              </table:table-cell>
              <table:table-cell office:value-type="float" office:value="-1.82873153085162">
                <text:p>-1.82873153085162</text:p>
              </table:table-cell>
              <table:table-cell office:value-type="float" office:value="-1.14873153085162">
                <text:p>-1.14873153085162</text:p>
              </table:table-cell>
              <table:table-cell office:value-type="float" office:value="-14.573574">
                <text:p>-14.573574</text:p>
              </table:table-cell>
              <table:table-cell office:value-type="float" office:value="5.1871834">
                <text:p>5.1871834</text:p>
              </table:table-cell>
              <table:table-cell office:value-type="float" office:value="2.24484246914838">
                <text:p>2.24484246914838</text:p>
              </table:table-cell>
              <table:table-cell office:value-type="float" office:value="-7.83591493085162">
                <text:p>-7.83591493085162</text:p>
              </table:table-cell>
              <table:table-cell office:value-type="float" office:value="4.073574">
                <text:p>4.073574</text:p>
              </table:table-cell>
              <table:table-cell office:value-type="float" office:value="-6.6871834">
                <text:p>-6.6871834</text:p>
              </table:table-cell>
            </table:table-row>
            <table:table-row>
              <table:table-cell office:value-type="string">
                <text:p>96</text:p>
              </table:table-cell>
              <table:table-cell office:value-type="float" office:value="-13.1959436138002">
                <text:p>-13.1959436138002</text:p>
              </table:table-cell>
              <table:table-cell office:value-type="float" office:value="-3.5159436138002">
                <text:p>-3.5159436138002</text:p>
              </table:table-cell>
              <table:table-cell office:value-type="float" office:value="-11.3">
                <text:p>-11.3</text:p>
              </table:table-cell>
              <table:table-cell office:value-type="float" office:value="-2.7">
                <text:p>-2.7</text:p>
              </table:table-cell>
              <table:table-cell office:value-type="float" office:value="-1.8959436138002">
                <text:p>-1.8959436138002</text:p>
              </table:table-cell>
              <table:table-cell office:value-type="float" office:value="-0.815943613800202">
                <text:p>-0.815943613800202</text:p>
              </table:table-cell>
              <table:table-cell office:value-type="float" office:value="-14.642226">
                <text:p>-14.642226</text:p>
              </table:table-cell>
              <table:table-cell office:value-type="float" office:value="2.7065122">
                <text:p>2.7065122</text:p>
              </table:table-cell>
              <table:table-cell office:value-type="float" office:value="1.4462823861998">
                <text:p>1.4462823861998</text:p>
              </table:table-cell>
              <table:table-cell office:value-type="float" office:value="-6.2224558138002">
                <text:p>-6.2224558138002</text:p>
              </table:table-cell>
              <table:table-cell office:value-type="float" office:value="3.342226">
                <text:p>3.342226</text:p>
              </table:table-cell>
              <table:table-cell office:value-type="float" office:value="-5.4065122">
                <text:p>-5.4065122</text:p>
              </table:table-cell>
            </table:table-row>
            <table:table-row>
              <table:table-cell office:value-type="string">
                <text:p>97</text:p>
              </table:table-cell>
              <table:table-cell office:value-type="float" office:value="-14.0062290079108">
                <text:p>-14.0062290079108</text:p>
              </table:table-cell>
              <table:table-cell office:value-type="float" office:value="-4.3262290079108">
                <text:p>-4.3262290079108</text:p>
              </table:table-cell>
              <table:table-cell office:value-type="float" office:value="-11.1">
                <text:p>-11.1</text:p>
              </table:table-cell>
              <table:table-cell office:value-type="float" office:value="-1.7">
                <text:p>-1.7</text:p>
              </table:table-cell>
              <table:table-cell office:value-type="float" office:value="-2.9062290079108">
                <text:p>-2.9062290079108</text:p>
              </table:table-cell>
              <table:table-cell office:value-type="float" office:value="-2.62622900791079">
                <text:p>-2.62622900791079</text:p>
              </table:table-cell>
              <table:table-cell office:value-type="float" office:value="-14.497995">
                <text:p>-14.497995</text:p>
              </table:table-cell>
              <table:table-cell office:value-type="float" office:value="2.5568643">
                <text:p>2.5568643</text:p>
              </table:table-cell>
              <table:table-cell office:value-type="float" office:value="0.491765992089205">
                <text:p>0.491765992089205</text:p>
              </table:table-cell>
              <table:table-cell office:value-type="float" office:value="-6.8830933079108">
                <text:p>-6.8830933079108</text:p>
              </table:table-cell>
              <table:table-cell office:value-type="float" office:value="3.397995">
                <text:p>3.397995</text:p>
              </table:table-cell>
              <table:table-cell office:value-type="float" office:value="-4.2568643">
                <text:p>-4.2568643</text:p>
              </table:table-cell>
            </table:table-row>
            <table:table-row>
              <table:table-cell office:value-type="string">
                <text:p>98</text:p>
              </table:table-cell>
              <table:table-cell office:value-type="float" office:value="-14.756384744266">
                <text:p>-14.756384744266</text:p>
              </table:table-cell>
              <table:table-cell office:value-type="float" office:value="-5.07638474426604">
                <text:p>-5.07638474426604</text:p>
              </table:table-cell>
              <table:table-cell office:value-type="float" office:value="-11">
                <text:p>-11</text:p>
              </table:table-cell>
              <table:table-cell office:value-type="float" office:value="-2">
                <text:p>-2</text:p>
              </table:table-cell>
              <table:table-cell office:value-type="float" office:value="-3.75638474426604">
                <text:p>-3.75638474426604</text:p>
              </table:table-cell>
              <table:table-cell office:value-type="float" office:value="-3.07638474426604">
                <text:p>-3.07638474426604</text:p>
              </table:table-cell>
              <table:table-cell office:value-type="float" office:value="-17.445261">
                <text:p>-17.445261</text:p>
              </table:table-cell>
              <table:table-cell office:value-type="float" office:value="0.8739798">
                <text:p>0.8739798</text:p>
              </table:table-cell>
              <table:table-cell office:value-type="float" office:value="2.68887625573396">
                <text:p>2.68887625573396</text:p>
              </table:table-cell>
              <table:table-cell office:value-type="float" office:value="-5.95036454426604">
                <text:p>-5.95036454426604</text:p>
              </table:table-cell>
              <table:table-cell office:value-type="float" office:value="6.445261">
                <text:p>6.445261</text:p>
              </table:table-cell>
              <table:table-cell office:value-type="float" office:value="-2.8739798">
                <text:p>-2.8739798</text:p>
              </table:table-cell>
            </table:table-row>
            <table:table-row>
              <table:table-cell office:value-type="string">
                <text:p>99</text:p>
              </table:table-cell>
              <table:table-cell office:value-type="float" office:value="-15.4438129322656">
                <text:p>-15.4438129322656</text:p>
              </table:table-cell>
              <table:table-cell office:value-type="float" office:value="-5.76381293226562">
                <text:p>-5.76381293226562</text:p>
              </table:table-cell>
              <table:table-cell office:value-type="float" office:value="-13.2">
                <text:p>-13.2</text:p>
              </table:table-cell>
              <table:table-cell office:value-type="float" office:value="-4.3">
                <text:p>-4.3</text:p>
              </table:table-cell>
              <table:table-cell office:value-type="float" office:value="-2.24381293226562">
                <text:p>-2.24381293226562</text:p>
              </table:table-cell>
              <table:table-cell office:value-type="float" office:value="-1.46381293226562">
                <text:p>-1.46381293226562</text:p>
              </table:table-cell>
              <table:table-cell office:value-type="float" office:value="-16.570902">
                <text:p>-16.570902</text:p>
              </table:table-cell>
              <table:table-cell office:value-type="float" office:value="0.5613243">
                <text:p>0.5613243</text:p>
              </table:table-cell>
              <table:table-cell office:value-type="float" office:value="1.12708906773438">
                <text:p>1.12708906773438</text:p>
              </table:table-cell>
              <table:table-cell office:value-type="float" office:value="-6.32513723226562">
                <text:p>-6.32513723226562</text:p>
              </table:table-cell>
              <table:table-cell office:value-type="float" office:value="3.370902">
                <text:p>3.370902</text:p>
              </table:table-cell>
              <table:table-cell office:value-type="float" office:value="-4.8613243">
                <text:p>-4.8613243</text:p>
              </table:table-cell>
            </table:table-row>
            <table:table-row>
              <table:table-cell office:value-type="string">
                <text:p>100</text:p>
              </table:table-cell>
              <table:table-cell office:value-type="float" office:value="-16.0665733751321">
                <text:p>-16.0665733751321</text:p>
              </table:table-cell>
              <table:table-cell office:value-type="float" office:value="-6.38657337513211">
                <text:p>-6.38657337513211</text:p>
              </table:table-cell>
              <table:table-cell office:value-type="float" office:value="-13.2">
                <text:p>-13.2</text:p>
              </table:table-cell>
              <table:table-cell office:value-type="float" office:value="-6">
                <text:p>-6</text:p>
              </table:table-cell>
              <table:table-cell office:value-type="float" office:value="-2.86657337513211">
                <text:p>-2.86657337513211</text:p>
              </table:table-cell>
              <table:table-cell office:value-type="float" office:value="-0.386573375132111">
                <text:p>-0.386573375132111</text:p>
              </table:table-cell>
              <table:table-cell office:value-type="float" office:value="-16.898678">
                <text:p>-16.898678</text:p>
              </table:table-cell>
              <table:table-cell office:value-type="float" office:value="-0.5521777">
                <text:p>-0.5521777</text:p>
              </table:table-cell>
              <table:table-cell office:value-type="float" office:value="0.832104624867892">
                <text:p>0.832104624867892</text:p>
              </table:table-cell>
              <table:table-cell office:value-type="float" office:value="-5.83439567513211">
                <text:p>-5.83439567513211</text:p>
              </table:table-cell>
              <table:table-cell office:value-type="float" office:value="3.698678">
                <text:p>3.698678</text:p>
              </table:table-cell>
              <table:table-cell office:value-type="float" office:value="-5.4478223">
                <text:p>-5.4478223</text:p>
              </table:table-cell>
            </table:table-row>
            <table:table-row>
              <table:table-cell office:value-type="string">
                <text:p>101</text:p>
              </table:table-cell>
              <table:table-cell office:value-type="float" office:value="-16.6234361854167">
                <text:p>-16.6234361854167</text:p>
              </table:table-cell>
              <table:table-cell office:value-type="float" office:value="-6.94343618541675">
                <text:p>-6.94343618541675</text:p>
              </table:table-cell>
              <table:table-cell office:value-type="float" office:value="-14.2">
                <text:p>-14.2</text:p>
              </table:table-cell>
              <table:table-cell office:value-type="float" office:value="-4.3">
                <text:p>-4.3</text:p>
              </table:table-cell>
              <table:table-cell office:value-type="float" office:value="-2.42343618541674">
                <text:p>-2.42343618541674</text:p>
              </table:table-cell>
              <table:table-cell office:value-type="float" office:value="-2.64343618541675">
                <text:p>-2.64343618541675</text:p>
              </table:table-cell>
              <table:table-cell office:value-type="float" office:value="-18.114697">
                <text:p>-18.114697</text:p>
              </table:table-cell>
              <table:table-cell office:value-type="float" office:value="-0.3999544">
                <text:p>-0.3999544</text:p>
              </table:table-cell>
              <table:table-cell office:value-type="float" office:value="1.49126081458326">
                <text:p>1.49126081458326</text:p>
              </table:table-cell>
              <table:table-cell office:value-type="float" office:value="-6.54348178541675">
                <text:p>-6.54348178541675</text:p>
              </table:table-cell>
              <table:table-cell office:value-type="float" office:value="3.914697">
                <text:p>3.914697</text:p>
              </table:table-cell>
              <table:table-cell office:value-type="float" office:value="-3.9000456">
                <text:p>-3.9000456</text:p>
              </table:table-cell>
            </table:table-row>
            <table:table-row>
              <table:table-cell office:value-type="string">
                <text:p>102</text:p>
              </table:table-cell>
              <table:table-cell office:value-type="float" office:value="-17.1139344005053">
                <text:p>-17.1139344005053</text:p>
              </table:table-cell>
              <table:table-cell office:value-type="float" office:value="-7.43393440050527">
                <text:p>-7.43393440050527</text:p>
              </table:table-cell>
              <table:table-cell office:value-type="float" office:value="-14.6">
                <text:p>-14.6</text:p>
              </table:table-cell>
              <table:table-cell office:value-type="float" office:value="-6.1">
                <text:p>-6.1</text:p>
              </table:table-cell>
              <table:table-cell office:value-type="float" office:value="-2.51393440050527">
                <text:p>-2.51393440050527</text:p>
              </table:table-cell>
              <table:table-cell office:value-type="float" office:value="-1.33393440050527">
                <text:p>-1.33393440050527</text:p>
              </table:table-cell>
              <table:table-cell office:value-type="float" office:value="-18.922144">
                <text:p>-18.922144</text:p>
              </table:table-cell>
              <table:table-cell office:value-type="float" office:value="0.06639548">
                <text:p>0.06639548</text:p>
              </table:table-cell>
              <table:table-cell office:value-type="float" office:value="1.80820959949473">
                <text:p>1.80820959949473</text:p>
              </table:table-cell>
              <table:table-cell office:value-type="float" office:value="-7.50032988050527">
                <text:p>-7.50032988050527</text:p>
              </table:table-cell>
              <table:table-cell office:value-type="float" office:value="4.322144">
                <text:p>4.322144</text:p>
              </table:table-cell>
              <table:table-cell office:value-type="float" office:value="-6.16639548">
                <text:p>-6.16639548</text:p>
              </table:table-cell>
            </table:table-row>
            <table:table-row>
              <table:table-cell office:value-type="string">
                <text:p>103</text:p>
              </table:table-cell>
              <table:table-cell office:value-type="float" office:value="-17.5384165981238">
                <text:p>-17.5384165981238</text:p>
              </table:table-cell>
              <table:table-cell office:value-type="float" office:value="-7.85841659812384">
                <text:p>-7.85841659812384</text:p>
              </table:table-cell>
              <table:table-cell office:value-type="float" office:value="-14.5">
                <text:p>-14.5</text:p>
              </table:table-cell>
              <table:table-cell office:value-type="float" office:value="-6.6">
                <text:p>-6.6</text:p>
              </table:table-cell>
              <table:table-cell office:value-type="float" office:value="-3.03841659812384">
                <text:p>-3.03841659812384</text:p>
              </table:table-cell>
              <table:table-cell office:value-type="float" office:value="-1.25841659812384">
                <text:p>-1.25841659812384</text:p>
              </table:table-cell>
              <table:table-cell office:value-type="float" office:value="-19.4911">
                <text:p>-19.4911</text:p>
              </table:table-cell>
              <table:table-cell office:value-type="float" office:value="-1.1527618">
                <text:p>-1.1527618</text:p>
              </table:table-cell>
              <table:table-cell office:value-type="float" office:value="1.95268340187616">
                <text:p>1.95268340187616</text:p>
              </table:table-cell>
              <table:table-cell office:value-type="float" office:value="-6.70565479812384">
                <text:p>-6.70565479812384</text:p>
              </table:table-cell>
              <table:table-cell office:value-type="float" office:value="4.9911">
                <text:p>4.9911</text:p>
              </table:table-cell>
              <table:table-cell office:value-type="float" office:value="-5.4472382">
                <text:p>-5.4472382</text:p>
              </table:table-cell>
            </table:table-row>
            <table:table-row>
              <table:table-cell office:value-type="string">
                <text:p>104</text:p>
              </table:table-cell>
              <table:table-cell office:value-type="float" office:value="-17.8980995118447">
                <text:p>-17.8980995118447</text:p>
              </table:table-cell>
              <table:table-cell office:value-type="float" office:value="-8.21809951184473">
                <text:p>-8.21809951184473</text:p>
              </table:table-cell>
              <table:table-cell office:value-type="float" office:value="-15.8">
                <text:p>-15.8</text:p>
              </table:table-cell>
              <table:table-cell office:value-type="float" office:value="-6.8">
                <text:p>-6.8</text:p>
              </table:table-cell>
              <table:table-cell office:value-type="float" office:value="-2.09809951184473">
                <text:p>-2.09809951184473</text:p>
              </table:table-cell>
              <table:table-cell office:value-type="float" office:value="-1.41809951184473">
                <text:p>-1.41809951184473</text:p>
              </table:table-cell>
              <table:table-cell office:value-type="float" office:value="-20.266218">
                <text:p>-20.266218</text:p>
              </table:table-cell>
              <table:table-cell office:value-type="float" office:value="-2.677198">
                <text:p>-2.677198</text:p>
              </table:table-cell>
              <table:table-cell office:value-type="float" office:value="2.36811848815527">
                <text:p>2.36811848815527</text:p>
              </table:table-cell>
              <table:table-cell office:value-type="float" office:value="-5.54090151184473">
                <text:p>-5.54090151184473</text:p>
              </table:table-cell>
              <table:table-cell office:value-type="float" office:value="4.466218">
                <text:p>4.466218</text:p>
              </table:table-cell>
              <table:table-cell office:value-type="float" office:value="-4.122802">
                <text:p>-4.122802</text:p>
              </table:table-cell>
            </table:table-row>
            <table:table-row>
              <table:table-cell office:value-type="string">
                <text:p>105</text:p>
              </table:table-cell>
              <table:table-cell office:value-type="float" office:value="-18.1951206465922">
                <text:p>-18.1951206465922</text:p>
              </table:table-cell>
              <table:table-cell office:value-type="float" office:value="-8.51512064659225">
                <text:p>-8.51512064659225</text:p>
              </table:table-cell>
              <table:table-cell office:value-type="float" office:value="-16.2">
                <text:p>-16.2</text:p>
              </table:table-cell>
              <table:table-cell office:value-type="float" office:value="-6.6">
                <text:p>-6.6</text:p>
              </table:table-cell>
              <table:table-cell office:value-type="float" office:value="-1.99512064659225">
                <text:p>-1.99512064659225</text:p>
              </table:table-cell>
              <table:table-cell office:value-type="float" office:value="-1.91512064659225">
                <text:p>-1.91512064659225</text:p>
              </table:table-cell>
              <table:table-cell office:value-type="float" office:value="-19.39473">
                <text:p>-19.39473</text:p>
              </table:table-cell>
              <table:table-cell office:value-type="float" office:value="-1.7068677">
                <text:p>-1.7068677</text:p>
              </table:table-cell>
              <table:table-cell office:value-type="float" office:value="1.19960935340775">
                <text:p>1.19960935340775</text:p>
              </table:table-cell>
              <table:table-cell office:value-type="float" office:value="-6.80825294659225">
                <text:p>-6.80825294659225</text:p>
              </table:table-cell>
              <table:table-cell office:value-type="float" office:value="3.19473">
                <text:p>3.19473</text:p>
              </table:table-cell>
              <table:table-cell office:value-type="float" office:value="-4.8931323">
                <text:p>-4.8931323</text:p>
              </table:table-cell>
            </table:table-row>
            <table:table-row>
              <table:table-cell office:value-type="string">
                <text:p>106</text:p>
              </table:table-cell>
              <table:table-cell office:value-type="float" office:value="-18.4325908941485">
                <text:p>-18.4325908941485</text:p>
              </table:table-cell>
              <table:table-cell office:value-type="float" office:value="-8.75259089414855">
                <text:p>-8.75259089414855</text:p>
              </table:table-cell>
              <table:table-cell office:value-type="float" office:value="-15.5">
                <text:p>-15.5</text:p>
              </table:table-cell>
              <table:table-cell office:value-type="float" office:value="-8.1">
                <text:p>-8.1</text:p>
              </table:table-cell>
              <table:table-cell office:value-type="float" office:value="-2.93259089414855">
                <text:p>-2.93259089414855</text:p>
              </table:table-cell>
              <table:table-cell office:value-type="float" office:value="-0.652590894148549">
                <text:p>-0.652590894148549</text:p>
              </table:table-cell>
              <table:table-cell office:value-type="float" office:value="-20.77545">
                <text:p>-20.77545</text:p>
              </table:table-cell>
              <table:table-cell office:value-type="float" office:value="-2.7832756">
                <text:p>-2.7832756</text:p>
              </table:table-cell>
              <table:table-cell office:value-type="float" office:value="2.34285910585145">
                <text:p>2.34285910585145</text:p>
              </table:table-cell>
              <table:table-cell office:value-type="float" office:value="-5.96931529414855">
                <text:p>-5.96931529414855</text:p>
              </table:table-cell>
              <table:table-cell office:value-type="float" office:value="5.27545">
                <text:p>5.27545</text:p>
              </table:table-cell>
              <table:table-cell office:value-type="float" office:value="-5.3167244">
                <text:p>-5.3167244</text:p>
              </table:table-cell>
            </table:table-row>
            <table:table-row>
              <table:table-cell office:value-type="string">
                <text:p>107</text:p>
              </table:table-cell>
              <table:table-cell office:value-type="float" office:value="-18.6146471486594">
                <text:p>-18.6146471486594</text:p>
              </table:table-cell>
              <table:table-cell office:value-type="float" office:value="-8.93464714865944">
                <text:p>-8.93464714865944</text:p>
              </table:table-cell>
              <table:table-cell office:value-type="float" office:value="-16.3">
                <text:p>-16.3</text:p>
              </table:table-cell>
              <table:table-cell office:value-type="float" office:value="-7.5">
                <text:p>-7.5</text:p>
              </table:table-cell>
              <table:table-cell office:value-type="float" office:value="-2.31464714865944">
                <text:p>-2.31464714865944</text:p>
              </table:table-cell>
              <table:table-cell office:value-type="float" office:value="-1.43464714865944">
                <text:p>-1.43464714865944</text:p>
              </table:table-cell>
              <table:table-cell office:value-type="float" office:value="-20.602617">
                <text:p>-20.602617</text:p>
              </table:table-cell>
              <table:table-cell office:value-type="float" office:value="-3.1803668">
                <text:p>-3.1803668</text:p>
              </table:table-cell>
              <table:table-cell office:value-type="float" office:value="1.98796985134056">
                <text:p>1.98796985134056</text:p>
              </table:table-cell>
              <table:table-cell office:value-type="float" office:value="-5.75428034865944">
                <text:p>-5.75428034865944</text:p>
              </table:table-cell>
              <table:table-cell office:value-type="float" office:value="4.302617">
                <text:p>4.302617</text:p>
              </table:table-cell>
              <table:table-cell office:value-type="float" office:value="-4.3196332">
                <text:p>-4.3196332</text:p>
              </table:table-cell>
            </table:table-row>
            <table:table-row>
              <table:table-cell office:value-type="string">
                <text:p>108</text:p>
              </table:table-cell>
              <table:table-cell office:value-type="float" office:value="-18.7465049221402">
                <text:p>-18.7465049221402</text:p>
              </table:table-cell>
              <table:table-cell office:value-type="float" office:value="-9.06650492214024">
                <text:p>-9.06650492214024</text:p>
              </table:table-cell>
              <table:table-cell office:value-type="float" office:value="-17">
                <text:p>-17</text:p>
              </table:table-cell>
              <table:table-cell office:value-type="float" office:value="-7.2">
                <text:p>-7.2</text:p>
              </table:table-cell>
              <table:table-cell office:value-type="float" office:value="-1.74650492214024">
                <text:p>-1.74650492214024</text:p>
              </table:table-cell>
              <table:table-cell office:value-type="float" office:value="-1.86650492214024">
                <text:p>-1.86650492214024</text:p>
              </table:table-cell>
              <table:table-cell office:value-type="float" office:value="-20.27619">
                <text:p>-20.27619</text:p>
              </table:table-cell>
              <table:table-cell office:value-type="float" office:value="-2.2460833">
                <text:p>-2.2460833</text:p>
              </table:table-cell>
              <table:table-cell office:value-type="float" office:value="1.52968507785976">
                <text:p>1.52968507785976</text:p>
              </table:table-cell>
              <table:table-cell office:value-type="float" office:value="-6.82042162214024">
                <text:p>-6.82042162214024</text:p>
              </table:table-cell>
              <table:table-cell office:value-type="float" office:value="3.27619">
                <text:p>3.27619</text:p>
              </table:table-cell>
              <table:table-cell office:value-type="float" office:value="-4.9539167">
                <text:p>-4.95391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maximum="35"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symbol-type="none" chart:link-data-style-to-source="true"/>
      <style:graphic-properties svg:stroke-width="0.053cm" svg:stroke-color="#6d9eeb" draw:fill-color="#6d9eeb"/>
      <style:text-properties fo:font-size="10pt" style:font-size-asian="10pt" style:font-size-complex="10pt"/>
    </style:style>
    <style:style style:name="ch8" style:family="chart" style:data-style-name="N0">
      <style:chart-properties chart:symbol-type="none" chart:link-data-style-to-source="true"/>
      <style:graphic-properties svg:stroke-width="0.053cm" svg:stroke-color="#3c78d8" draw:fill-color="#3c78d8"/>
      <style:text-properties fo:font-size="10pt" style:font-size-asian="10pt" style:font-size-complex="10pt"/>
    </style:style>
    <style:style style:name="ch9" style:family="chart" style:data-style-name="N0">
      <style:chart-properties chart:symbol-type="none" chart:link-data-style-to-source="true"/>
      <style:graphic-properties svg:stroke-width="0.053cm" svg:stroke-color="#93c47d" draw:fill-color="#93c47d"/>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6aa84f" draw:fill-color="#6aa84f"/>
      <style:text-properties fo:font-size="10pt" style:font-size-asian="10pt" style:font-size-complex="10pt"/>
    </style:style>
    <style:style style:name="ch11" style:family="chart" style:data-style-name="N0">
      <style:chart-properties chart:symbol-type="none" chart:link-data-style-to-source="true"/>
      <style:graphic-properties svg:stroke-width="0.053cm" svg:stroke-color="#e06666" draw:fill-color="#e06666"/>
      <style:text-properties fo:font-size="10pt" style:font-size-asian="10pt" style:font-size-complex="10pt"/>
    </style:style>
    <style:style style:name="ch12" style:family="chart" style:data-style-name="N0">
      <style:chart-properties chart:symbol-type="none" chart:link-data-style-to-source="true"/>
      <style:graphic-properties svg:stroke-width="0.053cm" svg:stroke-color="#cc0000" draw:fill-color="#cc0000"/>
      <style:text-properties fo:font-size="10pt" style:font-size-asian="10pt" style:font-size-complex="10pt"/>
    </style:style>
    <style:style style:name="ch13" style:family="chart">
      <style:chart-properties chart:solid-type="cuboid"/>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2.091cm" svg:height="7.117cm" xlink:href=".." xlink:type="simple" chart:class="chart:line" chart:style-name="ch1">
        <chart:legend chart:legend-position="end" svg:x="8.974cm" svg:y="2.014cm" style:legend-expansion="high" chart:style-name="ch2"/>
        <chart:plot-area chart:style-name="ch3" table:cell-range-address="'Planting Maths'.G17:'Planting Maths'.H124 'Planting Maths'.J17:'Planting Maths'.K124 'Planting Maths'.N17:'Planting Maths'.O124" chart:data-source-has-labels="row" svg:x="0.241cm" svg:y="0.142cm" svg:width="8.492cm" svg:height="6.833cm">
          <chartooo:coordinate-region svg:x="0.818cm" svg:y="0.341cm" svg:width="7.915cm" svg:height="6.435cm"/>
          <chart:axis chart:dimension="x" chart:name="primary-x" chart:style-name="ch4"/>
          <chart:axis chart:dimension="y" chart:name="primary-y" chart:style-name="ch5">
            <chart:grid chart:style-name="ch6" chart:class="major"/>
          </chart:axis>
          <chart:series chart:style-name="ch7" chart:values-cell-range-address="'Planting Maths'.G17:'Planting Maths'.G124" loext:label-string="&quot;4 Estimate&quot;" chart:class="chart:line">
            <chart:data-point chart:repeated="108"/>
          </chart:series>
          <chart:series chart:style-name="ch8" chart:values-cell-range-address="'Planting Maths'.H17:'Planting Maths'.H124" loext:label-string="&quot;16 Estmate&quot;" chart:class="chart:line">
            <chart:data-point chart:repeated="108"/>
          </chart:series>
          <chart:series chart:style-name="ch9" chart:values-cell-range-address="'Planting Maths'.J17:'Planting Maths'.J124" loext:label-string="&quot;4 Actual&quot;" chart:class="chart:line">
            <chart:data-point chart:repeated="108"/>
          </chart:series>
          <chart:series chart:style-name="ch10" chart:values-cell-range-address="'Planting Maths'.K17:'Planting Maths'.K124" loext:label-string="&quot;16 Actual&quot;" chart:class="chart:line">
            <chart:data-point chart:repeated="108"/>
          </chart:series>
          <chart:series chart:style-name="ch11" chart:values-cell-range-address="'Planting Maths'.N17:'Planting Maths'.N124" loext:label-string="&quot;4 Export&quot;" chart:class="chart:line">
            <chart:data-point chart:repeated="108"/>
          </chart:series>
          <chart:series chart:style-name="ch12" chart:values-cell-range-address="'Planting Maths'.O17:'Planting Maths'.O124" loext:label-string="&quot;16 Export&quot;" chart:class="chart:line">
            <chart:data-point chart:repeated="73"/>
            <chart:data-point chart:style-name="ch13"/>
            <chart:data-point chart:repeated="34"/>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4 Estimate</text:p>
              </table:table-cell>
              <table:table-cell office:value-type="string">
                <text:p>16 Estmate</text:p>
              </table:table-cell>
              <table:table-cell office:value-type="string">
                <text:p>4 Actual</text:p>
              </table:table-cell>
              <table:table-cell office:value-type="string">
                <text:p>16 Actual</text:p>
              </table:table-cell>
              <table:table-cell office:value-type="string">
                <text:p>4 Export</text:p>
              </table:table-cell>
              <table:table-cell office:value-type="string">
                <text:p>16 Export</text:p>
              </table:table-cell>
            </table:table-row>
          </table:table-header-rows>
          <table:table-rows>
            <table:table-row>
              <table:table-cell office:value-type="string">
                <text:p>1</text:p>
              </table:table-cell>
              <table:table-cell office:value-type="float" office:value="-18.8345109599816">
                <text:p>-18.8345109599816</text:p>
                <draw:g>
                  <svg:desc>'Planting Maths'.G17:'Planting Maths'.G124</svg:desc>
                </draw:g>
              </table:table-cell>
              <table:table-cell office:value-type="float" office:value="-9.15451095998158">
                <text:p>-9.15451095998158</text:p>
                <draw:g>
                  <svg:desc>'Planting Maths'.H17:'Planting Maths'.H124</svg:desc>
                </draw:g>
              </table:table-cell>
              <table:table-cell office:value-type="float" office:value="-16.1">
                <text:p>-16.1</text:p>
                <draw:g>
                  <svg:desc>'Planting Maths'.J17:'Planting Maths'.J124</svg:desc>
                </draw:g>
              </table:table-cell>
              <table:table-cell office:value-type="float" office:value="-8.8">
                <text:p>-8.8</text:p>
                <draw:g>
                  <svg:desc>'Planting Maths'.K17:'Planting Maths'.K124</svg:desc>
                </draw:g>
              </table:table-cell>
              <table:table-cell office:value-type="float" office:value="-23.55502">
                <text:p>-23.55502</text:p>
                <draw:g>
                  <svg:desc>'Planting Maths'.N17:'Planting Maths'.N124</svg:desc>
                </draw:g>
              </table:table-cell>
              <table:table-cell office:value-type="float" office:value="-5.273496">
                <text:p>-5.273496</text:p>
                <draw:g>
                  <svg:desc>'Planting Maths'.O17:'Planting Maths'.O124</svg:desc>
                </draw:g>
              </table:table-cell>
            </table:table-row>
            <table:table-row>
              <table:table-cell office:value-type="string">
                <text:p>2</text:p>
              </table:table-cell>
              <table:table-cell office:value-type="float" office:value="-18.8861958564553">
                <text:p>-18.8861958564553</text:p>
              </table:table-cell>
              <table:table-cell office:value-type="float" office:value="-9.20619585645526">
                <text:p>-9.20619585645526</text:p>
              </table:table-cell>
              <table:table-cell office:value-type="float" office:value="-16.2">
                <text:p>-16.2</text:p>
              </table:table-cell>
              <table:table-cell office:value-type="float" office:value="-8.5">
                <text:p>-8.5</text:p>
              </table:table-cell>
              <table:table-cell office:value-type="float" office:value="-22.688868">
                <text:p>-22.688868</text:p>
              </table:table-cell>
              <table:table-cell office:value-type="float" office:value="-6.099039">
                <text:p>-6.099039</text:p>
              </table:table-cell>
            </table:table-row>
            <table:table-row>
              <table:table-cell office:value-type="string">
                <text:p>3</text:p>
              </table:table-cell>
              <table:table-cell office:value-type="float" office:value="-18.91032667022">
                <text:p>-18.91032667022</text:p>
              </table:table-cell>
              <table:table-cell office:value-type="float" office:value="-9.23032667022005">
                <text:p>-9.23032667022005</text:p>
              </table:table-cell>
              <table:table-cell office:value-type="float" office:value="-17.8">
                <text:p>-17.8</text:p>
              </table:table-cell>
              <table:table-cell office:value-type="float" office:value="-7.3">
                <text:p>-7.3</text:p>
              </table:table-cell>
              <table:table-cell office:value-type="float" office:value="-22.57214">
                <text:p>-22.57214</text:p>
              </table:table-cell>
              <table:table-cell office:value-type="float" office:value="-3.966759">
                <text:p>-3.966759</text:p>
              </table:table-cell>
            </table:table-row>
            <table:table-row>
              <table:table-cell office:value-type="string">
                <text:p>4</text:p>
              </table:table-cell>
              <table:table-cell office:value-type="float" office:value="-18.9169595398275">
                <text:p>-18.9169595398275</text:p>
              </table:table-cell>
              <table:table-cell office:value-type="float" office:value="-9.23695953982754">
                <text:p>-9.23695953982754</text:p>
              </table:table-cell>
              <table:table-cell office:value-type="float" office:value="-17">
                <text:p>-17</text:p>
              </table:table-cell>
              <table:table-cell office:value-type="float" office:value="-7.6">
                <text:p>-7.6</text:p>
              </table:table-cell>
              <table:table-cell office:value-type="float" office:value="-22.45352">
                <text:p>-22.45352</text:p>
              </table:table-cell>
              <table:table-cell office:value-type="float" office:value="-5.010637">
                <text:p>-5.010637</text:p>
              </table:table-cell>
            </table:table-row>
            <table:table-row>
              <table:table-cell office:value-type="string">
                <text:p>5</text:p>
              </table:table-cell>
              <table:table-cell office:value-type="float" office:value="-18.9169595398275">
                <text:p>-18.9169595398275</text:p>
              </table:table-cell>
              <table:table-cell office:value-type="float" office:value="-9.23695953982754">
                <text:p>-9.23695953982754</text:p>
              </table:table-cell>
              <table:table-cell office:value-type="float" office:value="-17.5">
                <text:p>-17.5</text:p>
              </table:table-cell>
              <table:table-cell office:value-type="float" office:value="-8.7">
                <text:p>-8.7</text:p>
              </table:table-cell>
              <table:table-cell office:value-type="float" office:value="-24.627691">
                <text:p>-24.627691</text:p>
              </table:table-cell>
              <table:table-cell office:value-type="float" office:value="-4.686217">
                <text:p>-4.686217</text:p>
              </table:table-cell>
            </table:table-row>
            <table:table-row>
              <table:table-cell office:value-type="string">
                <text:p>6</text:p>
              </table:table-cell>
              <table:table-cell office:value-type="float" office:value="-18.91032667022">
                <text:p>-18.91032667022</text:p>
              </table:table-cell>
              <table:table-cell office:value-type="float" office:value="-9.23032667022005">
                <text:p>-9.23032667022005</text:p>
              </table:table-cell>
              <table:table-cell office:value-type="float" office:value="-16.3">
                <text:p>-16.3</text:p>
              </table:table-cell>
              <table:table-cell office:value-type="float" office:value="-8.5">
                <text:p>-8.5</text:p>
              </table:table-cell>
              <table:table-cell office:value-type="float" office:value="-23.065195">
                <text:p>-23.065195</text:p>
              </table:table-cell>
              <table:table-cell office:value-type="float" office:value="-4.5814366">
                <text:p>-4.5814366</text:p>
              </table:table-cell>
            </table:table-row>
            <table:table-row>
              <table:table-cell office:value-type="string">
                <text:p>7</text:p>
              </table:table-cell>
              <table:table-cell office:value-type="float" office:value="-18.8861958564553">
                <text:p>-18.8861958564553</text:p>
              </table:table-cell>
              <table:table-cell office:value-type="float" office:value="-9.20619585645526">
                <text:p>-9.20619585645526</text:p>
              </table:table-cell>
              <table:table-cell office:value-type="float" office:value="-17">
                <text:p>-17</text:p>
              </table:table-cell>
              <table:table-cell office:value-type="float" office:value="-8">
                <text:p>-8</text:p>
              </table:table-cell>
              <table:table-cell office:value-type="float" office:value="-23.614023">
                <text:p>-23.614023</text:p>
              </table:table-cell>
              <table:table-cell office:value-type="float" office:value="-5.150031">
                <text:p>-5.150031</text:p>
              </table:table-cell>
            </table:table-row>
            <table:table-row>
              <table:table-cell office:value-type="string">
                <text:p>8</text:p>
              </table:table-cell>
              <table:table-cell office:value-type="float" office:value="-18.8345109599816">
                <text:p>-18.8345109599816</text:p>
              </table:table-cell>
              <table:table-cell office:value-type="float" office:value="-9.15451095998158">
                <text:p>-9.15451095998158</text:p>
              </table:table-cell>
              <table:table-cell office:value-type="float" office:value="-16.8">
                <text:p>-16.8</text:p>
              </table:table-cell>
              <table:table-cell office:value-type="float" office:value="-7.8">
                <text:p>-7.8</text:p>
              </table:table-cell>
              <table:table-cell office:value-type="float" office:value="-23.33651">
                <text:p>-23.33651</text:p>
              </table:table-cell>
              <table:table-cell office:value-type="float" office:value="-4.3843427">
                <text:p>-4.3843427</text:p>
              </table:table-cell>
            </table:table-row>
            <table:table-row>
              <table:table-cell office:value-type="string">
                <text:p>9</text:p>
              </table:table-cell>
              <table:table-cell office:value-type="float" office:value="-18.7465049221402">
                <text:p>-18.7465049221402</text:p>
              </table:table-cell>
              <table:table-cell office:value-type="float" office:value="-9.06650492214024">
                <text:p>-9.06650492214024</text:p>
              </table:table-cell>
              <table:table-cell office:value-type="float" office:value="-17">
                <text:p>-17</text:p>
              </table:table-cell>
              <table:table-cell office:value-type="float" office:value="-8.4">
                <text:p>-8.4</text:p>
              </table:table-cell>
              <table:table-cell office:value-type="float" office:value="-22.306946">
                <text:p>-22.306946</text:p>
              </table:table-cell>
              <table:table-cell office:value-type="float" office:value="-3.3574955">
                <text:p>-3.3574955</text:p>
              </table:table-cell>
            </table:table-row>
            <table:table-row>
              <table:table-cell office:value-type="string">
                <text:p>10</text:p>
              </table:table-cell>
              <table:table-cell office:value-type="float" office:value="-18.6146471486594">
                <text:p>-18.6146471486594</text:p>
              </table:table-cell>
              <table:table-cell office:value-type="float" office:value="-8.93464714865944">
                <text:p>-8.93464714865944</text:p>
              </table:table-cell>
              <table:table-cell office:value-type="float" office:value="-17">
                <text:p>-17</text:p>
              </table:table-cell>
              <table:table-cell office:value-type="float" office:value="-7.9">
                <text:p>-7.9</text:p>
              </table:table-cell>
              <table:table-cell office:value-type="float" office:value="-22.63052">
                <text:p>-22.63052</text:p>
              </table:table-cell>
              <table:table-cell office:value-type="float" office:value="-5.9518194">
                <text:p>-5.9518194</text:p>
              </table:table-cell>
            </table:table-row>
            <table:table-row>
              <table:table-cell office:value-type="string">
                <text:p>11</text:p>
              </table:table-cell>
              <table:table-cell office:value-type="float" office:value="-18.4325908941485">
                <text:p>-18.4325908941485</text:p>
              </table:table-cell>
              <table:table-cell office:value-type="float" office:value="-8.75259089414855">
                <text:p>-8.75259089414855</text:p>
              </table:table-cell>
              <table:table-cell office:value-type="float" office:value="-16">
                <text:p>-16</text:p>
              </table:table-cell>
              <table:table-cell office:value-type="float" office:value="-7.4">
                <text:p>-7.4</text:p>
              </table:table-cell>
              <table:table-cell office:value-type="float" office:value="-22.800684">
                <text:p>-22.800684</text:p>
              </table:table-cell>
              <table:table-cell office:value-type="float" office:value="-4.8126225">
                <text:p>-4.8126225</text:p>
              </table:table-cell>
            </table:table-row>
            <table:table-row>
              <table:table-cell office:value-type="string">
                <text:p>12</text:p>
              </table:table-cell>
              <table:table-cell office:value-type="float" office:value="-18.1951206465923">
                <text:p>-18.1951206465923</text:p>
              </table:table-cell>
              <table:table-cell office:value-type="float" office:value="-8.51512064659225">
                <text:p>-8.51512064659225</text:p>
              </table:table-cell>
              <table:table-cell office:value-type="float" office:value="-16.5">
                <text:p>-16.5</text:p>
              </table:table-cell>
              <table:table-cell office:value-type="float" office:value="-7.9">
                <text:p>-7.9</text:p>
              </table:table-cell>
              <table:table-cell office:value-type="float" office:value="-21.809416">
                <text:p>-21.809416</text:p>
              </table:table-cell>
              <table:table-cell office:value-type="float" office:value="-4.42865">
                <text:p>-4.42865</text:p>
              </table:table-cell>
            </table:table-row>
            <table:table-row>
              <table:table-cell office:value-type="string">
                <text:p>13</text:p>
              </table:table-cell>
              <table:table-cell office:value-type="float" office:value="-17.8980995118447">
                <text:p>-17.8980995118447</text:p>
              </table:table-cell>
              <table:table-cell office:value-type="float" office:value="-8.21809951184473">
                <text:p>-8.21809951184473</text:p>
              </table:table-cell>
              <table:table-cell office:value-type="float" office:value="-16.6">
                <text:p>-16.6</text:p>
              </table:table-cell>
              <table:table-cell office:value-type="float" office:value="-6.5">
                <text:p>-6.5</text:p>
              </table:table-cell>
              <table:table-cell office:value-type="float" office:value="-21.849669">
                <text:p>-21.849669</text:p>
              </table:table-cell>
              <table:table-cell office:value-type="float" office:value="-2.8515165">
                <text:p>-2.8515165</text:p>
              </table:table-cell>
            </table:table-row>
            <table:table-row>
              <table:table-cell office:value-type="string">
                <text:p>14</text:p>
              </table:table-cell>
              <table:table-cell office:value-type="float" office:value="-17.5384165981238">
                <text:p>-17.5384165981238</text:p>
              </table:table-cell>
              <table:table-cell office:value-type="float" office:value="-7.85841659812384">
                <text:p>-7.85841659812384</text:p>
              </table:table-cell>
              <table:table-cell office:value-type="float" office:value="-15.6">
                <text:p>-15.6</text:p>
              </table:table-cell>
              <table:table-cell office:value-type="float" office:value="-5.7">
                <text:p>-5.7</text:p>
              </table:table-cell>
              <table:table-cell office:value-type="float" office:value="-22.070263">
                <text:p>-22.070263</text:p>
              </table:table-cell>
              <table:table-cell office:value-type="float" office:value="-3.141757">
                <text:p>-3.141757</text:p>
              </table:table-cell>
            </table:table-row>
            <table:table-row>
              <table:table-cell office:value-type="string">
                <text:p>15</text:p>
              </table:table-cell>
              <table:table-cell office:value-type="float" office:value="-17.1139344005053">
                <text:p>-17.1139344005053</text:p>
              </table:table-cell>
              <table:table-cell office:value-type="float" office:value="-7.43393440050528">
                <text:p>-7.43393440050528</text:p>
              </table:table-cell>
              <table:table-cell office:value-type="float" office:value="-15.5">
                <text:p>-15.5</text:p>
              </table:table-cell>
              <table:table-cell office:value-type="float" office:value="-6.8">
                <text:p>-6.8</text:p>
              </table:table-cell>
              <table:table-cell office:value-type="float" office:value="-20.707449">
                <text:p>-20.707449</text:p>
              </table:table-cell>
              <table:table-cell office:value-type="float" office:value="-3.6006567">
                <text:p>-3.6006567</text:p>
              </table:table-cell>
            </table:table-row>
            <table:table-row>
              <table:table-cell office:value-type="string">
                <text:p>16</text:p>
              </table:table-cell>
              <table:table-cell office:value-type="float" office:value="-16.6234361854167">
                <text:p>-16.6234361854167</text:p>
              </table:table-cell>
              <table:table-cell office:value-type="float" office:value="-6.94343618541674">
                <text:p>-6.94343618541674</text:p>
              </table:table-cell>
              <table:table-cell office:value-type="float" office:value="-14.9">
                <text:p>-14.9</text:p>
              </table:table-cell>
              <table:table-cell office:value-type="float" office:value="-4.4">
                <text:p>-4.4</text:p>
              </table:table-cell>
              <table:table-cell office:value-type="float" office:value="-20.630209">
                <text:p>-20.630209</text:p>
              </table:table-cell>
              <table:table-cell office:value-type="float" office:value="-2.0451126">
                <text:p>-2.0451126</text:p>
              </table:table-cell>
            </table:table-row>
            <table:table-row>
              <table:table-cell office:value-type="string">
                <text:p>17</text:p>
              </table:table-cell>
              <table:table-cell office:value-type="float" office:value="-16.0665733751321">
                <text:p>-16.0665733751321</text:p>
              </table:table-cell>
              <table:table-cell office:value-type="float" office:value="-6.38657337513211">
                <text:p>-6.38657337513211</text:p>
              </table:table-cell>
              <table:table-cell office:value-type="float" office:value="-14.4">
                <text:p>-14.4</text:p>
              </table:table-cell>
              <table:table-cell office:value-type="float" office:value="-4.4">
                <text:p>-4.4</text:p>
              </table:table-cell>
              <table:table-cell office:value-type="float" office:value="-20.161499">
                <text:p>-20.161499</text:p>
              </table:table-cell>
              <table:table-cell office:value-type="float" office:value="-1.7971145">
                <text:p>-1.7971145</text:p>
              </table:table-cell>
            </table:table-row>
            <table:table-row>
              <table:table-cell office:value-type="string">
                <text:p>18</text:p>
              </table:table-cell>
              <table:table-cell office:value-type="float" office:value="-15.4438129322656">
                <text:p>-15.4438129322656</text:p>
              </table:table-cell>
              <table:table-cell office:value-type="float" office:value="-5.76381293226562">
                <text:p>-5.76381293226562</text:p>
              </table:table-cell>
              <table:table-cell office:value-type="float" office:value="-13.1">
                <text:p>-13.1</text:p>
              </table:table-cell>
              <table:table-cell office:value-type="float" office:value="-5.2">
                <text:p>-5.2</text:p>
              </table:table-cell>
              <table:table-cell office:value-type="float" office:value="-19.612083">
                <text:p>-19.612083</text:p>
              </table:table-cell>
              <table:table-cell office:value-type="float" office:value="-1.0622241">
                <text:p>-1.0622241</text:p>
              </table:table-cell>
            </table:table-row>
            <table:table-row>
              <table:table-cell office:value-type="string">
                <text:p>19</text:p>
              </table:table-cell>
              <table:table-cell office:value-type="float" office:value="-14.756384744266">
                <text:p>-14.756384744266</text:p>
              </table:table-cell>
              <table:table-cell office:value-type="float" office:value="-5.07638474426603">
                <text:p>-5.07638474426603</text:p>
              </table:table-cell>
              <table:table-cell office:value-type="float" office:value="-12.4">
                <text:p>-12.4</text:p>
              </table:table-cell>
              <table:table-cell office:value-type="float" office:value="-4.3">
                <text:p>-4.3</text:p>
              </table:table-cell>
              <table:table-cell office:value-type="float" office:value="-19.577929">
                <text:p>-19.577929</text:p>
              </table:table-cell>
              <table:table-cell office:value-type="float" office:value="-1.1235979">
                <text:p>-1.1235979</text:p>
              </table:table-cell>
            </table:table-row>
            <table:table-row>
              <table:table-cell office:value-type="string">
                <text:p>20</text:p>
              </table:table-cell>
              <table:table-cell office:value-type="float" office:value="-14.0062290079108">
                <text:p>-14.0062290079108</text:p>
              </table:table-cell>
              <table:table-cell office:value-type="float" office:value="-4.32622900791079">
                <text:p>-4.32622900791079</text:p>
              </table:table-cell>
              <table:table-cell office:value-type="float" office:value="-14.4">
                <text:p>-14.4</text:p>
              </table:table-cell>
              <table:table-cell office:value-type="float" office:value="-2.9">
                <text:p>-2.9</text:p>
              </table:table-cell>
              <table:table-cell office:value-type="float" office:value="-18.147728">
                <text:p>-18.147728</text:p>
              </table:table-cell>
              <table:table-cell office:value-type="float" office:value="0.4524167">
                <text:p>0.4524167</text:p>
              </table:table-cell>
            </table:table-row>
            <table:table-row>
              <table:table-cell office:value-type="string">
                <text:p>21</text:p>
              </table:table-cell>
              <table:table-cell office:value-type="float" office:value="-13.1959436138002">
                <text:p>-13.1959436138002</text:p>
              </table:table-cell>
              <table:table-cell office:value-type="float" office:value="-3.51594361380021">
                <text:p>-3.51594361380021</text:p>
              </table:table-cell>
              <table:table-cell office:value-type="float" office:value="-12.7">
                <text:p>-12.7</text:p>
              </table:table-cell>
              <table:table-cell office:value-type="float" office:value="-2.7">
                <text:p>-2.7</text:p>
              </table:table-cell>
              <table:table-cell office:value-type="float" office:value="-17.280428">
                <text:p>-17.280428</text:p>
              </table:table-cell>
              <table:table-cell office:value-type="float" office:value="0.5398388">
                <text:p>0.5398388</text:p>
              </table:table-cell>
            </table:table-row>
            <table:table-row>
              <table:table-cell office:value-type="string">
                <text:p>22</text:p>
              </table:table-cell>
              <table:table-cell office:value-type="float" office:value="-12.3287315308516">
                <text:p>-12.3287315308516</text:p>
              </table:table-cell>
              <table:table-cell office:value-type="float" office:value="-2.64873153085163">
                <text:p>-2.64873153085163</text:p>
              </table:table-cell>
              <table:table-cell office:value-type="float" office:value="-11.2">
                <text:p>-11.2</text:p>
              </table:table-cell>
              <table:table-cell office:value-type="float" office:value="-2.6">
                <text:p>-2.6</text:p>
              </table:table-cell>
              <table:table-cell office:value-type="float" office:value="-18.227816">
                <text:p>-18.227816</text:p>
              </table:table-cell>
              <table:table-cell office:value-type="float" office:value="2.0664294">
                <text:p>2.0664294</text:p>
              </table:table-cell>
            </table:table-row>
            <table:table-row>
              <table:table-cell office:value-type="string">
                <text:p>23</text:p>
              </table:table-cell>
              <table:table-cell office:value-type="float" office:value="-11.4083481907936">
                <text:p>-11.4083481907936</text:p>
              </table:table-cell>
              <table:table-cell office:value-type="float" office:value="-1.72834819079361">
                <text:p>-1.72834819079361</text:p>
              </table:table-cell>
              <table:table-cell office:value-type="float" office:value="-10.7">
                <text:p>-10.7</text:p>
              </table:table-cell>
              <table:table-cell office:value-type="float" office:value="-0.2">
                <text:p>-0.2</text:p>
              </table:table-cell>
              <table:table-cell office:value-type="float" office:value="-15.8259">
                <text:p>-15.8259</text:p>
              </table:table-cell>
              <table:table-cell office:value-type="float" office:value="2.7201445">
                <text:p>2.7201445</text:p>
              </table:table-cell>
            </table:table-row>
            <table:table-row>
              <table:table-cell office:value-type="string">
                <text:p>24</text:p>
              </table:table-cell>
              <table:table-cell office:value-type="float" office:value="-10.4390488726601">
                <text:p>-10.4390488726601</text:p>
              </table:table-cell>
              <table:table-cell office:value-type="float" office:value="-0.759048872660079">
                <text:p>-0.759048872660079</text:p>
              </table:table-cell>
              <table:table-cell office:value-type="float" office:value="-8.6">
                <text:p>-8.6</text:p>
              </table:table-cell>
              <table:table-cell office:value-type="float" office:value="0.1">
                <text:p>0.1</text:p>
              </table:table-cell>
              <table:table-cell office:value-type="float" office:value="-15.126586">
                <text:p>-15.126586</text:p>
              </table:table-cell>
              <table:table-cell office:value-type="float" office:value="4.482551">
                <text:p>4.482551</text:p>
              </table:table-cell>
            </table:table-row>
            <table:table-row>
              <table:table-cell office:value-type="string">
                <text:p>25</text:p>
              </table:table-cell>
              <table:table-cell office:value-type="float" office:value="-9.42553608728452">
                <text:p>-9.42553608728452</text:p>
              </table:table-cell>
              <table:table-cell office:value-type="float" office:value="0.254463912715478">
                <text:p>0.254463912715478</text:p>
              </table:table-cell>
              <table:table-cell office:value-type="float" office:value="-7.1">
                <text:p>-7.1</text:p>
              </table:table-cell>
              <table:table-cell office:value-type="float" office:value="1.8">
                <text:p>1.8</text:p>
              </table:table-cell>
              <table:table-cell office:value-type="float" office:value="-13.02264">
                <text:p>-13.02264</text:p>
              </table:table-cell>
              <table:table-cell office:value-type="float" office:value="5.315191">
                <text:p>5.315191</text:p>
              </table:table-cell>
            </table:table-row>
            <table:table-row>
              <table:table-cell office:value-type="string">
                <text:p>26</text:p>
              </table:table-cell>
              <table:table-cell office:value-type="float" office:value="-8.37290696179413">
                <text:p>-8.37290696179413</text:p>
              </table:table-cell>
              <table:table-cell office:value-type="float" office:value="1.30709303820587">
                <text:p>1.30709303820587</text:p>
              </table:table-cell>
              <table:table-cell office:value-type="float" office:value="-8.2">
                <text:p>-8.2</text:p>
              </table:table-cell>
              <table:table-cell office:value-type="float" office:value="1.6">
                <text:p>1.6</text:p>
              </table:table-cell>
              <table:table-cell office:value-type="float" office:value="-13.004377">
                <text:p>-13.004377</text:p>
              </table:table-cell>
              <table:table-cell office:value-type="float" office:value="4.828752">
                <text:p>4.828752</text:p>
              </table:table-cell>
            </table:table-row>
            <table:table-row>
              <table:table-cell office:value-type="string">
                <text:p>27</text:p>
              </table:table-cell>
              <table:table-cell office:value-type="float" office:value="-7.28660062410397">
                <text:p>-7.28660062410397</text:p>
              </table:table-cell>
              <table:table-cell office:value-type="float" office:value="2.39339937589603">
                <text:p>2.39339937589603</text:p>
              </table:table-cell>
              <table:table-cell office:value-type="float" office:value="-6.3">
                <text:p>-6.3</text:p>
              </table:table-cell>
              <table:table-cell office:value-type="float" office:value="2.8">
                <text:p>2.8</text:p>
              </table:table-cell>
              <table:table-cell office:value-type="float" office:value="-11.7226">
                <text:p>-11.7226</text:p>
              </table:table-cell>
              <table:table-cell office:value-type="float" office:value="7.1989217">
                <text:p>7.1989217</text:p>
              </table:table-cell>
            </table:table-row>
            <table:table-row>
              <table:table-cell office:value-type="string">
                <text:p>28</text:p>
              </table:table-cell>
              <table:table-cell office:value-type="float" office:value="-6.17234558741122">
                <text:p>-6.17234558741122</text:p>
              </table:table-cell>
              <table:table-cell office:value-type="float" office:value="3.50765441258878">
                <text:p>3.50765441258878</text:p>
              </table:table-cell>
              <table:table-cell office:value-type="float" office:value="-6">
                <text:p>-6</text:p>
              </table:table-cell>
              <table:table-cell office:value-type="float" office:value="4.7">
                <text:p>4.7</text:p>
              </table:table-cell>
              <table:table-cell office:value-type="float" office:value="-10.869858">
                <text:p>-10.869858</text:p>
              </table:table-cell>
              <table:table-cell office:value-type="float" office:value="8.718765">
                <text:p>8.718765</text:p>
              </table:table-cell>
            </table:table-row>
            <table:table-row>
              <table:table-cell office:value-type="string">
                <text:p>29</text:p>
              </table:table-cell>
              <table:table-cell office:value-type="float" office:value="-5.03610713468924">
                <text:p>-5.03610713468924</text:p>
              </table:table-cell>
              <table:table-cell office:value-type="float" office:value="4.64389286531076">
                <text:p>4.64389286531076</text:p>
              </table:table-cell>
              <table:table-cell office:value-type="float" office:value="-4">
                <text:p>-4</text:p>
              </table:table-cell>
              <table:table-cell office:value-type="float" office:value="5.3">
                <text:p>5.3</text:p>
              </table:table-cell>
              <table:table-cell office:value-type="float" office:value="-9.880151">
                <text:p>-9.880151</text:p>
              </table:table-cell>
              <table:table-cell office:value-type="float" office:value="9.154615">
                <text:p>9.154615</text:p>
              </table:table-cell>
            </table:table-row>
            <table:table-row>
              <table:table-cell office:value-type="string">
                <text:p>30</text:p>
              </table:table-cell>
              <table:table-cell office:value-type="float" office:value="-3.8840347031818">
                <text:p>-3.8840347031818</text:p>
              </table:table-cell>
              <table:table-cell office:value-type="float" office:value="5.7959652968182">
                <text:p>5.7959652968182</text:p>
              </table:table-cell>
              <table:table-cell office:value-type="float" office:value="-2.4">
                <text:p>-2.4</text:p>
              </table:table-cell>
              <table:table-cell office:value-type="float" office:value="7.5">
                <text:p>7.5</text:p>
              </table:table-cell>
              <table:table-cell office:value-type="float" office:value="-7.7173734">
                <text:p>-7.7173734</text:p>
              </table:table-cell>
              <table:table-cell office:value-type="float" office:value="9.874898">
                <text:p>9.874898</text:p>
              </table:table-cell>
            </table:table-row>
            <table:table-row>
              <table:table-cell office:value-type="string">
                <text:p>31</text:p>
              </table:table-cell>
              <table:table-cell office:value-type="float" office:value="-2.72240926889727">
                <text:p>-2.72240926889727</text:p>
              </table:table-cell>
              <table:table-cell office:value-type="float" office:value="6.95759073110273">
                <text:p>6.95759073110273</text:p>
              </table:table-cell>
              <table:table-cell office:value-type="float" office:value="-0.9">
                <text:p>-0.9</text:p>
              </table:table-cell>
              <table:table-cell office:value-type="float" office:value="7.1">
                <text:p>7.1</text:p>
              </table:table-cell>
              <table:table-cell office:value-type="float" office:value="-7.356467">
                <text:p>-7.356467</text:p>
              </table:table-cell>
              <table:table-cell office:value-type="float" office:value="11.853586">
                <text:p>11.853586</text:p>
              </table:table-cell>
            </table:table-row>
            <table:table-row>
              <table:table-cell office:value-type="string">
                <text:p>32</text:p>
              </table:table-cell>
              <table:table-cell office:value-type="float" office:value="-1.55759073110274">
                <text:p>-1.55759073110274</text:p>
              </table:table-cell>
              <table:table-cell office:value-type="float" office:value="8.12240926889726">
                <text:p>8.12240926889726</text:p>
              </table:table-cell>
              <table:table-cell office:value-type="float" office:value="-0.3">
                <text:p>-0.3</text:p>
              </table:table-cell>
              <table:table-cell office:value-type="float" office:value="8.1">
                <text:p>8.1</text:p>
              </table:table-cell>
              <table:table-cell office:value-type="float" office:value="-5.3687825">
                <text:p>-5.3687825</text:p>
              </table:table-cell>
              <table:table-cell office:value-type="float" office:value="13.492847">
                <text:p>13.492847</text:p>
              </table:table-cell>
            </table:table-row>
            <table:table-row>
              <table:table-cell office:value-type="string">
                <text:p>33</text:p>
              </table:table-cell>
              <table:table-cell office:value-type="float" office:value="-0.395965296818201">
                <text:p>-0.395965296818201</text:p>
              </table:table-cell>
              <table:table-cell office:value-type="float" office:value="9.2840347031818">
                <text:p>9.2840347031818</text:p>
              </table:table-cell>
              <table:table-cell office:value-type="float" office:value="0.6">
                <text:p>0.6</text:p>
              </table:table-cell>
              <table:table-cell office:value-type="float" office:value="9">
                <text:p>9</text:p>
              </table:table-cell>
              <table:table-cell office:value-type="float" office:value="-4.118557">
                <text:p>-4.118557</text:p>
              </table:table-cell>
              <table:table-cell office:value-type="float" office:value="13.321497">
                <text:p>13.321497</text:p>
              </table:table-cell>
            </table:table-row>
            <table:table-row>
              <table:table-cell office:value-type="string">
                <text:p>34</text:p>
              </table:table-cell>
              <table:table-cell office:value-type="float" office:value="0.756107134689223">
                <text:p>0.756107134689223</text:p>
              </table:table-cell>
              <table:table-cell office:value-type="float" office:value="10.4361071346892">
                <text:p>10.4361071346892</text:p>
              </table:table-cell>
              <table:table-cell office:value-type="float" office:value="1.5">
                <text:p>1.5</text:p>
              </table:table-cell>
              <table:table-cell office:value-type="float" office:value="10.9">
                <text:p>10.9</text:p>
              </table:table-cell>
              <table:table-cell office:value-type="float" office:value="-2.7348363">
                <text:p>-2.7348363</text:p>
              </table:table-cell>
              <table:table-cell office:value-type="float" office:value="16.63224">
                <text:p>16.63224</text:p>
              </table:table-cell>
            </table:table-row>
            <table:table-row>
              <table:table-cell office:value-type="string">
                <text:p>35</text:p>
              </table:table-cell>
              <table:table-cell office:value-type="float" office:value="1.89234558741122">
                <text:p>1.89234558741122</text:p>
              </table:table-cell>
              <table:table-cell office:value-type="float" office:value="11.5723455874112">
                <text:p>11.5723455874112</text:p>
              </table:table-cell>
              <table:table-cell office:value-type="float" office:value="2.5">
                <text:p>2.5</text:p>
              </table:table-cell>
              <table:table-cell office:value-type="float" office:value="12.5">
                <text:p>12.5</text:p>
              </table:table-cell>
              <table:table-cell office:value-type="float" office:value="-1.994472">
                <text:p>-1.994472</text:p>
              </table:table-cell>
              <table:table-cell office:value-type="float" office:value="17.31736">
                <text:p>17.31736</text:p>
              </table:table-cell>
            </table:table-row>
            <table:table-row>
              <table:table-cell office:value-type="string">
                <text:p>36</text:p>
              </table:table-cell>
              <table:table-cell office:value-type="float" office:value="3.00660062410398">
                <text:p>3.00660062410398</text:p>
              </table:table-cell>
              <table:table-cell office:value-type="float" office:value="12.686600624104">
                <text:p>12.686600624104</text:p>
              </table:table-cell>
              <table:table-cell office:value-type="float" office:value="3.3">
                <text:p>3.3</text:p>
              </table:table-cell>
              <table:table-cell office:value-type="float" office:value="14.8">
                <text:p>14.8</text:p>
              </table:table-cell>
              <table:table-cell office:value-type="float" office:value="-1.2134322">
                <text:p>-1.2134322</text:p>
              </table:table-cell>
              <table:table-cell office:value-type="float" office:value="18.356749">
                <text:p>18.356749</text:p>
              </table:table-cell>
            </table:table-row>
            <table:table-row>
              <table:table-cell office:value-type="string">
                <text:p>37</text:p>
              </table:table-cell>
              <table:table-cell office:value-type="float" office:value="4.09290696179413">
                <text:p>4.09290696179413</text:p>
              </table:table-cell>
              <table:table-cell office:value-type="float" office:value="13.7729069617941">
                <text:p>13.7729069617941</text:p>
              </table:table-cell>
              <table:table-cell office:value-type="float" office:value="5.5">
                <text:p>5.5</text:p>
              </table:table-cell>
              <table:table-cell office:value-type="float" office:value="14.4">
                <text:p>14.4</text:p>
              </table:table-cell>
              <table:table-cell office:value-type="float" office:value="0.9698309">
                <text:p>0.9698309</text:p>
              </table:table-cell>
              <table:table-cell office:value-type="float" office:value="18.469675">
                <text:p>18.469675</text:p>
              </table:table-cell>
            </table:table-row>
            <table:table-row>
              <table:table-cell office:value-type="string">
                <text:p>38</text:p>
              </table:table-cell>
              <table:table-cell office:value-type="float" office:value="5.1455360872845">
                <text:p>5.1455360872845</text:p>
              </table:table-cell>
              <table:table-cell office:value-type="float" office:value="14.8255360872845">
                <text:p>14.8255360872845</text:p>
              </table:table-cell>
              <table:table-cell office:value-type="float" office:value="4.8">
                <text:p>4.8</text:p>
              </table:table-cell>
              <table:table-cell office:value-type="float" office:value="16.6">
                <text:p>16.6</text:p>
              </table:table-cell>
              <table:table-cell office:value-type="float" office:value="1.8276335">
                <text:p>1.8276335</text:p>
              </table:table-cell>
              <table:table-cell office:value-type="float" office:value="19.591866">
                <text:p>19.591866</text:p>
              </table:table-cell>
            </table:table-row>
            <table:table-row>
              <table:table-cell office:value-type="string">
                <text:p>39</text:p>
              </table:table-cell>
              <table:table-cell office:value-type="float" office:value="6.15904887266008">
                <text:p>6.15904887266008</text:p>
              </table:table-cell>
              <table:table-cell office:value-type="float" office:value="15.8390488726601">
                <text:p>15.8390488726601</text:p>
              </table:table-cell>
              <table:table-cell office:value-type="float" office:value="7.8">
                <text:p>7.8</text:p>
              </table:table-cell>
              <table:table-cell office:value-type="float" office:value="17">
                <text:p>17</text:p>
              </table:table-cell>
              <table:table-cell office:value-type="float" office:value="1.5871426">
                <text:p>1.5871426</text:p>
              </table:table-cell>
              <table:table-cell office:value-type="float" office:value="20.672285">
                <text:p>20.672285</text:p>
              </table:table-cell>
            </table:table-row>
            <table:table-row>
              <table:table-cell office:value-type="string">
                <text:p>40</text:p>
              </table:table-cell>
              <table:table-cell office:value-type="float" office:value="7.12834819079362">
                <text:p>7.12834819079362</text:p>
              </table:table-cell>
              <table:table-cell office:value-type="float" office:value="16.8083481907936">
                <text:p>16.8083481907936</text:p>
              </table:table-cell>
              <table:table-cell office:value-type="float" office:value="8">
                <text:p>8</text:p>
              </table:table-cell>
              <table:table-cell office:value-type="float" office:value="18.7">
                <text:p>18.7</text:p>
              </table:table-cell>
              <table:table-cell office:value-type="float" office:value="2.603102">
                <text:p>2.603102</text:p>
              </table:table-cell>
              <table:table-cell office:value-type="float" office:value="21.747538">
                <text:p>21.747538</text:p>
              </table:table-cell>
            </table:table-row>
            <table:table-row>
              <table:table-cell office:value-type="string">
                <text:p>41</text:p>
              </table:table-cell>
              <table:table-cell office:value-type="float" office:value="8.04873153085162">
                <text:p>8.04873153085162</text:p>
              </table:table-cell>
              <table:table-cell office:value-type="float" office:value="17.7287315308516">
                <text:p>17.7287315308516</text:p>
              </table:table-cell>
              <table:table-cell office:value-type="float" office:value="9.2">
                <text:p>9.2</text:p>
              </table:table-cell>
              <table:table-cell office:value-type="float" office:value="18.9">
                <text:p>18.9</text:p>
              </table:table-cell>
              <table:table-cell office:value-type="float" office:value="3.8399863">
                <text:p>3.8399863</text:p>
              </table:table-cell>
              <table:table-cell office:value-type="float" office:value="21.446548">
                <text:p>21.446548</text:p>
              </table:table-cell>
            </table:table-row>
            <table:table-row>
              <table:table-cell office:value-type="string">
                <text:p>42</text:p>
              </table:table-cell>
              <table:table-cell office:value-type="float" office:value="8.91594361380021">
                <text:p>8.91594361380021</text:p>
              </table:table-cell>
              <table:table-cell office:value-type="float" office:value="18.5959436138002">
                <text:p>18.5959436138002</text:p>
              </table:table-cell>
              <table:table-cell office:value-type="float" office:value="10.8">
                <text:p>10.8</text:p>
              </table:table-cell>
              <table:table-cell office:value-type="float" office:value="19">
                <text:p>19</text:p>
              </table:table-cell>
              <table:table-cell office:value-type="float" office:value="4.9612575">
                <text:p>4.9612575</text:p>
              </table:table-cell>
              <table:table-cell office:value-type="float" office:value="24.339083">
                <text:p>24.339083</text:p>
              </table:table-cell>
            </table:table-row>
            <table:table-row>
              <table:table-cell office:value-type="string">
                <text:p>43</text:p>
              </table:table-cell>
              <table:table-cell office:value-type="float" office:value="9.72622900791079">
                <text:p>9.72622900791079</text:p>
              </table:table-cell>
              <table:table-cell office:value-type="float" office:value="19.4062290079108">
                <text:p>19.4062290079108</text:p>
              </table:table-cell>
              <table:table-cell office:value-type="float" office:value="10.7">
                <text:p>10.7</text:p>
              </table:table-cell>
              <table:table-cell office:value-type="float" office:value="21.2">
                <text:p>21.2</text:p>
              </table:table-cell>
              <table:table-cell office:value-type="float" office:value="5.439605">
                <text:p>5.439605</text:p>
              </table:table-cell>
              <table:table-cell office:value-type="float" office:value="24.346977">
                <text:p>24.346977</text:p>
              </table:table-cell>
            </table:table-row>
            <table:table-row>
              <table:table-cell office:value-type="string">
                <text:p>44</text:p>
              </table:table-cell>
              <table:table-cell office:value-type="float" office:value="10.476384744266">
                <text:p>10.476384744266</text:p>
              </table:table-cell>
              <table:table-cell office:value-type="float" office:value="20.156384744266">
                <text:p>20.156384744266</text:p>
              </table:table-cell>
              <table:table-cell office:value-type="float" office:value="12.3">
                <text:p>12.3</text:p>
              </table:table-cell>
              <table:table-cell office:value-type="float" office:value="21">
                <text:p>21</text:p>
              </table:table-cell>
              <table:table-cell office:value-type="float" office:value="7.39965">
                <text:p>7.39965</text:p>
              </table:table-cell>
              <table:table-cell office:value-type="float" office:value="25.951073">
                <text:p>25.951073</text:p>
              </table:table-cell>
            </table:table-row>
            <table:table-row>
              <table:table-cell office:value-type="string">
                <text:p>45</text:p>
              </table:table-cell>
              <table:table-cell office:value-type="float" office:value="11.1638129322656">
                <text:p>11.1638129322656</text:p>
              </table:table-cell>
              <table:table-cell office:value-type="float" office:value="20.8438129322656">
                <text:p>20.8438129322656</text:p>
              </table:table-cell>
              <table:table-cell office:value-type="float" office:value="13.3">
                <text:p>13.3</text:p>
              </table:table-cell>
              <table:table-cell office:value-type="float" office:value="22.3">
                <text:p>22.3</text:p>
              </table:table-cell>
              <table:table-cell office:value-type="float" office:value="7.924348">
                <text:p>7.924348</text:p>
              </table:table-cell>
              <table:table-cell office:value-type="float" office:value="26.220196">
                <text:p>26.220196</text:p>
              </table:table-cell>
            </table:table-row>
            <table:table-row>
              <table:table-cell office:value-type="string">
                <text:p>46</text:p>
              </table:table-cell>
              <table:table-cell office:value-type="float" office:value="11.7865733751321">
                <text:p>11.7865733751321</text:p>
              </table:table-cell>
              <table:table-cell office:value-type="float" office:value="21.4665733751321">
                <text:p>21.4665733751321</text:p>
              </table:table-cell>
              <table:table-cell office:value-type="float" office:value="14.3">
                <text:p>14.3</text:p>
              </table:table-cell>
              <table:table-cell office:value-type="float" office:value="22.7">
                <text:p>22.7</text:p>
              </table:table-cell>
              <table:table-cell office:value-type="float" office:value="9.729364">
                <text:p>9.729364</text:p>
              </table:table-cell>
              <table:table-cell office:value-type="float" office:value="27.229103">
                <text:p>27.229103</text:p>
              </table:table-cell>
            </table:table-row>
            <table:table-row>
              <table:table-cell office:value-type="string">
                <text:p>47</text:p>
              </table:table-cell>
              <table:table-cell office:value-type="float" office:value="12.3434361854167">
                <text:p>12.3434361854167</text:p>
              </table:table-cell>
              <table:table-cell office:value-type="float" office:value="22.0234361854167">
                <text:p>22.0234361854167</text:p>
              </table:table-cell>
              <table:table-cell office:value-type="float" office:value="12.8">
                <text:p>12.8</text:p>
              </table:table-cell>
              <table:table-cell office:value-type="float" office:value="22.5">
                <text:p>22.5</text:p>
              </table:table-cell>
              <table:table-cell office:value-type="float" office:value="8.513084">
                <text:p>8.513084</text:p>
              </table:table-cell>
              <table:table-cell office:value-type="float" office:value="26.788668">
                <text:p>26.788668</text:p>
              </table:table-cell>
            </table:table-row>
            <table:table-row>
              <table:table-cell office:value-type="string">
                <text:p>48</text:p>
              </table:table-cell>
              <table:table-cell office:value-type="float" office:value="12.8339344005052">
                <text:p>12.8339344005052</text:p>
              </table:table-cell>
              <table:table-cell office:value-type="float" office:value="22.5139344005052">
                <text:p>22.5139344005052</text:p>
              </table:table-cell>
              <table:table-cell office:value-type="float" office:value="14.6">
                <text:p>14.6</text:p>
              </table:table-cell>
              <table:table-cell office:value-type="float" office:value="24">
                <text:p>24</text:p>
              </table:table-cell>
              <table:table-cell office:value-type="float" office:value="9.554385">
                <text:p>9.554385</text:p>
              </table:table-cell>
              <table:table-cell office:value-type="float" office:value="28.5187">
                <text:p>28.5187</text:p>
              </table:table-cell>
            </table:table-row>
            <table:table-row>
              <table:table-cell office:value-type="string">
                <text:p>49</text:p>
              </table:table-cell>
              <table:table-cell office:value-type="float" office:value="13.2584165981238">
                <text:p>13.2584165981238</text:p>
              </table:table-cell>
              <table:table-cell office:value-type="float" office:value="22.9384165981238">
                <text:p>22.9384165981238</text:p>
              </table:table-cell>
              <table:table-cell office:value-type="float" office:value="15.8">
                <text:p>15.8</text:p>
              </table:table-cell>
              <table:table-cell office:value-type="float" office:value="23.3">
                <text:p>23.3</text:p>
              </table:table-cell>
              <table:table-cell office:value-type="float" office:value="11.088838">
                <text:p>11.088838</text:p>
              </table:table-cell>
              <table:table-cell office:value-type="float" office:value="29.133307">
                <text:p>29.133307</text:p>
              </table:table-cell>
            </table:table-row>
            <table:table-row>
              <table:table-cell office:value-type="string">
                <text:p>50</text:p>
              </table:table-cell>
              <table:table-cell office:value-type="float" office:value="13.6180995118447">
                <text:p>13.6180995118447</text:p>
              </table:table-cell>
              <table:table-cell office:value-type="float" office:value="23.2980995118447">
                <text:p>23.2980995118447</text:p>
              </table:table-cell>
              <table:table-cell office:value-type="float" office:value="15.8">
                <text:p>15.8</text:p>
              </table:table-cell>
              <table:table-cell office:value-type="float" office:value="24.5">
                <text:p>24.5</text:p>
              </table:table-cell>
              <table:table-cell office:value-type="float" office:value="11.254471">
                <text:p>11.254471</text:p>
              </table:table-cell>
              <table:table-cell office:value-type="float" office:value="28.710564">
                <text:p>28.710564</text:p>
              </table:table-cell>
            </table:table-row>
            <table:table-row>
              <table:table-cell office:value-type="string">
                <text:p>51</text:p>
              </table:table-cell>
              <table:table-cell office:value-type="float" office:value="13.9151206465923">
                <text:p>13.9151206465923</text:p>
              </table:table-cell>
              <table:table-cell office:value-type="float" office:value="23.5951206465923">
                <text:p>23.5951206465923</text:p>
              </table:table-cell>
              <table:table-cell office:value-type="float" office:value="15.1">
                <text:p>15.1</text:p>
              </table:table-cell>
              <table:table-cell office:value-type="float" office:value="25.5">
                <text:p>25.5</text:p>
              </table:table-cell>
              <table:table-cell office:value-type="float" office:value="11.311537">
                <text:p>11.311537</text:p>
              </table:table-cell>
              <table:table-cell office:value-type="float" office:value="29.526579">
                <text:p>29.526579</text:p>
              </table:table-cell>
            </table:table-row>
            <table:table-row>
              <table:table-cell office:value-type="string">
                <text:p>52</text:p>
              </table:table-cell>
              <table:table-cell office:value-type="float" office:value="14.1525908941485">
                <text:p>14.1525908941485</text:p>
              </table:table-cell>
              <table:table-cell office:value-type="float" office:value="23.8325908941485">
                <text:p>23.8325908941485</text:p>
              </table:table-cell>
              <table:table-cell office:value-type="float" office:value="15.8">
                <text:p>15.8</text:p>
              </table:table-cell>
              <table:table-cell office:value-type="float" office:value="25">
                <text:p>25</text:p>
              </table:table-cell>
              <table:table-cell office:value-type="float" office:value="11.7383995">
                <text:p>11.7383995</text:p>
              </table:table-cell>
              <table:table-cell office:value-type="float" office:value="29.752785">
                <text:p>29.752785</text:p>
              </table:table-cell>
            </table:table-row>
            <table:table-row>
              <table:table-cell office:value-type="string">
                <text:p>53</text:p>
              </table:table-cell>
              <table:table-cell office:value-type="float" office:value="14.3346471486595">
                <text:p>14.3346471486595</text:p>
              </table:table-cell>
              <table:table-cell office:value-type="float" office:value="24.0146471486595">
                <text:p>24.0146471486595</text:p>
              </table:table-cell>
              <table:table-cell office:value-type="float" office:value="16.2">
                <text:p>16.2</text:p>
              </table:table-cell>
              <table:table-cell office:value-type="float" office:value="24.4">
                <text:p>24.4</text:p>
              </table:table-cell>
              <table:table-cell office:value-type="float" office:value="11.930826">
                <text:p>11.930826</text:p>
              </table:table-cell>
              <table:table-cell office:value-type="float" office:value="28.80908">
                <text:p>28.80908</text:p>
              </table:table-cell>
            </table:table-row>
            <table:table-row>
              <table:table-cell office:value-type="string">
                <text:p>54</text:p>
              </table:table-cell>
              <table:table-cell office:value-type="float" office:value="14.4665049221402">
                <text:p>14.4665049221402</text:p>
              </table:table-cell>
              <table:table-cell office:value-type="float" office:value="24.1465049221402">
                <text:p>24.1465049221402</text:p>
              </table:table-cell>
              <table:table-cell office:value-type="float" office:value="16.6">
                <text:p>16.6</text:p>
              </table:table-cell>
              <table:table-cell office:value-type="float" office:value="24.9">
                <text:p>24.9</text:p>
              </table:table-cell>
              <table:table-cell office:value-type="float" office:value="10.618076">
                <text:p>10.618076</text:p>
              </table:table-cell>
              <table:table-cell office:value-type="float" office:value="29.152699">
                <text:p>29.152699</text:p>
              </table:table-cell>
            </table:table-row>
            <table:table-row>
              <table:table-cell office:value-type="string">
                <text:p>55</text:p>
              </table:table-cell>
              <table:table-cell office:value-type="float" office:value="14.5545109599816">
                <text:p>14.5545109599816</text:p>
              </table:table-cell>
              <table:table-cell office:value-type="float" office:value="24.2345109599816">
                <text:p>24.2345109599816</text:p>
              </table:table-cell>
              <table:table-cell office:value-type="float" office:value="15.1">
                <text:p>15.1</text:p>
              </table:table-cell>
              <table:table-cell office:value-type="float" office:value="24.9">
                <text:p>24.9</text:p>
              </table:table-cell>
              <table:table-cell office:value-type="float" office:value="11.354278">
                <text:p>11.354278</text:p>
              </table:table-cell>
              <table:table-cell office:value-type="float" office:value="29.551317">
                <text:p>29.551317</text:p>
              </table:table-cell>
            </table:table-row>
            <table:table-row>
              <table:table-cell office:value-type="string">
                <text:p>56</text:p>
              </table:table-cell>
              <table:table-cell office:value-type="float" office:value="14.6061958564553">
                <text:p>14.6061958564553</text:p>
              </table:table-cell>
              <table:table-cell office:value-type="float" office:value="24.2861958564553">
                <text:p>24.2861958564553</text:p>
              </table:table-cell>
              <table:table-cell office:value-type="float" office:value="16.5">
                <text:p>16.5</text:p>
              </table:table-cell>
              <table:table-cell office:value-type="float" office:value="25.7">
                <text:p>25.7</text:p>
              </table:table-cell>
              <table:table-cell office:value-type="float" office:value="12.346846">
                <text:p>12.346846</text:p>
              </table:table-cell>
              <table:table-cell office:value-type="float" office:value="30.175877">
                <text:p>30.175877</text:p>
              </table:table-cell>
            </table:table-row>
            <table:table-row>
              <table:table-cell office:value-type="string">
                <text:p>57</text:p>
              </table:table-cell>
              <table:table-cell office:value-type="float" office:value="14.63032667022">
                <text:p>14.63032667022</text:p>
              </table:table-cell>
              <table:table-cell office:value-type="float" office:value="24.31032667022">
                <text:p>24.31032667022</text:p>
              </table:table-cell>
              <table:table-cell office:value-type="float" office:value="16.6">
                <text:p>16.6</text:p>
              </table:table-cell>
              <table:table-cell office:value-type="float" office:value="26.7">
                <text:p>26.7</text:p>
              </table:table-cell>
              <table:table-cell office:value-type="float" office:value="11.126062">
                <text:p>11.126062</text:p>
              </table:table-cell>
              <table:table-cell office:value-type="float" office:value="30.423996">
                <text:p>30.423996</text:p>
              </table:table-cell>
            </table:table-row>
            <table:table-row>
              <table:table-cell office:value-type="string">
                <text:p>58</text:p>
              </table:table-cell>
              <table:table-cell office:value-type="float" office:value="14.6369595398276">
                <text:p>14.6369595398276</text:p>
              </table:table-cell>
              <table:table-cell office:value-type="float" office:value="24.3169595398276">
                <text:p>24.3169595398276</text:p>
              </table:table-cell>
              <table:table-cell office:value-type="float" office:value="16.5">
                <text:p>16.5</text:p>
              </table:table-cell>
              <table:table-cell office:value-type="float" office:value="24.7">
                <text:p>24.7</text:p>
              </table:table-cell>
              <table:table-cell office:value-type="float" office:value="12.764766">
                <text:p>12.764766</text:p>
              </table:table-cell>
              <table:table-cell office:value-type="float" office:value="29.917013">
                <text:p>29.917013</text:p>
              </table:table-cell>
            </table:table-row>
            <table:table-row>
              <table:table-cell office:value-type="string">
                <text:p>59</text:p>
              </table:table-cell>
              <table:table-cell office:value-type="float" office:value="14.6369595398276">
                <text:p>14.6369595398276</text:p>
              </table:table-cell>
              <table:table-cell office:value-type="float" office:value="24.3169595398276">
                <text:p>24.3169595398276</text:p>
              </table:table-cell>
              <table:table-cell office:value-type="float" office:value="16.4">
                <text:p>16.4</text:p>
              </table:table-cell>
              <table:table-cell office:value-type="float" office:value="25.5">
                <text:p>25.5</text:p>
              </table:table-cell>
              <table:table-cell office:value-type="float" office:value="12.644206">
                <text:p>12.644206</text:p>
              </table:table-cell>
              <table:table-cell office:value-type="float" office:value="29.497166">
                <text:p>29.497166</text:p>
              </table:table-cell>
            </table:table-row>
            <table:table-row>
              <table:table-cell office:value-type="string">
                <text:p>60</text:p>
              </table:table-cell>
              <table:table-cell office:value-type="float" office:value="14.6303266702201">
                <text:p>14.6303266702201</text:p>
              </table:table-cell>
              <table:table-cell office:value-type="float" office:value="24.3103266702201">
                <text:p>24.3103266702201</text:p>
              </table:table-cell>
              <table:table-cell office:value-type="float" office:value="16.4">
                <text:p>16.4</text:p>
              </table:table-cell>
              <table:table-cell office:value-type="float" office:value="25.4">
                <text:p>25.4</text:p>
              </table:table-cell>
              <table:table-cell office:value-type="float" office:value="12.507374">
                <text:p>12.507374</text:p>
              </table:table-cell>
              <table:table-cell office:value-type="float" office:value="30.63335">
                <text:p>30.63335</text:p>
              </table:table-cell>
            </table:table-row>
            <table:table-row>
              <table:table-cell office:value-type="string">
                <text:p>61</text:p>
              </table:table-cell>
              <table:table-cell office:value-type="float" office:value="14.6061958564552">
                <text:p>14.6061958564552</text:p>
              </table:table-cell>
              <table:table-cell office:value-type="float" office:value="24.2861958564552">
                <text:p>24.2861958564552</text:p>
              </table:table-cell>
              <table:table-cell office:value-type="float" office:value="15.7">
                <text:p>15.7</text:p>
              </table:table-cell>
              <table:table-cell office:value-type="float" office:value="24.9">
                <text:p>24.9</text:p>
              </table:table-cell>
              <table:table-cell office:value-type="float" office:value="11.21963">
                <text:p>11.21963</text:p>
              </table:table-cell>
              <table:table-cell office:value-type="float" office:value="29.816645">
                <text:p>29.816645</text:p>
              </table:table-cell>
            </table:table-row>
            <table:table-row>
              <table:table-cell office:value-type="string">
                <text:p>62</text:p>
              </table:table-cell>
              <table:table-cell office:value-type="float" office:value="14.5545109599815">
                <text:p>14.5545109599815</text:p>
              </table:table-cell>
              <table:table-cell office:value-type="float" office:value="24.2345109599815">
                <text:p>24.2345109599815</text:p>
              </table:table-cell>
              <table:table-cell office:value-type="float" office:value="17.1">
                <text:p>17.1</text:p>
              </table:table-cell>
              <table:table-cell office:value-type="float" office:value="25">
                <text:p>25</text:p>
              </table:table-cell>
              <table:table-cell office:value-type="float" office:value="12.017705">
                <text:p>12.017705</text:p>
              </table:table-cell>
              <table:table-cell office:value-type="float" office:value="30.772173">
                <text:p>30.772173</text:p>
              </table:table-cell>
            </table:table-row>
            <table:table-row>
              <table:table-cell office:value-type="string">
                <text:p>63</text:p>
              </table:table-cell>
              <table:table-cell office:value-type="float" office:value="14.4665049221402">
                <text:p>14.4665049221402</text:p>
              </table:table-cell>
              <table:table-cell office:value-type="float" office:value="24.1465049221402">
                <text:p>24.1465049221402</text:p>
              </table:table-cell>
              <table:table-cell office:value-type="float" office:value="16.3">
                <text:p>16.3</text:p>
              </table:table-cell>
              <table:table-cell office:value-type="float" office:value="26.6">
                <text:p>26.6</text:p>
              </table:table-cell>
              <table:table-cell office:value-type="float" office:value="12.326233">
                <text:p>12.326233</text:p>
              </table:table-cell>
              <table:table-cell office:value-type="float" office:value="30.943712">
                <text:p>30.943712</text:p>
              </table:table-cell>
            </table:table-row>
            <table:table-row>
              <table:table-cell office:value-type="string">
                <text:p>64</text:p>
              </table:table-cell>
              <table:table-cell office:value-type="float" office:value="14.3346471486595">
                <text:p>14.3346471486595</text:p>
              </table:table-cell>
              <table:table-cell office:value-type="float" office:value="24.0146471486595">
                <text:p>24.0146471486595</text:p>
              </table:table-cell>
              <table:table-cell office:value-type="float" office:value="15.9">
                <text:p>15.9</text:p>
              </table:table-cell>
              <table:table-cell office:value-type="float" office:value="23.9">
                <text:p>23.9</text:p>
              </table:table-cell>
              <table:table-cell office:value-type="float" office:value="12.728101">
                <text:p>12.728101</text:p>
              </table:table-cell>
              <table:table-cell office:value-type="float" office:value="29.06123">
                <text:p>29.06123</text:p>
              </table:table-cell>
            </table:table-row>
            <table:table-row>
              <table:table-cell office:value-type="string">
                <text:p>65</text:p>
              </table:table-cell>
              <table:table-cell office:value-type="float" office:value="14.1525908941485">
                <text:p>14.1525908941485</text:p>
              </table:table-cell>
              <table:table-cell office:value-type="float" office:value="23.8325908941485">
                <text:p>23.8325908941485</text:p>
              </table:table-cell>
              <table:table-cell office:value-type="float" office:value="16">
                <text:p>16</text:p>
              </table:table-cell>
              <table:table-cell office:value-type="float" office:value="25">
                <text:p>25</text:p>
              </table:table-cell>
              <table:table-cell office:value-type="float" office:value="12.486077">
                <text:p>12.486077</text:p>
              </table:table-cell>
              <table:table-cell office:value-type="float" office:value="28.634096">
                <text:p>28.634096</text:p>
              </table:table-cell>
            </table:table-row>
            <table:table-row>
              <table:table-cell office:value-type="string">
                <text:p>66</text:p>
              </table:table-cell>
              <table:table-cell office:value-type="float" office:value="13.9151206465923">
                <text:p>13.9151206465923</text:p>
              </table:table-cell>
              <table:table-cell office:value-type="float" office:value="23.5951206465923">
                <text:p>23.5951206465923</text:p>
              </table:table-cell>
              <table:table-cell office:value-type="float" office:value="15.3">
                <text:p>15.3</text:p>
              </table:table-cell>
              <table:table-cell office:value-type="float" office:value="23.8">
                <text:p>23.8</text:p>
              </table:table-cell>
              <table:table-cell office:value-type="float" office:value="12.336352">
                <text:p>12.336352</text:p>
              </table:table-cell>
              <table:table-cell office:value-type="float" office:value="30.362698">
                <text:p>30.362698</text:p>
              </table:table-cell>
            </table:table-row>
            <table:table-row>
              <table:table-cell office:value-type="string">
                <text:p>67</text:p>
              </table:table-cell>
              <table:table-cell office:value-type="float" office:value="13.6180995118447">
                <text:p>13.6180995118447</text:p>
              </table:table-cell>
              <table:table-cell office:value-type="float" office:value="23.2980995118447">
                <text:p>23.2980995118447</text:p>
              </table:table-cell>
              <table:table-cell office:value-type="float" office:value="15.9">
                <text:p>15.9</text:p>
              </table:table-cell>
              <table:table-cell office:value-type="float" office:value="24.9">
                <text:p>24.9</text:p>
              </table:table-cell>
              <table:table-cell office:value-type="float" office:value="11.596981">
                <text:p>11.596981</text:p>
              </table:table-cell>
              <table:table-cell office:value-type="float" office:value="27.927063">
                <text:p>27.927063</text:p>
              </table:table-cell>
            </table:table-row>
            <table:table-row>
              <table:table-cell office:value-type="string">
                <text:p>68</text:p>
              </table:table-cell>
              <table:table-cell office:value-type="float" office:value="13.2584165981238">
                <text:p>13.2584165981238</text:p>
              </table:table-cell>
              <table:table-cell office:value-type="float" office:value="22.9384165981238">
                <text:p>22.9384165981238</text:p>
              </table:table-cell>
              <table:table-cell office:value-type="float" office:value="15.4">
                <text:p>15.4</text:p>
              </table:table-cell>
              <table:table-cell office:value-type="float" office:value="25.1">
                <text:p>25.1</text:p>
              </table:table-cell>
              <table:table-cell office:value-type="float" office:value="10.490978">
                <text:p>10.490978</text:p>
              </table:table-cell>
              <table:table-cell office:value-type="float" office:value="28.238443">
                <text:p>28.238443</text:p>
              </table:table-cell>
            </table:table-row>
            <table:table-row>
              <table:table-cell office:value-type="string">
                <text:p>69</text:p>
              </table:table-cell>
              <table:table-cell office:value-type="float" office:value="12.8339344005053">
                <text:p>12.8339344005053</text:p>
              </table:table-cell>
              <table:table-cell office:value-type="float" office:value="22.5139344005053">
                <text:p>22.5139344005053</text:p>
              </table:table-cell>
              <table:table-cell office:value-type="float" office:value="16.2">
                <text:p>16.2</text:p>
              </table:table-cell>
              <table:table-cell office:value-type="float" office:value="23.3">
                <text:p>23.3</text:p>
              </table:table-cell>
              <table:table-cell office:value-type="float" office:value="9.652688">
                <text:p>9.652688</text:p>
              </table:table-cell>
              <table:table-cell office:value-type="float" office:value="28.514826">
                <text:p>28.514826</text:p>
              </table:table-cell>
            </table:table-row>
            <table:table-row>
              <table:table-cell office:value-type="string">
                <text:p>70</text:p>
              </table:table-cell>
              <table:table-cell office:value-type="float" office:value="12.3434361854167">
                <text:p>12.3434361854167</text:p>
              </table:table-cell>
              <table:table-cell office:value-type="float" office:value="22.0234361854167">
                <text:p>22.0234361854167</text:p>
              </table:table-cell>
              <table:table-cell office:value-type="float" office:value="14.8">
                <text:p>14.8</text:p>
              </table:table-cell>
              <table:table-cell office:value-type="float" office:value="24.2">
                <text:p>24.2</text:p>
              </table:table-cell>
              <table:table-cell office:value-type="float" office:value="10.634894">
                <text:p>10.634894</text:p>
              </table:table-cell>
              <table:table-cell office:value-type="float" office:value="28.122015">
                <text:p>28.122015</text:p>
              </table:table-cell>
            </table:table-row>
            <table:table-row>
              <table:table-cell office:value-type="string">
                <text:p>71</text:p>
              </table:table-cell>
              <table:table-cell office:value-type="float" office:value="11.7865733751321">
                <text:p>11.7865733751321</text:p>
              </table:table-cell>
              <table:table-cell office:value-type="float" office:value="21.4665733751321">
                <text:p>21.4665733751321</text:p>
              </table:table-cell>
              <table:table-cell office:value-type="float" office:value="14.9">
                <text:p>14.9</text:p>
              </table:table-cell>
              <table:table-cell office:value-type="float" office:value="22.3">
                <text:p>22.3</text:p>
              </table:table-cell>
              <table:table-cell office:value-type="float" office:value="9.52021">
                <text:p>9.52021</text:p>
              </table:table-cell>
              <table:table-cell office:value-type="float" office:value="27.906343">
                <text:p>27.906343</text:p>
              </table:table-cell>
            </table:table-row>
            <table:table-row>
              <table:table-cell office:value-type="string">
                <text:p>72</text:p>
              </table:table-cell>
              <table:table-cell office:value-type="float" office:value="11.1638129322656">
                <text:p>11.1638129322656</text:p>
              </table:table-cell>
              <table:table-cell office:value-type="float" office:value="20.8438129322656">
                <text:p>20.8438129322656</text:p>
              </table:table-cell>
              <table:table-cell office:value-type="float" office:value="13.1">
                <text:p>13.1</text:p>
              </table:table-cell>
              <table:table-cell office:value-type="float" office:value="22.3">
                <text:p>22.3</text:p>
              </table:table-cell>
              <table:table-cell office:value-type="float" office:value="10.4936075">
                <text:p>10.4936075</text:p>
              </table:table-cell>
              <table:table-cell office:value-type="float" office:value="27.552021">
                <text:p>27.552021</text:p>
              </table:table-cell>
            </table:table-row>
            <table:table-row>
              <table:table-cell office:value-type="string">
                <text:p>73</text:p>
              </table:table-cell>
              <table:table-cell office:value-type="float" office:value="10.476384744266">
                <text:p>10.476384744266</text:p>
              </table:table-cell>
              <table:table-cell office:value-type="float" office:value="20.156384744266">
                <text:p>20.156384744266</text:p>
              </table:table-cell>
              <table:table-cell office:value-type="float" office:value="13.3">
                <text:p>13.3</text:p>
              </table:table-cell>
              <table:table-cell office:value-type="float" office:value="21.3">
                <text:p>21.3</text:p>
              </table:table-cell>
              <table:table-cell office:value-type="float" office:value="9.436118">
                <text:p>9.436118</text:p>
              </table:table-cell>
              <table:table-cell office:value-type="float" office:value="26.531216">
                <text:p>26.531216</text:p>
              </table:table-cell>
            </table:table-row>
            <table:table-row>
              <table:table-cell office:value-type="string">
                <text:p>74</text:p>
              </table:table-cell>
              <table:table-cell office:value-type="float" office:value="9.72622900791076">
                <text:p>9.72622900791076</text:p>
              </table:table-cell>
              <table:table-cell office:value-type="float" office:value="19.4062290079108">
                <text:p>19.4062290079108</text:p>
              </table:table-cell>
              <table:table-cell office:value-type="float" office:value="12">
                <text:p>12</text:p>
              </table:table-cell>
              <table:table-cell office:value-type="float" office:value="20.9">
                <text:p>20.9</text:p>
              </table:table-cell>
              <table:table-cell office:value-type="float" office:value="7.722513">
                <text:p>7.722513</text:p>
              </table:table-cell>
              <table:table-cell office:value-type="float" office:value="27.014025">
                <text:p>27.014025</text:p>
              </table:table-cell>
            </table:table-row>
            <table:table-row>
              <table:table-cell office:value-type="string">
                <text:p>75</text:p>
              </table:table-cell>
              <table:table-cell office:value-type="float" office:value="8.91594361380021">
                <text:p>8.91594361380021</text:p>
              </table:table-cell>
              <table:table-cell office:value-type="float" office:value="18.5959436138002">
                <text:p>18.5959436138002</text:p>
              </table:table-cell>
              <table:table-cell office:value-type="float" office:value="11.3">
                <text:p>11.3</text:p>
              </table:table-cell>
              <table:table-cell office:value-type="float" office:value="20.2">
                <text:p>20.2</text:p>
              </table:table-cell>
              <table:table-cell office:value-type="float" office:value="8.4100685">
                <text:p>8.4100685</text:p>
              </table:table-cell>
              <table:table-cell office:value-type="float" office:value="24.001503">
                <text:p>24.001503</text:p>
              </table:table-cell>
            </table:table-row>
            <table:table-row>
              <table:table-cell office:value-type="string">
                <text:p>76</text:p>
              </table:table-cell>
              <table:table-cell office:value-type="float" office:value="8.04873153085162">
                <text:p>8.04873153085162</text:p>
              </table:table-cell>
              <table:table-cell office:value-type="float" office:value="17.7287315308516">
                <text:p>17.7287315308516</text:p>
              </table:table-cell>
              <table:table-cell office:value-type="float" office:value="10.5">
                <text:p>10.5</text:p>
              </table:table-cell>
              <table:table-cell office:value-type="float" office:value="19.3">
                <text:p>19.3</text:p>
              </table:table-cell>
              <table:table-cell office:value-type="float" office:value="5.827394">
                <text:p>5.827394</text:p>
              </table:table-cell>
              <table:table-cell office:value-type="float" office:value="24.38113">
                <text:p>24.38113</text:p>
              </table:table-cell>
            </table:table-row>
            <table:table-row>
              <table:table-cell office:value-type="string">
                <text:p>77</text:p>
              </table:table-cell>
              <table:table-cell office:value-type="float" office:value="7.12834819079362">
                <text:p>7.12834819079362</text:p>
              </table:table-cell>
              <table:table-cell office:value-type="float" office:value="16.8083481907936">
                <text:p>16.8083481907936</text:p>
              </table:table-cell>
              <table:table-cell office:value-type="float" office:value="10">
                <text:p>10</text:p>
              </table:table-cell>
              <table:table-cell office:value-type="float" office:value="17.6">
                <text:p>17.6</text:p>
              </table:table-cell>
              <table:table-cell office:value-type="float" office:value="6.2531333">
                <text:p>6.2531333</text:p>
              </table:table-cell>
              <table:table-cell office:value-type="float" office:value="23.272532">
                <text:p>23.272532</text:p>
              </table:table-cell>
            </table:table-row>
            <table:table-row>
              <table:table-cell office:value-type="string">
                <text:p>78</text:p>
              </table:table-cell>
              <table:table-cell office:value-type="float" office:value="6.15904887266008">
                <text:p>6.15904887266008</text:p>
              </table:table-cell>
              <table:table-cell office:value-type="float" office:value="15.8390488726601">
                <text:p>15.8390488726601</text:p>
              </table:table-cell>
              <table:table-cell office:value-type="float" office:value="9.1">
                <text:p>9.1</text:p>
              </table:table-cell>
              <table:table-cell office:value-type="float" office:value="17.7">
                <text:p>17.7</text:p>
              </table:table-cell>
              <table:table-cell office:value-type="float" office:value="5.152953">
                <text:p>5.152953</text:p>
              </table:table-cell>
              <table:table-cell office:value-type="float" office:value="21.660526">
                <text:p>21.660526</text:p>
              </table:table-cell>
            </table:table-row>
            <table:table-row>
              <table:table-cell office:value-type="string">
                <text:p>79</text:p>
              </table:table-cell>
              <table:table-cell office:value-type="float" office:value="5.1455360872845">
                <text:p>5.1455360872845</text:p>
              </table:table-cell>
              <table:table-cell office:value-type="float" office:value="14.8255360872845">
                <text:p>14.8255360872845</text:p>
              </table:table-cell>
              <table:table-cell office:value-type="float" office:value="7.6">
                <text:p>7.6</text:p>
              </table:table-cell>
              <table:table-cell office:value-type="float" office:value="16">
                <text:p>16</text:p>
              </table:table-cell>
              <table:table-cell office:value-type="float" office:value="4.661152">
                <text:p>4.661152</text:p>
              </table:table-cell>
              <table:table-cell office:value-type="float" office:value="21.624052">
                <text:p>21.624052</text:p>
              </table:table-cell>
            </table:table-row>
            <table:table-row>
              <table:table-cell office:value-type="string">
                <text:p>80</text:p>
              </table:table-cell>
              <table:table-cell office:value-type="float" office:value="4.09290696179412">
                <text:p>4.09290696179412</text:p>
              </table:table-cell>
              <table:table-cell office:value-type="float" office:value="13.7729069617941">
                <text:p>13.7729069617941</text:p>
              </table:table-cell>
              <table:table-cell office:value-type="float" office:value="7.5">
                <text:p>7.5</text:p>
              </table:table-cell>
              <table:table-cell office:value-type="float" office:value="15.2">
                <text:p>15.2</text:p>
              </table:table-cell>
              <table:table-cell office:value-type="float" office:value="2.8975081">
                <text:p>2.8975081</text:p>
              </table:table-cell>
              <table:table-cell office:value-type="float" office:value="20.947445">
                <text:p>20.947445</text:p>
              </table:table-cell>
            </table:table-row>
            <table:table-row>
              <table:table-cell office:value-type="string">
                <text:p>81</text:p>
              </table:table-cell>
              <table:table-cell office:value-type="float" office:value="3.00660062410398">
                <text:p>3.00660062410398</text:p>
              </table:table-cell>
              <table:table-cell office:value-type="float" office:value="12.686600624104">
                <text:p>12.686600624104</text:p>
              </table:table-cell>
              <table:table-cell office:value-type="float" office:value="6">
                <text:p>6</text:p>
              </table:table-cell>
              <table:table-cell office:value-type="float" office:value="14.6">
                <text:p>14.6</text:p>
              </table:table-cell>
              <table:table-cell office:value-type="float" office:value="1.9065821">
                <text:p>1.9065821</text:p>
              </table:table-cell>
              <table:table-cell office:value-type="float" office:value="19.251905">
                <text:p>19.251905</text:p>
              </table:table-cell>
            </table:table-row>
            <table:table-row>
              <table:table-cell office:value-type="string">
                <text:p>82</text:p>
              </table:table-cell>
              <table:table-cell office:value-type="float" office:value="1.89234558741122">
                <text:p>1.89234558741122</text:p>
              </table:table-cell>
              <table:table-cell office:value-type="float" office:value="11.5723455874112">
                <text:p>11.5723455874112</text:p>
              </table:table-cell>
              <table:table-cell office:value-type="float" office:value="3.7">
                <text:p>3.7</text:p>
              </table:table-cell>
              <table:table-cell office:value-type="float" office:value="13.9">
                <text:p>13.9</text:p>
              </table:table-cell>
              <table:table-cell office:value-type="float" office:value="-0.15050377">
                <text:p>-0.15050377</text:p>
              </table:table-cell>
              <table:table-cell office:value-type="float" office:value="18.666437">
                <text:p>18.666437</text:p>
              </table:table-cell>
            </table:table-row>
            <table:table-row>
              <table:table-cell office:value-type="string">
                <text:p>83</text:p>
              </table:table-cell>
              <table:table-cell office:value-type="float" office:value="0.756107134689252">
                <text:p>0.756107134689252</text:p>
              </table:table-cell>
              <table:table-cell office:value-type="float" office:value="10.4361071346893">
                <text:p>10.4361071346893</text:p>
              </table:table-cell>
              <table:table-cell office:value-type="float" office:value="4">
                <text:p>4</text:p>
              </table:table-cell>
              <table:table-cell office:value-type="float" office:value="12.6">
                <text:p>12.6</text:p>
              </table:table-cell>
              <table:table-cell office:value-type="float" office:value="-0.7425579">
                <text:p>-0.7425579</text:p>
              </table:table-cell>
              <table:table-cell office:value-type="float" office:value="17.203732">
                <text:p>17.203732</text:p>
              </table:table-cell>
            </table:table-row>
            <table:table-row>
              <table:table-cell office:value-type="string">
                <text:p>84</text:p>
              </table:table-cell>
              <table:table-cell office:value-type="float" office:value="-0.395965296818201">
                <text:p>-0.395965296818201</text:p>
              </table:table-cell>
              <table:table-cell office:value-type="float" office:value="9.2840347031818">
                <text:p>9.2840347031818</text:p>
              </table:table-cell>
              <table:table-cell office:value-type="float" office:value="2">
                <text:p>2</text:p>
              </table:table-cell>
              <table:table-cell office:value-type="float" office:value="10.6">
                <text:p>10.6</text:p>
              </table:table-cell>
              <table:table-cell office:value-type="float" office:value="-2.1232774">
                <text:p>-2.1232774</text:p>
              </table:table-cell>
              <table:table-cell office:value-type="float" office:value="16.600088">
                <text:p>16.600088</text:p>
              </table:table-cell>
            </table:table-row>
            <table:table-row>
              <table:table-cell office:value-type="string">
                <text:p>85</text:p>
              </table:table-cell>
              <table:table-cell office:value-type="float" office:value="-1.55759073110274">
                <text:p>-1.55759073110274</text:p>
              </table:table-cell>
              <table:table-cell office:value-type="float" office:value="8.12240926889726">
                <text:p>8.12240926889726</text:p>
              </table:table-cell>
              <table:table-cell office:value-type="float" office:value="0.3">
                <text:p>0.3</text:p>
              </table:table-cell>
              <table:table-cell office:value-type="float" office:value="9.4">
                <text:p>9.4</text:p>
              </table:table-cell>
              <table:table-cell office:value-type="float" office:value="-3.1668856">
                <text:p>-3.1668856</text:p>
              </table:table-cell>
              <table:table-cell office:value-type="float" office:value="13.7121725">
                <text:p>13.7121725</text:p>
              </table:table-cell>
            </table:table-row>
            <table:table-row>
              <table:table-cell office:value-type="string">
                <text:p>86</text:p>
              </table:table-cell>
              <table:table-cell office:value-type="float" office:value="-2.72240926889727">
                <text:p>-2.72240926889727</text:p>
              </table:table-cell>
              <table:table-cell office:value-type="float" office:value="6.95759073110273">
                <text:p>6.95759073110273</text:p>
              </table:table-cell>
              <table:table-cell office:value-type="float" office:value="-0.1">
                <text:p>-0.1</text:p>
              </table:table-cell>
              <table:table-cell office:value-type="float" office:value="9">
                <text:p>9</text:p>
              </table:table-cell>
              <table:table-cell office:value-type="float" office:value="-3.6621015">
                <text:p>-3.6621015</text:p>
              </table:table-cell>
              <table:table-cell office:value-type="float" office:value="13.982488">
                <text:p>13.982488</text:p>
              </table:table-cell>
            </table:table-row>
            <table:table-row>
              <table:table-cell office:value-type="string">
                <text:p>87</text:p>
              </table:table-cell>
              <table:table-cell office:value-type="float" office:value="-3.88403470318182">
                <text:p>-3.88403470318182</text:p>
              </table:table-cell>
              <table:table-cell office:value-type="float" office:value="5.79596529681818">
                <text:p>5.79596529681818</text:p>
              </table:table-cell>
              <table:table-cell office:value-type="float" office:value="-1.4">
                <text:p>-1.4</text:p>
              </table:table-cell>
              <table:table-cell office:value-type="float" office:value="8.5">
                <text:p>8.5</text:p>
              </table:table-cell>
              <table:table-cell office:value-type="float" office:value="-4.5742264">
                <text:p>-4.5742264</text:p>
              </table:table-cell>
              <table:table-cell office:value-type="float" office:value="11.734963">
                <text:p>11.734963</text:p>
              </table:table-cell>
            </table:table-row>
            <table:table-row>
              <table:table-cell office:value-type="string">
                <text:p>88</text:p>
              </table:table-cell>
              <table:table-cell office:value-type="float" office:value="-5.03610713468922">
                <text:p>-5.03610713468922</text:p>
              </table:table-cell>
              <table:table-cell office:value-type="float" office:value="4.64389286531078">
                <text:p>4.64389286531078</text:p>
              </table:table-cell>
              <table:table-cell office:value-type="float" office:value="-1.5">
                <text:p>-1.5</text:p>
              </table:table-cell>
              <table:table-cell office:value-type="float" office:value="6.3">
                <text:p>6.3</text:p>
              </table:table-cell>
              <table:table-cell office:value-type="float" office:value="-6.359037">
                <text:p>-6.359037</text:p>
              </table:table-cell>
              <table:table-cell office:value-type="float" office:value="11.628453">
                <text:p>11.628453</text:p>
              </table:table-cell>
            </table:table-row>
            <table:table-row>
              <table:table-cell office:value-type="string">
                <text:p>89</text:p>
              </table:table-cell>
              <table:table-cell office:value-type="float" office:value="-6.17234558741122">
                <text:p>-6.17234558741122</text:p>
              </table:table-cell>
              <table:table-cell office:value-type="float" office:value="3.50765441258878">
                <text:p>3.50765441258878</text:p>
              </table:table-cell>
              <table:table-cell office:value-type="float" office:value="-2.5">
                <text:p>-2.5</text:p>
              </table:table-cell>
              <table:table-cell office:value-type="float" office:value="6">
                <text:p>6</text:p>
              </table:table-cell>
              <table:table-cell office:value-type="float" office:value="-7.9711137">
                <text:p>-7.9711137</text:p>
              </table:table-cell>
              <table:table-cell office:value-type="float" office:value="9.838724">
                <text:p>9.838724</text:p>
              </table:table-cell>
            </table:table-row>
            <table:table-row>
              <table:table-cell office:value-type="string">
                <text:p>90</text:p>
              </table:table-cell>
              <table:table-cell office:value-type="float" office:value="-7.28660062410397">
                <text:p>-7.28660062410397</text:p>
              </table:table-cell>
              <table:table-cell office:value-type="float" office:value="2.39339937589603">
                <text:p>2.39339937589603</text:p>
              </table:table-cell>
              <table:table-cell office:value-type="float" office:value="-4.8">
                <text:p>-4.8</text:p>
              </table:table-cell>
              <table:table-cell office:value-type="float" office:value="4.2">
                <text:p>4.2</text:p>
              </table:table-cell>
              <table:table-cell office:value-type="float" office:value="-8.98828">
                <text:p>-8.98828</text:p>
              </table:table-cell>
              <table:table-cell office:value-type="float" office:value="9.607053">
                <text:p>9.607053</text:p>
              </table:table-cell>
            </table:table-row>
            <table:table-row>
              <table:table-cell office:value-type="string">
                <text:p>91</text:p>
              </table:table-cell>
              <table:table-cell office:value-type="float" office:value="-8.37290696179412">
                <text:p>-8.37290696179412</text:p>
              </table:table-cell>
              <table:table-cell office:value-type="float" office:value="1.30709303820588">
                <text:p>1.30709303820588</text:p>
              </table:table-cell>
              <table:table-cell office:value-type="float" office:value="-4.9">
                <text:p>-4.9</text:p>
              </table:table-cell>
              <table:table-cell office:value-type="float" office:value="3.5">
                <text:p>3.5</text:p>
              </table:table-cell>
              <table:table-cell office:value-type="float" office:value="-9.237634">
                <text:p>-9.237634</text:p>
              </table:table-cell>
              <table:table-cell office:value-type="float" office:value="7.6031857">
                <text:p>7.6031857</text:p>
              </table:table-cell>
            </table:table-row>
            <table:table-row>
              <table:table-cell office:value-type="string">
                <text:p>92</text:p>
              </table:table-cell>
              <table:table-cell office:value-type="float" office:value="-9.42553608728451">
                <text:p>-9.42553608728451</text:p>
              </table:table-cell>
              <table:table-cell office:value-type="float" office:value="0.254463912715488">
                <text:p>0.254463912715488</text:p>
              </table:table-cell>
              <table:table-cell office:value-type="float" office:value="-6.8">
                <text:p>-6.8</text:p>
              </table:table-cell>
              <table:table-cell office:value-type="float" office:value="1.7">
                <text:p>1.7</text:p>
              </table:table-cell>
              <table:table-cell office:value-type="float" office:value="-11.485889">
                <text:p>-11.485889</text:p>
              </table:table-cell>
              <table:table-cell office:value-type="float" office:value="6.668641">
                <text:p>6.668641</text:p>
              </table:table-cell>
            </table:table-row>
            <table:table-row>
              <table:table-cell office:value-type="string">
                <text:p>93</text:p>
              </table:table-cell>
              <table:table-cell office:value-type="float" office:value="-10.4390488726601">
                <text:p>-10.4390488726601</text:p>
              </table:table-cell>
              <table:table-cell office:value-type="float" office:value="-0.759048872660086">
                <text:p>-0.759048872660086</text:p>
              </table:table-cell>
              <table:table-cell office:value-type="float" office:value="-7.9">
                <text:p>-7.9</text:p>
              </table:table-cell>
              <table:table-cell office:value-type="float" office:value="2.1">
                <text:p>2.1</text:p>
              </table:table-cell>
              <table:table-cell office:value-type="float" office:value="-13.055549">
                <text:p>-13.055549</text:p>
              </table:table-cell>
              <table:table-cell office:value-type="float" office:value="5.184152">
                <text:p>5.184152</text:p>
              </table:table-cell>
            </table:table-row>
            <table:table-row>
              <table:table-cell office:value-type="string">
                <text:p>94</text:p>
              </table:table-cell>
              <table:table-cell office:value-type="float" office:value="-11.4083481907936">
                <text:p>-11.4083481907936</text:p>
              </table:table-cell>
              <table:table-cell office:value-type="float" office:value="-1.72834819079361">
                <text:p>-1.72834819079361</text:p>
              </table:table-cell>
              <table:table-cell office:value-type="float" office:value="-8.4">
                <text:p>-8.4</text:p>
              </table:table-cell>
              <table:table-cell office:value-type="float" office:value="-0.1">
                <text:p>-0.1</text:p>
              </table:table-cell>
              <table:table-cell office:value-type="float" office:value="-12.7284355">
                <text:p>-12.7284355</text:p>
              </table:table-cell>
              <table:table-cell office:value-type="float" office:value="5.9931073">
                <text:p>5.9931073</text:p>
              </table:table-cell>
            </table:table-row>
            <table:table-row>
              <table:table-cell office:value-type="string">
                <text:p>95</text:p>
              </table:table-cell>
              <table:table-cell office:value-type="float" office:value="-12.3287315308516">
                <text:p>-12.3287315308516</text:p>
              </table:table-cell>
              <table:table-cell office:value-type="float" office:value="-2.64873153085162">
                <text:p>-2.64873153085162</text:p>
              </table:table-cell>
              <table:table-cell office:value-type="float" office:value="-10.5">
                <text:p>-10.5</text:p>
              </table:table-cell>
              <table:table-cell office:value-type="float" office:value="-1.5">
                <text:p>-1.5</text:p>
              </table:table-cell>
              <table:table-cell office:value-type="float" office:value="-14.573574">
                <text:p>-14.573574</text:p>
              </table:table-cell>
              <table:table-cell office:value-type="float" office:value="5.1871834">
                <text:p>5.1871834</text:p>
              </table:table-cell>
            </table:table-row>
            <table:table-row>
              <table:table-cell office:value-type="string">
                <text:p>96</text:p>
              </table:table-cell>
              <table:table-cell office:value-type="float" office:value="-13.1959436138002">
                <text:p>-13.1959436138002</text:p>
              </table:table-cell>
              <table:table-cell office:value-type="float" office:value="-3.5159436138002">
                <text:p>-3.5159436138002</text:p>
              </table:table-cell>
              <table:table-cell office:value-type="float" office:value="-11.3">
                <text:p>-11.3</text:p>
              </table:table-cell>
              <table:table-cell office:value-type="float" office:value="-2.7">
                <text:p>-2.7</text:p>
              </table:table-cell>
              <table:table-cell office:value-type="float" office:value="-14.642226">
                <text:p>-14.642226</text:p>
              </table:table-cell>
              <table:table-cell office:value-type="float" office:value="2.7065122">
                <text:p>2.7065122</text:p>
              </table:table-cell>
            </table:table-row>
            <table:table-row>
              <table:table-cell office:value-type="string">
                <text:p>97</text:p>
              </table:table-cell>
              <table:table-cell office:value-type="float" office:value="-14.0062290079108">
                <text:p>-14.0062290079108</text:p>
              </table:table-cell>
              <table:table-cell office:value-type="float" office:value="-4.3262290079108">
                <text:p>-4.3262290079108</text:p>
              </table:table-cell>
              <table:table-cell office:value-type="float" office:value="-11.1">
                <text:p>-11.1</text:p>
              </table:table-cell>
              <table:table-cell office:value-type="float" office:value="-1.7">
                <text:p>-1.7</text:p>
              </table:table-cell>
              <table:table-cell office:value-type="float" office:value="-14.497995">
                <text:p>-14.497995</text:p>
              </table:table-cell>
              <table:table-cell office:value-type="float" office:value="2.5568643">
                <text:p>2.5568643</text:p>
              </table:table-cell>
            </table:table-row>
            <table:table-row>
              <table:table-cell office:value-type="string">
                <text:p>98</text:p>
              </table:table-cell>
              <table:table-cell office:value-type="float" office:value="-14.756384744266">
                <text:p>-14.756384744266</text:p>
              </table:table-cell>
              <table:table-cell office:value-type="float" office:value="-5.07638474426604">
                <text:p>-5.07638474426604</text:p>
              </table:table-cell>
              <table:table-cell office:value-type="float" office:value="-11">
                <text:p>-11</text:p>
              </table:table-cell>
              <table:table-cell office:value-type="float" office:value="-2">
                <text:p>-2</text:p>
              </table:table-cell>
              <table:table-cell office:value-type="float" office:value="-17.445261">
                <text:p>-17.445261</text:p>
              </table:table-cell>
              <table:table-cell office:value-type="float" office:value="0.8739798">
                <text:p>0.8739798</text:p>
              </table:table-cell>
            </table:table-row>
            <table:table-row>
              <table:table-cell office:value-type="string">
                <text:p>99</text:p>
              </table:table-cell>
              <table:table-cell office:value-type="float" office:value="-15.4438129322656">
                <text:p>-15.4438129322656</text:p>
              </table:table-cell>
              <table:table-cell office:value-type="float" office:value="-5.76381293226562">
                <text:p>-5.76381293226562</text:p>
              </table:table-cell>
              <table:table-cell office:value-type="float" office:value="-13.2">
                <text:p>-13.2</text:p>
              </table:table-cell>
              <table:table-cell office:value-type="float" office:value="-4.3">
                <text:p>-4.3</text:p>
              </table:table-cell>
              <table:table-cell office:value-type="float" office:value="-16.570902">
                <text:p>-16.570902</text:p>
              </table:table-cell>
              <table:table-cell office:value-type="float" office:value="0.5613243">
                <text:p>0.5613243</text:p>
              </table:table-cell>
            </table:table-row>
            <table:table-row>
              <table:table-cell office:value-type="string">
                <text:p>100</text:p>
              </table:table-cell>
              <table:table-cell office:value-type="float" office:value="-16.0665733751321">
                <text:p>-16.0665733751321</text:p>
              </table:table-cell>
              <table:table-cell office:value-type="float" office:value="-6.38657337513211">
                <text:p>-6.38657337513211</text:p>
              </table:table-cell>
              <table:table-cell office:value-type="float" office:value="-13.2">
                <text:p>-13.2</text:p>
              </table:table-cell>
              <table:table-cell office:value-type="float" office:value="-6">
                <text:p>-6</text:p>
              </table:table-cell>
              <table:table-cell office:value-type="float" office:value="-16.898678">
                <text:p>-16.898678</text:p>
              </table:table-cell>
              <table:table-cell office:value-type="float" office:value="-0.5521777">
                <text:p>-0.5521777</text:p>
              </table:table-cell>
            </table:table-row>
            <table:table-row>
              <table:table-cell office:value-type="string">
                <text:p>101</text:p>
              </table:table-cell>
              <table:table-cell office:value-type="float" office:value="-16.6234361854167">
                <text:p>-16.6234361854167</text:p>
              </table:table-cell>
              <table:table-cell office:value-type="float" office:value="-6.94343618541675">
                <text:p>-6.94343618541675</text:p>
              </table:table-cell>
              <table:table-cell office:value-type="float" office:value="-14.2">
                <text:p>-14.2</text:p>
              </table:table-cell>
              <table:table-cell office:value-type="float" office:value="-4.3">
                <text:p>-4.3</text:p>
              </table:table-cell>
              <table:table-cell office:value-type="float" office:value="-18.114697">
                <text:p>-18.114697</text:p>
              </table:table-cell>
              <table:table-cell office:value-type="float" office:value="-0.3999544">
                <text:p>-0.3999544</text:p>
              </table:table-cell>
            </table:table-row>
            <table:table-row>
              <table:table-cell office:value-type="string">
                <text:p>102</text:p>
              </table:table-cell>
              <table:table-cell office:value-type="float" office:value="-17.1139344005053">
                <text:p>-17.1139344005053</text:p>
              </table:table-cell>
              <table:table-cell office:value-type="float" office:value="-7.43393440050527">
                <text:p>-7.43393440050527</text:p>
              </table:table-cell>
              <table:table-cell office:value-type="float" office:value="-14.6">
                <text:p>-14.6</text:p>
              </table:table-cell>
              <table:table-cell office:value-type="float" office:value="-6.1">
                <text:p>-6.1</text:p>
              </table:table-cell>
              <table:table-cell office:value-type="float" office:value="-18.922144">
                <text:p>-18.922144</text:p>
              </table:table-cell>
              <table:table-cell office:value-type="float" office:value="0.06639548">
                <text:p>0.06639548</text:p>
              </table:table-cell>
            </table:table-row>
            <table:table-row>
              <table:table-cell office:value-type="string">
                <text:p>103</text:p>
              </table:table-cell>
              <table:table-cell office:value-type="float" office:value="-17.5384165981238">
                <text:p>-17.5384165981238</text:p>
              </table:table-cell>
              <table:table-cell office:value-type="float" office:value="-7.85841659812384">
                <text:p>-7.85841659812384</text:p>
              </table:table-cell>
              <table:table-cell office:value-type="float" office:value="-14.5">
                <text:p>-14.5</text:p>
              </table:table-cell>
              <table:table-cell office:value-type="float" office:value="-6.6">
                <text:p>-6.6</text:p>
              </table:table-cell>
              <table:table-cell office:value-type="float" office:value="-19.4911">
                <text:p>-19.4911</text:p>
              </table:table-cell>
              <table:table-cell office:value-type="float" office:value="-1.1527618">
                <text:p>-1.1527618</text:p>
              </table:table-cell>
            </table:table-row>
            <table:table-row>
              <table:table-cell office:value-type="string">
                <text:p>104</text:p>
              </table:table-cell>
              <table:table-cell office:value-type="float" office:value="-17.8980995118447">
                <text:p>-17.8980995118447</text:p>
              </table:table-cell>
              <table:table-cell office:value-type="float" office:value="-8.21809951184473">
                <text:p>-8.21809951184473</text:p>
              </table:table-cell>
              <table:table-cell office:value-type="float" office:value="-15.8">
                <text:p>-15.8</text:p>
              </table:table-cell>
              <table:table-cell office:value-type="float" office:value="-6.8">
                <text:p>-6.8</text:p>
              </table:table-cell>
              <table:table-cell office:value-type="float" office:value="-20.266218">
                <text:p>-20.266218</text:p>
              </table:table-cell>
              <table:table-cell office:value-type="float" office:value="-2.677198">
                <text:p>-2.677198</text:p>
              </table:table-cell>
            </table:table-row>
            <table:table-row>
              <table:table-cell office:value-type="string">
                <text:p>105</text:p>
              </table:table-cell>
              <table:table-cell office:value-type="float" office:value="-18.1951206465922">
                <text:p>-18.1951206465922</text:p>
              </table:table-cell>
              <table:table-cell office:value-type="float" office:value="-8.51512064659225">
                <text:p>-8.51512064659225</text:p>
              </table:table-cell>
              <table:table-cell office:value-type="float" office:value="-16.2">
                <text:p>-16.2</text:p>
              </table:table-cell>
              <table:table-cell office:value-type="float" office:value="-6.6">
                <text:p>-6.6</text:p>
              </table:table-cell>
              <table:table-cell office:value-type="float" office:value="-19.39473">
                <text:p>-19.39473</text:p>
              </table:table-cell>
              <table:table-cell office:value-type="float" office:value="-1.7068677">
                <text:p>-1.7068677</text:p>
              </table:table-cell>
            </table:table-row>
            <table:table-row>
              <table:table-cell office:value-type="string">
                <text:p>106</text:p>
              </table:table-cell>
              <table:table-cell office:value-type="float" office:value="-18.4325908941485">
                <text:p>-18.4325908941485</text:p>
              </table:table-cell>
              <table:table-cell office:value-type="float" office:value="-8.75259089414855">
                <text:p>-8.75259089414855</text:p>
              </table:table-cell>
              <table:table-cell office:value-type="float" office:value="-15.5">
                <text:p>-15.5</text:p>
              </table:table-cell>
              <table:table-cell office:value-type="float" office:value="-8.1">
                <text:p>-8.1</text:p>
              </table:table-cell>
              <table:table-cell office:value-type="float" office:value="-20.77545">
                <text:p>-20.77545</text:p>
              </table:table-cell>
              <table:table-cell office:value-type="float" office:value="-2.7832756">
                <text:p>-2.7832756</text:p>
              </table:table-cell>
            </table:table-row>
            <table:table-row>
              <table:table-cell office:value-type="string">
                <text:p>107</text:p>
              </table:table-cell>
              <table:table-cell office:value-type="float" office:value="-18.6146471486594">
                <text:p>-18.6146471486594</text:p>
              </table:table-cell>
              <table:table-cell office:value-type="float" office:value="-8.93464714865944">
                <text:p>-8.93464714865944</text:p>
              </table:table-cell>
              <table:table-cell office:value-type="float" office:value="-16.3">
                <text:p>-16.3</text:p>
              </table:table-cell>
              <table:table-cell office:value-type="float" office:value="-7.5">
                <text:p>-7.5</text:p>
              </table:table-cell>
              <table:table-cell office:value-type="float" office:value="-20.602617">
                <text:p>-20.602617</text:p>
              </table:table-cell>
              <table:table-cell office:value-type="float" office:value="-3.1803668">
                <text:p>-3.1803668</text:p>
              </table:table-cell>
            </table:table-row>
            <table:table-row>
              <table:table-cell office:value-type="string">
                <text:p>108</text:p>
              </table:table-cell>
              <table:table-cell office:value-type="float" office:value="-18.7465049221402">
                <text:p>-18.7465049221402</text:p>
              </table:table-cell>
              <table:table-cell office:value-type="float" office:value="-9.06650492214024">
                <text:p>-9.06650492214024</text:p>
              </table:table-cell>
              <table:table-cell office:value-type="float" office:value="-17">
                <text:p>-17</text:p>
              </table:table-cell>
              <table:table-cell office:value-type="float" office:value="-7.2">
                <text:p>-7.2</text:p>
              </table:table-cell>
              <table:table-cell office:value-type="float" office:value="-20.27619">
                <text:p>-20.27619</text:p>
              </table:table-cell>
              <table:table-cell office:value-type="float" office:value="-2.2460833">
                <text:p>-2.246083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875cm" svg:height="9.816cm" xlink:href=".." xlink:type="simple" chart:class="chart:line" chart:style-name="ch1">
        <chart:legend chart:legend-position="end" svg:x="13.023cm" svg:y="4.609cm" style:legend-expansion="high" chart:style-name="ch2"/>
        <chart:plot-area chart:style-name="ch3" table:cell-range-address="'Planting Maths'.K138:'Planting Maths'.K311" svg:x="1.377cm" svg:y="0.196cm" svg:width="11.329cm" svg:height="9.424cm">
          <chartooo:coordinate-region svg:x="1.954cm" svg:y="0.395cm" svg:width="10.752cm" svg:height="9.026cm"/>
          <chart:axis chart:dimension="x" chart:name="primary-x" chart:style-name="ch4"/>
          <chart:axis chart:dimension="y" chart:name="primary-y" chart:style-name="ch5">
            <chart:title svg:x="0.451cm" svg:y="5.396cm" chart:style-name="ch6">
              <text:p>Jan 1</text:p>
            </chart:title>
            <chart:grid chart:style-name="ch7" chart:class="major"/>
          </chart:axis>
          <chart:series chart:style-name="ch8" chart:values-cell-range-address="'Planting Maths'.K138:'Planting Maths'.K311" chart:class="chart:line">
            <chart:data-point chart:repeated="17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K</text:p>
              </table:table-cell>
            </table:table-row>
          </table:table-header-rows>
          <table:table-rows>
            <table:table-row>
              <table:table-cell office:value-type="string">
                <text:p>1</text:p>
              </table:table-cell>
              <table:table-cell office:value-type="float" office:value="-9.9">
                <text:p>-9.9</text:p>
                <draw:g>
                  <svg:desc>'Planting Maths'.K138:'Planting Maths'.K311</svg:desc>
                </draw:g>
              </table:table-cell>
            </table:table-row>
            <table:table-row>
              <table:table-cell office:value-type="string">
                <text:p>2</text:p>
              </table:table-cell>
              <table:table-cell office:value-type="float" office:value="-10.9">
                <text:p>-10.9</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0.7">
                <text:p>-10.7</text:p>
              </table:table-cell>
            </table:table-row>
            <table:table-row>
              <table:table-cell office:value-type="string">
                <text:p>5</text:p>
              </table:table-cell>
              <table:table-cell office:value-type="float" office:value="-9.3">
                <text:p>-9.3</text:p>
              </table:table-cell>
            </table:table-row>
            <table:table-row>
              <table:table-cell office:value-type="string">
                <text:p>6</text:p>
              </table:table-cell>
              <table:table-cell office:value-type="float" office:value="-6.8">
                <text:p>-6.8</text:p>
              </table:table-cell>
            </table:table-row>
            <table:table-row>
              <table:table-cell office:value-type="string">
                <text:p>7</text:p>
              </table:table-cell>
              <table:table-cell office:value-type="float" office:value="-9.5">
                <text:p>-9.5</text:p>
              </table:table-cell>
            </table:table-row>
            <table:table-row>
              <table:table-cell office:value-type="string">
                <text:p>8</text:p>
              </table:table-cell>
              <table:table-cell office:value-type="float" office:value="-12.5">
                <text:p>-12.5</text:p>
              </table:table-cell>
            </table:table-row>
            <table:table-row>
              <table:table-cell office:value-type="string">
                <text:p>9</text:p>
              </table:table-cell>
              <table:table-cell office:value-type="float" office:value="-14.2">
                <text:p>-14.2</text:p>
              </table:table-cell>
            </table:table-row>
            <table:table-row>
              <table:table-cell office:value-type="string">
                <text:p>10</text:p>
              </table:table-cell>
              <table:table-cell office:value-type="float" office:value="-12.5">
                <text:p>-12.5</text:p>
              </table:table-cell>
            </table:table-row>
            <table:table-row>
              <table:table-cell office:value-type="string">
                <text:p>11</text:p>
              </table:table-cell>
              <table:table-cell office:value-type="float" office:value="-12.5">
                <text:p>-12.5</text:p>
              </table:table-cell>
            </table:table-row>
            <table:table-row>
              <table:table-cell office:value-type="string">
                <text:p>12</text:p>
              </table:table-cell>
              <table:table-cell office:value-type="float" office:value="-12.1">
                <text:p>-12.1</text:p>
              </table:table-cell>
            </table:table-row>
            <table:table-row>
              <table:table-cell office:value-type="string">
                <text:p>13</text:p>
              </table:table-cell>
              <table:table-cell office:value-type="float" office:value="-11.2">
                <text:p>-11.2</text:p>
              </table:table-cell>
            </table:table-row>
            <table:table-row>
              <table:table-cell office:value-type="string">
                <text:p>14</text:p>
              </table:table-cell>
              <table:table-cell office:value-type="float" office:value="-10.6">
                <text:p>-10.6</text:p>
              </table:table-cell>
            </table:table-row>
            <table:table-row>
              <table:table-cell office:value-type="string">
                <text:p>15</text:p>
              </table:table-cell>
              <table:table-cell office:value-type="float" office:value="-12.1">
                <text:p>-12.1</text:p>
              </table:table-cell>
            </table:table-row>
            <table:table-row>
              <table:table-cell office:value-type="string">
                <text:p>16</text:p>
              </table:table-cell>
              <table:table-cell office:value-type="float" office:value="-12.9">
                <text:p>-12.9</text:p>
              </table:table-cell>
            </table:table-row>
            <table:table-row>
              <table:table-cell office:value-type="string">
                <text:p>17</text:p>
              </table:table-cell>
              <table:table-cell office:value-type="float" office:value="-13">
                <text:p>-13</text:p>
              </table:table-cell>
            </table:table-row>
            <table:table-row>
              <table:table-cell office:value-type="string">
                <text:p>18</text:p>
              </table:table-cell>
              <table:table-cell office:value-type="float" office:value="-11.1">
                <text:p>-11.1</text:p>
              </table:table-cell>
            </table:table-row>
            <table:table-row>
              <table:table-cell office:value-type="string">
                <text:p>19</text:p>
              </table:table-cell>
              <table:table-cell office:value-type="float" office:value="-10.6">
                <text:p>-10.6</text:p>
              </table:table-cell>
            </table:table-row>
            <table:table-row>
              <table:table-cell office:value-type="string">
                <text:p>20</text:p>
              </table:table-cell>
              <table:table-cell office:value-type="float" office:value="-10.7">
                <text:p>-10.7</text:p>
              </table:table-cell>
            </table:table-row>
            <table:table-row>
              <table:table-cell office:value-type="string">
                <text:p>21</text:p>
              </table:table-cell>
              <table:table-cell office:value-type="float" office:value="-9.7">
                <text:p>-9.7</text:p>
              </table:table-cell>
            </table:table-row>
            <table:table-row>
              <table:table-cell office:value-type="string">
                <text:p>22</text:p>
              </table:table-cell>
              <table:table-cell office:value-type="float" office:value="-10.5">
                <text:p>-10.5</text:p>
              </table:table-cell>
            </table:table-row>
            <table:table-row>
              <table:table-cell office:value-type="string">
                <text:p>23</text:p>
              </table:table-cell>
              <table:table-cell office:value-type="float" office:value="-13.9">
                <text:p>-13.9</text:p>
              </table:table-cell>
            </table:table-row>
            <table:table-row>
              <table:table-cell office:value-type="string">
                <text:p>24</text:p>
              </table:table-cell>
              <table:table-cell office:value-type="float" office:value="-17.4">
                <text:p>-17.4</text:p>
              </table:table-cell>
            </table:table-row>
            <table:table-row>
              <table:table-cell office:value-type="string">
                <text:p>25</text:p>
              </table:table-cell>
              <table:table-cell office:value-type="float" office:value="-15.5">
                <text:p>-15.5</text:p>
              </table:table-cell>
            </table:table-row>
            <table:table-row>
              <table:table-cell office:value-type="string">
                <text:p>26</text:p>
              </table:table-cell>
              <table:table-cell office:value-type="float" office:value="-14.1">
                <text:p>-14.1</text:p>
              </table:table-cell>
            </table:table-row>
            <table:table-row>
              <table:table-cell office:value-type="string">
                <text:p>27</text:p>
              </table:table-cell>
              <table:table-cell office:value-type="float" office:value="-11.9">
                <text:p>-11.9</text:p>
              </table:table-cell>
            </table:table-row>
            <table:table-row>
              <table:table-cell office:value-type="string">
                <text:p>28</text:p>
              </table:table-cell>
              <table:table-cell office:value-type="float" office:value="-11.3">
                <text:p>-11.3</text:p>
              </table:table-cell>
            </table:table-row>
            <table:table-row>
              <table:table-cell office:value-type="string">
                <text:p>29</text:p>
              </table:table-cell>
              <table:table-cell office:value-type="float" office:value="-10.4">
                <text:p>-10.4</text:p>
              </table:table-cell>
            </table:table-row>
            <table:table-row>
              <table:table-cell office:value-type="string">
                <text:p>30</text:p>
              </table:table-cell>
              <table:table-cell office:value-type="float" office:value="-9.7">
                <text:p>-9.7</text:p>
              </table:table-cell>
            </table:table-row>
            <table:table-row>
              <table:table-cell office:value-type="string">
                <text:p>31</text:p>
              </table:table-cell>
              <table:table-cell office:value-type="float" office:value="-12">
                <text:p>-12</text:p>
              </table:table-cell>
            </table:table-row>
            <table:table-row>
              <table:table-cell office:value-type="string">
                <text:p>32</text:p>
              </table:table-cell>
              <table:table-cell office:value-type="float" office:value="-13.9">
                <text:p>-13.9</text:p>
              </table:table-cell>
            </table:table-row>
            <table:table-row>
              <table:table-cell office:value-type="string">
                <text:p>33</text:p>
              </table:table-cell>
              <table:table-cell office:value-type="float" office:value="-13.3">
                <text:p>-13.3</text:p>
              </table:table-cell>
            </table:table-row>
            <table:table-row>
              <table:table-cell office:value-type="string">
                <text:p>34</text:p>
              </table:table-cell>
              <table:table-cell office:value-type="float" office:value="-14.1">
                <text:p>-14.1</text:p>
              </table:table-cell>
            </table:table-row>
            <table:table-row>
              <table:table-cell office:value-type="string">
                <text:p>35</text:p>
              </table:table-cell>
              <table:table-cell office:value-type="float" office:value="-14.3">
                <text:p>-14.3</text:p>
              </table:table-cell>
            </table:table-row>
            <table:table-row>
              <table:table-cell office:value-type="string">
                <text:p>36</text:p>
              </table:table-cell>
              <table:table-cell office:value-type="float" office:value="-14.4">
                <text:p>-14.4</text:p>
              </table:table-cell>
            </table:table-row>
            <table:table-row>
              <table:table-cell office:value-type="string">
                <text:p>37</text:p>
              </table:table-cell>
              <table:table-cell office:value-type="float" office:value="-14.7">
                <text:p>-14.7</text:p>
              </table:table-cell>
            </table:table-row>
            <table:table-row>
              <table:table-cell office:value-type="string">
                <text:p>38</text:p>
              </table:table-cell>
              <table:table-cell office:value-type="float" office:value="-12.7">
                <text:p>-12.7</text:p>
              </table:table-cell>
            </table:table-row>
            <table:table-row>
              <table:table-cell office:value-type="string">
                <text:p>39</text:p>
              </table:table-cell>
              <table:table-cell office:value-type="float" office:value="-12.8">
                <text:p>-12.8</text:p>
              </table:table-cell>
            </table:table-row>
            <table:table-row>
              <table:table-cell office:value-type="string">
                <text:p>40</text:p>
              </table:table-cell>
              <table:table-cell office:value-type="float" office:value="-10.5">
                <text:p>-10.5</text:p>
              </table:table-cell>
            </table:table-row>
            <table:table-row>
              <table:table-cell office:value-type="string">
                <text:p>41</text:p>
              </table:table-cell>
              <table:table-cell office:value-type="float" office:value="-10.7">
                <text:p>-10.7</text:p>
              </table:table-cell>
            </table:table-row>
            <table:table-row>
              <table:table-cell office:value-type="string">
                <text:p>42</text:p>
              </table:table-cell>
              <table:table-cell office:value-type="float" office:value="-10.3">
                <text:p>-10.3</text:p>
              </table:table-cell>
            </table:table-row>
            <table:table-row>
              <table:table-cell office:value-type="string">
                <text:p>43</text:p>
              </table:table-cell>
              <table:table-cell office:value-type="float" office:value="-11.3">
                <text:p>-11.3</text:p>
              </table:table-cell>
            </table:table-row>
            <table:table-row>
              <table:table-cell office:value-type="string">
                <text:p>44</text:p>
              </table:table-cell>
              <table:table-cell office:value-type="float" office:value="-10.9">
                <text:p>-10.9</text:p>
              </table:table-cell>
            </table:table-row>
            <table:table-row>
              <table:table-cell office:value-type="string">
                <text:p>45</text:p>
              </table:table-cell>
              <table:table-cell office:value-type="float" office:value="-9">
                <text:p>-9</text:p>
              </table:table-cell>
            </table:table-row>
            <table:table-row>
              <table:table-cell office:value-type="string">
                <text:p>46</text:p>
              </table:table-cell>
              <table:table-cell office:value-type="float" office:value="-9.7">
                <text:p>-9.7</text:p>
              </table:table-cell>
            </table:table-row>
            <table:table-row>
              <table:table-cell office:value-type="string">
                <text:p>47</text:p>
              </table:table-cell>
              <table:table-cell office:value-type="float" office:value="-12.8">
                <text:p>-12.8</text:p>
              </table:table-cell>
            </table:table-row>
            <table:table-row>
              <table:table-cell office:value-type="string">
                <text:p>48</text:p>
              </table:table-cell>
              <table:table-cell office:value-type="float" office:value="-12.2">
                <text:p>-12.2</text:p>
              </table:table-cell>
            </table:table-row>
            <table:table-row>
              <table:table-cell office:value-type="string">
                <text:p>49</text:p>
              </table:table-cell>
              <table:table-cell office:value-type="float" office:value="-11.3">
                <text:p>-11.3</text:p>
              </table:table-cell>
            </table:table-row>
            <table:table-row>
              <table:table-cell office:value-type="string">
                <text:p>50</text:p>
              </table:table-cell>
              <table:table-cell office:value-type="float" office:value="-13.2">
                <text:p>-13.2</text:p>
              </table:table-cell>
            </table:table-row>
            <table:table-row>
              <table:table-cell office:value-type="string">
                <text:p>51</text:p>
              </table:table-cell>
              <table:table-cell office:value-type="float" office:value="-12.1">
                <text:p>-12.1</text:p>
              </table:table-cell>
            </table:table-row>
            <table:table-row>
              <table:table-cell office:value-type="string">
                <text:p>52</text:p>
              </table:table-cell>
              <table:table-cell office:value-type="float" office:value="-11.7">
                <text:p>-11.7</text:p>
              </table:table-cell>
            </table:table-row>
            <table:table-row>
              <table:table-cell office:value-type="string">
                <text:p>53</text:p>
              </table:table-cell>
              <table:table-cell office:value-type="float" office:value="-11.1">
                <text:p>-11.1</text:p>
              </table:table-cell>
            </table:table-row>
            <table:table-row>
              <table:table-cell office:value-type="string">
                <text:p>54</text:p>
              </table:table-cell>
              <table:table-cell office:value-type="float" office:value="-11.8">
                <text:p>-11.8</text:p>
              </table:table-cell>
            </table:table-row>
            <table:table-row>
              <table:table-cell office:value-type="string">
                <text:p>55</text:p>
              </table:table-cell>
              <table:table-cell office:value-type="float" office:value="-10.2">
                <text:p>-10.2</text:p>
              </table:table-cell>
            </table:table-row>
            <table:table-row>
              <table:table-cell office:value-type="string">
                <text:p>56</text:p>
              </table:table-cell>
              <table:table-cell office:value-type="float" office:value="-13.2">
                <text:p>-13.2</text:p>
              </table:table-cell>
            </table:table-row>
            <table:table-row>
              <table:table-cell office:value-type="string">
                <text:p>57</text:p>
              </table:table-cell>
              <table:table-cell office:value-type="float" office:value="-13.9">
                <text:p>-13.9</text:p>
              </table:table-cell>
            </table:table-row>
            <table:table-row>
              <table:table-cell office:value-type="string">
                <text:p>58</text:p>
              </table:table-cell>
              <table:table-cell office:value-type="float" office:value="-13">
                <text:p>-13</text:p>
              </table:table-cell>
            </table:table-row>
            <table:table-row>
              <table:table-cell office:value-type="string">
                <text:p>59</text:p>
              </table:table-cell>
              <table:table-cell office:value-type="float" office:value="-12.4">
                <text:p>-12.4</text:p>
              </table:table-cell>
            </table:table-row>
            <table:table-row>
              <table:table-cell office:value-type="string">
                <text:p>60</text:p>
              </table:table-cell>
              <table:table-cell office:value-type="float" office:value="-13.7">
                <text:p>-13.7</text:p>
              </table:table-cell>
            </table:table-row>
            <table:table-row>
              <table:table-cell office:value-type="string">
                <text:p>61</text:p>
              </table:table-cell>
              <table:table-cell office:value-type="float" office:value="-12.5">
                <text:p>-12.5</text:p>
              </table:table-cell>
            </table:table-row>
            <table:table-row>
              <table:table-cell office:value-type="string">
                <text:p>62</text:p>
              </table:table-cell>
              <table:table-cell office:value-type="float" office:value="-12.4">
                <text:p>-12.4</text:p>
              </table:table-cell>
            </table:table-row>
            <table:table-row>
              <table:table-cell office:value-type="string">
                <text:p>63</text:p>
              </table:table-cell>
              <table:table-cell office:value-type="float" office:value="-10.5">
                <text:p>-10.5</text:p>
              </table:table-cell>
            </table:table-row>
            <table:table-row>
              <table:table-cell office:value-type="string">
                <text:p>64</text:p>
              </table:table-cell>
              <table:table-cell office:value-type="float" office:value="-10.6">
                <text:p>-10.6</text:p>
              </table:table-cell>
            </table:table-row>
            <table:table-row>
              <table:table-cell office:value-type="string">
                <text:p>65</text:p>
              </table:table-cell>
              <table:table-cell office:value-type="float" office:value="-13.8">
                <text:p>-13.8</text:p>
              </table:table-cell>
            </table:table-row>
            <table:table-row>
              <table:table-cell office:value-type="string">
                <text:p>66</text:p>
              </table:table-cell>
              <table:table-cell office:value-type="float" office:value="-12.3">
                <text:p>-12.3</text:p>
              </table:table-cell>
            </table:table-row>
            <table:table-row>
              <table:table-cell office:value-type="string">
                <text:p>67</text:p>
              </table:table-cell>
              <table:table-cell office:value-type="float" office:value="-11">
                <text:p>-11</text:p>
              </table:table-cell>
            </table:table-row>
            <table:table-row>
              <table:table-cell office:value-type="string">
                <text:p>68</text:p>
              </table:table-cell>
              <table:table-cell office:value-type="float" office:value="-9.3">
                <text:p>-9.3</text:p>
              </table:table-cell>
            </table:table-row>
            <table:table-row>
              <table:table-cell office:value-type="string">
                <text:p>69</text:p>
              </table:table-cell>
              <table:table-cell office:value-type="float" office:value="-10.2">
                <text:p>-10.2</text:p>
              </table:table-cell>
            </table:table-row>
            <table:table-row>
              <table:table-cell office:value-type="string">
                <text:p>70</text:p>
              </table:table-cell>
              <table:table-cell office:value-type="float" office:value="-10.4">
                <text:p>-10.4</text:p>
              </table:table-cell>
            </table:table-row>
            <table:table-row>
              <table:table-cell office:value-type="string">
                <text:p>71</text:p>
              </table:table-cell>
              <table:table-cell office:value-type="float" office:value="-12.5">
                <text:p>-12.5</text:p>
              </table:table-cell>
            </table:table-row>
            <table:table-row>
              <table:table-cell office:value-type="string">
                <text:p>72</text:p>
              </table:table-cell>
              <table:table-cell office:value-type="float" office:value="-12.8">
                <text:p>-12.8</text:p>
              </table:table-cell>
            </table:table-row>
            <table:table-row>
              <table:table-cell office:value-type="string">
                <text:p>73</text:p>
              </table:table-cell>
              <table:table-cell office:value-type="float" office:value="-10">
                <text:p>-10</text:p>
              </table:table-cell>
            </table:table-row>
            <table:table-row>
              <table:table-cell office:value-type="string">
                <text:p>74</text:p>
              </table:table-cell>
              <table:table-cell office:value-type="float" office:value="-10.4">
                <text:p>-10.4</text:p>
              </table:table-cell>
            </table:table-row>
            <table:table-row>
              <table:table-cell office:value-type="string">
                <text:p>75</text:p>
              </table:table-cell>
              <table:table-cell office:value-type="float" office:value="-11.1">
                <text:p>-11.1</text:p>
              </table:table-cell>
            </table:table-row>
            <table:table-row>
              <table:table-cell office:value-type="string">
                <text:p>76</text:p>
              </table:table-cell>
              <table:table-cell office:value-type="float" office:value="-11.9">
                <text:p>-11.9</text:p>
              </table:table-cell>
            </table:table-row>
            <table:table-row>
              <table:table-cell office:value-type="string">
                <text:p>77</text:p>
              </table:table-cell>
              <table:table-cell office:value-type="float" office:value="-11">
                <text:p>-11</text:p>
              </table:table-cell>
            </table:table-row>
            <table:table-row>
              <table:table-cell office:value-type="string">
                <text:p>78</text:p>
              </table:table-cell>
              <table:table-cell office:value-type="float" office:value="-11.2">
                <text:p>-11.2</text:p>
              </table:table-cell>
            </table:table-row>
            <table:table-row>
              <table:table-cell office:value-type="string">
                <text:p>79</text:p>
              </table:table-cell>
              <table:table-cell office:value-type="float" office:value="-9.2">
                <text:p>-9.2</text:p>
              </table:table-cell>
            </table:table-row>
            <table:table-row>
              <table:table-cell office:value-type="string">
                <text:p>80</text:p>
              </table:table-cell>
              <table:table-cell office:value-type="float" office:value="-7.9">
                <text:p>-7.9</text:p>
              </table:table-cell>
            </table:table-row>
            <table:table-row>
              <table:table-cell office:value-type="string">
                <text:p>81</text:p>
              </table:table-cell>
              <table:table-cell office:value-type="float" office:value="-8.5">
                <text:p>-8.5</text:p>
              </table:table-cell>
            </table:table-row>
            <table:table-row>
              <table:table-cell office:value-type="string">
                <text:p>82</text:p>
              </table:table-cell>
              <table:table-cell office:value-type="float" office:value="-10.7">
                <text:p>-10.7</text:p>
              </table:table-cell>
            </table:table-row>
            <table:table-row>
              <table:table-cell office:value-type="string">
                <text:p>83</text:p>
              </table:table-cell>
              <table:table-cell office:value-type="float" office:value="-12.6">
                <text:p>-12.6</text:p>
              </table:table-cell>
            </table:table-row>
            <table:table-row>
              <table:table-cell office:value-type="string">
                <text:p>84</text:p>
              </table:table-cell>
              <table:table-cell office:value-type="float" office:value="-12.9">
                <text:p>-12.9</text:p>
              </table:table-cell>
            </table:table-row>
            <table:table-row>
              <table:table-cell office:value-type="string">
                <text:p>85</text:p>
              </table:table-cell>
              <table:table-cell office:value-type="float" office:value="-11.6">
                <text:p>-11.6</text:p>
              </table:table-cell>
            </table:table-row>
            <table:table-row>
              <table:table-cell office:value-type="string">
                <text:p>86</text:p>
              </table:table-cell>
              <table:table-cell office:value-type="float" office:value="-10.4">
                <text:p>-10.4</text:p>
              </table:table-cell>
            </table:table-row>
            <table:table-row>
              <table:table-cell office:value-type="string">
                <text:p>87</text:p>
              </table:table-cell>
              <table:table-cell office:value-type="float" office:value="-10.9">
                <text:p>-10.9</text:p>
              </table:table-cell>
            </table:table-row>
            <table:table-row>
              <table:table-cell office:value-type="string">
                <text:p>88</text:p>
              </table:table-cell>
              <table:table-cell office:value-type="float" office:value="-10.1">
                <text:p>-10.1</text:p>
              </table:table-cell>
            </table:table-row>
            <table:table-row>
              <table:table-cell office:value-type="string">
                <text:p>89</text:p>
              </table:table-cell>
              <table:table-cell office:value-type="float" office:value="-10">
                <text:p>-10</text:p>
              </table:table-cell>
            </table:table-row>
            <table:table-row>
              <table:table-cell office:value-type="string">
                <text:p>90</text:p>
              </table:table-cell>
              <table:table-cell office:value-type="float" office:value="-8.7">
                <text:p>-8.7</text:p>
              </table:table-cell>
            </table:table-row>
            <table:table-row>
              <table:table-cell office:value-type="string">
                <text:p>91</text:p>
              </table:table-cell>
              <table:table-cell office:value-type="float" office:value="-8.3">
                <text:p>-8.3</text:p>
              </table:table-cell>
            </table:table-row>
            <table:table-row>
              <table:table-cell office:value-type="string">
                <text:p>92</text:p>
              </table:table-cell>
              <table:table-cell office:value-type="float" office:value="-10.7">
                <text:p>-10.7</text:p>
              </table:table-cell>
            </table:table-row>
            <table:table-row>
              <table:table-cell office:value-type="string">
                <text:p>93</text:p>
              </table:table-cell>
              <table:table-cell office:value-type="float" office:value="-11.8">
                <text:p>-11.8</text:p>
              </table:table-cell>
            </table:table-row>
            <table:table-row>
              <table:table-cell office:value-type="string">
                <text:p>94</text:p>
              </table:table-cell>
              <table:table-cell office:value-type="float" office:value="-12.6">
                <text:p>-12.6</text:p>
              </table:table-cell>
            </table:table-row>
            <table:table-row>
              <table:table-cell office:value-type="string">
                <text:p>95</text:p>
              </table:table-cell>
              <table:table-cell office:value-type="float" office:value="-11.4">
                <text:p>-11.4</text:p>
              </table:table-cell>
            </table:table-row>
            <table:table-row>
              <table:table-cell office:value-type="string">
                <text:p>96</text:p>
              </table:table-cell>
              <table:table-cell office:value-type="float" office:value="-9.1">
                <text:p>-9.1</text:p>
              </table:table-cell>
            </table:table-row>
            <table:table-row>
              <table:table-cell office:value-type="string">
                <text:p>97</text:p>
              </table:table-cell>
              <table:table-cell office:value-type="float" office:value="-10">
                <text:p>-10</text:p>
              </table:table-cell>
            </table:table-row>
            <table:table-row>
              <table:table-cell office:value-type="string">
                <text:p>98</text:p>
              </table:table-cell>
              <table:table-cell office:value-type="float" office:value="-11">
                <text:p>-11</text:p>
              </table:table-cell>
            </table:table-row>
            <table:table-row>
              <table:table-cell office:value-type="string">
                <text:p>99</text:p>
              </table:table-cell>
              <table:table-cell office:value-type="float" office:value="-10.6">
                <text:p>-10.6</text:p>
              </table:table-cell>
            </table:table-row>
            <table:table-row>
              <table:table-cell office:value-type="string">
                <text:p>100</text:p>
              </table:table-cell>
              <table:table-cell office:value-type="float" office:value="-9.7">
                <text:p>-9.7</text:p>
              </table:table-cell>
            </table:table-row>
            <table:table-row>
              <table:table-cell office:value-type="string">
                <text:p>101</text:p>
              </table:table-cell>
              <table:table-cell office:value-type="float" office:value="-8.5">
                <text:p>-8.5</text:p>
              </table:table-cell>
            </table:table-row>
            <table:table-row>
              <table:table-cell office:value-type="string">
                <text:p>102</text:p>
              </table:table-cell>
              <table:table-cell office:value-type="float" office:value="-9.3">
                <text:p>-9.3</text:p>
              </table:table-cell>
            </table:table-row>
            <table:table-row>
              <table:table-cell office:value-type="string">
                <text:p>103</text:p>
              </table:table-cell>
              <table:table-cell office:value-type="float" office:value="-10.3">
                <text:p>-10.3</text:p>
              </table:table-cell>
            </table:table-row>
            <table:table-row>
              <table:table-cell office:value-type="string">
                <text:p>104</text:p>
              </table:table-cell>
              <table:table-cell office:value-type="float" office:value="-10.8">
                <text:p>-10.8</text:p>
              </table:table-cell>
            </table:table-row>
            <table:table-row>
              <table:table-cell office:value-type="string">
                <text:p>105</text:p>
              </table:table-cell>
              <table:table-cell office:value-type="float" office:value="-12.1">
                <text:p>-12.1</text:p>
              </table:table-cell>
            </table:table-row>
            <table:table-row>
              <table:table-cell office:value-type="string">
                <text:p>106</text:p>
              </table:table-cell>
              <table:table-cell office:value-type="float" office:value="-12.5">
                <text:p>-12.5</text:p>
              </table:table-cell>
            </table:table-row>
            <table:table-row>
              <table:table-cell office:value-type="string">
                <text:p>107</text:p>
              </table:table-cell>
              <table:table-cell office:value-type="float" office:value="-11.9">
                <text:p>-11.9</text:p>
              </table:table-cell>
            </table:table-row>
            <table:table-row>
              <table:table-cell office:value-type="string">
                <text:p>108</text:p>
              </table:table-cell>
              <table:table-cell office:value-type="float" office:value="-12.6">
                <text:p>-12.6</text:p>
              </table:table-cell>
            </table:table-row>
            <table:table-row>
              <table:table-cell office:value-type="string">
                <text:p>109</text:p>
              </table:table-cell>
              <table:table-cell office:value-type="float" office:value="-13.8">
                <text:p>-13.8</text:p>
              </table:table-cell>
            </table:table-row>
            <table:table-row>
              <table:table-cell office:value-type="string">
                <text:p>110</text:p>
              </table:table-cell>
              <table:table-cell office:value-type="float" office:value="-15">
                <text:p>-15</text:p>
              </table:table-cell>
            </table:table-row>
            <table:table-row>
              <table:table-cell office:value-type="string">
                <text:p>111</text:p>
              </table:table-cell>
              <table:table-cell office:value-type="float" office:value="-14.7">
                <text:p>-14.7</text:p>
              </table:table-cell>
            </table:table-row>
            <table:table-row>
              <table:table-cell office:value-type="string">
                <text:p>112</text:p>
              </table:table-cell>
              <table:table-cell office:value-type="float" office:value="-15.3">
                <text:p>-15.3</text:p>
              </table:table-cell>
            </table:table-row>
            <table:table-row>
              <table:table-cell office:value-type="string">
                <text:p>113</text:p>
              </table:table-cell>
              <table:table-cell office:value-type="float" office:value="-14.5">
                <text:p>-14.5</text:p>
              </table:table-cell>
            </table:table-row>
            <table:table-row>
              <table:table-cell office:value-type="string">
                <text:p>114</text:p>
              </table:table-cell>
              <table:table-cell office:value-type="float" office:value="-13">
                <text:p>-13</text:p>
              </table:table-cell>
            </table:table-row>
            <table:table-row>
              <table:table-cell office:value-type="string">
                <text:p>115</text:p>
              </table:table-cell>
              <table:table-cell office:value-type="float" office:value="-13.9">
                <text:p>-13.9</text:p>
              </table:table-cell>
            </table:table-row>
            <table:table-row>
              <table:table-cell office:value-type="string">
                <text:p>116</text:p>
              </table:table-cell>
              <table:table-cell office:value-type="float" office:value="-14.4">
                <text:p>-14.4</text:p>
              </table:table-cell>
            </table:table-row>
            <table:table-row>
              <table:table-cell office:value-type="string">
                <text:p>117</text:p>
              </table:table-cell>
              <table:table-cell office:value-type="float" office:value="-12.1">
                <text:p>-12.1</text:p>
              </table:table-cell>
            </table:table-row>
            <table:table-row>
              <table:table-cell office:value-type="string">
                <text:p>118</text:p>
              </table:table-cell>
              <table:table-cell office:value-type="float" office:value="-12.5">
                <text:p>-12.5</text:p>
              </table:table-cell>
            </table:table-row>
            <table:table-row>
              <table:table-cell office:value-type="string">
                <text:p>119</text:p>
              </table:table-cell>
              <table:table-cell office:value-type="float" office:value="-12.1">
                <text:p>-12.1</text:p>
              </table:table-cell>
            </table:table-row>
            <table:table-row>
              <table:table-cell office:value-type="string">
                <text:p>120</text:p>
              </table:table-cell>
              <table:table-cell office:value-type="float" office:value="-11.3">
                <text:p>-11.3</text:p>
              </table:table-cell>
            </table:table-row>
            <table:table-row>
              <table:table-cell office:value-type="string">
                <text:p>121</text:p>
              </table:table-cell>
              <table:table-cell office:value-type="float" office:value="-11.1">
                <text:p>-11.1</text:p>
              </table:table-cell>
            </table:table-row>
            <table:table-row>
              <table:table-cell office:value-type="string">
                <text:p>122</text:p>
              </table:table-cell>
              <table:table-cell office:value-type="float" office:value="-10.1">
                <text:p>-10.1</text:p>
              </table:table-cell>
            </table:table-row>
            <table:table-row>
              <table:table-cell office:value-type="string">
                <text:p>123</text:p>
              </table:table-cell>
              <table:table-cell office:value-type="float" office:value="-9">
                <text:p>-9</text:p>
              </table:table-cell>
            </table:table-row>
            <table:table-row>
              <table:table-cell office:value-type="string">
                <text:p>124</text:p>
              </table:table-cell>
              <table:table-cell office:value-type="float" office:value="-9">
                <text:p>-9</text:p>
              </table:table-cell>
            </table:table-row>
            <table:table-row>
              <table:table-cell office:value-type="string">
                <text:p>125</text:p>
              </table:table-cell>
              <table:table-cell office:value-type="float" office:value="-9.8">
                <text:p>-9.8</text:p>
              </table:table-cell>
            </table:table-row>
            <table:table-row>
              <table:table-cell office:value-type="string">
                <text:p>126</text:p>
              </table:table-cell>
              <table:table-cell office:value-type="float" office:value="-9.6">
                <text:p>-9.6</text:p>
              </table:table-cell>
            </table:table-row>
            <table:table-row>
              <table:table-cell office:value-type="string">
                <text:p>127</text:p>
              </table:table-cell>
              <table:table-cell office:value-type="float" office:value="-9.9">
                <text:p>-9.9</text:p>
              </table:table-cell>
            </table:table-row>
            <table:table-row>
              <table:table-cell office:value-type="string">
                <text:p>128</text:p>
              </table:table-cell>
              <table:table-cell office:value-type="float" office:value="-9.6">
                <text:p>-9.6</text:p>
              </table:table-cell>
            </table:table-row>
            <table:table-row>
              <table:table-cell office:value-type="string">
                <text:p>129</text:p>
              </table:table-cell>
              <table:table-cell office:value-type="float" office:value="-11.1">
                <text:p>-11.1</text:p>
              </table:table-cell>
            </table:table-row>
            <table:table-row>
              <table:table-cell office:value-type="string">
                <text:p>130</text:p>
              </table:table-cell>
              <table:table-cell office:value-type="float" office:value="-10.9">
                <text:p>-10.9</text:p>
              </table:table-cell>
            </table:table-row>
            <table:table-row>
              <table:table-cell office:value-type="string">
                <text:p>131</text:p>
              </table:table-cell>
              <table:table-cell office:value-type="float" office:value="-12.7">
                <text:p>-12.7</text:p>
              </table:table-cell>
            </table:table-row>
            <table:table-row>
              <table:table-cell office:value-type="string">
                <text:p>132</text:p>
              </table:table-cell>
              <table:table-cell office:value-type="float" office:value="-13.3">
                <text:p>-13.3</text:p>
              </table:table-cell>
            </table:table-row>
            <table:table-row>
              <table:table-cell office:value-type="string">
                <text:p>133</text:p>
              </table:table-cell>
              <table:table-cell office:value-type="float" office:value="-10.8">
                <text:p>-10.8</text:p>
              </table:table-cell>
            </table:table-row>
            <table:table-row>
              <table:table-cell office:value-type="string">
                <text:p>134</text:p>
              </table:table-cell>
              <table:table-cell office:value-type="float" office:value="-10.5">
                <text:p>-10.5</text:p>
              </table:table-cell>
            </table:table-row>
            <table:table-row>
              <table:table-cell office:value-type="string">
                <text:p>135</text:p>
              </table:table-cell>
              <table:table-cell office:value-type="float" office:value="-10.7">
                <text:p>-10.7</text:p>
              </table:table-cell>
            </table:table-row>
            <table:table-row>
              <table:table-cell office:value-type="string">
                <text:p>136</text:p>
              </table:table-cell>
              <table:table-cell office:value-type="float" office:value="-13.4">
                <text:p>-13.4</text:p>
              </table:table-cell>
            </table:table-row>
            <table:table-row>
              <table:table-cell office:value-type="string">
                <text:p>137</text:p>
              </table:table-cell>
              <table:table-cell office:value-type="float" office:value="-12.7">
                <text:p>-12.7</text:p>
              </table:table-cell>
            </table:table-row>
            <table:table-row>
              <table:table-cell office:value-type="string">
                <text:p>138</text:p>
              </table:table-cell>
              <table:table-cell office:value-type="float" office:value="-13.9">
                <text:p>-13.9</text:p>
              </table:table-cell>
            </table:table-row>
            <table:table-row>
              <table:table-cell office:value-type="string">
                <text:p>139</text:p>
              </table:table-cell>
              <table:table-cell office:value-type="float" office:value="-11">
                <text:p>-11</text:p>
              </table:table-cell>
            </table:table-row>
            <table:table-row>
              <table:table-cell office:value-type="string">
                <text:p>140</text:p>
              </table:table-cell>
              <table:table-cell office:value-type="float" office:value="-9.6">
                <text:p>-9.6</text:p>
              </table:table-cell>
            </table:table-row>
            <table:table-row>
              <table:table-cell office:value-type="string">
                <text:p>141</text:p>
              </table:table-cell>
              <table:table-cell office:value-type="float" office:value="-8">
                <text:p>-8</text:p>
              </table:table-cell>
            </table:table-row>
            <table:table-row>
              <table:table-cell office:value-type="string">
                <text:p>142</text:p>
              </table:table-cell>
              <table:table-cell office:value-type="float" office:value="-10.4">
                <text:p>-10.4</text:p>
              </table:table-cell>
            </table:table-row>
            <table:table-row>
              <table:table-cell office:value-type="string">
                <text:p>143</text:p>
              </table:table-cell>
              <table:table-cell office:value-type="float" office:value="-10.8">
                <text:p>-10.8</text:p>
              </table:table-cell>
            </table:table-row>
            <table:table-row>
              <table:table-cell office:value-type="string">
                <text:p>144</text:p>
              </table:table-cell>
              <table:table-cell office:value-type="float" office:value="-10">
                <text:p>-10</text:p>
              </table:table-cell>
            </table:table-row>
            <table:table-row>
              <table:table-cell office:value-type="string">
                <text:p>145</text:p>
              </table:table-cell>
              <table:table-cell office:value-type="float" office:value="-10">
                <text:p>-10</text:p>
              </table:table-cell>
            </table:table-row>
            <table:table-row>
              <table:table-cell office:value-type="string">
                <text:p>146</text:p>
              </table:table-cell>
              <table:table-cell office:value-type="float" office:value="-9.4">
                <text:p>-9.4</text:p>
              </table:table-cell>
            </table:table-row>
            <table:table-row>
              <table:table-cell office:value-type="string">
                <text:p>147</text:p>
              </table:table-cell>
              <table:table-cell office:value-type="float" office:value="-9.5">
                <text:p>-9.5</text:p>
              </table:table-cell>
            </table:table-row>
            <table:table-row>
              <table:table-cell office:value-type="string">
                <text:p>148</text:p>
              </table:table-cell>
              <table:table-cell office:value-type="float" office:value="-10.2">
                <text:p>-10.2</text:p>
              </table:table-cell>
            </table:table-row>
            <table:table-row>
              <table:table-cell office:value-type="string">
                <text:p>149</text:p>
              </table:table-cell>
              <table:table-cell office:value-type="float" office:value="-10.9">
                <text:p>-10.9</text:p>
              </table:table-cell>
            </table:table-row>
            <table:table-row>
              <table:table-cell office:value-type="string">
                <text:p>150</text:p>
              </table:table-cell>
              <table:table-cell office:value-type="float" office:value="-10.6">
                <text:p>-10.6</text:p>
              </table:table-cell>
            </table:table-row>
            <table:table-row>
              <table:table-cell office:value-type="string">
                <text:p>151</text:p>
              </table:table-cell>
              <table:table-cell office:value-type="float" office:value="-10.5">
                <text:p>-10.5</text:p>
              </table:table-cell>
            </table:table-row>
            <table:table-row>
              <table:table-cell office:value-type="string">
                <text:p>152</text:p>
              </table:table-cell>
              <table:table-cell office:value-type="float" office:value="-12.9">
                <text:p>-12.9</text:p>
              </table:table-cell>
            </table:table-row>
            <table:table-row>
              <table:table-cell office:value-type="string">
                <text:p>153</text:p>
              </table:table-cell>
              <table:table-cell office:value-type="float" office:value="-14.9">
                <text:p>-14.9</text:p>
              </table:table-cell>
            </table:table-row>
            <table:table-row>
              <table:table-cell office:value-type="string">
                <text:p>154</text:p>
              </table:table-cell>
              <table:table-cell office:value-type="float" office:value="-13.6">
                <text:p>-13.6</text:p>
              </table:table-cell>
            </table:table-row>
            <table:table-row>
              <table:table-cell office:value-type="string">
                <text:p>155</text:p>
              </table:table-cell>
              <table:table-cell office:value-type="float" office:value="-11.1">
                <text:p>-11.1</text:p>
              </table:table-cell>
            </table:table-row>
            <table:table-row>
              <table:table-cell office:value-type="string">
                <text:p>156</text:p>
              </table:table-cell>
              <table:table-cell office:value-type="float" office:value="-11.4">
                <text:p>-11.4</text:p>
              </table:table-cell>
            </table:table-row>
            <table:table-row>
              <table:table-cell office:value-type="string">
                <text:p>157</text:p>
              </table:table-cell>
              <table:table-cell office:value-type="float" office:value="-13.1">
                <text:p>-13.1</text:p>
              </table:table-cell>
            </table:table-row>
            <table:table-row>
              <table:table-cell office:value-type="string">
                <text:p>158</text:p>
              </table:table-cell>
              <table:table-cell office:value-type="float" office:value="-14.4">
                <text:p>-14.4</text:p>
              </table:table-cell>
            </table:table-row>
            <table:table-row>
              <table:table-cell office:value-type="string">
                <text:p>159</text:p>
              </table:table-cell>
              <table:table-cell office:value-type="float" office:value="-15.9">
                <text:p>-15.9</text:p>
              </table:table-cell>
            </table:table-row>
            <table:table-row>
              <table:table-cell office:value-type="string">
                <text:p>160</text:p>
              </table:table-cell>
              <table:table-cell office:value-type="float" office:value="-16">
                <text:p>-16</text:p>
              </table:table-cell>
            </table:table-row>
            <table:table-row>
              <table:table-cell office:value-type="string">
                <text:p>161</text:p>
              </table:table-cell>
              <table:table-cell office:value-type="float" office:value="-13.3">
                <text:p>-13.3</text:p>
              </table:table-cell>
            </table:table-row>
            <table:table-row>
              <table:table-cell office:value-type="string">
                <text:p>162</text:p>
              </table:table-cell>
              <table:table-cell office:value-type="float" office:value="-13.3">
                <text:p>-13.3</text:p>
              </table:table-cell>
            </table:table-row>
            <table:table-row>
              <table:table-cell office:value-type="string">
                <text:p>163</text:p>
              </table:table-cell>
              <table:table-cell office:value-type="float" office:value="-12">
                <text:p>-12</text:p>
              </table:table-cell>
            </table:table-row>
            <table:table-row>
              <table:table-cell office:value-type="string">
                <text:p>164</text:p>
              </table:table-cell>
              <table:table-cell office:value-type="float" office:value="-11.5">
                <text:p>-11.5</text:p>
              </table:table-cell>
            </table:table-row>
            <table:table-row>
              <table:table-cell office:value-type="string">
                <text:p>165</text:p>
              </table:table-cell>
              <table:table-cell office:value-type="float" office:value="-10.5">
                <text:p>-10.5</text:p>
              </table:table-cell>
            </table:table-row>
            <table:table-row>
              <table:table-cell office:value-type="string">
                <text:p>166</text:p>
              </table:table-cell>
              <table:table-cell office:value-type="float" office:value="-9.6">
                <text:p>-9.6</text:p>
              </table:table-cell>
            </table:table-row>
            <table:table-row>
              <table:table-cell office:value-type="string">
                <text:p>167</text:p>
              </table:table-cell>
              <table:table-cell office:value-type="float" office:value="-10.7">
                <text:p>-10.7</text:p>
              </table:table-cell>
            </table:table-row>
            <table:table-row>
              <table:table-cell office:value-type="string">
                <text:p>168</text:p>
              </table:table-cell>
              <table:table-cell office:value-type="float" office:value="-10.5">
                <text:p>-10.5</text:p>
              </table:table-cell>
            </table:table-row>
            <table:table-row>
              <table:table-cell office:value-type="string">
                <text:p>169</text:p>
              </table:table-cell>
              <table:table-cell office:value-type="float" office:value="-10.8">
                <text:p>-10.8</text:p>
              </table:table-cell>
            </table:table-row>
            <table:table-row>
              <table:table-cell office:value-type="string">
                <text:p>170</text:p>
              </table:table-cell>
              <table:table-cell office:value-type="float" office:value="-11.3">
                <text:p>-11.3</text:p>
              </table:table-cell>
            </table:table-row>
            <table:table-row>
              <table:table-cell office:value-type="string">
                <text:p>171</text:p>
              </table:table-cell>
              <table:table-cell office:value-type="float" office:value="-11">
                <text:p>-11</text:p>
              </table:table-cell>
            </table:table-row>
            <table:table-row>
              <table:table-cell office:value-type="string">
                <text:p>172</text:p>
              </table:table-cell>
              <table:table-cell office:value-type="float" office:value="-12.8">
                <text:p>-12.8</text:p>
              </table:table-cell>
            </table:table-row>
            <table:table-row>
              <table:table-cell office:value-type="string">
                <text:p>173</text:p>
              </table:table-cell>
              <table:table-cell office:value-type="float" office:value="-12.3">
                <text:p>-12.3</text:p>
              </table:table-cell>
            </table:table-row>
            <table:table-row>
              <table:table-cell office:value-type="string">
                <text:p>174</text:p>
              </table:table-cell>
              <table:table-cell office:value-type="float" office:value="-12">
                <text:p>-1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